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30.44pt"/>
    </style:style>
    <style:style style:name="co4" style:family="table-column">
      <style:table-column-properties fo:break-before="auto" style:column-width="27.95pt"/>
    </style:style>
    <style:style style:name="co5" style:family="table-column">
      <style:table-column-properties fo:break-before="auto" style:column-width="29.2pt"/>
    </style:style>
    <style:style style:name="co6" style:family="table-column">
      <style:table-column-properties fo:break-before="auto" style:column-width="28.6pt"/>
    </style:style>
    <style:style style:name="co7" style:family="table-column">
      <style:table-column-properties fo:break-before="auto" style:column-width="25.54pt"/>
    </style:style>
    <style:style style:name="co8" style:family="table-column">
      <style:table-column-properties fo:break-before="auto" style:column-width="20.44pt"/>
    </style:style>
    <style:style style:name="co9" style:family="table-column">
      <style:table-column-properties fo:break-before="auto" style:column-width="24.86pt"/>
    </style:style>
    <style:style style:name="co10" style:family="table-column">
      <style:table-column-properties fo:break-before="auto" style:column-width="27.35pt"/>
    </style:style>
    <style:style style:name="co11" style:family="table-column">
      <style:table-column-properties fo:break-before="auto" style:column-width="20.86pt"/>
    </style:style>
    <style:style style:name="co12" style:family="table-column">
      <style:table-column-properties fo:break-before="auto" style:column-width="19.84pt"/>
    </style:style>
    <style:style style:name="co13" style:family="table-column">
      <style:table-column-properties fo:break-before="auto" style:column-width="23.56pt"/>
    </style:style>
    <style:style style:name="co14" style:family="table-column">
      <style:table-column-properties fo:break-before="auto" style:column-width="61.51pt"/>
    </style:style>
    <style:style style:name="co15" style:family="table-column">
      <style:table-column-properties fo:break-before="auto" style:column-width="27.64pt"/>
    </style:style>
    <style:style style:name="co16" style:family="table-column">
      <style:table-column-properties fo:break-before="auto" style:column-width="28.74pt"/>
    </style:style>
    <style:style style:name="co17" style:family="table-column">
      <style:table-column-properties fo:break-before="auto" style:column-width="28.2pt"/>
    </style:style>
    <style:style style:name="co18" style:family="table-column">
      <style:table-column-properties fo:break-before="auto" style:column-width="25.34pt"/>
    </style:style>
    <style:style style:name="co19" style:family="table-column">
      <style:table-column-properties fo:break-before="auto" style:column-width="22.7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5.51pt"/>
    </style:style>
    <style:style style:name="co22" style:family="table-column">
      <style:table-column-properties fo:break-before="auto" style:column-width="17.94pt"/>
    </style:style>
    <style:style style:name="co23" style:family="table-column">
      <style:table-column-properties fo:break-before="auto" style:column-width="21.74pt"/>
    </style:style>
    <style:style style:name="co24" style:family="table-column">
      <style:table-column-properties fo:break-before="auto" style:column-width="16.1pt"/>
    </style:style>
    <style:style style:name="co25" style:family="table-column">
      <style:table-column-properties fo:break-before="auto" style:column-width="24.21pt"/>
    </style:style>
    <style:style style:name="co26" style:family="table-column">
      <style:table-column-properties fo:break-before="auto" style:column-width="19.19pt"/>
    </style:style>
    <style:style style:name="co27" style:family="table-column">
      <style:table-column-properties fo:break-before="auto" style:column-width="17.35pt"/>
    </style:style>
    <style:style style:name="co28" style:family="table-column">
      <style:table-column-properties fo:break-before="auto" style:column-width="18.6pt"/>
    </style:style>
    <style:style style:name="co29" style:family="table-column">
      <style:table-column-properties fo:break-before="auto" style:column-width="21.09pt"/>
    </style:style>
    <style:style style:name="co30" style:family="table-column">
      <style:table-column-properties fo:break-before="auto" style:column-width="12.95pt"/>
    </style:style>
    <style:style style:name="co31" style:family="table-column">
      <style:table-column-properties fo:break-before="auto" style:column-width="22pt"/>
    </style:style>
    <style:style style:name="co32" style:family="table-column">
      <style:table-column-properties fo:break-before="auto" style:column-width="27.04pt"/>
    </style:style>
    <style:style style:name="co33" style:family="table-column">
      <style:table-column-properties fo:break-before="auto" style:column-width="14.09pt"/>
    </style:style>
    <style:style style:name="co34" style:family="table-column">
      <style:table-column-properties fo:break-before="auto" style:column-width="54.71pt"/>
    </style:style>
    <style:style style:name="co35" style:family="table-column">
      <style:table-column-properties fo:break-before="auto" style:column-width="33.25pt"/>
    </style:style>
    <style:style style:name="co36" style:family="table-column">
      <style:table-column-properties fo:break-before="auto" style:column-width="31.55pt"/>
    </style:style>
    <style:style style:name="co37" style:family="table-column">
      <style:table-column-properties fo:break-before="auto" style:column-width="34.95pt"/>
    </style:style>
    <style:style style:name="co38" style:family="table-column">
      <style:table-column-properties fo:break-before="auto" style:column-width="31.01pt"/>
    </style:style>
    <style:style style:name="co39" style:family="table-column">
      <style:table-column-properties fo:break-before="auto" style:column-width="35.49pt"/>
    </style:style>
    <style:style style:name="co40" style:family="table-column">
      <style:table-column-properties fo:break-before="auto" style:column-width="103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6"/>
    <style:style style:name="ce11" style:family="table-cell" style:parent-style-name="Default" style:data-style-name="N12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har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row table:style-name="ro1">
          <table:table-cell table:formula="of:=SUM([.B10:.I10]) - MIN([.C10]; [.D10])" office:value-type="float" office:value="126.2" calcext:value-type="float">
            <text:p>126.2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L10:.S10]) - MIN([.M10]; [.N10])" office:value-type="float" office:value="115.5" calcext:value-type="float">
            <text:p>115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V10:.AC10]) - MIN([.W10]; [.X10])" office:value-type="float" office:value="114.2" calcext:value-type="float">
            <text:p>114.2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F10:.AM10]) - MIN([.AG10]; [.AH10])" office:value-type="float" office:value="107" calcext:value-type="float">
            <text:p>107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P10:.AW10]) - MIN([.AQ10]; [.AR10])" office:value-type="float" office:value="155.3" calcext:value-type="float">
            <text:p>155.3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Z10:.BG10]) - MIN([.BA10]; [.BB10])" office:value-type="float" office:value="167.8" calcext:value-type="float">
            <text:p>167.8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J10:.BQ10]) - MIN([.BK10]; [.BL10])" office:value-type="float" office:value="170.5" calcext:value-type="float">
            <text:p>170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T10:.CA10]) - MIN([.BU10]; [.BV10])" office:value-type="float" office:value="182.5" calcext:value-type="float">
            <text:p>182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D10:.CK10]) - MIN([.CE10]; [.CF10])" office:value-type="float" office:value="172.8" calcext:value-type="float">
            <text:p>172.8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N10:.CU10]) - MIN([.CO10]; [.CP10])" office:value-type="float" office:value="163.8" calcext:value-type="float">
            <text:p>163.8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X10:.DE10]) - MIN([.CY10]; [.CZ10])" office:value-type="float" office:value="162.2" calcext:value-type="float">
            <text:p>162.2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H10:.DO10]) - MIN([.DI10]; [.DJ10])" office:value-type="float" office:value="111.5" calcext:value-type="float">
            <text:p>111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:.I2]) - MIN([.C2:.D2])" office:value-type="float" office:value="32" calcext:value-type="float">
            <text:p>32</text:p>
          </table:table-cell>
          <table:table-cell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L2:.S2]) - MIN([.M2:.N2])" office:value-type="float" office:value="30" calcext:value-type="float">
            <text:p>30</text:p>
          </table:table-cell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V2:.AC2]) - MIN([.W2:.X2])" office:value-type="float" office:value="39" calcext:value-type="float">
            <text:p>39</text:p>
          </table:table-cell>
          <table:table-cell office:value-type="string" calcext:value-type="string">
            <text:p>BAS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F2:.AM2]) - MIN([.AG2:.AH2])" office:value-type="float" office:value="31" calcext:value-type="float">
            <text:p>31</text:p>
          </table:table-cell>
          <table:table-cell office:value-type="string" calcext:value-type="string">
            <text:p>BAS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P2:.AW2]) - MIN([.AQ2:.AR2])" office:value-type="float" office:value="53" calcext:value-type="float">
            <text:p>53</text:p>
          </table:table-cell>
          <table:table-cell office:value-type="string" calcext:value-type="string">
            <text:p>BASE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AZ2:.BG2]) - MIN([.BA2:.BB2])" office:value-type="float" office:value="73" calcext:value-type="float">
            <text:p>73</text:p>
          </table:table-cell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J2:.BQ2]) - MIN([.BK2:.BL2])" office:value-type="float" office:value="65" calcext:value-type="float">
            <text:p>65</text:p>
          </table:table-cell>
          <table:table-cell office:value-type="string" calcext:value-type="string">
            <text:p>BAS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([.BT2:.CA2]) - MIN([.BU2:.BV2])" office:value-type="float" office:value="74" calcext:value-type="float">
            <text:p>74</text:p>
          </table:table-cell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CD2:.CK2]) - MIN([.CE2:.CF2])" office:value-type="float" office:value="50" calcext:value-type="float">
            <text:p>50</text:p>
          </table:table-cell>
          <table:table-cell office:value-type="string" calcext:value-type="string">
            <text:p>BASE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SUM([.CN2:.CU2]) - MIN([.CO2:.CP2])" office:value-type="float" office:value="89" calcext:value-type="float">
            <text:p>89</text:p>
          </table:table-cell>
          <table:table-cell office:value-type="string" calcext:value-type="string">
            <text:p>BAS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X2:.DE2]) - MIN([.CY2:.CZ2])" office:value-type="float" office:value="92" calcext:value-type="float">
            <text:p>92</text:p>
          </table:table-cell>
          <table:table-cell office:value-type="string" calcext:value-type="string">
            <text:p>BAS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DH2:.DO2]) - MIN([.DI2:.DJ2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SUM([.B3:.I3]) - MIN([.C3:.D3])" office:value-type="float" office:value="470" calcext:value-type="float">
            <text:p>470</text:p>
          </table:table-cell>
          <table:table-cell office:value-type="string" calcext:value-type="string">
            <text:p>GROWTHS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SUM([.L3:.S3]) - MIN([.M3:.N3])" office:value-type="float" office:value="405" calcext:value-type="float">
            <text:p>405</text:p>
          </table:table-cell>
          <table:table-cell office:value-type="string" calcext:value-type="string">
            <text:p>GROWTHS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SUM([.V3:.AC3]) - MIN([.W3:.X3])" office:value-type="float" office:value="400" calcext:value-type="float">
            <text:p>400</text:p>
          </table:table-cell>
          <table:table-cell office:value-type="string" calcext:value-type="string">
            <text:p>GROWTHS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AF3:.AM3]) - MIN([.AG3:.AH3])" office:value-type="float" office:value="380" calcext:value-type="float">
            <text:p>380</text:p>
          </table:table-cell>
          <table:table-cell office:value-type="string" calcext:value-type="string">
            <text:p>GROWTHS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SUM([.AP3:.AW3]) - MIN([.AQ3:.AR3])" office:value-type="float" office:value="570" calcext:value-type="float">
            <text:p>570</text:p>
          </table:table-cell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AZ3:.BG3]) - MIN([.BA3:.BB3])" office:value-type="float" office:value="620" calcext:value-type="float">
            <text:p>620</text:p>
          </table:table-cell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SUM([.BJ3:.BQ3]) - MIN([.BK3:.BL3])" office:value-type="float" office:value="650" calcext:value-type="float">
            <text:p>650</text:p>
          </table:table-cell>
          <table:table-cell office:value-type="string" calcext:value-type="string">
            <text:p>GROWTHS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formula="of:=SUM([.BT3:.CA3]) - MIN([.BU3:.BV3])" office:value-type="float" office:value="620" calcext:value-type="float">
            <text:p>620</text:p>
          </table:table-cell>
          <table:table-cell office:value-type="string" calcext:value-type="string">
            <text:p>GROWTHS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D3:.CK3]) - MIN([.CE3:.CF3])" office:value-type="float" office:value="630" calcext:value-type="float">
            <text:p>630</text:p>
          </table:table-cell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.CN3:.CU3]) - MIN([.CO3:.CP3])" office:value-type="float" office:value="540" calcext:value-type="float">
            <text:p>540</text:p>
          </table:table-cell>
          <table:table-cell office:value-type="string" calcext:value-type="string">
            <text:p>GROWTHS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SUM([.CX3:.DE3]) - MIN([.CY3:.CZ3])" office:value-type="float" office:value="520" calcext:value-type="float">
            <text:p>520</text:p>
          </table:table-cell>
          <table:table-cell office:value-type="string" calcext:value-type="string">
            <text:p>GROWTHS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SUM([.DH3:.DO3]) - MIN([.DI3:.DJ3]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Ophie</text:p>
          </table:table-cell>
          <table:covered-table-cell table:number-columns-repeated="7"/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Prim</text:p>
          </table:table-cell>
          <table:covered-table-cell table:number-columns-repeated="7"/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8" table:number-rows-spanned="1">
            <text:p>Joel</text:p>
          </table:table-cell>
          <table:covered-table-cell table:number-columns-repeated="7"/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8" table:number-rows-spanned="1">
            <text:p>Nia</text:p>
          </table:table-cell>
          <table:covered-table-cell table:number-columns-repeated="7"/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 table:number-columns-spanned="8" table:number-rows-spanned="1">
            <text:p>Althea</text:p>
          </table:table-cell>
          <table:covered-table-cell table:number-columns-repeated="7"/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 table:number-columns-spanned="8" table:number-rows-spanned="1">
            <text:p>Drake</text:p>
          </table:table-cell>
          <table:covered-table-cell table:number-columns-repeated="7"/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8" table:number-rows-spanned="1">
            <text:p>Renae</text:p>
          </table:table-cell>
          <table:covered-table-cell table:number-columns-repeated="7"/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8" table:number-rows-spanned="1">
            <text:p>Theo</text:p>
          </table:table-cell>
          <table:covered-table-cell table:number-columns-repeated="7"/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Eliza</text:p>
          </table:table-cell>
          <table:covered-table-cell table:number-columns-repeated="7"/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 table:number-columns-spanned="8" table:number-rows-spanned="1">
            <text:p>Sam</text:p>
          </table:table-cell>
          <table:covered-table-cell table:number-columns-repeated="7"/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 table:number-columns-spanned="8" table:number-rows-spanned="1">
            <text:p>Kayla</text:p>
          </table:table-cell>
          <table:covered-table-cell table:number-columns-repeated="7"/>
          <table:table-cell/>
          <table:table-cell office:value-type="float" office:value="9" calcext:value-type="float">
            <text:p>9</text:p>
          </table:table-cell>
          <table:table-cell table:style-name="ce2" office:value-type="string" calcext:value-type="string" table:number-columns-spanned="8" table:number-rows-spanned="1">
            <text:p>Coyote</text:p>
          </table:table-cell>
          <table:covered-table-cell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B$2]+[.B$3]*([.$A5]-[.$A$4])/100; [.B$13])" office:value-type="float" office:value="12" calcext:value-type="float">
            <text:p>12</text:p>
          </table:table-cell>
          <table:table-cell table:formula="of:=MIN([.C$2]+[.C$3]*([.$A5]-[.$A$4])/100; [.C$13])" office:value-type="float" office:value="3" calcext:value-type="float">
            <text:p>3</text:p>
          </table:table-cell>
          <table:table-cell table:formula="of:=MIN([.D$2]+[.D$3]*([.$A5]-[.$A$4])/100; [.D$13])" office:value-type="float" office:value="1" calcext:value-type="float">
            <text:p>1</text:p>
          </table:table-cell>
          <table:table-cell table:formula="of:=MIN([.E$2]+[.E$3]*([.$A5]-[.$A$4])/100; [.E$13])" office:value-type="float" office:value="6" calcext:value-type="float">
            <text:p>6</text:p>
          </table:table-cell>
          <table:table-cell table:formula="of:=MIN([.F$2]+[.F$3]*([.$A5]-[.$A$4])/100; [.F$13])" office:value-type="float" office:value="6" calcext:value-type="float">
            <text:p>6</text:p>
          </table:table-cell>
          <table:table-cell table:formula="of:=MIN([.G$2]+[.G$3]*([.$A5]-[.$A$4])/100; [.G$13])" office:value-type="float" office:value="2" calcext:value-type="float">
            <text:p>2</text:p>
          </table:table-cell>
          <table:table-cell table:formula="of:=MIN([.H$2]+[.H$3]*([.$A5]-[.$A$4])/100; [.H$13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L$2]+[.L$3]*([.$A5]-[.$K$4])/100; [.L$13])" office:value-type="float" office:value="11" calcext:value-type="float">
            <text:p>11</text:p>
          </table:table-cell>
          <table:table-cell table:formula="of:=MIN([.M$2]+[.M$3]*([.$A5]-[.$K$4])/100; [.M$13])" office:value-type="float" office:value="0" calcext:value-type="float">
            <text:p>0</text:p>
          </table:table-cell>
          <table:table-cell table:formula="of:=MIN([.N$2]+[.N$3]*([.$A5]-[.$K$4])/100; [.N$13])" office:value-type="float" office:value="2" calcext:value-type="float">
            <text:p>2</text:p>
          </table:table-cell>
          <table:table-cell table:formula="of:=MIN([.O$2]+[.O$3]*([.$A5]-[.$K$4])/100; [.O$13])" office:value-type="float" office:value="3" calcext:value-type="float">
            <text:p>3</text:p>
          </table:table-cell>
          <table:table-cell table:formula="of:=MIN([.P$2]+[.P$3]*([.$A5]-[.$K$4])/100; [.P$13])" office:value-type="float" office:value="5" calcext:value-type="float">
            <text:p>5</text:p>
          </table:table-cell>
          <table:table-cell table:formula="of:=MIN([.Q$2]+[.Q$3]*([.$A5]-[.$K$4])/100; [.Q$13])" office:value-type="float" office:value="4" calcext:value-type="float">
            <text:p>4</text:p>
          </table:table-cell>
          <table:table-cell table:formula="of:=MIN([.R$2]+[.R$3]*([.$A5]-[.$K$4])/100; [.R$13])" office:value-type="float" office:value="1" calcext:value-type="float">
            <text:p>1</text:p>
          </table:table-cell>
          <table:table-cell table:formula="of:=MIN([.S$2]+[.S$3]*([.$A5]-[.$K$4])/100; [.S$13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V$2]+[.V$3]*([.$A5]-[.$U$4])/100; [.V$13])" office:value-type="float" office:value="18.9" calcext:value-type="float">
            <text:p>18.9</text:p>
          </table:table-cell>
          <table:table-cell table:formula="of:=MIN([.W$2]+[.W$3]*([.$A5]-[.$U$4])/100; [.W$13])" office:value-type="float" office:value="3.4" calcext:value-type="float">
            <text:p>3.4</text:p>
          </table:table-cell>
          <table:table-cell table:formula="of:=MIN([.X$2]+[.X$3]*([.$A5]-[.$U$4])/100; [.X$13])" office:value-type="float" office:value="-0.1" calcext:value-type="float">
            <text:p>-0.1</text:p>
          </table:table-cell>
          <table:table-cell table:formula="of:=MIN([.Y$2]+[.Y$3]*([.$A5]-[.$U$4])/100; [.Y$13])" office:value-type="float" office:value="1.8" calcext:value-type="float">
            <text:p>1.8</text:p>
          </table:table-cell>
          <table:table-cell table:formula="of:=MIN([.Z$2]+[.Z$3]*([.$A5]-[.$U$4])/100; [.Z$13])" office:value-type="float" office:value="2.9" calcext:value-type="float">
            <text:p>2.9</text:p>
          </table:table-cell>
          <table:table-cell table:formula="of:=MIN([.AA$2]+[.AA$3]*([.$A5]-[.$U$4])/100; [.AA$13])" office:value-type="float" office:value="2.1" calcext:value-type="float">
            <text:p>2.1</text:p>
          </table:table-cell>
          <table:table-cell table:formula="of:=MIN([.AB$2]+[.AB$3]*([.$A5]-[.$U$4])/100; [.AB$13])" office:value-type="float" office:value="2.3" calcext:value-type="float">
            <text:p>2.3</text:p>
          </table:table-cell>
          <table:table-cell table:formula="of:=MIN([.AC$2]+[.AC$3]*([.$A5]-[.$U$4])/100; [.AC$13])" office:value-type="float" office:value="-0.4" calcext:value-type="float">
            <text:p>-0.4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AF$2]+[.AF$3]*([.$A5]-[.$U$4])/100; [.AF$13])" office:value-type="float" office:value="10.4" calcext:value-type="float">
            <text:p>10.4</text:p>
          </table:table-cell>
          <table:table-cell table:formula="of:=MIN([.AG$2]+[.AG$3]*([.$A5]-[.$U$4])/100; [.AG$13])" office:value-type="float" office:value="2.9" calcext:value-type="float">
            <text:p>2.9</text:p>
          </table:table-cell>
          <table:table-cell table:formula="of:=MIN([.AH$2]+[.AH$3]*([.$A5]-[.$U$4])/100; [.AH$13])" office:value-type="float" office:value="1.3" calcext:value-type="float">
            <text:p>1.3</text:p>
          </table:table-cell>
          <table:table-cell table:formula="of:=MIN([.AI$2]+[.AI$3]*([.$A5]-[.$U$4])/100; [.AI$13])" office:value-type="float" office:value="2.4" calcext:value-type="float">
            <text:p>2.4</text:p>
          </table:table-cell>
          <table:table-cell table:formula="of:=MIN([.AJ$2]+[.AJ$3]*([.$A5]-[.$U$4])/100; [.AJ$13])" office:value-type="float" office:value="3.4" calcext:value-type="float">
            <text:p>3.4</text:p>
          </table:table-cell>
          <table:table-cell table:formula="of:=MIN([.AK$2]+[.AK$3]*([.$A5]-[.$U$4])/100; [.AK$13])" office:value-type="float" office:value="2.5" calcext:value-type="float">
            <text:p>2.5</text:p>
          </table:table-cell>
          <table:table-cell table:formula="of:=MIN([.AL$2]+[.AL$3]*([.$A5]-[.$U$4])/100; [.AL$13])" office:value-type="float" office:value="1.6" calcext:value-type="float">
            <text:p>1.6</text:p>
          </table:table-cell>
          <table:table-cell table:formula="of:=MIN([.AM$2]+[.AM$3]*([.$A5]-[.$U$4])/100; [.AM$13])"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AP$2]+[.AP$3]*([.$A5]-[.$AO$4])/100; [.AP$13])" office:value-type="float" office:value="16.1" calcext:value-type="float">
            <text:p>16.1</text:p>
          </table:table-cell>
          <table:table-cell table:formula="of:=MIN([.AQ$2]+[.AQ$3]*([.$A5]-[.$AO$4])/100; [.AQ$13])" office:value-type="float" office:value="0.8" calcext:value-type="float">
            <text:p>0.8</text:p>
          </table:table-cell>
          <table:table-cell table:formula="of:=MIN([.AR$2]+[.AR$3]*([.$A5]-[.$AO$4])/100; [.AR$13])" office:value-type="float" office:value="5.7" calcext:value-type="float">
            <text:p>5.7</text:p>
          </table:table-cell>
          <table:table-cell table:formula="of:=MIN([.AS$2]+[.AS$3]*([.$A5]-[.$AO$4])/100; [.AS$13])" office:value-type="float" office:value="5.4" calcext:value-type="float">
            <text:p>5.4</text:p>
          </table:table-cell>
          <table:table-cell table:formula="of:=MIN([.AT$2]+[.AT$3]*([.$A5]-[.$AO$4])/100; [.AT$13])" office:value-type="float" office:value="6.1" calcext:value-type="float">
            <text:p>6.1</text:p>
          </table:table-cell>
          <table:table-cell table:formula="of:=MIN([.AU$2]+[.AU$3]*([.$A5]-[.$AO$4])/100; [.AU$13])" office:value-type="float" office:value="7.1" calcext:value-type="float">
            <text:p>7.1</text:p>
          </table:table-cell>
          <table:table-cell table:formula="of:=MIN([.AV$2]+[.AV$3]*([.$A5]-[.$AO$4])/100; [.AV$13])" office:value-type="float" office:value="2.7" calcext:value-type="float">
            <text:p>2.7</text:p>
          </table:table-cell>
          <table:table-cell table:formula="of:=MIN([.AW$2]+[.AW$3]*([.$A5]-[.$AO$4])/100; [.AW$13])" office:value-type="float" office:value="4.2" calcext:value-type="float">
            <text:p>4.2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AZ$2]+[.AZ$3]*([.$A5]-[.$AY$4])/100; [.AZ$13])" office:value-type="float" office:value="20.4" calcext:value-type="float">
            <text:p>20.4</text:p>
          </table:table-cell>
          <table:table-cell table:formula="of:=MIN([.BA$2]+[.BA$3]*([.$A5]-[.$AY$4])/100; [.BA$13])" office:value-type="float" office:value="5" calcext:value-type="float">
            <text:p>5</text:p>
          </table:table-cell>
          <table:table-cell table:formula="of:=MIN([.BB$2]+[.BB$3]*([.$A5]-[.$AY$4])/100; [.BB$13])" office:value-type="float" office:value="0.6" calcext:value-type="float">
            <text:p>0.6</text:p>
          </table:table-cell>
          <table:table-cell table:formula="of:=MIN([.BC$2]+[.BC$3]*([.$A5]-[.$AY$4])/100; [.BC$13])" office:value-type="float" office:value="5.4" calcext:value-type="float">
            <text:p>5.4</text:p>
          </table:table-cell>
          <table:table-cell table:formula="of:=MIN([.BD$2]+[.BD$3]*([.$A5]-[.$AY$4])/100; [.BD$13])" office:value-type="float" office:value="4.4" calcext:value-type="float">
            <text:p>4.4</text:p>
          </table:table-cell>
          <table:table-cell table:formula="of:=MIN([.BE$2]+[.BE$3]*([.$A5]-[.$AY$4])/100; [.BE$13])" office:value-type="float" office:value="7.6" calcext:value-type="float">
            <text:p>7.6</text:p>
          </table:table-cell>
          <table:table-cell table:formula="of:=MIN([.BF$2]+[.BF$3]*([.$A5]-[.$AY$4])/100; [.BF$13])" office:value-type="float" office:value="3.8" calcext:value-type="float">
            <text:p>3.8</text:p>
          </table:table-cell>
          <table:table-cell table:formula="of:=MIN([.BG$2]+[.BG$3]*([.$A5]-[.$AY$4])/100; [.BG$13])" office:value-type="float" office:value="1.6" calcext:value-type="float">
            <text:p>1.6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BJ$2]+[.BJ$3]*([.$A5]-[.$BI$4])/100; [.BJ$13])" office:value-type="float" office:value="15.8" calcext:value-type="float">
            <text:p>15.8</text:p>
          </table:table-cell>
          <table:table-cell table:formula="of:=MIN([.BK$2]+[.BK$3]*([.$A5]-[.$BI$4])/100; [.BK$13])" office:value-type="float" office:value="3.2" calcext:value-type="float">
            <text:p>3.2</text:p>
          </table:table-cell>
          <table:table-cell table:formula="of:=MIN([.BL$2]+[.BL$3]*([.$A5]-[.$BI$4])/100; [.BL$13])" office:value-type="float" office:value="3.1" calcext:value-type="float">
            <text:p>3.1</text:p>
          </table:table-cell>
          <table:table-cell table:formula="of:=MIN([.BM$2]+[.BM$3]*([.$A5]-[.$BI$4])/100; [.BM$13])" office:value-type="float" office:value="5.6" calcext:value-type="float">
            <text:p>5.6</text:p>
          </table:table-cell>
          <table:table-cell table:formula="of:=MIN([.BN$2]+[.BN$3]*([.$A5]-[.$BI$4])/100; [.BN$13])" office:value-type="float" office:value="8.8" calcext:value-type="float">
            <text:p>8.8</text:p>
          </table:table-cell>
          <table:table-cell table:formula="of:=MIN([.BO$2]+[.BO$3]*([.$A5]-[.$BI$4])/100; [.BO$13])" office:value-type="float" office:value="8" calcext:value-type="float">
            <text:p>8</text:p>
          </table:table-cell>
          <table:table-cell table:formula="of:=MIN([.BP$2]+[.BP$3]*([.$A5]-[.$BI$4])/100; [.BP$13])" office:value-type="float" office:value="1.5" calcext:value-type="float">
            <text:p>1.5</text:p>
          </table:table-cell>
          <table:table-cell table:formula="of:=MIN([.BQ$2]+[.BQ$3]*([.$A5]-[.$BI$4])/100; [.BQ$13])" office:value-type="float" office:value="2.6" calcext:value-type="float">
            <text:p>2.6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BT$2]+[.BT$3]*([.$A5]-[.$BS$4])/100; [.BT$13])" office:value-type="float" office:value="21.6" calcext:value-type="float">
            <text:p>21.6</text:p>
          </table:table-cell>
          <table:table-cell table:formula="of:=MIN([.BU$2]+[.BU$3]*([.$A5]-[.$BS$4])/100; [.BU$13])" office:value-type="float" office:value="10.6" calcext:value-type="float">
            <text:p>10.6</text:p>
          </table:table-cell>
          <table:table-cell table:formula="of:=MIN([.BV$2]+[.BV$3]*([.$A5]-[.$BS$4])/100; [.BV$13])" office:value-type="float" office:value="-1.2" calcext:value-type="float">
            <text:p>-1.2</text:p>
          </table:table-cell>
          <table:table-cell table:formula="of:=MIN([.BW$2]+[.BW$3]*([.$A5]-[.$BS$4])/100; [.BW$13])" office:value-type="float" office:value="8.2" calcext:value-type="float">
            <text:p>8.2</text:p>
          </table:table-cell>
          <table:table-cell table:formula="of:=MIN([.BX$2]+[.BX$3]*([.$A5]-[.$BS$4])/100; [.BX$13])" office:value-type="float" office:value="3.2" calcext:value-type="float">
            <text:p>3.2</text:p>
          </table:table-cell>
          <table:table-cell table:formula="of:=MIN([.BY$2]+[.BY$3]*([.$A5]-[.$BS$4])/100; [.BY$13])" office:value-type="float" office:value="1.9" calcext:value-type="float">
            <text:p>1.9</text:p>
          </table:table-cell>
          <table:table-cell table:formula="of:=MIN([.BZ$2]+[.BZ$3]*([.$A5]-[.$BS$4])/100; [.BZ$13])" office:value-type="float" office:value="8.7" calcext:value-type="float">
            <text:p>8.7</text:p>
          </table:table-cell>
          <table:table-cell table:formula="of:=MIN([.CA$2]+[.CA$3]*([.$A5]-[.$BS$4])/100; [.CA$13])" office:value-type="float" office:value="1.2" calcext:value-type="float">
            <text:p>1.2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CD$2]+[.CD$3]*([.$A5]-[.$CC$4])/100; [.CD$13])" office:value-type="float" office:value="19" calcext:value-type="float">
            <text:p>19</text:p>
          </table:table-cell>
          <table:table-cell table:formula="of:=MIN([.CE$2]+[.CE$3]*([.$A5]-[.$CC$4])/100; [.CE$13])" office:value-type="float" office:value="5" calcext:value-type="float">
            <text:p>5</text:p>
          </table:table-cell>
          <table:table-cell table:formula="of:=MIN([.CF$2]+[.CF$3]*([.$A5]-[.$CC$4])/100; [.CF$13])" office:value-type="float" office:value="0" calcext:value-type="float">
            <text:p>0</text:p>
          </table:table-cell>
          <table:table-cell table:formula="of:=MIN([.CG$2]+[.CG$3]*([.$A5]-[.$CC$4])/100; [.CG$13])" office:value-type="float" office:value="6" calcext:value-type="float">
            <text:p>6</text:p>
          </table:table-cell>
          <table:table-cell table:formula="of:=MIN([.CH$2]+[.CH$3]*([.$A5]-[.$CC$4])/100; [.CH$13])" office:value-type="float" office:value="9" calcext:value-type="float">
            <text:p>9</text:p>
          </table:table-cell>
          <table:table-cell table:formula="of:=MIN([.CI$2]+[.CI$3]*([.$A5]-[.$CC$4])/100; [.CI$13])" office:value-type="float" office:value="4" calcext:value-type="float">
            <text:p>4</text:p>
          </table:table-cell>
          <table:table-cell table:formula="of:=MIN([.CJ$2]+[.CJ$3]*([.$A5]-[.$CC$4])/100; [.CJ$13])" office:value-type="float" office:value="5" calcext:value-type="float">
            <text:p>5</text:p>
          </table:table-cell>
          <table:table-cell table:formula="of:=MIN([.CK$2]+[.CK$3]*([.$A5]-[.$CC$4])/100; [.CK$1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CN$2]+[.CN$3]*([.$A5]-[.$CM$4])/100; [.CN$13])" office:value-type="float" office:value="21" calcext:value-type="float">
            <text:p>21</text:p>
          </table:table-cell>
          <table:table-cell table:formula="of:=MIN([.CO$2]+[.CO$3]*([.$A5]-[.$CM$4])/100; [.CO$13])" office:value-type="float" office:value="2.8" calcext:value-type="float">
            <text:p>2.8</text:p>
          </table:table-cell>
          <table:table-cell table:formula="of:=MIN([.CP$2]+[.CP$3]*([.$A5]-[.$CM$4])/100; [.CP$13])" office:value-type="float" office:value="8" calcext:value-type="float">
            <text:p>8</text:p>
          </table:table-cell>
          <table:table-cell table:formula="of:=MIN([.CQ$2]+[.CQ$3]*([.$A5]-[.$CM$4])/100; [.CQ$13])" office:value-type="float" office:value="7.8" calcext:value-type="float">
            <text:p>7.8</text:p>
          </table:table-cell>
          <table:table-cell table:formula="of:=MIN([.CR$2]+[.CR$3]*([.$A5]-[.$CM$4])/100; [.CR$13])" office:value-type="float" office:value="8.2" calcext:value-type="float">
            <text:p>8.2</text:p>
          </table:table-cell>
          <table:table-cell table:formula="of:=MIN([.CS$2]+[.CS$3]*([.$A5]-[.$CM$4])/100; [.CS$13])" office:value-type="float" office:value="5.2" calcext:value-type="float">
            <text:p>5.2</text:p>
          </table:table-cell>
          <table:table-cell table:formula="of:=MIN([.CT$2]+[.CT$3]*([.$A5]-[.$CM$4])/100; [.CT$13])" office:value-type="float" office:value="1.4" calcext:value-type="float">
            <text:p>1.4</text:p>
          </table:table-cell>
          <table:table-cell table:formula="of:=MIN([.CU$2]+[.CU$3]*([.$A5]-[.$CM$4])/100; [.CU$13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CX$2]+[.CX$3]*([.$A5]-[.$CW$4])/100; [.CX$13])" office:value-type="float" office:value="22.4" calcext:value-type="float">
            <text:p>22.4</text:p>
          </table:table-cell>
          <table:table-cell table:formula="of:=MIN([.CY$2]+[.CY$3]*([.$A5]-[.$CW$4])/100; [.CY$13])" office:value-type="float" office:value="1.3" calcext:value-type="float">
            <text:p>1.3</text:p>
          </table:table-cell>
          <table:table-cell table:formula="of:=MIN([.CZ$2]+[.CZ$3]*([.$A5]-[.$CW$4])/100; [.CZ$13])" office:value-type="float" office:value="7" calcext:value-type="float">
            <text:p>7</text:p>
          </table:table-cell>
          <table:table-cell table:formula="of:=MIN([.DA$2]+[.DA$3]*([.$A5]-[.$CW$4])/100; [.DA$13])" office:value-type="float" office:value="6.4" calcext:value-type="float">
            <text:p>6.4</text:p>
          </table:table-cell>
          <table:table-cell table:formula="of:=MIN([.DB$2]+[.DB$3]*([.$A5]-[.$CW$4])/100; [.DB$13])" office:value-type="float" office:value="6.1" calcext:value-type="float">
            <text:p>6.1</text:p>
          </table:table-cell>
          <table:table-cell table:formula="of:=MIN([.DC$2]+[.DC$3]*([.$A5]-[.$CW$4])/100; [.DC$13])" office:value-type="float" office:value="5.5" calcext:value-type="float">
            <text:p>5.5</text:p>
          </table:table-cell>
          <table:table-cell table:formula="of:=MIN([.DD$2]+[.DD$3]*([.$A5]-[.$CW$4])/100; [.DD$13])" office:value-type="float" office:value="2.8" calcext:value-type="float">
            <text:p>2.8</text:p>
          </table:table-cell>
          <table:table-cell table:formula="of:=MIN([.DE$2]+[.DE$3]*([.$A5]-[.$CW$4])/100; [.DE$13])" office:value-type="float" office:value="5.4" calcext:value-type="float">
            <text:p>5.4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DH$2]+[.DH$3]*([.$A5]-[.$DG$4])/100; [.DH$13])" office:value-type="float" office:value="15.4" calcext:value-type="float">
            <text:p>15.4</text:p>
          </table:table-cell>
          <table:table-cell table:formula="of:=MIN([.DI$2]+[.DI$3]*([.$A5]-[.$DG$4])/100; [.DI$13])" office:value-type="float" office:value="3.8" calcext:value-type="float">
            <text:p>3.8</text:p>
          </table:table-cell>
          <table:table-cell table:formula="of:=MIN([.DJ$2]+[.DJ$3]*([.$A5]-[.$DG$4])/100; [.DJ$13])" office:value-type="float" office:value="-0.4" calcext:value-type="float">
            <text:p>-0.4</text:p>
          </table:table-cell>
          <table:table-cell table:formula="of:=MIN([.DK$2]+[.DK$3]*([.$A5]-[.$DG$4])/100; [.DK$13])" office:value-type="float" office:value="6.6" calcext:value-type="float">
            <text:p>6.6</text:p>
          </table:table-cell>
          <table:table-cell table:formula="of:=MIN([.DL$2]+[.DL$3]*([.$A5]-[.$DG$4])/100; [.DL$13])" office:value-type="float" office:value="5.8" calcext:value-type="float">
            <text:p>5.8</text:p>
          </table:table-cell>
          <table:table-cell table:formula="of:=MIN([.DM$2]+[.DM$3]*([.$A5]-[.$DG$4])/100; [.DM$13])" office:value-type="float" office:value="2.4" calcext:value-type="float">
            <text:p>2.4</text:p>
          </table:table-cell>
          <table:table-cell table:formula="of:=MIN([.DN$2]+[.DN$3]*([.$A5]-[.$DG$4])/100; [.DN$13])" office:value-type="float" office:value="2.2" calcext:value-type="float">
            <text:p>2.2</text:p>
          </table:table-cell>
          <table:table-cell table:formula="of:=MIN([.DO$2]+[.DO$3]*([.$A5]-[.$DG$4])/100; [.DO$13])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B$2]+[.B$3]*([.$A6]-[.$A$4])/100; [.B$13])" office:value-type="float" office:value="16.2" calcext:value-type="float">
            <text:p>16.2</text:p>
          </table:table-cell>
          <table:table-cell table:formula="of:=MIN([.C$2]+[.C$3]*([.$A6]-[.$A$4])/100; [.C$13])" office:value-type="float" office:value="5.2" calcext:value-type="float">
            <text:p>5.2</text:p>
          </table:table-cell>
          <table:table-cell table:formula="of:=MIN([.D$2]+[.D$3]*([.$A6]-[.$A$4])/100; [.D$13])" office:value-type="float" office:value="2.2" calcext:value-type="float">
            <text:p>2.2</text:p>
          </table:table-cell>
          <table:table-cell table:formula="of:=MIN([.E$2]+[.E$3]*([.$A6]-[.$A$4])/100; [.E$13])" office:value-type="float" office:value="9" calcext:value-type="float">
            <text:p>9</text:p>
          </table:table-cell>
          <table:table-cell table:formula="of:=MIN([.F$2]+[.F$3]*([.$A6]-[.$A$4])/100; [.F$13])" office:value-type="float" office:value="9.2" calcext:value-type="float">
            <text:p>9.2</text:p>
          </table:table-cell>
          <table:table-cell table:formula="of:=MIN([.G$2]+[.G$3]*([.$A6]-[.$A$4])/100; [.G$13])" office:value-type="float" office:value="5.2" calcext:value-type="float">
            <text:p>5.2</text:p>
          </table:table-cell>
          <table:table-cell table:formula="of:=MIN([.H$2]+[.H$3]*([.$A6]-[.$A$4])/100; [.H$13])" office:value-type="float" office:value="3.4" calcext:value-type="float">
            <text:p>3.4</text:p>
          </table:table-cell>
          <table:table-cell table:formula="of:=MIN([.I$2]+[.I$3]*([.$A6]-[.$A$4])/100; [.I$13])" office:value-type="float" office:value="2.6" calcext:value-type="float">
            <text:p>2.6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L$2]+[.L$3]*([.$A6]-[.$K$4])/100; [.L$13])" office:value-type="float" office:value="13.6" calcext:value-type="float">
            <text:p>13.6</text:p>
          </table:table-cell>
          <table:table-cell table:formula="of:=MIN([.M$2]+[.M$3]*([.$A6]-[.$K$4])/100; [.M$13])" office:value-type="float" office:value="0.6" calcext:value-type="float">
            <text:p>0.6</text:p>
          </table:table-cell>
          <table:table-cell table:formula="of:=MIN([.N$2]+[.N$3]*([.$A6]-[.$K$4])/100; [.N$13])" office:value-type="float" office:value="4.6" calcext:value-type="float">
            <text:p>4.6</text:p>
          </table:table-cell>
          <table:table-cell table:formula="of:=MIN([.O$2]+[.O$3]*([.$A6]-[.$K$4])/100; [.O$13])" office:value-type="float" office:value="4.6" calcext:value-type="float">
            <text:p>4.6</text:p>
          </table:table-cell>
          <table:table-cell table:formula="of:=MIN([.P$2]+[.P$3]*([.$A6]-[.$K$4])/100; [.P$13])" office:value-type="float" office:value="7.2" calcext:value-type="float">
            <text:p>7.2</text:p>
          </table:table-cell>
          <table:table-cell table:formula="of:=MIN([.Q$2]+[.Q$3]*([.$A6]-[.$K$4])/100; [.Q$13])" office:value-type="float" office:value="7.2" calcext:value-type="float">
            <text:p>7.2</text:p>
          </table:table-cell>
          <table:table-cell table:formula="of:=MIN([.R$2]+[.R$3]*([.$A6]-[.$K$4])/100; [.R$13])" office:value-type="float" office:value="1.8" calcext:value-type="float">
            <text:p>1.8</text:p>
          </table:table-cell>
          <table:table-cell table:formula="of:=MIN([.S$2]+[.S$3]*([.$A6]-[.$K$4])/100; [.S$13])" office:value-type="float" office:value="7.2" calcext:value-type="float">
            <text:p>7.2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V$2]+[.V$3]*([.$A6]-[.$U$4])/100; [.V$13])" office:value-type="float" office:value="23.1" calcext:value-type="float">
            <text:p>23.1</text:p>
          </table:table-cell>
          <table:table-cell table:formula="of:=MIN([.W$2]+[.W$3]*([.$A6]-[.$U$4])/100; [.W$13])" office:value-type="float" office:value="6.6" calcext:value-type="float">
            <text:p>6.6</text:p>
          </table:table-cell>
          <table:table-cell table:formula="of:=MIN([.X$2]+[.X$3]*([.$A6]-[.$U$4])/100; [.X$13])" office:value-type="float" office:value="0.1" calcext:value-type="float">
            <text:p>0.1</text:p>
          </table:table-cell>
          <table:table-cell table:formula="of:=MIN([.Y$2]+[.Y$3]*([.$A6]-[.$U$4])/100; [.Y$13])" office:value-type="float" office:value="4.2" calcext:value-type="float">
            <text:p>4.2</text:p>
          </table:table-cell>
          <table:table-cell table:formula="of:=MIN([.Z$2]+[.Z$3]*([.$A6]-[.$U$4])/100; [.Z$13])" office:value-type="float" office:value="5.1" calcext:value-type="float">
            <text:p>5.1</text:p>
          </table:table-cell>
          <table:table-cell table:formula="of:=MIN([.AA$2]+[.AA$3]*([.$A6]-[.$U$4])/100; [.AA$13])" office:value-type="float" office:value="3.9" calcext:value-type="float">
            <text:p>3.9</text:p>
          </table:table-cell>
          <table:table-cell table:formula="of:=MIN([.AB$2]+[.AB$3]*([.$A6]-[.$U$4])/100; [.AB$13])" office:value-type="float" office:value="3.7" calcext:value-type="float">
            <text:p>3.7</text:p>
          </table:table-cell>
          <table:table-cell table:formula="of:=MIN([.AC$2]+[.AC$3]*([.$A6]-[.$U$4])/100; [.AC$13])" office:value-type="float" office:value="0.4" calcext:value-type="float">
            <text:p>0.4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AF$2]+[.AF$3]*([.$A6]-[.$U$4])/100; [.AF$13])" office:value-type="float" office:value="13.6" calcext:value-type="float">
            <text:p>13.6</text:p>
          </table:table-cell>
          <table:table-cell table:formula="of:=MIN([.AG$2]+[.AG$3]*([.$A6]-[.$U$4])/100; [.AG$13])" office:value-type="float" office:value="5.1" calcext:value-type="float">
            <text:p>5.1</text:p>
          </table:table-cell>
          <table:table-cell table:formula="of:=MIN([.AH$2]+[.AH$3]*([.$A6]-[.$U$4])/100; [.AH$13])" office:value-type="float" office:value="2.7" calcext:value-type="float">
            <text:p>2.7</text:p>
          </table:table-cell>
          <table:table-cell table:formula="of:=MIN([.AI$2]+[.AI$3]*([.$A6]-[.$U$4])/100; [.AI$13])" office:value-type="float" office:value="5.6" calcext:value-type="float">
            <text:p>5.6</text:p>
          </table:table-cell>
          <table:table-cell table:formula="of:=MIN([.AJ$2]+[.AJ$3]*([.$A6]-[.$U$4])/100; [.AJ$13])" office:value-type="float" office:value="6.6" calcext:value-type="float">
            <text:p>6.6</text:p>
          </table:table-cell>
          <table:table-cell table:formula="of:=MIN([.AK$2]+[.AK$3]*([.$A6]-[.$U$4])/100; [.AK$13])" office:value-type="float" office:value="3.5" calcext:value-type="float">
            <text:p>3.5</text:p>
          </table:table-cell>
          <table:table-cell table:formula="of:=MIN([.AL$2]+[.AL$3]*([.$A6]-[.$U$4])/100; [.AL$13])" office:value-type="float" office:value="2.4" calcext:value-type="float">
            <text:p>2.4</text:p>
          </table:table-cell>
          <table:table-cell table:formula="of:=MIN([.AM$2]+[.AM$3]*([.$A6]-[.$U$4])/100; [.AM$13])" office:value-type="float" office:value="1.8" calcext:value-type="float">
            <text:p>1.8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AP$2]+[.AP$3]*([.$A6]-[.$AO$4])/100; [.AP$13])" office:value-type="float" office:value="19.7" calcext:value-type="float">
            <text:p>19.7</text:p>
          </table:table-cell>
          <table:table-cell table:formula="of:=MIN([.AQ$2]+[.AQ$3]*([.$A6]-[.$AO$4])/100; [.AQ$13])" office:value-type="float" office:value="1.6" calcext:value-type="float">
            <text:p>1.6</text:p>
          </table:table-cell>
          <table:table-cell table:formula="of:=MIN([.AR$2]+[.AR$3]*([.$A6]-[.$AO$4])/100; [.AR$13])" office:value-type="float" office:value="10.9" calcext:value-type="float">
            <text:p>10.9</text:p>
          </table:table-cell>
          <table:table-cell table:formula="of:=MIN([.AS$2]+[.AS$3]*([.$A6]-[.$AO$4])/100; [.AS$13])" office:value-type="float" office:value="7.8" calcext:value-type="float">
            <text:p>7.8</text:p>
          </table:table-cell>
          <table:table-cell table:formula="of:=MIN([.AT$2]+[.AT$3]*([.$A6]-[.$AO$4])/100; [.AT$13])" office:value-type="float" office:value="9.7" calcext:value-type="float">
            <text:p>9.7</text:p>
          </table:table-cell>
          <table:table-cell table:formula="of:=MIN([.AU$2]+[.AU$3]*([.$A6]-[.$AO$4])/100; [.AU$13])" office:value-type="float" office:value="10.7" calcext:value-type="float">
            <text:p>10.7</text:p>
          </table:table-cell>
          <table:table-cell table:formula="of:=MIN([.AV$2]+[.AV$3]*([.$A6]-[.$AO$4])/100; [.AV$13])" office:value-type="float" office:value="3.9" calcext:value-type="float">
            <text:p>3.9</text:p>
          </table:table-cell>
          <table:table-cell table:formula="of:=MIN([.AW$2]+[.AW$3]*([.$A6]-[.$AO$4])/100; [.AW$13])" office:value-type="float" office:value="7.4" calcext:value-type="float">
            <text:p>7.4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AZ$2]+[.AZ$3]*([.$A6]-[.$AY$4])/100; [.AZ$13])" office:value-type="float" office:value="26" calcext:value-type="float">
            <text:p>26</text:p>
          </table:table-cell>
          <table:table-cell table:formula="of:=MIN([.BA$2]+[.BA$3]*([.$A6]-[.$AY$4])/100; [.BA$13])" office:value-type="float" office:value="9" calcext:value-type="float">
            <text:p>9</text:p>
          </table:table-cell>
          <table:table-cell table:formula="of:=MIN([.BB$2]+[.BB$3]*([.$A6]-[.$AY$4])/100; [.BB$13])" office:value-type="float" office:value="1" calcext:value-type="float">
            <text:p>1</text:p>
          </table:table-cell>
          <table:table-cell table:formula="of:=MIN([.BC$2]+[.BC$3]*([.$A6]-[.$AY$4])/100; [.BC$13])" office:value-type="float" office:value="9" calcext:value-type="float">
            <text:p>9</text:p>
          </table:table-cell>
          <table:table-cell table:formula="of:=MIN([.BD$2]+[.BD$3]*([.$A6]-[.$AY$4])/100; [.BD$13])" office:value-type="float" office:value="8" calcext:value-type="float">
            <text:p>8</text:p>
          </table:table-cell>
          <table:table-cell table:formula="of:=MIN([.BE$2]+[.BE$3]*([.$A6]-[.$AY$4])/100; [.BE$13])" office:value-type="float" office:value="10" calcext:value-type="float">
            <text:p>10</text:p>
          </table:table-cell>
          <table:table-cell table:formula="of:=MIN([.BF$2]+[.BF$3]*([.$A6]-[.$AY$4])/100; [.BF$13])" office:value-type="float" office:value="7" calcext:value-type="float">
            <text:p>7</text:p>
          </table:table-cell>
          <table:table-cell table:formula="of:=MIN([.BG$2]+[.BG$3]*([.$A6]-[.$AY$4])/100; [.BG$13]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BJ$2]+[.BJ$3]*([.$A6]-[.$BI$4])/100; [.BJ$13])" office:value-type="float" office:value="21.4" calcext:value-type="float">
            <text:p>21.4</text:p>
          </table:table-cell>
          <table:table-cell table:formula="of:=MIN([.BK$2]+[.BK$3]*([.$A6]-[.$BI$4])/100; [.BK$13])" office:value-type="float" office:value="5.6" calcext:value-type="float">
            <text:p>5.6</text:p>
          </table:table-cell>
          <table:table-cell table:formula="of:=MIN([.BL$2]+[.BL$3]*([.$A6]-[.$BI$4])/100; [.BL$13])" office:value-type="float" office:value="4.3" calcext:value-type="float">
            <text:p>4.3</text:p>
          </table:table-cell>
          <table:table-cell table:formula="of:=MIN([.BM$2]+[.BM$3]*([.$A6]-[.$BI$4])/100; [.BM$13])" office:value-type="float" office:value="8.8" calcext:value-type="float">
            <text:p>8.8</text:p>
          </table:table-cell>
          <table:table-cell table:formula="of:=MIN([.BN$2]+[.BN$3]*([.$A6]-[.$BI$4])/100; [.BN$13])" office:value-type="float" office:value="14.4" calcext:value-type="float">
            <text:p>14.4</text:p>
          </table:table-cell>
          <table:table-cell table:formula="of:=MIN([.BO$2]+[.BO$3]*([.$A6]-[.$BI$4])/100; [.BO$13])" office:value-type="float" office:value="12" calcext:value-type="float">
            <text:p>12</text:p>
          </table:table-cell>
          <table:table-cell table:formula="of:=MIN([.BP$2]+[.BP$3]*([.$A6]-[.$BI$4])/100; [.BP$13])" office:value-type="float" office:value="3.5" calcext:value-type="float">
            <text:p>3.5</text:p>
          </table:table-cell>
          <table:table-cell table:formula="of:=MIN([.BQ$2]+[.BQ$3]*([.$A6]-[.$BI$4])/100; [.BQ$13])" office:value-type="float" office:value="5.8" calcext:value-type="float">
            <text:p>5.8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BT$2]+[.BT$3]*([.$A6]-[.$BS$4])/100; [.BT$13])" office:value-type="float" office:value="28.8" calcext:value-type="float">
            <text:p>28.8</text:p>
          </table:table-cell>
          <table:table-cell table:formula="of:=MIN([.BU$2]+[.BU$3]*([.$A6]-[.$BS$4])/100; [.BU$13])" office:value-type="float" office:value="13.8" calcext:value-type="float">
            <text:p>13.8</text:p>
          </table:table-cell>
          <table:table-cell table:formula="of:=MIN([.BV$2]+[.BV$3]*([.$A6]-[.$BS$4])/100; [.BV$13])" office:value-type="float" office:value="0.4" calcext:value-type="float">
            <text:p>0.4</text:p>
          </table:table-cell>
          <table:table-cell table:formula="of:=MIN([.BW$2]+[.BW$3]*([.$A6]-[.$BS$4])/100; [.BW$13])" office:value-type="float" office:value="10.6" calcext:value-type="float">
            <text:p>10.6</text:p>
          </table:table-cell>
          <table:table-cell table:formula="of:=MIN([.BX$2]+[.BX$3]*([.$A6]-[.$BS$4])/100; [.BX$13])" office:value-type="float" office:value="5.6" calcext:value-type="float">
            <text:p>5.6</text:p>
          </table:table-cell>
          <table:table-cell table:formula="of:=MIN([.BY$2]+[.BY$3]*([.$A6]-[.$BS$4])/100; [.BY$13])" office:value-type="float" office:value="4.7" calcext:value-type="float">
            <text:p>4.7</text:p>
          </table:table-cell>
          <table:table-cell table:formula="of:=MIN([.BZ$2]+[.BZ$3]*([.$A6]-[.$BS$4])/100; [.BZ$13])" office:value-type="float" office:value="13.1" calcext:value-type="float">
            <text:p>13.1</text:p>
          </table:table-cell>
          <table:table-cell table:formula="of:=MIN([.CA$2]+[.CA$3]*([.$A6]-[.$BS$4])/100; [.CA$13])" office:value-type="float" office:value="3.6" calcext:value-type="float">
            <text:p>3.6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CD$2]+[.CD$3]*([.$A6]-[.$CC$4])/100; [.CD$13])" office:value-type="float" office:value="23.4" calcext:value-type="float">
            <text:p>23.4</text:p>
          </table:table-cell>
          <table:table-cell table:formula="of:=MIN([.CE$2]+[.CE$3]*([.$A6]-[.$CC$4])/100; [.CE$13])" office:value-type="float" office:value="9" calcext:value-type="float">
            <text:p>9</text:p>
          </table:table-cell>
          <table:table-cell table:formula="of:=MIN([.CF$2]+[.CF$3]*([.$A6]-[.$CC$4])/100; [.CF$13])" office:value-type="float" office:value="4" calcext:value-type="float">
            <text:p>4</text:p>
          </table:table-cell>
          <table:table-cell table:formula="of:=MIN([.CG$2]+[.CG$3]*([.$A6]-[.$CC$4])/100; [.CG$13])" office:value-type="float" office:value="10.8" calcext:value-type="float">
            <text:p>10.8</text:p>
          </table:table-cell>
          <table:table-cell table:formula="of:=MIN([.CH$2]+[.CH$3]*([.$A6]-[.$CC$4])/100; [.CH$13])" office:value-type="float" office:value="13" calcext:value-type="float">
            <text:p>13</text:p>
          </table:table-cell>
          <table:table-cell table:formula="of:=MIN([.CI$2]+[.CI$3]*([.$A6]-[.$CC$4])/100; [.CI$13])" office:value-type="float" office:value="6" calcext:value-type="float">
            <text:p>6</text:p>
          </table:table-cell>
          <table:table-cell table:formula="of:=MIN([.CJ$2]+[.CJ$3]*([.$A6]-[.$CC$4])/100; [.CJ$13])" office:value-type="float" office:value="9" calcext:value-type="float">
            <text:p>9</text:p>
          </table:table-cell>
          <table:table-cell table:formula="of:=MIN([.CK$2]+[.CK$3]*([.$A6]-[.$CC$4])/100; [.CK$13]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CN$2]+[.CN$3]*([.$A6]-[.$CM$4])/100; [.CN$13])" office:value-type="float" office:value="25" calcext:value-type="float">
            <text:p>25</text:p>
          </table:table-cell>
          <table:table-cell table:formula="of:=MIN([.CO$2]+[.CO$3]*([.$A6]-[.$CM$4])/100; [.CO$13])" office:value-type="float" office:value="3.6" calcext:value-type="float">
            <text:p>3.6</text:p>
          </table:table-cell>
          <table:table-cell table:formula="of:=MIN([.CP$2]+[.CP$3]*([.$A6]-[.$CM$4])/100; [.CP$13])" office:value-type="float" office:value="10" calcext:value-type="float">
            <text:p>10</text:p>
          </table:table-cell>
          <table:table-cell table:formula="of:=MIN([.CQ$2]+[.CQ$3]*([.$A6]-[.$CM$4])/100; [.CQ$13])" office:value-type="float" office:value="10.6" calcext:value-type="float">
            <text:p>10.6</text:p>
          </table:table-cell>
          <table:table-cell table:formula="of:=MIN([.CR$2]+[.CR$3]*([.$A6]-[.$CM$4])/100; [.CR$13])" office:value-type="float" office:value="11.4" calcext:value-type="float">
            <text:p>11.4</text:p>
          </table:table-cell>
          <table:table-cell table:formula="of:=MIN([.CS$2]+[.CS$3]*([.$A6]-[.$CM$4])/100; [.CS$13])" office:value-type="float" office:value="8.4" calcext:value-type="float">
            <text:p>8.4</text:p>
          </table:table-cell>
          <table:table-cell table:formula="of:=MIN([.CT$2]+[.CT$3]*([.$A6]-[.$CM$4])/100; [.CT$13])" office:value-type="float" office:value="3.8" calcext:value-type="float">
            <text:p>3.8</text:p>
          </table:table-cell>
          <table:table-cell table:formula="of:=MIN([.CU$2]+[.CU$3]*([.$A6]-[.$CM$4])/100; [.CU$13])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CX$2]+[.CX$3]*([.$A6]-[.$CW$4])/100; [.CX$13])" office:value-type="float" office:value="25.6" calcext:value-type="float">
            <text:p>25.6</text:p>
          </table:table-cell>
          <table:table-cell table:formula="of:=MIN([.CY$2]+[.CY$3]*([.$A6]-[.$CW$4])/100; [.CY$13])" office:value-type="float" office:value="1.7" calcext:value-type="float">
            <text:p>1.7</text:p>
          </table:table-cell>
          <table:table-cell table:formula="of:=MIN([.CZ$2]+[.CZ$3]*([.$A6]-[.$CW$4])/100; [.CZ$13])" office:value-type="float" office:value="11" calcext:value-type="float">
            <text:p>11</text:p>
          </table:table-cell>
          <table:table-cell table:formula="of:=MIN([.DA$2]+[.DA$3]*([.$A6]-[.$CW$4])/100; [.DA$13])" office:value-type="float" office:value="9.6" calcext:value-type="float">
            <text:p>9.6</text:p>
          </table:table-cell>
          <table:table-cell table:formula="of:=MIN([.DB$2]+[.DB$3]*([.$A6]-[.$CW$4])/100; [.DB$13])" office:value-type="float" office:value="8.9" calcext:value-type="float">
            <text:p>8.9</text:p>
          </table:table-cell>
          <table:table-cell table:formula="of:=MIN([.DC$2]+[.DC$3]*([.$A6]-[.$CW$4])/100; [.DC$13])" office:value-type="float" office:value="7.5" calcext:value-type="float">
            <text:p>7.5</text:p>
          </table:table-cell>
          <table:table-cell table:formula="of:=MIN([.DD$2]+[.DD$3]*([.$A6]-[.$CW$4])/100; [.DD$13])" office:value-type="float" office:value="5.2" calcext:value-type="float">
            <text:p>5.2</text:p>
          </table:table-cell>
          <table:table-cell table:formula="of:=MIN([.DE$2]+[.DE$3]*([.$A6]-[.$CW$4])/100; [.DE$13])" office:value-type="float" office:value="8.6" calcext:value-type="float">
            <text:p>8.6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DH$2]+[.DH$3]*([.$A6]-[.$DG$4])/100; [.DH$13])" office:value-type="float" office:value="20.2" calcext:value-type="float">
            <text:p>20.2</text:p>
          </table:table-cell>
          <table:table-cell table:formula="of:=MIN([.DI$2]+[.DI$3]*([.$A6]-[.$DG$4])/100; [.DI$13])" office:value-type="float" office:value="6.4" calcext:value-type="float">
            <text:p>6.4</text:p>
          </table:table-cell>
          <table:table-cell table:formula="of:=MIN([.DJ$2]+[.DJ$3]*([.$A6]-[.$DG$4])/100; [.DJ$13])" office:value-type="float" office:value="-0.2" calcext:value-type="float">
            <text:p>-0.2</text:p>
          </table:table-cell>
          <table:table-cell table:formula="of:=MIN([.DK$2]+[.DK$3]*([.$A6]-[.$DG$4])/100; [.DK$13])" office:value-type="float" office:value="8.8" calcext:value-type="float">
            <text:p>8.8</text:p>
          </table:table-cell>
          <table:table-cell table:formula="of:=MIN([.DL$2]+[.DL$3]*([.$A6]-[.$DG$4])/100; [.DL$13])" office:value-type="float" office:value="7.4" calcext:value-type="float">
            <text:p>7.4</text:p>
          </table:table-cell>
          <table:table-cell table:formula="of:=MIN([.DM$2]+[.DM$3]*([.$A6]-[.$DG$4])/100; [.DM$13])" office:value-type="float" office:value="3.2" calcext:value-type="float">
            <text:p>3.2</text:p>
          </table:table-cell>
          <table:table-cell table:formula="of:=MIN([.DN$2]+[.DN$3]*([.$A6]-[.$DG$4])/100; [.DN$13])" office:value-type="float" office:value="3.6" calcext:value-type="float">
            <text:p>3.6</text:p>
          </table:table-cell>
          <table:table-cell table:formula="of:=MIN([.DO$2]+[.DO$3]*([.$A6]-[.$DG$4])/100; [.DO$13])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2]+[.B$3]*([.$A7]-[.$A$4])/100; [.B$13])" office:value-type="float" office:value="21.45" calcext:value-type="float">
            <text:p>21.45</text:p>
          </table:table-cell>
          <table:table-cell table:formula="of:=MIN([.C$2]+[.C$3]*([.$A7]-[.$A$4])/100; [.C$13])" office:value-type="float" office:value="7.95" calcext:value-type="float">
            <text:p>7.95</text:p>
          </table:table-cell>
          <table:table-cell table:formula="of:=MIN([.D$2]+[.D$3]*([.$A7]-[.$A$4])/100; [.D$13])" office:value-type="float" office:value="3.7" calcext:value-type="float">
            <text:p>3.7</text:p>
          </table:table-cell>
          <table:table-cell table:formula="of:=MIN([.E$2]+[.E$3]*([.$A7]-[.$A$4])/100; [.E$13])" office:value-type="float" office:value="12.75" calcext:value-type="float">
            <text:p>12.75</text:p>
          </table:table-cell>
          <table:table-cell table:formula="of:=MIN([.F$2]+[.F$3]*([.$A7]-[.$A$4])/100; [.F$13])" office:value-type="float" office:value="13.2" calcext:value-type="float">
            <text:p>13.2</text:p>
          </table:table-cell>
          <table:table-cell table:formula="of:=MIN([.G$2]+[.G$3]*([.$A7]-[.$A$4])/100; [.G$13])" office:value-type="float" office:value="9.2" calcext:value-type="float">
            <text:p>9.2</text:p>
          </table:table-cell>
          <table:table-cell table:formula="of:=MIN([.H$2]+[.H$3]*([.$A7]-[.$A$4])/100; [.H$13])" office:value-type="float" office:value="5.15" calcext:value-type="float">
            <text:p>5.15</text:p>
          </table:table-cell>
          <table:table-cell table:formula="of:=MIN([.I$2]+[.I$3]*([.$A7]-[.$A$4])/100; [.I$13])" office:value-type="float" office:value="4.6" calcext:value-type="float">
            <text:p>4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L$2]+[.L$3]*([.$A7]-[.$K$4])/100; [.L$13])" office:value-type="float" office:value="16.85" calcext:value-type="float">
            <text:p>16.85</text:p>
          </table:table-cell>
          <table:table-cell table:formula="of:=MIN([.M$2]+[.M$3]*([.$A7]-[.$K$4])/100; [.M$13])" office:value-type="float" office:value="1.35" calcext:value-type="float">
            <text:p>1.35</text:p>
          </table:table-cell>
          <table:table-cell table:formula="of:=MIN([.N$2]+[.N$3]*([.$A7]-[.$K$4])/100; [.N$13])" office:value-type="float" office:value="7.85" calcext:value-type="float">
            <text:p>7.85</text:p>
          </table:table-cell>
          <table:table-cell table:formula="of:=MIN([.O$2]+[.O$3]*([.$A7]-[.$K$4])/100; [.O$13])" office:value-type="float" office:value="6.6" calcext:value-type="float">
            <text:p>6.6</text:p>
          </table:table-cell>
          <table:table-cell table:formula="of:=MIN([.P$2]+[.P$3]*([.$A7]-[.$K$4])/100; [.P$13])" office:value-type="float" office:value="9.95" calcext:value-type="float">
            <text:p>9.95</text:p>
          </table:table-cell>
          <table:table-cell table:formula="of:=MIN([.Q$2]+[.Q$3]*([.$A7]-[.$K$4])/100; [.Q$13])" office:value-type="float" office:value="11.2" calcext:value-type="float">
            <text:p>11.2</text:p>
          </table:table-cell>
          <table:table-cell table:formula="of:=MIN([.R$2]+[.R$3]*([.$A7]-[.$K$4])/100; [.R$13])" office:value-type="float" office:value="2.8" calcext:value-type="float">
            <text:p>2.8</text:p>
          </table:table-cell>
          <table:table-cell table:formula="of:=MIN([.S$2]+[.S$3]*([.$A7]-[.$K$4])/100; [.S$13])" office:value-type="float" office:value="11.2" calcext:value-type="float">
            <text:p>11.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V$2]+[.V$3]*([.$A7]-[.$U$4])/100; [.V$13])" office:value-type="float" office:value="28.35" calcext:value-type="float">
            <text:p>28.35</text:p>
          </table:table-cell>
          <table:table-cell table:formula="of:=MIN([.W$2]+[.W$3]*([.$A7]-[.$U$4])/100; [.W$13])" office:value-type="float" office:value="10.6" calcext:value-type="float">
            <text:p>10.6</text:p>
          </table:table-cell>
          <table:table-cell table:formula="of:=MIN([.X$2]+[.X$3]*([.$A7]-[.$U$4])/100; [.X$13])" office:value-type="float" office:value="0.35" calcext:value-type="float">
            <text:p>0.35</text:p>
          </table:table-cell>
          <table:table-cell table:formula="of:=MIN([.Y$2]+[.Y$3]*([.$A7]-[.$U$4])/100; [.Y$13])" office:value-type="float" office:value="7.2" calcext:value-type="float">
            <text:p>7.2</text:p>
          </table:table-cell>
          <table:table-cell table:formula="of:=MIN([.Z$2]+[.Z$3]*([.$A7]-[.$U$4])/100; [.Z$13])" office:value-type="float" office:value="7.85" calcext:value-type="float">
            <text:p>7.85</text:p>
          </table:table-cell>
          <table:table-cell table:formula="of:=MIN([.AA$2]+[.AA$3]*([.$A7]-[.$U$4])/100; [.AA$13])" office:value-type="float" office:value="6.15" calcext:value-type="float">
            <text:p>6.15</text:p>
          </table:table-cell>
          <table:table-cell table:formula="of:=MIN([.AB$2]+[.AB$3]*([.$A7]-[.$U$4])/100; [.AB$13])" office:value-type="float" office:value="5.45" calcext:value-type="float">
            <text:p>5.45</text:p>
          </table:table-cell>
          <table:table-cell table:formula="of:=MIN([.AC$2]+[.AC$3]*([.$A7]-[.$U$4])/100; [.AC$13])" office:value-type="float" office:value="1.4" calcext:value-type="float">
            <text:p>1.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AF$2]+[.AF$3]*([.$A7]-[.$U$4])/100; [.AF$13])" office:value-type="float" office:value="17.6" calcext:value-type="float">
            <text:p>17.6</text:p>
          </table:table-cell>
          <table:table-cell table:formula="of:=MIN([.AG$2]+[.AG$3]*([.$A7]-[.$U$4])/100; [.AG$13])" office:value-type="float" office:value="7.85" calcext:value-type="float">
            <text:p>7.85</text:p>
          </table:table-cell>
          <table:table-cell table:formula="of:=MIN([.AH$2]+[.AH$3]*([.$A7]-[.$U$4])/100; [.AH$13])" office:value-type="float" office:value="4.45" calcext:value-type="float">
            <text:p>4.45</text:p>
          </table:table-cell>
          <table:table-cell table:formula="of:=MIN([.AI$2]+[.AI$3]*([.$A7]-[.$U$4])/100; [.AI$13])" office:value-type="float" office:value="9.6" calcext:value-type="float">
            <text:p>9.6</text:p>
          </table:table-cell>
          <table:table-cell table:formula="of:=MIN([.AJ$2]+[.AJ$3]*([.$A7]-[.$U$4])/100; [.AJ$13])" office:value-type="float" office:value="10.6" calcext:value-type="float">
            <text:p>10.6</text:p>
          </table:table-cell>
          <table:table-cell table:formula="of:=MIN([.AK$2]+[.AK$3]*([.$A7]-[.$U$4])/100; [.AK$13])" office:value-type="float" office:value="4.75" calcext:value-type="float">
            <text:p>4.75</text:p>
          </table:table-cell>
          <table:table-cell table:formula="of:=MIN([.AL$2]+[.AL$3]*([.$A7]-[.$U$4])/100; [.AL$13])" office:value-type="float" office:value="3.4" calcext:value-type="float">
            <text:p>3.4</text:p>
          </table:table-cell>
          <table:table-cell table:formula="of:=MIN([.AM$2]+[.AM$3]*([.$A7]-[.$U$4])/100; [.AM$13])" office:value-type="float" office:value="3.8" calcext:value-type="float">
            <text:p>3.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AP$2]+[.AP$3]*([.$A7]-[.$AO$4])/100; [.AP$13])" office:value-type="float" office:value="24.2" calcext:value-type="float">
            <text:p>24.2</text:p>
          </table:table-cell>
          <table:table-cell table:formula="of:=MIN([.AQ$2]+[.AQ$3]*([.$A7]-[.$AO$4])/100; [.AQ$13])" office:value-type="float" office:value="2.6" calcext:value-type="float">
            <text:p>2.6</text:p>
          </table:table-cell>
          <table:table-cell table:formula="of:=MIN([.AR$2]+[.AR$3]*([.$A7]-[.$AO$4])/100; [.AR$13])" office:value-type="float" office:value="17.4" calcext:value-type="float">
            <text:p>17.4</text:p>
          </table:table-cell>
          <table:table-cell table:formula="of:=MIN([.AS$2]+[.AS$3]*([.$A7]-[.$AO$4])/100; [.AS$13])" office:value-type="float" office:value="10.8" calcext:value-type="float">
            <text:p>10.8</text:p>
          </table:table-cell>
          <table:table-cell table:formula="of:=MIN([.AT$2]+[.AT$3]*([.$A7]-[.$AO$4])/100; [.AT$13])" office:value-type="float" office:value="14.2" calcext:value-type="float">
            <text:p>14.2</text:p>
          </table:table-cell>
          <table:table-cell table:formula="of:=MIN([.AU$2]+[.AU$3]*([.$A7]-[.$AO$4])/100; [.AU$13])" office:value-type="float" office:value="15.2" calcext:value-type="float">
            <text:p>15.2</text:p>
          </table:table-cell>
          <table:table-cell table:formula="of:=MIN([.AV$2]+[.AV$3]*([.$A7]-[.$AO$4])/100; [.AV$13])" office:value-type="float" office:value="5.4" calcext:value-type="float">
            <text:p>5.4</text:p>
          </table:table-cell>
          <table:table-cell table:formula="of:=MIN([.AW$2]+[.AW$3]*([.$A7]-[.$AO$4])/100; [.AW$13])" office:value-type="float" office:value="11.4" calcext:value-type="float">
            <text:p>11.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AZ$2]+[.AZ$3]*([.$A7]-[.$AY$4])/100; [.AZ$13])" office:value-type="float" office:value="33" calcext:value-type="float">
            <text:p>33</text:p>
          </table:table-cell>
          <table:table-cell table:formula="of:=MIN([.BA$2]+[.BA$3]*([.$A7]-[.$AY$4])/100; [.BA$13])" office:value-type="float" office:value="14" calcext:value-type="float">
            <text:p>14</text:p>
          </table:table-cell>
          <table:table-cell table:formula="of:=MIN([.BB$2]+[.BB$3]*([.$A7]-[.$AY$4])/100; [.BB$13])" office:value-type="float" office:value="1.5" calcext:value-type="float">
            <text:p>1.5</text:p>
          </table:table-cell>
          <table:table-cell table:formula="of:=MIN([.BC$2]+[.BC$3]*([.$A7]-[.$AY$4])/100; [.BC$13])" office:value-type="float" office:value="13.5" calcext:value-type="float">
            <text:p>13.5</text:p>
          </table:table-cell>
          <table:table-cell table:formula="of:=MIN([.BD$2]+[.BD$3]*([.$A7]-[.$AY$4])/100; [.BD$13])" office:value-type="float" office:value="12.5" calcext:value-type="float">
            <text:p>12.5</text:p>
          </table:table-cell>
          <table:table-cell table:formula="of:=MIN([.BE$2]+[.BE$3]*([.$A7]-[.$AY$4])/100; [.BE$13])" office:value-type="float" office:value="13" calcext:value-type="float">
            <text:p>13</text:p>
          </table:table-cell>
          <table:table-cell table:formula="of:=MIN([.BF$2]+[.BF$3]*([.$A7]-[.$AY$4])/100; [.BF$13])" office:value-type="float" office:value="11" calcext:value-type="float">
            <text:p>11</text:p>
          </table:table-cell>
          <table:table-cell table:formula="of:=MIN([.BG$2]+[.BG$3]*([.$A7]-[.$AY$4])/100; [.BG$13])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BJ$2]+[.BJ$3]*([.$A7]-[.$BI$4])/100; [.BJ$13])" office:value-type="float" office:value="28.4" calcext:value-type="float">
            <text:p>28.4</text:p>
          </table:table-cell>
          <table:table-cell table:formula="of:=MIN([.BK$2]+[.BK$3]*([.$A7]-[.$BI$4])/100; [.BK$13])" office:value-type="float" office:value="8.6" calcext:value-type="float">
            <text:p>8.6</text:p>
          </table:table-cell>
          <table:table-cell table:formula="of:=MIN([.BL$2]+[.BL$3]*([.$A7]-[.$BI$4])/100; [.BL$13])" office:value-type="float" office:value="5.8" calcext:value-type="float">
            <text:p>5.8</text:p>
          </table:table-cell>
          <table:table-cell table:formula="of:=MIN([.BM$2]+[.BM$3]*([.$A7]-[.$BI$4])/100; [.BM$13])" office:value-type="float" office:value="12.8" calcext:value-type="float">
            <text:p>12.8</text:p>
          </table:table-cell>
          <table:table-cell table:formula="of:=MIN([.BN$2]+[.BN$3]*([.$A7]-[.$BI$4])/100; [.BN$13])" office:value-type="float" office:value="21.4" calcext:value-type="float">
            <text:p>21.4</text:p>
          </table:table-cell>
          <table:table-cell table:formula="of:=MIN([.BO$2]+[.BO$3]*([.$A7]-[.$BI$4])/100; [.BO$13])" office:value-type="float" office:value="17" calcext:value-type="float">
            <text:p>17</text:p>
          </table:table-cell>
          <table:table-cell table:formula="of:=MIN([.BP$2]+[.BP$3]*([.$A7]-[.$BI$4])/100; [.BP$13])" office:value-type="float" office:value="6" calcext:value-type="float">
            <text:p>6</text:p>
          </table:table-cell>
          <table:table-cell table:formula="of:=MIN([.BQ$2]+[.BQ$3]*([.$A7]-[.$BI$4])/100; [.BQ$13])" office:value-type="float" office:value="9.8" calcext:value-type="float">
            <text:p>9.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BT$2]+[.BT$3]*([.$A7]-[.$BS$4])/100; [.BT$13])" office:value-type="float" office:value="37.8" calcext:value-type="float">
            <text:p>37.8</text:p>
          </table:table-cell>
          <table:table-cell table:formula="of:=MIN([.BU$2]+[.BU$3]*([.$A7]-[.$BS$4])/100; [.BU$13])" office:value-type="float" office:value="17.8" calcext:value-type="float">
            <text:p>17.8</text:p>
          </table:table-cell>
          <table:table-cell table:formula="of:=MIN([.BV$2]+[.BV$3]*([.$A7]-[.$BS$4])/100; [.BV$13])" office:value-type="float" office:value="2.4" calcext:value-type="float">
            <text:p>2.4</text:p>
          </table:table-cell>
          <table:table-cell table:formula="of:=MIN([.BW$2]+[.BW$3]*([.$A7]-[.$BS$4])/100; [.BW$13])" office:value-type="float" office:value="13.6" calcext:value-type="float">
            <text:p>13.6</text:p>
          </table:table-cell>
          <table:table-cell table:formula="of:=MIN([.BX$2]+[.BX$3]*([.$A7]-[.$BS$4])/100; [.BX$13])" office:value-type="float" office:value="8.6" calcext:value-type="float">
            <text:p>8.6</text:p>
          </table:table-cell>
          <table:table-cell table:formula="of:=MIN([.BY$2]+[.BY$3]*([.$A7]-[.$BS$4])/100; [.BY$13])" office:value-type="float" office:value="8.2" calcext:value-type="float">
            <text:p>8.2</text:p>
          </table:table-cell>
          <table:table-cell table:formula="of:=MIN([.BZ$2]+[.BZ$3]*([.$A7]-[.$BS$4])/100; [.BZ$13])" office:value-type="float" office:value="18.6" calcext:value-type="float">
            <text:p>18.6</text:p>
          </table:table-cell>
          <table:table-cell table:formula="of:=MIN([.CA$2]+[.CA$3]*([.$A7]-[.$BS$4])/100; [.CA$13])" office:value-type="float" office:value="6.6" calcext:value-type="float">
            <text:p>6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CD$2]+[.CD$3]*([.$A7]-[.$CC$4])/100; [.CD$13])" office:value-type="float" office:value="28.9" calcext:value-type="float">
            <text:p>28.9</text:p>
          </table:table-cell>
          <table:table-cell table:formula="of:=MIN([.CE$2]+[.CE$3]*([.$A7]-[.$CC$4])/100; [.CE$13])" office:value-type="float" office:value="14" calcext:value-type="float">
            <text:p>14</text:p>
          </table:table-cell>
          <table:table-cell table:formula="of:=MIN([.CF$2]+[.CF$3]*([.$A7]-[.$CC$4])/100; [.CF$13])" office:value-type="float" office:value="9" calcext:value-type="float">
            <text:p>9</text:p>
          </table:table-cell>
          <table:table-cell table:formula="of:=MIN([.CG$2]+[.CG$3]*([.$A7]-[.$CC$4])/100; [.CG$13])" office:value-type="float" office:value="16.8" calcext:value-type="float">
            <text:p>16.8</text:p>
          </table:table-cell>
          <table:table-cell table:formula="of:=MIN([.CH$2]+[.CH$3]*([.$A7]-[.$CC$4])/100; [.CH$13])" office:value-type="float" office:value="18" calcext:value-type="float">
            <text:p>18</text:p>
          </table:table-cell>
          <table:table-cell table:formula="of:=MIN([.CI$2]+[.CI$3]*([.$A7]-[.$CC$4])/100; [.CI$13])" office:value-type="float" office:value="8.5" calcext:value-type="float">
            <text:p>8.5</text:p>
          </table:table-cell>
          <table:table-cell table:formula="of:=MIN([.CJ$2]+[.CJ$3]*([.$A7]-[.$CC$4])/100; [.CJ$13])" office:value-type="float" office:value="14" calcext:value-type="float">
            <text:p>14</text:p>
          </table:table-cell>
          <table:table-cell table:formula="of:=MIN([.CK$2]+[.CK$3]*([.$A7]-[.$CC$4])/100; [.CK$13])" office:value-type="float" office:value="6.5" calcext:value-type="float">
            <text:p>6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CN$2]+[.CN$3]*([.$A7]-[.$CM$4])/100; [.CN$13])" office:value-type="float" office:value="30" calcext:value-type="float">
            <text:p>30</text:p>
          </table:table-cell>
          <table:table-cell table:formula="of:=MIN([.CO$2]+[.CO$3]*([.$A7]-[.$CM$4])/100; [.CO$13])" office:value-type="float" office:value="4.6" calcext:value-type="float">
            <text:p>4.6</text:p>
          </table:table-cell>
          <table:table-cell table:formula="of:=MIN([.CP$2]+[.CP$3]*([.$A7]-[.$CM$4])/100; [.CP$13])" office:value-type="float" office:value="12.5" calcext:value-type="float">
            <text:p>12.5</text:p>
          </table:table-cell>
          <table:table-cell table:formula="of:=MIN([.CQ$2]+[.CQ$3]*([.$A7]-[.$CM$4])/100; [.CQ$13])" office:value-type="float" office:value="14.1" calcext:value-type="float">
            <text:p>14.1</text:p>
          </table:table-cell>
          <table:table-cell table:formula="of:=MIN([.CR$2]+[.CR$3]*([.$A7]-[.$CM$4])/100; [.CR$13])" office:value-type="float" office:value="15.4" calcext:value-type="float">
            <text:p>15.4</text:p>
          </table:table-cell>
          <table:table-cell table:formula="of:=MIN([.CS$2]+[.CS$3]*([.$A7]-[.$CM$4])/100; [.CS$13])" office:value-type="float" office:value="12.4" calcext:value-type="float">
            <text:p>12.4</text:p>
          </table:table-cell>
          <table:table-cell table:formula="of:=MIN([.CT$2]+[.CT$3]*([.$A7]-[.$CM$4])/100; [.CT$13])" office:value-type="float" office:value="6.8" calcext:value-type="float">
            <text:p>6.8</text:p>
          </table:table-cell>
          <table:table-cell table:formula="of:=MIN([.CU$2]+[.CU$3]*([.$A7]-[.$CM$4])/100; [.CU$13])"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CX$2]+[.CX$3]*([.$A7]-[.$CW$4])/100; [.CX$13])" office:value-type="float" office:value="29.6" calcext:value-type="float">
            <text:p>29.6</text:p>
          </table:table-cell>
          <table:table-cell table:formula="of:=MIN([.CY$2]+[.CY$3]*([.$A7]-[.$CW$4])/100; [.CY$13])" office:value-type="float" office:value="2.2" calcext:value-type="float">
            <text:p>2.2</text:p>
          </table:table-cell>
          <table:table-cell table:formula="of:=MIN([.CZ$2]+[.CZ$3]*([.$A7]-[.$CW$4])/100; [.CZ$13])" office:value-type="float" office:value="16" calcext:value-type="float">
            <text:p>16</text:p>
          </table:table-cell>
          <table:table-cell table:formula="of:=MIN([.DA$2]+[.DA$3]*([.$A7]-[.$CW$4])/100; [.DA$13])" office:value-type="float" office:value="13.6" calcext:value-type="float">
            <text:p>13.6</text:p>
          </table:table-cell>
          <table:table-cell table:formula="of:=MIN([.DB$2]+[.DB$3]*([.$A7]-[.$CW$4])/100; [.DB$13])" office:value-type="float" office:value="12.4" calcext:value-type="float">
            <text:p>12.4</text:p>
          </table:table-cell>
          <table:table-cell table:formula="of:=MIN([.DC$2]+[.DC$3]*([.$A7]-[.$CW$4])/100; [.DC$13])" office:value-type="float" office:value="10" calcext:value-type="float">
            <text:p>10</text:p>
          </table:table-cell>
          <table:table-cell table:formula="of:=MIN([.DD$2]+[.DD$3]*([.$A7]-[.$CW$4])/100; [.DD$13])" office:value-type="float" office:value="8.2" calcext:value-type="float">
            <text:p>8.2</text:p>
          </table:table-cell>
          <table:table-cell table:formula="of:=MIN([.DE$2]+[.DE$3]*([.$A7]-[.$CW$4])/100; [.DE$13])" office:value-type="float" office:value="12.6" calcext:value-type="float">
            <text:p>12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DH$2]+[.DH$3]*([.$A7]-[.$DG$4])/100; [.DH$13])" office:value-type="float" office:value="26.2" calcext:value-type="float">
            <text:p>26.2</text:p>
          </table:table-cell>
          <table:table-cell table:formula="of:=MIN([.DI$2]+[.DI$3]*([.$A7]-[.$DG$4])/100; [.DI$13])" office:value-type="float" office:value="9.65" calcext:value-type="float">
            <text:p>9.65</text:p>
          </table:table-cell>
          <table:table-cell table:formula="of:=MIN([.DJ$2]+[.DJ$3]*([.$A7]-[.$DG$4])/100; [.DJ$13])" office:value-type="float" office:value="0.05" calcext:value-type="float">
            <text:p>0.05</text:p>
          </table:table-cell>
          <table:table-cell table:formula="of:=MIN([.DK$2]+[.DK$3]*([.$A7]-[.$DG$4])/100; [.DK$13])" office:value-type="float" office:value="11.55" calcext:value-type="float">
            <text:p>11.55</text:p>
          </table:table-cell>
          <table:table-cell table:formula="of:=MIN([.DL$2]+[.DL$3]*([.$A7]-[.$DG$4])/100; [.DL$13])" office:value-type="float" office:value="9.4" calcext:value-type="float">
            <text:p>9.4</text:p>
          </table:table-cell>
          <table:table-cell table:formula="of:=MIN([.DM$2]+[.DM$3]*([.$A7]-[.$DG$4])/100; [.DM$13])" office:value-type="float" office:value="4.2" calcext:value-type="float">
            <text:p>4.2</text:p>
          </table:table-cell>
          <table:table-cell table:formula="of:=MIN([.DN$2]+[.DN$3]*([.$A7]-[.$DG$4])/100; [.DN$13])" office:value-type="float" office:value="5.35" calcext:value-type="float">
            <text:p>5.35</text:p>
          </table:table-cell>
          <table:table-cell table:formula="of:=MIN([.DO$2]+[.DO$3]*([.$A7]-[.$DG$4])/100; [.DO$13])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2]+[.B$12]+[.B$3]*([.$A8]-[.$A$4])/100; [.B$13])" office:value-type="float" office:value="26.45" calcext:value-type="float">
            <text:p>26.45</text:p>
          </table:table-cell>
          <table:table-cell table:formula="of:=MIN([.C$2]+[.C$12]+[.C$3]*([.$A8]-[.$A$4])/100; [.C$13])" office:value-type="float" office:value="9.95" calcext:value-type="float">
            <text:p>9.95</text:p>
          </table:table-cell>
          <table:table-cell table:formula="of:=MIN([.D$2]+[.D$12]+[.D$3]*([.$A8]-[.$A$4])/100; [.D$13])" office:value-type="float" office:value="4.7" calcext:value-type="float">
            <text:p>4.7</text:p>
          </table:table-cell>
          <table:table-cell table:formula="of:=MIN([.E$2]+[.E$12]+[.E$3]*([.$A8]-[.$A$4])/100; [.E$13])" office:value-type="float" office:value="12.75" calcext:value-type="float">
            <text:p>12.75</text:p>
          </table:table-cell>
          <table:table-cell table:formula="of:=MIN([.F$2]+[.F$12]+[.F$3]*([.$A8]-[.$A$4])/100; [.F$13])" office:value-type="float" office:value="13.2" calcext:value-type="float">
            <text:p>13.2</text:p>
          </table:table-cell>
          <table:table-cell table:formula="of:=MIN([.G$2]+[.G$12]+[.G$3]*([.$A8]-[.$A$4])/100; [.G$13])" office:value-type="float" office:value="9.2" calcext:value-type="float">
            <text:p>9.2</text:p>
          </table:table-cell>
          <table:table-cell table:formula="of:=MIN([.H$2]+[.H$12]+[.H$3]*([.$A8]-[.$A$4])/100; [.H$13])" office:value-type="float" office:value="7.15" calcext:value-type="float">
            <text:p>7.15</text:p>
          </table:table-cell>
          <table:table-cell table:formula="of:=MIN([.I$2]+[.I$12]+[.I$3]*([.$A8]-[.$A$4])/100; [.I$13])" office:value-type="float" office:value="5.6" calcext:value-type="float">
            <text:p>5.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L$2]+[.L$12]+[.L$3]*([.$A8]-[.$K$4])/100; [.L$13])" office:value-type="float" office:value="19.85" calcext:value-type="float">
            <text:p>19.85</text:p>
          </table:table-cell>
          <table:table-cell table:formula="of:=MIN([.M$2]+[.M$12]+[.M$3]*([.$A8]-[.$K$4])/100; [.M$13])" office:value-type="float" office:value="1.35" calcext:value-type="float">
            <text:p>1.35</text:p>
          </table:table-cell>
          <table:table-cell table:formula="of:=MIN([.N$2]+[.N$12]+[.N$3]*([.$A8]-[.$K$4])/100; [.N$13])" office:value-type="float" office:value="9.85" calcext:value-type="float">
            <text:p>9.85</text:p>
          </table:table-cell>
          <table:table-cell table:formula="of:=MIN([.O$2]+[.O$12]+[.O$3]*([.$A8]-[.$K$4])/100; [.O$13])" office:value-type="float" office:value="8.6" calcext:value-type="float">
            <text:p>8.6</text:p>
          </table:table-cell>
          <table:table-cell table:formula="of:=MIN([.P$2]+[.P$12]+[.P$3]*([.$A8]-[.$K$4])/100; [.P$13])" office:value-type="float" office:value="10.95" calcext:value-type="float">
            <text:p>10.95</text:p>
          </table:table-cell>
          <table:table-cell table:formula="of:=MIN([.Q$2]+[.Q$12]+[.Q$3]*([.$A8]-[.$K$4])/100; [.Q$13])" office:value-type="float" office:value="11.2" calcext:value-type="float">
            <text:p>11.2</text:p>
          </table:table-cell>
          <table:table-cell table:formula="of:=MIN([.R$2]+[.R$12]+[.R$3]*([.$A8]-[.$K$4])/100; [.R$13])" office:value-type="float" office:value="5.8" calcext:value-type="float">
            <text:p>5.8</text:p>
          </table:table-cell>
          <table:table-cell table:formula="of:=MIN([.S$2]+[.S$12]+[.S$3]*([.$A8]-[.$K$4])/100; [.S$13])" office:value-type="float" office:value="13.2" calcext:value-type="float">
            <text:p>13.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V$2]+[.V$12]+[.V$3]*([.$A8]-[.$U$4])/100; [.V$13])" office:value-type="float" office:value="31.35" calcext:value-type="float">
            <text:p>31.35</text:p>
          </table:table-cell>
          <table:table-cell table:formula="of:=MIN([.W$2]+[.W$12]+[.W$3]*([.$A8]-[.$U$4])/100; [.W$13])" office:value-type="float" office:value="11.6" calcext:value-type="float">
            <text:p>11.6</text:p>
          </table:table-cell>
          <table:table-cell table:formula="of:=MIN([.X$2]+[.X$12]+[.X$3]*([.$A8]-[.$U$4])/100; [.X$13])" office:value-type="float" office:value="0.35" calcext:value-type="float">
            <text:p>0.35</text:p>
          </table:table-cell>
          <table:table-cell table:formula="of:=MIN([.Y$2]+[.Y$12]+[.Y$3]*([.$A8]-[.$U$4])/100; [.Y$13])" office:value-type="float" office:value="9.2" calcext:value-type="float">
            <text:p>9.2</text:p>
          </table:table-cell>
          <table:table-cell table:formula="of:=MIN([.Z$2]+[.Z$12]+[.Z$3]*([.$A8]-[.$U$4])/100; [.Z$13])" office:value-type="float" office:value="7.85" calcext:value-type="float">
            <text:p>7.85</text:p>
          </table:table-cell>
          <table:table-cell table:formula="of:=MIN([.AA$2]+[.AA$12]+[.AA$3]*([.$A8]-[.$U$4])/100; [.AA$13])" office:value-type="float" office:value="6.15" calcext:value-type="float">
            <text:p>6.15</text:p>
          </table:table-cell>
          <table:table-cell table:formula="of:=MIN([.AB$2]+[.AB$12]+[.AB$3]*([.$A8]-[.$U$4])/100; [.AB$13])" office:value-type="float" office:value="8.45" calcext:value-type="float">
            <text:p>8.45</text:p>
          </table:table-cell>
          <table:table-cell table:formula="of:=MIN([.AC$2]+[.AC$12]+[.AC$3]*([.$A8]-[.$U$4])/100; [.AC$13])" office:value-type="float" office:value="4.4" calcext:value-type="float">
            <text:p>4.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AF$2]+[.AF$12]+[.AF$3]*([.$A8]-[.$U$4])/100; [.AF$13])" office:value-type="float" office:value="21.6" calcext:value-type="float">
            <text:p>21.6</text:p>
          </table:table-cell>
          <table:table-cell table:formula="of:=MIN([.AG$2]+[.AG$12]+[.AG$3]*([.$A8]-[.$U$4])/100; [.AG$13])" office:value-type="float" office:value="10.85" calcext:value-type="float">
            <text:p>10.85</text:p>
          </table:table-cell>
          <table:table-cell table:formula="of:=MIN([.AH$2]+[.AH$12]+[.AH$3]*([.$A8]-[.$U$4])/100; [.AH$13])" office:value-type="float" office:value="5.45" calcext:value-type="float">
            <text:p>5.45</text:p>
          </table:table-cell>
          <table:table-cell table:formula="of:=MIN([.AI$2]+[.AI$12]+[.AI$3]*([.$A8]-[.$U$4])/100; [.AI$13])" office:value-type="float" office:value="11.6" calcext:value-type="float">
            <text:p>11.6</text:p>
          </table:table-cell>
          <table:table-cell table:formula="of:=MIN([.AJ$2]+[.AJ$12]+[.AJ$3]*([.$A8]-[.$U$4])/100; [.AJ$13])" office:value-type="float" office:value="12.6" calcext:value-type="float">
            <text:p>12.6</text:p>
          </table:table-cell>
          <table:table-cell table:formula="of:=MIN([.AK$2]+[.AK$12]+[.AK$3]*([.$A8]-[.$U$4])/100; [.AK$13])" office:value-type="float" office:value="4.75" calcext:value-type="float">
            <text:p>4.75</text:p>
          </table:table-cell>
          <table:table-cell table:formula="of:=MIN([.AL$2]+[.AL$12]+[.AL$3]*([.$A8]-[.$U$4])/100; [.AL$13])" office:value-type="float" office:value="5.4" calcext:value-type="float">
            <text:p>5.4</text:p>
          </table:table-cell>
          <table:table-cell table:formula="of:=MIN([.AM$2]+[.AM$12]+[.AM$3]*([.$A8]-[.$U$4])/100; [.AM$13])" office:value-type="float" office:value="6.8" calcext:value-type="float">
            <text:p>6.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AP$2]+[.AP$12]+[.AP$3]*([.$A8]-[.$AO$4])/100; [.AP$13])" office:value-type="float" office:value="27.2" calcext:value-type="float">
            <text:p>27.2</text:p>
          </table:table-cell>
          <table:table-cell table:formula="of:=MIN([.AQ$2]+[.AQ$12]+[.AQ$3]*([.$A8]-[.$AO$4]-1)/100; [.AQ$13])" office:value-type="float" office:value="2.4" calcext:value-type="float">
            <text:p>2.4</text:p>
          </table:table-cell>
          <table:table-cell table:formula="of:=MIN([.AR$2]+[.AR$12]+[.AR$3]*([.$A8]-[.$AO$4]-1)/100; [.AR$13])" office:value-type="float" office:value="17.1" calcext:value-type="float">
            <text:p>17.1</text:p>
          </table:table-cell>
          <table:table-cell table:formula="of:=MIN([.AS$2]+[.AS$12]+[.AS$3]*([.$A8]-[.$AO$4]-1)/100; [.AS$13])" office:value-type="float" office:value="11.2" calcext:value-type="float">
            <text:p>11.2</text:p>
          </table:table-cell>
          <table:table-cell table:formula="of:=MIN([.AT$2]+[.AT$12]+[.AT$3]*([.$A8]-[.$AO$4]-1)/100; [.AT$13])" office:value-type="float" office:value="13.3" calcext:value-type="float">
            <text:p>13.3</text:p>
          </table:table-cell>
          <table:table-cell table:formula="of:=MIN([.AU$2]+[.AU$12]+[.AU$3]*([.$A8]-[.$AO$4]-1)/100; [.AU$13])" office:value-type="float" office:value="14.3" calcext:value-type="float">
            <text:p>14.3</text:p>
          </table:table-cell>
          <table:table-cell table:formula="of:=MIN([.AV$2]+[.AV$12]+[.AV$3]*([.$A8]-[.$AO$4]-1)/100; [.AV$13])" office:value-type="float" office:value="8.1" calcext:value-type="float">
            <text:p>8.1</text:p>
          </table:table-cell>
          <table:table-cell table:formula="of:=MIN([.AW$2]+[.AW$12]+[.AW$3]*([.$A8]-[.$AO$4]-1)/100; [.AW$13])" office:value-type="float" office:value="13.6" calcext:value-type="float">
            <text:p>13.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AZ$2]+[.AZ$12]+[.AZ$3]*([.$A8]-[.$AY$4])/100; [.AZ$13])" office:value-type="float" office:value="35" calcext:value-type="float">
            <text:p>35</text:p>
          </table:table-cell>
          <table:table-cell table:formula="of:=MIN([.BA$2]+[.BA$12]+[.BA$3]*([.$A8]-[.$AY$4])/100; [.BA$13])" office:value-type="float" office:value="15" calcext:value-type="float">
            <text:p>15</text:p>
          </table:table-cell>
          <table:table-cell table:formula="of:=MIN([.BB$2]+[.BB$12]+[.BB$3]*([.$A8]-[.$AY$4])/100; [.BB$13])" office:value-type="float" office:value="1.5" calcext:value-type="float">
            <text:p>1.5</text:p>
          </table:table-cell>
          <table:table-cell table:formula="of:=MIN([.BC$2]+[.BC$12]+[.BC$3]*([.$A8]-[.$AY$4])/100; [.BC$13])" office:value-type="float" office:value="14.5" calcext:value-type="float">
            <text:p>14.5</text:p>
          </table:table-cell>
          <table:table-cell table:formula="of:=MIN([.BD$2]+[.BD$12]+[.BD$3]*([.$A8]-[.$AY$4])/100; [.BD$13])" office:value-type="float" office:value="13.5" calcext:value-type="float">
            <text:p>13.5</text:p>
          </table:table-cell>
          <table:table-cell table:formula="of:=MIN([.BE$2]+[.BE$12]+[.BE$3]*([.$A8]-[.$AY$4])/100; [.BE$13])" office:value-type="float" office:value="13" calcext:value-type="float">
            <text:p>13</text:p>
          </table:table-cell>
          <table:table-cell table:formula="of:=MIN([.BF$2]+[.BF$12]+[.BF$3]*([.$A8]-[.$AY$4])/100; [.BF$13])" office:value-type="float" office:value="13" calcext:value-type="float">
            <text:p>13</text:p>
          </table:table-cell>
          <table:table-cell table:formula="of:=MIN([.BG$2]+[.BG$12]+[.BG$3]*([.$A8]-[.$AY$4])/100; [.BG$13])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BJ$2]+[.BJ$12]+[.BJ$3]*([.$A8]-[.$BI$4])/100; [.BJ$13])" office:value-type="float" office:value="31.4" calcext:value-type="float">
            <text:p>31.4</text:p>
          </table:table-cell>
          <table:table-cell table:formula="of:=MIN([.BK$2]+[.BK$12]+[.BK$3]*([.$A8]-[.$BI$4])/100; [.BK$13])" office:value-type="float" office:value="10.6" calcext:value-type="float">
            <text:p>10.6</text:p>
          </table:table-cell>
          <table:table-cell table:formula="of:=MIN([.BL$2]+[.BL$12]+[.BL$3]*([.$A8]-[.$BI$4])/100; [.BL$13])" office:value-type="float" office:value="6.8" calcext:value-type="float">
            <text:p>6.8</text:p>
          </table:table-cell>
          <table:table-cell table:formula="of:=MIN([.BM$2]+[.BM$12]+[.BM$3]*([.$A8]-[.$BI$4])/100; [.BM$13])" office:value-type="float" office:value="15.8" calcext:value-type="float">
            <text:p>15.8</text:p>
          </table:table-cell>
          <table:table-cell table:formula="of:=MIN([.BN$2]+[.BN$12]+[.BN$3]*([.$A8]-[.$BI$4])/100; [.BN$13])" office:value-type="float" office:value="23.4" calcext:value-type="float">
            <text:p>23.4</text:p>
          </table:table-cell>
          <table:table-cell table:formula="of:=MIN([.BO$2]+[.BO$12]+[.BO$3]*([.$A8]-[.$BI$4])/100; [.BO$13])" office:value-type="float" office:value="17" calcext:value-type="float">
            <text:p>17</text:p>
          </table:table-cell>
          <table:table-cell table:formula="of:=MIN([.BP$2]+[.BP$12]+[.BP$3]*([.$A8]-[.$BI$4])/100; [.BP$13])" office:value-type="float" office:value="8" calcext:value-type="float">
            <text:p>8</text:p>
          </table:table-cell>
          <table:table-cell table:formula="of:=MIN([.BQ$2]+[.BQ$12]+[.BQ$3]*([.$A8]-[.$BI$4])/100; [.BQ$13])" office:value-type="float" office:value="11.8" calcext:value-type="float">
            <text:p>11.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BT$2]+[.BT$12]+[.BT$3]*([.$A8]-[.$BS$4])/100; [.BT$13])" office:value-type="float" office:value="41.8" calcext:value-type="float">
            <text:p>41.8</text:p>
          </table:table-cell>
          <table:table-cell table:formula="of:=MIN([.BU$2]+[.BU$12]+[.BU$3]*([.$A8]-[.$BS$4])/100; [.BU$13])" office:value-type="float" office:value="19.8" calcext:value-type="float">
            <text:p>19.8</text:p>
          </table:table-cell>
          <table:table-cell table:formula="of:=MIN([.BV$2]+[.BV$12]+[.BV$3]*([.$A8]-[.$BS$4])/100; [.BV$13])" office:value-type="float" office:value="2.4" calcext:value-type="float">
            <text:p>2.4</text:p>
          </table:table-cell>
          <table:table-cell table:formula="of:=MIN([.BW$2]+[.BW$12]+[.BW$3]*([.$A8]-[.$BS$4])/100; [.BW$13])" office:value-type="float" office:value="15.6" calcext:value-type="float">
            <text:p>15.6</text:p>
          </table:table-cell>
          <table:table-cell table:formula="of:=MIN([.BX$2]+[.BX$12]+[.BX$3]*([.$A8]-[.$BS$4])/100; [.BX$13])" office:value-type="float" office:value="11.6" calcext:value-type="float">
            <text:p>11.6</text:p>
          </table:table-cell>
          <table:table-cell table:formula="of:=MIN([.BY$2]+[.BY$12]+[.BY$3]*([.$A8]-[.$BS$4])/100; [.BY$13])" office:value-type="float" office:value="8.2" calcext:value-type="float">
            <text:p>8.2</text:p>
          </table:table-cell>
          <table:table-cell table:formula="of:=MIN([.BZ$2]+[.BZ$12]+[.BZ$3]*([.$A8]-[.$BS$4])/100; [.BZ$13])" office:value-type="float" office:value="20.6" calcext:value-type="float">
            <text:p>20.6</text:p>
          </table:table-cell>
          <table:table-cell table:formula="of:=MIN([.CA$2]+[.CA$12]+[.CA$3]*([.$A8]-[.$BS$4])/100; [.CA$13])" office:value-type="float" office:value="9.6" calcext:value-type="float">
            <text:p>9.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CD$2]+[.CD$12]+[.CD$3]*([.$A8]-[.$CC$4])/100; [.CD$13])" office:value-type="float" office:value="32.9" calcext:value-type="float">
            <text:p>32.9</text:p>
          </table:table-cell>
          <table:table-cell table:formula="of:=MIN([.CE$2]+[.CE$12]+[.CE$3]*([.$A8]-[.$CC$4])/100; [.CE$13])" office:value-type="float" office:value="16" calcext:value-type="float">
            <text:p>16</text:p>
          </table:table-cell>
          <table:table-cell table:formula="of:=MIN([.CF$2]+[.CF$12]+[.CF$3]*([.$A8]-[.$CC$4])/100; [.CF$13])" office:value-type="float" office:value="10" calcext:value-type="float">
            <text:p>10</text:p>
          </table:table-cell>
          <table:table-cell table:formula="of:=MIN([.CG$2]+[.CG$12]+[.CG$3]*([.$A8]-[.$CC$4])/100; [.CG$13])" office:value-type="float" office:value="18.8" calcext:value-type="float">
            <text:p>18.8</text:p>
          </table:table-cell>
          <table:table-cell table:formula="of:=MIN([.CH$2]+[.CH$12]+[.CH$3]*([.$A8]-[.$CC$4])/100; [.CH$13])" office:value-type="float" office:value="20" calcext:value-type="float">
            <text:p>20</text:p>
          </table:table-cell>
          <table:table-cell table:formula="of:=MIN([.CI$2]+[.CI$12]+[.CI$3]*([.$A8]-[.$CC$4])/100; [.CI$13])" office:value-type="float" office:value="8.5" calcext:value-type="float">
            <text:p>8.5</text:p>
          </table:table-cell>
          <table:table-cell table:formula="of:=MIN([.CJ$2]+[.CJ$12]+[.CJ$3]*([.$A8]-[.$CC$4])/100; [.CJ$13])" office:value-type="float" office:value="16" calcext:value-type="float">
            <text:p>16</text:p>
          </table:table-cell>
          <table:table-cell table:formula="of:=MIN([.CK$2]+[.CK$12]+[.CK$3]*([.$A8]-[.$CC$4])/100; [.CK$13])" office:value-type="float" office:value="8.5" calcext:value-type="float">
            <text:p>8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CN$2]+[.CN$12]+[.CN$3]*([.$A8]-[.$CM$4])/100; [.CN$13])" office:value-type="float" office:value="33" calcext:value-type="float">
            <text:p>33</text:p>
          </table:table-cell>
          <table:table-cell table:formula="of:=MIN([.CO$2]+[.CO$12]+[.CO$3]*([.$A8]-[.$CM$4])/100; [.CO$13])" office:value-type="float" office:value="4.6" calcext:value-type="float">
            <text:p>4.6</text:p>
          </table:table-cell>
          <table:table-cell table:formula="of:=MIN([.CP$2]+[.CP$12]+[.CP$3]*([.$A8]-[.$CM$4])/100; [.CP$13])" office:value-type="float" office:value="14.5" calcext:value-type="float">
            <text:p>14.5</text:p>
          </table:table-cell>
          <table:table-cell table:formula="of:=MIN([.CQ$2]+[.CQ$12]+[.CQ$3]*([.$A8]-[.$CM$4])/100; [.CQ$13])" office:value-type="float" office:value="15.1" calcext:value-type="float">
            <text:p>15.1</text:p>
          </table:table-cell>
          <table:table-cell table:formula="of:=MIN([.CR$2]+[.CR$12]+[.CR$3]*([.$A8]-[.$CM$4])/100; [.CR$13])" office:value-type="float" office:value="15.4" calcext:value-type="float">
            <text:p>15.4</text:p>
          </table:table-cell>
          <table:table-cell table:formula="of:=MIN([.CS$2]+[.CS$12]+[.CS$3]*([.$A8]-[.$CM$4])/100; [.CS$13])" office:value-type="float" office:value="12.4" calcext:value-type="float">
            <text:p>12.4</text:p>
          </table:table-cell>
          <table:table-cell table:formula="of:=MIN([.CT$2]+[.CT$12]+[.CT$3]*([.$A8]-[.$CM$4])/100; [.CT$13])" office:value-type="float" office:value="8.8" calcext:value-type="float">
            <text:p>8.8</text:p>
          </table:table-cell>
          <table:table-cell table:formula="of:=MIN([.CU$2]+[.CU$12]+[.CU$3]*([.$A8]-[.$CM$4])/100; [.CU$13])"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CX$2]+[.CX$12]+[.CX$3]*([.$A8]-[.$CW$4])/100; [.CX$13])" office:value-type="float" office:value="33.6" calcext:value-type="float">
            <text:p>33.6</text:p>
          </table:table-cell>
          <table:table-cell table:formula="of:=MIN([.CY$2]+[.CY$12]+[.CY$3]*([.$A8]-[.$CW$4])/100; [.CY$13])" office:value-type="float" office:value="2.2" calcext:value-type="float">
            <text:p>2.2</text:p>
          </table:table-cell>
          <table:table-cell table:formula="of:=MIN([.CZ$2]+[.CZ$12]+[.CZ$3]*([.$A8]-[.$CW$4])/100; [.CZ$13])" office:value-type="float" office:value="16" calcext:value-type="float">
            <text:p>16</text:p>
          </table:table-cell>
          <table:table-cell table:formula="of:=MIN([.DA$2]+[.DA$12]+[.DA$3]*([.$A8]-[.$CW$4])/100; [.DA$13])" office:value-type="float" office:value="15.6" calcext:value-type="float">
            <text:p>15.6</text:p>
          </table:table-cell>
          <table:table-cell table:formula="of:=MIN([.DB$2]+[.DB$12]+[.DB$3]*([.$A8]-[.$CW$4])/100; [.DB$13])" office:value-type="float" office:value="15.4" calcext:value-type="float">
            <text:p>15.4</text:p>
          </table:table-cell>
          <table:table-cell table:formula="of:=MIN([.DC$2]+[.DC$12]+[.DC$3]*([.$A8]-[.$CW$4])/100; [.DC$13])" office:value-type="float" office:value="10" calcext:value-type="float">
            <text:p>10</text:p>
          </table:table-cell>
          <table:table-cell table:formula="of:=MIN([.DD$2]+[.DD$12]+[.DD$3]*([.$A8]-[.$CW$4])/100; [.DD$13])" office:value-type="float" office:value="10.2" calcext:value-type="float">
            <text:p>10.2</text:p>
          </table:table-cell>
          <table:table-cell table:formula="of:=MIN([.DE$2]+[.DE$12]+[.DE$3]*([.$A8]-[.$CW$4])/100; [.DE$13])" office:value-type="float" office:value="14.6" calcext:value-type="float">
            <text:p>14.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DH$2]+[.DH$12]+[.DH$3]*([.$A8]-[.$DG$4])/100; [.DH$13])" office:value-type="float" office:value="30.2" calcext:value-type="float">
            <text:p>30.2</text:p>
          </table:table-cell>
          <table:table-cell table:formula="of:=MIN([.DI$2]+[.DI$12]+[.DI$3]*([.$A8]-[.$DG$4])/100; [.DI$13])" office:value-type="float" office:value="9.65" calcext:value-type="float">
            <text:p>9.65</text:p>
          </table:table-cell>
          <table:table-cell table:formula="of:=MIN([.DJ$2]+[.DJ$12]+[.DJ$3]*([.$A8]-[.$DG$4])/100; [.DJ$13])" office:value-type="float" office:value="0.05" calcext:value-type="float">
            <text:p>0.05</text:p>
          </table:table-cell>
          <table:table-cell table:formula="of:=MIN([.DK$2]+[.DK$12]+[.DK$3]*([.$A8]-[.$DG$4])/100; [.DK$13])" office:value-type="float" office:value="13.55" calcext:value-type="float">
            <text:p>13.55</text:p>
          </table:table-cell>
          <table:table-cell table:formula="of:=MIN([.DL$2]+[.DL$12]+[.DL$3]*([.$A8]-[.$DG$4])/100; [.DL$13])" office:value-type="float" office:value="11.4" calcext:value-type="float">
            <text:p>11.4</text:p>
          </table:table-cell>
          <table:table-cell table:formula="of:=MIN([.DM$2]+[.DM$12]+[.DM$3]*([.$A8]-[.$DG$4])/100; [.DM$13])" office:value-type="float" office:value="4.2" calcext:value-type="float">
            <text:p>4.2</text:p>
          </table:table-cell>
          <table:table-cell table:formula="of:=MIN([.DN$2]+[.DN$12]+[.DN$3]*([.$A8]-[.$DG$4])/100; [.DN$13])" office:value-type="float" office:value="7.35" calcext:value-type="float">
            <text:p>7.35</text:p>
          </table:table-cell>
          <table:table-cell table:formula="of:=MIN([.DO$2]+[.DO$12]+[.DO$3]*([.$A8]-[.$DG$4])/100; [.DO$13])"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IN([.B$2]+[.B$12]+[.B$3]*([.$A9]-[.$A$4])/100; [.B$13])" office:value-type="float" office:value="30.65" calcext:value-type="float">
            <text:p>30.65</text:p>
          </table:table-cell>
          <table:table-cell table:formula="of:=MIN([.C$2]+[.C$12]+[.C$3]*([.$A9]-[.$A$4])/100; [.C$13])" office:value-type="float" office:value="12.15" calcext:value-type="float">
            <text:p>12.15</text:p>
          </table:table-cell>
          <table:table-cell table:formula="of:=MIN([.D$2]+[.D$12]+[.D$3]*([.$A9]-[.$A$4])/100; [.D$13])" office:value-type="float" office:value="5.9" calcext:value-type="float">
            <text:p>5.9</text:p>
          </table:table-cell>
          <table:table-cell table:formula="of:=MIN([.E$2]+[.E$12]+[.E$3]*([.$A9]-[.$A$4])/100; [.E$13])" office:value-type="float" office:value="15.75" calcext:value-type="float">
            <text:p>15.75</text:p>
          </table:table-cell>
          <table:table-cell table:formula="of:=MIN([.F$2]+[.F$12]+[.F$3]*([.$A9]-[.$A$4])/100; [.F$13])" office:value-type="float" office:value="16.4" calcext:value-type="float">
            <text:p>16.4</text:p>
          </table:table-cell>
          <table:table-cell table:formula="of:=MIN([.G$2]+[.G$12]+[.G$3]*([.$A9]-[.$A$4])/100; [.G$13])" office:value-type="float" office:value="12.4" calcext:value-type="float">
            <text:p>12.4</text:p>
          </table:table-cell>
          <table:table-cell table:formula="of:=MIN([.H$2]+[.H$12]+[.H$3]*([.$A9]-[.$A$4])/100; [.H$13])" office:value-type="float" office:value="8.55" calcext:value-type="float">
            <text:p>8.55</text:p>
          </table:table-cell>
          <table:table-cell table:formula="of:=MIN([.I$2]+[.I$12]+[.I$3]*([.$A9]-[.$A$4])/100; [.I$13])" office:value-type="float" office:value="7.2" calcext:value-type="float">
            <text:p>7.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L$2]+[.L$12]+[.L$3]*([.$A9]-[.$K$4])/100; [.L$13])" office:value-type="float" office:value="22.45" calcext:value-type="float">
            <text:p>22.45</text:p>
          </table:table-cell>
          <table:table-cell table:formula="of:=MIN([.M$2]+[.M$12]+[.M$3]*([.$A9]-[.$K$4])/100; [.M$13])" office:value-type="float" office:value="1.95" calcext:value-type="float">
            <text:p>1.95</text:p>
          </table:table-cell>
          <table:table-cell table:formula="of:=MIN([.N$2]+[.N$12]+[.N$3]*([.$A9]-[.$K$4])/100; [.N$13])" office:value-type="float" office:value="12.45" calcext:value-type="float">
            <text:p>12.45</text:p>
          </table:table-cell>
          <table:table-cell table:formula="of:=MIN([.O$2]+[.O$12]+[.O$3]*([.$A9]-[.$K$4])/100; [.O$13])" office:value-type="float" office:value="10.2" calcext:value-type="float">
            <text:p>10.2</text:p>
          </table:table-cell>
          <table:table-cell table:formula="of:=MIN([.P$2]+[.P$12]+[.P$3]*([.$A9]-[.$K$4])/100; [.P$13])" office:value-type="float" office:value="13.15" calcext:value-type="float">
            <text:p>13.15</text:p>
          </table:table-cell>
          <table:table-cell table:formula="of:=MIN([.Q$2]+[.Q$12]+[.Q$3]*([.$A9]-[.$K$4])/100; [.Q$13])" office:value-type="float" office:value="14.4" calcext:value-type="float">
            <text:p>14.4</text:p>
          </table:table-cell>
          <table:table-cell table:formula="of:=MIN([.R$2]+[.R$12]+[.R$3]*([.$A9]-[.$K$4])/100; [.R$13])" office:value-type="float" office:value="6.6" calcext:value-type="float">
            <text:p>6.6</text:p>
          </table:table-cell>
          <table:table-cell table:formula="of:=MIN([.S$2]+[.S$12]+[.S$3]*([.$A9]-[.$K$4])/100; [.S$13])" office:value-type="float" office:value="16.4" calcext:value-type="float">
            <text:p>16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V$2]+[.V$12]+[.V$3]*([.$A9]-[.$U$4])/100; [.V$13])" office:value-type="float" office:value="35.55" calcext:value-type="float">
            <text:p>35.55</text:p>
          </table:table-cell>
          <table:table-cell table:formula="of:=MIN([.W$2]+[.W$12]+[.W$3]*([.$A9]-[.$U$4])/100; [.W$13])" office:value-type="float" office:value="14.8" calcext:value-type="float">
            <text:p>14.8</text:p>
          </table:table-cell>
          <table:table-cell table:formula="of:=MIN([.X$2]+[.X$12]+[.X$3]*([.$A9]-[.$U$4])/100; [.X$13])" office:value-type="float" office:value="0.55" calcext:value-type="float">
            <text:p>0.55</text:p>
          </table:table-cell>
          <table:table-cell table:formula="of:=MIN([.Y$2]+[.Y$12]+[.Y$3]*([.$A9]-[.$U$4])/100; [.Y$13])" office:value-type="float" office:value="11.6" calcext:value-type="float">
            <text:p>11.6</text:p>
          </table:table-cell>
          <table:table-cell table:formula="of:=MIN([.Z$2]+[.Z$12]+[.Z$3]*([.$A9]-[.$U$4])/100; [.Z$13])" office:value-type="float" office:value="10.05" calcext:value-type="float">
            <text:p>10.05</text:p>
          </table:table-cell>
          <table:table-cell table:formula="of:=MIN([.AA$2]+[.AA$12]+[.AA$3]*([.$A9]-[.$U$4])/100; [.AA$13])" office:value-type="float" office:value="7.95" calcext:value-type="float">
            <text:p>7.95</text:p>
          </table:table-cell>
          <table:table-cell table:formula="of:=MIN([.AB$2]+[.AB$12]+[.AB$3]*([.$A9]-[.$U$4])/100; [.AB$13])" office:value-type="float" office:value="9.85" calcext:value-type="float">
            <text:p>9.85</text:p>
          </table:table-cell>
          <table:table-cell table:formula="of:=MIN([.AC$2]+[.AC$12]+[.AC$3]*([.$A9]-[.$U$4])/100; [.AC$13])" office:value-type="float" office:value="5.2" calcext:value-type="float">
            <text:p>5.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AF$2]+[.AF$12]+[.AF$3]*([.$A9]-[.$U$4])/100; [.AF$13])" office:value-type="float" office:value="24.8" calcext:value-type="float">
            <text:p>24.8</text:p>
          </table:table-cell>
          <table:table-cell table:formula="of:=MIN([.AG$2]+[.AG$12]+[.AG$3]*([.$A9]-[.$U$4])/100; [.AG$13])" office:value-type="float" office:value="13.05" calcext:value-type="float">
            <text:p>13.05</text:p>
          </table:table-cell>
          <table:table-cell table:formula="of:=MIN([.AH$2]+[.AH$12]+[.AH$3]*([.$A9]-[.$U$4])/100; [.AH$13])" office:value-type="float" office:value="6.85" calcext:value-type="float">
            <text:p>6.85</text:p>
          </table:table-cell>
          <table:table-cell table:formula="of:=MIN([.AI$2]+[.AI$12]+[.AI$3]*([.$A9]-[.$U$4])/100; [.AI$13])" office:value-type="float" office:value="14.8" calcext:value-type="float">
            <text:p>14.8</text:p>
          </table:table-cell>
          <table:table-cell table:formula="of:=MIN([.AJ$2]+[.AJ$12]+[.AJ$3]*([.$A9]-[.$U$4])/100; [.AJ$13])" office:value-type="float" office:value="15.8" calcext:value-type="float">
            <text:p>15.8</text:p>
          </table:table-cell>
          <table:table-cell table:formula="of:=MIN([.AK$2]+[.AK$12]+[.AK$3]*([.$A9]-[.$U$4])/100; [.AK$13])" office:value-type="float" office:value="5.75" calcext:value-type="float">
            <text:p>5.75</text:p>
          </table:table-cell>
          <table:table-cell table:formula="of:=MIN([.AL$2]+[.AL$12]+[.AL$3]*([.$A9]-[.$U$4])/100; [.AL$13])" office:value-type="float" office:value="6.2" calcext:value-type="float">
            <text:p>6.2</text:p>
          </table:table-cell>
          <table:table-cell table:formula="of:=MIN([.AM$2]+[.AM$12]+[.AM$3]*([.$A9]-[.$U$4])/100; [.AM$13])" office:value-type="float" office:value="8.4" calcext:value-type="float">
            <text:p>8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AP$2]+[.AP$12]+[.AP$3]*([.$A9]-[.$AO$4])/100; [.AP$13])" office:value-type="float" office:value="30.8" calcext:value-type="float">
            <text:p>30.8</text:p>
          </table:table-cell>
          <table:table-cell table:formula="of:=MIN([.AQ$2]+[.AQ$12]+[.AQ$3]*([.$A9]-[.$AO$4]-1)/100; [.AQ$13])" office:value-type="float" office:value="3.2" calcext:value-type="float">
            <text:p>3.2</text:p>
          </table:table-cell>
          <table:table-cell table:formula="of:=MIN([.AR$2]+[.AR$12]+[.AR$3]*([.$A9]-[.$AO$4]-1)/100; [.AR$13])" office:value-type="float" office:value="22.3" calcext:value-type="float">
            <text:p>22.3</text:p>
          </table:table-cell>
          <table:table-cell table:formula="of:=MIN([.AS$2]+[.AS$12]+[.AS$3]*([.$A9]-[.$AO$4]-1)/100; [.AS$13])" office:value-type="float" office:value="13.6" calcext:value-type="float">
            <text:p>13.6</text:p>
          </table:table-cell>
          <table:table-cell table:formula="of:=MIN([.AT$2]+[.AT$12]+[.AT$3]*([.$A9]-[.$AO$4]-1)/100; [.AT$13])" office:value-type="float" office:value="16.9" calcext:value-type="float">
            <text:p>16.9</text:p>
          </table:table-cell>
          <table:table-cell table:formula="of:=MIN([.AU$2]+[.AU$12]+[.AU$3]*([.$A9]-[.$AO$4]-1)/100; [.AU$13])" office:value-type="float" office:value="17.9" calcext:value-type="float">
            <text:p>17.9</text:p>
          </table:table-cell>
          <table:table-cell table:formula="of:=MIN([.AV$2]+[.AV$12]+[.AV$3]*([.$A9]-[.$AO$4]-1)/100; [.AV$13])" office:value-type="float" office:value="9.3" calcext:value-type="float">
            <text:p>9.3</text:p>
          </table:table-cell>
          <table:table-cell table:formula="of:=MIN([.AW$2]+[.AW$12]+[.AW$3]*([.$A9]-[.$AO$4]-1)/100; [.AW$13])" office:value-type="float" office:value="16.8" calcext:value-type="float">
            <text:p>16.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AZ$2]+[.AZ$12]+[.AZ$3]*([.$A9]-[.$AY$4])/100; [.AZ$13])" office:value-type="float" office:value="40.6" calcext:value-type="float">
            <text:p>40.6</text:p>
          </table:table-cell>
          <table:table-cell table:formula="of:=MIN([.BA$2]+[.BA$12]+[.BA$3]*([.$A9]-[.$AY$4])/100; [.BA$13])" office:value-type="float" office:value="19" calcext:value-type="float">
            <text:p>19</text:p>
          </table:table-cell>
          <table:table-cell table:formula="of:=MIN([.BB$2]+[.BB$12]+[.BB$3]*([.$A9]-[.$AY$4])/100; [.BB$13])" office:value-type="float" office:value="1.9" calcext:value-type="float">
            <text:p>1.9</text:p>
          </table:table-cell>
          <table:table-cell table:formula="of:=MIN([.BC$2]+[.BC$12]+[.BC$3]*([.$A9]-[.$AY$4])/100; [.BC$13])" office:value-type="float" office:value="18.1" calcext:value-type="float">
            <text:p>18.1</text:p>
          </table:table-cell>
          <table:table-cell table:formula="of:=MIN([.BD$2]+[.BD$12]+[.BD$3]*([.$A9]-[.$AY$4])/100; [.BD$13])" office:value-type="float" office:value="17.1" calcext:value-type="float">
            <text:p>17.1</text:p>
          </table:table-cell>
          <table:table-cell table:formula="of:=MIN([.BE$2]+[.BE$12]+[.BE$3]*([.$A9]-[.$AY$4])/100; [.BE$13])" office:value-type="float" office:value="15.4" calcext:value-type="float">
            <text:p>15.4</text:p>
          </table:table-cell>
          <table:table-cell table:formula="of:=MIN([.BF$2]+[.BF$12]+[.BF$3]*([.$A9]-[.$AY$4])/100; [.BF$13])" office:value-type="float" office:value="16.2" calcext:value-type="float">
            <text:p>16.2</text:p>
          </table:table-cell>
          <table:table-cell table:formula="of:=MIN([.BG$2]+[.BG$12]+[.BG$3]*([.$A9]-[.$AY$4])/100; [.BG$13])" office:value-type="float" office:value="10.4" calcext:value-type="float">
            <text:p>10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BJ$2]+[.BJ$12]+[.BJ$3]*([.$A9]-[.$BI$4])/100; [.BJ$13])" office:value-type="float" office:value="37" calcext:value-type="float">
            <text:p>37</text:p>
          </table:table-cell>
          <table:table-cell table:formula="of:=MIN([.BK$2]+[.BK$12]+[.BK$3]*([.$A9]-[.$BI$4])/100; [.BK$13])" office:value-type="float" office:value="13" calcext:value-type="float">
            <text:p>13</text:p>
          </table:table-cell>
          <table:table-cell table:formula="of:=MIN([.BL$2]+[.BL$12]+[.BL$3]*([.$A9]-[.$BI$4])/100; [.BL$13])" office:value-type="float" office:value="8" calcext:value-type="float">
            <text:p>8</text:p>
          </table:table-cell>
          <table:table-cell table:formula="of:=MIN([.BM$2]+[.BM$12]+[.BM$3]*([.$A9]-[.$BI$4])/100; [.BM$13])" office:value-type="float" office:value="19" calcext:value-type="float">
            <text:p>19</text:p>
          </table:table-cell>
          <table:table-cell table:formula="of:=MIN([.BN$2]+[.BN$12]+[.BN$3]*([.$A9]-[.$BI$4])/100; [.BN$13])" office:value-type="float" office:value="29" calcext:value-type="float">
            <text:p>29</text:p>
          </table:table-cell>
          <table:table-cell table:formula="of:=MIN([.BO$2]+[.BO$12]+[.BO$3]*([.$A9]-[.$BI$4])/100; [.BO$13])" office:value-type="float" office:value="21" calcext:value-type="float">
            <text:p>21</text:p>
          </table:table-cell>
          <table:table-cell table:formula="of:=MIN([.BP$2]+[.BP$12]+[.BP$3]*([.$A9]-[.$BI$4])/100; [.BP$13])" office:value-type="float" office:value="10" calcext:value-type="float">
            <text:p>10</text:p>
          </table:table-cell>
          <table:table-cell table:formula="of:=MIN([.BQ$2]+[.BQ$12]+[.BQ$3]*([.$A9]-[.$BI$4])/100; [.BQ$13])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BT$2]+[.BT$12]+[.BT$3]*([.$A9]-[.$BS$4])/100; [.BT$13])" office:value-type="float" office:value="49" calcext:value-type="float">
            <text:p>49</text:p>
          </table:table-cell>
          <table:table-cell table:formula="of:=MIN([.BU$2]+[.BU$12]+[.BU$3]*([.$A9]-[.$BS$4])/100; [.BU$13])" office:value-type="float" office:value="23" calcext:value-type="float">
            <text:p>23</text:p>
          </table:table-cell>
          <table:table-cell table:formula="of:=MIN([.BV$2]+[.BV$12]+[.BV$3]*([.$A9]-[.$BS$4])/100; [.BV$13])" office:value-type="float" office:value="4" calcext:value-type="float">
            <text:p>4</text:p>
          </table:table-cell>
          <table:table-cell table:formula="of:=MIN([.BW$2]+[.BW$12]+[.BW$3]*([.$A9]-[.$BS$4])/100; [.BW$13])" office:value-type="float" office:value="18" calcext:value-type="float">
            <text:p>18</text:p>
          </table:table-cell>
          <table:table-cell table:formula="of:=MIN([.BX$2]+[.BX$12]+[.BX$3]*([.$A9]-[.$BS$4])/100; [.BX$13])" office:value-type="float" office:value="14" calcext:value-type="float">
            <text:p>14</text:p>
          </table:table-cell>
          <table:table-cell table:formula="of:=MIN([.BY$2]+[.BY$12]+[.BY$3]*([.$A9]-[.$BS$4])/100; [.BY$13])" office:value-type="float" office:value="11" calcext:value-type="float">
            <text:p>11</text:p>
          </table:table-cell>
          <table:table-cell table:formula="of:=MIN([.BZ$2]+[.BZ$12]+[.BZ$3]*([.$A9]-[.$BS$4])/100; [.BZ$13])" office:value-type="float" office:value="25" calcext:value-type="float">
            <text:p>25</text:p>
          </table:table-cell>
          <table:table-cell table:formula="of:=MIN([.CA$2]+[.CA$12]+[.CA$3]*([.$A9]-[.$BS$4])/100; [.CA$13]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CD$2]+[.CD$12]+[.CD$3]*([.$A9]-[.$CC$4])/100; [.CD$13])" office:value-type="float" office:value="37.3" calcext:value-type="float">
            <text:p>37.3</text:p>
          </table:table-cell>
          <table:table-cell table:formula="of:=MIN([.CE$2]+[.CE$12]+[.CE$3]*([.$A9]-[.$CC$4])/100; [.CE$13])" office:value-type="float" office:value="20" calcext:value-type="float">
            <text:p>20</text:p>
          </table:table-cell>
          <table:table-cell table:formula="of:=MIN([.CF$2]+[.CF$12]+[.CF$3]*([.$A9]-[.$CC$4])/100; [.CF$13])" office:value-type="float" office:value="14" calcext:value-type="float">
            <text:p>14</text:p>
          </table:table-cell>
          <table:table-cell table:formula="of:=MIN([.CG$2]+[.CG$12]+[.CG$3]*([.$A9]-[.$CC$4])/100; [.CG$13])" office:value-type="float" office:value="23.6" calcext:value-type="float">
            <text:p>23.6</text:p>
          </table:table-cell>
          <table:table-cell table:formula="of:=MIN([.CH$2]+[.CH$12]+[.CH$3]*([.$A9]-[.$CC$4])/100; [.CH$13])" office:value-type="float" office:value="24" calcext:value-type="float">
            <text:p>24</text:p>
          </table:table-cell>
          <table:table-cell table:formula="of:=MIN([.CI$2]+[.CI$12]+[.CI$3]*([.$A9]-[.$CC$4])/100; [.CI$13])" office:value-type="float" office:value="10.5" calcext:value-type="float">
            <text:p>10.5</text:p>
          </table:table-cell>
          <table:table-cell table:formula="of:=MIN([.CJ$2]+[.CJ$12]+[.CJ$3]*([.$A9]-[.$CC$4])/100; [.CJ$13])" office:value-type="float" office:value="20" calcext:value-type="float">
            <text:p>20</text:p>
          </table:table-cell>
          <table:table-cell table:formula="of:=MIN([.CK$2]+[.CK$12]+[.CK$3]*([.$A9]-[.$CC$4])/100; [.CK$13])" office:value-type="float" office:value="10.5" calcext:value-type="float">
            <text:p>10.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CN$2]+[.CN$12]+[.CN$3]*([.$A9]-[.$CM$4])/100; [.CN$13])" office:value-type="float" office:value="37" calcext:value-type="float">
            <text:p>37</text:p>
          </table:table-cell>
          <table:table-cell table:formula="of:=MIN([.CO$2]+[.CO$12]+[.CO$3]*([.$A9]-[.$CM$4])/100; [.CO$13])" office:value-type="float" office:value="5.4" calcext:value-type="float">
            <text:p>5.4</text:p>
          </table:table-cell>
          <table:table-cell table:formula="of:=MIN([.CP$2]+[.CP$12]+[.CP$3]*([.$A9]-[.$CM$4])/100; [.CP$13])" office:value-type="float" office:value="16.5" calcext:value-type="float">
            <text:p>16.5</text:p>
          </table:table-cell>
          <table:table-cell table:formula="of:=MIN([.CQ$2]+[.CQ$12]+[.CQ$3]*([.$A9]-[.$CM$4])/100; [.CQ$13])" office:value-type="float" office:value="17.9" calcext:value-type="float">
            <text:p>17.9</text:p>
          </table:table-cell>
          <table:table-cell table:formula="of:=MIN([.CR$2]+[.CR$12]+[.CR$3]*([.$A9]-[.$CM$4])/100; [.CR$13])" office:value-type="float" office:value="18.6" calcext:value-type="float">
            <text:p>18.6</text:p>
          </table:table-cell>
          <table:table-cell table:formula="of:=MIN([.CS$2]+[.CS$12]+[.CS$3]*([.$A9]-[.$CM$4])/100; [.CS$13])" office:value-type="float" office:value="15.6" calcext:value-type="float">
            <text:p>15.6</text:p>
          </table:table-cell>
          <table:table-cell table:formula="of:=MIN([.CT$2]+[.CT$12]+[.CT$3]*([.$A9]-[.$CM$4])/100; [.CT$13])" office:value-type="float" office:value="11.2" calcext:value-type="float">
            <text:p>11.2</text:p>
          </table:table-cell>
          <table:table-cell table:formula="of:=MIN([.CU$2]+[.CU$12]+[.CU$3]*([.$A9]-[.$CM$4])/100; [.CU$13])" office:value-type="float" office:value="21" calcext:value-type="float">
            <text:p>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CX$2]+[.CX$12]+[.CX$3]*([.$A9]-[.$CW$4])/100; [.CX$13])" office:value-type="float" office:value="36.8" calcext:value-type="float">
            <text:p>36.8</text:p>
          </table:table-cell>
          <table:table-cell table:formula="of:=MIN([.CY$2]+[.CY$12]+[.CY$3]*([.$A9]-[.$CW$4])/100; [.CY$13])" office:value-type="float" office:value="2.6" calcext:value-type="float">
            <text:p>2.6</text:p>
          </table:table-cell>
          <table:table-cell table:formula="of:=MIN([.CZ$2]+[.CZ$12]+[.CZ$3]*([.$A9]-[.$CW$4])/100; [.CZ$13])" office:value-type="float" office:value="20" calcext:value-type="float">
            <text:p>20</text:p>
          </table:table-cell>
          <table:table-cell table:formula="of:=MIN([.DA$2]+[.DA$12]+[.DA$3]*([.$A9]-[.$CW$4])/100; [.DA$13])" office:value-type="float" office:value="18.8" calcext:value-type="float">
            <text:p>18.8</text:p>
          </table:table-cell>
          <table:table-cell table:formula="of:=MIN([.DB$2]+[.DB$12]+[.DB$3]*([.$A9]-[.$CW$4])/100; [.DB$13])" office:value-type="float" office:value="18.2" calcext:value-type="float">
            <text:p>18.2</text:p>
          </table:table-cell>
          <table:table-cell table:formula="of:=MIN([.DC$2]+[.DC$12]+[.DC$3]*([.$A9]-[.$CW$4])/100; [.DC$13])" office:value-type="float" office:value="12" calcext:value-type="float">
            <text:p>12</text:p>
          </table:table-cell>
          <table:table-cell table:formula="of:=MIN([.DD$2]+[.DD$12]+[.DD$3]*([.$A9]-[.$CW$4])/100; [.DD$13])" office:value-type="float" office:value="12.6" calcext:value-type="float">
            <text:p>12.6</text:p>
          </table:table-cell>
          <table:table-cell table:formula="of:=MIN([.DE$2]+[.DE$12]+[.DE$3]*([.$A9]-[.$CW$4])/100; [.DE$13])" office:value-type="float" office:value="17.8" calcext:value-type="float">
            <text:p>17.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DH$2]+[.DH$12]+[.DH$3]*([.$A9]-[.$DG$4])/100; [.DH$13])" office:value-type="float" office:value="35" calcext:value-type="float">
            <text:p>35</text:p>
          </table:table-cell>
          <table:table-cell table:formula="of:=MIN([.DI$2]+[.DI$12]+[.DI$3]*([.$A9]-[.$DG$4])/100; [.DI$13])" office:value-type="float" office:value="12.25" calcext:value-type="float">
            <text:p>12.25</text:p>
          </table:table-cell>
          <table:table-cell table:formula="of:=MIN([.DJ$2]+[.DJ$12]+[.DJ$3]*([.$A9]-[.$DG$4])/100; [.DJ$13])" office:value-type="float" office:value="0.25" calcext:value-type="float">
            <text:p>0.25</text:p>
          </table:table-cell>
          <table:table-cell table:formula="of:=MIN([.DK$2]+[.DK$12]+[.DK$3]*([.$A9]-[.$DG$4])/100; [.DK$13])" office:value-type="float" office:value="15.75" calcext:value-type="float">
            <text:p>15.75</text:p>
          </table:table-cell>
          <table:table-cell table:formula="of:=MIN([.DL$2]+[.DL$12]+[.DL$3]*([.$A9]-[.$DG$4])/100; [.DL$13])" office:value-type="float" office:value="13" calcext:value-type="float">
            <text:p>13</text:p>
          </table:table-cell>
          <table:table-cell table:formula="of:=MIN([.DM$2]+[.DM$12]+[.DM$3]*([.$A9]-[.$DG$4])/100; [.DM$13])" office:value-type="float" office:value="5" calcext:value-type="float">
            <text:p>5</text:p>
          </table:table-cell>
          <table:table-cell table:formula="of:=MIN([.DN$2]+[.DN$12]+[.DN$3]*([.$A9]-[.$DG$4])/100; [.DN$13])" office:value-type="float" office:value="8.75" calcext:value-type="float">
            <text:p>8.75</text:p>
          </table:table-cell>
          <table:table-cell table:formula="of:=MIN([.DO$2]+[.DO$12]+[.DO$3]*([.$A9]-[.$DG$4])/100; [.DO$1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IN([.B$2]+[.B$12]+[.B$3]*([.$A10]-[.$A$4])/100; [.B$13])" office:value-type="float" office:value="35.9" calcext:value-type="float">
            <text:p>35.9</text:p>
          </table:table-cell>
          <table:table-cell table:formula="of:=MIN([.C$2]+[.C$12]+[.C$3]*([.$A10]-[.$A$4])/100; [.C$13])" office:value-type="float" office:value="14.9" calcext:value-type="float">
            <text:p>14.9</text:p>
          </table:table-cell>
          <table:table-cell table:formula="of:=MIN([.D$2]+[.D$12]+[.D$3]*([.$A10]-[.$A$4])/100; [.D$13])" office:value-type="float" office:value="7.4" calcext:value-type="float">
            <text:p>7.4</text:p>
          </table:table-cell>
          <table:table-cell table:style-name="ce4" table:formula="of:=MIN([.E$2]+[.E$12]+[.E$3]*([.$A10]-[.$A$4])/100; [.E$13])" office:value-type="float" office:value="19.5" calcext:value-type="float">
            <text:p>19.5</text:p>
          </table:table-cell>
          <table:table-cell table:formula="of:=MIN([.F$2]+[.F$12]+[.F$3]*([.$A10]-[.$A$4])/100; [.F$13])" office:value-type="float" office:value="20" calcext:value-type="float">
            <text:p>20</text:p>
          </table:table-cell>
          <table:table-cell table:formula="of:=MIN([.G$2]+[.G$12]+[.G$3]*([.$A10]-[.$A$4])/100; [.G$13])" office:value-type="float" office:value="16.4" calcext:value-type="float">
            <text:p>16.4</text:p>
          </table:table-cell>
          <table:table-cell table:formula="of:=MIN([.H$2]+[.H$12]+[.H$3]*([.$A10]-[.$A$4])/100; [.H$13])" office:value-type="float" office:value="10.3" calcext:value-type="float">
            <text:p>10.3</text:p>
          </table:table-cell>
          <table:table-cell table:formula="of:=MIN([.I$2]+[.I$12]+[.I$3]*([.$A10]-[.$A$4])/100; [.I$13])" office:value-type="float" office:value="9.2" calcext:value-type="float">
            <text:p>9.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L$2]+[.L$12]+[.L$3]*([.$A10]-[.$K$4])/100; [.L$13])" office:value-type="float" office:value="25.7" calcext:value-type="float">
            <text:p>25.7</text:p>
          </table:table-cell>
          <table:table-cell table:formula="of:=MIN([.M$2]+[.M$12]+[.M$3]*([.$A10]-[.$K$4])/100; [.M$13])" office:value-type="float" office:value="2.7" calcext:value-type="float">
            <text:p>2.7</text:p>
          </table:table-cell>
          <table:table-cell table:formula="of:=MIN([.N$2]+[.N$12]+[.N$3]*([.$A10]-[.$K$4])/100; [.N$13])" office:value-type="float" office:value="15.7" calcext:value-type="float">
            <text:p>15.7</text:p>
          </table:table-cell>
          <table:table-cell table:formula="of:=MIN([.O$2]+[.O$12]+[.O$3]*([.$A10]-[.$K$4])/100; [.O$13])" office:value-type="float" office:value="12.2" calcext:value-type="float">
            <text:p>12.2</text:p>
          </table:table-cell>
          <table:table-cell table:formula="of:=MIN([.P$2]+[.P$12]+[.P$3]*([.$A10]-[.$K$4])/100; [.P$13])" office:value-type="float" office:value="15.9" calcext:value-type="float">
            <text:p>15.9</text:p>
          </table:table-cell>
          <table:table-cell table:formula="of:=MIN([.Q$2]+[.Q$12]+[.Q$3]*([.$A10]-[.$K$4])/100; [.Q$13])" office:value-type="float" office:value="18.4" calcext:value-type="float">
            <text:p>18.4</text:p>
          </table:table-cell>
          <table:table-cell table:formula="of:=MIN([.R$2]+[.R$12]+[.R$3]*([.$A10]-[.$K$4])/100; [.R$13])" office:value-type="float" office:value="7.6" calcext:value-type="float">
            <text:p>7.6</text:p>
          </table:table-cell>
          <table:table-cell table:style-name="ce4" table:formula="of:=MIN([.S$2]+[.S$12]+[.S$3]*([.$A10]-[.$K$4])/100; [.S$13])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" table:formula="of:=MIN([.V$2]+[.V$12]+[.V$3]*([.$A10]-[.$U$4])/100; [.V$13])" office:value-type="float" office:value="40" calcext:value-type="float">
            <text:p>40</text:p>
          </table:table-cell>
          <table:table-cell table:formula="of:=MIN([.W$2]+[.W$12]+[.W$3]*([.$A10]-[.$U$4])/100; [.W$13])" office:value-type="float" office:value="18.8" calcext:value-type="float">
            <text:p>18.8</text:p>
          </table:table-cell>
          <table:table-cell table:formula="of:=MIN([.X$2]+[.X$12]+[.X$3]*([.$A10]-[.$U$4])/100; [.X$13])" office:value-type="float" office:value="0.8" calcext:value-type="float">
            <text:p>0.8</text:p>
          </table:table-cell>
          <table:table-cell table:formula="of:=MIN([.Y$2]+[.Y$12]+[.Y$3]*([.$A10]-[.$U$4])/100; [.Y$13])" office:value-type="float" office:value="14.6" calcext:value-type="float">
            <text:p>14.6</text:p>
          </table:table-cell>
          <table:table-cell table:formula="of:=MIN([.Z$2]+[.Z$12]+[.Z$3]*([.$A10]-[.$U$4])/100; [.Z$13])" office:value-type="float" office:value="12.8" calcext:value-type="float">
            <text:p>12.8</text:p>
          </table:table-cell>
          <table:table-cell table:formula="of:=MIN([.AA$2]+[.AA$12]+[.AA$3]*([.$A10]-[.$U$4])/100; [.AA$13])" office:value-type="float" office:value="10.2" calcext:value-type="float">
            <text:p>10.2</text:p>
          </table:table-cell>
          <table:table-cell table:formula="of:=MIN([.AB$2]+[.AB$12]+[.AB$3]*([.$A10]-[.$U$4])/100; [.AB$13])" office:value-type="float" office:value="11.6" calcext:value-type="float">
            <text:p>11.6</text:p>
          </table:table-cell>
          <table:table-cell table:formula="of:=MIN([.AC$2]+[.AC$12]+[.AC$3]*([.$A10]-[.$U$4])/100; [.AC$13])" office:value-type="float" office:value="6.2" calcext:value-type="float">
            <text:p>6.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AF$2]+[.AF$12]+[.AF$3]*([.$A10]-[.$U$4])/100; [.AF$13])" office:value-type="float" office:value="28.8" calcext:value-type="float">
            <text:p>28.8</text:p>
          </table:table-cell>
          <table:table-cell table:formula="of:=MIN([.AG$2]+[.AG$12]+[.AG$3]*([.$A10]-[.$U$4])/100; [.AG$13])" office:value-type="float" office:value="15.8" calcext:value-type="float">
            <text:p>15.8</text:p>
          </table:table-cell>
          <table:table-cell table:formula="of:=MIN([.AH$2]+[.AH$12]+[.AH$3]*([.$A10]-[.$U$4])/100; [.AH$13])" office:value-type="float" office:value="8.6" calcext:value-type="float">
            <text:p>8.6</text:p>
          </table:table-cell>
          <table:table-cell table:formula="of:=MIN([.AI$2]+[.AI$12]+[.AI$3]*([.$A10]-[.$U$4])/100; [.AI$13])" office:value-type="float" office:value="18.8" calcext:value-type="float">
            <text:p>18.8</text:p>
          </table:table-cell>
          <table:table-cell table:style-name="ce6" table:formula="of:=MIN([.AJ$2]+[.AJ$12]+[.AJ$3]*([.$A10]-[.$U$4])/100; [.AJ$13])" office:value-type="float" office:value="19" calcext:value-type="float">
            <text:p>19</text:p>
          </table:table-cell>
          <table:table-cell table:formula="of:=MIN([.AK$2]+[.AK$12]+[.AK$3]*([.$A10]-[.$U$4])/100; [.AK$13])" office:value-type="float" office:value="7" calcext:value-type="float">
            <text:p>7</text:p>
          </table:table-cell>
          <table:table-cell table:formula="of:=MIN([.AL$2]+[.AL$12]+[.AL$3]*([.$A10]-[.$U$4])/100; [.AL$13])" office:value-type="float" office:value="7.2" calcext:value-type="float">
            <text:p>7.2</text:p>
          </table:table-cell>
          <table:table-cell table:formula="of:=MIN([.AM$2]+[.AM$12]+[.AM$3]*([.$A10]-[.$U$4])/100; [.AM$13])" office:value-type="float" office:value="10.4" calcext:value-type="float">
            <text:p>10.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AP$2]+[.AP$12]+[.AP$3]*([.$A10]-[.$AO$4])/100; [.AP$13])" office:value-type="float" office:value="35.3" calcext:value-type="float">
            <text:p>35.3</text:p>
          </table:table-cell>
          <table:table-cell table:formula="of:=MIN([.AQ$2]+[.AQ$12]+[.AQ$3]*([.$A10]-[.$AO$4]-1)/100; [.AQ$13])" office:value-type="float" office:value="4.2" calcext:value-type="float">
            <text:p>4.2</text:p>
          </table:table-cell>
          <table:table-cell table:style-name="ce6" table:formula="of:=MIN([.AR$2]+[.AR$12]+[.AR$3]*([.$A10]-[.$AO$4]-1)/100; [.AR$13])" office:value-type="float" office:value="28" calcext:value-type="float">
            <text:p>28</text:p>
          </table:table-cell>
          <table:table-cell table:formula="of:=MIN([.AS$2]+[.AS$12]+[.AS$3]*([.$A10]-[.$AO$4]-1)/100; [.AS$13])" office:value-type="float" office:value="16.6" calcext:value-type="float">
            <text:p>16.6</text:p>
          </table:table-cell>
          <table:table-cell table:formula="of:=MIN([.AT$2]+[.AT$12]+[.AT$3]*([.$A10]-[.$AO$4]-1)/100; [.AT$13])" office:value-type="float" office:value="21.4" calcext:value-type="float">
            <text:p>21.4</text:p>
          </table:table-cell>
          <table:table-cell table:formula="of:=MIN([.AU$2]+[.AU$12]+[.AU$3]*([.$A10]-[.$AO$4]-1)/100; [.AU$13])" office:value-type="float" office:value="22.4" calcext:value-type="float">
            <text:p>22.4</text:p>
          </table:table-cell>
          <table:table-cell table:formula="of:=MIN([.AV$2]+[.AV$12]+[.AV$3]*([.$A10]-[.$AO$4]-1)/100; [.AV$13])" office:value-type="float" office:value="10.8" calcext:value-type="float">
            <text:p>10.8</text:p>
          </table:table-cell>
          <table:table-cell table:formula="of:=MIN([.AW$2]+[.AW$12]+[.AW$3]*([.$A10]-[.$AO$4]-1)/100; [.AW$13])" office:value-type="float" office:value="20.8" calcext:value-type="float">
            <text:p>20.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AZ$2]+[.AZ$12]+[.AZ$3]*([.$A10]-[.$AY$4])/100; [.AZ$13])" office:value-type="float" office:value="47.6" calcext:value-type="float">
            <text:p>47.6</text:p>
          </table:table-cell>
          <table:table-cell table:style-name="ce6" table:formula="of:=MIN([.BA$2]+[.BA$12]+[.BA$3]*([.$A10]-[.$AY$4])/100; [.BA$13])" office:value-type="float" office:value="24" calcext:value-type="float">
            <text:p>24</text:p>
          </table:table-cell>
          <table:table-cell table:formula="of:=MIN([.BB$2]+[.BB$12]+[.BB$3]*([.$A10]-[.$AY$4])/100; [.BB$13])" office:value-type="float" office:value="2.4" calcext:value-type="float">
            <text:p>2.4</text:p>
          </table:table-cell>
          <table:table-cell table:formula="of:=MIN([.BC$2]+[.BC$12]+[.BC$3]*([.$A10]-[.$AY$4])/100; [.BC$13])" office:value-type="float" office:value="22.6" calcext:value-type="float">
            <text:p>22.6</text:p>
          </table:table-cell>
          <table:table-cell table:formula="of:=MIN([.BD$2]+[.BD$12]+[.BD$3]*([.$A10]-[.$AY$4])/100; [.BD$13])" office:value-type="float" office:value="21.6" calcext:value-type="float">
            <text:p>21.6</text:p>
          </table:table-cell>
          <table:table-cell table:formula="of:=MIN([.BE$2]+[.BE$12]+[.BE$3]*([.$A10]-[.$AY$4])/100; [.BE$13])" office:value-type="float" office:value="18.4" calcext:value-type="float">
            <text:p>18.4</text:p>
          </table:table-cell>
          <table:table-cell table:formula="of:=MIN([.BF$2]+[.BF$12]+[.BF$3]*([.$A10]-[.$AY$4])/100; [.BF$13])" office:value-type="float" office:value="20.2" calcext:value-type="float">
            <text:p>20.2</text:p>
          </table:table-cell>
          <table:table-cell table:formula="of:=MIN([.BG$2]+[.BG$12]+[.BG$3]*([.$A10]-[.$AY$4])/100; [.BG$13])" office:value-type="float" office:value="13.4" calcext:value-type="float">
            <text:p>13.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BJ$2]+[.BJ$12]+[.BJ$3]*([.$A10]-[.$BI$4])/100; [.BJ$13])" office:value-type="float" office:value="44" calcext:value-type="float">
            <text:p>44</text:p>
          </table:table-cell>
          <table:table-cell table:formula="of:=MIN([.BK$2]+[.BK$12]+[.BK$3]*([.$A10]-[.$BI$4])/100; [.BK$13])" office:value-type="float" office:value="16" calcext:value-type="float">
            <text:p>16</text:p>
          </table:table-cell>
          <table:table-cell table:formula="of:=MIN([.BL$2]+[.BL$12]+[.BL$3]*([.$A10]-[.$BI$4])/100; [.BL$13])" office:value-type="float" office:value="9.5" calcext:value-type="float">
            <text:p>9.5</text:p>
          </table:table-cell>
          <table:table-cell table:formula="of:=MIN([.BM$2]+[.BM$12]+[.BM$3]*([.$A10]-[.$BI$4])/100; [.BM$13])" office:value-type="float" office:value="23" calcext:value-type="float">
            <text:p>23</text:p>
          </table:table-cell>
          <table:table-cell table:style-name="ce6" table:formula="of:=MIN([.BN$2]+[.BN$12]+[.BN$3]*([.$A10]-[.$BI$4])/100; [.BN$13])" office:value-type="float" office:value="30" calcext:value-type="float">
            <text:p>30</text:p>
          </table:table-cell>
          <table:table-cell table:formula="of:=MIN([.BO$2]+[.BO$12]+[.BO$3]*([.$A10]-[.$BI$4])/100; [.BO$13])" office:value-type="float" office:value="26" calcext:value-type="float">
            <text:p>26</text:p>
          </table:table-cell>
          <table:table-cell table:formula="of:=MIN([.BP$2]+[.BP$12]+[.BP$3]*([.$A10]-[.$BI$4])/100; [.BP$13])" office:value-type="float" office:value="12.5" calcext:value-type="float">
            <text:p>12.5</text:p>
          </table:table-cell>
          <table:table-cell table:formula="of:=MIN([.BQ$2]+[.BQ$12]+[.BQ$3]*([.$A10]-[.$BI$4])/100; [.BQ$13])"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BT$2]+[.BT$12]+[.BT$3]*([.$A10]-[.$BS$4])/100; [.BT$13])" office:value-type="float" office:value="58" calcext:value-type="float">
            <text:p>58</text:p>
          </table:table-cell>
          <table:table-cell table:formula="of:=MIN([.BU$2]+[.BU$12]+[.BU$3]*([.$A10]-[.$BS$4])/100; [.BU$13])" office:value-type="float" office:value="27" calcext:value-type="float">
            <text:p>27</text:p>
          </table:table-cell>
          <table:table-cell table:formula="of:=MIN([.BV$2]+[.BV$12]+[.BV$3]*([.$A10]-[.$BS$4])/100; [.BV$13])" office:value-type="float" office:value="6" calcext:value-type="float">
            <text:p>6</text:p>
          </table:table-cell>
          <table:table-cell table:formula="of:=MIN([.BW$2]+[.BW$12]+[.BW$3]*([.$A10]-[.$BS$4])/100; [.BW$13])" office:value-type="float" office:value="21" calcext:value-type="float">
            <text:p>21</text:p>
          </table:table-cell>
          <table:table-cell table:formula="of:=MIN([.BX$2]+[.BX$12]+[.BX$3]*([.$A10]-[.$BS$4])/100; [.BX$13])" office:value-type="float" office:value="17" calcext:value-type="float">
            <text:p>17</text:p>
          </table:table-cell>
          <table:table-cell table:formula="of:=MIN([.BY$2]+[.BY$12]+[.BY$3]*([.$A10]-[.$BS$4])/100; [.BY$13])" office:value-type="float" office:value="14.5" calcext:value-type="float">
            <text:p>14.5</text:p>
          </table:table-cell>
          <table:table-cell table:style-name="ce6" table:formula="of:=MIN([.BZ$2]+[.BZ$12]+[.BZ$3]*([.$A10]-[.$BS$4])/100; [.BZ$13])" office:value-type="float" office:value="30" calcext:value-type="float">
            <text:p>30</text:p>
          </table:table-cell>
          <table:table-cell table:formula="of:=MIN([.CA$2]+[.CA$12]+[.CA$3]*([.$A10]-[.$BS$4])/100; [.CA$13])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CD$2]+[.CD$12]+[.CD$3]*([.$A10]-[.$CC$4])/100; [.CD$13])" office:value-type="float" office:value="42.8" calcext:value-type="float">
            <text:p>42.8</text:p>
          </table:table-cell>
          <table:table-cell table:style-name="ce6" table:formula="of:=MIN([.CE$2]+[.CE$12]+[.CE$3]*([.$A10]-[.$CC$4])/100; [.CE$13])" office:value-type="float" office:value="25" calcext:value-type="float">
            <text:p>25</text:p>
          </table:table-cell>
          <table:table-cell table:formula="of:=MIN([.CF$2]+[.CF$12]+[.CF$3]*([.$A10]-[.$CC$4])/100; [.CF$13])" office:value-type="float" office:value="19" calcext:value-type="float">
            <text:p>19</text:p>
          </table:table-cell>
          <table:table-cell table:style-name="ce6" table:formula="of:=MIN([.CG$2]+[.CG$12]+[.CG$3]*([.$A10]-[.$CC$4])/100; [.CG$13])" office:value-type="float" office:value="28" calcext:value-type="float">
            <text:p>28</text:p>
          </table:table-cell>
          <table:table-cell table:style-name="ce6" table:formula="of:=MIN([.CH$2]+[.CH$12]+[.CH$3]*([.$A10]-[.$CC$4])/100; [.CH$13])" office:value-type="float" office:value="26" calcext:value-type="float">
            <text:p>26</text:p>
          </table:table-cell>
          <table:table-cell table:formula="of:=MIN([.CI$2]+[.CI$12]+[.CI$3]*([.$A10]-[.$CC$4])/100; [.CI$13])" office:value-type="float" office:value="13" calcext:value-type="float">
            <text:p>13</text:p>
          </table:table-cell>
          <table:table-cell table:formula="of:=MIN([.CJ$2]+[.CJ$12]+[.CJ$3]*([.$A10]-[.$CC$4])/100; [.CJ$13])" office:value-type="float" office:value="25" calcext:value-type="float">
            <text:p>25</text:p>
          </table:table-cell>
          <table:table-cell table:formula="of:=MIN([.CK$2]+[.CK$12]+[.CK$3]*([.$A10]-[.$CC$4])/100; [.CK$13])"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CN$2]+[.CN$12]+[.CN$3]*([.$A10]-[.$CM$4])/100; [.CN$13])" office:value-type="float" office:value="42" calcext:value-type="float">
            <text:p>42</text:p>
          </table:table-cell>
          <table:table-cell table:formula="of:=MIN([.CO$2]+[.CO$12]+[.CO$3]*([.$A10]-[.$CM$4])/100; [.CO$13])" office:value-type="float" office:value="6.4" calcext:value-type="float">
            <text:p>6.4</text:p>
          </table:table-cell>
          <table:table-cell table:style-name="ce4" table:formula="of:=MIN([.CP$2]+[.CP$12]+[.CP$3]*([.$A10]-[.$CM$4])/100; [.CP$13])" office:value-type="float" office:value="19" calcext:value-type="float">
            <text:p>19</text:p>
          </table:table-cell>
          <table:table-cell table:style-name="ce4" table:formula="of:=MIN([.CQ$2]+[.CQ$12]+[.CQ$3]*([.$A10]-[.$CM$4])/100; [.CQ$13])" office:value-type="float" office:value="21.4" calcext:value-type="float">
            <text:p>21.4</text:p>
          </table:table-cell>
          <table:table-cell table:style-name="ce4" table:formula="of:=MIN([.CR$2]+[.CR$12]+[.CR$3]*([.$A10]-[.$CM$4])/100; [.CR$13])" office:value-type="float" office:value="22.6" calcext:value-type="float">
            <text:p>22.6</text:p>
          </table:table-cell>
          <table:table-cell table:formula="of:=MIN([.CS$2]+[.CS$12]+[.CS$3]*([.$A10]-[.$CM$4])/100; [.CS$13])" office:value-type="float" office:value="19.6" calcext:value-type="float">
            <text:p>19.6</text:p>
          </table:table-cell>
          <table:table-cell table:formula="of:=MIN([.CT$2]+[.CT$12]+[.CT$3]*([.$A10]-[.$CM$4])/100; [.CT$13])" office:value-type="float" office:value="14.2" calcext:value-type="float">
            <text:p>14.2</text:p>
          </table:table-cell>
          <table:table-cell table:style-name="ce6" table:formula="of:=MIN([.CU$2]+[.CU$12]+[.CU$3]*([.$A10]-[.$CM$4])/100; [.CU$13])"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CX$2]+[.CX$12]+[.CX$3]*([.$A10]-[.$CW$4])/100; [.CX$13])" office:value-type="float" office:value="40.8" calcext:value-type="float">
            <text:p>40.8</text:p>
          </table:table-cell>
          <table:table-cell table:formula="of:=MIN([.CY$2]+[.CY$12]+[.CY$3]*([.$A10]-[.$CW$4])/100; [.CY$13])" office:value-type="float" office:value="3.1" calcext:value-type="float">
            <text:p>3.1</text:p>
          </table:table-cell>
          <table:table-cell table:formula="of:=MIN([.CZ$2]+[.CZ$12]+[.CZ$3]*([.$A10]-[.$CW$4])/100; [.CZ$13])" office:value-type="float" office:value="25" calcext:value-type="float">
            <text:p>25</text:p>
          </table:table-cell>
          <table:table-cell table:formula="of:=MIN([.DA$2]+[.DA$12]+[.DA$3]*([.$A10]-[.$CW$4])/100; [.DA$13])" office:value-type="float" office:value="22.8" calcext:value-type="float">
            <text:p>22.8</text:p>
          </table:table-cell>
          <table:table-cell table:formula="of:=MIN([.DB$2]+[.DB$12]+[.DB$3]*([.$A10]-[.$CW$4])/100; [.DB$13])" office:value-type="float" office:value="21.7" calcext:value-type="float">
            <text:p>21.7</text:p>
          </table:table-cell>
          <table:table-cell table:formula="of:=MIN([.DC$2]+[.DC$12]+[.DC$3]*([.$A10]-[.$CW$4])/100; [.DC$13])" office:value-type="float" office:value="14.5" calcext:value-type="float">
            <text:p>14.5</text:p>
          </table:table-cell>
          <table:table-cell table:formula="of:=MIN([.DD$2]+[.DD$12]+[.DD$3]*([.$A10]-[.$CW$4])/100; [.DD$13])" office:value-type="float" office:value="15.6" calcext:value-type="float">
            <text:p>15.6</text:p>
          </table:table-cell>
          <table:table-cell table:formula="of:=MIN([.DE$2]+[.DE$12]+[.DE$3]*([.$A10]-[.$CW$4])/100; [.DE$13])" office:value-type="float" office:value="21.8" calcext:value-type="float">
            <text:p>21.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" table:formula="of:=MIN([.DH$2]+[.DH$12]+[.DH$3]*([.$A10]-[.$DG$4])/100; [.DH$13])" office:value-type="float" office:value="40" calcext:value-type="float">
            <text:p>40</text:p>
          </table:table-cell>
          <table:table-cell table:style-name="ce4" table:formula="of:=MIN([.DI$2]+[.DI$12]+[.DI$3]*([.$A10]-[.$DG$4])/100; [.DI$13])" office:value-type="float" office:value="15.5" calcext:value-type="float">
            <text:p>15.5</text:p>
          </table:table-cell>
          <table:table-cell table:formula="of:=MIN([.DJ$2]+[.DJ$12]+[.DJ$3]*([.$A10]-[.$DG$4])/100; [.DJ$13])" office:value-type="float" office:value="0.5" calcext:value-type="float">
            <text:p>0.5</text:p>
          </table:table-cell>
          <table:table-cell table:formula="of:=MIN([.DK$2]+[.DK$12]+[.DK$3]*([.$A10]-[.$DG$4])/100; [.DK$13])" office:value-type="float" office:value="18.5" calcext:value-type="float">
            <text:p>18.5</text:p>
          </table:table-cell>
          <table:table-cell table:style-name="ce4" table:formula="of:=MIN([.DL$2]+[.DL$12]+[.DL$3]*([.$A10]-[.$DG$4])/100; [.DL$13])" office:value-type="float" office:value="15" calcext:value-type="float">
            <text:p>15</text:p>
          </table:table-cell>
          <table:table-cell table:formula="of:=MIN([.DM$2]+[.DM$12]+[.DM$3]*([.$A10]-[.$DG$4])/100; [.DM$13])" office:value-type="float" office:value="6" calcext:value-type="float">
            <text:p>6</text:p>
          </table:table-cell>
          <table:table-cell table:formula="of:=MIN([.DN$2]+[.DN$12]+[.DN$3]*([.$A10]-[.$DG$4])/100; [.DN$13])" office:value-type="float" office:value="10.5" calcext:value-type="float">
            <text:p>10.5</text:p>
          </table:table-cell>
          <table:table-cell table:formula="of:=MIN([.DO$2]+[.DO$12]+[.DO$3]*([.$A10]-[.$DG$4])/100; [.DO$13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20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7`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20"/>
        </table:table-row>
        <table:table-row table:style-name="ro1">
          <table:table-cell table:formula="of:=SUM([.B24:.I24]) - MIN([.C24]; [.D24])" office:value-type="float" office:value="178.6" calcext:value-type="float">
            <text:p>178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6:.I16]) - MIN([.C16:.D16])" office:value-type="float" office:value="71" calcext:value-type="float">
            <text:p>71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B17:.I17]) - MIN([.C17:.D17])" office:value-type="float" office:value="620" calcext:value-type="float">
            <text:p>620</text:p>
          </table:table-cell>
          <table:table-cell table:number-columns-repeated="1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 table:number-columns-spanned="8" table:number-rows-spanned="1">
            <text:p>Ophie (Guy)</text:p>
          </table:table-cell>
          <table:covered-table-cell table:number-columns-repeated="7"/>
          <table:table-cell table:number-columns-repeated="1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B$16]+[.B$17]*([.$A19]-[.$A$18])/100; [.B$27])" office:value-type="float" office:value="23.5" calcext:value-type="float">
            <text:p>23.5</text:p>
          </table:table-cell>
          <table:table-cell table:formula="of:=MIN([.C$16]+[.C$17]*([.$A19]-[.$A$18])/100; [.C$27])" office:value-type="float" office:value="7.4" calcext:value-type="float">
            <text:p>7.4</text:p>
          </table:table-cell>
          <table:table-cell table:formula="of:=MIN([.D$16]+[.D$17]*([.$A19]-[.$A$18])/100; [.D$27])" office:value-type="float" office:value="1.5" calcext:value-type="float">
            <text:p>1.5</text:p>
          </table:table-cell>
          <table:table-cell table:formula="of:=MIN([.E$16]+[.E$17]*([.$A19]-[.$A$18])/100; [.E$27])" office:value-type="float" office:value="12" calcext:value-type="float">
            <text:p>12</text:p>
          </table:table-cell>
          <table:table-cell table:formula="of:=MIN([.F$16]+[.F$17]*([.$A19]-[.$A$18])/100; [.F$27])" office:value-type="float" office:value="11.6" calcext:value-type="float">
            <text:p>11.6</text:p>
          </table:table-cell>
          <table:table-cell table:formula="of:=MIN([.G$16]+[.G$17]*([.$A19]-[.$A$18])/100; [.G$27])" office:value-type="float" office:value="4.1" calcext:value-type="float">
            <text:p>4.1</text:p>
          </table:table-cell>
          <table:table-cell table:formula="of:=MIN([.H$16]+[.H$17]*([.$A19]-[.$A$18])/100; [.H$27])" office:value-type="float" office:value="5.7" calcext:value-type="float">
            <text:p>5.7</text:p>
          </table:table-cell>
          <table:table-cell table:formula="of:=MIN([.I$16]+[.I$17]*([.$A19]-[.$A$18])/100; [.I$27])" office:value-type="float" office:value="0.5" calcext:value-type="float">
            <text:p>0.5</text:p>
          </table:table-cell>
          <table:table-cell table:number-columns-repeated="1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B$16]+[.B$17]*([.$A20]-[.$A$18])/100; [.B$27])" office:value-type="float" office:value="29.5" calcext:value-type="float">
            <text:p>29.5</text:p>
          </table:table-cell>
          <table:table-cell table:formula="of:=MIN([.C$16]+[.C$17]*([.$A20]-[.$A$18])/100; [.C$27])" office:value-type="float" office:value="9.8" calcext:value-type="float">
            <text:p>9.8</text:p>
          </table:table-cell>
          <table:table-cell table:formula="of:=MIN([.D$16]+[.D$17]*([.$A20]-[.$A$18])/100; [.D$27])" office:value-type="float" office:value="3.5" calcext:value-type="float">
            <text:p>3.5</text:p>
          </table:table-cell>
          <table:table-cell table:formula="of:=MIN([.E$16]+[.E$17]*([.$A20]-[.$A$18])/100; [.E$27])" office:value-type="float" office:value="16" calcext:value-type="float">
            <text:p>16</text:p>
          </table:table-cell>
          <table:table-cell table:formula="of:=MIN([.F$16]+[.F$17]*([.$A20]-[.$A$18])/100; [.F$27])" office:value-type="float" office:value="17.2" calcext:value-type="float">
            <text:p>17.2</text:p>
          </table:table-cell>
          <table:table-cell table:formula="of:=MIN([.G$16]+[.G$17]*([.$A20]-[.$A$18])/100; [.G$27])" office:value-type="float" office:value="7.7" calcext:value-type="float">
            <text:p>7.7</text:p>
          </table:table-cell>
          <table:table-cell table:formula="of:=MIN([.H$16]+[.H$17]*([.$A20]-[.$A$18])/100; [.H$27])" office:value-type="float" office:value="6.9" calcext:value-type="float">
            <text:p>6.9</text:p>
          </table:table-cell>
          <table:table-cell table:formula="of:=MIN([.I$16]+[.I$17]*([.$A20]-[.$A$18])/100; [.I$27])" office:value-type="float" office:value="2.5" calcext:value-type="float">
            <text:p>2.5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16]+[.B$17]*([.$A21]-[.$A$18])/100; [.B$27])" office:value-type="float" office:value="37" calcext:value-type="float">
            <text:p>37</text:p>
          </table:table-cell>
          <table:table-cell table:formula="of:=MIN([.C$16]+[.C$17]*([.$A21]-[.$A$18])/100; [.C$27])" office:value-type="float" office:value="12.8" calcext:value-type="float">
            <text:p>12.8</text:p>
          </table:table-cell>
          <table:table-cell table:formula="of:=MIN([.D$16]+[.D$17]*([.$A21]-[.$A$18])/100; [.D$27])" office:value-type="float" office:value="6" calcext:value-type="float">
            <text:p>6</text:p>
          </table:table-cell>
          <table:table-cell table:formula="of:=MIN([.E$16]+[.E$17]*([.$A21]-[.$A$18])/100; [.E$27])" office:value-type="float" office:value="21" calcext:value-type="float">
            <text:p>21</text:p>
          </table:table-cell>
          <table:table-cell table:formula="of:=MIN([.F$16]+[.F$17]*([.$A21]-[.$A$18])/100; [.F$27])" office:value-type="float" office:value="24.2" calcext:value-type="float">
            <text:p>24.2</text:p>
          </table:table-cell>
          <table:table-cell table:formula="of:=MIN([.G$16]+[.G$17]*([.$A21]-[.$A$18])/100; [.G$27])" office:value-type="float" office:value="12.2" calcext:value-type="float">
            <text:p>12.2</text:p>
          </table:table-cell>
          <table:table-cell table:formula="of:=MIN([.H$16]+[.H$17]*([.$A21]-[.$A$18])/100; [.H$27])" office:value-type="float" office:value="8.4" calcext:value-type="float">
            <text:p>8.4</text:p>
          </table:table-cell>
          <table:table-cell table:formula="of:=MIN([.I$16]+[.I$17]*([.$A21]-[.$A$18])/100; [.I$27])"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16]+[.B$26]+[.B$17]*([.$A22]-[.$A$18])/100; [.B$27])" office:value-type="float" office:value="42" calcext:value-type="float">
            <text:p>42</text:p>
          </table:table-cell>
          <table:table-cell table:formula="of:=MIN([.C$16]+[.C$26]+[.C$17]*([.$A22]-[.$A$18])/100; [.C$27])" office:value-type="float" office:value="14.8" calcext:value-type="float">
            <text:p>14.8</text:p>
          </table:table-cell>
          <table:table-cell table:formula="of:=MIN([.D$16]+[.D$26]+[.D$17]*([.$A22]-[.$A$18])/100; [.D$27])" office:value-type="float" office:value="7" calcext:value-type="float">
            <text:p>7</text:p>
          </table:table-cell>
          <table:table-cell table:formula="of:=MIN([.E$16]+[.E$26]+[.E$17]*([.$A22]-[.$A$18])/100; [.E$27])" office:value-type="float" office:value="21" calcext:value-type="float">
            <text:p>21</text:p>
          </table:table-cell>
          <table:table-cell table:formula="of:=MIN([.F$16]+[.F$26]+[.F$17]*([.$A22]-[.$A$18])/100; [.F$27])" office:value-type="float" office:value="24.2" calcext:value-type="float">
            <text:p>24.2</text:p>
          </table:table-cell>
          <table:table-cell table:formula="of:=MIN([.G$16]+[.G$26]+[.G$17]*([.$A22]-[.$A$18])/100; [.G$27])" office:value-type="float" office:value="12.2" calcext:value-type="float">
            <text:p>12.2</text:p>
          </table:table-cell>
          <table:table-cell table:formula="of:=MIN([.H$16]+[.H$26]+[.H$17]*([.$A22]-[.$A$18])/100; [.H$27])" office:value-type="float" office:value="10.4" calcext:value-type="float">
            <text:p>10.4</text:p>
          </table:table-cell>
          <table:table-cell table:formula="of:=MIN([.I$16]+[.I$26]+[.I$17]*([.$A22]-[.$A$18])/100; [.I$27])" office:value-type="float" office:value="6" calcext:value-type="float">
            <text:p>6</text:p>
          </table:table-cell>
          <table:table-cell table:number-columns-repeated="1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IN([.B$16]+[.B$26]+[.B$17]*([.$A23]-[.$A$18])/100; [.B$27])" office:value-type="float" office:value="48" calcext:value-type="float">
            <text:p>48</text:p>
          </table:table-cell>
          <table:table-cell table:formula="of:=MIN([.C$16]+[.C$26]+[.C$17]*([.$A23]-[.$A$18])/100; [.C$27])" office:value-type="float" office:value="17.2" calcext:value-type="float">
            <text:p>17.2</text:p>
          </table:table-cell>
          <table:table-cell table:formula="of:=MIN([.D$16]+[.D$26]+[.D$17]*([.$A23]-[.$A$18])/100; [.D$27])" office:value-type="float" office:value="9" calcext:value-type="float">
            <text:p>9</text:p>
          </table:table-cell>
          <table:table-cell table:formula="of:=MIN([.E$16]+[.E$26]+[.E$17]*([.$A23]-[.$A$18])/100; [.E$27])" office:value-type="float" office:value="25" calcext:value-type="float">
            <text:p>25</text:p>
          </table:table-cell>
          <table:table-cell table:formula="of:=MIN([.F$16]+[.F$26]+[.F$17]*([.$A23]-[.$A$18])/100; [.F$27])" office:value-type="float" office:value="29.8" calcext:value-type="float">
            <text:p>29.8</text:p>
          </table:table-cell>
          <table:table-cell table:formula="of:=MIN([.G$16]+[.G$26]+[.G$17]*([.$A23]-[.$A$18])/100; [.G$27])" office:value-type="float" office:value="15.8" calcext:value-type="float">
            <text:p>15.8</text:p>
          </table:table-cell>
          <table:table-cell table:formula="of:=MIN([.H$16]+[.H$26]+[.H$17]*([.$A23]-[.$A$18])/100; [.H$27])" office:value-type="float" office:value="11.6" calcext:value-type="float">
            <text:p>11.6</text:p>
          </table:table-cell>
          <table:table-cell table:formula="of:=MIN([.I$16]+[.I$26]+[.I$17]*([.$A23]-[.$A$18])/100; [.I$27])" office:value-type="float" office:value="8" calcext:value-type="float">
            <text:p>8</text:p>
          </table:table-cell>
          <table:table-cell table:number-columns-repeated="1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IN([.B$16]+[.B$26]+[.B$17]*([.$A24]-[.$A$18])/100; [.B$27])" office:value-type="float" office:value="55.5" calcext:value-type="float">
            <text:p>55.5</text:p>
          </table:table-cell>
          <table:table-cell table:formula="of:=MIN([.C$16]+[.C$26]+[.C$17]*([.$A24]-[.$A$18])/100; [.C$27])" office:value-type="float" office:value="20.2" calcext:value-type="float">
            <text:p>20.2</text:p>
          </table:table-cell>
          <table:table-cell table:formula="of:=MIN([.D$16]+[.D$26]+[.D$17]*([.$A24]-[.$A$18])/100; [.D$27])" office:value-type="float" office:value="11.5" calcext:value-type="float">
            <text:p>11.5</text:p>
          </table:table-cell>
          <table:table-cell table:formula="of:=MIN([.E$16]+[.E$26]+[.E$17]*([.$A24]-[.$A$18])/100; [.E$27])" office:value-type="float" office:value="29" calcext:value-type="float">
            <text:p>29</text:p>
          </table:table-cell>
          <table:table-cell table:formula="of:=MIN([.F$16]+[.F$26]+[.F$17]*([.$A24]-[.$A$18])/100; [.F$27])" office:value-type="float" office:value="30" calcext:value-type="float">
            <text:p>30</text:p>
          </table:table-cell>
          <table:table-cell table:formula="of:=MIN([.G$16]+[.G$26]+[.G$17]*([.$A24]-[.$A$18])/100; [.G$27])" office:value-type="float" office:value="20.3" calcext:value-type="float">
            <text:p>20.3</text:p>
          </table:table-cell>
          <table:table-cell table:formula="of:=MIN([.H$16]+[.H$26]+[.H$17]*([.$A24]-[.$A$18])/100; [.H$27])" office:value-type="float" office:value="13.1" calcext:value-type="float">
            <text:p>13.1</text:p>
          </table:table-cell>
          <table:table-cell table:formula="of:=MIN([.I$16]+[.I$26]+[.I$17]*([.$A24]-[.$A$18])/100; [.I$27])" office:value-type="float" office:value="10.5" calcext:value-type="float">
            <text:p>10.5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formula="of:=SUM([.B38:.I38]) - MIN([.C38]; [.D38])" office:value-type="float" office:value="176.4" calcext:value-type="float">
            <text:p>176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30:.I30]) - MIN([.C30:.D30])" office:value-type="float" office:value="51" calcext:value-type="float">
            <text:p>51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B31:.I31]) - MIN([.C31:.D31])" office:value-type="float" office:value="670" calcext:value-type="float">
            <text:p>670</text:p>
          </table:table-cell>
          <table:table-cell table:number-columns-repeated="1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Ophie (Lyn)</text:p>
          </table:table-cell>
          <table:covered-table-cell table:number-columns-repeated="7"/>
          <table:table-cell table:number-columns-repeated="1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B$30]+[.B$31]*([.$A33]-[.$A$32])/100; [.B$41])" office:value-type="float" office:value="18" calcext:value-type="float">
            <text:p>18</text:p>
          </table:table-cell>
          <table:table-cell table:formula="of:=MIN([.C$30]+[.C$31]*([.$A33]-[.$A$32])/100; [.C$41])" office:value-type="float" office:value="5" calcext:value-type="float">
            <text:p>5</text:p>
          </table:table-cell>
          <table:table-cell table:formula="of:=MIN([.D$30]+[.D$31]*([.$A33]-[.$A$32])/100; [.D$41])" office:value-type="float" office:value="2" calcext:value-type="float">
            <text:p>2</text:p>
          </table:table-cell>
          <table:table-cell table:formula="of:=MIN([.E$30]+[.E$31]*([.$A33]-[.$A$32])/100; [.E$41])" office:value-type="float" office:value="10" calcext:value-type="float">
            <text:p>10</text:p>
          </table:table-cell>
          <table:table-cell table:formula="of:=MIN([.F$30]+[.F$31]*([.$A33]-[.$A$32])/100; [.F$41])" office:value-type="float" office:value="11" calcext:value-type="float">
            <text:p>11</text:p>
          </table:table-cell>
          <table:table-cell table:formula="of:=MIN([.G$30]+[.G$31]*([.$A33]-[.$A$32])/100; [.G$41])" office:value-type="float" office:value="5" calcext:value-type="float">
            <text:p>5</text:p>
          </table:table-cell>
          <table:table-cell table:formula="of:=MIN([.H$30]+[.H$31]*([.$A33]-[.$A$32])/100; [.H$41])" office:value-type="float" office:value="2" calcext:value-type="float">
            <text:p>2</text:p>
          </table:table-cell>
          <table:table-cell table:formula="of:=MIN([.I$30]+[.I$31]*([.$A33]-[.$A$32])/100; [.I$41])" office:value-type="float" office:value="0" calcext:value-type="float">
            <text:p>0</text:p>
          </table:table-cell>
          <table:table-cell table:number-columns-repeated="1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B$30]+[.B$31]*([.$A34]-[.$A$32])/100; [.B$41])" office:value-type="float" office:value="23.6" calcext:value-type="float">
            <text:p>23.6</text:p>
          </table:table-cell>
          <table:table-cell table:formula="of:=MIN([.C$30]+[.C$31]*([.$A34]-[.$A$32])/100; [.C$41])" office:value-type="float" office:value="8.2" calcext:value-type="float">
            <text:p>8.2</text:p>
          </table:table-cell>
          <table:table-cell table:formula="of:=MIN([.D$30]+[.D$31]*([.$A34]-[.$A$32])/100; [.D$41])" office:value-type="float" office:value="4" calcext:value-type="float">
            <text:p>4</text:p>
          </table:table-cell>
          <table:table-cell table:formula="of:=MIN([.E$30]+[.E$31]*([.$A34]-[.$A$32])/100; [.E$41])" office:value-type="float" office:value="14.8" calcext:value-type="float">
            <text:p>14.8</text:p>
          </table:table-cell>
          <table:table-cell table:formula="of:=MIN([.F$30]+[.F$31]*([.$A34]-[.$A$32])/100; [.F$41])" office:value-type="float" office:value="15.8" calcext:value-type="float">
            <text:p>15.8</text:p>
          </table:table-cell>
          <table:table-cell table:formula="of:=MIN([.G$30]+[.G$31]*([.$A34]-[.$A$32])/100; [.G$41])" office:value-type="float" office:value="9.4" calcext:value-type="float">
            <text:p>9.4</text:p>
          </table:table-cell>
          <table:table-cell table:formula="of:=MIN([.H$30]+[.H$31]*([.$A34]-[.$A$32])/100; [.H$41])" office:value-type="float" office:value="3.6" calcext:value-type="float">
            <text:p>3.6</text:p>
          </table:table-cell>
          <table:table-cell table:formula="of:=MIN([.I$30]+[.I$31]*([.$A34]-[.$A$32])/100; [.I$41])" office:value-type="float" office:value="2.4" calcext:value-type="float">
            <text:p>2.4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30]+[.B$31]*([.$A35]-[.$A$32])/100; [.B$41])" office:value-type="float" office:value="30.6" calcext:value-type="float">
            <text:p>30.6</text:p>
          </table:table-cell>
          <table:table-cell table:formula="of:=MIN([.C$30]+[.C$31]*([.$A35]-[.$A$32])/100; [.C$41])" office:value-type="float" office:value="12.2" calcext:value-type="float">
            <text:p>12.2</text:p>
          </table:table-cell>
          <table:table-cell table:formula="of:=MIN([.D$30]+[.D$31]*([.$A35]-[.$A$32])/100; [.D$41])" office:value-type="float" office:value="6.5" calcext:value-type="float">
            <text:p>6.5</text:p>
          </table:table-cell>
          <table:table-cell table:formula="of:=MIN([.E$30]+[.E$31]*([.$A35]-[.$A$32])/100; [.E$41])" office:value-type="float" office:value="20.8" calcext:value-type="float">
            <text:p>20.8</text:p>
          </table:table-cell>
          <table:table-cell table:formula="of:=MIN([.F$30]+[.F$31]*([.$A35]-[.$A$32])/100; [.F$41])" office:value-type="float" office:value="21.8" calcext:value-type="float">
            <text:p>21.8</text:p>
          </table:table-cell>
          <table:table-cell table:formula="of:=MIN([.G$30]+[.G$31]*([.$A35]-[.$A$32])/100; [.G$41])" office:value-type="float" office:value="14.9" calcext:value-type="float">
            <text:p>14.9</text:p>
          </table:table-cell>
          <table:table-cell table:formula="of:=MIN([.H$30]+[.H$31]*([.$A35]-[.$A$32])/100; [.H$41])" office:value-type="float" office:value="5.6" calcext:value-type="float">
            <text:p>5.6</text:p>
          </table:table-cell>
          <table:table-cell table:formula="of:=MIN([.I$30]+[.I$31]*([.$A35]-[.$A$32])/100; [.I$41])" office:value-type="float" office:value="5.4" calcext:value-type="float">
            <text:p>5.4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30]+[.B$40]+[.B$31]*([.$A36]-[.$A$32])/100; [.B$41])" office:value-type="float" office:value="35.6" calcext:value-type="float">
            <text:p>35.6</text:p>
          </table:table-cell>
          <table:table-cell table:formula="of:=MIN([.C$30]+[.C$40]+[.C$31]*([.$A36]-[.$A$32])/100; [.C$41])" office:value-type="float" office:value="14.2" calcext:value-type="float">
            <text:p>14.2</text:p>
          </table:table-cell>
          <table:table-cell table:formula="of:=MIN([.D$30]+[.D$40]+[.D$31]*([.$A36]-[.$A$32])/100; [.D$41])" office:value-type="float" office:value="7.5" calcext:value-type="float">
            <text:p>7.5</text:p>
          </table:table-cell>
          <table:table-cell table:formula="of:=MIN([.E$30]+[.E$40]+[.E$31]*([.$A36]-[.$A$32])/100; [.E$41])" office:value-type="float" office:value="20.8" calcext:value-type="float">
            <text:p>20.8</text:p>
          </table:table-cell>
          <table:table-cell table:formula="of:=MIN([.F$30]+[.F$40]+[.F$31]*([.$A36]-[.$A$32])/100; [.F$41])" office:value-type="float" office:value="21.8" calcext:value-type="float">
            <text:p>21.8</text:p>
          </table:table-cell>
          <table:table-cell table:formula="of:=MIN([.G$30]+[.G$40]+[.G$31]*([.$A36]-[.$A$32])/100; [.G$41])" office:value-type="float" office:value="14.9" calcext:value-type="float">
            <text:p>14.9</text:p>
          </table:table-cell>
          <table:table-cell table:formula="of:=MIN([.H$30]+[.H$40]+[.H$31]*([.$A36]-[.$A$32])/100; [.H$41])" office:value-type="float" office:value="7.6" calcext:value-type="float">
            <text:p>7.6</text:p>
          </table:table-cell>
          <table:table-cell table:formula="of:=MIN([.I$30]+[.I$40]+[.I$31]*([.$A36]-[.$A$32])/100; [.I$41])" office:value-type="float" office:value="6.4" calcext:value-type="float">
            <text:p>6.4</text:p>
          </table:table-cell>
          <table:table-cell table:number-columns-repeated="1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IN([.B$30]+[.B$40]+[.B$31]*([.$A37]-[.$A$32])/100; [.B$41])" office:value-type="float" office:value="41.2" calcext:value-type="float">
            <text:p>41.2</text:p>
          </table:table-cell>
          <table:table-cell table:formula="of:=MIN([.C$30]+[.C$40]+[.C$31]*([.$A37]-[.$A$32])/100; [.C$41])" office:value-type="float" office:value="17.4" calcext:value-type="float">
            <text:p>17.4</text:p>
          </table:table-cell>
          <table:table-cell table:formula="of:=MIN([.D$30]+[.D$40]+[.D$31]*([.$A37]-[.$A$32])/100; [.D$41])" office:value-type="float" office:value="9.5" calcext:value-type="float">
            <text:p>9.5</text:p>
          </table:table-cell>
          <table:table-cell table:formula="of:=MIN([.E$30]+[.E$40]+[.E$31]*([.$A37]-[.$A$32])/100; [.E$41])" office:value-type="float" office:value="25.6" calcext:value-type="float">
            <text:p>25.6</text:p>
          </table:table-cell>
          <table:table-cell table:formula="of:=MIN([.F$30]+[.F$40]+[.F$31]*([.$A37]-[.$A$32])/100; [.F$41])" office:value-type="float" office:value="26.6" calcext:value-type="float">
            <text:p>26.6</text:p>
          </table:table-cell>
          <table:table-cell table:formula="of:=MIN([.G$30]+[.G$40]+[.G$31]*([.$A37]-[.$A$32])/100; [.G$41])" office:value-type="float" office:value="19.3" calcext:value-type="float">
            <text:p>19.3</text:p>
          </table:table-cell>
          <table:table-cell table:formula="of:=MIN([.H$30]+[.H$40]+[.H$31]*([.$A37]-[.$A$32])/100; [.H$41])" office:value-type="float" office:value="9.2" calcext:value-type="float">
            <text:p>9.2</text:p>
          </table:table-cell>
          <table:table-cell table:formula="of:=MIN([.I$30]+[.I$40]+[.I$31]*([.$A37]-[.$A$32])/100; [.I$41])" office:value-type="float" office:value="8.8" calcext:value-type="float">
            <text:p>8.8</text:p>
          </table:table-cell>
          <table:table-cell table:number-columns-repeated="1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IN([.B$30]+[.B$40]+[.B$31]*([.$A38]-[.$A$32])/100; [.B$41])" office:value-type="float" office:value="48.2" calcext:value-type="float">
            <text:p>48.2</text:p>
          </table:table-cell>
          <table:table-cell table:formula="of:=MIN([.C$30]+[.C$40]+[.C$31]*([.$A38]-[.$A$32])/100; [.C$41])" office:value-type="float" office:value="21.4" calcext:value-type="float">
            <text:p>21.4</text:p>
          </table:table-cell>
          <table:table-cell table:formula="of:=MIN([.D$30]+[.D$40]+[.D$31]*([.$A38]-[.$A$32])/100; [.D$41])" office:value-type="float" office:value="12" calcext:value-type="float">
            <text:p>12</text:p>
          </table:table-cell>
          <table:table-cell table:formula="of:=MIN([.E$30]+[.E$40]+[.E$31]*([.$A38]-[.$A$32])/100; [.E$41])" office:value-type="float" office:value="29" calcext:value-type="float">
            <text:p>29</text:p>
          </table:table-cell>
          <table:table-cell table:formula="of:=MIN([.F$30]+[.F$40]+[.F$31]*([.$A38]-[.$A$32])/100; [.F$41])" office:value-type="float" office:value="30" calcext:value-type="float">
            <text:p>30</text:p>
          </table:table-cell>
          <table:table-cell table:formula="of:=MIN([.G$30]+[.G$40]+[.G$31]*([.$A38]-[.$A$32])/100; [.G$41])" office:value-type="float" office:value="24.8" calcext:value-type="float">
            <text:p>24.8</text:p>
          </table:table-cell>
          <table:table-cell table:formula="of:=MIN([.H$30]+[.H$40]+[.H$31]*([.$A38]-[.$A$32])/100; [.H$41])" office:value-type="float" office:value="11.2" calcext:value-type="float">
            <text:p>11.2</text:p>
          </table:table-cell>
          <table:table-cell table:formula="of:=MIN([.I$30]+[.I$40]+[.I$31]*([.$A38]-[.$A$32])/100; [.I$41])" office:value-type="float" office:value="11.8" calcext:value-type="float">
            <text:p>11.8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formula="of:=SUM([.B52:.I52]) - MIN([.C52]; [.D52])" office:value-type="float" office:value="169.5" calcext:value-type="float">
            <text:p>169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44:.I44]) - MIN([.C44:.D44])" office:value-type="float" office:value="47" calcext:value-type="float">
            <text:p>47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B45:.I45]) - MIN([.C45:.D45])" office:value-type="float" office:value="625" calcext:value-type="float">
            <text:p>625</text:p>
          </table:table-cell>
          <table:table-cell table:number-columns-repeated="1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Ophie (Ike)</text:p>
          </table:table-cell>
          <table:covered-table-cell table:number-columns-repeated="7"/>
          <table:table-cell table:number-columns-repeated="1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B$44]+[.B$45]*([.$A47]-[.$A$46])/100; [.B$55])" office:value-type="float" office:value="19" calcext:value-type="float">
            <text:p>19</text:p>
          </table:table-cell>
          <table:table-cell table:formula="of:=MIN([.C$44]+[.C$45]*([.$A47]-[.$A$46])/100; [.C$55])" office:value-type="float" office:value="5" calcext:value-type="float">
            <text:p>5</text:p>
          </table:table-cell>
          <table:table-cell table:formula="of:=MIN([.D$44]+[.D$45]*([.$A47]-[.$A$46])/100; [.D$55])" office:value-type="float" office:value="2" calcext:value-type="float">
            <text:p>2</text:p>
          </table:table-cell>
          <table:table-cell table:formula="of:=MIN([.E$44]+[.E$45]*([.$A47]-[.$A$46])/100; [.E$55])" office:value-type="float" office:value="6" calcext:value-type="float">
            <text:p>6</text:p>
          </table:table-cell>
          <table:table-cell table:formula="of:=MIN([.F$44]+[.F$45]*([.$A47]-[.$A$46])/100; [.F$55])" office:value-type="float" office:value="7" calcext:value-type="float">
            <text:p>7</text:p>
          </table:table-cell>
          <table:table-cell table:formula="of:=MIN([.G$44]+[.G$45]*([.$A47]-[.$A$46])/100; [.G$55])" office:value-type="float" office:value="6" calcext:value-type="float">
            <text:p>6</text:p>
          </table:table-cell>
          <table:table-cell table:formula="of:=MIN([.H$44]+[.H$45]*([.$A47]-[.$A$46])/100; [.H$55])" office:value-type="float" office:value="3" calcext:value-type="float">
            <text:p>3</text:p>
          </table:table-cell>
          <table:table-cell table:formula="of:=MIN([.I$44]+[.I$45]*([.$A47]-[.$A$46])/100; [.I$55])"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B$44]+[.B$45]*([.$A48]-[.$A$46])/100; [.B$55])" office:value-type="float" office:value="24.6" calcext:value-type="float">
            <text:p>24.6</text:p>
          </table:table-cell>
          <table:table-cell table:formula="of:=MIN([.C$44]+[.C$45]*([.$A48]-[.$A$46])/100; [.C$55])" office:value-type="float" office:value="8.4" calcext:value-type="float">
            <text:p>8.4</text:p>
          </table:table-cell>
          <table:table-cell table:formula="of:=MIN([.D$44]+[.D$45]*([.$A48]-[.$A$46])/100; [.D$55])" office:value-type="float" office:value="4.4" calcext:value-type="float">
            <text:p>4.4</text:p>
          </table:table-cell>
          <table:table-cell table:formula="of:=MIN([.E$44]+[.E$45]*([.$A48]-[.$A$46])/100; [.E$55])" office:value-type="float" office:value="9.2" calcext:value-type="float">
            <text:p>9.2</text:p>
          </table:table-cell>
          <table:table-cell table:formula="of:=MIN([.F$44]+[.F$45]*([.$A48]-[.$A$46])/100; [.F$55])" office:value-type="float" office:value="11" calcext:value-type="float">
            <text:p>11</text:p>
          </table:table-cell>
          <table:table-cell table:formula="of:=MIN([.G$44]+[.G$45]*([.$A48]-[.$A$46])/100; [.G$55])" office:value-type="float" office:value="8.8" calcext:value-type="float">
            <text:p>8.8</text:p>
          </table:table-cell>
          <table:table-cell table:formula="of:=MIN([.H$44]+[.H$45]*([.$A48]-[.$A$46])/100; [.H$55])" office:value-type="float" office:value="5.8" calcext:value-type="float">
            <text:p>5.8</text:p>
          </table:table-cell>
          <table:table-cell table:formula="of:=MIN([.I$44]+[.I$45]*([.$A48]-[.$A$46])/100; [.I$55])" office:value-type="float" office:value="4.2" calcext:value-type="float">
            <text:p>4.2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44]+[.B$45]*([.$A49]-[.$A$46])/100; [.B$55])" office:value-type="float" office:value="31.6" calcext:value-type="float">
            <text:p>31.6</text:p>
          </table:table-cell>
          <table:table-cell table:formula="of:=MIN([.C$44]+[.C$45]*([.$A49]-[.$A$46])/100; [.C$55])" office:value-type="float" office:value="12.65" calcext:value-type="float">
            <text:p>12.65</text:p>
          </table:table-cell>
          <table:table-cell table:formula="of:=MIN([.D$44]+[.D$45]*([.$A49]-[.$A$46])/100; [.D$55])" office:value-type="float" office:value="7.4" calcext:value-type="float">
            <text:p>7.4</text:p>
          </table:table-cell>
          <table:table-cell table:formula="of:=MIN([.E$44]+[.E$45]*([.$A49]-[.$A$46])/100; [.E$55])" office:value-type="float" office:value="13.2" calcext:value-type="float">
            <text:p>13.2</text:p>
          </table:table-cell>
          <table:table-cell table:formula="of:=MIN([.F$44]+[.F$45]*([.$A49]-[.$A$46])/100; [.F$55])" office:value-type="float" office:value="16" calcext:value-type="float">
            <text:p>16</text:p>
          </table:table-cell>
          <table:table-cell table:formula="of:=MIN([.G$44]+[.G$45]*([.$A49]-[.$A$46])/100; [.G$55])" office:value-type="float" office:value="12.3" calcext:value-type="float">
            <text:p>12.3</text:p>
          </table:table-cell>
          <table:table-cell table:formula="of:=MIN([.H$44]+[.H$45]*([.$A49]-[.$A$46])/100; [.H$55])" office:value-type="float" office:value="9.3" calcext:value-type="float">
            <text:p>9.3</text:p>
          </table:table-cell>
          <table:table-cell table:formula="of:=MIN([.I$44]+[.I$45]*([.$A49]-[.$A$46])/100; [.I$55])" office:value-type="float" office:value="8.2" calcext:value-type="float">
            <text:p>8.2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44]+[.B$54]+[.B$45]*([.$A50]-[.$A$46])/100; [.B$55])" office:value-type="float" office:value="36.6" calcext:value-type="float">
            <text:p>36.6</text:p>
          </table:table-cell>
          <table:table-cell table:formula="of:=MIN([.C$44]+[.C$54]+[.C$45]*([.$A50]-[.$A$46])/100; [.C$55])" office:value-type="float" office:value="14.65" calcext:value-type="float">
            <text:p>14.65</text:p>
          </table:table-cell>
          <table:table-cell table:formula="of:=MIN([.D$44]+[.D$54]+[.D$45]*([.$A50]-[.$A$46])/100; [.D$55])" office:value-type="float" office:value="8.4" calcext:value-type="float">
            <text:p>8.4</text:p>
          </table:table-cell>
          <table:table-cell table:formula="of:=MIN([.E$44]+[.E$54]+[.E$45]*([.$A50]-[.$A$46])/100; [.E$55])" office:value-type="float" office:value="13.2" calcext:value-type="float">
            <text:p>13.2</text:p>
          </table:table-cell>
          <table:table-cell table:formula="of:=MIN([.F$44]+[.F$54]+[.F$45]*([.$A50]-[.$A$46])/100; [.F$55])" office:value-type="float" office:value="16" calcext:value-type="float">
            <text:p>16</text:p>
          </table:table-cell>
          <table:table-cell table:formula="of:=MIN([.G$44]+[.G$54]+[.G$45]*([.$A50]-[.$A$46])/100; [.G$55])" office:value-type="float" office:value="12.3" calcext:value-type="float">
            <text:p>12.3</text:p>
          </table:table-cell>
          <table:table-cell table:formula="of:=MIN([.H$44]+[.H$54]+[.H$45]*([.$A50]-[.$A$46])/100; [.H$55])" office:value-type="float" office:value="11.3" calcext:value-type="float">
            <text:p>11.3</text:p>
          </table:table-cell>
          <table:table-cell table:formula="of:=MIN([.I$44]+[.I$54]+[.I$45]*([.$A50]-[.$A$46])/100; [.I$55])" office:value-type="float" office:value="9.2" calcext:value-type="float">
            <text:p>9.2</text:p>
          </table:table-cell>
          <table:table-cell table:number-columns-repeated="1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IN([.B$44]+[.B$54]+[.B$45]*([.$A51]-[.$A$46])/100; [.B$55])" office:value-type="float" office:value="42.2" calcext:value-type="float">
            <text:p>42.2</text:p>
          </table:table-cell>
          <table:table-cell table:formula="of:=MIN([.C$44]+[.C$54]+[.C$45]*([.$A51]-[.$A$46])/100; [.C$55])" office:value-type="float" office:value="18.05" calcext:value-type="float">
            <text:p>18.05</text:p>
          </table:table-cell>
          <table:table-cell table:formula="of:=MIN([.D$44]+[.D$54]+[.D$45]*([.$A51]-[.$A$46])/100; [.D$55])" office:value-type="float" office:value="10.8" calcext:value-type="float">
            <text:p>10.8</text:p>
          </table:table-cell>
          <table:table-cell table:formula="of:=MIN([.E$44]+[.E$54]+[.E$45]*([.$A51]-[.$A$46])/100; [.E$55])" office:value-type="float" office:value="16.4" calcext:value-type="float">
            <text:p>16.4</text:p>
          </table:table-cell>
          <table:table-cell table:formula="of:=MIN([.F$44]+[.F$54]+[.F$45]*([.$A51]-[.$A$46])/100; [.F$55])" office:value-type="float" office:value="20" calcext:value-type="float">
            <text:p>20</text:p>
          </table:table-cell>
          <table:table-cell table:formula="of:=MIN([.G$44]+[.G$54]+[.G$45]*([.$A51]-[.$A$46])/100; [.G$55])" office:value-type="float" office:value="15.1" calcext:value-type="float">
            <text:p>15.1</text:p>
          </table:table-cell>
          <table:table-cell table:formula="of:=MIN([.H$44]+[.H$54]+[.H$45]*([.$A51]-[.$A$46])/100; [.H$55])" office:value-type="float" office:value="14.1" calcext:value-type="float">
            <text:p>14.1</text:p>
          </table:table-cell>
          <table:table-cell table:formula="of:=MIN([.I$44]+[.I$54]+[.I$45]*([.$A51]-[.$A$46])/100; [.I$55])" office:value-type="float" office:value="12.4" calcext:value-type="float">
            <text:p>12.4</text:p>
          </table:table-cell>
          <table:table-cell table:number-columns-repeated="1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IN([.B$44]+[.B$54]+[.B$45]*([.$A52]-[.$A$46])/100; [.B$55])" office:value-type="float" office:value="49.2" calcext:value-type="float">
            <text:p>49.2</text:p>
          </table:table-cell>
          <table:table-cell table:formula="of:=MIN([.C$44]+[.C$54]+[.C$45]*([.$A52]-[.$A$46])/100; [.C$55])" office:value-type="float" office:value="22.3" calcext:value-type="float">
            <text:p>22.3</text:p>
          </table:table-cell>
          <table:table-cell table:formula="of:=MIN([.D$44]+[.D$54]+[.D$45]*([.$A52]-[.$A$46])/100; [.D$55])" office:value-type="float" office:value="13.8" calcext:value-type="float">
            <text:p>13.8</text:p>
          </table:table-cell>
          <table:table-cell table:formula="of:=MIN([.E$44]+[.E$54]+[.E$45]*([.$A52]-[.$A$46])/100; [.E$55])" office:value-type="float" office:value="20.4" calcext:value-type="float">
            <text:p>20.4</text:p>
          </table:table-cell>
          <table:table-cell table:formula="of:=MIN([.F$44]+[.F$54]+[.F$45]*([.$A52]-[.$A$46])/100; [.F$55])" office:value-type="float" office:value="25" calcext:value-type="float">
            <text:p>25</text:p>
          </table:table-cell>
          <table:table-cell table:formula="of:=MIN([.G$44]+[.G$54]+[.G$45]*([.$A52]-[.$A$46])/100; [.G$55])" office:value-type="float" office:value="18.6" calcext:value-type="float">
            <text:p>18.6</text:p>
          </table:table-cell>
          <table:table-cell table:formula="of:=MIN([.H$44]+[.H$54]+[.H$45]*([.$A52]-[.$A$46])/100; [.H$55])" office:value-type="float" office:value="17.6" calcext:value-type="float">
            <text:p>17.6</text:p>
          </table:table-cell>
          <table:table-cell table:formula="of:=MIN([.I$44]+[.I$54]+[.I$45]*([.$A52]-[.$A$46])/100; [.I$55])" office:value-type="float" office:value="16.4" calcext:value-type="float">
            <text:p>16.4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11"/>
        </table:table-row>
      </table:table>
      <table:table table:name="Generics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6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 table:formula="of:=SUM([.B14:.I14]) - MIN([.C14];[.D14])" office:value-type="float" office:value="59.15" calcext:value-type="float">
            <text:p>59.1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L14:.S14]) - MIN([.M14];[.N14])" office:value-type="float" office:value="59.5" calcext:value-type="float">
            <text:p>59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V14:.AC14]) - MIN([.W14];[.X14])" office:value-type="float" office:value="51.35" calcext:value-type="float">
            <text:p>51.3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F14:.AM14]) - MIN([.AG14];[.AH14])" office:value-type="float" office:value="53.65" calcext:value-type="float">
            <text:p>53.6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P14:.AW14]) - MIN([.AQ14];[.AR14])" office:value-type="float" office:value="54.15" calcext:value-type="float">
            <text:p>54.1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Z14:.BG14]) - MIN([.BA14];[.BB14])" office:value-type="float" office:value="53.35" calcext:value-type="float">
            <text:p>53.3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J14:.BQ14]) - MIN([.BK14];[.BL14])" office:value-type="float" office:value="56.55" calcext:value-type="float">
            <text:p>56.5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T14:.CA14]) - MIN([.BU14];[.BV14])" office:value-type="float" office:value="51.6" calcext:value-type="float">
            <text:p>51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D14:.CK14]) - MIN([.CE14];[.CF14])" office:value-type="float" office:value="76.55" calcext:value-type="float">
            <text:p>76.5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N14:.CU14]) - MIN([.CO14];[.CP14])" office:value-type="float" office:value="74.35" calcext:value-type="float">
            <text:p>74.3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X14:.DE14]) - MIN([.CY14];[.CZ14])" office:value-type="float" office:value="72" calcext:value-type="float">
            <text:p>72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H14:.DO14]) - MIN([.DI14];[.DJ14])" office:value-type="float" office:value="49.95" calcext:value-type="float">
            <text:p>49.9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R14:.DY14]) - MIN([.DS14];[.DT14])" office:value-type="float" office:value="47.8" calcext:value-type="float">
            <text:p>47.8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B14:.EI14]) - MIN([.EC14];[.ED14])" office:value-type="float" office:value="74.05" calcext:value-type="float">
            <text:p>74.0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L14:.ES14]) - MIN([.EM14];[.EN14])" office:value-type="float" office:value="73.6" calcext:value-type="float">
            <text:p>73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V14:.FC14]) - MIN([.EW14];[.EX14])" office:value-type="float" office:value="82.4" calcext:value-type="float">
            <text:p>82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FF14:.FM14]) - MIN([.FG14];[.FH14])" office:value-type="float" office:value="91.35" calcext:value-type="float">
            <text:p>91.3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Myrmido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Mercenary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Thief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oldi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Knight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Cavali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kirmish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Fight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Arch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Tacticia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Mystic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Mage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hama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Raid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Brigand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entinel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Wyvern Rider</text:p>
          </table:table-cell>
          <table:covered-table-cell table:number-columns-repeated="7"/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+[.B$3]*([.$A5]-1)/100" office:value-type="float" office:value="11" calcext:value-type="float">
            <text:p>11</text:p>
          </table:table-cell>
          <table:table-cell table:formula="of:=[.C$2]+[.C$3]*([.$A5]-1)/100" office:value-type="float" office:value="3" calcext:value-type="float">
            <text:p>3</text:p>
          </table:table-cell>
          <table:table-cell table:formula="of:=[.D$2]+[.D$3]*([.$A5]-1)/100" office:value-type="float" office:value="1" calcext:value-type="float">
            <text:p>1</text:p>
          </table:table-cell>
          <table:table-cell table:formula="of:=[.E$2]+[.E$3]*([.$A5]-1)/100" office:value-type="float" office:value="6" calcext:value-type="float">
            <text:p>6</text:p>
          </table:table-cell>
          <table:table-cell table:formula="of:=[.F$2]+[.F$3]*([.$A5]-1)/100" office:value-type="float" office:value="7" calcext:value-type="float">
            <text:p>7</text:p>
          </table:table-cell>
          <table:table-cell table:formula="of:=[.G$2]+[.G$3]*([.$A5]-1)/100" office:value-type="float" office:value="0" calcext:value-type="float">
            <text:p>0</text:p>
          </table:table-cell>
          <table:table-cell table:formula="of:=[.H$2]+[.H$3]*([.$A5]-1)/100" office:value-type="float" office:value="1" calcext:value-type="float">
            <text:p>1</text:p>
          </table:table-cell>
          <table:table-cell table:formula="of:=[.I$2]+[.I$3]*([.$A5]-1)/10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2]+[.L$3]*([.$A5]-1)/100" office:value-type="float" office:value="12" calcext:value-type="float">
            <text:p>12</text:p>
          </table:table-cell>
          <table:table-cell table:formula="of:=[.M$2]+[.M$3]*([.$A5]-1)/100" office:value-type="float" office:value="3" calcext:value-type="float">
            <text:p>3</text:p>
          </table:table-cell>
          <table:table-cell table:formula="of:=[.N$2]+[.N$3]*([.$A5]-1)/100" office:value-type="float" office:value="0" calcext:value-type="float">
            <text:p>0</text:p>
          </table:table-cell>
          <table:table-cell table:formula="of:=[.O$2]+[.O$3]*([.$A5]-1)/100" office:value-type="float" office:value="5" calcext:value-type="float">
            <text:p>5</text:p>
          </table:table-cell>
          <table:table-cell table:formula="of:=[.P$2]+[.P$3]*([.$A5]-1)/100" office:value-type="float" office:value="5" calcext:value-type="float">
            <text:p>5</text:p>
          </table:table-cell>
          <table:table-cell table:formula="of:=[.Q$2]+[.Q$3]*([.$A5]-1)/100" office:value-type="float" office:value="0" calcext:value-type="float">
            <text:p>0</text:p>
          </table:table-cell>
          <table:table-cell table:formula="of:=[.R$2]+[.R$3]*([.$A5]-1)/100" office:value-type="float" office:value="3" calcext:value-type="float">
            <text:p>3</text:p>
          </table:table-cell>
          <table:table-cell table:formula="of:=[.S$2]+[.S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$2]+[.V$3]*([.$A5]-1)/100" office:value-type="float" office:value="11" calcext:value-type="float">
            <text:p>11</text:p>
          </table:table-cell>
          <table:table-cell table:formula="of:=[.W$2]+[.W$3]*([.$A5]-1)/100" office:value-type="float" office:value="2" calcext:value-type="float">
            <text:p>2</text:p>
          </table:table-cell>
          <table:table-cell table:formula="of:=[.X$2]+[.X$3]*([.$A5]-1)/100" office:value-type="float" office:value="1" calcext:value-type="float">
            <text:p>1</text:p>
          </table:table-cell>
          <table:table-cell table:formula="of:=[.Y$2]+[.Y$3]*([.$A5]-1)/100" office:value-type="float" office:value="2" calcext:value-type="float">
            <text:p>2</text:p>
          </table:table-cell>
          <table:table-cell table:formula="of:=[.Z$2]+[.Z$3]*([.$A5]-1)/100" office:value-type="float" office:value="6" calcext:value-type="float">
            <text:p>6</text:p>
          </table:table-cell>
          <table:table-cell table:formula="of:=[.AA$2]+[.AA$3]*([.$A5]-1)/100" office:value-type="float" office:value="0" calcext:value-type="float">
            <text:p>0</text:p>
          </table:table-cell>
          <table:table-cell table:formula="of:=[.AB$2]+[.AB$3]*([.$A5]-1)/100" office:value-type="float" office:value="1" calcext:value-type="float">
            <text:p>1</text:p>
          </table:table-cell>
          <table:table-cell table:formula="of:=[.AC$2]+[.AC$3]*([.$A5]-1)/10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$2]+[.AF$3]*([.$A5]-1)/100" office:value-type="float" office:value="13" calcext:value-type="float">
            <text:p>13</text:p>
          </table:table-cell>
          <table:table-cell table:formula="of:=[.AG$2]+[.AG$3]*([.$A5]-1)/100" office:value-type="float" office:value="2" calcext:value-type="float">
            <text:p>2</text:p>
          </table:table-cell>
          <table:table-cell table:formula="of:=[.AH$2]+[.AH$3]*([.$A5]-1)/100" office:value-type="float" office:value="0" calcext:value-type="float">
            <text:p>0</text:p>
          </table:table-cell>
          <table:table-cell table:formula="of:=[.AI$2]+[.AI$3]*([.$A5]-1)/100" office:value-type="float" office:value="4" calcext:value-type="float">
            <text:p>4</text:p>
          </table:table-cell>
          <table:table-cell table:formula="of:=[.AJ$2]+[.AJ$3]*([.$A5]-1)/100" office:value-type="float" office:value="0" calcext:value-type="float">
            <text:p>0</text:p>
          </table:table-cell>
          <table:table-cell table:formula="of:=[.AK$2]+[.AK$3]*([.$A5]-1)/100" office:value-type="float" office:value="0" calcext:value-type="float">
            <text:p>0</text:p>
          </table:table-cell>
          <table:table-cell table:formula="of:=[.AL$2]+[.AL$3]*([.$A5]-1)/100" office:value-type="float" office:value="0" calcext:value-type="float">
            <text:p>0</text:p>
          </table:table-cell>
          <table:table-cell table:formula="of:=[.AM$2]+[.AM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P$2]+[.AP$3]*([.$A5]-1)/100" office:value-type="float" office:value="11" calcext:value-type="float">
            <text:p>11</text:p>
          </table:table-cell>
          <table:table-cell table:formula="of:=[.AQ$2]+[.AQ$3]*([.$A5]-1)/100" office:value-type="float" office:value="3" calcext:value-type="float">
            <text:p>3</text:p>
          </table:table-cell>
          <table:table-cell table:formula="of:=[.AR$2]+[.AR$3]*([.$A5]-1)/100" office:value-type="float" office:value="0" calcext:value-type="float">
            <text:p>0</text:p>
          </table:table-cell>
          <table:table-cell table:formula="of:=[.AS$2]+[.AS$3]*([.$A5]-1)/100" office:value-type="float" office:value="2" calcext:value-type="float">
            <text:p>2</text:p>
          </table:table-cell>
          <table:table-cell table:formula="of:=[.AT$2]+[.AT$3]*([.$A5]-1)/100" office:value-type="float" office:value="1" calcext:value-type="float">
            <text:p>1</text:p>
          </table:table-cell>
          <table:table-cell table:formula="of:=[.AU$2]+[.AU$3]*([.$A5]-1)/100" office:value-type="float" office:value="0" calcext:value-type="float">
            <text:p>0</text:p>
          </table:table-cell>
          <table:table-cell table:formula="of:=[.AV$2]+[.AV$3]*([.$A5]-1)/100" office:value-type="float" office:value="6" calcext:value-type="float">
            <text:p>6</text:p>
          </table:table-cell>
          <table:table-cell table:formula="of:=[.AW$2]+[.AW$3]*([.$A5]-1)/10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Z$2]+[.AZ$3]*([.$A5]-1)/100" office:value-type="float" office:value="13" calcext:value-type="float">
            <text:p>13</text:p>
          </table:table-cell>
          <table:table-cell table:formula="of:=[.BA$2]+[.BA$3]*([.$A5]-1)/100" office:value-type="float" office:value="3" calcext:value-type="float">
            <text:p>3</text:p>
          </table:table-cell>
          <table:table-cell table:formula="of:=[.BB$2]+[.BB$3]*([.$A5]-1)/100" office:value-type="float" office:value="0" calcext:value-type="float">
            <text:p>0</text:p>
          </table:table-cell>
          <table:table-cell table:formula="of:=[.BC$2]+[.BC$3]*([.$A5]-1)/100" office:value-type="float" office:value="2" calcext:value-type="float">
            <text:p>2</text:p>
          </table:table-cell>
          <table:table-cell table:formula="of:=[.BD$2]+[.BD$3]*([.$A5]-1)/100" office:value-type="float" office:value="3" calcext:value-type="float">
            <text:p>3</text:p>
          </table:table-cell>
          <table:table-cell table:formula="of:=[.BE$2]+[.BE$3]*([.$A5]-1)/100" office:value-type="float" office:value="0" calcext:value-type="float">
            <text:p>0</text:p>
          </table:table-cell>
          <table:table-cell table:formula="of:=[.BF$2]+[.BF$3]*([.$A5]-1)/100" office:value-type="float" office:value="4" calcext:value-type="float">
            <text:p>4</text:p>
          </table:table-cell>
          <table:table-cell table:formula="of:=[.BG$2]+[.BG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J$2]+[.BJ$3]*([.$A5]-1)/100" office:value-type="float" office:value="9" calcext:value-type="float">
            <text:p>9</text:p>
          </table:table-cell>
          <table:table-cell table:formula="of:=[.BK$2]+[.BK$3]*([.$A5]-1)/100" office:value-type="float" office:value="2" calcext:value-type="float">
            <text:p>2</text:p>
          </table:table-cell>
          <table:table-cell table:formula="of:=[.BL$2]+[.BL$3]*([.$A5]-1)/100" office:value-type="float" office:value="2" calcext:value-type="float">
            <text:p>2</text:p>
          </table:table-cell>
          <table:table-cell table:formula="of:=[.BM$2]+[.BM$3]*([.$A5]-1)/100" office:value-type="float" office:value="3" calcext:value-type="float">
            <text:p>3</text:p>
          </table:table-cell>
          <table:table-cell table:formula="of:=[.BN$2]+[.BN$3]*([.$A5]-1)/100" office:value-type="float" office:value="4" calcext:value-type="float">
            <text:p>4</text:p>
          </table:table-cell>
          <table:table-cell table:formula="of:=[.BO$2]+[.BO$3]*([.$A5]-1)/100" office:value-type="float" office:value="0" calcext:value-type="float">
            <text:p>0</text:p>
          </table:table-cell>
          <table:table-cell table:formula="of:=[.BP$2]+[.BP$3]*([.$A5]-1)/100" office:value-type="float" office:value="1" calcext:value-type="float">
            <text:p>1</text:p>
          </table:table-cell>
          <table:table-cell table:formula="of:=[.BQ$2]+[.BQ$3]*([.$A5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T$2]+[.BT$3]*([.$A5]-1)/100" office:value-type="float" office:value="13" calcext:value-type="float">
            <text:p>13</text:p>
          </table:table-cell>
          <table:table-cell table:formula="of:=[.BU$2]+[.BU$3]*([.$A5]-1)/100" office:value-type="float" office:value="3" calcext:value-type="float">
            <text:p>3</text:p>
          </table:table-cell>
          <table:table-cell table:formula="of:=[.BV$2]+[.BV$3]*([.$A5]-1)/100" office:value-type="float" office:value="0" calcext:value-type="float">
            <text:p>0</text:p>
          </table:table-cell>
          <table:table-cell table:formula="of:=[.BW$2]+[.BW$3]*([.$A5]-1)/100" office:value-type="float" office:value="1" calcext:value-type="float">
            <text:p>1</text:p>
          </table:table-cell>
          <table:table-cell table:formula="of:=[.BX$2]+[.BX$3]*([.$A5]-1)/100" office:value-type="float" office:value="3" calcext:value-type="float">
            <text:p>3</text:p>
          </table:table-cell>
          <table:table-cell table:formula="of:=[.BY$2]+[.BY$3]*([.$A5]-1)/100" office:value-type="float" office:value="0" calcext:value-type="float">
            <text:p>0</text:p>
          </table:table-cell>
          <table:table-cell table:formula="of:=[.BZ$2]+[.BZ$3]*([.$A5]-1)/100" office:value-type="float" office:value="1" calcext:value-type="float">
            <text:p>1</text:p>
          </table:table-cell>
          <table:table-cell table:formula="of:=[.CA$2]+[.CA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D$2]+[.CD$3]*([.$A5]-1)/100" office:value-type="float" office:value="18" calcext:value-type="float">
            <text:p>18</text:p>
          </table:table-cell>
          <table:table-cell table:formula="of:=[.CE$2]+[.CE$3]*([.$A5]-1)/100" office:value-type="float" office:value="4" calcext:value-type="float">
            <text:p>4</text:p>
          </table:table-cell>
          <table:table-cell table:formula="of:=[.CF$2]+[.CF$3]*([.$A5]-1)/100" office:value-type="float" office:value="0" calcext:value-type="float">
            <text:p>0</text:p>
          </table:table-cell>
          <table:table-cell table:formula="of:=[.CG$2]+[.CG$3]*([.$A5]-1)/100" office:value-type="float" office:value="3" calcext:value-type="float">
            <text:p>3</text:p>
          </table:table-cell>
          <table:table-cell table:formula="of:=[.CH$2]+[.CH$3]*([.$A5]-1)/100" office:value-type="float" office:value="4" calcext:value-type="float">
            <text:p>4</text:p>
          </table:table-cell>
          <table:table-cell table:formula="of:=[.CI$2]+[.CI$3]*([.$A5]-1)/100" office:value-type="float" office:value="0" calcext:value-type="float">
            <text:p>0</text:p>
          </table:table-cell>
          <table:table-cell table:formula="of:=[.CJ$2]+[.CJ$3]*([.$A5]-1)/100" office:value-type="float" office:value="3" calcext:value-type="float">
            <text:p>3</text:p>
          </table:table-cell>
          <table:table-cell table:formula="of:=[.CK$2]+[.CK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N$2]+[.CN$3]*([.$A5]-1)/100" office:value-type="float" office:value="15" calcext:value-type="float">
            <text:p>15</text:p>
          </table:table-cell>
          <table:table-cell table:formula="of:=[.CO$2]+[.CO$3]*([.$A5]-1)/100" office:value-type="float" office:value="0" calcext:value-type="float">
            <text:p>0</text:p>
          </table:table-cell>
          <table:table-cell table:formula="of:=[.CP$2]+[.CP$3]*([.$A5]-1)/100" office:value-type="float" office:value="1" calcext:value-type="float">
            <text:p>1</text:p>
          </table:table-cell>
          <table:table-cell table:formula="of:=[.CQ$2]+[.CQ$3]*([.$A5]-1)/100" office:value-type="float" office:value="3" calcext:value-type="float">
            <text:p>3</text:p>
          </table:table-cell>
          <table:table-cell table:formula="of:=[.CR$2]+[.CR$3]*([.$A5]-1)/100" office:value-type="float" office:value="4" calcext:value-type="float">
            <text:p>4</text:p>
          </table:table-cell>
          <table:table-cell table:formula="of:=[.CS$2]+[.CS$3]*([.$A5]-1)/100" office:value-type="float" office:value="0" calcext:value-type="float">
            <text:p>0</text:p>
          </table:table-cell>
          <table:table-cell table:formula="of:=[.CT$2]+[.CT$3]*([.$A5]-1)/100" office:value-type="float" office:value="2" calcext:value-type="float">
            <text:p>2</text:p>
          </table:table-cell>
          <table:table-cell table:formula="of:=[.CU$2]+[.CU$3]*([.$A5]-1)/10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X$2]+[.CX$3]*([.$A5]-1)/100" office:value-type="float" office:value="16" calcext:value-type="float">
            <text:p>16</text:p>
          </table:table-cell>
          <table:table-cell table:formula="of:=[.CY$2]+[.CY$3]*([.$A5]-1)/100" office:value-type="float" office:value="0" calcext:value-type="float">
            <text:p>0</text:p>
          </table:table-cell>
          <table:table-cell table:formula="of:=[.CZ$2]+[.CZ$3]*([.$A5]-1)/100" office:value-type="float" office:value="1" calcext:value-type="float">
            <text:p>1</text:p>
          </table:table-cell>
          <table:table-cell table:formula="of:=[.DA$2]+[.DA$3]*([.$A5]-1)/100" office:value-type="float" office:value="2" calcext:value-type="float">
            <text:p>2</text:p>
          </table:table-cell>
          <table:table-cell table:formula="of:=[.DB$2]+[.DB$3]*([.$A5]-1)/100" office:value-type="float" office:value="2" calcext:value-type="float">
            <text:p>2</text:p>
          </table:table-cell>
          <table:table-cell table:formula="of:=[.DC$2]+[.DC$3]*([.$A5]-1)/100" office:value-type="float" office:value="0" calcext:value-type="float">
            <text:p>0</text:p>
          </table:table-cell>
          <table:table-cell table:formula="of:=[.DD$2]+[.DD$3]*([.$A5]-1)/100" office:value-type="float" office:value="0" calcext:value-type="float">
            <text:p>0</text:p>
          </table:table-cell>
          <table:table-cell table:formula="of:=[.DE$2]+[.DE$3]*([.$A5]-1)/100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H$2]+[.DH$3]*([.$A5]-1)/100" office:value-type="float" office:value="11" calcext:value-type="float">
            <text:p>11</text:p>
          </table:table-cell>
          <table:table-cell table:formula="of:=[.DI$2]+[.DI$3]*([.$A5]-1)/100" office:value-type="float" office:value="0" calcext:value-type="float">
            <text:p>0</text:p>
          </table:table-cell>
          <table:table-cell table:formula="of:=[.DJ$2]+[.DJ$3]*([.$A5]-1)/100" office:value-type="float" office:value="1" calcext:value-type="float">
            <text:p>1</text:p>
          </table:table-cell>
          <table:table-cell table:formula="of:=[.DK$2]+[.DK$3]*([.$A5]-1)/100" office:value-type="float" office:value="1" calcext:value-type="float">
            <text:p>1</text:p>
          </table:table-cell>
          <table:table-cell table:formula="of:=[.DL$2]+[.DL$3]*([.$A5]-1)/100" office:value-type="float" office:value="2" calcext:value-type="float">
            <text:p>2</text:p>
          </table:table-cell>
          <table:table-cell table:formula="of:=[.DM$2]+[.DM$3]*([.$A5]-1)/100" office:value-type="float" office:value="0" calcext:value-type="float">
            <text:p>0</text:p>
          </table:table-cell>
          <table:table-cell table:formula="of:=[.DN$2]+[.DN$3]*([.$A5]-1)/100" office:value-type="float" office:value="1" calcext:value-type="float">
            <text:p>1</text:p>
          </table:table-cell>
          <table:table-cell table:formula="of:=[.DO$2]+[.DO$3]*([.$A5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R$2]+[.DR$3]*([.$A5]-1)/100" office:value-type="float" office:value="11" calcext:value-type="float">
            <text:p>11</text:p>
          </table:table-cell>
          <table:table-cell table:formula="of:=[.DS$2]+[.DS$3]*([.$A5]-1)/100" office:value-type="float" office:value="1" calcext:value-type="float">
            <text:p>1</text:p>
          </table:table-cell>
          <table:table-cell table:formula="of:=[.DT$2]+[.DT$3]*([.$A5]-1)/100" office:value-type="float" office:value="2" calcext:value-type="float">
            <text:p>2</text:p>
          </table:table-cell>
          <table:table-cell table:formula="of:=[.DU$2]+[.DU$3]*([.$A5]-1)/100" office:value-type="float" office:value="1" calcext:value-type="float">
            <text:p>1</text:p>
          </table:table-cell>
          <table:table-cell table:formula="of:=[.DV$2]+[.DV$3]*([.$A5]-1)/100" office:value-type="float" office:value="1" calcext:value-type="float">
            <text:p>1</text:p>
          </table:table-cell>
          <table:table-cell table:formula="of:=[.DW$2]+[.DW$3]*([.$A5]-1)/100" office:value-type="float" office:value="0" calcext:value-type="float">
            <text:p>0</text:p>
          </table:table-cell>
          <table:table-cell table:formula="of:=[.DX$2]+[.DX$3]*([.$A5]-1)/100" office:value-type="float" office:value="1" calcext:value-type="float">
            <text:p>1</text:p>
          </table:table-cell>
          <table:table-cell table:formula="of:=[.DY$2]+[.DY$3]*([.$A5]-1)/10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B$2]+[.EB$3]*([.$A5]-1)/100" office:value-type="float" office:value="19" calcext:value-type="float">
            <text:p>19</text:p>
          </table:table-cell>
          <table:table-cell table:formula="of:=[.EC$2]+[.EC$3]*([.$A5]-1)/100" office:value-type="float" office:value="4" calcext:value-type="float">
            <text:p>4</text:p>
          </table:table-cell>
          <table:table-cell table:formula="of:=[.ED$2]+[.ED$3]*([.$A5]-1)/100" office:value-type="float" office:value="0" calcext:value-type="float">
            <text:p>0</text:p>
          </table:table-cell>
          <table:table-cell table:formula="of:=[.EE$2]+[.EE$3]*([.$A5]-1)/100" office:value-type="float" office:value="2" calcext:value-type="float">
            <text:p>2</text:p>
          </table:table-cell>
          <table:table-cell table:formula="of:=[.EF$2]+[.EF$3]*([.$A5]-1)/100" office:value-type="float" office:value="6" calcext:value-type="float">
            <text:p>6</text:p>
          </table:table-cell>
          <table:table-cell table:formula="of:=[.EG$2]+[.EG$3]*([.$A5]-1)/100" office:value-type="float" office:value="0" calcext:value-type="float">
            <text:p>0</text:p>
          </table:table-cell>
          <table:table-cell table:formula="of:=[.EH$2]+[.EH$3]*([.$A5]-1)/100" office:value-type="float" office:value="3" calcext:value-type="float">
            <text:p>3</text:p>
          </table:table-cell>
          <table:table-cell table:formula="of:=[.EI$2]+[.EI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L$2]+[.EL$3]*([.$A5]-1)/100" office:value-type="float" office:value="20" calcext:value-type="float">
            <text:p>20</text:p>
          </table:table-cell>
          <table:table-cell table:formula="of:=[.EM$2]+[.EM$3]*([.$A5]-1)/100" office:value-type="float" office:value="5" calcext:value-type="float">
            <text:p>5</text:p>
          </table:table-cell>
          <table:table-cell table:formula="of:=[.EN$2]+[.EN$3]*([.$A5]-1)/100" office:value-type="float" office:value="0" calcext:value-type="float">
            <text:p>0</text:p>
          </table:table-cell>
          <table:table-cell table:formula="of:=[.EO$2]+[.EO$3]*([.$A5]-1)/100" office:value-type="float" office:value="1" calcext:value-type="float">
            <text:p>1</text:p>
          </table:table-cell>
          <table:table-cell table:formula="of:=[.EP$2]+[.EP$3]*([.$A5]-1)/100" office:value-type="float" office:value="5" calcext:value-type="float">
            <text:p>5</text:p>
          </table:table-cell>
          <table:table-cell table:formula="of:=[.EQ$2]+[.EQ$3]*([.$A5]-1)/100" office:value-type="float" office:value="0" calcext:value-type="float">
            <text:p>0</text:p>
          </table:table-cell>
          <table:table-cell table:formula="of:=[.ER$2]+[.ER$3]*([.$A5]-1)/100" office:value-type="float" office:value="3" calcext:value-type="float">
            <text:p>3</text:p>
          </table:table-cell>
          <table:table-cell table:formula="of:=[.ES$2]+[.ES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V$2]+[.EV$3]*([.$A5]-1)/100" office:value-type="float" office:value="19" calcext:value-type="float">
            <text:p>19</text:p>
          </table:table-cell>
          <table:table-cell table:formula="of:=[.EW$2]+[.EW$3]*([.$A5]-1)/100" office:value-type="float" office:value="7" calcext:value-type="float">
            <text:p>7</text:p>
          </table:table-cell>
          <table:table-cell table:formula="of:=[.EX$2]+[.EX$3]*([.$A5]-1)/100" office:value-type="float" office:value="0" calcext:value-type="float">
            <text:p>0</text:p>
          </table:table-cell>
          <table:table-cell table:formula="of:=[.EY$2]+[.EY$3]*([.$A5]-1)/100" office:value-type="float" office:value="5" calcext:value-type="float">
            <text:p>5</text:p>
          </table:table-cell>
          <table:table-cell table:formula="of:=[.EZ$2]+[.EZ$3]*([.$A5]-1)/100" office:value-type="float" office:value="2" calcext:value-type="float">
            <text:p>2</text:p>
          </table:table-cell>
          <table:table-cell table:formula="of:=[.FA$2]+[.FA$3]*([.$A5]-1)/100" office:value-type="float" office:value="0" calcext:value-type="float">
            <text:p>0</text:p>
          </table:table-cell>
          <table:table-cell table:formula="of:=[.FB$2]+[.FB$3]*([.$A5]-1)/100" office:value-type="float" office:value="8" calcext:value-type="float">
            <text:p>8</text:p>
          </table:table-cell>
          <table:table-cell table:formula="of:=[.FC$2]+[.FC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F$2]+[.FF$3]*([.$A5]-1)/100" office:value-type="float" office:value="20" calcext:value-type="float">
            <text:p>20</text:p>
          </table:table-cell>
          <table:table-cell table:formula="of:=[.FG$2]+[.FG$3]*([.$A5]-1)/100" office:value-type="float" office:value="7" calcext:value-type="float">
            <text:p>7</text:p>
          </table:table-cell>
          <table:table-cell table:formula="of:=[.FH$2]+[.FH$3]*([.$A5]-1)/100" office:value-type="float" office:value="0" calcext:value-type="float">
            <text:p>0</text:p>
          </table:table-cell>
          <table:table-cell table:formula="of:=[.FI$2]+[.FI$3]*([.$A5]-1)/100" office:value-type="float" office:value="5" calcext:value-type="float">
            <text:p>5</text:p>
          </table:table-cell>
          <table:table-cell table:formula="of:=[.FJ$2]+[.FJ$3]*([.$A5]-1)/100" office:value-type="float" office:value="5" calcext:value-type="float">
            <text:p>5</text:p>
          </table:table-cell>
          <table:table-cell table:formula="of:=[.FK$2]+[.FK$3]*([.$A5]-1)/100" office:value-type="float" office:value="0" calcext:value-type="float">
            <text:p>0</text:p>
          </table:table-cell>
          <table:table-cell table:formula="of:=[.FL$2]+[.FL$3]*([.$A5]-1)/100" office:value-type="float" office:value="8" calcext:value-type="float">
            <text:p>8</text:p>
          </table:table-cell>
          <table:table-cell table:formula="of:=[.FM$2]+[.FM$3]*([.$A5]-1)/10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+[.B$3]*([.$A6]-1)/100" office:value-type="float" office:value="11.95" calcext:value-type="float">
            <text:p>11.95</text:p>
          </table:table-cell>
          <table:table-cell table:formula="of:=[.C$2]+[.C$3]*([.$A6]-1)/100" office:value-type="float" office:value="3.45" calcext:value-type="float">
            <text:p>3.45</text:p>
          </table:table-cell>
          <table:table-cell table:formula="of:=[.D$2]+[.D$3]*([.$A6]-1)/100" office:value-type="float" office:value="1.35" calcext:value-type="float">
            <text:p>1.35</text:p>
          </table:table-cell>
          <table:table-cell table:formula="of:=[.E$2]+[.E$3]*([.$A6]-1)/100" office:value-type="float" office:value="6.55" calcext:value-type="float">
            <text:p>6.55</text:p>
          </table:table-cell>
          <table:table-cell table:formula="of:=[.F$2]+[.F$3]*([.$A6]-1)/100" office:value-type="float" office:value="7.55" calcext:value-type="float">
            <text:p>7.55</text:p>
          </table:table-cell>
          <table:table-cell table:formula="of:=[.G$2]+[.G$3]*([.$A6]-1)/100" office:value-type="float" office:value="0.4" calcext:value-type="float">
            <text:p>0.4</text:p>
          </table:table-cell>
          <table:table-cell table:formula="of:=[.H$2]+[.H$3]*([.$A6]-1)/100" office:value-type="float" office:value="1.2" calcext:value-type="float">
            <text:p>1.2</text:p>
          </table:table-cell>
          <table:table-cell table:formula="of:=[.I$2]+[.I$3]*([.$A6]-1)/100" office:value-type="float" office:value="1.25" calcext:value-type="float">
            <text:p>1.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$2]+[.L$3]*([.$A6]-1)/100" office:value-type="float" office:value="13.05" calcext:value-type="float">
            <text:p>13.05</text:p>
          </table:table-cell>
          <table:table-cell table:formula="of:=[.M$2]+[.M$3]*([.$A6]-1)/100" office:value-type="float" office:value="3.55" calcext:value-type="float">
            <text:p>3.55</text:p>
          </table:table-cell>
          <table:table-cell table:formula="of:=[.N$2]+[.N$3]*([.$A6]-1)/100" office:value-type="float" office:value="0.15" calcext:value-type="float">
            <text:p>0.15</text:p>
          </table:table-cell>
          <table:table-cell table:formula="of:=[.O$2]+[.O$3]*([.$A6]-1)/100" office:value-type="float" office:value="5.55" calcext:value-type="float">
            <text:p>5.55</text:p>
          </table:table-cell>
          <table:table-cell table:formula="of:=[.P$2]+[.P$3]*([.$A6]-1)/100" office:value-type="float" office:value="5.45" calcext:value-type="float">
            <text:p>5.45</text:p>
          </table:table-cell>
          <table:table-cell table:formula="of:=[.Q$2]+[.Q$3]*([.$A6]-1)/100" office:value-type="float" office:value="0.4" calcext:value-type="float">
            <text:p>0.4</text:p>
          </table:table-cell>
          <table:table-cell table:formula="of:=[.R$2]+[.R$3]*([.$A6]-1)/100" office:value-type="float" office:value="3.25" calcext:value-type="float">
            <text:p>3.25</text:p>
          </table:table-cell>
          <table:table-cell table:formula="of:=[.S$2]+[.S$3]*([.$A6]-1)/100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V$2]+[.V$3]*([.$A6]-1)/100" office:value-type="float" office:value="11.65" calcext:value-type="float">
            <text:p>11.65</text:p>
          </table:table-cell>
          <table:table-cell table:formula="of:=[.W$2]+[.W$3]*([.$A6]-1)/100" office:value-type="float" office:value="2.4" calcext:value-type="float">
            <text:p>2.4</text:p>
          </table:table-cell>
          <table:table-cell table:formula="of:=[.X$2]+[.X$3]*([.$A6]-1)/100" office:value-type="float" office:value="1.35" calcext:value-type="float">
            <text:p>1.35</text:p>
          </table:table-cell>
          <table:table-cell table:formula="of:=[.Y$2]+[.Y$3]*([.$A6]-1)/100" office:value-type="float" office:value="2.6" calcext:value-type="float">
            <text:p>2.6</text:p>
          </table:table-cell>
          <table:table-cell table:formula="of:=[.Z$2]+[.Z$3]*([.$A6]-1)/100" office:value-type="float" office:value="6.55" calcext:value-type="float">
            <text:p>6.55</text:p>
          </table:table-cell>
          <table:table-cell table:formula="of:=[.AA$2]+[.AA$3]*([.$A6]-1)/100" office:value-type="float" office:value="0.55" calcext:value-type="float">
            <text:p>0.55</text:p>
          </table:table-cell>
          <table:table-cell table:formula="of:=[.AB$2]+[.AB$3]*([.$A6]-1)/100" office:value-type="float" office:value="1.05" calcext:value-type="float">
            <text:p>1.05</text:p>
          </table:table-cell>
          <table:table-cell table:formula="of:=[.AC$2]+[.AC$3]*([.$A6]-1)/100" office:value-type="float" office:value="1.35" calcext:value-type="float">
            <text:p>1.3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$2]+[.AF$3]*([.$A6]-1)/100" office:value-type="float" office:value="14.05" calcext:value-type="float">
            <text:p>14.05</text:p>
          </table:table-cell>
          <table:table-cell table:formula="of:=[.AG$2]+[.AG$3]*([.$A6]-1)/100" office:value-type="float" office:value="2.65" calcext:value-type="float">
            <text:p>2.65</text:p>
          </table:table-cell>
          <table:table-cell table:formula="of:=[.AH$2]+[.AH$3]*([.$A6]-1)/100" office:value-type="float" office:value="0.15" calcext:value-type="float">
            <text:p>0.15</text:p>
          </table:table-cell>
          <table:table-cell table:formula="of:=[.AI$2]+[.AI$3]*([.$A6]-1)/100" office:value-type="float" office:value="4.65" calcext:value-type="float">
            <text:p>4.65</text:p>
          </table:table-cell>
          <table:table-cell table:formula="of:=[.AJ$2]+[.AJ$3]*([.$A6]-1)/100" office:value-type="float" office:value="0.6" calcext:value-type="float">
            <text:p>0.6</text:p>
          </table:table-cell>
          <table:table-cell table:formula="of:=[.AK$2]+[.AK$3]*([.$A6]-1)/100" office:value-type="float" office:value="0.35" calcext:value-type="float">
            <text:p>0.35</text:p>
          </table:table-cell>
          <table:table-cell table:formula="of:=[.AL$2]+[.AL$3]*([.$A6]-1)/100" office:value-type="float" office:value="0.35" calcext:value-type="float">
            <text:p>0.35</text:p>
          </table:table-cell>
          <table:table-cell table:formula="of:=[.AM$2]+[.AM$3]*([.$A6]-1)/100"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P$2]+[.AP$3]*([.$A6]-1)/100" office:value-type="float" office:value="12.05" calcext:value-type="float">
            <text:p>12.05</text:p>
          </table:table-cell>
          <table:table-cell table:formula="of:=[.AQ$2]+[.AQ$3]*([.$A6]-1)/100" office:value-type="float" office:value="3.55" calcext:value-type="float">
            <text:p>3.55</text:p>
          </table:table-cell>
          <table:table-cell table:formula="of:=[.AR$2]+[.AR$3]*([.$A6]-1)/100" office:value-type="float" office:value="0.15" calcext:value-type="float">
            <text:p>0.15</text:p>
          </table:table-cell>
          <table:table-cell table:formula="of:=[.AS$2]+[.AS$3]*([.$A6]-1)/100" office:value-type="float" office:value="2.4" calcext:value-type="float">
            <text:p>2.4</text:p>
          </table:table-cell>
          <table:table-cell table:formula="of:=[.AT$2]+[.AT$3]*([.$A6]-1)/100" office:value-type="float" office:value="1.2" calcext:value-type="float">
            <text:p>1.2</text:p>
          </table:table-cell>
          <table:table-cell table:formula="of:=[.AU$2]+[.AU$3]*([.$A6]-1)/100" office:value-type="float" office:value="0.35" calcext:value-type="float">
            <text:p>0.35</text:p>
          </table:table-cell>
          <table:table-cell table:formula="of:=[.AV$2]+[.AV$3]*([.$A6]-1)/100" office:value-type="float" office:value="6.55" calcext:value-type="float">
            <text:p>6.55</text:p>
          </table:table-cell>
          <table:table-cell table:formula="of:=[.AW$2]+[.AW$3]*([.$A6]-1)/100" office:value-type="float" office:value="1.25" calcext:value-type="float">
            <text:p>1.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Z$2]+[.AZ$3]*([.$A6]-1)/100" office:value-type="float" office:value="14" calcext:value-type="float">
            <text:p>14</text:p>
          </table:table-cell>
          <table:table-cell table:formula="of:=[.BA$2]+[.BA$3]*([.$A6]-1)/100" office:value-type="float" office:value="3.45" calcext:value-type="float">
            <text:p>3.45</text:p>
          </table:table-cell>
          <table:table-cell table:formula="of:=[.BB$2]+[.BB$3]*([.$A6]-1)/100" office:value-type="float" office:value="0.05" calcext:value-type="float">
            <text:p>0.05</text:p>
          </table:table-cell>
          <table:table-cell table:formula="of:=[.BC$2]+[.BC$3]*([.$A6]-1)/100" office:value-type="float" office:value="2.55" calcext:value-type="float">
            <text:p>2.55</text:p>
          </table:table-cell>
          <table:table-cell table:formula="of:=[.BD$2]+[.BD$3]*([.$A6]-1)/100" office:value-type="float" office:value="3.35" calcext:value-type="float">
            <text:p>3.35</text:p>
          </table:table-cell>
          <table:table-cell table:formula="of:=[.BE$2]+[.BE$3]*([.$A6]-1)/100" office:value-type="float" office:value="0.4" calcext:value-type="float">
            <text:p>0.4</text:p>
          </table:table-cell>
          <table:table-cell table:formula="of:=[.BF$2]+[.BF$3]*([.$A6]-1)/100" office:value-type="float" office:value="4.2" calcext:value-type="float">
            <text:p>4.2</text:p>
          </table:table-cell>
          <table:table-cell table:formula="of:=[.BG$2]+[.BG$3]*([.$A6]-1)/100"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J$2]+[.BJ$3]*([.$A6]-1)/100" office:value-type="float" office:value="9.85" calcext:value-type="float">
            <text:p>9.85</text:p>
          </table:table-cell>
          <table:table-cell table:formula="of:=[.BK$2]+[.BK$3]*([.$A6]-1)/100" office:value-type="float" office:value="2.45" calcext:value-type="float">
            <text:p>2.45</text:p>
          </table:table-cell>
          <table:table-cell table:formula="of:=[.BL$2]+[.BL$3]*([.$A6]-1)/100" office:value-type="float" office:value="2.35" calcext:value-type="float">
            <text:p>2.35</text:p>
          </table:table-cell>
          <table:table-cell table:formula="of:=[.BM$2]+[.BM$3]*([.$A6]-1)/100" office:value-type="float" office:value="3.55" calcext:value-type="float">
            <text:p>3.55</text:p>
          </table:table-cell>
          <table:table-cell table:formula="of:=[.BN$2]+[.BN$3]*([.$A6]-1)/100" office:value-type="float" office:value="5.05" calcext:value-type="float">
            <text:p>5.05</text:p>
          </table:table-cell>
          <table:table-cell table:formula="of:=[.BO$2]+[.BO$3]*([.$A6]-1)/100" office:value-type="float" office:value="0.45" calcext:value-type="float">
            <text:p>0.45</text:p>
          </table:table-cell>
          <table:table-cell table:formula="of:=[.BP$2]+[.BP$3]*([.$A6]-1)/100" office:value-type="float" office:value="1.15" calcext:value-type="float">
            <text:p>1.15</text:p>
          </table:table-cell>
          <table:table-cell table:formula="of:=[.BQ$2]+[.BQ$3]*([.$A6]-1)/100" office:value-type="float" office:value="2.45" calcext:value-type="float">
            <text:p>2.4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T$2]+[.BT$3]*([.$A6]-1)/100" office:value-type="float" office:value="14.15" calcext:value-type="float">
            <text:p>14.15</text:p>
          </table:table-cell>
          <table:table-cell table:formula="of:=[.BU$2]+[.BU$3]*([.$A6]-1)/100" office:value-type="float" office:value="3.75" calcext:value-type="float">
            <text:p>3.75</text:p>
          </table:table-cell>
          <table:table-cell table:formula="of:=[.BV$2]+[.BV$3]*([.$A6]-1)/100" office:value-type="float" office:value="0.15" calcext:value-type="float">
            <text:p>0.15</text:p>
          </table:table-cell>
          <table:table-cell table:formula="of:=[.BW$2]+[.BW$3]*([.$A6]-1)/100" office:value-type="float" office:value="1.45" calcext:value-type="float">
            <text:p>1.45</text:p>
          </table:table-cell>
          <table:table-cell table:formula="of:=[.BX$2]+[.BX$3]*([.$A6]-1)/100" office:value-type="float" office:value="3.4" calcext:value-type="float">
            <text:p>3.4</text:p>
          </table:table-cell>
          <table:table-cell table:formula="of:=[.BY$2]+[.BY$3]*([.$A6]-1)/100" office:value-type="float" office:value="0.2" calcext:value-type="float">
            <text:p>0.2</text:p>
          </table:table-cell>
          <table:table-cell table:formula="of:=[.BZ$2]+[.BZ$3]*([.$A6]-1)/100" office:value-type="float" office:value="1.25" calcext:value-type="float">
            <text:p>1.25</text:p>
          </table:table-cell>
          <table:table-cell table:formula="of:=[.CA$2]+[.CA$3]*([.$A6]-1)/100"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D$2]+[.CD$3]*([.$A6]-1)/100" office:value-type="float" office:value="19.4" calcext:value-type="float">
            <text:p>19.4</text:p>
          </table:table-cell>
          <table:table-cell table:formula="of:=[.CE$2]+[.CE$3]*([.$A6]-1)/100" office:value-type="float" office:value="4.7" calcext:value-type="float">
            <text:p>4.7</text:p>
          </table:table-cell>
          <table:table-cell table:formula="of:=[.CF$2]+[.CF$3]*([.$A6]-1)/100" office:value-type="float" office:value="0.6" calcext:value-type="float">
            <text:p>0.6</text:p>
          </table:table-cell>
          <table:table-cell table:formula="of:=[.CG$2]+[.CG$3]*([.$A6]-1)/100" office:value-type="float" office:value="3.8" calcext:value-type="float">
            <text:p>3.8</text:p>
          </table:table-cell>
          <table:table-cell table:formula="of:=[.CH$2]+[.CH$3]*([.$A6]-1)/100" office:value-type="float" office:value="4.65" calcext:value-type="float">
            <text:p>4.65</text:p>
          </table:table-cell>
          <table:table-cell table:formula="of:=[.CI$2]+[.CI$3]*([.$A6]-1)/100" office:value-type="float" office:value="0.7" calcext:value-type="float">
            <text:p>0.7</text:p>
          </table:table-cell>
          <table:table-cell table:formula="of:=[.CJ$2]+[.CJ$3]*([.$A6]-1)/100" office:value-type="float" office:value="3.3" calcext:value-type="float">
            <text:p>3.3</text:p>
          </table:table-cell>
          <table:table-cell table:formula="of:=[.CK$2]+[.CK$3]*([.$A6]-1)/100" office:value-type="float" office:value="0.4" calcext:value-type="float">
            <text:p>0.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N$2]+[.CN$3]*([.$A6]-1)/100" office:value-type="float" office:value="15.8" calcext:value-type="float">
            <text:p>15.8</text:p>
          </table:table-cell>
          <table:table-cell table:formula="of:=[.CO$2]+[.CO$3]*([.$A6]-1)/100" office:value-type="float" office:value="0.3" calcext:value-type="float">
            <text:p>0.3</text:p>
          </table:table-cell>
          <table:table-cell table:formula="of:=[.CP$2]+[.CP$3]*([.$A6]-1)/100" office:value-type="float" office:value="1.6" calcext:value-type="float">
            <text:p>1.6</text:p>
          </table:table-cell>
          <table:table-cell table:formula="of:=[.CQ$2]+[.CQ$3]*([.$A6]-1)/100" office:value-type="float" office:value="3.9" calcext:value-type="float">
            <text:p>3.9</text:p>
          </table:table-cell>
          <table:table-cell table:formula="of:=[.CR$2]+[.CR$3]*([.$A6]-1)/100" office:value-type="float" office:value="5.1" calcext:value-type="float">
            <text:p>5.1</text:p>
          </table:table-cell>
          <table:table-cell table:formula="of:=[.CS$2]+[.CS$3]*([.$A6]-1)/100" office:value-type="float" office:value="0.9" calcext:value-type="float">
            <text:p>0.9</text:p>
          </table:table-cell>
          <table:table-cell table:formula="of:=[.CT$2]+[.CT$3]*([.$A6]-1)/100" office:value-type="float" office:value="2.25" calcext:value-type="float">
            <text:p>2.25</text:p>
          </table:table-cell>
          <table:table-cell table:formula="of:=[.CU$2]+[.CU$3]*([.$A6]-1)/100" office:value-type="float" office:value="3.6" calcext:value-type="float">
            <text:p>3.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X$2]+[.CX$3]*([.$A6]-1)/100" office:value-type="float" office:value="17" calcext:value-type="float">
            <text:p>17</text:p>
          </table:table-cell>
          <table:table-cell table:formula="of:=[.CY$2]+[.CY$3]*([.$A6]-1)/100" office:value-type="float" office:value="0.2" calcext:value-type="float">
            <text:p>0.2</text:p>
          </table:table-cell>
          <table:table-cell table:formula="of:=[.CZ$2]+[.CZ$3]*([.$A6]-1)/100" office:value-type="float" office:value="1.6" calcext:value-type="float">
            <text:p>1.6</text:p>
          </table:table-cell>
          <table:table-cell table:formula="of:=[.DA$2]+[.DA$3]*([.$A6]-1)/100" office:value-type="float" office:value="2.7" calcext:value-type="float">
            <text:p>2.7</text:p>
          </table:table-cell>
          <table:table-cell table:formula="of:=[.DB$2]+[.DB$3]*([.$A6]-1)/100" office:value-type="float" office:value="2.65" calcext:value-type="float">
            <text:p>2.65</text:p>
          </table:table-cell>
          <table:table-cell table:formula="of:=[.DC$2]+[.DC$3]*([.$A6]-1)/100" office:value-type="float" office:value="0.9" calcext:value-type="float">
            <text:p>0.9</text:p>
          </table:table-cell>
          <table:table-cell table:formula="of:=[.DD$2]+[.DD$3]*([.$A6]-1)/100" office:value-type="float" office:value="0.15" calcext:value-type="float">
            <text:p>0.15</text:p>
          </table:table-cell>
          <table:table-cell table:formula="of:=[.DE$2]+[.DE$3]*([.$A6]-1)/100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H$2]+[.DH$3]*([.$A6]-1)/100" office:value-type="float" office:value="11.75" calcext:value-type="float">
            <text:p>11.75</text:p>
          </table:table-cell>
          <table:table-cell table:formula="of:=[.DI$2]+[.DI$3]*([.$A6]-1)/100" office:value-type="float" office:value="0.15" calcext:value-type="float">
            <text:p>0.15</text:p>
          </table:table-cell>
          <table:table-cell table:formula="of:=[.DJ$2]+[.DJ$3]*([.$A6]-1)/100" office:value-type="float" office:value="1.65" calcext:value-type="float">
            <text:p>1.65</text:p>
          </table:table-cell>
          <table:table-cell table:formula="of:=[.DK$2]+[.DK$3]*([.$A6]-1)/100" office:value-type="float" office:value="1.45" calcext:value-type="float">
            <text:p>1.45</text:p>
          </table:table-cell>
          <table:table-cell table:formula="of:=[.DL$2]+[.DL$3]*([.$A6]-1)/100" office:value-type="float" office:value="2.65" calcext:value-type="float">
            <text:p>2.65</text:p>
          </table:table-cell>
          <table:table-cell table:formula="of:=[.DM$2]+[.DM$3]*([.$A6]-1)/100" office:value-type="float" office:value="0.4" calcext:value-type="float">
            <text:p>0.4</text:p>
          </table:table-cell>
          <table:table-cell table:formula="of:=[.DN$2]+[.DN$3]*([.$A6]-1)/100" office:value-type="float" office:value="1.2" calcext:value-type="float">
            <text:p>1.2</text:p>
          </table:table-cell>
          <table:table-cell table:formula="of:=[.DO$2]+[.DO$3]*([.$A6]-1)/100" office:value-type="float" office:value="2.45" calcext:value-type="float">
            <text:p>2.4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R$2]+[.DR$3]*([.$A6]-1)/100" office:value-type="float" office:value="11.65" calcext:value-type="float">
            <text:p>11.65</text:p>
          </table:table-cell>
          <table:table-cell table:formula="of:=[.DS$2]+[.DS$3]*([.$A6]-1)/100" office:value-type="float" office:value="1.2" calcext:value-type="float">
            <text:p>1.2</text:p>
          </table:table-cell>
          <table:table-cell table:formula="of:=[.DT$2]+[.DT$3]*([.$A6]-1)/100" office:value-type="float" office:value="2.65" calcext:value-type="float">
            <text:p>2.65</text:p>
          </table:table-cell>
          <table:table-cell table:formula="of:=[.DU$2]+[.DU$3]*([.$A6]-1)/100" office:value-type="float" office:value="1.45" calcext:value-type="float">
            <text:p>1.45</text:p>
          </table:table-cell>
          <table:table-cell table:formula="of:=[.DV$2]+[.DV$3]*([.$A6]-1)/100" office:value-type="float" office:value="1.4" calcext:value-type="float">
            <text:p>1.4</text:p>
          </table:table-cell>
          <table:table-cell table:formula="of:=[.DW$2]+[.DW$3]*([.$A6]-1)/100" office:value-type="float" office:value="0.25" calcext:value-type="float">
            <text:p>0.25</text:p>
          </table:table-cell>
          <table:table-cell table:formula="of:=[.DX$2]+[.DX$3]*([.$A6]-1)/100" office:value-type="float" office:value="1.25" calcext:value-type="float">
            <text:p>1.25</text:p>
          </table:table-cell>
          <table:table-cell table:formula="of:=[.DY$2]+[.DY$3]*([.$A6]-1)/100" office:value-type="float" office:value="3.55" calcext:value-type="float">
            <text:p>3.5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B$2]+[.EB$3]*([.$A6]-1)/100" office:value-type="float" office:value="20.5" calcext:value-type="float">
            <text:p>20.5</text:p>
          </table:table-cell>
          <table:table-cell table:formula="of:=[.EC$2]+[.EC$3]*([.$A6]-1)/100" office:value-type="float" office:value="5" calcext:value-type="float">
            <text:p>5</text:p>
          </table:table-cell>
          <table:table-cell table:formula="of:=[.ED$2]+[.ED$3]*([.$A6]-1)/100" office:value-type="float" office:value="0.1" calcext:value-type="float">
            <text:p>0.1</text:p>
          </table:table-cell>
          <table:table-cell table:formula="of:=[.EE$2]+[.EE$3]*([.$A6]-1)/100" office:value-type="float" office:value="2.7" calcext:value-type="float">
            <text:p>2.7</text:p>
          </table:table-cell>
          <table:table-cell table:formula="of:=[.EF$2]+[.EF$3]*([.$A6]-1)/100" office:value-type="float" office:value="6.5" calcext:value-type="float">
            <text:p>6.5</text:p>
          </table:table-cell>
          <table:table-cell table:formula="of:=[.EG$2]+[.EG$3]*([.$A6]-1)/100" office:value-type="float" office:value="0.3" calcext:value-type="float">
            <text:p>0.3</text:p>
          </table:table-cell>
          <table:table-cell table:formula="of:=[.EH$2]+[.EH$3]*([.$A6]-1)/100" office:value-type="float" office:value="3.2" calcext:value-type="float">
            <text:p>3.2</text:p>
          </table:table-cell>
          <table:table-cell table:formula="of:=[.EI$2]+[.EI$3]*([.$A6]-1)/100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L$2]+[.EL$3]*([.$A6]-1)/100" office:value-type="float" office:value="21.65" calcext:value-type="float">
            <text:p>21.65</text:p>
          </table:table-cell>
          <table:table-cell table:formula="of:=[.EM$2]+[.EM$3]*([.$A6]-1)/100" office:value-type="float" office:value="6" calcext:value-type="float">
            <text:p>6</text:p>
          </table:table-cell>
          <table:table-cell table:formula="of:=[.EN$2]+[.EN$3]*([.$A6]-1)/100" office:value-type="float" office:value="0" calcext:value-type="float">
            <text:p>0</text:p>
          </table:table-cell>
          <table:table-cell table:formula="of:=[.EO$2]+[.EO$3]*([.$A6]-1)/100" office:value-type="float" office:value="1.6" calcext:value-type="float">
            <text:p>1.6</text:p>
          </table:table-cell>
          <table:table-cell table:formula="of:=[.EP$2]+[.EP$3]*([.$A6]-1)/100" office:value-type="float" office:value="5.4" calcext:value-type="float">
            <text:p>5.4</text:p>
          </table:table-cell>
          <table:table-cell table:formula="of:=[.EQ$2]+[.EQ$3]*([.$A6]-1)/100" office:value-type="float" office:value="0.3" calcext:value-type="float">
            <text:p>0.3</text:p>
          </table:table-cell>
          <table:table-cell table:formula="of:=[.ER$2]+[.ER$3]*([.$A6]-1)/100" office:value-type="float" office:value="3.2" calcext:value-type="float">
            <text:p>3.2</text:p>
          </table:table-cell>
          <table:table-cell table:formula="of:=[.ES$2]+[.ES$3]*([.$A6]-1)/100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V$2]+[.EV$3]*([.$A6]-1)/100" office:value-type="float" office:value="20.5" calcext:value-type="float">
            <text:p>20.5</text:p>
          </table:table-cell>
          <table:table-cell table:formula="of:=[.EW$2]+[.EW$3]*([.$A6]-1)/100" office:value-type="float" office:value="7.7" calcext:value-type="float">
            <text:p>7.7</text:p>
          </table:table-cell>
          <table:table-cell table:formula="of:=[.EX$2]+[.EX$3]*([.$A6]-1)/100" office:value-type="float" office:value="0.2" calcext:value-type="float">
            <text:p>0.2</text:p>
          </table:table-cell>
          <table:table-cell table:formula="of:=[.EY$2]+[.EY$3]*([.$A6]-1)/100" office:value-type="float" office:value="5.4" calcext:value-type="float">
            <text:p>5.4</text:p>
          </table:table-cell>
          <table:table-cell table:formula="of:=[.EZ$2]+[.EZ$3]*([.$A6]-1)/100" office:value-type="float" office:value="2.5" calcext:value-type="float">
            <text:p>2.5</text:p>
          </table:table-cell>
          <table:table-cell table:formula="of:=[.FA$2]+[.FA$3]*([.$A6]-1)/100" office:value-type="float" office:value="0.4" calcext:value-type="float">
            <text:p>0.4</text:p>
          </table:table-cell>
          <table:table-cell table:formula="of:=[.FB$2]+[.FB$3]*([.$A6]-1)/100" office:value-type="float" office:value="8.6" calcext:value-type="float">
            <text:p>8.6</text:p>
          </table:table-cell>
          <table:table-cell table:formula="of:=[.FC$2]+[.FC$3]*([.$A6]-1)/100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F$2]+[.FF$3]*([.$A6]-1)/100" office:value-type="float" office:value="21.6" calcext:value-type="float">
            <text:p>21.6</text:p>
          </table:table-cell>
          <table:table-cell table:formula="of:=[.FG$2]+[.FG$3]*([.$A6]-1)/100" office:value-type="float" office:value="7.9" calcext:value-type="float">
            <text:p>7.9</text:p>
          </table:table-cell>
          <table:table-cell table:formula="of:=[.FH$2]+[.FH$3]*([.$A6]-1)/100" office:value-type="float" office:value="0.2" calcext:value-type="float">
            <text:p>0.2</text:p>
          </table:table-cell>
          <table:table-cell table:formula="of:=[.FI$2]+[.FI$3]*([.$A6]-1)/100" office:value-type="float" office:value="5.7" calcext:value-type="float">
            <text:p>5.7</text:p>
          </table:table-cell>
          <table:table-cell table:formula="of:=[.FJ$2]+[.FJ$3]*([.$A6]-1)/100" office:value-type="float" office:value="5.6" calcext:value-type="float">
            <text:p>5.6</text:p>
          </table:table-cell>
          <table:table-cell table:formula="of:=[.FK$2]+[.FK$3]*([.$A6]-1)/100" office:value-type="float" office:value="0.5" calcext:value-type="float">
            <text:p>0.5</text:p>
          </table:table-cell>
          <table:table-cell table:formula="of:=[.FL$2]+[.FL$3]*([.$A6]-1)/100" office:value-type="float" office:value="8.5" calcext:value-type="float">
            <text:p>8.5</text:p>
          </table:table-cell>
          <table:table-cell table:formula="of:=[.FM$2]+[.FM$3]*([.$A6]-1)/100" office:value-type="float" office:value="0.35" calcext:value-type="float">
            <text:p>0.35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+[.B$3]*([.$A7]-1)/100" office:value-type="float" office:value="12.9" calcext:value-type="float">
            <text:p>12.9</text:p>
          </table:table-cell>
          <table:table-cell table:formula="of:=[.C$2]+[.C$3]*([.$A7]-1)/100" office:value-type="float" office:value="3.9" calcext:value-type="float">
            <text:p>3.9</text:p>
          </table:table-cell>
          <table:table-cell table:formula="of:=[.D$2]+[.D$3]*([.$A7]-1)/100" office:value-type="float" office:value="1.7" calcext:value-type="float">
            <text:p>1.7</text:p>
          </table:table-cell>
          <table:table-cell table:formula="of:=[.E$2]+[.E$3]*([.$A7]-1)/100" office:value-type="float" office:value="7.1" calcext:value-type="float">
            <text:p>7.1</text:p>
          </table:table-cell>
          <table:table-cell table:formula="of:=[.F$2]+[.F$3]*([.$A7]-1)/100" office:value-type="float" office:value="8.1" calcext:value-type="float">
            <text:p>8.1</text:p>
          </table:table-cell>
          <table:table-cell table:formula="of:=[.G$2]+[.G$3]*([.$A7]-1)/100" office:value-type="float" office:value="0.8" calcext:value-type="float">
            <text:p>0.8</text:p>
          </table:table-cell>
          <table:table-cell table:formula="of:=[.H$2]+[.H$3]*([.$A7]-1)/100" office:value-type="float" office:value="1.4" calcext:value-type="float">
            <text:p>1.4</text:p>
          </table:table-cell>
          <table:table-cell table:formula="of:=[.I$2]+[.I$3]*([.$A7]-1)/100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L$2]+[.L$3]*([.$A7]-1)/100" office:value-type="float" office:value="14.1" calcext:value-type="float">
            <text:p>14.1</text:p>
          </table:table-cell>
          <table:table-cell table:formula="of:=[.M$2]+[.M$3]*([.$A7]-1)/100" office:value-type="float" office:value="4.1" calcext:value-type="float">
            <text:p>4.1</text:p>
          </table:table-cell>
          <table:table-cell table:formula="of:=[.N$2]+[.N$3]*([.$A7]-1)/100" office:value-type="float" office:value="0.3" calcext:value-type="float">
            <text:p>0.3</text:p>
          </table:table-cell>
          <table:table-cell table:formula="of:=[.O$2]+[.O$3]*([.$A7]-1)/100" office:value-type="float" office:value="6.1" calcext:value-type="float">
            <text:p>6.1</text:p>
          </table:table-cell>
          <table:table-cell table:formula="of:=[.P$2]+[.P$3]*([.$A7]-1)/100" office:value-type="float" office:value="5.9" calcext:value-type="float">
            <text:p>5.9</text:p>
          </table:table-cell>
          <table:table-cell table:formula="of:=[.Q$2]+[.Q$3]*([.$A7]-1)/100" office:value-type="float" office:value="0.8" calcext:value-type="float">
            <text:p>0.8</text:p>
          </table:table-cell>
          <table:table-cell table:formula="of:=[.R$2]+[.R$3]*([.$A7]-1)/100" office:value-type="float" office:value="3.5" calcext:value-type="float">
            <text:p>3.5</text:p>
          </table:table-cell>
          <table:table-cell table:formula="of:=[.S$2]+[.S$3]*([.$A7]-1)/100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V$2]+[.V$3]*([.$A7]-1)/100" office:value-type="float" office:value="12.3" calcext:value-type="float">
            <text:p>12.3</text:p>
          </table:table-cell>
          <table:table-cell table:formula="of:=[.W$2]+[.W$3]*([.$A7]-1)/100" office:value-type="float" office:value="2.8" calcext:value-type="float">
            <text:p>2.8</text:p>
          </table:table-cell>
          <table:table-cell table:formula="of:=[.X$2]+[.X$3]*([.$A7]-1)/100" office:value-type="float" office:value="1.7" calcext:value-type="float">
            <text:p>1.7</text:p>
          </table:table-cell>
          <table:table-cell table:formula="of:=[.Y$2]+[.Y$3]*([.$A7]-1)/100" office:value-type="float" office:value="3.2" calcext:value-type="float">
            <text:p>3.2</text:p>
          </table:table-cell>
          <table:table-cell table:formula="of:=[.Z$2]+[.Z$3]*([.$A7]-1)/100" office:value-type="float" office:value="7.1" calcext:value-type="float">
            <text:p>7.1</text:p>
          </table:table-cell>
          <table:table-cell table:formula="of:=[.AA$2]+[.AA$3]*([.$A7]-1)/100" office:value-type="float" office:value="1.1" calcext:value-type="float">
            <text:p>1.1</text:p>
          </table:table-cell>
          <table:table-cell table:formula="of:=[.AB$2]+[.AB$3]*([.$A7]-1)/100" office:value-type="float" office:value="1.1" calcext:value-type="float">
            <text:p>1.1</text:p>
          </table:table-cell>
          <table:table-cell table:formula="of:=[.AC$2]+[.AC$3]*([.$A7]-1)/100" office:value-type="float" office:value="1.7" calcext:value-type="float">
            <text:p>1.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F$2]+[.AF$3]*([.$A7]-1)/100" office:value-type="float" office:value="15.1" calcext:value-type="float">
            <text:p>15.1</text:p>
          </table:table-cell>
          <table:table-cell table:formula="of:=[.AG$2]+[.AG$3]*([.$A7]-1)/100" office:value-type="float" office:value="3.3" calcext:value-type="float">
            <text:p>3.3</text:p>
          </table:table-cell>
          <table:table-cell table:formula="of:=[.AH$2]+[.AH$3]*([.$A7]-1)/100" office:value-type="float" office:value="0.3" calcext:value-type="float">
            <text:p>0.3</text:p>
          </table:table-cell>
          <table:table-cell table:formula="of:=[.AI$2]+[.AI$3]*([.$A7]-1)/100" office:value-type="float" office:value="5.3" calcext:value-type="float">
            <text:p>5.3</text:p>
          </table:table-cell>
          <table:table-cell table:formula="of:=[.AJ$2]+[.AJ$3]*([.$A7]-1)/100" office:value-type="float" office:value="1.2" calcext:value-type="float">
            <text:p>1.2</text:p>
          </table:table-cell>
          <table:table-cell table:formula="of:=[.AK$2]+[.AK$3]*([.$A7]-1)/100" office:value-type="float" office:value="0.7" calcext:value-type="float">
            <text:p>0.7</text:p>
          </table:table-cell>
          <table:table-cell table:formula="of:=[.AL$2]+[.AL$3]*([.$A7]-1)/100" office:value-type="float" office:value="0.7" calcext:value-type="float">
            <text:p>0.7</text:p>
          </table:table-cell>
          <table:table-cell table:formula="of:=[.AM$2]+[.AM$3]*([.$A7]-1)/100" office:value-type="float" office:value="0.4" calcext:value-type="float">
            <text:p>0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P$2]+[.AP$3]*([.$A7]-1)/100" office:value-type="float" office:value="13.1" calcext:value-type="float">
            <text:p>13.1</text:p>
          </table:table-cell>
          <table:table-cell table:formula="of:=[.AQ$2]+[.AQ$3]*([.$A7]-1)/100" office:value-type="float" office:value="4.1" calcext:value-type="float">
            <text:p>4.1</text:p>
          </table:table-cell>
          <table:table-cell table:formula="of:=[.AR$2]+[.AR$3]*([.$A7]-1)/100" office:value-type="float" office:value="0.3" calcext:value-type="float">
            <text:p>0.3</text:p>
          </table:table-cell>
          <table:table-cell table:formula="of:=[.AS$2]+[.AS$3]*([.$A7]-1)/100" office:value-type="float" office:value="2.8" calcext:value-type="float">
            <text:p>2.8</text:p>
          </table:table-cell>
          <table:table-cell table:formula="of:=[.AT$2]+[.AT$3]*([.$A7]-1)/100" office:value-type="float" office:value="1.4" calcext:value-type="float">
            <text:p>1.4</text:p>
          </table:table-cell>
          <table:table-cell table:formula="of:=[.AU$2]+[.AU$3]*([.$A7]-1)/100" office:value-type="float" office:value="0.7" calcext:value-type="float">
            <text:p>0.7</text:p>
          </table:table-cell>
          <table:table-cell table:formula="of:=[.AV$2]+[.AV$3]*([.$A7]-1)/100" office:value-type="float" office:value="7.1" calcext:value-type="float">
            <text:p>7.1</text:p>
          </table:table-cell>
          <table:table-cell table:formula="of:=[.AW$2]+[.AW$3]*([.$A7]-1)/100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Z$2]+[.AZ$3]*([.$A7]-1)/100" office:value-type="float" office:value="15" calcext:value-type="float">
            <text:p>15</text:p>
          </table:table-cell>
          <table:table-cell table:formula="of:=[.BA$2]+[.BA$3]*([.$A7]-1)/100" office:value-type="float" office:value="3.9" calcext:value-type="float">
            <text:p>3.9</text:p>
          </table:table-cell>
          <table:table-cell table:formula="of:=[.BB$2]+[.BB$3]*([.$A7]-1)/100" office:value-type="float" office:value="0.1" calcext:value-type="float">
            <text:p>0.1</text:p>
          </table:table-cell>
          <table:table-cell table:formula="of:=[.BC$2]+[.BC$3]*([.$A7]-1)/100" office:value-type="float" office:value="3.1" calcext:value-type="float">
            <text:p>3.1</text:p>
          </table:table-cell>
          <table:table-cell table:formula="of:=[.BD$2]+[.BD$3]*([.$A7]-1)/100" office:value-type="float" office:value="3.7" calcext:value-type="float">
            <text:p>3.7</text:p>
          </table:table-cell>
          <table:table-cell table:formula="of:=[.BE$2]+[.BE$3]*([.$A7]-1)/100" office:value-type="float" office:value="0.8" calcext:value-type="float">
            <text:p>0.8</text:p>
          </table:table-cell>
          <table:table-cell table:formula="of:=[.BF$2]+[.BF$3]*([.$A7]-1)/100" office:value-type="float" office:value="4.4" calcext:value-type="float">
            <text:p>4.4</text:p>
          </table:table-cell>
          <table:table-cell table:formula="of:=[.BG$2]+[.BG$3]*([.$A7]-1)/100" office:value-type="float" office:value="0.4" calcext:value-type="float">
            <text:p>0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J$2]+[.BJ$3]*([.$A7]-1)/100" office:value-type="float" office:value="10.7" calcext:value-type="float">
            <text:p>10.7</text:p>
          </table:table-cell>
          <table:table-cell table:formula="of:=[.BK$2]+[.BK$3]*([.$A7]-1)/100" office:value-type="float" office:value="2.9" calcext:value-type="float">
            <text:p>2.9</text:p>
          </table:table-cell>
          <table:table-cell table:formula="of:=[.BL$2]+[.BL$3]*([.$A7]-1)/100" office:value-type="float" office:value="2.7" calcext:value-type="float">
            <text:p>2.7</text:p>
          </table:table-cell>
          <table:table-cell table:formula="of:=[.BM$2]+[.BM$3]*([.$A7]-1)/100" office:value-type="float" office:value="4.1" calcext:value-type="float">
            <text:p>4.1</text:p>
          </table:table-cell>
          <table:table-cell table:formula="of:=[.BN$2]+[.BN$3]*([.$A7]-1)/100" office:value-type="float" office:value="6.1" calcext:value-type="float">
            <text:p>6.1</text:p>
          </table:table-cell>
          <table:table-cell table:formula="of:=[.BO$2]+[.BO$3]*([.$A7]-1)/100" office:value-type="float" office:value="0.9" calcext:value-type="float">
            <text:p>0.9</text:p>
          </table:table-cell>
          <table:table-cell table:formula="of:=[.BP$2]+[.BP$3]*([.$A7]-1)/100" office:value-type="float" office:value="1.3" calcext:value-type="float">
            <text:p>1.3</text:p>
          </table:table-cell>
          <table:table-cell table:formula="of:=[.BQ$2]+[.BQ$3]*([.$A7]-1)/100" office:value-type="float" office:value="2.9" calcext:value-type="float">
            <text:p>2.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T$2]+[.BT$3]*([.$A7]-1)/100" office:value-type="float" office:value="15.3" calcext:value-type="float">
            <text:p>15.3</text:p>
          </table:table-cell>
          <table:table-cell table:formula="of:=[.BU$2]+[.BU$3]*([.$A7]-1)/100" office:value-type="float" office:value="4.5" calcext:value-type="float">
            <text:p>4.5</text:p>
          </table:table-cell>
          <table:table-cell table:formula="of:=[.BV$2]+[.BV$3]*([.$A7]-1)/100" office:value-type="float" office:value="0.3" calcext:value-type="float">
            <text:p>0.3</text:p>
          </table:table-cell>
          <table:table-cell table:formula="of:=[.BW$2]+[.BW$3]*([.$A7]-1)/100" office:value-type="float" office:value="1.9" calcext:value-type="float">
            <text:p>1.9</text:p>
          </table:table-cell>
          <table:table-cell table:formula="of:=[.BX$2]+[.BX$3]*([.$A7]-1)/100" office:value-type="float" office:value="3.8" calcext:value-type="float">
            <text:p>3.8</text:p>
          </table:table-cell>
          <table:table-cell table:formula="of:=[.BY$2]+[.BY$3]*([.$A7]-1)/100" office:value-type="float" office:value="0.4" calcext:value-type="float">
            <text:p>0.4</text:p>
          </table:table-cell>
          <table:table-cell table:formula="of:=[.BZ$2]+[.BZ$3]*([.$A7]-1)/100" office:value-type="float" office:value="1.5" calcext:value-type="float">
            <text:p>1.5</text:p>
          </table:table-cell>
          <table:table-cell table:formula="of:=[.CA$2]+[.CA$3]*([.$A7]-1)/100" office:value-type="float" office:value="0.4" calcext:value-type="float">
            <text:p>0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D$2]+[.CD$3]*([.$A7]-1)/100" office:value-type="float" office:value="20.8" calcext:value-type="float">
            <text:p>20.8</text:p>
          </table:table-cell>
          <table:table-cell table:formula="of:=[.CE$2]+[.CE$3]*([.$A7]-1)/100" office:value-type="float" office:value="5.4" calcext:value-type="float">
            <text:p>5.4</text:p>
          </table:table-cell>
          <table:table-cell table:formula="of:=[.CF$2]+[.CF$3]*([.$A7]-1)/100" office:value-type="float" office:value="1.2" calcext:value-type="float">
            <text:p>1.2</text:p>
          </table:table-cell>
          <table:table-cell table:formula="of:=[.CG$2]+[.CG$3]*([.$A7]-1)/100" office:value-type="float" office:value="4.6" calcext:value-type="float">
            <text:p>4.6</text:p>
          </table:table-cell>
          <table:table-cell table:formula="of:=[.CH$2]+[.CH$3]*([.$A7]-1)/100" office:value-type="float" office:value="5.3" calcext:value-type="float">
            <text:p>5.3</text:p>
          </table:table-cell>
          <table:table-cell table:formula="of:=[.CI$2]+[.CI$3]*([.$A7]-1)/100" office:value-type="float" office:value="1.4" calcext:value-type="float">
            <text:p>1.4</text:p>
          </table:table-cell>
          <table:table-cell table:formula="of:=[.CJ$2]+[.CJ$3]*([.$A7]-1)/100" office:value-type="float" office:value="3.6" calcext:value-type="float">
            <text:p>3.6</text:p>
          </table:table-cell>
          <table:table-cell table:formula="of:=[.CK$2]+[.CK$3]*([.$A7]-1)/100" office:value-type="float" office:value="0.8" calcext:value-type="float">
            <text:p>0.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N$2]+[.CN$3]*([.$A7]-1)/100" office:value-type="float" office:value="16.6" calcext:value-type="float">
            <text:p>16.6</text:p>
          </table:table-cell>
          <table:table-cell table:formula="of:=[.CO$2]+[.CO$3]*([.$A7]-1)/100" office:value-type="float" office:value="0.6" calcext:value-type="float">
            <text:p>0.6</text:p>
          </table:table-cell>
          <table:table-cell table:formula="of:=[.CP$2]+[.CP$3]*([.$A7]-1)/100" office:value-type="float" office:value="2.2" calcext:value-type="float">
            <text:p>2.2</text:p>
          </table:table-cell>
          <table:table-cell table:formula="of:=[.CQ$2]+[.CQ$3]*([.$A7]-1)/100" office:value-type="float" office:value="4.8" calcext:value-type="float">
            <text:p>4.8</text:p>
          </table:table-cell>
          <table:table-cell table:formula="of:=[.CR$2]+[.CR$3]*([.$A7]-1)/100" office:value-type="float" office:value="6.2" calcext:value-type="float">
            <text:p>6.2</text:p>
          </table:table-cell>
          <table:table-cell table:formula="of:=[.CS$2]+[.CS$3]*([.$A7]-1)/100" office:value-type="float" office:value="1.8" calcext:value-type="float">
            <text:p>1.8</text:p>
          </table:table-cell>
          <table:table-cell table:formula="of:=[.CT$2]+[.CT$3]*([.$A7]-1)/100" office:value-type="float" office:value="2.5" calcext:value-type="float">
            <text:p>2.5</text:p>
          </table:table-cell>
          <table:table-cell table:formula="of:=[.CU$2]+[.CU$3]*([.$A7]-1)/100" office:value-type="float" office:value="4.2" calcext:value-type="float">
            <text:p>4.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X$2]+[.CX$3]*([.$A7]-1)/100" office:value-type="float" office:value="18" calcext:value-type="float">
            <text:p>18</text:p>
          </table:table-cell>
          <table:table-cell table:formula="of:=[.CY$2]+[.CY$3]*([.$A7]-1)/100" office:value-type="float" office:value="0.4" calcext:value-type="float">
            <text:p>0.4</text:p>
          </table:table-cell>
          <table:table-cell table:formula="of:=[.CZ$2]+[.CZ$3]*([.$A7]-1)/100" office:value-type="float" office:value="2.2" calcext:value-type="float">
            <text:p>2.2</text:p>
          </table:table-cell>
          <table:table-cell table:formula="of:=[.DA$2]+[.DA$3]*([.$A7]-1)/100" office:value-type="float" office:value="3.4" calcext:value-type="float">
            <text:p>3.4</text:p>
          </table:table-cell>
          <table:table-cell table:formula="of:=[.DB$2]+[.DB$3]*([.$A7]-1)/100" office:value-type="float" office:value="3.3" calcext:value-type="float">
            <text:p>3.3</text:p>
          </table:table-cell>
          <table:table-cell table:formula="of:=[.DC$2]+[.DC$3]*([.$A7]-1)/100" office:value-type="float" office:value="1.8" calcext:value-type="float">
            <text:p>1.8</text:p>
          </table:table-cell>
          <table:table-cell table:formula="of:=[.DD$2]+[.DD$3]*([.$A7]-1)/100" office:value-type="float" office:value="0.3" calcext:value-type="float">
            <text:p>0.3</text:p>
          </table:table-cell>
          <table:table-cell table:formula="of:=[.DE$2]+[.DE$3]*([.$A7]-1)/100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H$2]+[.DH$3]*([.$A7]-1)/100" office:value-type="float" office:value="12.5" calcext:value-type="float">
            <text:p>12.5</text:p>
          </table:table-cell>
          <table:table-cell table:formula="of:=[.DI$2]+[.DI$3]*([.$A7]-1)/100" office:value-type="float" office:value="0.3" calcext:value-type="float">
            <text:p>0.3</text:p>
          </table:table-cell>
          <table:table-cell table:formula="of:=[.DJ$2]+[.DJ$3]*([.$A7]-1)/100" office:value-type="float" office:value="2.3" calcext:value-type="float">
            <text:p>2.3</text:p>
          </table:table-cell>
          <table:table-cell table:formula="of:=[.DK$2]+[.DK$3]*([.$A7]-1)/100" office:value-type="float" office:value="1.9" calcext:value-type="float">
            <text:p>1.9</text:p>
          </table:table-cell>
          <table:table-cell table:formula="of:=[.DL$2]+[.DL$3]*([.$A7]-1)/100" office:value-type="float" office:value="3.3" calcext:value-type="float">
            <text:p>3.3</text:p>
          </table:table-cell>
          <table:table-cell table:formula="of:=[.DM$2]+[.DM$3]*([.$A7]-1)/100" office:value-type="float" office:value="0.8" calcext:value-type="float">
            <text:p>0.8</text:p>
          </table:table-cell>
          <table:table-cell table:formula="of:=[.DN$2]+[.DN$3]*([.$A7]-1)/100" office:value-type="float" office:value="1.4" calcext:value-type="float">
            <text:p>1.4</text:p>
          </table:table-cell>
          <table:table-cell table:formula="of:=[.DO$2]+[.DO$3]*([.$A7]-1)/100" office:value-type="float" office:value="2.9" calcext:value-type="float">
            <text:p>2.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R$2]+[.DR$3]*([.$A7]-1)/100" office:value-type="float" office:value="12.3" calcext:value-type="float">
            <text:p>12.3</text:p>
          </table:table-cell>
          <table:table-cell table:formula="of:=[.DS$2]+[.DS$3]*([.$A7]-1)/100" office:value-type="float" office:value="1.4" calcext:value-type="float">
            <text:p>1.4</text:p>
          </table:table-cell>
          <table:table-cell table:formula="of:=[.DT$2]+[.DT$3]*([.$A7]-1)/100" office:value-type="float" office:value="3.3" calcext:value-type="float">
            <text:p>3.3</text:p>
          </table:table-cell>
          <table:table-cell table:formula="of:=[.DU$2]+[.DU$3]*([.$A7]-1)/100" office:value-type="float" office:value="1.9" calcext:value-type="float">
            <text:p>1.9</text:p>
          </table:table-cell>
          <table:table-cell table:formula="of:=[.DV$2]+[.DV$3]*([.$A7]-1)/100" office:value-type="float" office:value="1.8" calcext:value-type="float">
            <text:p>1.8</text:p>
          </table:table-cell>
          <table:table-cell table:formula="of:=[.DW$2]+[.DW$3]*([.$A7]-1)/100" office:value-type="float" office:value="0.5" calcext:value-type="float">
            <text:p>0.5</text:p>
          </table:table-cell>
          <table:table-cell table:formula="of:=[.DX$2]+[.DX$3]*([.$A7]-1)/100" office:value-type="float" office:value="1.5" calcext:value-type="float">
            <text:p>1.5</text:p>
          </table:table-cell>
          <table:table-cell table:formula="of:=[.DY$2]+[.DY$3]*([.$A7]-1)/100" office:value-type="float" office:value="4.1" calcext:value-type="float">
            <text:p>4.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B$2]+[.EB$3]*([.$A7]-1)/100" office:value-type="float" office:value="22" calcext:value-type="float">
            <text:p>22</text:p>
          </table:table-cell>
          <table:table-cell table:formula="of:=[.EC$2]+[.EC$3]*([.$A7]-1)/100" office:value-type="float" office:value="6" calcext:value-type="float">
            <text:p>6</text:p>
          </table:table-cell>
          <table:table-cell table:formula="of:=[.ED$2]+[.ED$3]*([.$A7]-1)/100" office:value-type="float" office:value="0.2" calcext:value-type="float">
            <text:p>0.2</text:p>
          </table:table-cell>
          <table:table-cell table:formula="of:=[.EE$2]+[.EE$3]*([.$A7]-1)/100" office:value-type="float" office:value="3.4" calcext:value-type="float">
            <text:p>3.4</text:p>
          </table:table-cell>
          <table:table-cell table:formula="of:=[.EF$2]+[.EF$3]*([.$A7]-1)/100" office:value-type="float" office:value="7" calcext:value-type="float">
            <text:p>7</text:p>
          </table:table-cell>
          <table:table-cell table:formula="of:=[.EG$2]+[.EG$3]*([.$A7]-1)/100" office:value-type="float" office:value="0.6" calcext:value-type="float">
            <text:p>0.6</text:p>
          </table:table-cell>
          <table:table-cell table:formula="of:=[.EH$2]+[.EH$3]*([.$A7]-1)/100" office:value-type="float" office:value="3.4" calcext:value-type="float">
            <text:p>3.4</text:p>
          </table:table-cell>
          <table:table-cell table:formula="of:=[.EI$2]+[.EI$3]*([.$A7]-1)/100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L$2]+[.EL$3]*([.$A7]-1)/100" office:value-type="float" office:value="23.3" calcext:value-type="float">
            <text:p>23.3</text:p>
          </table:table-cell>
          <table:table-cell table:formula="of:=[.EM$2]+[.EM$3]*([.$A7]-1)/100" office:value-type="float" office:value="7" calcext:value-type="float">
            <text:p>7</text:p>
          </table:table-cell>
          <table:table-cell table:formula="of:=[.EN$2]+[.EN$3]*([.$A7]-1)/100" office:value-type="float" office:value="0" calcext:value-type="float">
            <text:p>0</text:p>
          </table:table-cell>
          <table:table-cell table:formula="of:=[.EO$2]+[.EO$3]*([.$A7]-1)/100" office:value-type="float" office:value="2.2" calcext:value-type="float">
            <text:p>2.2</text:p>
          </table:table-cell>
          <table:table-cell table:formula="of:=[.EP$2]+[.EP$3]*([.$A7]-1)/100" office:value-type="float" office:value="5.8" calcext:value-type="float">
            <text:p>5.8</text:p>
          </table:table-cell>
          <table:table-cell table:formula="of:=[.EQ$2]+[.EQ$3]*([.$A7]-1)/100" office:value-type="float" office:value="0.6" calcext:value-type="float">
            <text:p>0.6</text:p>
          </table:table-cell>
          <table:table-cell table:formula="of:=[.ER$2]+[.ER$3]*([.$A7]-1)/100" office:value-type="float" office:value="3.4" calcext:value-type="float">
            <text:p>3.4</text:p>
          </table:table-cell>
          <table:table-cell table:formula="of:=[.ES$2]+[.ES$3]*([.$A7]-1)/100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V$2]+[.EV$3]*([.$A7]-1)/100" office:value-type="float" office:value="22" calcext:value-type="float">
            <text:p>22</text:p>
          </table:table-cell>
          <table:table-cell table:formula="of:=[.EW$2]+[.EW$3]*([.$A7]-1)/100" office:value-type="float" office:value="8.4" calcext:value-type="float">
            <text:p>8.4</text:p>
          </table:table-cell>
          <table:table-cell table:formula="of:=[.EX$2]+[.EX$3]*([.$A7]-1)/100" office:value-type="float" office:value="0.4" calcext:value-type="float">
            <text:p>0.4</text:p>
          </table:table-cell>
          <table:table-cell table:formula="of:=[.EY$2]+[.EY$3]*([.$A7]-1)/100" office:value-type="float" office:value="5.8" calcext:value-type="float">
            <text:p>5.8</text:p>
          </table:table-cell>
          <table:table-cell table:formula="of:=[.EZ$2]+[.EZ$3]*([.$A7]-1)/100" office:value-type="float" office:value="3" calcext:value-type="float">
            <text:p>3</text:p>
          </table:table-cell>
          <table:table-cell table:formula="of:=[.FA$2]+[.FA$3]*([.$A7]-1)/100" office:value-type="float" office:value="0.8" calcext:value-type="float">
            <text:p>0.8</text:p>
          </table:table-cell>
          <table:table-cell table:formula="of:=[.FB$2]+[.FB$3]*([.$A7]-1)/100" office:value-type="float" office:value="9.2" calcext:value-type="float">
            <text:p>9.2</text:p>
          </table:table-cell>
          <table:table-cell table:formula="of:=[.FC$2]+[.FC$3]*([.$A7]-1)/100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F$2]+[.FF$3]*([.$A7]-1)/100" office:value-type="float" office:value="23.2" calcext:value-type="float">
            <text:p>23.2</text:p>
          </table:table-cell>
          <table:table-cell table:formula="of:=[.FG$2]+[.FG$3]*([.$A7]-1)/100" office:value-type="float" office:value="8.8" calcext:value-type="float">
            <text:p>8.8</text:p>
          </table:table-cell>
          <table:table-cell table:formula="of:=[.FH$2]+[.FH$3]*([.$A7]-1)/100" office:value-type="float" office:value="0.4" calcext:value-type="float">
            <text:p>0.4</text:p>
          </table:table-cell>
          <table:table-cell table:formula="of:=[.FI$2]+[.FI$3]*([.$A7]-1)/100" office:value-type="float" office:value="6.4" calcext:value-type="float">
            <text:p>6.4</text:p>
          </table:table-cell>
          <table:table-cell table:formula="of:=[.FJ$2]+[.FJ$3]*([.$A7]-1)/100" office:value-type="float" office:value="6.2" calcext:value-type="float">
            <text:p>6.2</text:p>
          </table:table-cell>
          <table:table-cell table:formula="of:=[.FK$2]+[.FK$3]*([.$A7]-1)/100" office:value-type="float" office:value="1" calcext:value-type="float">
            <text:p>1</text:p>
          </table:table-cell>
          <table:table-cell table:formula="of:=[.FL$2]+[.FL$3]*([.$A7]-1)/100" office:value-type="float" office:value="9" calcext:value-type="float">
            <text:p>9</text:p>
          </table:table-cell>
          <table:table-cell table:formula="of:=[.FM$2]+[.FM$3]*([.$A7]-1)/100"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+[.B$3]*([.$A8]-1)/100" office:value-type="float" office:value="13.85" calcext:value-type="float">
            <text:p>13.85</text:p>
          </table:table-cell>
          <table:table-cell table:formula="of:=[.C$2]+[.C$3]*([.$A8]-1)/100" office:value-type="float" office:value="4.35" calcext:value-type="float">
            <text:p>4.35</text:p>
          </table:table-cell>
          <table:table-cell table:formula="of:=[.D$2]+[.D$3]*([.$A8]-1)/100" office:value-type="float" office:value="2.05" calcext:value-type="float">
            <text:p>2.05</text:p>
          </table:table-cell>
          <table:table-cell table:formula="of:=[.E$2]+[.E$3]*([.$A8]-1)/100" office:value-type="float" office:value="7.65" calcext:value-type="float">
            <text:p>7.65</text:p>
          </table:table-cell>
          <table:table-cell table:formula="of:=[.F$2]+[.F$3]*([.$A8]-1)/100" office:value-type="float" office:value="8.65" calcext:value-type="float">
            <text:p>8.65</text:p>
          </table:table-cell>
          <table:table-cell table:formula="of:=[.G$2]+[.G$3]*([.$A8]-1)/100" office:value-type="float" office:value="1.2" calcext:value-type="float">
            <text:p>1.2</text:p>
          </table:table-cell>
          <table:table-cell table:formula="of:=[.H$2]+[.H$3]*([.$A8]-1)/100" office:value-type="float" office:value="1.6" calcext:value-type="float">
            <text:p>1.6</text:p>
          </table:table-cell>
          <table:table-cell table:formula="of:=[.I$2]+[.I$3]*([.$A8]-1)/100" office:value-type="float" office:value="1.75" calcext:value-type="float">
            <text:p>1.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$2]+[.L$3]*([.$A8]-1)/100" office:value-type="float" office:value="15.15" calcext:value-type="float">
            <text:p>15.15</text:p>
          </table:table-cell>
          <table:table-cell table:formula="of:=[.M$2]+[.M$3]*([.$A8]-1)/100" office:value-type="float" office:value="4.65" calcext:value-type="float">
            <text:p>4.65</text:p>
          </table:table-cell>
          <table:table-cell table:formula="of:=[.N$2]+[.N$3]*([.$A8]-1)/100" office:value-type="float" office:value="0.45" calcext:value-type="float">
            <text:p>0.45</text:p>
          </table:table-cell>
          <table:table-cell table:formula="of:=[.O$2]+[.O$3]*([.$A8]-1)/100" office:value-type="float" office:value="6.65" calcext:value-type="float">
            <text:p>6.65</text:p>
          </table:table-cell>
          <table:table-cell table:formula="of:=[.P$2]+[.P$3]*([.$A8]-1)/100" office:value-type="float" office:value="6.35" calcext:value-type="float">
            <text:p>6.35</text:p>
          </table:table-cell>
          <table:table-cell table:formula="of:=[.Q$2]+[.Q$3]*([.$A8]-1)/100" office:value-type="float" office:value="1.2" calcext:value-type="float">
            <text:p>1.2</text:p>
          </table:table-cell>
          <table:table-cell table:formula="of:=[.R$2]+[.R$3]*([.$A8]-1)/100" office:value-type="float" office:value="3.75" calcext:value-type="float">
            <text:p>3.75</text:p>
          </table:table-cell>
          <table:table-cell table:formula="of:=[.S$2]+[.S$3]*([.$A8]-1)/100" office:value-type="float" office:value="0.75" calcext:value-type="float">
            <text:p>0.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V$2]+[.V$3]*([.$A8]-1)/100" office:value-type="float" office:value="12.95" calcext:value-type="float">
            <text:p>12.95</text:p>
          </table:table-cell>
          <table:table-cell table:formula="of:=[.W$2]+[.W$3]*([.$A8]-1)/100" office:value-type="float" office:value="3.2" calcext:value-type="float">
            <text:p>3.2</text:p>
          </table:table-cell>
          <table:table-cell table:formula="of:=[.X$2]+[.X$3]*([.$A8]-1)/100" office:value-type="float" office:value="2.05" calcext:value-type="float">
            <text:p>2.05</text:p>
          </table:table-cell>
          <table:table-cell table:formula="of:=[.Y$2]+[.Y$3]*([.$A8]-1)/100" office:value-type="float" office:value="3.8" calcext:value-type="float">
            <text:p>3.8</text:p>
          </table:table-cell>
          <table:table-cell table:formula="of:=[.Z$2]+[.Z$3]*([.$A8]-1)/100" office:value-type="float" office:value="7.65" calcext:value-type="float">
            <text:p>7.65</text:p>
          </table:table-cell>
          <table:table-cell table:formula="of:=[.AA$2]+[.AA$3]*([.$A8]-1)/100" office:value-type="float" office:value="1.65" calcext:value-type="float">
            <text:p>1.65</text:p>
          </table:table-cell>
          <table:table-cell table:formula="of:=[.AB$2]+[.AB$3]*([.$A8]-1)/100" office:value-type="float" office:value="1.15" calcext:value-type="float">
            <text:p>1.15</text:p>
          </table:table-cell>
          <table:table-cell table:formula="of:=[.AC$2]+[.AC$3]*([.$A8]-1)/100" office:value-type="float" office:value="2.05" calcext:value-type="float">
            <text:p>2.0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$2]+[.AF$3]*([.$A8]-1)/100" office:value-type="float" office:value="16.15" calcext:value-type="float">
            <text:p>16.15</text:p>
          </table:table-cell>
          <table:table-cell table:formula="of:=[.AG$2]+[.AG$3]*([.$A8]-1)/100" office:value-type="float" office:value="3.95" calcext:value-type="float">
            <text:p>3.95</text:p>
          </table:table-cell>
          <table:table-cell table:formula="of:=[.AH$2]+[.AH$3]*([.$A8]-1)/100" office:value-type="float" office:value="0.45" calcext:value-type="float">
            <text:p>0.45</text:p>
          </table:table-cell>
          <table:table-cell table:formula="of:=[.AI$2]+[.AI$3]*([.$A8]-1)/100" office:value-type="float" office:value="5.95" calcext:value-type="float">
            <text:p>5.95</text:p>
          </table:table-cell>
          <table:table-cell table:formula="of:=[.AJ$2]+[.AJ$3]*([.$A8]-1)/100" office:value-type="float" office:value="1.8" calcext:value-type="float">
            <text:p>1.8</text:p>
          </table:table-cell>
          <table:table-cell table:formula="of:=[.AK$2]+[.AK$3]*([.$A8]-1)/100" office:value-type="float" office:value="1.05" calcext:value-type="float">
            <text:p>1.05</text:p>
          </table:table-cell>
          <table:table-cell table:formula="of:=[.AL$2]+[.AL$3]*([.$A8]-1)/100" office:value-type="float" office:value="1.05" calcext:value-type="float">
            <text:p>1.05</text:p>
          </table:table-cell>
          <table:table-cell table:formula="of:=[.AM$2]+[.AM$3]*([.$A8]-1)/100" office:value-type="float" office:value="0.6" calcext:value-type="float">
            <text:p>0.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P$2]+[.AP$3]*([.$A8]-1)/100" office:value-type="float" office:value="14.15" calcext:value-type="float">
            <text:p>14.15</text:p>
          </table:table-cell>
          <table:table-cell table:formula="of:=[.AQ$2]+[.AQ$3]*([.$A8]-1)/100" office:value-type="float" office:value="4.65" calcext:value-type="float">
            <text:p>4.65</text:p>
          </table:table-cell>
          <table:table-cell table:formula="of:=[.AR$2]+[.AR$3]*([.$A8]-1)/100" office:value-type="float" office:value="0.45" calcext:value-type="float">
            <text:p>0.45</text:p>
          </table:table-cell>
          <table:table-cell table:formula="of:=[.AS$2]+[.AS$3]*([.$A8]-1)/100" office:value-type="float" office:value="3.2" calcext:value-type="float">
            <text:p>3.2</text:p>
          </table:table-cell>
          <table:table-cell table:formula="of:=[.AT$2]+[.AT$3]*([.$A8]-1)/100" office:value-type="float" office:value="1.6" calcext:value-type="float">
            <text:p>1.6</text:p>
          </table:table-cell>
          <table:table-cell table:formula="of:=[.AU$2]+[.AU$3]*([.$A8]-1)/100" office:value-type="float" office:value="1.05" calcext:value-type="float">
            <text:p>1.05</text:p>
          </table:table-cell>
          <table:table-cell table:formula="of:=[.AV$2]+[.AV$3]*([.$A8]-1)/100" office:value-type="float" office:value="7.65" calcext:value-type="float">
            <text:p>7.65</text:p>
          </table:table-cell>
          <table:table-cell table:formula="of:=[.AW$2]+[.AW$3]*([.$A8]-1)/100" office:value-type="float" office:value="1.75" calcext:value-type="float">
            <text:p>1.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Z$2]+[.AZ$3]*([.$A8]-1)/100" office:value-type="float" office:value="16" calcext:value-type="float">
            <text:p>16</text:p>
          </table:table-cell>
          <table:table-cell table:formula="of:=[.BA$2]+[.BA$3]*([.$A8]-1)/100" office:value-type="float" office:value="4.35" calcext:value-type="float">
            <text:p>4.35</text:p>
          </table:table-cell>
          <table:table-cell table:formula="of:=[.BB$2]+[.BB$3]*([.$A8]-1)/100" office:value-type="float" office:value="0.15" calcext:value-type="float">
            <text:p>0.15</text:p>
          </table:table-cell>
          <table:table-cell table:formula="of:=[.BC$2]+[.BC$3]*([.$A8]-1)/100" office:value-type="float" office:value="3.65" calcext:value-type="float">
            <text:p>3.65</text:p>
          </table:table-cell>
          <table:table-cell table:formula="of:=[.BD$2]+[.BD$3]*([.$A8]-1)/100" office:value-type="float" office:value="4.05" calcext:value-type="float">
            <text:p>4.05</text:p>
          </table:table-cell>
          <table:table-cell table:formula="of:=[.BE$2]+[.BE$3]*([.$A8]-1)/100" office:value-type="float" office:value="1.2" calcext:value-type="float">
            <text:p>1.2</text:p>
          </table:table-cell>
          <table:table-cell table:formula="of:=[.BF$2]+[.BF$3]*([.$A8]-1)/100" office:value-type="float" office:value="4.6" calcext:value-type="float">
            <text:p>4.6</text:p>
          </table:table-cell>
          <table:table-cell table:formula="of:=[.BG$2]+[.BG$3]*([.$A8]-1)/100" office:value-type="float" office:value="0.6" calcext:value-type="float">
            <text:p>0.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J$2]+[.BJ$3]*([.$A8]-1)/100" office:value-type="float" office:value="11.55" calcext:value-type="float">
            <text:p>11.55</text:p>
          </table:table-cell>
          <table:table-cell table:formula="of:=[.BK$2]+[.BK$3]*([.$A8]-1)/100" office:value-type="float" office:value="3.35" calcext:value-type="float">
            <text:p>3.35</text:p>
          </table:table-cell>
          <table:table-cell table:formula="of:=[.BL$2]+[.BL$3]*([.$A8]-1)/100" office:value-type="float" office:value="3.05" calcext:value-type="float">
            <text:p>3.05</text:p>
          </table:table-cell>
          <table:table-cell table:formula="of:=[.BM$2]+[.BM$3]*([.$A8]-1)/100" office:value-type="float" office:value="4.65" calcext:value-type="float">
            <text:p>4.65</text:p>
          </table:table-cell>
          <table:table-cell table:formula="of:=[.BN$2]+[.BN$3]*([.$A8]-1)/100" office:value-type="float" office:value="7.15" calcext:value-type="float">
            <text:p>7.15</text:p>
          </table:table-cell>
          <table:table-cell table:formula="of:=[.BO$2]+[.BO$3]*([.$A8]-1)/100" office:value-type="float" office:value="1.35" calcext:value-type="float">
            <text:p>1.35</text:p>
          </table:table-cell>
          <table:table-cell table:formula="of:=[.BP$2]+[.BP$3]*([.$A8]-1)/100" office:value-type="float" office:value="1.45" calcext:value-type="float">
            <text:p>1.45</text:p>
          </table:table-cell>
          <table:table-cell table:formula="of:=[.BQ$2]+[.BQ$3]*([.$A8]-1)/100" office:value-type="float" office:value="3.35" calcext:value-type="float">
            <text:p>3.3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T$2]+[.BT$3]*([.$A8]-1)/100" office:value-type="float" office:value="16.45" calcext:value-type="float">
            <text:p>16.45</text:p>
          </table:table-cell>
          <table:table-cell table:formula="of:=[.BU$2]+[.BU$3]*([.$A8]-1)/100" office:value-type="float" office:value="5.25" calcext:value-type="float">
            <text:p>5.25</text:p>
          </table:table-cell>
          <table:table-cell table:formula="of:=[.BV$2]+[.BV$3]*([.$A8]-1)/100" office:value-type="float" office:value="0.45" calcext:value-type="float">
            <text:p>0.45</text:p>
          </table:table-cell>
          <table:table-cell table:formula="of:=[.BW$2]+[.BW$3]*([.$A8]-1)/100" office:value-type="float" office:value="2.35" calcext:value-type="float">
            <text:p>2.35</text:p>
          </table:table-cell>
          <table:table-cell table:formula="of:=[.BX$2]+[.BX$3]*([.$A8]-1)/100" office:value-type="float" office:value="4.2" calcext:value-type="float">
            <text:p>4.2</text:p>
          </table:table-cell>
          <table:table-cell table:formula="of:=[.BY$2]+[.BY$3]*([.$A8]-1)/100" office:value-type="float" office:value="0.6" calcext:value-type="float">
            <text:p>0.6</text:p>
          </table:table-cell>
          <table:table-cell table:formula="of:=[.BZ$2]+[.BZ$3]*([.$A8]-1)/100" office:value-type="float" office:value="1.75" calcext:value-type="float">
            <text:p>1.75</text:p>
          </table:table-cell>
          <table:table-cell table:formula="of:=[.CA$2]+[.CA$3]*([.$A8]-1)/100" office:value-type="float" office:value="0.6" calcext:value-type="float">
            <text:p>0.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D$2]+[.CD$3]*([.$A8]-1)/100" office:value-type="float" office:value="22.2" calcext:value-type="float">
            <text:p>22.2</text:p>
          </table:table-cell>
          <table:table-cell table:formula="of:=[.CE$2]+[.CE$3]*([.$A8]-1)/100" office:value-type="float" office:value="6.1" calcext:value-type="float">
            <text:p>6.1</text:p>
          </table:table-cell>
          <table:table-cell table:formula="of:=[.CF$2]+[.CF$3]*([.$A8]-1)/100" office:value-type="float" office:value="1.8" calcext:value-type="float">
            <text:p>1.8</text:p>
          </table:table-cell>
          <table:table-cell table:formula="of:=[.CG$2]+[.CG$3]*([.$A8]-1)/100" office:value-type="float" office:value="5.4" calcext:value-type="float">
            <text:p>5.4</text:p>
          </table:table-cell>
          <table:table-cell table:formula="of:=[.CH$2]+[.CH$3]*([.$A8]-1)/100" office:value-type="float" office:value="5.95" calcext:value-type="float">
            <text:p>5.95</text:p>
          </table:table-cell>
          <table:table-cell table:formula="of:=[.CI$2]+[.CI$3]*([.$A8]-1)/100" office:value-type="float" office:value="2.1" calcext:value-type="float">
            <text:p>2.1</text:p>
          </table:table-cell>
          <table:table-cell table:formula="of:=[.CJ$2]+[.CJ$3]*([.$A8]-1)/100" office:value-type="float" office:value="3.9" calcext:value-type="float">
            <text:p>3.9</text:p>
          </table:table-cell>
          <table:table-cell table:formula="of:=[.CK$2]+[.CK$3]*([.$A8]-1)/100" office:value-type="float" office:value="1.2" calcext:value-type="float">
            <text:p>1.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N$2]+[.CN$3]*([.$A8]-1)/100" office:value-type="float" office:value="17.4" calcext:value-type="float">
            <text:p>17.4</text:p>
          </table:table-cell>
          <table:table-cell table:formula="of:=[.CO$2]+[.CO$3]*([.$A8]-1)/100" office:value-type="float" office:value="0.9" calcext:value-type="float">
            <text:p>0.9</text:p>
          </table:table-cell>
          <table:table-cell table:formula="of:=[.CP$2]+[.CP$3]*([.$A8]-1)/100" office:value-type="float" office:value="2.8" calcext:value-type="float">
            <text:p>2.8</text:p>
          </table:table-cell>
          <table:table-cell table:formula="of:=[.CQ$2]+[.CQ$3]*([.$A8]-1)/100" office:value-type="float" office:value="5.7" calcext:value-type="float">
            <text:p>5.7</text:p>
          </table:table-cell>
          <table:table-cell table:formula="of:=[.CR$2]+[.CR$3]*([.$A8]-1)/100" office:value-type="float" office:value="7.3" calcext:value-type="float">
            <text:p>7.3</text:p>
          </table:table-cell>
          <table:table-cell table:formula="of:=[.CS$2]+[.CS$3]*([.$A8]-1)/100" office:value-type="float" office:value="2.7" calcext:value-type="float">
            <text:p>2.7</text:p>
          </table:table-cell>
          <table:table-cell table:formula="of:=[.CT$2]+[.CT$3]*([.$A8]-1)/100" office:value-type="float" office:value="2.75" calcext:value-type="float">
            <text:p>2.75</text:p>
          </table:table-cell>
          <table:table-cell table:formula="of:=[.CU$2]+[.CU$3]*([.$A8]-1)/100" office:value-type="float" office:value="4.8" calcext:value-type="float">
            <text:p>4.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X$2]+[.CX$3]*([.$A8]-1)/100" office:value-type="float" office:value="19" calcext:value-type="float">
            <text:p>19</text:p>
          </table:table-cell>
          <table:table-cell table:formula="of:=[.CY$2]+[.CY$3]*([.$A8]-1)/100" office:value-type="float" office:value="0.6" calcext:value-type="float">
            <text:p>0.6</text:p>
          </table:table-cell>
          <table:table-cell table:formula="of:=[.CZ$2]+[.CZ$3]*([.$A8]-1)/100" office:value-type="float" office:value="2.8" calcext:value-type="float">
            <text:p>2.8</text:p>
          </table:table-cell>
          <table:table-cell table:formula="of:=[.DA$2]+[.DA$3]*([.$A8]-1)/100" office:value-type="float" office:value="4.1" calcext:value-type="float">
            <text:p>4.1</text:p>
          </table:table-cell>
          <table:table-cell table:formula="of:=[.DB$2]+[.DB$3]*([.$A8]-1)/100" office:value-type="float" office:value="3.95" calcext:value-type="float">
            <text:p>3.95</text:p>
          </table:table-cell>
          <table:table-cell table:formula="of:=[.DC$2]+[.DC$3]*([.$A8]-1)/100" office:value-type="float" office:value="2.7" calcext:value-type="float">
            <text:p>2.7</text:p>
          </table:table-cell>
          <table:table-cell table:formula="of:=[.DD$2]+[.DD$3]*([.$A8]-1)/100" office:value-type="float" office:value="0.45" calcext:value-type="float">
            <text:p>0.45</text:p>
          </table:table-cell>
          <table:table-cell table:formula="of:=[.DE$2]+[.DE$3]*([.$A8]-1)/100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H$2]+[.DH$3]*([.$A8]-1)/100" office:value-type="float" office:value="13.25" calcext:value-type="float">
            <text:p>13.25</text:p>
          </table:table-cell>
          <table:table-cell table:formula="of:=[.DI$2]+[.DI$3]*([.$A8]-1)/100" office:value-type="float" office:value="0.45" calcext:value-type="float">
            <text:p>0.45</text:p>
          </table:table-cell>
          <table:table-cell table:formula="of:=[.DJ$2]+[.DJ$3]*([.$A8]-1)/100" office:value-type="float" office:value="2.95" calcext:value-type="float">
            <text:p>2.95</text:p>
          </table:table-cell>
          <table:table-cell table:formula="of:=[.DK$2]+[.DK$3]*([.$A8]-1)/100" office:value-type="float" office:value="2.35" calcext:value-type="float">
            <text:p>2.35</text:p>
          </table:table-cell>
          <table:table-cell table:formula="of:=[.DL$2]+[.DL$3]*([.$A8]-1)/100" office:value-type="float" office:value="3.95" calcext:value-type="float">
            <text:p>3.95</text:p>
          </table:table-cell>
          <table:table-cell table:formula="of:=[.DM$2]+[.DM$3]*([.$A8]-1)/100" office:value-type="float" office:value="1.2" calcext:value-type="float">
            <text:p>1.2</text:p>
          </table:table-cell>
          <table:table-cell table:formula="of:=[.DN$2]+[.DN$3]*([.$A8]-1)/100" office:value-type="float" office:value="1.6" calcext:value-type="float">
            <text:p>1.6</text:p>
          </table:table-cell>
          <table:table-cell table:formula="of:=[.DO$2]+[.DO$3]*([.$A8]-1)/100" office:value-type="float" office:value="3.35" calcext:value-type="float">
            <text:p>3.3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R$2]+[.DR$3]*([.$A8]-1)/100" office:value-type="float" office:value="12.95" calcext:value-type="float">
            <text:p>12.95</text:p>
          </table:table-cell>
          <table:table-cell table:formula="of:=[.DS$2]+[.DS$3]*([.$A8]-1)/100" office:value-type="float" office:value="1.6" calcext:value-type="float">
            <text:p>1.6</text:p>
          </table:table-cell>
          <table:table-cell table:formula="of:=[.DT$2]+[.DT$3]*([.$A8]-1)/100" office:value-type="float" office:value="3.95" calcext:value-type="float">
            <text:p>3.95</text:p>
          </table:table-cell>
          <table:table-cell table:formula="of:=[.DU$2]+[.DU$3]*([.$A8]-1)/100" office:value-type="float" office:value="2.35" calcext:value-type="float">
            <text:p>2.35</text:p>
          </table:table-cell>
          <table:table-cell table:formula="of:=[.DV$2]+[.DV$3]*([.$A8]-1)/100" office:value-type="float" office:value="2.2" calcext:value-type="float">
            <text:p>2.2</text:p>
          </table:table-cell>
          <table:table-cell table:formula="of:=[.DW$2]+[.DW$3]*([.$A8]-1)/100" office:value-type="float" office:value="0.75" calcext:value-type="float">
            <text:p>0.75</text:p>
          </table:table-cell>
          <table:table-cell table:formula="of:=[.DX$2]+[.DX$3]*([.$A8]-1)/100" office:value-type="float" office:value="1.75" calcext:value-type="float">
            <text:p>1.75</text:p>
          </table:table-cell>
          <table:table-cell table:formula="of:=[.DY$2]+[.DY$3]*([.$A8]-1)/100" office:value-type="float" office:value="4.65" calcext:value-type="float">
            <text:p>4.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B$2]+[.EB$3]*([.$A8]-1)/100" office:value-type="float" office:value="23.5" calcext:value-type="float">
            <text:p>23.5</text:p>
          </table:table-cell>
          <table:table-cell table:formula="of:=[.EC$2]+[.EC$3]*([.$A8]-1)/100" office:value-type="float" office:value="7" calcext:value-type="float">
            <text:p>7</text:p>
          </table:table-cell>
          <table:table-cell table:formula="of:=[.ED$2]+[.ED$3]*([.$A8]-1)/100" office:value-type="float" office:value="0.3" calcext:value-type="float">
            <text:p>0.3</text:p>
          </table:table-cell>
          <table:table-cell table:formula="of:=[.EE$2]+[.EE$3]*([.$A8]-1)/100" office:value-type="float" office:value="4.1" calcext:value-type="float">
            <text:p>4.1</text:p>
          </table:table-cell>
          <table:table-cell table:formula="of:=[.EF$2]+[.EF$3]*([.$A8]-1)/100" office:value-type="float" office:value="7.5" calcext:value-type="float">
            <text:p>7.5</text:p>
          </table:table-cell>
          <table:table-cell table:formula="of:=[.EG$2]+[.EG$3]*([.$A8]-1)/100" office:value-type="float" office:value="0.9" calcext:value-type="float">
            <text:p>0.9</text:p>
          </table:table-cell>
          <table:table-cell table:formula="of:=[.EH$2]+[.EH$3]*([.$A8]-1)/100" office:value-type="float" office:value="3.6" calcext:value-type="float">
            <text:p>3.6</text:p>
          </table:table-cell>
          <table:table-cell table:formula="of:=[.EI$2]+[.EI$3]*([.$A8]-1)/100" office:value-type="float" office:value="0.75" calcext:value-type="float">
            <text:p>0.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L$2]+[.EL$3]*([.$A8]-1)/100" office:value-type="float" office:value="24.95" calcext:value-type="float">
            <text:p>24.95</text:p>
          </table:table-cell>
          <table:table-cell table:formula="of:=[.EM$2]+[.EM$3]*([.$A8]-1)/100" office:value-type="float" office:value="8" calcext:value-type="float">
            <text:p>8</text:p>
          </table:table-cell>
          <table:table-cell table:formula="of:=[.EN$2]+[.EN$3]*([.$A8]-1)/100" office:value-type="float" office:value="0" calcext:value-type="float">
            <text:p>0</text:p>
          </table:table-cell>
          <table:table-cell table:formula="of:=[.EO$2]+[.EO$3]*([.$A8]-1)/100" office:value-type="float" office:value="2.8" calcext:value-type="float">
            <text:p>2.8</text:p>
          </table:table-cell>
          <table:table-cell table:formula="of:=[.EP$2]+[.EP$3]*([.$A8]-1)/100" office:value-type="float" office:value="6.2" calcext:value-type="float">
            <text:p>6.2</text:p>
          </table:table-cell>
          <table:table-cell table:formula="of:=[.EQ$2]+[.EQ$3]*([.$A8]-1)/100" office:value-type="float" office:value="0.9" calcext:value-type="float">
            <text:p>0.9</text:p>
          </table:table-cell>
          <table:table-cell table:formula="of:=[.ER$2]+[.ER$3]*([.$A8]-1)/100" office:value-type="float" office:value="3.6" calcext:value-type="float">
            <text:p>3.6</text:p>
          </table:table-cell>
          <table:table-cell table:formula="of:=[.ES$2]+[.ES$3]*([.$A8]-1)/100" office:value-type="float" office:value="0.75" calcext:value-type="float">
            <text:p>0.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V$2]+[.EV$3]*([.$A8]-1)/100" office:value-type="float" office:value="23.5" calcext:value-type="float">
            <text:p>23.5</text:p>
          </table:table-cell>
          <table:table-cell table:formula="of:=[.EW$2]+[.EW$3]*([.$A8]-1)/100" office:value-type="float" office:value="9.1" calcext:value-type="float">
            <text:p>9.1</text:p>
          </table:table-cell>
          <table:table-cell table:formula="of:=[.EX$2]+[.EX$3]*([.$A8]-1)/100" office:value-type="float" office:value="0.6" calcext:value-type="float">
            <text:p>0.6</text:p>
          </table:table-cell>
          <table:table-cell table:formula="of:=[.EY$2]+[.EY$3]*([.$A8]-1)/100" office:value-type="float" office:value="6.2" calcext:value-type="float">
            <text:p>6.2</text:p>
          </table:table-cell>
          <table:table-cell table:formula="of:=[.EZ$2]+[.EZ$3]*([.$A8]-1)/100" office:value-type="float" office:value="3.5" calcext:value-type="float">
            <text:p>3.5</text:p>
          </table:table-cell>
          <table:table-cell table:formula="of:=[.FA$2]+[.FA$3]*([.$A8]-1)/100" office:value-type="float" office:value="1.2" calcext:value-type="float">
            <text:p>1.2</text:p>
          </table:table-cell>
          <table:table-cell table:formula="of:=[.FB$2]+[.FB$3]*([.$A8]-1)/100" office:value-type="float" office:value="9.8" calcext:value-type="float">
            <text:p>9.8</text:p>
          </table:table-cell>
          <table:table-cell table:formula="of:=[.FC$2]+[.FC$3]*([.$A8]-1)/100" office:value-type="float" office:value="1.5" calcext:value-type="float">
            <text:p>1.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F$2]+[.FF$3]*([.$A8]-1)/100" office:value-type="float" office:value="24.8" calcext:value-type="float">
            <text:p>24.8</text:p>
          </table:table-cell>
          <table:table-cell table:formula="of:=[.FG$2]+[.FG$3]*([.$A8]-1)/100" office:value-type="float" office:value="9.7" calcext:value-type="float">
            <text:p>9.7</text:p>
          </table:table-cell>
          <table:table-cell table:formula="of:=[.FH$2]+[.FH$3]*([.$A8]-1)/100" office:value-type="float" office:value="0.6" calcext:value-type="float">
            <text:p>0.6</text:p>
          </table:table-cell>
          <table:table-cell table:formula="of:=[.FI$2]+[.FI$3]*([.$A8]-1)/100" office:value-type="float" office:value="7.1" calcext:value-type="float">
            <text:p>7.1</text:p>
          </table:table-cell>
          <table:table-cell table:formula="of:=[.FJ$2]+[.FJ$3]*([.$A8]-1)/100" office:value-type="float" office:value="6.8" calcext:value-type="float">
            <text:p>6.8</text:p>
          </table:table-cell>
          <table:table-cell table:formula="of:=[.FK$2]+[.FK$3]*([.$A8]-1)/100" office:value-type="float" office:value="1.5" calcext:value-type="float">
            <text:p>1.5</text:p>
          </table:table-cell>
          <table:table-cell table:formula="of:=[.FL$2]+[.FL$3]*([.$A8]-1)/100" office:value-type="float" office:value="9.5" calcext:value-type="float">
            <text:p>9.5</text:p>
          </table:table-cell>
          <table:table-cell table:formula="of:=[.FM$2]+[.FM$3]*([.$A8]-1)/100" office:value-type="float" office:value="1.05" calcext:value-type="float">
            <text:p>1.0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+[.B$3]*([.$A9]-1)/100" office:value-type="float" office:value="14.8" calcext:value-type="float">
            <text:p>14.8</text:p>
          </table:table-cell>
          <table:table-cell table:formula="of:=[.C$2]+[.C$3]*([.$A9]-1)/100" office:value-type="float" office:value="4.8" calcext:value-type="float">
            <text:p>4.8</text:p>
          </table:table-cell>
          <table:table-cell table:formula="of:=[.D$2]+[.D$3]*([.$A9]-1)/100" office:value-type="float" office:value="2.4" calcext:value-type="float">
            <text:p>2.4</text:p>
          </table:table-cell>
          <table:table-cell table:formula="of:=[.E$2]+[.E$3]*([.$A9]-1)/100" office:value-type="float" office:value="8.2" calcext:value-type="float">
            <text:p>8.2</text:p>
          </table:table-cell>
          <table:table-cell table:formula="of:=[.F$2]+[.F$3]*([.$A9]-1)/100" office:value-type="float" office:value="9.2" calcext:value-type="float">
            <text:p>9.2</text:p>
          </table:table-cell>
          <table:table-cell table:formula="of:=[.G$2]+[.G$3]*([.$A9]-1)/100" office:value-type="float" office:value="1.6" calcext:value-type="float">
            <text:p>1.6</text:p>
          </table:table-cell>
          <table:table-cell table:formula="of:=[.H$2]+[.H$3]*([.$A9]-1)/100" office:value-type="float" office:value="1.8" calcext:value-type="float">
            <text:p>1.8</text:p>
          </table:table-cell>
          <table:table-cell table:formula="of:=[.I$2]+[.I$3]*([.$A9]-1)/100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L$2]+[.L$3]*([.$A9]-1)/100" office:value-type="float" office:value="16.2" calcext:value-type="float">
            <text:p>16.2</text:p>
          </table:table-cell>
          <table:table-cell table:formula="of:=[.M$2]+[.M$3]*([.$A9]-1)/100" office:value-type="float" office:value="5.2" calcext:value-type="float">
            <text:p>5.2</text:p>
          </table:table-cell>
          <table:table-cell table:formula="of:=[.N$2]+[.N$3]*([.$A9]-1)/100" office:value-type="float" office:value="0.6" calcext:value-type="float">
            <text:p>0.6</text:p>
          </table:table-cell>
          <table:table-cell table:formula="of:=[.O$2]+[.O$3]*([.$A9]-1)/100" office:value-type="float" office:value="7.2" calcext:value-type="float">
            <text:p>7.2</text:p>
          </table:table-cell>
          <table:table-cell table:formula="of:=[.P$2]+[.P$3]*([.$A9]-1)/100" office:value-type="float" office:value="6.8" calcext:value-type="float">
            <text:p>6.8</text:p>
          </table:table-cell>
          <table:table-cell table:formula="of:=[.Q$2]+[.Q$3]*([.$A9]-1)/100" office:value-type="float" office:value="1.6" calcext:value-type="float">
            <text:p>1.6</text:p>
          </table:table-cell>
          <table:table-cell table:formula="of:=[.R$2]+[.R$3]*([.$A9]-1)/100" office:value-type="float" office:value="4" calcext:value-type="float">
            <text:p>4</text:p>
          </table:table-cell>
          <table:table-cell table:formula="of:=[.S$2]+[.S$3]*([.$A9]-1)/100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V$2]+[.V$3]*([.$A9]-1)/100" office:value-type="float" office:value="13.6" calcext:value-type="float">
            <text:p>13.6</text:p>
          </table:table-cell>
          <table:table-cell table:formula="of:=[.W$2]+[.W$3]*([.$A9]-1)/100" office:value-type="float" office:value="3.6" calcext:value-type="float">
            <text:p>3.6</text:p>
          </table:table-cell>
          <table:table-cell table:formula="of:=[.X$2]+[.X$3]*([.$A9]-1)/100" office:value-type="float" office:value="2.4" calcext:value-type="float">
            <text:p>2.4</text:p>
          </table:table-cell>
          <table:table-cell table:formula="of:=[.Y$2]+[.Y$3]*([.$A9]-1)/100" office:value-type="float" office:value="4.4" calcext:value-type="float">
            <text:p>4.4</text:p>
          </table:table-cell>
          <table:table-cell table:formula="of:=[.Z$2]+[.Z$3]*([.$A9]-1)/100" office:value-type="float" office:value="8.2" calcext:value-type="float">
            <text:p>8.2</text:p>
          </table:table-cell>
          <table:table-cell table:formula="of:=[.AA$2]+[.AA$3]*([.$A9]-1)/100" office:value-type="float" office:value="2.2" calcext:value-type="float">
            <text:p>2.2</text:p>
          </table:table-cell>
          <table:table-cell table:formula="of:=[.AB$2]+[.AB$3]*([.$A9]-1)/100" office:value-type="float" office:value="1.2" calcext:value-type="float">
            <text:p>1.2</text:p>
          </table:table-cell>
          <table:table-cell table:formula="of:=[.AC$2]+[.AC$3]*([.$A9]-1)/100" office:value-type="float" office:value="2.4" calcext:value-type="float">
            <text:p>2.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F$2]+[.AF$3]*([.$A9]-1)/100" office:value-type="float" office:value="17.2" calcext:value-type="float">
            <text:p>17.2</text:p>
          </table:table-cell>
          <table:table-cell table:formula="of:=[.AG$2]+[.AG$3]*([.$A9]-1)/100" office:value-type="float" office:value="4.6" calcext:value-type="float">
            <text:p>4.6</text:p>
          </table:table-cell>
          <table:table-cell table:formula="of:=[.AH$2]+[.AH$3]*([.$A9]-1)/100" office:value-type="float" office:value="0.6" calcext:value-type="float">
            <text:p>0.6</text:p>
          </table:table-cell>
          <table:table-cell table:formula="of:=[.AI$2]+[.AI$3]*([.$A9]-1)/100" office:value-type="float" office:value="6.6" calcext:value-type="float">
            <text:p>6.6</text:p>
          </table:table-cell>
          <table:table-cell table:formula="of:=[.AJ$2]+[.AJ$3]*([.$A9]-1)/100" office:value-type="float" office:value="2.4" calcext:value-type="float">
            <text:p>2.4</text:p>
          </table:table-cell>
          <table:table-cell table:formula="of:=[.AK$2]+[.AK$3]*([.$A9]-1)/100" office:value-type="float" office:value="1.4" calcext:value-type="float">
            <text:p>1.4</text:p>
          </table:table-cell>
          <table:table-cell table:formula="of:=[.AL$2]+[.AL$3]*([.$A9]-1)/100" office:value-type="float" office:value="1.4" calcext:value-type="float">
            <text:p>1.4</text:p>
          </table:table-cell>
          <table:table-cell table:formula="of:=[.AM$2]+[.AM$3]*([.$A9]-1)/100" office:value-type="float" office:value="0.8" calcext:value-type="float">
            <text:p>0.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P$2]+[.AP$3]*([.$A9]-1)/100" office:value-type="float" office:value="15.2" calcext:value-type="float">
            <text:p>15.2</text:p>
          </table:table-cell>
          <table:table-cell table:formula="of:=[.AQ$2]+[.AQ$3]*([.$A9]-1)/100" office:value-type="float" office:value="5.2" calcext:value-type="float">
            <text:p>5.2</text:p>
          </table:table-cell>
          <table:table-cell table:formula="of:=[.AR$2]+[.AR$3]*([.$A9]-1)/100" office:value-type="float" office:value="0.6" calcext:value-type="float">
            <text:p>0.6</text:p>
          </table:table-cell>
          <table:table-cell table:formula="of:=[.AS$2]+[.AS$3]*([.$A9]-1)/100" office:value-type="float" office:value="3.6" calcext:value-type="float">
            <text:p>3.6</text:p>
          </table:table-cell>
          <table:table-cell table:formula="of:=[.AT$2]+[.AT$3]*([.$A9]-1)/100" office:value-type="float" office:value="1.8" calcext:value-type="float">
            <text:p>1.8</text:p>
          </table:table-cell>
          <table:table-cell table:formula="of:=[.AU$2]+[.AU$3]*([.$A9]-1)/100" office:value-type="float" office:value="1.4" calcext:value-type="float">
            <text:p>1.4</text:p>
          </table:table-cell>
          <table:table-cell table:formula="of:=[.AV$2]+[.AV$3]*([.$A9]-1)/100" office:value-type="float" office:value="8.2" calcext:value-type="float">
            <text:p>8.2</text:p>
          </table:table-cell>
          <table:table-cell table:formula="of:=[.AW$2]+[.AW$3]*([.$A9]-1)/100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Z$2]+[.AZ$3]*([.$A9]-1)/100" office:value-type="float" office:value="17" calcext:value-type="float">
            <text:p>17</text:p>
          </table:table-cell>
          <table:table-cell table:formula="of:=[.BA$2]+[.BA$3]*([.$A9]-1)/100" office:value-type="float" office:value="4.8" calcext:value-type="float">
            <text:p>4.8</text:p>
          </table:table-cell>
          <table:table-cell table:formula="of:=[.BB$2]+[.BB$3]*([.$A9]-1)/100" office:value-type="float" office:value="0.2" calcext:value-type="float">
            <text:p>0.2</text:p>
          </table:table-cell>
          <table:table-cell table:formula="of:=[.BC$2]+[.BC$3]*([.$A9]-1)/100" office:value-type="float" office:value="4.2" calcext:value-type="float">
            <text:p>4.2</text:p>
          </table:table-cell>
          <table:table-cell table:formula="of:=[.BD$2]+[.BD$3]*([.$A9]-1)/100" office:value-type="float" office:value="4.4" calcext:value-type="float">
            <text:p>4.4</text:p>
          </table:table-cell>
          <table:table-cell table:formula="of:=[.BE$2]+[.BE$3]*([.$A9]-1)/100" office:value-type="float" office:value="1.6" calcext:value-type="float">
            <text:p>1.6</text:p>
          </table:table-cell>
          <table:table-cell table:formula="of:=[.BF$2]+[.BF$3]*([.$A9]-1)/100" office:value-type="float" office:value="4.8" calcext:value-type="float">
            <text:p>4.8</text:p>
          </table:table-cell>
          <table:table-cell table:formula="of:=[.BG$2]+[.BG$3]*([.$A9]-1)/100" office:value-type="float" office:value="0.8" calcext:value-type="float">
            <text:p>0.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J$2]+[.BJ$3]*([.$A9]-1)/100" office:value-type="float" office:value="12.4" calcext:value-type="float">
            <text:p>12.4</text:p>
          </table:table-cell>
          <table:table-cell table:formula="of:=[.BK$2]+[.BK$3]*([.$A9]-1)/100" office:value-type="float" office:value="3.8" calcext:value-type="float">
            <text:p>3.8</text:p>
          </table:table-cell>
          <table:table-cell table:formula="of:=[.BL$2]+[.BL$3]*([.$A9]-1)/100" office:value-type="float" office:value="3.4" calcext:value-type="float">
            <text:p>3.4</text:p>
          </table:table-cell>
          <table:table-cell table:formula="of:=[.BM$2]+[.BM$3]*([.$A9]-1)/100" office:value-type="float" office:value="5.2" calcext:value-type="float">
            <text:p>5.2</text:p>
          </table:table-cell>
          <table:table-cell table:formula="of:=[.BN$2]+[.BN$3]*([.$A9]-1)/100" office:value-type="float" office:value="8.2" calcext:value-type="float">
            <text:p>8.2</text:p>
          </table:table-cell>
          <table:table-cell table:formula="of:=[.BO$2]+[.BO$3]*([.$A9]-1)/100" office:value-type="float" office:value="1.8" calcext:value-type="float">
            <text:p>1.8</text:p>
          </table:table-cell>
          <table:table-cell table:formula="of:=[.BP$2]+[.BP$3]*([.$A9]-1)/100" office:value-type="float" office:value="1.6" calcext:value-type="float">
            <text:p>1.6</text:p>
          </table:table-cell>
          <table:table-cell table:formula="of:=[.BQ$2]+[.BQ$3]*([.$A9]-1)/100" office:value-type="float" office:value="3.8" calcext:value-type="float">
            <text:p>3.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T$2]+[.BT$3]*([.$A9]-1)/100" office:value-type="float" office:value="17.6" calcext:value-type="float">
            <text:p>17.6</text:p>
          </table:table-cell>
          <table:table-cell table:formula="of:=[.BU$2]+[.BU$3]*([.$A9]-1)/100" office:value-type="float" office:value="6" calcext:value-type="float">
            <text:p>6</text:p>
          </table:table-cell>
          <table:table-cell table:formula="of:=[.BV$2]+[.BV$3]*([.$A9]-1)/100" office:value-type="float" office:value="0.6" calcext:value-type="float">
            <text:p>0.6</text:p>
          </table:table-cell>
          <table:table-cell table:formula="of:=[.BW$2]+[.BW$3]*([.$A9]-1)/100" office:value-type="float" office:value="2.8" calcext:value-type="float">
            <text:p>2.8</text:p>
          </table:table-cell>
          <table:table-cell table:formula="of:=[.BX$2]+[.BX$3]*([.$A9]-1)/100" office:value-type="float" office:value="4.6" calcext:value-type="float">
            <text:p>4.6</text:p>
          </table:table-cell>
          <table:table-cell table:formula="of:=[.BY$2]+[.BY$3]*([.$A9]-1)/100" office:value-type="float" office:value="0.8" calcext:value-type="float">
            <text:p>0.8</text:p>
          </table:table-cell>
          <table:table-cell table:formula="of:=[.BZ$2]+[.BZ$3]*([.$A9]-1)/100" office:value-type="float" office:value="2" calcext:value-type="float">
            <text:p>2</text:p>
          </table:table-cell>
          <table:table-cell table:formula="of:=[.CA$2]+[.CA$3]*([.$A9]-1)/100" office:value-type="float" office:value="0.8" calcext:value-type="float">
            <text:p>0.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D$2]+[.CD$3]*([.$A9]-1)/100" office:value-type="float" office:value="23.6" calcext:value-type="float">
            <text:p>23.6</text:p>
          </table:table-cell>
          <table:table-cell table:formula="of:=[.CE$2]+[.CE$3]*([.$A9]-1)/100" office:value-type="float" office:value="6.8" calcext:value-type="float">
            <text:p>6.8</text:p>
          </table:table-cell>
          <table:table-cell table:formula="of:=[.CF$2]+[.CF$3]*([.$A9]-1)/100" office:value-type="float" office:value="2.4" calcext:value-type="float">
            <text:p>2.4</text:p>
          </table:table-cell>
          <table:table-cell table:formula="of:=[.CG$2]+[.CG$3]*([.$A9]-1)/100" office:value-type="float" office:value="6.2" calcext:value-type="float">
            <text:p>6.2</text:p>
          </table:table-cell>
          <table:table-cell table:formula="of:=[.CH$2]+[.CH$3]*([.$A9]-1)/100" office:value-type="float" office:value="6.6" calcext:value-type="float">
            <text:p>6.6</text:p>
          </table:table-cell>
          <table:table-cell table:formula="of:=[.CI$2]+[.CI$3]*([.$A9]-1)/100" office:value-type="float" office:value="2.8" calcext:value-type="float">
            <text:p>2.8</text:p>
          </table:table-cell>
          <table:table-cell table:formula="of:=[.CJ$2]+[.CJ$3]*([.$A9]-1)/100" office:value-type="float" office:value="4.2" calcext:value-type="float">
            <text:p>4.2</text:p>
          </table:table-cell>
          <table:table-cell table:formula="of:=[.CK$2]+[.CK$3]*([.$A9]-1)/100" office:value-type="float" office:value="1.6" calcext:value-type="float">
            <text:p>1.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N$2]+[.CN$3]*([.$A9]-1)/100" office:value-type="float" office:value="18.2" calcext:value-type="float">
            <text:p>18.2</text:p>
          </table:table-cell>
          <table:table-cell table:formula="of:=[.CO$2]+[.CO$3]*([.$A9]-1)/100" office:value-type="float" office:value="1.2" calcext:value-type="float">
            <text:p>1.2</text:p>
          </table:table-cell>
          <table:table-cell table:formula="of:=[.CP$2]+[.CP$3]*([.$A9]-1)/100" office:value-type="float" office:value="3.4" calcext:value-type="float">
            <text:p>3.4</text:p>
          </table:table-cell>
          <table:table-cell table:formula="of:=[.CQ$2]+[.CQ$3]*([.$A9]-1)/100" office:value-type="float" office:value="6.6" calcext:value-type="float">
            <text:p>6.6</text:p>
          </table:table-cell>
          <table:table-cell table:formula="of:=[.CR$2]+[.CR$3]*([.$A9]-1)/100" office:value-type="float" office:value="8.4" calcext:value-type="float">
            <text:p>8.4</text:p>
          </table:table-cell>
          <table:table-cell table:formula="of:=[.CS$2]+[.CS$3]*([.$A9]-1)/100" office:value-type="float" office:value="3.6" calcext:value-type="float">
            <text:p>3.6</text:p>
          </table:table-cell>
          <table:table-cell table:formula="of:=[.CT$2]+[.CT$3]*([.$A9]-1)/100" office:value-type="float" office:value="3" calcext:value-type="float">
            <text:p>3</text:p>
          </table:table-cell>
          <table:table-cell table:formula="of:=[.CU$2]+[.CU$3]*([.$A9]-1)/100" office:value-type="float" office:value="5.4" calcext:value-type="float">
            <text:p>5.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X$2]+[.CX$3]*([.$A9]-1)/100" office:value-type="float" office:value="20" calcext:value-type="float">
            <text:p>20</text:p>
          </table:table-cell>
          <table:table-cell table:formula="of:=[.CY$2]+[.CY$3]*([.$A9]-1)/100" office:value-type="float" office:value="0.8" calcext:value-type="float">
            <text:p>0.8</text:p>
          </table:table-cell>
          <table:table-cell table:formula="of:=[.CZ$2]+[.CZ$3]*([.$A9]-1)/100" office:value-type="float" office:value="3.4" calcext:value-type="float">
            <text:p>3.4</text:p>
          </table:table-cell>
          <table:table-cell table:formula="of:=[.DA$2]+[.DA$3]*([.$A9]-1)/100" office:value-type="float" office:value="4.8" calcext:value-type="float">
            <text:p>4.8</text:p>
          </table:table-cell>
          <table:table-cell table:formula="of:=[.DB$2]+[.DB$3]*([.$A9]-1)/100" office:value-type="float" office:value="4.6" calcext:value-type="float">
            <text:p>4.6</text:p>
          </table:table-cell>
          <table:table-cell table:formula="of:=[.DC$2]+[.DC$3]*([.$A9]-1)/100" office:value-type="float" office:value="3.6" calcext:value-type="float">
            <text:p>3.6</text:p>
          </table:table-cell>
          <table:table-cell table:formula="of:=[.DD$2]+[.DD$3]*([.$A9]-1)/100" office:value-type="float" office:value="0.6" calcext:value-type="float">
            <text:p>0.6</text:p>
          </table:table-cell>
          <table:table-cell table:formula="of:=[.DE$2]+[.DE$3]*([.$A9]-1)/100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H$2]+[.DH$3]*([.$A9]-1)/100" office:value-type="float" office:value="14" calcext:value-type="float">
            <text:p>14</text:p>
          </table:table-cell>
          <table:table-cell table:formula="of:=[.DI$2]+[.DI$3]*([.$A9]-1)/100" office:value-type="float" office:value="0.6" calcext:value-type="float">
            <text:p>0.6</text:p>
          </table:table-cell>
          <table:table-cell table:formula="of:=[.DJ$2]+[.DJ$3]*([.$A9]-1)/100" office:value-type="float" office:value="3.6" calcext:value-type="float">
            <text:p>3.6</text:p>
          </table:table-cell>
          <table:table-cell table:formula="of:=[.DK$2]+[.DK$3]*([.$A9]-1)/100" office:value-type="float" office:value="2.8" calcext:value-type="float">
            <text:p>2.8</text:p>
          </table:table-cell>
          <table:table-cell table:formula="of:=[.DL$2]+[.DL$3]*([.$A9]-1)/100" office:value-type="float" office:value="4.6" calcext:value-type="float">
            <text:p>4.6</text:p>
          </table:table-cell>
          <table:table-cell table:formula="of:=[.DM$2]+[.DM$3]*([.$A9]-1)/100" office:value-type="float" office:value="1.6" calcext:value-type="float">
            <text:p>1.6</text:p>
          </table:table-cell>
          <table:table-cell table:formula="of:=[.DN$2]+[.DN$3]*([.$A9]-1)/100" office:value-type="float" office:value="1.8" calcext:value-type="float">
            <text:p>1.8</text:p>
          </table:table-cell>
          <table:table-cell table:formula="of:=[.DO$2]+[.DO$3]*([.$A9]-1)/100" office:value-type="float" office:value="3.8" calcext:value-type="float">
            <text:p>3.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R$2]+[.DR$3]*([.$A9]-1)/100" office:value-type="float" office:value="13.6" calcext:value-type="float">
            <text:p>13.6</text:p>
          </table:table-cell>
          <table:table-cell table:formula="of:=[.DS$2]+[.DS$3]*([.$A9]-1)/100" office:value-type="float" office:value="1.8" calcext:value-type="float">
            <text:p>1.8</text:p>
          </table:table-cell>
          <table:table-cell table:formula="of:=[.DT$2]+[.DT$3]*([.$A9]-1)/100" office:value-type="float" office:value="4.6" calcext:value-type="float">
            <text:p>4.6</text:p>
          </table:table-cell>
          <table:table-cell table:formula="of:=[.DU$2]+[.DU$3]*([.$A9]-1)/100" office:value-type="float" office:value="2.8" calcext:value-type="float">
            <text:p>2.8</text:p>
          </table:table-cell>
          <table:table-cell table:formula="of:=[.DV$2]+[.DV$3]*([.$A9]-1)/100" office:value-type="float" office:value="2.6" calcext:value-type="float">
            <text:p>2.6</text:p>
          </table:table-cell>
          <table:table-cell table:formula="of:=[.DW$2]+[.DW$3]*([.$A9]-1)/100" office:value-type="float" office:value="1" calcext:value-type="float">
            <text:p>1</text:p>
          </table:table-cell>
          <table:table-cell table:formula="of:=[.DX$2]+[.DX$3]*([.$A9]-1)/100" office:value-type="float" office:value="2" calcext:value-type="float">
            <text:p>2</text:p>
          </table:table-cell>
          <table:table-cell table:formula="of:=[.DY$2]+[.DY$3]*([.$A9]-1)/100" office:value-type="float" office:value="5.2" calcext:value-type="float">
            <text:p>5.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B$2]+[.EB$3]*([.$A9]-1)/100" office:value-type="float" office:value="25" calcext:value-type="float">
            <text:p>25</text:p>
          </table:table-cell>
          <table:table-cell table:formula="of:=[.EC$2]+[.EC$3]*([.$A9]-1)/100" office:value-type="float" office:value="8" calcext:value-type="float">
            <text:p>8</text:p>
          </table:table-cell>
          <table:table-cell table:formula="of:=[.ED$2]+[.ED$3]*([.$A9]-1)/100" office:value-type="float" office:value="0.4" calcext:value-type="float">
            <text:p>0.4</text:p>
          </table:table-cell>
          <table:table-cell table:formula="of:=[.EE$2]+[.EE$3]*([.$A9]-1)/100" office:value-type="float" office:value="4.8" calcext:value-type="float">
            <text:p>4.8</text:p>
          </table:table-cell>
          <table:table-cell table:formula="of:=[.EF$2]+[.EF$3]*([.$A9]-1)/100" office:value-type="float" office:value="8" calcext:value-type="float">
            <text:p>8</text:p>
          </table:table-cell>
          <table:table-cell table:formula="of:=[.EG$2]+[.EG$3]*([.$A9]-1)/100" office:value-type="float" office:value="1.2" calcext:value-type="float">
            <text:p>1.2</text:p>
          </table:table-cell>
          <table:table-cell table:formula="of:=[.EH$2]+[.EH$3]*([.$A9]-1)/100" office:value-type="float" office:value="3.8" calcext:value-type="float">
            <text:p>3.8</text:p>
          </table:table-cell>
          <table:table-cell table:formula="of:=[.EI$2]+[.EI$3]*([.$A9]-1)/100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L$2]+[.EL$3]*([.$A9]-1)/100" office:value-type="float" office:value="26.6" calcext:value-type="float">
            <text:p>26.6</text:p>
          </table:table-cell>
          <table:table-cell table:formula="of:=[.EM$2]+[.EM$3]*([.$A9]-1)/100" office:value-type="float" office:value="9" calcext:value-type="float">
            <text:p>9</text:p>
          </table:table-cell>
          <table:table-cell table:formula="of:=[.EN$2]+[.EN$3]*([.$A9]-1)/100" office:value-type="float" office:value="0" calcext:value-type="float">
            <text:p>0</text:p>
          </table:table-cell>
          <table:table-cell table:formula="of:=[.EO$2]+[.EO$3]*([.$A9]-1)/100" office:value-type="float" office:value="3.4" calcext:value-type="float">
            <text:p>3.4</text:p>
          </table:table-cell>
          <table:table-cell table:formula="of:=[.EP$2]+[.EP$3]*([.$A9]-1)/100" office:value-type="float" office:value="6.6" calcext:value-type="float">
            <text:p>6.6</text:p>
          </table:table-cell>
          <table:table-cell table:formula="of:=[.EQ$2]+[.EQ$3]*([.$A9]-1)/100" office:value-type="float" office:value="1.2" calcext:value-type="float">
            <text:p>1.2</text:p>
          </table:table-cell>
          <table:table-cell table:formula="of:=[.ER$2]+[.ER$3]*([.$A9]-1)/100" office:value-type="float" office:value="3.8" calcext:value-type="float">
            <text:p>3.8</text:p>
          </table:table-cell>
          <table:table-cell table:formula="of:=[.ES$2]+[.ES$3]*([.$A9]-1)/100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V$2]+[.EV$3]*([.$A9]-1)/100" office:value-type="float" office:value="25" calcext:value-type="float">
            <text:p>25</text:p>
          </table:table-cell>
          <table:table-cell table:formula="of:=[.EW$2]+[.EW$3]*([.$A9]-1)/100" office:value-type="float" office:value="9.8" calcext:value-type="float">
            <text:p>9.8</text:p>
          </table:table-cell>
          <table:table-cell table:formula="of:=[.EX$2]+[.EX$3]*([.$A9]-1)/100" office:value-type="float" office:value="0.8" calcext:value-type="float">
            <text:p>0.8</text:p>
          </table:table-cell>
          <table:table-cell table:formula="of:=[.EY$2]+[.EY$3]*([.$A9]-1)/100" office:value-type="float" office:value="6.6" calcext:value-type="float">
            <text:p>6.6</text:p>
          </table:table-cell>
          <table:table-cell table:formula="of:=[.EZ$2]+[.EZ$3]*([.$A9]-1)/100" office:value-type="float" office:value="4" calcext:value-type="float">
            <text:p>4</text:p>
          </table:table-cell>
          <table:table-cell table:formula="of:=[.FA$2]+[.FA$3]*([.$A9]-1)/100" office:value-type="float" office:value="1.6" calcext:value-type="float">
            <text:p>1.6</text:p>
          </table:table-cell>
          <table:table-cell table:formula="of:=[.FB$2]+[.FB$3]*([.$A9]-1)/100" office:value-type="float" office:value="10.4" calcext:value-type="float">
            <text:p>10.4</text:p>
          </table:table-cell>
          <table:table-cell table:formula="of:=[.FC$2]+[.FC$3]*([.$A9]-1)/100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F$2]+[.FF$3]*([.$A9]-1)/100" office:value-type="float" office:value="26.4" calcext:value-type="float">
            <text:p>26.4</text:p>
          </table:table-cell>
          <table:table-cell table:formula="of:=[.FG$2]+[.FG$3]*([.$A9]-1)/100" office:value-type="float" office:value="10.6" calcext:value-type="float">
            <text:p>10.6</text:p>
          </table:table-cell>
          <table:table-cell table:formula="of:=[.FH$2]+[.FH$3]*([.$A9]-1)/100" office:value-type="float" office:value="0.8" calcext:value-type="float">
            <text:p>0.8</text:p>
          </table:table-cell>
          <table:table-cell table:formula="of:=[.FI$2]+[.FI$3]*([.$A9]-1)/100" office:value-type="float" office:value="7.8" calcext:value-type="float">
            <text:p>7.8</text:p>
          </table:table-cell>
          <table:table-cell table:formula="of:=[.FJ$2]+[.FJ$3]*([.$A9]-1)/100" office:value-type="float" office:value="7.4" calcext:value-type="float">
            <text:p>7.4</text:p>
          </table:table-cell>
          <table:table-cell table:formula="of:=[.FK$2]+[.FK$3]*([.$A9]-1)/100" office:value-type="float" office:value="2" calcext:value-type="float">
            <text:p>2</text:p>
          </table:table-cell>
          <table:table-cell table:formula="of:=[.FL$2]+[.FL$3]*([.$A9]-1)/100" office:value-type="float" office:value="10" calcext:value-type="float">
            <text:p>10</text:p>
          </table:table-cell>
          <table:table-cell table:formula="of:=[.FM$2]+[.FM$3]*([.$A9]-1)/100" office:value-type="float" office:value="1.4" calcext:value-type="float">
            <text:p>1.4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+[.B$3]*([.$A10]-1)/100" office:value-type="float" office:value="15.75" calcext:value-type="float">
            <text:p>15.75</text:p>
          </table:table-cell>
          <table:table-cell table:formula="of:=[.C$2]+[.C$3]*([.$A10]-1)/100" office:value-type="float" office:value="5.25" calcext:value-type="float">
            <text:p>5.25</text:p>
          </table:table-cell>
          <table:table-cell table:formula="of:=[.D$2]+[.D$3]*([.$A10]-1)/100" office:value-type="float" office:value="2.75" calcext:value-type="float">
            <text:p>2.75</text:p>
          </table:table-cell>
          <table:table-cell table:formula="of:=[.E$2]+[.E$3]*([.$A10]-1)/100" office:value-type="float" office:value="8.75" calcext:value-type="float">
            <text:p>8.75</text:p>
          </table:table-cell>
          <table:table-cell table:formula="of:=[.F$2]+[.F$3]*([.$A10]-1)/100" office:value-type="float" office:value="9.75" calcext:value-type="float">
            <text:p>9.75</text:p>
          </table:table-cell>
          <table:table-cell table:formula="of:=[.G$2]+[.G$3]*([.$A10]-1)/100" office:value-type="float" office:value="2" calcext:value-type="float">
            <text:p>2</text:p>
          </table:table-cell>
          <table:table-cell table:formula="of:=[.H$2]+[.H$3]*([.$A10]-1)/100" office:value-type="float" office:value="2" calcext:value-type="float">
            <text:p>2</text:p>
          </table:table-cell>
          <table:table-cell table:formula="of:=[.I$2]+[.I$3]*([.$A10]-1)/100" office:value-type="float" office:value="2.25" calcext:value-type="float">
            <text:p>2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L$2]+[.L$3]*([.$A10]-1)/100" office:value-type="float" office:value="17.25" calcext:value-type="float">
            <text:p>17.25</text:p>
          </table:table-cell>
          <table:table-cell table:formula="of:=[.M$2]+[.M$3]*([.$A10]-1)/100" office:value-type="float" office:value="5.75" calcext:value-type="float">
            <text:p>5.75</text:p>
          </table:table-cell>
          <table:table-cell table:formula="of:=[.N$2]+[.N$3]*([.$A10]-1)/100" office:value-type="float" office:value="0.75" calcext:value-type="float">
            <text:p>0.75</text:p>
          </table:table-cell>
          <table:table-cell table:formula="of:=[.O$2]+[.O$3]*([.$A10]-1)/100" office:value-type="float" office:value="7.75" calcext:value-type="float">
            <text:p>7.75</text:p>
          </table:table-cell>
          <table:table-cell table:formula="of:=[.P$2]+[.P$3]*([.$A10]-1)/100" office:value-type="float" office:value="7.25" calcext:value-type="float">
            <text:p>7.25</text:p>
          </table:table-cell>
          <table:table-cell table:formula="of:=[.Q$2]+[.Q$3]*([.$A10]-1)/100" office:value-type="float" office:value="2" calcext:value-type="float">
            <text:p>2</text:p>
          </table:table-cell>
          <table:table-cell table:formula="of:=[.R$2]+[.R$3]*([.$A10]-1)/100" office:value-type="float" office:value="4.25" calcext:value-type="float">
            <text:p>4.25</text:p>
          </table:table-cell>
          <table:table-cell table:formula="of:=[.S$2]+[.S$3]*([.$A10]-1)/100" office:value-type="float" office:value="1.25" calcext:value-type="float">
            <text:p>1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V$2]+[.V$3]*([.$A10]-1)/100" office:value-type="float" office:value="14.25" calcext:value-type="float">
            <text:p>14.25</text:p>
          </table:table-cell>
          <table:table-cell table:formula="of:=[.W$2]+[.W$3]*([.$A10]-1)/100" office:value-type="float" office:value="4" calcext:value-type="float">
            <text:p>4</text:p>
          </table:table-cell>
          <table:table-cell table:formula="of:=[.X$2]+[.X$3]*([.$A10]-1)/100" office:value-type="float" office:value="2.75" calcext:value-type="float">
            <text:p>2.75</text:p>
          </table:table-cell>
          <table:table-cell table:formula="of:=[.Y$2]+[.Y$3]*([.$A10]-1)/100" office:value-type="float" office:value="5" calcext:value-type="float">
            <text:p>5</text:p>
          </table:table-cell>
          <table:table-cell table:formula="of:=[.Z$2]+[.Z$3]*([.$A10]-1)/100" office:value-type="float" office:value="8.75" calcext:value-type="float">
            <text:p>8.75</text:p>
          </table:table-cell>
          <table:table-cell table:formula="of:=[.AA$2]+[.AA$3]*([.$A10]-1)/100" office:value-type="float" office:value="2.75" calcext:value-type="float">
            <text:p>2.75</text:p>
          </table:table-cell>
          <table:table-cell table:formula="of:=[.AB$2]+[.AB$3]*([.$A10]-1)/100" office:value-type="float" office:value="1.25" calcext:value-type="float">
            <text:p>1.25</text:p>
          </table:table-cell>
          <table:table-cell table:formula="of:=[.AC$2]+[.AC$3]*([.$A10]-1)/100" office:value-type="float" office:value="2.75" calcext:value-type="float">
            <text:p>2.7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F$2]+[.AF$3]*([.$A10]-1)/100" office:value-type="float" office:value="18.25" calcext:value-type="float">
            <text:p>18.25</text:p>
          </table:table-cell>
          <table:table-cell table:formula="of:=[.AG$2]+[.AG$3]*([.$A10]-1)/100" office:value-type="float" office:value="5.25" calcext:value-type="float">
            <text:p>5.25</text:p>
          </table:table-cell>
          <table:table-cell table:formula="of:=[.AH$2]+[.AH$3]*([.$A10]-1)/100" office:value-type="float" office:value="0.75" calcext:value-type="float">
            <text:p>0.75</text:p>
          </table:table-cell>
          <table:table-cell table:formula="of:=[.AI$2]+[.AI$3]*([.$A10]-1)/100" office:value-type="float" office:value="7.25" calcext:value-type="float">
            <text:p>7.25</text:p>
          </table:table-cell>
          <table:table-cell table:formula="of:=[.AJ$2]+[.AJ$3]*([.$A10]-1)/100" office:value-type="float" office:value="3" calcext:value-type="float">
            <text:p>3</text:p>
          </table:table-cell>
          <table:table-cell table:formula="of:=[.AK$2]+[.AK$3]*([.$A10]-1)/100" office:value-type="float" office:value="1.75" calcext:value-type="float">
            <text:p>1.75</text:p>
          </table:table-cell>
          <table:table-cell table:formula="of:=[.AL$2]+[.AL$3]*([.$A10]-1)/100" office:value-type="float" office:value="1.75" calcext:value-type="float">
            <text:p>1.75</text:p>
          </table:table-cell>
          <table:table-cell table:formula="of:=[.AM$2]+[.AM$3]*([.$A10]-1)/100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P$2]+[.AP$3]*([.$A10]-1)/100" office:value-type="float" office:value="16.25" calcext:value-type="float">
            <text:p>16.25</text:p>
          </table:table-cell>
          <table:table-cell table:formula="of:=[.AQ$2]+[.AQ$3]*([.$A10]-1)/100" office:value-type="float" office:value="5.75" calcext:value-type="float">
            <text:p>5.75</text:p>
          </table:table-cell>
          <table:table-cell table:formula="of:=[.AR$2]+[.AR$3]*([.$A10]-1)/100" office:value-type="float" office:value="0.75" calcext:value-type="float">
            <text:p>0.75</text:p>
          </table:table-cell>
          <table:table-cell table:formula="of:=[.AS$2]+[.AS$3]*([.$A10]-1)/100" office:value-type="float" office:value="4" calcext:value-type="float">
            <text:p>4</text:p>
          </table:table-cell>
          <table:table-cell table:formula="of:=[.AT$2]+[.AT$3]*([.$A10]-1)/100" office:value-type="float" office:value="2" calcext:value-type="float">
            <text:p>2</text:p>
          </table:table-cell>
          <table:table-cell table:formula="of:=[.AU$2]+[.AU$3]*([.$A10]-1)/100" office:value-type="float" office:value="1.75" calcext:value-type="float">
            <text:p>1.75</text:p>
          </table:table-cell>
          <table:table-cell table:formula="of:=[.AV$2]+[.AV$3]*([.$A10]-1)/100" office:value-type="float" office:value="8.75" calcext:value-type="float">
            <text:p>8.75</text:p>
          </table:table-cell>
          <table:table-cell table:formula="of:=[.AW$2]+[.AW$3]*([.$A10]-1)/100" office:value-type="float" office:value="2.25" calcext:value-type="float">
            <text:p>2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Z$2]+[.AZ$3]*([.$A10]-1)/100" office:value-type="float" office:value="18" calcext:value-type="float">
            <text:p>18</text:p>
          </table:table-cell>
          <table:table-cell table:formula="of:=[.BA$2]+[.BA$3]*([.$A10]-1)/100" office:value-type="float" office:value="5.25" calcext:value-type="float">
            <text:p>5.25</text:p>
          </table:table-cell>
          <table:table-cell table:formula="of:=[.BB$2]+[.BB$3]*([.$A10]-1)/100" office:value-type="float" office:value="0.25" calcext:value-type="float">
            <text:p>0.25</text:p>
          </table:table-cell>
          <table:table-cell table:formula="of:=[.BC$2]+[.BC$3]*([.$A10]-1)/100" office:value-type="float" office:value="4.75" calcext:value-type="float">
            <text:p>4.75</text:p>
          </table:table-cell>
          <table:table-cell table:formula="of:=[.BD$2]+[.BD$3]*([.$A10]-1)/100" office:value-type="float" office:value="4.75" calcext:value-type="float">
            <text:p>4.75</text:p>
          </table:table-cell>
          <table:table-cell table:formula="of:=[.BE$2]+[.BE$3]*([.$A10]-1)/100" office:value-type="float" office:value="2" calcext:value-type="float">
            <text:p>2</text:p>
          </table:table-cell>
          <table:table-cell table:formula="of:=[.BF$2]+[.BF$3]*([.$A10]-1)/100" office:value-type="float" office:value="5" calcext:value-type="float">
            <text:p>5</text:p>
          </table:table-cell>
          <table:table-cell table:formula="of:=[.BG$2]+[.BG$3]*([.$A10]-1)/100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J$2]+[.BJ$3]*([.$A10]-1)/100" office:value-type="float" office:value="13.25" calcext:value-type="float">
            <text:p>13.25</text:p>
          </table:table-cell>
          <table:table-cell table:formula="of:=[.BK$2]+[.BK$3]*([.$A10]-1)/100" office:value-type="float" office:value="4.25" calcext:value-type="float">
            <text:p>4.25</text:p>
          </table:table-cell>
          <table:table-cell table:formula="of:=[.BL$2]+[.BL$3]*([.$A10]-1)/100" office:value-type="float" office:value="3.75" calcext:value-type="float">
            <text:p>3.75</text:p>
          </table:table-cell>
          <table:table-cell table:formula="of:=[.BM$2]+[.BM$3]*([.$A10]-1)/100" office:value-type="float" office:value="5.75" calcext:value-type="float">
            <text:p>5.75</text:p>
          </table:table-cell>
          <table:table-cell table:formula="of:=[.BN$2]+[.BN$3]*([.$A10]-1)/100" office:value-type="float" office:value="9.25" calcext:value-type="float">
            <text:p>9.25</text:p>
          </table:table-cell>
          <table:table-cell table:formula="of:=[.BO$2]+[.BO$3]*([.$A10]-1)/100" office:value-type="float" office:value="2.25" calcext:value-type="float">
            <text:p>2.25</text:p>
          </table:table-cell>
          <table:table-cell table:formula="of:=[.BP$2]+[.BP$3]*([.$A10]-1)/100" office:value-type="float" office:value="1.75" calcext:value-type="float">
            <text:p>1.75</text:p>
          </table:table-cell>
          <table:table-cell table:formula="of:=[.BQ$2]+[.BQ$3]*([.$A10]-1)/100" office:value-type="float" office:value="4.25" calcext:value-type="float">
            <text:p>4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T$2]+[.BT$3]*([.$A10]-1)/100" office:value-type="float" office:value="18.75" calcext:value-type="float">
            <text:p>18.75</text:p>
          </table:table-cell>
          <table:table-cell table:formula="of:=[.BU$2]+[.BU$3]*([.$A10]-1)/100" office:value-type="float" office:value="6.75" calcext:value-type="float">
            <text:p>6.75</text:p>
          </table:table-cell>
          <table:table-cell table:formula="of:=[.BV$2]+[.BV$3]*([.$A10]-1)/100" office:value-type="float" office:value="0.75" calcext:value-type="float">
            <text:p>0.75</text:p>
          </table:table-cell>
          <table:table-cell table:formula="of:=[.BW$2]+[.BW$3]*([.$A10]-1)/100" office:value-type="float" office:value="3.25" calcext:value-type="float">
            <text:p>3.25</text:p>
          </table:table-cell>
          <table:table-cell table:formula="of:=[.BX$2]+[.BX$3]*([.$A10]-1)/100" office:value-type="float" office:value="5" calcext:value-type="float">
            <text:p>5</text:p>
          </table:table-cell>
          <table:table-cell table:formula="of:=[.BY$2]+[.BY$3]*([.$A10]-1)/100" office:value-type="float" office:value="1" calcext:value-type="float">
            <text:p>1</text:p>
          </table:table-cell>
          <table:table-cell table:formula="of:=[.BZ$2]+[.BZ$3]*([.$A10]-1)/100" office:value-type="float" office:value="2.25" calcext:value-type="float">
            <text:p>2.25</text:p>
          </table:table-cell>
          <table:table-cell table:formula="of:=[.CA$2]+[.CA$3]*([.$A10]-1)/100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D$2]+[.CD$3]*([.$A10]-1)/100" office:value-type="float" office:value="25" calcext:value-type="float">
            <text:p>25</text:p>
          </table:table-cell>
          <table:table-cell table:formula="of:=[.CE$2]+[.CE$3]*([.$A10]-1)/100" office:value-type="float" office:value="7.5" calcext:value-type="float">
            <text:p>7.5</text:p>
          </table:table-cell>
          <table:table-cell table:formula="of:=[.CF$2]+[.CF$3]*([.$A10]-1)/100" office:value-type="float" office:value="3" calcext:value-type="float">
            <text:p>3</text:p>
          </table:table-cell>
          <table:table-cell table:formula="of:=[.CG$2]+[.CG$3]*([.$A10]-1)/100" office:value-type="float" office:value="7" calcext:value-type="float">
            <text:p>7</text:p>
          </table:table-cell>
          <table:table-cell table:formula="of:=[.CH$2]+[.CH$3]*([.$A10]-1)/100" office:value-type="float" office:value="7.25" calcext:value-type="float">
            <text:p>7.25</text:p>
          </table:table-cell>
          <table:table-cell table:formula="of:=[.CI$2]+[.CI$3]*([.$A10]-1)/100" office:value-type="float" office:value="3.5" calcext:value-type="float">
            <text:p>3.5</text:p>
          </table:table-cell>
          <table:table-cell table:formula="of:=[.CJ$2]+[.CJ$3]*([.$A10]-1)/100" office:value-type="float" office:value="4.5" calcext:value-type="float">
            <text:p>4.5</text:p>
          </table:table-cell>
          <table:table-cell table:formula="of:=[.CK$2]+[.CK$3]*([.$A10]-1)/100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N$2]+[.CN$3]*([.$A10]-1)/100" office:value-type="float" office:value="19" calcext:value-type="float">
            <text:p>19</text:p>
          </table:table-cell>
          <table:table-cell table:formula="of:=[.CO$2]+[.CO$3]*([.$A10]-1)/100" office:value-type="float" office:value="1.5" calcext:value-type="float">
            <text:p>1.5</text:p>
          </table:table-cell>
          <table:table-cell table:formula="of:=[.CP$2]+[.CP$3]*([.$A10]-1)/100" office:value-type="float" office:value="4" calcext:value-type="float">
            <text:p>4</text:p>
          </table:table-cell>
          <table:table-cell table:formula="of:=[.CQ$2]+[.CQ$3]*([.$A10]-1)/100" office:value-type="float" office:value="7.5" calcext:value-type="float">
            <text:p>7.5</text:p>
          </table:table-cell>
          <table:table-cell table:formula="of:=[.CR$2]+[.CR$3]*([.$A10]-1)/100" office:value-type="float" office:value="9.5" calcext:value-type="float">
            <text:p>9.5</text:p>
          </table:table-cell>
          <table:table-cell table:formula="of:=[.CS$2]+[.CS$3]*([.$A10]-1)/100" office:value-type="float" office:value="4.5" calcext:value-type="float">
            <text:p>4.5</text:p>
          </table:table-cell>
          <table:table-cell table:formula="of:=[.CT$2]+[.CT$3]*([.$A10]-1)/100" office:value-type="float" office:value="3.25" calcext:value-type="float">
            <text:p>3.25</text:p>
          </table:table-cell>
          <table:table-cell table:formula="of:=[.CU$2]+[.CU$3]*([.$A10]-1)/100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X$2]+[.CX$3]*([.$A10]-1)/100" office:value-type="float" office:value="21" calcext:value-type="float">
            <text:p>21</text:p>
          </table:table-cell>
          <table:table-cell table:formula="of:=[.CY$2]+[.CY$3]*([.$A10]-1)/100" office:value-type="float" office:value="1" calcext:value-type="float">
            <text:p>1</text:p>
          </table:table-cell>
          <table:table-cell table:formula="of:=[.CZ$2]+[.CZ$3]*([.$A10]-1)/100" office:value-type="float" office:value="4" calcext:value-type="float">
            <text:p>4</text:p>
          </table:table-cell>
          <table:table-cell table:formula="of:=[.DA$2]+[.DA$3]*([.$A10]-1)/100" office:value-type="float" office:value="5.5" calcext:value-type="float">
            <text:p>5.5</text:p>
          </table:table-cell>
          <table:table-cell table:formula="of:=[.DB$2]+[.DB$3]*([.$A10]-1)/100" office:value-type="float" office:value="5.25" calcext:value-type="float">
            <text:p>5.25</text:p>
          </table:table-cell>
          <table:table-cell table:formula="of:=[.DC$2]+[.DC$3]*([.$A10]-1)/100" office:value-type="float" office:value="4.5" calcext:value-type="float">
            <text:p>4.5</text:p>
          </table:table-cell>
          <table:table-cell table:formula="of:=[.DD$2]+[.DD$3]*([.$A10]-1)/100" office:value-type="float" office:value="0.75" calcext:value-type="float">
            <text:p>0.75</text:p>
          </table:table-cell>
          <table:table-cell table:formula="of:=[.DE$2]+[.DE$3]*([.$A10]-1)/100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H$2]+[.DH$3]*([.$A10]-1)/100" office:value-type="float" office:value="14.75" calcext:value-type="float">
            <text:p>14.75</text:p>
          </table:table-cell>
          <table:table-cell table:formula="of:=[.DI$2]+[.DI$3]*([.$A10]-1)/100" office:value-type="float" office:value="0.75" calcext:value-type="float">
            <text:p>0.75</text:p>
          </table:table-cell>
          <table:table-cell table:formula="of:=[.DJ$2]+[.DJ$3]*([.$A10]-1)/100" office:value-type="float" office:value="4.25" calcext:value-type="float">
            <text:p>4.25</text:p>
          </table:table-cell>
          <table:table-cell table:formula="of:=[.DK$2]+[.DK$3]*([.$A10]-1)/100" office:value-type="float" office:value="3.25" calcext:value-type="float">
            <text:p>3.25</text:p>
          </table:table-cell>
          <table:table-cell table:formula="of:=[.DL$2]+[.DL$3]*([.$A10]-1)/100" office:value-type="float" office:value="5.25" calcext:value-type="float">
            <text:p>5.25</text:p>
          </table:table-cell>
          <table:table-cell table:formula="of:=[.DM$2]+[.DM$3]*([.$A10]-1)/100" office:value-type="float" office:value="2" calcext:value-type="float">
            <text:p>2</text:p>
          </table:table-cell>
          <table:table-cell table:formula="of:=[.DN$2]+[.DN$3]*([.$A10]-1)/100" office:value-type="float" office:value="2" calcext:value-type="float">
            <text:p>2</text:p>
          </table:table-cell>
          <table:table-cell table:formula="of:=[.DO$2]+[.DO$3]*([.$A10]-1)/100" office:value-type="float" office:value="4.25" calcext:value-type="float">
            <text:p>4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R$2]+[.DR$3]*([.$A10]-1)/100" office:value-type="float" office:value="14.25" calcext:value-type="float">
            <text:p>14.25</text:p>
          </table:table-cell>
          <table:table-cell table:formula="of:=[.DS$2]+[.DS$3]*([.$A10]-1)/100" office:value-type="float" office:value="2" calcext:value-type="float">
            <text:p>2</text:p>
          </table:table-cell>
          <table:table-cell table:formula="of:=[.DT$2]+[.DT$3]*([.$A10]-1)/100" office:value-type="float" office:value="5.25" calcext:value-type="float">
            <text:p>5.25</text:p>
          </table:table-cell>
          <table:table-cell table:formula="of:=[.DU$2]+[.DU$3]*([.$A10]-1)/100" office:value-type="float" office:value="3.25" calcext:value-type="float">
            <text:p>3.25</text:p>
          </table:table-cell>
          <table:table-cell table:formula="of:=[.DV$2]+[.DV$3]*([.$A10]-1)/100" office:value-type="float" office:value="3" calcext:value-type="float">
            <text:p>3</text:p>
          </table:table-cell>
          <table:table-cell table:formula="of:=[.DW$2]+[.DW$3]*([.$A10]-1)/100" office:value-type="float" office:value="1.25" calcext:value-type="float">
            <text:p>1.25</text:p>
          </table:table-cell>
          <table:table-cell table:formula="of:=[.DX$2]+[.DX$3]*([.$A10]-1)/100" office:value-type="float" office:value="2.25" calcext:value-type="float">
            <text:p>2.25</text:p>
          </table:table-cell>
          <table:table-cell table:formula="of:=[.DY$2]+[.DY$3]*([.$A10]-1)/100" office:value-type="float" office:value="5.75" calcext:value-type="float">
            <text:p>5.7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B$2]+[.EB$3]*([.$A10]-1)/100" office:value-type="float" office:value="26.5" calcext:value-type="float">
            <text:p>26.5</text:p>
          </table:table-cell>
          <table:table-cell table:formula="of:=[.EC$2]+[.EC$3]*([.$A10]-1)/100" office:value-type="float" office:value="9" calcext:value-type="float">
            <text:p>9</text:p>
          </table:table-cell>
          <table:table-cell table:formula="of:=[.ED$2]+[.ED$3]*([.$A10]-1)/100" office:value-type="float" office:value="0.5" calcext:value-type="float">
            <text:p>0.5</text:p>
          </table:table-cell>
          <table:table-cell table:formula="of:=[.EE$2]+[.EE$3]*([.$A10]-1)/100" office:value-type="float" office:value="5.5" calcext:value-type="float">
            <text:p>5.5</text:p>
          </table:table-cell>
          <table:table-cell table:formula="of:=[.EF$2]+[.EF$3]*([.$A10]-1)/100" office:value-type="float" office:value="8.5" calcext:value-type="float">
            <text:p>8.5</text:p>
          </table:table-cell>
          <table:table-cell table:formula="of:=[.EG$2]+[.EG$3]*([.$A10]-1)/100" office:value-type="float" office:value="1.5" calcext:value-type="float">
            <text:p>1.5</text:p>
          </table:table-cell>
          <table:table-cell table:formula="of:=[.EH$2]+[.EH$3]*([.$A10]-1)/100" office:value-type="float" office:value="4" calcext:value-type="float">
            <text:p>4</text:p>
          </table:table-cell>
          <table:table-cell table:formula="of:=[.EI$2]+[.EI$3]*([.$A10]-1)/100" office:value-type="float" office:value="1.25" calcext:value-type="float">
            <text:p>1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L$2]+[.EL$3]*([.$A10]-1)/100" office:value-type="float" office:value="28.25" calcext:value-type="float">
            <text:p>28.25</text:p>
          </table:table-cell>
          <table:table-cell table:formula="of:=[.EM$2]+[.EM$3]*([.$A10]-1)/100" office:value-type="float" office:value="10" calcext:value-type="float">
            <text:p>10</text:p>
          </table:table-cell>
          <table:table-cell table:formula="of:=[.EN$2]+[.EN$3]*([.$A10]-1)/100" office:value-type="float" office:value="0" calcext:value-type="float">
            <text:p>0</text:p>
          </table:table-cell>
          <table:table-cell table:formula="of:=[.EO$2]+[.EO$3]*([.$A10]-1)/100" office:value-type="float" office:value="4" calcext:value-type="float">
            <text:p>4</text:p>
          </table:table-cell>
          <table:table-cell table:formula="of:=[.EP$2]+[.EP$3]*([.$A10]-1)/100" office:value-type="float" office:value="7" calcext:value-type="float">
            <text:p>7</text:p>
          </table:table-cell>
          <table:table-cell table:formula="of:=[.EQ$2]+[.EQ$3]*([.$A10]-1)/100" office:value-type="float" office:value="1.5" calcext:value-type="float">
            <text:p>1.5</text:p>
          </table:table-cell>
          <table:table-cell table:formula="of:=[.ER$2]+[.ER$3]*([.$A10]-1)/100" office:value-type="float" office:value="4" calcext:value-type="float">
            <text:p>4</text:p>
          </table:table-cell>
          <table:table-cell table:formula="of:=[.ES$2]+[.ES$3]*([.$A10]-1)/100" office:value-type="float" office:value="1.25" calcext:value-type="float">
            <text:p>1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V$2]+[.EV$3]*([.$A10]-1)/100" office:value-type="float" office:value="26.5" calcext:value-type="float">
            <text:p>26.5</text:p>
          </table:table-cell>
          <table:table-cell table:formula="of:=[.EW$2]+[.EW$3]*([.$A10]-1)/100" office:value-type="float" office:value="10.5" calcext:value-type="float">
            <text:p>10.5</text:p>
          </table:table-cell>
          <table:table-cell table:formula="of:=[.EX$2]+[.EX$3]*([.$A10]-1)/100" office:value-type="float" office:value="1" calcext:value-type="float">
            <text:p>1</text:p>
          </table:table-cell>
          <table:table-cell table:formula="of:=[.EY$2]+[.EY$3]*([.$A10]-1)/100" office:value-type="float" office:value="7" calcext:value-type="float">
            <text:p>7</text:p>
          </table:table-cell>
          <table:table-cell table:formula="of:=[.EZ$2]+[.EZ$3]*([.$A10]-1)/100" office:value-type="float" office:value="4.5" calcext:value-type="float">
            <text:p>4.5</text:p>
          </table:table-cell>
          <table:table-cell table:formula="of:=[.FA$2]+[.FA$3]*([.$A10]-1)/100" office:value-type="float" office:value="2" calcext:value-type="float">
            <text:p>2</text:p>
          </table:table-cell>
          <table:table-cell table:formula="of:=[.FB$2]+[.FB$3]*([.$A10]-1)/100" office:value-type="float" office:value="11" calcext:value-type="float">
            <text:p>11</text:p>
          </table:table-cell>
          <table:table-cell table:formula="of:=[.FC$2]+[.FC$3]*([.$A10]-1)/100" office:value-type="float" office:value="2.5" calcext:value-type="float">
            <text:p>2.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F$2]+[.FF$3]*([.$A10]-1)/100" office:value-type="float" office:value="28" calcext:value-type="float">
            <text:p>28</text:p>
          </table:table-cell>
          <table:table-cell table:formula="of:=[.FG$2]+[.FG$3]*([.$A10]-1)/100" office:value-type="float" office:value="11.5" calcext:value-type="float">
            <text:p>11.5</text:p>
          </table:table-cell>
          <table:table-cell table:formula="of:=[.FH$2]+[.FH$3]*([.$A10]-1)/100" office:value-type="float" office:value="1" calcext:value-type="float">
            <text:p>1</text:p>
          </table:table-cell>
          <table:table-cell table:formula="of:=[.FI$2]+[.FI$3]*([.$A10]-1)/100" office:value-type="float" office:value="8.5" calcext:value-type="float">
            <text:p>8.5</text:p>
          </table:table-cell>
          <table:table-cell table:formula="of:=[.FJ$2]+[.FJ$3]*([.$A10]-1)/100" office:value-type="float" office:value="8" calcext:value-type="float">
            <text:p>8</text:p>
          </table:table-cell>
          <table:table-cell table:formula="of:=[.FK$2]+[.FK$3]*([.$A10]-1)/100" office:value-type="float" office:value="2.5" calcext:value-type="float">
            <text:p>2.5</text:p>
          </table:table-cell>
          <table:table-cell table:formula="of:=[.FL$2]+[.FL$3]*([.$A10]-1)/100" office:value-type="float" office:value="10.5" calcext:value-type="float">
            <text:p>10.5</text:p>
          </table:table-cell>
          <table:table-cell table:formula="of:=[.FM$2]+[.FM$3]*([.$A10]-1)/100" office:value-type="float" office:value="1.75" calcext:value-type="float">
            <text:p>1.75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+[.B$3]*([.$A11]-1)/100" office:value-type="float" office:value="16.7" calcext:value-type="float">
            <text:p>16.7</text:p>
          </table:table-cell>
          <table:table-cell table:formula="of:=[.C$2]+[.C$3]*([.$A11]-1)/100" office:value-type="float" office:value="5.7" calcext:value-type="float">
            <text:p>5.7</text:p>
          </table:table-cell>
          <table:table-cell table:formula="of:=[.D$2]+[.D$3]*([.$A11]-1)/100" office:value-type="float" office:value="3.1" calcext:value-type="float">
            <text:p>3.1</text:p>
          </table:table-cell>
          <table:table-cell table:formula="of:=[.E$2]+[.E$3]*([.$A11]-1)/100" office:value-type="float" office:value="9.3" calcext:value-type="float">
            <text:p>9.3</text:p>
          </table:table-cell>
          <table:table-cell table:formula="of:=[.F$2]+[.F$3]*([.$A11]-1)/100" office:value-type="float" office:value="10.3" calcext:value-type="float">
            <text:p>10.3</text:p>
          </table:table-cell>
          <table:table-cell table:formula="of:=[.G$2]+[.G$3]*([.$A11]-1)/100" office:value-type="float" office:value="2.4" calcext:value-type="float">
            <text:p>2.4</text:p>
          </table:table-cell>
          <table:table-cell table:formula="of:=[.H$2]+[.H$3]*([.$A11]-1)/100" office:value-type="float" office:value="2.2" calcext:value-type="float">
            <text:p>2.2</text:p>
          </table:table-cell>
          <table:table-cell table:formula="of:=[.I$2]+[.I$3]*([.$A11]-1)/100" office:value-type="float" office:value="2.5" calcext:value-type="float">
            <text:p>2.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L$2]+[.L$3]*([.$A11]-1)/100" office:value-type="float" office:value="18.3" calcext:value-type="float">
            <text:p>18.3</text:p>
          </table:table-cell>
          <table:table-cell table:formula="of:=[.M$2]+[.M$3]*([.$A11]-1)/100" office:value-type="float" office:value="6.3" calcext:value-type="float">
            <text:p>6.3</text:p>
          </table:table-cell>
          <table:table-cell table:formula="of:=[.N$2]+[.N$3]*([.$A11]-1)/100" office:value-type="float" office:value="0.9" calcext:value-type="float">
            <text:p>0.9</text:p>
          </table:table-cell>
          <table:table-cell table:formula="of:=[.O$2]+[.O$3]*([.$A11]-1)/100" office:value-type="float" office:value="8.3" calcext:value-type="float">
            <text:p>8.3</text:p>
          </table:table-cell>
          <table:table-cell table:formula="of:=[.P$2]+[.P$3]*([.$A11]-1)/100" office:value-type="float" office:value="7.7" calcext:value-type="float">
            <text:p>7.7</text:p>
          </table:table-cell>
          <table:table-cell table:formula="of:=[.Q$2]+[.Q$3]*([.$A11]-1)/100" office:value-type="float" office:value="2.4" calcext:value-type="float">
            <text:p>2.4</text:p>
          </table:table-cell>
          <table:table-cell table:formula="of:=[.R$2]+[.R$3]*([.$A11]-1)/100" office:value-type="float" office:value="4.5" calcext:value-type="float">
            <text:p>4.5</text:p>
          </table:table-cell>
          <table:table-cell table:formula="of:=[.S$2]+[.S$3]*([.$A11]-1)/100" office:value-type="float" office:value="1.5" calcext:value-type="float">
            <text:p>1.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V$2]+[.V$3]*([.$A11]-1)/100" office:value-type="float" office:value="14.9" calcext:value-type="float">
            <text:p>14.9</text:p>
          </table:table-cell>
          <table:table-cell table:formula="of:=[.W$2]+[.W$3]*([.$A11]-1)/100" office:value-type="float" office:value="4.4" calcext:value-type="float">
            <text:p>4.4</text:p>
          </table:table-cell>
          <table:table-cell table:formula="of:=[.X$2]+[.X$3]*([.$A11]-1)/100" office:value-type="float" office:value="3.1" calcext:value-type="float">
            <text:p>3.1</text:p>
          </table:table-cell>
          <table:table-cell table:formula="of:=[.Y$2]+[.Y$3]*([.$A11]-1)/100" office:value-type="float" office:value="5.6" calcext:value-type="float">
            <text:p>5.6</text:p>
          </table:table-cell>
          <table:table-cell table:formula="of:=[.Z$2]+[.Z$3]*([.$A11]-1)/100" office:value-type="float" office:value="9.3" calcext:value-type="float">
            <text:p>9.3</text:p>
          </table:table-cell>
          <table:table-cell table:formula="of:=[.AA$2]+[.AA$3]*([.$A11]-1)/100" office:value-type="float" office:value="3.3" calcext:value-type="float">
            <text:p>3.3</text:p>
          </table:table-cell>
          <table:table-cell table:formula="of:=[.AB$2]+[.AB$3]*([.$A11]-1)/100" office:value-type="float" office:value="1.3" calcext:value-type="float">
            <text:p>1.3</text:p>
          </table:table-cell>
          <table:table-cell table:formula="of:=[.AC$2]+[.AC$3]*([.$A11]-1)/100" office:value-type="float" office:value="3.1" calcext:value-type="float">
            <text:p>3.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F$2]+[.AF$3]*([.$A11]-1)/100" office:value-type="float" office:value="19.3" calcext:value-type="float">
            <text:p>19.3</text:p>
          </table:table-cell>
          <table:table-cell table:formula="of:=[.AG$2]+[.AG$3]*([.$A11]-1)/100" office:value-type="float" office:value="5.9" calcext:value-type="float">
            <text:p>5.9</text:p>
          </table:table-cell>
          <table:table-cell table:formula="of:=[.AH$2]+[.AH$3]*([.$A11]-1)/100" office:value-type="float" office:value="0.9" calcext:value-type="float">
            <text:p>0.9</text:p>
          </table:table-cell>
          <table:table-cell table:formula="of:=[.AI$2]+[.AI$3]*([.$A11]-1)/100" office:value-type="float" office:value="7.9" calcext:value-type="float">
            <text:p>7.9</text:p>
          </table:table-cell>
          <table:table-cell table:formula="of:=[.AJ$2]+[.AJ$3]*([.$A11]-1)/100" office:value-type="float" office:value="3.6" calcext:value-type="float">
            <text:p>3.6</text:p>
          </table:table-cell>
          <table:table-cell table:formula="of:=[.AK$2]+[.AK$3]*([.$A11]-1)/100" office:value-type="float" office:value="2.1" calcext:value-type="float">
            <text:p>2.1</text:p>
          </table:table-cell>
          <table:table-cell table:formula="of:=[.AL$2]+[.AL$3]*([.$A11]-1)/100" office:value-type="float" office:value="2.1" calcext:value-type="float">
            <text:p>2.1</text:p>
          </table:table-cell>
          <table:table-cell table:formula="of:=[.AM$2]+[.AM$3]*([.$A11]-1)/100" office:value-type="float" office:value="1.2" calcext:value-type="float">
            <text:p>1.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P$2]+[.AP$3]*([.$A11]-1)/100" office:value-type="float" office:value="17.3" calcext:value-type="float">
            <text:p>17.3</text:p>
          </table:table-cell>
          <table:table-cell table:formula="of:=[.AQ$2]+[.AQ$3]*([.$A11]-1)/100" office:value-type="float" office:value="6.3" calcext:value-type="float">
            <text:p>6.3</text:p>
          </table:table-cell>
          <table:table-cell table:formula="of:=[.AR$2]+[.AR$3]*([.$A11]-1)/100" office:value-type="float" office:value="0.9" calcext:value-type="float">
            <text:p>0.9</text:p>
          </table:table-cell>
          <table:table-cell table:formula="of:=[.AS$2]+[.AS$3]*([.$A11]-1)/100" office:value-type="float" office:value="4.4" calcext:value-type="float">
            <text:p>4.4</text:p>
          </table:table-cell>
          <table:table-cell table:formula="of:=[.AT$2]+[.AT$3]*([.$A11]-1)/100" office:value-type="float" office:value="2.2" calcext:value-type="float">
            <text:p>2.2</text:p>
          </table:table-cell>
          <table:table-cell table:formula="of:=[.AU$2]+[.AU$3]*([.$A11]-1)/100" office:value-type="float" office:value="2.1" calcext:value-type="float">
            <text:p>2.1</text:p>
          </table:table-cell>
          <table:table-cell table:formula="of:=[.AV$2]+[.AV$3]*([.$A11]-1)/100" office:value-type="float" office:value="9.3" calcext:value-type="float">
            <text:p>9.3</text:p>
          </table:table-cell>
          <table:table-cell table:formula="of:=[.AW$2]+[.AW$3]*([.$A11]-1)/100" office:value-type="float" office:value="2.5" calcext:value-type="float">
            <text:p>2.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Z$2]+[.AZ$3]*([.$A11]-1)/100" office:value-type="float" office:value="19" calcext:value-type="float">
            <text:p>19</text:p>
          </table:table-cell>
          <table:table-cell table:formula="of:=[.BA$2]+[.BA$3]*([.$A11]-1)/100" office:value-type="float" office:value="5.7" calcext:value-type="float">
            <text:p>5.7</text:p>
          </table:table-cell>
          <table:table-cell table:formula="of:=[.BB$2]+[.BB$3]*([.$A11]-1)/100" office:value-type="float" office:value="0.3" calcext:value-type="float">
            <text:p>0.3</text:p>
          </table:table-cell>
          <table:table-cell table:formula="of:=[.BC$2]+[.BC$3]*([.$A11]-1)/100" office:value-type="float" office:value="5.3" calcext:value-type="float">
            <text:p>5.3</text:p>
          </table:table-cell>
          <table:table-cell table:formula="of:=[.BD$2]+[.BD$3]*([.$A11]-1)/100" office:value-type="float" office:value="5.1" calcext:value-type="float">
            <text:p>5.1</text:p>
          </table:table-cell>
          <table:table-cell table:formula="of:=[.BE$2]+[.BE$3]*([.$A11]-1)/100" office:value-type="float" office:value="2.4" calcext:value-type="float">
            <text:p>2.4</text:p>
          </table:table-cell>
          <table:table-cell table:formula="of:=[.BF$2]+[.BF$3]*([.$A11]-1)/100" office:value-type="float" office:value="5.2" calcext:value-type="float">
            <text:p>5.2</text:p>
          </table:table-cell>
          <table:table-cell table:formula="of:=[.BG$2]+[.BG$3]*([.$A11]-1)/100" office:value-type="float" office:value="1.2" calcext:value-type="float">
            <text:p>1.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J$2]+[.BJ$3]*([.$A11]-1)/100" office:value-type="float" office:value="14.1" calcext:value-type="float">
            <text:p>14.1</text:p>
          </table:table-cell>
          <table:table-cell table:formula="of:=[.BK$2]+[.BK$3]*([.$A11]-1)/100" office:value-type="float" office:value="4.7" calcext:value-type="float">
            <text:p>4.7</text:p>
          </table:table-cell>
          <table:table-cell table:formula="of:=[.BL$2]+[.BL$3]*([.$A11]-1)/100" office:value-type="float" office:value="4.1" calcext:value-type="float">
            <text:p>4.1</text:p>
          </table:table-cell>
          <table:table-cell table:formula="of:=[.BM$2]+[.BM$3]*([.$A11]-1)/100" office:value-type="float" office:value="6.3" calcext:value-type="float">
            <text:p>6.3</text:p>
          </table:table-cell>
          <table:table-cell table:formula="of:=[.BN$2]+[.BN$3]*([.$A11]-1)/100" office:value-type="float" office:value="10.3" calcext:value-type="float">
            <text:p>10.3</text:p>
          </table:table-cell>
          <table:table-cell table:formula="of:=[.BO$2]+[.BO$3]*([.$A11]-1)/100" office:value-type="float" office:value="2.7" calcext:value-type="float">
            <text:p>2.7</text:p>
          </table:table-cell>
          <table:table-cell table:formula="of:=[.BP$2]+[.BP$3]*([.$A11]-1)/100" office:value-type="float" office:value="1.9" calcext:value-type="float">
            <text:p>1.9</text:p>
          </table:table-cell>
          <table:table-cell table:formula="of:=[.BQ$2]+[.BQ$3]*([.$A11]-1)/100" office:value-type="float" office:value="4.7" calcext:value-type="float">
            <text:p>4.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T$2]+[.BT$3]*([.$A11]-1)/100" office:value-type="float" office:value="19.9" calcext:value-type="float">
            <text:p>19.9</text:p>
          </table:table-cell>
          <table:table-cell table:formula="of:=[.BU$2]+[.BU$3]*([.$A11]-1)/100" office:value-type="float" office:value="7.5" calcext:value-type="float">
            <text:p>7.5</text:p>
          </table:table-cell>
          <table:table-cell table:formula="of:=[.BV$2]+[.BV$3]*([.$A11]-1)/100" office:value-type="float" office:value="0.9" calcext:value-type="float">
            <text:p>0.9</text:p>
          </table:table-cell>
          <table:table-cell table:formula="of:=[.BW$2]+[.BW$3]*([.$A11]-1)/100" office:value-type="float" office:value="3.7" calcext:value-type="float">
            <text:p>3.7</text:p>
          </table:table-cell>
          <table:table-cell table:formula="of:=[.BX$2]+[.BX$3]*([.$A11]-1)/100" office:value-type="float" office:value="5.4" calcext:value-type="float">
            <text:p>5.4</text:p>
          </table:table-cell>
          <table:table-cell table:formula="of:=[.BY$2]+[.BY$3]*([.$A11]-1)/100" office:value-type="float" office:value="1.2" calcext:value-type="float">
            <text:p>1.2</text:p>
          </table:table-cell>
          <table:table-cell table:formula="of:=[.BZ$2]+[.BZ$3]*([.$A11]-1)/100" office:value-type="float" office:value="2.5" calcext:value-type="float">
            <text:p>2.5</text:p>
          </table:table-cell>
          <table:table-cell table:formula="of:=[.CA$2]+[.CA$3]*([.$A11]-1)/100" office:value-type="float" office:value="1.2" calcext:value-type="float">
            <text:p>1.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D$2]+[.CD$3]*([.$A11]-1)/100" office:value-type="float" office:value="26.4" calcext:value-type="float">
            <text:p>26.4</text:p>
          </table:table-cell>
          <table:table-cell table:formula="of:=[.CE$2]+[.CE$3]*([.$A11]-1)/100" office:value-type="float" office:value="8.2" calcext:value-type="float">
            <text:p>8.2</text:p>
          </table:table-cell>
          <table:table-cell table:formula="of:=[.CF$2]+[.CF$3]*([.$A11]-1)/100" office:value-type="float" office:value="3.6" calcext:value-type="float">
            <text:p>3.6</text:p>
          </table:table-cell>
          <table:table-cell table:formula="of:=[.CG$2]+[.CG$3]*([.$A11]-1)/100" office:value-type="float" office:value="7.8" calcext:value-type="float">
            <text:p>7.8</text:p>
          </table:table-cell>
          <table:table-cell table:formula="of:=[.CH$2]+[.CH$3]*([.$A11]-1)/100" office:value-type="float" office:value="7.9" calcext:value-type="float">
            <text:p>7.9</text:p>
          </table:table-cell>
          <table:table-cell table:formula="of:=[.CI$2]+[.CI$3]*([.$A11]-1)/100" office:value-type="float" office:value="4.2" calcext:value-type="float">
            <text:p>4.2</text:p>
          </table:table-cell>
          <table:table-cell table:formula="of:=[.CJ$2]+[.CJ$3]*([.$A11]-1)/100" office:value-type="float" office:value="4.8" calcext:value-type="float">
            <text:p>4.8</text:p>
          </table:table-cell>
          <table:table-cell table:formula="of:=[.CK$2]+[.CK$3]*([.$A11]-1)/100" office:value-type="float" office:value="2.4" calcext:value-type="float">
            <text:p>2.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N$2]+[.CN$3]*([.$A11]-1)/100" office:value-type="float" office:value="19.8" calcext:value-type="float">
            <text:p>19.8</text:p>
          </table:table-cell>
          <table:table-cell table:formula="of:=[.CO$2]+[.CO$3]*([.$A11]-1)/100" office:value-type="float" office:value="1.8" calcext:value-type="float">
            <text:p>1.8</text:p>
          </table:table-cell>
          <table:table-cell table:formula="of:=[.CP$2]+[.CP$3]*([.$A11]-1)/100" office:value-type="float" office:value="4.6" calcext:value-type="float">
            <text:p>4.6</text:p>
          </table:table-cell>
          <table:table-cell table:formula="of:=[.CQ$2]+[.CQ$3]*([.$A11]-1)/100" office:value-type="float" office:value="8.4" calcext:value-type="float">
            <text:p>8.4</text:p>
          </table:table-cell>
          <table:table-cell table:formula="of:=[.CR$2]+[.CR$3]*([.$A11]-1)/100" office:value-type="float" office:value="10.6" calcext:value-type="float">
            <text:p>10.6</text:p>
          </table:table-cell>
          <table:table-cell table:formula="of:=[.CS$2]+[.CS$3]*([.$A11]-1)/100" office:value-type="float" office:value="5.4" calcext:value-type="float">
            <text:p>5.4</text:p>
          </table:table-cell>
          <table:table-cell table:formula="of:=[.CT$2]+[.CT$3]*([.$A11]-1)/100" office:value-type="float" office:value="3.5" calcext:value-type="float">
            <text:p>3.5</text:p>
          </table:table-cell>
          <table:table-cell table:formula="of:=[.CU$2]+[.CU$3]*([.$A11]-1)/100" office:value-type="float" office:value="6.6" calcext:value-type="float">
            <text:p>6.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X$2]+[.CX$3]*([.$A11]-1)/100" office:value-type="float" office:value="22" calcext:value-type="float">
            <text:p>22</text:p>
          </table:table-cell>
          <table:table-cell table:formula="of:=[.CY$2]+[.CY$3]*([.$A11]-1)/100" office:value-type="float" office:value="1.2" calcext:value-type="float">
            <text:p>1.2</text:p>
          </table:table-cell>
          <table:table-cell table:formula="of:=[.CZ$2]+[.CZ$3]*([.$A11]-1)/100" office:value-type="float" office:value="4.6" calcext:value-type="float">
            <text:p>4.6</text:p>
          </table:table-cell>
          <table:table-cell table:formula="of:=[.DA$2]+[.DA$3]*([.$A11]-1)/100" office:value-type="float" office:value="6.2" calcext:value-type="float">
            <text:p>6.2</text:p>
          </table:table-cell>
          <table:table-cell table:formula="of:=[.DB$2]+[.DB$3]*([.$A11]-1)/100" office:value-type="float" office:value="5.9" calcext:value-type="float">
            <text:p>5.9</text:p>
          </table:table-cell>
          <table:table-cell table:formula="of:=[.DC$2]+[.DC$3]*([.$A11]-1)/100" office:value-type="float" office:value="5.4" calcext:value-type="float">
            <text:p>5.4</text:p>
          </table:table-cell>
          <table:table-cell table:formula="of:=[.DD$2]+[.DD$3]*([.$A11]-1)/100" office:value-type="float" office:value="0.9" calcext:value-type="float">
            <text:p>0.9</text:p>
          </table:table-cell>
          <table:table-cell table:formula="of:=[.DE$2]+[.DE$3]*([.$A11]-1)/100"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H$2]+[.DH$3]*([.$A11]-1)/100" office:value-type="float" office:value="15.5" calcext:value-type="float">
            <text:p>15.5</text:p>
          </table:table-cell>
          <table:table-cell table:formula="of:=[.DI$2]+[.DI$3]*([.$A11]-1)/100" office:value-type="float" office:value="0.9" calcext:value-type="float">
            <text:p>0.9</text:p>
          </table:table-cell>
          <table:table-cell table:formula="of:=[.DJ$2]+[.DJ$3]*([.$A11]-1)/100" office:value-type="float" office:value="4.9" calcext:value-type="float">
            <text:p>4.9</text:p>
          </table:table-cell>
          <table:table-cell table:formula="of:=[.DK$2]+[.DK$3]*([.$A11]-1)/100" office:value-type="float" office:value="3.7" calcext:value-type="float">
            <text:p>3.7</text:p>
          </table:table-cell>
          <table:table-cell table:formula="of:=[.DL$2]+[.DL$3]*([.$A11]-1)/100" office:value-type="float" office:value="5.9" calcext:value-type="float">
            <text:p>5.9</text:p>
          </table:table-cell>
          <table:table-cell table:formula="of:=[.DM$2]+[.DM$3]*([.$A11]-1)/100" office:value-type="float" office:value="2.4" calcext:value-type="float">
            <text:p>2.4</text:p>
          </table:table-cell>
          <table:table-cell table:formula="of:=[.DN$2]+[.DN$3]*([.$A11]-1)/100" office:value-type="float" office:value="2.2" calcext:value-type="float">
            <text:p>2.2</text:p>
          </table:table-cell>
          <table:table-cell table:formula="of:=[.DO$2]+[.DO$3]*([.$A11]-1)/100" office:value-type="float" office:value="4.7" calcext:value-type="float">
            <text:p>4.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R$2]+[.DR$3]*([.$A11]-1)/100" office:value-type="float" office:value="14.9" calcext:value-type="float">
            <text:p>14.9</text:p>
          </table:table-cell>
          <table:table-cell table:formula="of:=[.DS$2]+[.DS$3]*([.$A11]-1)/100" office:value-type="float" office:value="2.2" calcext:value-type="float">
            <text:p>2.2</text:p>
          </table:table-cell>
          <table:table-cell table:formula="of:=[.DT$2]+[.DT$3]*([.$A11]-1)/100" office:value-type="float" office:value="5.9" calcext:value-type="float">
            <text:p>5.9</text:p>
          </table:table-cell>
          <table:table-cell table:formula="of:=[.DU$2]+[.DU$3]*([.$A11]-1)/100" office:value-type="float" office:value="3.7" calcext:value-type="float">
            <text:p>3.7</text:p>
          </table:table-cell>
          <table:table-cell table:formula="of:=[.DV$2]+[.DV$3]*([.$A11]-1)/100" office:value-type="float" office:value="3.4" calcext:value-type="float">
            <text:p>3.4</text:p>
          </table:table-cell>
          <table:table-cell table:formula="of:=[.DW$2]+[.DW$3]*([.$A11]-1)/100" office:value-type="float" office:value="1.5" calcext:value-type="float">
            <text:p>1.5</text:p>
          </table:table-cell>
          <table:table-cell table:formula="of:=[.DX$2]+[.DX$3]*([.$A11]-1)/100" office:value-type="float" office:value="2.5" calcext:value-type="float">
            <text:p>2.5</text:p>
          </table:table-cell>
          <table:table-cell table:formula="of:=[.DY$2]+[.DY$3]*([.$A11]-1)/100" office:value-type="float" office:value="6.3" calcext:value-type="float">
            <text:p>6.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B$2]+[.EB$3]*([.$A11]-1)/100" office:value-type="float" office:value="28" calcext:value-type="float">
            <text:p>28</text:p>
          </table:table-cell>
          <table:table-cell table:formula="of:=[.EC$2]+[.EC$3]*([.$A11]-1)/100" office:value-type="float" office:value="10" calcext:value-type="float">
            <text:p>10</text:p>
          </table:table-cell>
          <table:table-cell table:formula="of:=[.ED$2]+[.ED$3]*([.$A11]-1)/100" office:value-type="float" office:value="0.6" calcext:value-type="float">
            <text:p>0.6</text:p>
          </table:table-cell>
          <table:table-cell table:formula="of:=[.EE$2]+[.EE$3]*([.$A11]-1)/100" office:value-type="float" office:value="6.2" calcext:value-type="float">
            <text:p>6.2</text:p>
          </table:table-cell>
          <table:table-cell table:formula="of:=[.EF$2]+[.EF$3]*([.$A11]-1)/100" office:value-type="float" office:value="9" calcext:value-type="float">
            <text:p>9</text:p>
          </table:table-cell>
          <table:table-cell table:formula="of:=[.EG$2]+[.EG$3]*([.$A11]-1)/100" office:value-type="float" office:value="1.8" calcext:value-type="float">
            <text:p>1.8</text:p>
          </table:table-cell>
          <table:table-cell table:formula="of:=[.EH$2]+[.EH$3]*([.$A11]-1)/100" office:value-type="float" office:value="4.2" calcext:value-type="float">
            <text:p>4.2</text:p>
          </table:table-cell>
          <table:table-cell table:formula="of:=[.EI$2]+[.EI$3]*([.$A11]-1)/100" office:value-type="float" office:value="1.5" calcext:value-type="float">
            <text:p>1.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L$2]+[.EL$3]*([.$A11]-1)/100" office:value-type="float" office:value="29.9" calcext:value-type="float">
            <text:p>29.9</text:p>
          </table:table-cell>
          <table:table-cell table:formula="of:=[.EM$2]+[.EM$3]*([.$A11]-1)/100" office:value-type="float" office:value="11" calcext:value-type="float">
            <text:p>11</text:p>
          </table:table-cell>
          <table:table-cell table:formula="of:=[.EN$2]+[.EN$3]*([.$A11]-1)/100" office:value-type="float" office:value="0" calcext:value-type="float">
            <text:p>0</text:p>
          </table:table-cell>
          <table:table-cell table:formula="of:=[.EO$2]+[.EO$3]*([.$A11]-1)/100" office:value-type="float" office:value="4.6" calcext:value-type="float">
            <text:p>4.6</text:p>
          </table:table-cell>
          <table:table-cell table:formula="of:=[.EP$2]+[.EP$3]*([.$A11]-1)/100" office:value-type="float" office:value="7.4" calcext:value-type="float">
            <text:p>7.4</text:p>
          </table:table-cell>
          <table:table-cell table:formula="of:=[.EQ$2]+[.EQ$3]*([.$A11]-1)/100" office:value-type="float" office:value="1.8" calcext:value-type="float">
            <text:p>1.8</text:p>
          </table:table-cell>
          <table:table-cell table:formula="of:=[.ER$2]+[.ER$3]*([.$A11]-1)/100" office:value-type="float" office:value="4.2" calcext:value-type="float">
            <text:p>4.2</text:p>
          </table:table-cell>
          <table:table-cell table:formula="of:=[.ES$2]+[.ES$3]*([.$A11]-1)/100" office:value-type="float" office:value="1.5" calcext:value-type="float">
            <text:p>1.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V$2]+[.EV$3]*([.$A11]-1)/100" office:value-type="float" office:value="28" calcext:value-type="float">
            <text:p>28</text:p>
          </table:table-cell>
          <table:table-cell table:formula="of:=[.EW$2]+[.EW$3]*([.$A11]-1)/100" office:value-type="float" office:value="11.2" calcext:value-type="float">
            <text:p>11.2</text:p>
          </table:table-cell>
          <table:table-cell table:formula="of:=[.EX$2]+[.EX$3]*([.$A11]-1)/100" office:value-type="float" office:value="1.2" calcext:value-type="float">
            <text:p>1.2</text:p>
          </table:table-cell>
          <table:table-cell table:formula="of:=[.EY$2]+[.EY$3]*([.$A11]-1)/100" office:value-type="float" office:value="7.4" calcext:value-type="float">
            <text:p>7.4</text:p>
          </table:table-cell>
          <table:table-cell table:formula="of:=[.EZ$2]+[.EZ$3]*([.$A11]-1)/100" office:value-type="float" office:value="5" calcext:value-type="float">
            <text:p>5</text:p>
          </table:table-cell>
          <table:table-cell table:formula="of:=[.FA$2]+[.FA$3]*([.$A11]-1)/100" office:value-type="float" office:value="2.4" calcext:value-type="float">
            <text:p>2.4</text:p>
          </table:table-cell>
          <table:table-cell table:formula="of:=[.FB$2]+[.FB$3]*([.$A11]-1)/100" office:value-type="float" office:value="11.6" calcext:value-type="float">
            <text:p>11.6</text:p>
          </table:table-cell>
          <table:table-cell table:formula="of:=[.FC$2]+[.FC$3]*([.$A11]-1)/100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F$2]+[.FF$3]*([.$A11]-1)/100" office:value-type="float" office:value="29.6" calcext:value-type="float">
            <text:p>29.6</text:p>
          </table:table-cell>
          <table:table-cell table:formula="of:=[.FG$2]+[.FG$3]*([.$A11]-1)/100" office:value-type="float" office:value="12.4" calcext:value-type="float">
            <text:p>12.4</text:p>
          </table:table-cell>
          <table:table-cell table:formula="of:=[.FH$2]+[.FH$3]*([.$A11]-1)/100" office:value-type="float" office:value="1.2" calcext:value-type="float">
            <text:p>1.2</text:p>
          </table:table-cell>
          <table:table-cell table:formula="of:=[.FI$2]+[.FI$3]*([.$A11]-1)/100" office:value-type="float" office:value="9.2" calcext:value-type="float">
            <text:p>9.2</text:p>
          </table:table-cell>
          <table:table-cell table:formula="of:=[.FJ$2]+[.FJ$3]*([.$A11]-1)/100" office:value-type="float" office:value="8.6" calcext:value-type="float">
            <text:p>8.6</text:p>
          </table:table-cell>
          <table:table-cell table:formula="of:=[.FK$2]+[.FK$3]*([.$A11]-1)/100" office:value-type="float" office:value="3" calcext:value-type="float">
            <text:p>3</text:p>
          </table:table-cell>
          <table:table-cell table:formula="of:=[.FL$2]+[.FL$3]*([.$A11]-1)/100" office:value-type="float" office:value="11" calcext:value-type="float">
            <text:p>11</text:p>
          </table:table-cell>
          <table:table-cell table:formula="of:=[.FM$2]+[.FM$3]*([.$A11]-1)/100" office:value-type="float" office:value="2.1" calcext:value-type="float">
            <text:p>2.1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+[.B$3]*([.$A12]-1)/100" office:value-type="float" office:value="17.65" calcext:value-type="float">
            <text:p>17.65</text:p>
          </table:table-cell>
          <table:table-cell table:formula="of:=[.C$2]+[.C$3]*([.$A12]-1)/100" office:value-type="float" office:value="6.15" calcext:value-type="float">
            <text:p>6.15</text:p>
          </table:table-cell>
          <table:table-cell table:formula="of:=[.D$2]+[.D$3]*([.$A12]-1)/100" office:value-type="float" office:value="3.45" calcext:value-type="float">
            <text:p>3.45</text:p>
          </table:table-cell>
          <table:table-cell table:formula="of:=[.E$2]+[.E$3]*([.$A12]-1)/100" office:value-type="float" office:value="9.85" calcext:value-type="float">
            <text:p>9.85</text:p>
          </table:table-cell>
          <table:table-cell table:formula="of:=[.F$2]+[.F$3]*([.$A12]-1)/100" office:value-type="float" office:value="10.85" calcext:value-type="float">
            <text:p>10.85</text:p>
          </table:table-cell>
          <table:table-cell table:formula="of:=[.G$2]+[.G$3]*([.$A12]-1)/100" office:value-type="float" office:value="2.8" calcext:value-type="float">
            <text:p>2.8</text:p>
          </table:table-cell>
          <table:table-cell table:formula="of:=[.H$2]+[.H$3]*([.$A12]-1)/100" office:value-type="float" office:value="2.4" calcext:value-type="float">
            <text:p>2.4</text:p>
          </table:table-cell>
          <table:table-cell table:formula="of:=[.I$2]+[.I$3]*([.$A12]-1)/100" office:value-type="float" office:value="2.75" calcext:value-type="float">
            <text:p>2.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L$2]+[.L$3]*([.$A12]-1)/100" office:value-type="float" office:value="19.35" calcext:value-type="float">
            <text:p>19.35</text:p>
          </table:table-cell>
          <table:table-cell table:formula="of:=[.M$2]+[.M$3]*([.$A12]-1)/100" office:value-type="float" office:value="6.85" calcext:value-type="float">
            <text:p>6.85</text:p>
          </table:table-cell>
          <table:table-cell table:formula="of:=[.N$2]+[.N$3]*([.$A12]-1)/100" office:value-type="float" office:value="1.05" calcext:value-type="float">
            <text:p>1.05</text:p>
          </table:table-cell>
          <table:table-cell table:formula="of:=[.O$2]+[.O$3]*([.$A12]-1)/100" office:value-type="float" office:value="8.85" calcext:value-type="float">
            <text:p>8.85</text:p>
          </table:table-cell>
          <table:table-cell table:formula="of:=[.P$2]+[.P$3]*([.$A12]-1)/100" office:value-type="float" office:value="8.15" calcext:value-type="float">
            <text:p>8.15</text:p>
          </table:table-cell>
          <table:table-cell table:formula="of:=[.Q$2]+[.Q$3]*([.$A12]-1)/100" office:value-type="float" office:value="2.8" calcext:value-type="float">
            <text:p>2.8</text:p>
          </table:table-cell>
          <table:table-cell table:formula="of:=[.R$2]+[.R$3]*([.$A12]-1)/100" office:value-type="float" office:value="4.75" calcext:value-type="float">
            <text:p>4.75</text:p>
          </table:table-cell>
          <table:table-cell table:formula="of:=[.S$2]+[.S$3]*([.$A12]-1)/100" office:value-type="float" office:value="1.75" calcext:value-type="float">
            <text:p>1.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V$2]+[.V$3]*([.$A12]-1)/100" office:value-type="float" office:value="15.55" calcext:value-type="float">
            <text:p>15.55</text:p>
          </table:table-cell>
          <table:table-cell table:formula="of:=[.W$2]+[.W$3]*([.$A12]-1)/100" office:value-type="float" office:value="4.8" calcext:value-type="float">
            <text:p>4.8</text:p>
          </table:table-cell>
          <table:table-cell table:formula="of:=[.X$2]+[.X$3]*([.$A12]-1)/100" office:value-type="float" office:value="3.45" calcext:value-type="float">
            <text:p>3.45</text:p>
          </table:table-cell>
          <table:table-cell table:formula="of:=[.Y$2]+[.Y$3]*([.$A12]-1)/100" office:value-type="float" office:value="6.2" calcext:value-type="float">
            <text:p>6.2</text:p>
          </table:table-cell>
          <table:table-cell table:formula="of:=[.Z$2]+[.Z$3]*([.$A12]-1)/100" office:value-type="float" office:value="9.85" calcext:value-type="float">
            <text:p>9.85</text:p>
          </table:table-cell>
          <table:table-cell table:formula="of:=[.AA$2]+[.AA$3]*([.$A12]-1)/100" office:value-type="float" office:value="3.85" calcext:value-type="float">
            <text:p>3.85</text:p>
          </table:table-cell>
          <table:table-cell table:formula="of:=[.AB$2]+[.AB$3]*([.$A12]-1)/100" office:value-type="float" office:value="1.35" calcext:value-type="float">
            <text:p>1.35</text:p>
          </table:table-cell>
          <table:table-cell table:formula="of:=[.AC$2]+[.AC$3]*([.$A12]-1)/100" office:value-type="float" office:value="3.45" calcext:value-type="float">
            <text:p>3.4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$2]+[.AF$3]*([.$A12]-1)/100" office:value-type="float" office:value="20.35" calcext:value-type="float">
            <text:p>20.35</text:p>
          </table:table-cell>
          <table:table-cell table:formula="of:=[.AG$2]+[.AG$3]*([.$A12]-1)/100" office:value-type="float" office:value="6.55" calcext:value-type="float">
            <text:p>6.55</text:p>
          </table:table-cell>
          <table:table-cell table:formula="of:=[.AH$2]+[.AH$3]*([.$A12]-1)/100" office:value-type="float" office:value="1.05" calcext:value-type="float">
            <text:p>1.05</text:p>
          </table:table-cell>
          <table:table-cell table:formula="of:=[.AI$2]+[.AI$3]*([.$A12]-1)/100" office:value-type="float" office:value="8.55" calcext:value-type="float">
            <text:p>8.55</text:p>
          </table:table-cell>
          <table:table-cell table:formula="of:=[.AJ$2]+[.AJ$3]*([.$A12]-1)/100" office:value-type="float" office:value="4.2" calcext:value-type="float">
            <text:p>4.2</text:p>
          </table:table-cell>
          <table:table-cell table:formula="of:=[.AK$2]+[.AK$3]*([.$A12]-1)/100" office:value-type="float" office:value="2.45" calcext:value-type="float">
            <text:p>2.45</text:p>
          </table:table-cell>
          <table:table-cell table:formula="of:=[.AL$2]+[.AL$3]*([.$A12]-1)/100" office:value-type="float" office:value="2.45" calcext:value-type="float">
            <text:p>2.45</text:p>
          </table:table-cell>
          <table:table-cell table:formula="of:=[.AM$2]+[.AM$3]*([.$A12]-1)/100" office:value-type="float" office:value="1.4" calcext:value-type="float">
            <text:p>1.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P$2]+[.AP$3]*([.$A12]-1)/100" office:value-type="float" office:value="18.35" calcext:value-type="float">
            <text:p>18.35</text:p>
          </table:table-cell>
          <table:table-cell table:formula="of:=[.AQ$2]+[.AQ$3]*([.$A12]-1)/100" office:value-type="float" office:value="6.85" calcext:value-type="float">
            <text:p>6.85</text:p>
          </table:table-cell>
          <table:table-cell table:formula="of:=[.AR$2]+[.AR$3]*([.$A12]-1)/100" office:value-type="float" office:value="1.05" calcext:value-type="float">
            <text:p>1.05</text:p>
          </table:table-cell>
          <table:table-cell table:formula="of:=[.AS$2]+[.AS$3]*([.$A12]-1)/100" office:value-type="float" office:value="4.8" calcext:value-type="float">
            <text:p>4.8</text:p>
          </table:table-cell>
          <table:table-cell table:formula="of:=[.AT$2]+[.AT$3]*([.$A12]-1)/100" office:value-type="float" office:value="2.4" calcext:value-type="float">
            <text:p>2.4</text:p>
          </table:table-cell>
          <table:table-cell table:formula="of:=[.AU$2]+[.AU$3]*([.$A12]-1)/100" office:value-type="float" office:value="2.45" calcext:value-type="float">
            <text:p>2.45</text:p>
          </table:table-cell>
          <table:table-cell table:formula="of:=[.AV$2]+[.AV$3]*([.$A12]-1)/100" office:value-type="float" office:value="9.85" calcext:value-type="float">
            <text:p>9.85</text:p>
          </table:table-cell>
          <table:table-cell table:formula="of:=[.AW$2]+[.AW$3]*([.$A12]-1)/100" office:value-type="float" office:value="2.75" calcext:value-type="float">
            <text:p>2.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Z$2]+[.AZ$3]*([.$A12]-1)/100" office:value-type="float" office:value="20" calcext:value-type="float">
            <text:p>20</text:p>
          </table:table-cell>
          <table:table-cell table:formula="of:=[.BA$2]+[.BA$3]*([.$A12]-1)/100" office:value-type="float" office:value="6.15" calcext:value-type="float">
            <text:p>6.15</text:p>
          </table:table-cell>
          <table:table-cell table:formula="of:=[.BB$2]+[.BB$3]*([.$A12]-1)/100" office:value-type="float" office:value="0.35" calcext:value-type="float">
            <text:p>0.35</text:p>
          </table:table-cell>
          <table:table-cell table:formula="of:=[.BC$2]+[.BC$3]*([.$A12]-1)/100" office:value-type="float" office:value="5.85" calcext:value-type="float">
            <text:p>5.85</text:p>
          </table:table-cell>
          <table:table-cell table:formula="of:=[.BD$2]+[.BD$3]*([.$A12]-1)/100" office:value-type="float" office:value="5.45" calcext:value-type="float">
            <text:p>5.45</text:p>
          </table:table-cell>
          <table:table-cell table:formula="of:=[.BE$2]+[.BE$3]*([.$A12]-1)/100" office:value-type="float" office:value="2.8" calcext:value-type="float">
            <text:p>2.8</text:p>
          </table:table-cell>
          <table:table-cell table:formula="of:=[.BF$2]+[.BF$3]*([.$A12]-1)/100" office:value-type="float" office:value="5.4" calcext:value-type="float">
            <text:p>5.4</text:p>
          </table:table-cell>
          <table:table-cell table:formula="of:=[.BG$2]+[.BG$3]*([.$A12]-1)/100" office:value-type="float" office:value="1.4" calcext:value-type="float">
            <text:p>1.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J$2]+[.BJ$3]*([.$A12]-1)/100" office:value-type="float" office:value="14.95" calcext:value-type="float">
            <text:p>14.95</text:p>
          </table:table-cell>
          <table:table-cell table:formula="of:=[.BK$2]+[.BK$3]*([.$A12]-1)/100" office:value-type="float" office:value="5.15" calcext:value-type="float">
            <text:p>5.15</text:p>
          </table:table-cell>
          <table:table-cell table:formula="of:=[.BL$2]+[.BL$3]*([.$A12]-1)/100" office:value-type="float" office:value="4.45" calcext:value-type="float">
            <text:p>4.45</text:p>
          </table:table-cell>
          <table:table-cell table:formula="of:=[.BM$2]+[.BM$3]*([.$A12]-1)/100" office:value-type="float" office:value="6.85" calcext:value-type="float">
            <text:p>6.85</text:p>
          </table:table-cell>
          <table:table-cell table:formula="of:=[.BN$2]+[.BN$3]*([.$A12]-1)/100" office:value-type="float" office:value="11.35" calcext:value-type="float">
            <text:p>11.35</text:p>
          </table:table-cell>
          <table:table-cell table:formula="of:=[.BO$2]+[.BO$3]*([.$A12]-1)/100" office:value-type="float" office:value="3.15" calcext:value-type="float">
            <text:p>3.15</text:p>
          </table:table-cell>
          <table:table-cell table:formula="of:=[.BP$2]+[.BP$3]*([.$A12]-1)/100" office:value-type="float" office:value="2.05" calcext:value-type="float">
            <text:p>2.05</text:p>
          </table:table-cell>
          <table:table-cell table:formula="of:=[.BQ$2]+[.BQ$3]*([.$A12]-1)/100" office:value-type="float" office:value="5.15" calcext:value-type="float">
            <text:p>5.1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T$2]+[.BT$3]*([.$A12]-1)/100" office:value-type="float" office:value="21.05" calcext:value-type="float">
            <text:p>21.05</text:p>
          </table:table-cell>
          <table:table-cell table:formula="of:=[.BU$2]+[.BU$3]*([.$A12]-1)/100" office:value-type="float" office:value="8.25" calcext:value-type="float">
            <text:p>8.25</text:p>
          </table:table-cell>
          <table:table-cell table:formula="of:=[.BV$2]+[.BV$3]*([.$A12]-1)/100" office:value-type="float" office:value="1.05" calcext:value-type="float">
            <text:p>1.05</text:p>
          </table:table-cell>
          <table:table-cell table:formula="of:=[.BW$2]+[.BW$3]*([.$A12]-1)/100" office:value-type="float" office:value="4.15" calcext:value-type="float">
            <text:p>4.15</text:p>
          </table:table-cell>
          <table:table-cell table:formula="of:=[.BX$2]+[.BX$3]*([.$A12]-1)/100" office:value-type="float" office:value="5.8" calcext:value-type="float">
            <text:p>5.8</text:p>
          </table:table-cell>
          <table:table-cell table:formula="of:=[.BY$2]+[.BY$3]*([.$A12]-1)/100" office:value-type="float" office:value="1.4" calcext:value-type="float">
            <text:p>1.4</text:p>
          </table:table-cell>
          <table:table-cell table:formula="of:=[.BZ$2]+[.BZ$3]*([.$A12]-1)/100" office:value-type="float" office:value="2.75" calcext:value-type="float">
            <text:p>2.75</text:p>
          </table:table-cell>
          <table:table-cell table:formula="of:=[.CA$2]+[.CA$3]*([.$A12]-1)/100" office:value-type="float" office:value="1.4" calcext:value-type="float">
            <text:p>1.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D$2]+[.CD$3]*([.$A12]-1)/100" office:value-type="float" office:value="27.8" calcext:value-type="float">
            <text:p>27.8</text:p>
          </table:table-cell>
          <table:table-cell table:formula="of:=[.CE$2]+[.CE$3]*([.$A12]-1)/100" office:value-type="float" office:value="8.9" calcext:value-type="float">
            <text:p>8.9</text:p>
          </table:table-cell>
          <table:table-cell table:formula="of:=[.CF$2]+[.CF$3]*([.$A12]-1)/100" office:value-type="float" office:value="4.2" calcext:value-type="float">
            <text:p>4.2</text:p>
          </table:table-cell>
          <table:table-cell table:formula="of:=[.CG$2]+[.CG$3]*([.$A12]-1)/100" office:value-type="float" office:value="8.6" calcext:value-type="float">
            <text:p>8.6</text:p>
          </table:table-cell>
          <table:table-cell table:formula="of:=[.CH$2]+[.CH$3]*([.$A12]-1)/100" office:value-type="float" office:value="8.55" calcext:value-type="float">
            <text:p>8.55</text:p>
          </table:table-cell>
          <table:table-cell table:formula="of:=[.CI$2]+[.CI$3]*([.$A12]-1)/100" office:value-type="float" office:value="4.9" calcext:value-type="float">
            <text:p>4.9</text:p>
          </table:table-cell>
          <table:table-cell table:formula="of:=[.CJ$2]+[.CJ$3]*([.$A12]-1)/100" office:value-type="float" office:value="5.1" calcext:value-type="float">
            <text:p>5.1</text:p>
          </table:table-cell>
          <table:table-cell table:formula="of:=[.CK$2]+[.CK$3]*([.$A12]-1)/100" office:value-type="float" office:value="2.8" calcext:value-type="float">
            <text:p>2.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N$2]+[.CN$3]*([.$A12]-1)/100" office:value-type="float" office:value="20.6" calcext:value-type="float">
            <text:p>20.6</text:p>
          </table:table-cell>
          <table:table-cell table:formula="of:=[.CO$2]+[.CO$3]*([.$A12]-1)/100" office:value-type="float" office:value="2.1" calcext:value-type="float">
            <text:p>2.1</text:p>
          </table:table-cell>
          <table:table-cell table:formula="of:=[.CP$2]+[.CP$3]*([.$A12]-1)/100" office:value-type="float" office:value="5.2" calcext:value-type="float">
            <text:p>5.2</text:p>
          </table:table-cell>
          <table:table-cell table:formula="of:=[.CQ$2]+[.CQ$3]*([.$A12]-1)/100" office:value-type="float" office:value="9.3" calcext:value-type="float">
            <text:p>9.3</text:p>
          </table:table-cell>
          <table:table-cell table:formula="of:=[.CR$2]+[.CR$3]*([.$A12]-1)/100" office:value-type="float" office:value="11.7" calcext:value-type="float">
            <text:p>11.7</text:p>
          </table:table-cell>
          <table:table-cell table:formula="of:=[.CS$2]+[.CS$3]*([.$A12]-1)/100" office:value-type="float" office:value="6.3" calcext:value-type="float">
            <text:p>6.3</text:p>
          </table:table-cell>
          <table:table-cell table:formula="of:=[.CT$2]+[.CT$3]*([.$A12]-1)/100" office:value-type="float" office:value="3.75" calcext:value-type="float">
            <text:p>3.75</text:p>
          </table:table-cell>
          <table:table-cell table:formula="of:=[.CU$2]+[.CU$3]*([.$A12]-1)/100" office:value-type="float" office:value="7.2" calcext:value-type="float">
            <text:p>7.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X$2]+[.CX$3]*([.$A12]-1)/100" office:value-type="float" office:value="23" calcext:value-type="float">
            <text:p>23</text:p>
          </table:table-cell>
          <table:table-cell table:formula="of:=[.CY$2]+[.CY$3]*([.$A12]-1)/100" office:value-type="float" office:value="1.4" calcext:value-type="float">
            <text:p>1.4</text:p>
          </table:table-cell>
          <table:table-cell table:formula="of:=[.CZ$2]+[.CZ$3]*([.$A12]-1)/100" office:value-type="float" office:value="5.2" calcext:value-type="float">
            <text:p>5.2</text:p>
          </table:table-cell>
          <table:table-cell table:formula="of:=[.DA$2]+[.DA$3]*([.$A12]-1)/100" office:value-type="float" office:value="6.9" calcext:value-type="float">
            <text:p>6.9</text:p>
          </table:table-cell>
          <table:table-cell table:formula="of:=[.DB$2]+[.DB$3]*([.$A12]-1)/100" office:value-type="float" office:value="6.55" calcext:value-type="float">
            <text:p>6.55</text:p>
          </table:table-cell>
          <table:table-cell table:formula="of:=[.DC$2]+[.DC$3]*([.$A12]-1)/100" office:value-type="float" office:value="6.3" calcext:value-type="float">
            <text:p>6.3</text:p>
          </table:table-cell>
          <table:table-cell table:formula="of:=[.DD$2]+[.DD$3]*([.$A12]-1)/100" office:value-type="float" office:value="1.05" calcext:value-type="float">
            <text:p>1.05</text:p>
          </table:table-cell>
          <table:table-cell table:formula="of:=[.DE$2]+[.DE$3]*([.$A12]-1)/100"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H$2]+[.DH$3]*([.$A12]-1)/100" office:value-type="float" office:value="16.25" calcext:value-type="float">
            <text:p>16.25</text:p>
          </table:table-cell>
          <table:table-cell table:formula="of:=[.DI$2]+[.DI$3]*([.$A12]-1)/100" office:value-type="float" office:value="1.05" calcext:value-type="float">
            <text:p>1.05</text:p>
          </table:table-cell>
          <table:table-cell table:formula="of:=[.DJ$2]+[.DJ$3]*([.$A12]-1)/100" office:value-type="float" office:value="5.55" calcext:value-type="float">
            <text:p>5.55</text:p>
          </table:table-cell>
          <table:table-cell table:formula="of:=[.DK$2]+[.DK$3]*([.$A12]-1)/100" office:value-type="float" office:value="4.15" calcext:value-type="float">
            <text:p>4.15</text:p>
          </table:table-cell>
          <table:table-cell table:formula="of:=[.DL$2]+[.DL$3]*([.$A12]-1)/100" office:value-type="float" office:value="6.55" calcext:value-type="float">
            <text:p>6.55</text:p>
          </table:table-cell>
          <table:table-cell table:formula="of:=[.DM$2]+[.DM$3]*([.$A12]-1)/100" office:value-type="float" office:value="2.8" calcext:value-type="float">
            <text:p>2.8</text:p>
          </table:table-cell>
          <table:table-cell table:formula="of:=[.DN$2]+[.DN$3]*([.$A12]-1)/100" office:value-type="float" office:value="2.4" calcext:value-type="float">
            <text:p>2.4</text:p>
          </table:table-cell>
          <table:table-cell table:formula="of:=[.DO$2]+[.DO$3]*([.$A12]-1)/100" office:value-type="float" office:value="5.15" calcext:value-type="float">
            <text:p>5.1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R$2]+[.DR$3]*([.$A12]-1)/100" office:value-type="float" office:value="15.55" calcext:value-type="float">
            <text:p>15.55</text:p>
          </table:table-cell>
          <table:table-cell table:formula="of:=[.DS$2]+[.DS$3]*([.$A12]-1)/100" office:value-type="float" office:value="2.4" calcext:value-type="float">
            <text:p>2.4</text:p>
          </table:table-cell>
          <table:table-cell table:formula="of:=[.DT$2]+[.DT$3]*([.$A12]-1)/100" office:value-type="float" office:value="6.55" calcext:value-type="float">
            <text:p>6.55</text:p>
          </table:table-cell>
          <table:table-cell table:formula="of:=[.DU$2]+[.DU$3]*([.$A12]-1)/100" office:value-type="float" office:value="4.15" calcext:value-type="float">
            <text:p>4.15</text:p>
          </table:table-cell>
          <table:table-cell table:formula="of:=[.DV$2]+[.DV$3]*([.$A12]-1)/100" office:value-type="float" office:value="3.8" calcext:value-type="float">
            <text:p>3.8</text:p>
          </table:table-cell>
          <table:table-cell table:formula="of:=[.DW$2]+[.DW$3]*([.$A12]-1)/100" office:value-type="float" office:value="1.75" calcext:value-type="float">
            <text:p>1.75</text:p>
          </table:table-cell>
          <table:table-cell table:formula="of:=[.DX$2]+[.DX$3]*([.$A12]-1)/100" office:value-type="float" office:value="2.75" calcext:value-type="float">
            <text:p>2.75</text:p>
          </table:table-cell>
          <table:table-cell table:formula="of:=[.DY$2]+[.DY$3]*([.$A12]-1)/100" office:value-type="float" office:value="6.85" calcext:value-type="float">
            <text:p>6.8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B$2]+[.EB$3]*([.$A12]-1)/100" office:value-type="float" office:value="29.5" calcext:value-type="float">
            <text:p>29.5</text:p>
          </table:table-cell>
          <table:table-cell table:formula="of:=[.EC$2]+[.EC$3]*([.$A12]-1)/100" office:value-type="float" office:value="11" calcext:value-type="float">
            <text:p>11</text:p>
          </table:table-cell>
          <table:table-cell table:formula="of:=[.ED$2]+[.ED$3]*([.$A12]-1)/100" office:value-type="float" office:value="0.7" calcext:value-type="float">
            <text:p>0.7</text:p>
          </table:table-cell>
          <table:table-cell table:formula="of:=[.EE$2]+[.EE$3]*([.$A12]-1)/100" office:value-type="float" office:value="6.9" calcext:value-type="float">
            <text:p>6.9</text:p>
          </table:table-cell>
          <table:table-cell table:formula="of:=[.EF$2]+[.EF$3]*([.$A12]-1)/100" office:value-type="float" office:value="9.5" calcext:value-type="float">
            <text:p>9.5</text:p>
          </table:table-cell>
          <table:table-cell table:formula="of:=[.EG$2]+[.EG$3]*([.$A12]-1)/100" office:value-type="float" office:value="2.1" calcext:value-type="float">
            <text:p>2.1</text:p>
          </table:table-cell>
          <table:table-cell table:formula="of:=[.EH$2]+[.EH$3]*([.$A12]-1)/100" office:value-type="float" office:value="4.4" calcext:value-type="float">
            <text:p>4.4</text:p>
          </table:table-cell>
          <table:table-cell table:formula="of:=[.EI$2]+[.EI$3]*([.$A12]-1)/100" office:value-type="float" office:value="1.75" calcext:value-type="float">
            <text:p>1.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L$2]+[.EL$3]*([.$A12]-1)/100" office:value-type="float" office:value="31.55" calcext:value-type="float">
            <text:p>31.55</text:p>
          </table:table-cell>
          <table:table-cell table:formula="of:=[.EM$2]+[.EM$3]*([.$A12]-1)/100" office:value-type="float" office:value="12" calcext:value-type="float">
            <text:p>12</text:p>
          </table:table-cell>
          <table:table-cell table:formula="of:=[.EN$2]+[.EN$3]*([.$A12]-1)/100" office:value-type="float" office:value="0" calcext:value-type="float">
            <text:p>0</text:p>
          </table:table-cell>
          <table:table-cell table:formula="of:=[.EO$2]+[.EO$3]*([.$A12]-1)/100" office:value-type="float" office:value="5.2" calcext:value-type="float">
            <text:p>5.2</text:p>
          </table:table-cell>
          <table:table-cell table:formula="of:=[.EP$2]+[.EP$3]*([.$A12]-1)/100" office:value-type="float" office:value="7.8" calcext:value-type="float">
            <text:p>7.8</text:p>
          </table:table-cell>
          <table:table-cell table:formula="of:=[.EQ$2]+[.EQ$3]*([.$A12]-1)/100" office:value-type="float" office:value="2.1" calcext:value-type="float">
            <text:p>2.1</text:p>
          </table:table-cell>
          <table:table-cell table:formula="of:=[.ER$2]+[.ER$3]*([.$A12]-1)/100" office:value-type="float" office:value="4.4" calcext:value-type="float">
            <text:p>4.4</text:p>
          </table:table-cell>
          <table:table-cell table:formula="of:=[.ES$2]+[.ES$3]*([.$A12]-1)/100" office:value-type="float" office:value="1.75" calcext:value-type="float">
            <text:p>1.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V$2]+[.EV$3]*([.$A12]-1)/100" office:value-type="float" office:value="29.5" calcext:value-type="float">
            <text:p>29.5</text:p>
          </table:table-cell>
          <table:table-cell table:formula="of:=[.EW$2]+[.EW$3]*([.$A12]-1)/100" office:value-type="float" office:value="11.9" calcext:value-type="float">
            <text:p>11.9</text:p>
          </table:table-cell>
          <table:table-cell table:formula="of:=[.EX$2]+[.EX$3]*([.$A12]-1)/100" office:value-type="float" office:value="1.4" calcext:value-type="float">
            <text:p>1.4</text:p>
          </table:table-cell>
          <table:table-cell table:formula="of:=[.EY$2]+[.EY$3]*([.$A12]-1)/100" office:value-type="float" office:value="7.8" calcext:value-type="float">
            <text:p>7.8</text:p>
          </table:table-cell>
          <table:table-cell table:formula="of:=[.EZ$2]+[.EZ$3]*([.$A12]-1)/100" office:value-type="float" office:value="5.5" calcext:value-type="float">
            <text:p>5.5</text:p>
          </table:table-cell>
          <table:table-cell table:formula="of:=[.FA$2]+[.FA$3]*([.$A12]-1)/100" office:value-type="float" office:value="2.8" calcext:value-type="float">
            <text:p>2.8</text:p>
          </table:table-cell>
          <table:table-cell table:formula="of:=[.FB$2]+[.FB$3]*([.$A12]-1)/100" office:value-type="float" office:value="12.2" calcext:value-type="float">
            <text:p>12.2</text:p>
          </table:table-cell>
          <table:table-cell table:formula="of:=[.FC$2]+[.FC$3]*([.$A12]-1)/100" office:value-type="float" office:value="3.5" calcext:value-type="float">
            <text:p>3.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F$2]+[.FF$3]*([.$A12]-1)/100" office:value-type="float" office:value="31.2" calcext:value-type="float">
            <text:p>31.2</text:p>
          </table:table-cell>
          <table:table-cell table:formula="of:=[.FG$2]+[.FG$3]*([.$A12]-1)/100" office:value-type="float" office:value="13.3" calcext:value-type="float">
            <text:p>13.3</text:p>
          </table:table-cell>
          <table:table-cell table:formula="of:=[.FH$2]+[.FH$3]*([.$A12]-1)/100" office:value-type="float" office:value="1.4" calcext:value-type="float">
            <text:p>1.4</text:p>
          </table:table-cell>
          <table:table-cell table:formula="of:=[.FI$2]+[.FI$3]*([.$A12]-1)/100" office:value-type="float" office:value="9.9" calcext:value-type="float">
            <text:p>9.9</text:p>
          </table:table-cell>
          <table:table-cell table:formula="of:=[.FJ$2]+[.FJ$3]*([.$A12]-1)/100" office:value-type="float" office:value="9.2" calcext:value-type="float">
            <text:p>9.2</text:p>
          </table:table-cell>
          <table:table-cell table:formula="of:=[.FK$2]+[.FK$3]*([.$A12]-1)/100" office:value-type="float" office:value="3.5" calcext:value-type="float">
            <text:p>3.5</text:p>
          </table:table-cell>
          <table:table-cell table:formula="of:=[.FL$2]+[.FL$3]*([.$A12]-1)/100" office:value-type="float" office:value="11.5" calcext:value-type="float">
            <text:p>11.5</text:p>
          </table:table-cell>
          <table:table-cell table:formula="of:=[.FM$2]+[.FM$3]*([.$A12]-1)/100" office:value-type="float" office:value="2.45" calcext:value-type="float">
            <text:p>2.45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+[.B$3]*([.$A13]-1)/100" office:value-type="float" office:value="18.6" calcext:value-type="float">
            <text:p>18.6</text:p>
          </table:table-cell>
          <table:table-cell table:formula="of:=[.C$2]+[.C$3]*([.$A13]-1)/100" office:value-type="float" office:value="6.6" calcext:value-type="float">
            <text:p>6.6</text:p>
          </table:table-cell>
          <table:table-cell table:formula="of:=[.D$2]+[.D$3]*([.$A13]-1)/100" office:value-type="float" office:value="3.8" calcext:value-type="float">
            <text:p>3.8</text:p>
          </table:table-cell>
          <table:table-cell table:formula="of:=[.E$2]+[.E$3]*([.$A13]-1)/100" office:value-type="float" office:value="10.4" calcext:value-type="float">
            <text:p>10.4</text:p>
          </table:table-cell>
          <table:table-cell table:formula="of:=[.F$2]+[.F$3]*([.$A13]-1)/100" office:value-type="float" office:value="11.4" calcext:value-type="float">
            <text:p>11.4</text:p>
          </table:table-cell>
          <table:table-cell table:formula="of:=[.G$2]+[.G$3]*([.$A13]-1)/100" office:value-type="float" office:value="3.2" calcext:value-type="float">
            <text:p>3.2</text:p>
          </table:table-cell>
          <table:table-cell table:formula="of:=[.H$2]+[.H$3]*([.$A13]-1)/100" office:value-type="float" office:value="2.6" calcext:value-type="float">
            <text:p>2.6</text:p>
          </table:table-cell>
          <table:table-cell table:formula="of:=[.I$2]+[.I$3]*([.$A13]-1)/100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L$2]+[.L$3]*([.$A13]-1)/100" office:value-type="float" office:value="20.4" calcext:value-type="float">
            <text:p>20.4</text:p>
          </table:table-cell>
          <table:table-cell table:formula="of:=[.M$2]+[.M$3]*([.$A13]-1)/100" office:value-type="float" office:value="7.4" calcext:value-type="float">
            <text:p>7.4</text:p>
          </table:table-cell>
          <table:table-cell table:formula="of:=[.N$2]+[.N$3]*([.$A13]-1)/100" office:value-type="float" office:value="1.2" calcext:value-type="float">
            <text:p>1.2</text:p>
          </table:table-cell>
          <table:table-cell table:formula="of:=[.O$2]+[.O$3]*([.$A13]-1)/100" office:value-type="float" office:value="9.4" calcext:value-type="float">
            <text:p>9.4</text:p>
          </table:table-cell>
          <table:table-cell table:formula="of:=[.P$2]+[.P$3]*([.$A13]-1)/100" office:value-type="float" office:value="8.6" calcext:value-type="float">
            <text:p>8.6</text:p>
          </table:table-cell>
          <table:table-cell table:formula="of:=[.Q$2]+[.Q$3]*([.$A13]-1)/100" office:value-type="float" office:value="3.2" calcext:value-type="float">
            <text:p>3.2</text:p>
          </table:table-cell>
          <table:table-cell table:formula="of:=[.R$2]+[.R$3]*([.$A13]-1)/100" office:value-type="float" office:value="5" calcext:value-type="float">
            <text:p>5</text:p>
          </table:table-cell>
          <table:table-cell table:formula="of:=[.S$2]+[.S$3]*([.$A13]-1)/100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V$2]+[.V$3]*([.$A13]-1)/100" office:value-type="float" office:value="16.2" calcext:value-type="float">
            <text:p>16.2</text:p>
          </table:table-cell>
          <table:table-cell table:formula="of:=[.W$2]+[.W$3]*([.$A13]-1)/100" office:value-type="float" office:value="5.2" calcext:value-type="float">
            <text:p>5.2</text:p>
          </table:table-cell>
          <table:table-cell table:formula="of:=[.X$2]+[.X$3]*([.$A13]-1)/100" office:value-type="float" office:value="3.8" calcext:value-type="float">
            <text:p>3.8</text:p>
          </table:table-cell>
          <table:table-cell table:formula="of:=[.Y$2]+[.Y$3]*([.$A13]-1)/100" office:value-type="float" office:value="6.8" calcext:value-type="float">
            <text:p>6.8</text:p>
          </table:table-cell>
          <table:table-cell table:formula="of:=[.Z$2]+[.Z$3]*([.$A13]-1)/100" office:value-type="float" office:value="10.4" calcext:value-type="float">
            <text:p>10.4</text:p>
          </table:table-cell>
          <table:table-cell table:formula="of:=[.AA$2]+[.AA$3]*([.$A13]-1)/100" office:value-type="float" office:value="4.4" calcext:value-type="float">
            <text:p>4.4</text:p>
          </table:table-cell>
          <table:table-cell table:formula="of:=[.AB$2]+[.AB$3]*([.$A13]-1)/100" office:value-type="float" office:value="1.4" calcext:value-type="float">
            <text:p>1.4</text:p>
          </table:table-cell>
          <table:table-cell table:formula="of:=[.AC$2]+[.AC$3]*([.$A13]-1)/100" office:value-type="float" office:value="3.8" calcext:value-type="float">
            <text:p>3.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F$2]+[.AF$3]*([.$A13]-1)/100" office:value-type="float" office:value="21.4" calcext:value-type="float">
            <text:p>21.4</text:p>
          </table:table-cell>
          <table:table-cell table:formula="of:=[.AG$2]+[.AG$3]*([.$A13]-1)/100" office:value-type="float" office:value="7.2" calcext:value-type="float">
            <text:p>7.2</text:p>
          </table:table-cell>
          <table:table-cell table:formula="of:=[.AH$2]+[.AH$3]*([.$A13]-1)/100" office:value-type="float" office:value="1.2" calcext:value-type="float">
            <text:p>1.2</text:p>
          </table:table-cell>
          <table:table-cell table:formula="of:=[.AI$2]+[.AI$3]*([.$A13]-1)/100" office:value-type="float" office:value="9.2" calcext:value-type="float">
            <text:p>9.2</text:p>
          </table:table-cell>
          <table:table-cell table:formula="of:=[.AJ$2]+[.AJ$3]*([.$A13]-1)/100" office:value-type="float" office:value="4.8" calcext:value-type="float">
            <text:p>4.8</text:p>
          </table:table-cell>
          <table:table-cell table:formula="of:=[.AK$2]+[.AK$3]*([.$A13]-1)/100" office:value-type="float" office:value="2.8" calcext:value-type="float">
            <text:p>2.8</text:p>
          </table:table-cell>
          <table:table-cell table:formula="of:=[.AL$2]+[.AL$3]*([.$A13]-1)/100" office:value-type="float" office:value="2.8" calcext:value-type="float">
            <text:p>2.8</text:p>
          </table:table-cell>
          <table:table-cell table:formula="of:=[.AM$2]+[.AM$3]*([.$A13]-1)/100" office:value-type="float" office:value="1.6" calcext:value-type="float">
            <text:p>1.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P$2]+[.AP$3]*([.$A13]-1)/100" office:value-type="float" office:value="19.4" calcext:value-type="float">
            <text:p>19.4</text:p>
          </table:table-cell>
          <table:table-cell table:formula="of:=[.AQ$2]+[.AQ$3]*([.$A13]-1)/100" office:value-type="float" office:value="7.4" calcext:value-type="float">
            <text:p>7.4</text:p>
          </table:table-cell>
          <table:table-cell table:formula="of:=[.AR$2]+[.AR$3]*([.$A13]-1)/100" office:value-type="float" office:value="1.2" calcext:value-type="float">
            <text:p>1.2</text:p>
          </table:table-cell>
          <table:table-cell table:formula="of:=[.AS$2]+[.AS$3]*([.$A13]-1)/100" office:value-type="float" office:value="5.2" calcext:value-type="float">
            <text:p>5.2</text:p>
          </table:table-cell>
          <table:table-cell table:formula="of:=[.AT$2]+[.AT$3]*([.$A13]-1)/100" office:value-type="float" office:value="2.6" calcext:value-type="float">
            <text:p>2.6</text:p>
          </table:table-cell>
          <table:table-cell table:formula="of:=[.AU$2]+[.AU$3]*([.$A13]-1)/100" office:value-type="float" office:value="2.8" calcext:value-type="float">
            <text:p>2.8</text:p>
          </table:table-cell>
          <table:table-cell table:formula="of:=[.AV$2]+[.AV$3]*([.$A13]-1)/100" office:value-type="float" office:value="10.4" calcext:value-type="float">
            <text:p>10.4</text:p>
          </table:table-cell>
          <table:table-cell table:formula="of:=[.AW$2]+[.AW$3]*([.$A13]-1)/100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Z$2]+[.AZ$3]*([.$A13]-1)/100" office:value-type="float" office:value="21" calcext:value-type="float">
            <text:p>21</text:p>
          </table:table-cell>
          <table:table-cell table:formula="of:=[.BA$2]+[.BA$3]*([.$A13]-1)/100" office:value-type="float" office:value="6.6" calcext:value-type="float">
            <text:p>6.6</text:p>
          </table:table-cell>
          <table:table-cell table:formula="of:=[.BB$2]+[.BB$3]*([.$A13]-1)/100" office:value-type="float" office:value="0.4" calcext:value-type="float">
            <text:p>0.4</text:p>
          </table:table-cell>
          <table:table-cell table:formula="of:=[.BC$2]+[.BC$3]*([.$A13]-1)/100" office:value-type="float" office:value="6.4" calcext:value-type="float">
            <text:p>6.4</text:p>
          </table:table-cell>
          <table:table-cell table:formula="of:=[.BD$2]+[.BD$3]*([.$A13]-1)/100" office:value-type="float" office:value="5.8" calcext:value-type="float">
            <text:p>5.8</text:p>
          </table:table-cell>
          <table:table-cell table:formula="of:=[.BE$2]+[.BE$3]*([.$A13]-1)/100" office:value-type="float" office:value="3.2" calcext:value-type="float">
            <text:p>3.2</text:p>
          </table:table-cell>
          <table:table-cell table:formula="of:=[.BF$2]+[.BF$3]*([.$A13]-1)/100" office:value-type="float" office:value="5.6" calcext:value-type="float">
            <text:p>5.6</text:p>
          </table:table-cell>
          <table:table-cell table:formula="of:=[.BG$2]+[.BG$3]*([.$A13]-1)/100" office:value-type="float" office:value="1.6" calcext:value-type="float">
            <text:p>1.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J$2]+[.BJ$3]*([.$A13]-1)/100" office:value-type="float" office:value="15.8" calcext:value-type="float">
            <text:p>15.8</text:p>
          </table:table-cell>
          <table:table-cell table:formula="of:=[.BK$2]+[.BK$3]*([.$A13]-1)/100" office:value-type="float" office:value="5.6" calcext:value-type="float">
            <text:p>5.6</text:p>
          </table:table-cell>
          <table:table-cell table:formula="of:=[.BL$2]+[.BL$3]*([.$A13]-1)/100" office:value-type="float" office:value="4.8" calcext:value-type="float">
            <text:p>4.8</text:p>
          </table:table-cell>
          <table:table-cell table:formula="of:=[.BM$2]+[.BM$3]*([.$A13]-1)/100" office:value-type="float" office:value="7.4" calcext:value-type="float">
            <text:p>7.4</text:p>
          </table:table-cell>
          <table:table-cell table:formula="of:=[.BN$2]+[.BN$3]*([.$A13]-1)/100" office:value-type="float" office:value="12.4" calcext:value-type="float">
            <text:p>12.4</text:p>
          </table:table-cell>
          <table:table-cell table:formula="of:=[.BO$2]+[.BO$3]*([.$A13]-1)/100" office:value-type="float" office:value="3.6" calcext:value-type="float">
            <text:p>3.6</text:p>
          </table:table-cell>
          <table:table-cell table:formula="of:=[.BP$2]+[.BP$3]*([.$A13]-1)/100" office:value-type="float" office:value="2.2" calcext:value-type="float">
            <text:p>2.2</text:p>
          </table:table-cell>
          <table:table-cell table:formula="of:=[.BQ$2]+[.BQ$3]*([.$A13]-1)/100" office:value-type="float" office:value="5.6" calcext:value-type="float">
            <text:p>5.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T$2]+[.BT$3]*([.$A13]-1)/100" office:value-type="float" office:value="22.2" calcext:value-type="float">
            <text:p>22.2</text:p>
          </table:table-cell>
          <table:table-cell table:formula="of:=[.BU$2]+[.BU$3]*([.$A13]-1)/100" office:value-type="float" office:value="9" calcext:value-type="float">
            <text:p>9</text:p>
          </table:table-cell>
          <table:table-cell table:formula="of:=[.BV$2]+[.BV$3]*([.$A13]-1)/100" office:value-type="float" office:value="1.2" calcext:value-type="float">
            <text:p>1.2</text:p>
          </table:table-cell>
          <table:table-cell table:formula="of:=[.BW$2]+[.BW$3]*([.$A13]-1)/100" office:value-type="float" office:value="4.6" calcext:value-type="float">
            <text:p>4.6</text:p>
          </table:table-cell>
          <table:table-cell table:formula="of:=[.BX$2]+[.BX$3]*([.$A13]-1)/100" office:value-type="float" office:value="6.2" calcext:value-type="float">
            <text:p>6.2</text:p>
          </table:table-cell>
          <table:table-cell table:formula="of:=[.BY$2]+[.BY$3]*([.$A13]-1)/100" office:value-type="float" office:value="1.6" calcext:value-type="float">
            <text:p>1.6</text:p>
          </table:table-cell>
          <table:table-cell table:formula="of:=[.BZ$2]+[.BZ$3]*([.$A13]-1)/100" office:value-type="float" office:value="3" calcext:value-type="float">
            <text:p>3</text:p>
          </table:table-cell>
          <table:table-cell table:formula="of:=[.CA$2]+[.CA$3]*([.$A13]-1)/100" office:value-type="float" office:value="1.6" calcext:value-type="float">
            <text:p>1.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D$2]+[.CD$3]*([.$A13]-1)/100" office:value-type="float" office:value="29.2" calcext:value-type="float">
            <text:p>29.2</text:p>
          </table:table-cell>
          <table:table-cell table:formula="of:=[.CE$2]+[.CE$3]*([.$A13]-1)/100" office:value-type="float" office:value="9.6" calcext:value-type="float">
            <text:p>9.6</text:p>
          </table:table-cell>
          <table:table-cell table:formula="of:=[.CF$2]+[.CF$3]*([.$A13]-1)/100" office:value-type="float" office:value="4.8" calcext:value-type="float">
            <text:p>4.8</text:p>
          </table:table-cell>
          <table:table-cell table:formula="of:=[.CG$2]+[.CG$3]*([.$A13]-1)/100" office:value-type="float" office:value="9.4" calcext:value-type="float">
            <text:p>9.4</text:p>
          </table:table-cell>
          <table:table-cell table:formula="of:=[.CH$2]+[.CH$3]*([.$A13]-1)/100" office:value-type="float" office:value="9.2" calcext:value-type="float">
            <text:p>9.2</text:p>
          </table:table-cell>
          <table:table-cell table:formula="of:=[.CI$2]+[.CI$3]*([.$A13]-1)/100" office:value-type="float" office:value="5.6" calcext:value-type="float">
            <text:p>5.6</text:p>
          </table:table-cell>
          <table:table-cell table:formula="of:=[.CJ$2]+[.CJ$3]*([.$A13]-1)/100" office:value-type="float" office:value="5.4" calcext:value-type="float">
            <text:p>5.4</text:p>
          </table:table-cell>
          <table:table-cell table:formula="of:=[.CK$2]+[.CK$3]*([.$A13]-1)/100" office:value-type="float" office:value="3.2" calcext:value-type="float">
            <text:p>3.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N$2]+[.CN$3]*([.$A13]-1)/100" office:value-type="float" office:value="21.4" calcext:value-type="float">
            <text:p>21.4</text:p>
          </table:table-cell>
          <table:table-cell table:formula="of:=[.CO$2]+[.CO$3]*([.$A13]-1)/100" office:value-type="float" office:value="2.4" calcext:value-type="float">
            <text:p>2.4</text:p>
          </table:table-cell>
          <table:table-cell table:formula="of:=[.CP$2]+[.CP$3]*([.$A13]-1)/100" office:value-type="float" office:value="5.8" calcext:value-type="float">
            <text:p>5.8</text:p>
          </table:table-cell>
          <table:table-cell table:formula="of:=[.CQ$2]+[.CQ$3]*([.$A13]-1)/100" office:value-type="float" office:value="10.2" calcext:value-type="float">
            <text:p>10.2</text:p>
          </table:table-cell>
          <table:table-cell table:formula="of:=[.CR$2]+[.CR$3]*([.$A13]-1)/100" office:value-type="float" office:value="12.8" calcext:value-type="float">
            <text:p>12.8</text:p>
          </table:table-cell>
          <table:table-cell table:formula="of:=[.CS$2]+[.CS$3]*([.$A13]-1)/100" office:value-type="float" office:value="7.2" calcext:value-type="float">
            <text:p>7.2</text:p>
          </table:table-cell>
          <table:table-cell table:formula="of:=[.CT$2]+[.CT$3]*([.$A13]-1)/100" office:value-type="float" office:value="4" calcext:value-type="float">
            <text:p>4</text:p>
          </table:table-cell>
          <table:table-cell table:formula="of:=[.CU$2]+[.CU$3]*([.$A13]-1)/100" office:value-type="float" office:value="7.8" calcext:value-type="float">
            <text:p>7.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X$2]+[.CX$3]*([.$A13]-1)/100" office:value-type="float" office:value="24" calcext:value-type="float">
            <text:p>24</text:p>
          </table:table-cell>
          <table:table-cell table:formula="of:=[.CY$2]+[.CY$3]*([.$A13]-1)/100" office:value-type="float" office:value="1.6" calcext:value-type="float">
            <text:p>1.6</text:p>
          </table:table-cell>
          <table:table-cell table:formula="of:=[.CZ$2]+[.CZ$3]*([.$A13]-1)/100" office:value-type="float" office:value="5.8" calcext:value-type="float">
            <text:p>5.8</text:p>
          </table:table-cell>
          <table:table-cell table:formula="of:=[.DA$2]+[.DA$3]*([.$A13]-1)/100" office:value-type="float" office:value="7.6" calcext:value-type="float">
            <text:p>7.6</text:p>
          </table:table-cell>
          <table:table-cell table:formula="of:=[.DB$2]+[.DB$3]*([.$A13]-1)/100" office:value-type="float" office:value="7.2" calcext:value-type="float">
            <text:p>7.2</text:p>
          </table:table-cell>
          <table:table-cell table:formula="of:=[.DC$2]+[.DC$3]*([.$A13]-1)/100" office:value-type="float" office:value="7.2" calcext:value-type="float">
            <text:p>7.2</text:p>
          </table:table-cell>
          <table:table-cell table:formula="of:=[.DD$2]+[.DD$3]*([.$A13]-1)/100" office:value-type="float" office:value="1.2" calcext:value-type="float">
            <text:p>1.2</text:p>
          </table:table-cell>
          <table:table-cell table:formula="of:=[.DE$2]+[.DE$3]*([.$A13]-1)/100"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DH$2]+[.DH$3]*([.$A13]-1)/100" office:value-type="float" office:value="17" calcext:value-type="float">
            <text:p>17</text:p>
          </table:table-cell>
          <table:table-cell table:formula="of:=[.DI$2]+[.DI$3]*([.$A13]-1)/100" office:value-type="float" office:value="1.2" calcext:value-type="float">
            <text:p>1.2</text:p>
          </table:table-cell>
          <table:table-cell table:formula="of:=[.DJ$2]+[.DJ$3]*([.$A13]-1)/100" office:value-type="float" office:value="6.2" calcext:value-type="float">
            <text:p>6.2</text:p>
          </table:table-cell>
          <table:table-cell table:formula="of:=[.DK$2]+[.DK$3]*([.$A13]-1)/100" office:value-type="float" office:value="4.6" calcext:value-type="float">
            <text:p>4.6</text:p>
          </table:table-cell>
          <table:table-cell table:formula="of:=[.DL$2]+[.DL$3]*([.$A13]-1)/100" office:value-type="float" office:value="7.2" calcext:value-type="float">
            <text:p>7.2</text:p>
          </table:table-cell>
          <table:table-cell table:formula="of:=[.DM$2]+[.DM$3]*([.$A13]-1)/100" office:value-type="float" office:value="3.2" calcext:value-type="float">
            <text:p>3.2</text:p>
          </table:table-cell>
          <table:table-cell table:formula="of:=[.DN$2]+[.DN$3]*([.$A13]-1)/100" office:value-type="float" office:value="2.6" calcext:value-type="float">
            <text:p>2.6</text:p>
          </table:table-cell>
          <table:table-cell table:formula="of:=[.DO$2]+[.DO$3]*([.$A13]-1)/100" office:value-type="float" office:value="5.6" calcext:value-type="float">
            <text:p>5.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DR$2]+[.DR$3]*([.$A13]-1)/100" office:value-type="float" office:value="16.2" calcext:value-type="float">
            <text:p>16.2</text:p>
          </table:table-cell>
          <table:table-cell table:formula="of:=[.DS$2]+[.DS$3]*([.$A13]-1)/100" office:value-type="float" office:value="2.6" calcext:value-type="float">
            <text:p>2.6</text:p>
          </table:table-cell>
          <table:table-cell table:formula="of:=[.DT$2]+[.DT$3]*([.$A13]-1)/100" office:value-type="float" office:value="7.2" calcext:value-type="float">
            <text:p>7.2</text:p>
          </table:table-cell>
          <table:table-cell table:formula="of:=[.DU$2]+[.DU$3]*([.$A13]-1)/100" office:value-type="float" office:value="4.6" calcext:value-type="float">
            <text:p>4.6</text:p>
          </table:table-cell>
          <table:table-cell table:formula="of:=[.DV$2]+[.DV$3]*([.$A13]-1)/100" office:value-type="float" office:value="4.2" calcext:value-type="float">
            <text:p>4.2</text:p>
          </table:table-cell>
          <table:table-cell table:formula="of:=[.DW$2]+[.DW$3]*([.$A13]-1)/100" office:value-type="float" office:value="2" calcext:value-type="float">
            <text:p>2</text:p>
          </table:table-cell>
          <table:table-cell table:formula="of:=[.DX$2]+[.DX$3]*([.$A13]-1)/100" office:value-type="float" office:value="3" calcext:value-type="float">
            <text:p>3</text:p>
          </table:table-cell>
          <table:table-cell table:formula="of:=[.DY$2]+[.DY$3]*([.$A13]-1)/100" office:value-type="float" office:value="7.4" calcext:value-type="float">
            <text:p>7.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B$2]+[.EB$3]*([.$A13]-1)/100" office:value-type="float" office:value="31" calcext:value-type="float">
            <text:p>31</text:p>
          </table:table-cell>
          <table:table-cell table:formula="of:=[.EC$2]+[.EC$3]*([.$A13]-1)/100" office:value-type="float" office:value="12" calcext:value-type="float">
            <text:p>12</text:p>
          </table:table-cell>
          <table:table-cell table:formula="of:=[.ED$2]+[.ED$3]*([.$A13]-1)/100" office:value-type="float" office:value="0.8" calcext:value-type="float">
            <text:p>0.8</text:p>
          </table:table-cell>
          <table:table-cell table:formula="of:=[.EE$2]+[.EE$3]*([.$A13]-1)/100" office:value-type="float" office:value="7.6" calcext:value-type="float">
            <text:p>7.6</text:p>
          </table:table-cell>
          <table:table-cell table:formula="of:=[.EF$2]+[.EF$3]*([.$A13]-1)/100" office:value-type="float" office:value="10" calcext:value-type="float">
            <text:p>10</text:p>
          </table:table-cell>
          <table:table-cell table:formula="of:=[.EG$2]+[.EG$3]*([.$A13]-1)/100" office:value-type="float" office:value="2.4" calcext:value-type="float">
            <text:p>2.4</text:p>
          </table:table-cell>
          <table:table-cell table:formula="of:=[.EH$2]+[.EH$3]*([.$A13]-1)/100" office:value-type="float" office:value="4.6" calcext:value-type="float">
            <text:p>4.6</text:p>
          </table:table-cell>
          <table:table-cell table:formula="of:=[.EI$2]+[.EI$3]*([.$A13]-1)/100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L$2]+[.EL$3]*([.$A13]-1)/100" office:value-type="float" office:value="33.2" calcext:value-type="float">
            <text:p>33.2</text:p>
          </table:table-cell>
          <table:table-cell table:formula="of:=[.EM$2]+[.EM$3]*([.$A13]-1)/100" office:value-type="float" office:value="13" calcext:value-type="float">
            <text:p>13</text:p>
          </table:table-cell>
          <table:table-cell table:formula="of:=[.EN$2]+[.EN$3]*([.$A13]-1)/100" office:value-type="float" office:value="0" calcext:value-type="float">
            <text:p>0</text:p>
          </table:table-cell>
          <table:table-cell table:formula="of:=[.EO$2]+[.EO$3]*([.$A13]-1)/100" office:value-type="float" office:value="5.8" calcext:value-type="float">
            <text:p>5.8</text:p>
          </table:table-cell>
          <table:table-cell table:formula="of:=[.EP$2]+[.EP$3]*([.$A13]-1)/100" office:value-type="float" office:value="8.2" calcext:value-type="float">
            <text:p>8.2</text:p>
          </table:table-cell>
          <table:table-cell table:formula="of:=[.EQ$2]+[.EQ$3]*([.$A13]-1)/100" office:value-type="float" office:value="2.4" calcext:value-type="float">
            <text:p>2.4</text:p>
          </table:table-cell>
          <table:table-cell table:formula="of:=[.ER$2]+[.ER$3]*([.$A13]-1)/100" office:value-type="float" office:value="4.6" calcext:value-type="float">
            <text:p>4.6</text:p>
          </table:table-cell>
          <table:table-cell table:formula="of:=[.ES$2]+[.ES$3]*([.$A13]-1)/100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V$2]+[.EV$3]*([.$A13]-1)/100" office:value-type="float" office:value="31" calcext:value-type="float">
            <text:p>31</text:p>
          </table:table-cell>
          <table:table-cell table:formula="of:=[.EW$2]+[.EW$3]*([.$A13]-1)/100" office:value-type="float" office:value="12.6" calcext:value-type="float">
            <text:p>12.6</text:p>
          </table:table-cell>
          <table:table-cell table:formula="of:=[.EX$2]+[.EX$3]*([.$A13]-1)/100" office:value-type="float" office:value="1.6" calcext:value-type="float">
            <text:p>1.6</text:p>
          </table:table-cell>
          <table:table-cell table:formula="of:=[.EY$2]+[.EY$3]*([.$A13]-1)/100" office:value-type="float" office:value="8.2" calcext:value-type="float">
            <text:p>8.2</text:p>
          </table:table-cell>
          <table:table-cell table:formula="of:=[.EZ$2]+[.EZ$3]*([.$A13]-1)/100" office:value-type="float" office:value="6" calcext:value-type="float">
            <text:p>6</text:p>
          </table:table-cell>
          <table:table-cell table:formula="of:=[.FA$2]+[.FA$3]*([.$A13]-1)/100" office:value-type="float" office:value="3.2" calcext:value-type="float">
            <text:p>3.2</text:p>
          </table:table-cell>
          <table:table-cell table:formula="of:=[.FB$2]+[.FB$3]*([.$A13]-1)/100" office:value-type="float" office:value="12.8" calcext:value-type="float">
            <text:p>12.8</text:p>
          </table:table-cell>
          <table:table-cell table:formula="of:=[.FC$2]+[.FC$3]*([.$A13]-1)/100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F$2]+[.FF$3]*([.$A13]-1)/100" office:value-type="float" office:value="32.8" calcext:value-type="float">
            <text:p>32.8</text:p>
          </table:table-cell>
          <table:table-cell table:formula="of:=[.FG$2]+[.FG$3]*([.$A13]-1)/100" office:value-type="float" office:value="14.2" calcext:value-type="float">
            <text:p>14.2</text:p>
          </table:table-cell>
          <table:table-cell table:formula="of:=[.FH$2]+[.FH$3]*([.$A13]-1)/100" office:value-type="float" office:value="1.6" calcext:value-type="float">
            <text:p>1.6</text:p>
          </table:table-cell>
          <table:table-cell table:formula="of:=[.FI$2]+[.FI$3]*([.$A13]-1)/100" office:value-type="float" office:value="10.6" calcext:value-type="float">
            <text:p>10.6</text:p>
          </table:table-cell>
          <table:table-cell table:formula="of:=[.FJ$2]+[.FJ$3]*([.$A13]-1)/100" office:value-type="float" office:value="9.8" calcext:value-type="float">
            <text:p>9.8</text:p>
          </table:table-cell>
          <table:table-cell table:formula="of:=[.FK$2]+[.FK$3]*([.$A13]-1)/100" office:value-type="float" office:value="4" calcext:value-type="float">
            <text:p>4</text:p>
          </table:table-cell>
          <table:table-cell table:formula="of:=[.FL$2]+[.FL$3]*([.$A13]-1)/100" office:value-type="float" office:value="12" calcext:value-type="float">
            <text:p>12</text:p>
          </table:table-cell>
          <table:table-cell table:formula="of:=[.FM$2]+[.FM$3]*([.$A13]-1)/100" office:value-type="float" office:value="2.8" calcext:value-type="float">
            <text:p>2.8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+[.B$3]*([.$A14]-1)/100" office:value-type="float" office:value="19.55" calcext:value-type="float">
            <text:p>19.55</text:p>
          </table:table-cell>
          <table:table-cell table:formula="of:=[.C$2]+[.C$3]*([.$A14]-1)/100" office:value-type="float" office:value="7.05" calcext:value-type="float">
            <text:p>7.05</text:p>
          </table:table-cell>
          <table:table-cell table:formula="of:=[.D$2]+[.D$3]*([.$A14]-1)/100" office:value-type="float" office:value="4.15" calcext:value-type="float">
            <text:p>4.15</text:p>
          </table:table-cell>
          <table:table-cell table:formula="of:=[.E$2]+[.E$3]*([.$A14]-1)/100" office:value-type="float" office:value="10.95" calcext:value-type="float">
            <text:p>10.95</text:p>
          </table:table-cell>
          <table:table-cell table:formula="of:=[.F$2]+[.F$3]*([.$A14]-1)/100" office:value-type="float" office:value="11.95" calcext:value-type="float">
            <text:p>11.95</text:p>
          </table:table-cell>
          <table:table-cell table:formula="of:=[.G$2]+[.G$3]*([.$A14]-1)/100" office:value-type="float" office:value="3.6" calcext:value-type="float">
            <text:p>3.6</text:p>
          </table:table-cell>
          <table:table-cell table:formula="of:=[.H$2]+[.H$3]*([.$A14]-1)/100" office:value-type="float" office:value="2.8" calcext:value-type="float">
            <text:p>2.8</text:p>
          </table:table-cell>
          <table:table-cell table:formula="of:=[.I$2]+[.I$3]*([.$A14]-1)/100" office:value-type="float" office:value="3.25" calcext:value-type="float">
            <text:p>3.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L$2]+[.L$3]*([.$A14]-1)/100" office:value-type="float" office:value="21.45" calcext:value-type="float">
            <text:p>21.45</text:p>
          </table:table-cell>
          <table:table-cell table:formula="of:=[.M$2]+[.M$3]*([.$A14]-1)/100" office:value-type="float" office:value="7.95" calcext:value-type="float">
            <text:p>7.95</text:p>
          </table:table-cell>
          <table:table-cell table:formula="of:=[.N$2]+[.N$3]*([.$A14]-1)/100" office:value-type="float" office:value="1.35" calcext:value-type="float">
            <text:p>1.35</text:p>
          </table:table-cell>
          <table:table-cell table:formula="of:=[.O$2]+[.O$3]*([.$A14]-1)/100" office:value-type="float" office:value="9.95" calcext:value-type="float">
            <text:p>9.95</text:p>
          </table:table-cell>
          <table:table-cell table:formula="of:=[.P$2]+[.P$3]*([.$A14]-1)/100" office:value-type="float" office:value="9.05" calcext:value-type="float">
            <text:p>9.05</text:p>
          </table:table-cell>
          <table:table-cell table:formula="of:=[.Q$2]+[.Q$3]*([.$A14]-1)/100" office:value-type="float" office:value="3.6" calcext:value-type="float">
            <text:p>3.6</text:p>
          </table:table-cell>
          <table:table-cell table:formula="of:=[.R$2]+[.R$3]*([.$A14]-1)/100" office:value-type="float" office:value="5.25" calcext:value-type="float">
            <text:p>5.25</text:p>
          </table:table-cell>
          <table:table-cell table:formula="of:=[.S$2]+[.S$3]*([.$A14]-1)/100" office:value-type="float" office:value="2.25" calcext:value-type="float">
            <text:p>2.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V$2]+[.V$3]*([.$A14]-1)/100" office:value-type="float" office:value="16.85" calcext:value-type="float">
            <text:p>16.85</text:p>
          </table:table-cell>
          <table:table-cell table:formula="of:=[.W$2]+[.W$3]*([.$A14]-1)/100" office:value-type="float" office:value="5.6" calcext:value-type="float">
            <text:p>5.6</text:p>
          </table:table-cell>
          <table:table-cell table:formula="of:=[.X$2]+[.X$3]*([.$A14]-1)/100" office:value-type="float" office:value="4.15" calcext:value-type="float">
            <text:p>4.15</text:p>
          </table:table-cell>
          <table:table-cell table:formula="of:=[.Y$2]+[.Y$3]*([.$A14]-1)/100" office:value-type="float" office:value="7.4" calcext:value-type="float">
            <text:p>7.4</text:p>
          </table:table-cell>
          <table:table-cell table:formula="of:=[.Z$2]+[.Z$3]*([.$A14]-1)/100" office:value-type="float" office:value="10.95" calcext:value-type="float">
            <text:p>10.95</text:p>
          </table:table-cell>
          <table:table-cell table:formula="of:=[.AA$2]+[.AA$3]*([.$A14]-1)/100" office:value-type="float" office:value="4.95" calcext:value-type="float">
            <text:p>4.95</text:p>
          </table:table-cell>
          <table:table-cell table:formula="of:=[.AB$2]+[.AB$3]*([.$A14]-1)/100" office:value-type="float" office:value="1.45" calcext:value-type="float">
            <text:p>1.45</text:p>
          </table:table-cell>
          <table:table-cell table:formula="of:=[.AC$2]+[.AC$3]*([.$A14]-1)/100" office:value-type="float" office:value="4.15" calcext:value-type="float">
            <text:p>4.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F$2]+[.AF$3]*([.$A14]-1)/100" office:value-type="float" office:value="22.45" calcext:value-type="float">
            <text:p>22.45</text:p>
          </table:table-cell>
          <table:table-cell table:formula="of:=[.AG$2]+[.AG$3]*([.$A14]-1)/100" office:value-type="float" office:value="7.85" calcext:value-type="float">
            <text:p>7.85</text:p>
          </table:table-cell>
          <table:table-cell table:formula="of:=[.AH$2]+[.AH$3]*([.$A14]-1)/100" office:value-type="float" office:value="1.35" calcext:value-type="float">
            <text:p>1.35</text:p>
          </table:table-cell>
          <table:table-cell table:formula="of:=[.AI$2]+[.AI$3]*([.$A14]-1)/100" office:value-type="float" office:value="9.85" calcext:value-type="float">
            <text:p>9.85</text:p>
          </table:table-cell>
          <table:table-cell table:formula="of:=[.AJ$2]+[.AJ$3]*([.$A14]-1)/100" office:value-type="float" office:value="5.4" calcext:value-type="float">
            <text:p>5.4</text:p>
          </table:table-cell>
          <table:table-cell table:formula="of:=[.AK$2]+[.AK$3]*([.$A14]-1)/100" office:value-type="float" office:value="3.15" calcext:value-type="float">
            <text:p>3.15</text:p>
          </table:table-cell>
          <table:table-cell table:formula="of:=[.AL$2]+[.AL$3]*([.$A14]-1)/100" office:value-type="float" office:value="3.15" calcext:value-type="float">
            <text:p>3.15</text:p>
          </table:table-cell>
          <table:table-cell table:formula="of:=[.AM$2]+[.AM$3]*([.$A14]-1)/100" office:value-type="float" office:value="1.8" calcext:value-type="float">
            <text:p>1.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P$2]+[.AP$3]*([.$A14]-1)/100" office:value-type="float" office:value="20.45" calcext:value-type="float">
            <text:p>20.45</text:p>
          </table:table-cell>
          <table:table-cell table:formula="of:=[.AQ$2]+[.AQ$3]*([.$A14]-1)/100" office:value-type="float" office:value="7.95" calcext:value-type="float">
            <text:p>7.95</text:p>
          </table:table-cell>
          <table:table-cell table:formula="of:=[.AR$2]+[.AR$3]*([.$A14]-1)/100" office:value-type="float" office:value="1.35" calcext:value-type="float">
            <text:p>1.35</text:p>
          </table:table-cell>
          <table:table-cell table:formula="of:=[.AS$2]+[.AS$3]*([.$A14]-1)/100" office:value-type="float" office:value="5.6" calcext:value-type="float">
            <text:p>5.6</text:p>
          </table:table-cell>
          <table:table-cell table:formula="of:=[.AT$2]+[.AT$3]*([.$A14]-1)/100" office:value-type="float" office:value="2.8" calcext:value-type="float">
            <text:p>2.8</text:p>
          </table:table-cell>
          <table:table-cell table:formula="of:=[.AU$2]+[.AU$3]*([.$A14]-1)/100" office:value-type="float" office:value="3.15" calcext:value-type="float">
            <text:p>3.15</text:p>
          </table:table-cell>
          <table:table-cell table:formula="of:=[.AV$2]+[.AV$3]*([.$A14]-1)/100" office:value-type="float" office:value="10.95" calcext:value-type="float">
            <text:p>10.95</text:p>
          </table:table-cell>
          <table:table-cell table:formula="of:=[.AW$2]+[.AW$3]*([.$A14]-1)/100" office:value-type="float" office:value="3.25" calcext:value-type="float">
            <text:p>3.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Z$2]+[.AZ$3]*([.$A14]-1)/100" office:value-type="float" office:value="22" calcext:value-type="float">
            <text:p>22</text:p>
          </table:table-cell>
          <table:table-cell table:formula="of:=[.BA$2]+[.BA$3]*([.$A14]-1)/100" office:value-type="float" office:value="7.05" calcext:value-type="float">
            <text:p>7.05</text:p>
          </table:table-cell>
          <table:table-cell table:formula="of:=[.BB$2]+[.BB$3]*([.$A14]-1)/100" office:value-type="float" office:value="0.45" calcext:value-type="float">
            <text:p>0.45</text:p>
          </table:table-cell>
          <table:table-cell table:formula="of:=[.BC$2]+[.BC$3]*([.$A14]-1)/100" office:value-type="float" office:value="6.95" calcext:value-type="float">
            <text:p>6.95</text:p>
          </table:table-cell>
          <table:table-cell table:formula="of:=[.BD$2]+[.BD$3]*([.$A14]-1)/100" office:value-type="float" office:value="6.15" calcext:value-type="float">
            <text:p>6.15</text:p>
          </table:table-cell>
          <table:table-cell table:formula="of:=[.BE$2]+[.BE$3]*([.$A14]-1)/100" office:value-type="float" office:value="3.6" calcext:value-type="float">
            <text:p>3.6</text:p>
          </table:table-cell>
          <table:table-cell table:formula="of:=[.BF$2]+[.BF$3]*([.$A14]-1)/100" office:value-type="float" office:value="5.8" calcext:value-type="float">
            <text:p>5.8</text:p>
          </table:table-cell>
          <table:table-cell table:formula="of:=[.BG$2]+[.BG$3]*([.$A14]-1)/100" office:value-type="float" office:value="1.8" calcext:value-type="float">
            <text:p>1.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J$2]+[.BJ$3]*([.$A14]-1)/100" office:value-type="float" office:value="16.65" calcext:value-type="float">
            <text:p>16.65</text:p>
          </table:table-cell>
          <table:table-cell table:formula="of:=[.BK$2]+[.BK$3]*([.$A14]-1)/100" office:value-type="float" office:value="6.05" calcext:value-type="float">
            <text:p>6.05</text:p>
          </table:table-cell>
          <table:table-cell table:formula="of:=[.BL$2]+[.BL$3]*([.$A14]-1)/100" office:value-type="float" office:value="5.15" calcext:value-type="float">
            <text:p>5.15</text:p>
          </table:table-cell>
          <table:table-cell table:formula="of:=[.BM$2]+[.BM$3]*([.$A14]-1)/100" office:value-type="float" office:value="7.95" calcext:value-type="float">
            <text:p>7.95</text:p>
          </table:table-cell>
          <table:table-cell table:formula="of:=[.BN$2]+[.BN$3]*([.$A14]-1)/100" office:value-type="float" office:value="13.45" calcext:value-type="float">
            <text:p>13.45</text:p>
          </table:table-cell>
          <table:table-cell table:formula="of:=[.BO$2]+[.BO$3]*([.$A14]-1)/100" office:value-type="float" office:value="4.05" calcext:value-type="float">
            <text:p>4.05</text:p>
          </table:table-cell>
          <table:table-cell table:formula="of:=[.BP$2]+[.BP$3]*([.$A14]-1)/100" office:value-type="float" office:value="2.35" calcext:value-type="float">
            <text:p>2.35</text:p>
          </table:table-cell>
          <table:table-cell table:formula="of:=[.BQ$2]+[.BQ$3]*([.$A14]-1)/100" office:value-type="float" office:value="6.05" calcext:value-type="float">
            <text:p>6.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T$2]+[.BT$3]*([.$A14]-1)/100" office:value-type="float" office:value="23.35" calcext:value-type="float">
            <text:p>23.35</text:p>
          </table:table-cell>
          <table:table-cell table:formula="of:=[.BU$2]+[.BU$3]*([.$A14]-1)/100" office:value-type="float" office:value="9.75" calcext:value-type="float">
            <text:p>9.75</text:p>
          </table:table-cell>
          <table:table-cell table:formula="of:=[.BV$2]+[.BV$3]*([.$A14]-1)/100" office:value-type="float" office:value="1.35" calcext:value-type="float">
            <text:p>1.35</text:p>
          </table:table-cell>
          <table:table-cell table:formula="of:=[.BW$2]+[.BW$3]*([.$A14]-1)/100" office:value-type="float" office:value="5.05" calcext:value-type="float">
            <text:p>5.05</text:p>
          </table:table-cell>
          <table:table-cell table:formula="of:=[.BX$2]+[.BX$3]*([.$A14]-1)/100" office:value-type="float" office:value="6.6" calcext:value-type="float">
            <text:p>6.6</text:p>
          </table:table-cell>
          <table:table-cell table:formula="of:=[.BY$2]+[.BY$3]*([.$A14]-1)/100" office:value-type="float" office:value="1.8" calcext:value-type="float">
            <text:p>1.8</text:p>
          </table:table-cell>
          <table:table-cell table:formula="of:=[.BZ$2]+[.BZ$3]*([.$A14]-1)/100" office:value-type="float" office:value="3.25" calcext:value-type="float">
            <text:p>3.25</text:p>
          </table:table-cell>
          <table:table-cell table:formula="of:=[.CA$2]+[.CA$3]*([.$A14]-1)/100" office:value-type="float" office:value="1.8" calcext:value-type="float">
            <text:p>1.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D$2]+[.CD$3]*([.$A14]-1)/100" office:value-type="float" office:value="30.6" calcext:value-type="float">
            <text:p>30.6</text:p>
          </table:table-cell>
          <table:table-cell table:formula="of:=[.CE$2]+[.CE$3]*([.$A14]-1)/100" office:value-type="float" office:value="10.3" calcext:value-type="float">
            <text:p>10.3</text:p>
          </table:table-cell>
          <table:table-cell table:formula="of:=[.CF$2]+[.CF$3]*([.$A14]-1)/100" office:value-type="float" office:value="5.4" calcext:value-type="float">
            <text:p>5.4</text:p>
          </table:table-cell>
          <table:table-cell table:formula="of:=[.CG$2]+[.CG$3]*([.$A14]-1)/100" office:value-type="float" office:value="10.2" calcext:value-type="float">
            <text:p>10.2</text:p>
          </table:table-cell>
          <table:table-cell table:formula="of:=[.CH$2]+[.CH$3]*([.$A14]-1)/100" office:value-type="float" office:value="9.85" calcext:value-type="float">
            <text:p>9.85</text:p>
          </table:table-cell>
          <table:table-cell table:formula="of:=[.CI$2]+[.CI$3]*([.$A14]-1)/100" office:value-type="float" office:value="6.3" calcext:value-type="float">
            <text:p>6.3</text:p>
          </table:table-cell>
          <table:table-cell table:formula="of:=[.CJ$2]+[.CJ$3]*([.$A14]-1)/100" office:value-type="float" office:value="5.7" calcext:value-type="float">
            <text:p>5.7</text:p>
          </table:table-cell>
          <table:table-cell table:formula="of:=[.CK$2]+[.CK$3]*([.$A14]-1)/100" office:value-type="float" office:value="3.6" calcext:value-type="float">
            <text:p>3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N$2]+[.CN$3]*([.$A14]-1)/100" office:value-type="float" office:value="22.2" calcext:value-type="float">
            <text:p>22.2</text:p>
          </table:table-cell>
          <table:table-cell table:formula="of:=[.CO$2]+[.CO$3]*([.$A14]-1)/100" office:value-type="float" office:value="2.7" calcext:value-type="float">
            <text:p>2.7</text:p>
          </table:table-cell>
          <table:table-cell table:formula="of:=[.CP$2]+[.CP$3]*([.$A14]-1)/100" office:value-type="float" office:value="6.4" calcext:value-type="float">
            <text:p>6.4</text:p>
          </table:table-cell>
          <table:table-cell table:formula="of:=[.CQ$2]+[.CQ$3]*([.$A14]-1)/100" office:value-type="float" office:value="11.1" calcext:value-type="float">
            <text:p>11.1</text:p>
          </table:table-cell>
          <table:table-cell table:formula="of:=[.CR$2]+[.CR$3]*([.$A14]-1)/100" office:value-type="float" office:value="13.9" calcext:value-type="float">
            <text:p>13.9</text:p>
          </table:table-cell>
          <table:table-cell table:formula="of:=[.CS$2]+[.CS$3]*([.$A14]-1)/100" office:value-type="float" office:value="8.1" calcext:value-type="float">
            <text:p>8.1</text:p>
          </table:table-cell>
          <table:table-cell table:formula="of:=[.CT$2]+[.CT$3]*([.$A14]-1)/100" office:value-type="float" office:value="4.25" calcext:value-type="float">
            <text:p>4.25</text:p>
          </table:table-cell>
          <table:table-cell table:formula="of:=[.CU$2]+[.CU$3]*([.$A14]-1)/100" office:value-type="float" office:value="8.4" calcext:value-type="float">
            <text:p>8.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X$2]+[.CX$3]*([.$A14]-1)/100" office:value-type="float" office:value="25" calcext:value-type="float">
            <text:p>25</text:p>
          </table:table-cell>
          <table:table-cell table:formula="of:=[.CY$2]+[.CY$3]*([.$A14]-1)/100" office:value-type="float" office:value="1.8" calcext:value-type="float">
            <text:p>1.8</text:p>
          </table:table-cell>
          <table:table-cell table:formula="of:=[.CZ$2]+[.CZ$3]*([.$A14]-1)/100" office:value-type="float" office:value="6.4" calcext:value-type="float">
            <text:p>6.4</text:p>
          </table:table-cell>
          <table:table-cell table:formula="of:=[.DA$2]+[.DA$3]*([.$A14]-1)/100" office:value-type="float" office:value="8.3" calcext:value-type="float">
            <text:p>8.3</text:p>
          </table:table-cell>
          <table:table-cell table:formula="of:=[.DB$2]+[.DB$3]*([.$A14]-1)/100" office:value-type="float" office:value="7.85" calcext:value-type="float">
            <text:p>7.85</text:p>
          </table:table-cell>
          <table:table-cell table:formula="of:=[.DC$2]+[.DC$3]*([.$A14]-1)/100" office:value-type="float" office:value="8.1" calcext:value-type="float">
            <text:p>8.1</text:p>
          </table:table-cell>
          <table:table-cell table:formula="of:=[.DD$2]+[.DD$3]*([.$A14]-1)/100" office:value-type="float" office:value="1.35" calcext:value-type="float">
            <text:p>1.35</text:p>
          </table:table-cell>
          <table:table-cell table:formula="of:=[.DE$2]+[.DE$3]*([.$A14]-1)/100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H$2]+[.DH$3]*([.$A14]-1)/100" office:value-type="float" office:value="17.75" calcext:value-type="float">
            <text:p>17.75</text:p>
          </table:table-cell>
          <table:table-cell table:formula="of:=[.DI$2]+[.DI$3]*([.$A14]-1)/100" office:value-type="float" office:value="1.35" calcext:value-type="float">
            <text:p>1.35</text:p>
          </table:table-cell>
          <table:table-cell table:formula="of:=[.DJ$2]+[.DJ$3]*([.$A14]-1)/100" office:value-type="float" office:value="6.85" calcext:value-type="float">
            <text:p>6.85</text:p>
          </table:table-cell>
          <table:table-cell table:formula="of:=[.DK$2]+[.DK$3]*([.$A14]-1)/100" office:value-type="float" office:value="5.05" calcext:value-type="float">
            <text:p>5.05</text:p>
          </table:table-cell>
          <table:table-cell table:formula="of:=[.DL$2]+[.DL$3]*([.$A14]-1)/100" office:value-type="float" office:value="7.85" calcext:value-type="float">
            <text:p>7.85</text:p>
          </table:table-cell>
          <table:table-cell table:formula="of:=[.DM$2]+[.DM$3]*([.$A14]-1)/100" office:value-type="float" office:value="3.6" calcext:value-type="float">
            <text:p>3.6</text:p>
          </table:table-cell>
          <table:table-cell table:formula="of:=[.DN$2]+[.DN$3]*([.$A14]-1)/100" office:value-type="float" office:value="2.8" calcext:value-type="float">
            <text:p>2.8</text:p>
          </table:table-cell>
          <table:table-cell table:formula="of:=[.DO$2]+[.DO$3]*([.$A14]-1)/100" office:value-type="float" office:value="6.05" calcext:value-type="float">
            <text:p>6.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R$2]+[.DR$3]*([.$A14]-1)/100" office:value-type="float" office:value="16.85" calcext:value-type="float">
            <text:p>16.85</text:p>
          </table:table-cell>
          <table:table-cell table:formula="of:=[.DS$2]+[.DS$3]*([.$A14]-1)/100" office:value-type="float" office:value="2.8" calcext:value-type="float">
            <text:p>2.8</text:p>
          </table:table-cell>
          <table:table-cell table:formula="of:=[.DT$2]+[.DT$3]*([.$A14]-1)/100" office:value-type="float" office:value="7.85" calcext:value-type="float">
            <text:p>7.85</text:p>
          </table:table-cell>
          <table:table-cell table:formula="of:=[.DU$2]+[.DU$3]*([.$A14]-1)/100" office:value-type="float" office:value="5.05" calcext:value-type="float">
            <text:p>5.05</text:p>
          </table:table-cell>
          <table:table-cell table:formula="of:=[.DV$2]+[.DV$3]*([.$A14]-1)/100" office:value-type="float" office:value="4.6" calcext:value-type="float">
            <text:p>4.6</text:p>
          </table:table-cell>
          <table:table-cell table:formula="of:=[.DW$2]+[.DW$3]*([.$A14]-1)/100" office:value-type="float" office:value="2.25" calcext:value-type="float">
            <text:p>2.25</text:p>
          </table:table-cell>
          <table:table-cell table:formula="of:=[.DX$2]+[.DX$3]*([.$A14]-1)/100" office:value-type="float" office:value="3.25" calcext:value-type="float">
            <text:p>3.25</text:p>
          </table:table-cell>
          <table:table-cell table:formula="of:=[.DY$2]+[.DY$3]*([.$A14]-1)/100" office:value-type="float" office:value="7.95" calcext:value-type="float">
            <text:p>7.9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B$2]+[.EB$3]*([.$A14]-1)/100" office:value-type="float" office:value="32.5" calcext:value-type="float">
            <text:p>32.5</text:p>
          </table:table-cell>
          <table:table-cell table:formula="of:=[.EC$2]+[.EC$3]*([.$A14]-1)/100" office:value-type="float" office:value="13" calcext:value-type="float">
            <text:p>13</text:p>
          </table:table-cell>
          <table:table-cell table:formula="of:=[.ED$2]+[.ED$3]*([.$A14]-1)/100" office:value-type="float" office:value="0.9" calcext:value-type="float">
            <text:p>0.9</text:p>
          </table:table-cell>
          <table:table-cell table:formula="of:=[.EE$2]+[.EE$3]*([.$A14]-1)/100" office:value-type="float" office:value="8.3" calcext:value-type="float">
            <text:p>8.3</text:p>
          </table:table-cell>
          <table:table-cell table:formula="of:=[.EF$2]+[.EF$3]*([.$A14]-1)/100" office:value-type="float" office:value="10.5" calcext:value-type="float">
            <text:p>10.5</text:p>
          </table:table-cell>
          <table:table-cell table:formula="of:=[.EG$2]+[.EG$3]*([.$A14]-1)/100" office:value-type="float" office:value="2.7" calcext:value-type="float">
            <text:p>2.7</text:p>
          </table:table-cell>
          <table:table-cell table:formula="of:=[.EH$2]+[.EH$3]*([.$A14]-1)/100" office:value-type="float" office:value="4.8" calcext:value-type="float">
            <text:p>4.8</text:p>
          </table:table-cell>
          <table:table-cell table:formula="of:=[.EI$2]+[.EI$3]*([.$A14]-1)/100" office:value-type="float" office:value="2.25" calcext:value-type="float">
            <text:p>2.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L$2]+[.EL$3]*([.$A14]-1)/100" office:value-type="float" office:value="34.85" calcext:value-type="float">
            <text:p>34.85</text:p>
          </table:table-cell>
          <table:table-cell table:formula="of:=[.EM$2]+[.EM$3]*([.$A14]-1)/100" office:value-type="float" office:value="14" calcext:value-type="float">
            <text:p>14</text:p>
          </table:table-cell>
          <table:table-cell table:formula="of:=[.EN$2]+[.EN$3]*([.$A14]-1)/100" office:value-type="float" office:value="0" calcext:value-type="float">
            <text:p>0</text:p>
          </table:table-cell>
          <table:table-cell table:formula="of:=[.EO$2]+[.EO$3]*([.$A14]-1)/100" office:value-type="float" office:value="6.4" calcext:value-type="float">
            <text:p>6.4</text:p>
          </table:table-cell>
          <table:table-cell table:formula="of:=[.EP$2]+[.EP$3]*([.$A14]-1)/100" office:value-type="float" office:value="8.6" calcext:value-type="float">
            <text:p>8.6</text:p>
          </table:table-cell>
          <table:table-cell table:formula="of:=[.EQ$2]+[.EQ$3]*([.$A14]-1)/100" office:value-type="float" office:value="2.7" calcext:value-type="float">
            <text:p>2.7</text:p>
          </table:table-cell>
          <table:table-cell table:formula="of:=[.ER$2]+[.ER$3]*([.$A14]-1)/100" office:value-type="float" office:value="4.8" calcext:value-type="float">
            <text:p>4.8</text:p>
          </table:table-cell>
          <table:table-cell table:formula="of:=[.ES$2]+[.ES$3]*([.$A14]-1)/100" office:value-type="float" office:value="2.25" calcext:value-type="float">
            <text:p>2.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V$2]+[.EV$3]*([.$A14]-1)/100" office:value-type="float" office:value="32.5" calcext:value-type="float">
            <text:p>32.5</text:p>
          </table:table-cell>
          <table:table-cell table:formula="of:=[.EW$2]+[.EW$3]*([.$A14]-1)/100" office:value-type="float" office:value="13.3" calcext:value-type="float">
            <text:p>13.3</text:p>
          </table:table-cell>
          <table:table-cell table:formula="of:=[.EX$2]+[.EX$3]*([.$A14]-1)/100" office:value-type="float" office:value="1.8" calcext:value-type="float">
            <text:p>1.8</text:p>
          </table:table-cell>
          <table:table-cell table:formula="of:=[.EY$2]+[.EY$3]*([.$A14]-1)/100" office:value-type="float" office:value="8.6" calcext:value-type="float">
            <text:p>8.6</text:p>
          </table:table-cell>
          <table:table-cell table:formula="of:=[.EZ$2]+[.EZ$3]*([.$A14]-1)/100" office:value-type="float" office:value="6.5" calcext:value-type="float">
            <text:p>6.5</text:p>
          </table:table-cell>
          <table:table-cell table:formula="of:=[.FA$2]+[.FA$3]*([.$A14]-1)/100" office:value-type="float" office:value="3.6" calcext:value-type="float">
            <text:p>3.6</text:p>
          </table:table-cell>
          <table:table-cell table:formula="of:=[.FB$2]+[.FB$3]*([.$A14]-1)/100" office:value-type="float" office:value="13.4" calcext:value-type="float">
            <text:p>13.4</text:p>
          </table:table-cell>
          <table:table-cell table:formula="of:=[.FC$2]+[.FC$3]*([.$A14]-1)/100" office:value-type="float" office:value="4.5" calcext:value-type="float">
            <text:p>4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F$2]+[.FF$3]*([.$A14]-1)/100" office:value-type="float" office:value="34.4" calcext:value-type="float">
            <text:p>34.4</text:p>
          </table:table-cell>
          <table:table-cell table:formula="of:=[.FG$2]+[.FG$3]*([.$A14]-1)/100" office:value-type="float" office:value="15.1" calcext:value-type="float">
            <text:p>15.1</text:p>
          </table:table-cell>
          <table:table-cell table:formula="of:=[.FH$2]+[.FH$3]*([.$A14]-1)/100" office:value-type="float" office:value="1.8" calcext:value-type="float">
            <text:p>1.8</text:p>
          </table:table-cell>
          <table:table-cell table:formula="of:=[.FI$2]+[.FI$3]*([.$A14]-1)/100" office:value-type="float" office:value="11.3" calcext:value-type="float">
            <text:p>11.3</text:p>
          </table:table-cell>
          <table:table-cell table:formula="of:=[.FJ$2]+[.FJ$3]*([.$A14]-1)/100" office:value-type="float" office:value="10.4" calcext:value-type="float">
            <text:p>10.4</text:p>
          </table:table-cell>
          <table:table-cell table:formula="of:=[.FK$2]+[.FK$3]*([.$A14]-1)/100" office:value-type="float" office:value="4.5" calcext:value-type="float">
            <text:p>4.5</text:p>
          </table:table-cell>
          <table:table-cell table:formula="of:=[.FL$2]+[.FL$3]*([.$A14]-1)/100" office:value-type="float" office:value="12.5" calcext:value-type="float">
            <text:p>12.5</text:p>
          </table:table-cell>
          <table:table-cell table:formula="of:=[.FM$2]+[.FM$3]*([.$A14]-1)/100" office:value-type="float" office:value="3.15" calcext:value-type="float">
            <text:p>3.15</text:p>
          </table:table-cell>
          <table:table-cell table:number-columns-repeated="20"/>
        </table:table-row>
        <table:table-row table:style-name="ro1">
          <table:table-cell table:number-columns-repeated="189"/>
        </table:table-row>
        <table:table-row table:style-name="ro1">
          <table:table-cell table:formula="of:=SUM([.B30:.I30]) - MIN([.C30];[.D30])" office:value-type="float" office:value="102.65" calcext:value-type="float">
            <text:p>102.6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L30:.S30]) - MIN([.M30];[.N30])" office:value-type="float" office:value="106.5" calcext:value-type="float">
            <text:p>106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V30:.AC30]) - MIN([.W30];[.X30])" office:value-type="float" office:value="96.85" calcext:value-type="float">
            <text:p>96.8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F30:.AM30]) - MIN([.AG30];[.AH30])" office:value-type="float" office:value="109.15" calcext:value-type="float">
            <text:p>109.1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P30:.AW30]) - MIN([.AQ30];[.AR30])" office:value-type="float" office:value="103.65" calcext:value-type="float">
            <text:p>103.6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Z30:.BG30]) - MIN([.BA30];[.BB30])" office:value-type="float" office:value="101.7" calcext:value-type="float">
            <text:p>101.7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J30:.BQ30]) - MIN([.BK30];[.BL30])" office:value-type="float" office:value="106.1" calcext:value-type="float">
            <text:p>106.1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T30:.CA30]) - MIN([.BU30];[.BV30])" office:value-type="float" office:value="98.6" calcext:value-type="float">
            <text:p>98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D30:.CK30]) - MIN([.CE30];[.CF30])" office:value-type="float" office:value="130.7" calcext:value-type="float">
            <text:p>130.7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N30:.CU30]) - MIN([.CO30];[.CP30])" office:value-type="float" office:value="134.25" calcext:value-type="float">
            <text:p>134.2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X30:.DE30]) - MIN([.CY30];[.CZ30])" office:value-type="float" office:value="135.3" calcext:value-type="float">
            <text:p>135.3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H30:.DO30]) - MIN([.DI30];[.DJ30])" office:value-type="float" office:value="96.45" calcext:value-type="float">
            <text:p>96.4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R30:.DY30]) - MIN([.DS30];[.DT30])" office:value-type="float" office:value="96.6" calcext:value-type="float">
            <text:p>96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B30:.EI30]) - MIN([.EC30];[.ED30])" office:value-type="float" office:value="137.4" calcext:value-type="float">
            <text:p>137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L30:.ES30]) - MIN([.EM30];[.EN30])" office:value-type="float" office:value="93.7" calcext:value-type="float">
            <text:p>93.7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V30:.FC30]) - MIN([.EW30];[.EX30])" office:value-type="float" office:value="146.35" calcext:value-type="float">
            <text:p>146.3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FF30:.FM30]) - MIN([.FG30];[.FH30])" office:value-type="float" office:value="144.55" calcext:value-type="float">
            <text:p>144.5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FP30:.FW30]) - MIN([.FQ30];[.FR30])" office:value-type="float" office:value="99.4" calcext:value-type="float">
            <text:p>99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FZ30:.GG30]) - MIN([.GA30];[.GB30])" office:value-type="float" office:value="155.4" calcext:value-type="float">
            <text:p>155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wordmast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Vanguard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Assassi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Halberdi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General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Paladi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Dragoo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Warrio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Rang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trategist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Oracle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age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Warlock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Berserk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Phantom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Tig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Wyvern Lord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Ballista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Ballista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7]+[.B$18]*([.$A20]-1)/100" office:value-type="float" office:value="16" calcext:value-type="float">
            <text:p>16</text:p>
          </table:table-cell>
          <table:table-cell table:formula="of:=[.C$17]+[.C$18]*([.$A20]-1)/100" office:value-type="float" office:value="5" calcext:value-type="float">
            <text:p>5</text:p>
          </table:table-cell>
          <table:table-cell table:formula="of:=[.D$17]+[.D$18]*([.$A20]-1)/100" office:value-type="float" office:value="2" calcext:value-type="float">
            <text:p>2</text:p>
          </table:table-cell>
          <table:table-cell table:formula="of:=[.E$17]+[.E$18]*([.$A20]-1)/100" office:value-type="float" office:value="6" calcext:value-type="float">
            <text:p>6</text:p>
          </table:table-cell>
          <table:table-cell table:formula="of:=[.F$17]+[.F$18]*([.$A20]-1)/100" office:value-type="float" office:value="7" calcext:value-type="float">
            <text:p>7</text:p>
          </table:table-cell>
          <table:table-cell table:formula="of:=[.G$17]+[.G$18]*([.$A20]-1)/100" office:value-type="float" office:value="0" calcext:value-type="float">
            <text:p>0</text:p>
          </table:table-cell>
          <table:table-cell table:formula="of:=[.H$17]+[.H$18]*([.$A20]-1)/100" office:value-type="float" office:value="3" calcext:value-type="float">
            <text:p>3</text:p>
          </table:table-cell>
          <table:table-cell table:formula="of:=[.I$17]+[.I$18]*([.$A20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17]+[.L$18]*([.$A20]-1)/100" office:value-type="float" office:value="16" calcext:value-type="float">
            <text:p>16</text:p>
          </table:table-cell>
          <table:table-cell table:formula="of:=[.M$17]+[.M$18]*([.$A20]-1)/100" office:value-type="float" office:value="3" calcext:value-type="float">
            <text:p>3</text:p>
          </table:table-cell>
          <table:table-cell table:formula="of:=[.N$17]+[.N$18]*([.$A20]-1)/100" office:value-type="float" office:value="0" calcext:value-type="float">
            <text:p>0</text:p>
          </table:table-cell>
          <table:table-cell table:formula="of:=[.O$17]+[.O$18]*([.$A20]-1)/100" office:value-type="float" office:value="7" calcext:value-type="float">
            <text:p>7</text:p>
          </table:table-cell>
          <table:table-cell table:formula="of:=[.P$17]+[.P$18]*([.$A20]-1)/100" office:value-type="float" office:value="7" calcext:value-type="float">
            <text:p>7</text:p>
          </table:table-cell>
          <table:table-cell table:formula="of:=[.Q$17]+[.Q$18]*([.$A20]-1)/100" office:value-type="float" office:value="0" calcext:value-type="float">
            <text:p>0</text:p>
          </table:table-cell>
          <table:table-cell table:formula="of:=[.R$17]+[.R$18]*([.$A20]-1)/100" office:value-type="float" office:value="5" calcext:value-type="float">
            <text:p>5</text:p>
          </table:table-cell>
          <table:table-cell table:formula="of:=[.S$17]+[.S$18]*([.$A20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$17]+[.V$18]*([.$A20]-1)/100" office:value-type="float" office:value="14" calcext:value-type="float">
            <text:p>14</text:p>
          </table:table-cell>
          <table:table-cell table:formula="of:=[.W$17]+[.W$18]*([.$A20]-1)/100" office:value-type="float" office:value="4" calcext:value-type="float">
            <text:p>4</text:p>
          </table:table-cell>
          <table:table-cell table:formula="of:=[.X$17]+[.X$18]*([.$A20]-1)/100" office:value-type="float" office:value="2" calcext:value-type="float">
            <text:p>2</text:p>
          </table:table-cell>
          <table:table-cell table:formula="of:=[.Y$17]+[.Y$18]*([.$A20]-1)/100" office:value-type="float" office:value="5" calcext:value-type="float">
            <text:p>5</text:p>
          </table:table-cell>
          <table:table-cell table:formula="of:=[.Z$17]+[.Z$18]*([.$A20]-1)/100" office:value-type="float" office:value="8" calcext:value-type="float">
            <text:p>8</text:p>
          </table:table-cell>
          <table:table-cell table:formula="of:=[.AA$17]+[.AA$18]*([.$A20]-1)/100" office:value-type="float" office:value="0" calcext:value-type="float">
            <text:p>0</text:p>
          </table:table-cell>
          <table:table-cell table:formula="of:=[.AB$17]+[.AB$18]*([.$A20]-1)/100" office:value-type="float" office:value="3" calcext:value-type="float">
            <text:p>3</text:p>
          </table:table-cell>
          <table:table-cell table:formula="of:=[.AC$17]+[.AC$18]*([.$A20]-1)/10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$17]+[.AF$18]*([.$A20]-1)/100" office:value-type="float" office:value="17" calcext:value-type="float">
            <text:p>17</text:p>
          </table:table-cell>
          <table:table-cell table:formula="of:=[.AG$17]+[.AG$18]*([.$A20]-1)/100" office:value-type="float" office:value="4" calcext:value-type="float">
            <text:p>4</text:p>
          </table:table-cell>
          <table:table-cell table:formula="of:=[.AH$17]+[.AH$18]*([.$A20]-1)/100" office:value-type="float" office:value="1" calcext:value-type="float">
            <text:p>1</text:p>
          </table:table-cell>
          <table:table-cell table:formula="of:=[.AI$17]+[.AI$18]*([.$A20]-1)/100" office:value-type="float" office:value="6" calcext:value-type="float">
            <text:p>6</text:p>
          </table:table-cell>
          <table:table-cell table:formula="of:=[.AJ$17]+[.AJ$18]*([.$A20]-1)/100" office:value-type="float" office:value="2" calcext:value-type="float">
            <text:p>2</text:p>
          </table:table-cell>
          <table:table-cell table:formula="of:=[.AK$17]+[.AK$18]*([.$A20]-1)/100" office:value-type="float" office:value="0" calcext:value-type="float">
            <text:p>0</text:p>
          </table:table-cell>
          <table:table-cell table:formula="of:=[.AL$17]+[.AL$18]*([.$A20]-1)/100" office:value-type="float" office:value="5" calcext:value-type="float">
            <text:p>5</text:p>
          </table:table-cell>
          <table:table-cell table:formula="of:=[.AM$17]+[.AM$18]*([.$A20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P$17]+[.AP$18]*([.$A20]-1)/100" office:value-type="float" office:value="15" calcext:value-type="float">
            <text:p>15</text:p>
          </table:table-cell>
          <table:table-cell table:formula="of:=[.AQ$17]+[.AQ$18]*([.$A20]-1)/100" office:value-type="float" office:value="5" calcext:value-type="float">
            <text:p>5</text:p>
          </table:table-cell>
          <table:table-cell table:formula="of:=[.AR$17]+[.AR$18]*([.$A20]-1)/100" office:value-type="float" office:value="0" calcext:value-type="float">
            <text:p>0</text:p>
          </table:table-cell>
          <table:table-cell table:formula="of:=[.AS$17]+[.AS$18]*([.$A20]-1)/100" office:value-type="float" office:value="4" calcext:value-type="float">
            <text:p>4</text:p>
          </table:table-cell>
          <table:table-cell table:formula="of:=[.AT$17]+[.AT$18]*([.$A20]-1)/100" office:value-type="float" office:value="4" calcext:value-type="float">
            <text:p>4</text:p>
          </table:table-cell>
          <table:table-cell table:formula="of:=[.AU$17]+[.AU$18]*([.$A20]-1)/100" office:value-type="float" office:value="0" calcext:value-type="float">
            <text:p>0</text:p>
          </table:table-cell>
          <table:table-cell table:formula="of:=[.AV$17]+[.AV$18]*([.$A20]-1)/100" office:value-type="float" office:value="8" calcext:value-type="float">
            <text:p>8</text:p>
          </table:table-cell>
          <table:table-cell table:formula="of:=[.AW$17]+[.AW$18]*([.$A20]-1)/100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Z$17]+[.AZ$18]*([.$A20]-1)/100" office:value-type="float" office:value="15" calcext:value-type="float">
            <text:p>15</text:p>
          </table:table-cell>
          <table:table-cell table:formula="of:=[.BA$17]+[.BA$18]*([.$A20]-1)/100" office:value-type="float" office:value="4" calcext:value-type="float">
            <text:p>4</text:p>
          </table:table-cell>
          <table:table-cell table:formula="of:=[.BB$17]+[.BB$18]*([.$A20]-1)/100" office:value-type="float" office:value="2" calcext:value-type="float">
            <text:p>2</text:p>
          </table:table-cell>
          <table:table-cell table:formula="of:=[.BC$17]+[.BC$18]*([.$A20]-1)/100" office:value-type="float" office:value="3" calcext:value-type="float">
            <text:p>3</text:p>
          </table:table-cell>
          <table:table-cell table:formula="of:=[.BD$17]+[.BD$18]*([.$A20]-1)/100" office:value-type="float" office:value="7" calcext:value-type="float">
            <text:p>7</text:p>
          </table:table-cell>
          <table:table-cell table:formula="of:=[.BE$17]+[.BE$18]*([.$A20]-1)/100" office:value-type="float" office:value="0" calcext:value-type="float">
            <text:p>0</text:p>
          </table:table-cell>
          <table:table-cell table:formula="of:=[.BF$17]+[.BF$18]*([.$A20]-1)/100" office:value-type="float" office:value="6" calcext:value-type="float">
            <text:p>6</text:p>
          </table:table-cell>
          <table:table-cell table:formula="of:=[.BG$17]+[.BG$18]*([.$A20]-1)/100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J$17]+[.BJ$18]*([.$A20]-1)/100" office:value-type="float" office:value="14" calcext:value-type="float">
            <text:p>14</text:p>
          </table:table-cell>
          <table:table-cell table:formula="of:=[.BK$17]+[.BK$18]*([.$A20]-1)/100" office:value-type="float" office:value="4" calcext:value-type="float">
            <text:p>4</text:p>
          </table:table-cell>
          <table:table-cell table:formula="of:=[.BL$17]+[.BL$18]*([.$A20]-1)/100" office:value-type="float" office:value="2" calcext:value-type="float">
            <text:p>2</text:p>
          </table:table-cell>
          <table:table-cell table:formula="of:=[.BM$17]+[.BM$18]*([.$A20]-1)/100" office:value-type="float" office:value="3" calcext:value-type="float">
            <text:p>3</text:p>
          </table:table-cell>
          <table:table-cell table:formula="of:=[.BN$17]+[.BN$18]*([.$A20]-1)/100" office:value-type="float" office:value="4" calcext:value-type="float">
            <text:p>4</text:p>
          </table:table-cell>
          <table:table-cell table:formula="of:=[.BO$17]+[.BO$18]*([.$A20]-1)/100" office:value-type="float" office:value="0" calcext:value-type="float">
            <text:p>0</text:p>
          </table:table-cell>
          <table:table-cell table:formula="of:=[.BP$17]+[.BP$18]*([.$A20]-1)/100" office:value-type="float" office:value="3" calcext:value-type="float">
            <text:p>3</text:p>
          </table:table-cell>
          <table:table-cell table:formula="of:=[.BQ$17]+[.BQ$18]*([.$A20]-1)/100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T$17]+[.BT$18]*([.$A20]-1)/100" office:value-type="float" office:value="18" calcext:value-type="float">
            <text:p>18</text:p>
          </table:table-cell>
          <table:table-cell table:formula="of:=[.BU$17]+[.BU$18]*([.$A20]-1)/100" office:value-type="float" office:value="4" calcext:value-type="float">
            <text:p>4</text:p>
          </table:table-cell>
          <table:table-cell table:formula="of:=[.BV$17]+[.BV$18]*([.$A20]-1)/100" office:value-type="float" office:value="0" calcext:value-type="float">
            <text:p>0</text:p>
          </table:table-cell>
          <table:table-cell table:formula="of:=[.BW$17]+[.BW$18]*([.$A20]-1)/100" office:value-type="float" office:value="3" calcext:value-type="float">
            <text:p>3</text:p>
          </table:table-cell>
          <table:table-cell table:formula="of:=[.BX$17]+[.BX$18]*([.$A20]-1)/100" office:value-type="float" office:value="3" calcext:value-type="float">
            <text:p>3</text:p>
          </table:table-cell>
          <table:table-cell table:formula="of:=[.BY$17]+[.BY$18]*([.$A20]-1)/100" office:value-type="float" office:value="0" calcext:value-type="float">
            <text:p>0</text:p>
          </table:table-cell>
          <table:table-cell table:formula="of:=[.BZ$17]+[.BZ$18]*([.$A20]-1)/100" office:value-type="float" office:value="4" calcext:value-type="float">
            <text:p>4</text:p>
          </table:table-cell>
          <table:table-cell table:formula="of:=[.CA$17]+[.CA$18]*([.$A20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D$17]+[.CD$18]*([.$A20]-1)/100" office:value-type="float" office:value="21" calcext:value-type="float">
            <text:p>21</text:p>
          </table:table-cell>
          <table:table-cell table:formula="of:=[.CE$17]+[.CE$18]*([.$A20]-1)/100" office:value-type="float" office:value="7" calcext:value-type="float">
            <text:p>7</text:p>
          </table:table-cell>
          <table:table-cell table:formula="of:=[.CF$17]+[.CF$18]*([.$A20]-1)/100" office:value-type="float" office:value="4" calcext:value-type="float">
            <text:p>4</text:p>
          </table:table-cell>
          <table:table-cell table:formula="of:=[.CG$17]+[.CG$18]*([.$A20]-1)/100" office:value-type="float" office:value="6" calcext:value-type="float">
            <text:p>6</text:p>
          </table:table-cell>
          <table:table-cell table:formula="of:=[.CH$17]+[.CH$18]*([.$A20]-1)/100" office:value-type="float" office:value="7" calcext:value-type="float">
            <text:p>7</text:p>
          </table:table-cell>
          <table:table-cell table:formula="of:=[.CI$17]+[.CI$18]*([.$A20]-1)/100" office:value-type="float" office:value="0" calcext:value-type="float">
            <text:p>0</text:p>
          </table:table-cell>
          <table:table-cell table:formula="of:=[.CJ$17]+[.CJ$18]*([.$A20]-1)/100" office:value-type="float" office:value="5" calcext:value-type="float">
            <text:p>5</text:p>
          </table:table-cell>
          <table:table-cell table:formula="of:=[.CK$17]+[.CK$18]*([.$A20]-1)/10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N$17]+[.CN$18]*([.$A20]-1)/100" office:value-type="float" office:value="19" calcext:value-type="float">
            <text:p>19</text:p>
          </table:table-cell>
          <table:table-cell table:formula="of:=[.CO$17]+[.CO$18]*([.$A20]-1)/100" office:value-type="float" office:value="0" calcext:value-type="float">
            <text:p>0</text:p>
          </table:table-cell>
          <table:table-cell table:formula="of:=[.CP$17]+[.CP$18]*([.$A20]-1)/100" office:value-type="float" office:value="4" calcext:value-type="float">
            <text:p>4</text:p>
          </table:table-cell>
          <table:table-cell table:formula="of:=[.CQ$17]+[.CQ$18]*([.$A20]-1)/100" office:value-type="float" office:value="5" calcext:value-type="float">
            <text:p>5</text:p>
          </table:table-cell>
          <table:table-cell table:formula="of:=[.CR$17]+[.CR$18]*([.$A20]-1)/100" office:value-type="float" office:value="6" calcext:value-type="float">
            <text:p>6</text:p>
          </table:table-cell>
          <table:table-cell table:formula="of:=[.CS$17]+[.CS$18]*([.$A20]-1)/100" office:value-type="float" office:value="0" calcext:value-type="float">
            <text:p>0</text:p>
          </table:table-cell>
          <table:table-cell table:formula="of:=[.CT$17]+[.CT$18]*([.$A20]-1)/100" office:value-type="float" office:value="4" calcext:value-type="float">
            <text:p>4</text:p>
          </table:table-cell>
          <table:table-cell table:formula="of:=[.CU$17]+[.CU$18]*([.$A20]-1)/100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X$17]+[.CX$18]*([.$A20]-1)/100" office:value-type="float" office:value="21" calcext:value-type="float">
            <text:p>21</text:p>
          </table:table-cell>
          <table:table-cell table:formula="of:=[.CY$17]+[.CY$18]*([.$A20]-1)/100" office:value-type="float" office:value="0" calcext:value-type="float">
            <text:p>0</text:p>
          </table:table-cell>
          <table:table-cell table:formula="of:=[.CZ$17]+[.CZ$18]*([.$A20]-1)/100" office:value-type="float" office:value="4" calcext:value-type="float">
            <text:p>4</text:p>
          </table:table-cell>
          <table:table-cell table:formula="of:=[.DA$17]+[.DA$18]*([.$A20]-1)/100" office:value-type="float" office:value="5" calcext:value-type="float">
            <text:p>5</text:p>
          </table:table-cell>
          <table:table-cell table:formula="of:=[.DB$17]+[.DB$18]*([.$A20]-1)/100" office:value-type="float" office:value="4" calcext:value-type="float">
            <text:p>4</text:p>
          </table:table-cell>
          <table:table-cell table:formula="of:=[.DC$17]+[.DC$18]*([.$A20]-1)/100" office:value-type="float" office:value="0" calcext:value-type="float">
            <text:p>0</text:p>
          </table:table-cell>
          <table:table-cell table:formula="of:=[.DD$17]+[.DD$18]*([.$A20]-1)/100" office:value-type="float" office:value="3" calcext:value-type="float">
            <text:p>3</text:p>
          </table:table-cell>
          <table:table-cell table:formula="of:=[.DE$17]+[.DE$18]*([.$A20]-1)/100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H$17]+[.DH$18]*([.$A20]-1)/100" office:value-type="float" office:value="14" calcext:value-type="float">
            <text:p>14</text:p>
          </table:table-cell>
          <table:table-cell table:formula="of:=[.DI$17]+[.DI$18]*([.$A20]-1)/100" office:value-type="float" office:value="0" calcext:value-type="float">
            <text:p>0</text:p>
          </table:table-cell>
          <table:table-cell table:formula="of:=[.DJ$17]+[.DJ$18]*([.$A20]-1)/100" office:value-type="float" office:value="2" calcext:value-type="float">
            <text:p>2</text:p>
          </table:table-cell>
          <table:table-cell table:formula="of:=[.DK$17]+[.DK$18]*([.$A20]-1)/100" office:value-type="float" office:value="2" calcext:value-type="float">
            <text:p>2</text:p>
          </table:table-cell>
          <table:table-cell table:formula="of:=[.DL$17]+[.DL$18]*([.$A20]-1)/100" office:value-type="float" office:value="2" calcext:value-type="float">
            <text:p>2</text:p>
          </table:table-cell>
          <table:table-cell table:formula="of:=[.DM$17]+[.DM$18]*([.$A20]-1)/100" office:value-type="float" office:value="0" calcext:value-type="float">
            <text:p>0</text:p>
          </table:table-cell>
          <table:table-cell table:formula="of:=[.DN$17]+[.DN$18]*([.$A20]-1)/100" office:value-type="float" office:value="4" calcext:value-type="float">
            <text:p>4</text:p>
          </table:table-cell>
          <table:table-cell table:formula="of:=[.DO$17]+[.DO$18]*([.$A20]-1)/100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R$17]+[.DR$18]*([.$A20]-1)/100" office:value-type="float" office:value="15" calcext:value-type="float">
            <text:p>15</text:p>
          </table:table-cell>
          <table:table-cell table:formula="of:=[.DS$17]+[.DS$18]*([.$A20]-1)/100" office:value-type="float" office:value="1" calcext:value-type="float">
            <text:p>1</text:p>
          </table:table-cell>
          <table:table-cell table:formula="of:=[.DT$17]+[.DT$18]*([.$A20]-1)/100" office:value-type="float" office:value="2" calcext:value-type="float">
            <text:p>2</text:p>
          </table:table-cell>
          <table:table-cell table:formula="of:=[.DU$17]+[.DU$18]*([.$A20]-1)/100" office:value-type="float" office:value="3" calcext:value-type="float">
            <text:p>3</text:p>
          </table:table-cell>
          <table:table-cell table:formula="of:=[.DV$17]+[.DV$18]*([.$A20]-1)/100" office:value-type="float" office:value="4" calcext:value-type="float">
            <text:p>4</text:p>
          </table:table-cell>
          <table:table-cell table:formula="of:=[.DW$17]+[.DW$18]*([.$A20]-1)/100" office:value-type="float" office:value="0" calcext:value-type="float">
            <text:p>0</text:p>
          </table:table-cell>
          <table:table-cell table:formula="of:=[.DX$17]+[.DX$18]*([.$A20]-1)/100" office:value-type="float" office:value="3" calcext:value-type="float">
            <text:p>3</text:p>
          </table:table-cell>
          <table:table-cell table:formula="of:=[.DY$17]+[.DY$18]*([.$A20]-1)/100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B$17]+[.EB$18]*([.$A20]-1)/100" office:value-type="float" office:value="24" calcext:value-type="float">
            <text:p>24</text:p>
          </table:table-cell>
          <table:table-cell table:formula="of:=[.EC$17]+[.EC$18]*([.$A20]-1)/100" office:value-type="float" office:value="7" calcext:value-type="float">
            <text:p>7</text:p>
          </table:table-cell>
          <table:table-cell table:formula="of:=[.ED$17]+[.ED$18]*([.$A20]-1)/100" office:value-type="float" office:value="0" calcext:value-type="float">
            <text:p>0</text:p>
          </table:table-cell>
          <table:table-cell table:formula="of:=[.EE$17]+[.EE$18]*([.$A20]-1)/100" office:value-type="float" office:value="6" calcext:value-type="float">
            <text:p>6</text:p>
          </table:table-cell>
          <table:table-cell table:formula="of:=[.EF$17]+[.EF$18]*([.$A20]-1)/100" office:value-type="float" office:value="7" calcext:value-type="float">
            <text:p>7</text:p>
          </table:table-cell>
          <table:table-cell table:formula="of:=[.EG$17]+[.EG$18]*([.$A20]-1)/100" office:value-type="float" office:value="0" calcext:value-type="float">
            <text:p>0</text:p>
          </table:table-cell>
          <table:table-cell table:formula="of:=[.EH$17]+[.EH$18]*([.$A20]-1)/100" office:value-type="float" office:value="6" calcext:value-type="float">
            <text:p>6</text:p>
          </table:table-cell>
          <table:table-cell table:formula="of:=[.EI$17]+[.EI$18]*([.$A20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L$17]+[.EL$18]*([.$A20]-1)/100" office:value-type="float" office:value="1" calcext:value-type="float">
            <text:p>1</text:p>
          </table:table-cell>
          <table:table-cell table:formula="of:=[.EM$17]+[.EM$18]*([.$A20]-1)/100" office:value-type="float" office:value="5" calcext:value-type="float">
            <text:p>5</text:p>
          </table:table-cell>
          <table:table-cell table:formula="of:=[.EN$17]+[.EN$18]*([.$A20]-1)/100" office:value-type="float" office:value="0" calcext:value-type="float">
            <text:p>0</text:p>
          </table:table-cell>
          <table:table-cell table:formula="of:=[.EO$17]+[.EO$18]*([.$A20]-1)/100" office:value-type="float" office:value="2" calcext:value-type="float">
            <text:p>2</text:p>
          </table:table-cell>
          <table:table-cell table:formula="of:=[.EP$17]+[.EP$18]*([.$A20]-1)/100" office:value-type="float" office:value="4" calcext:value-type="float">
            <text:p>4</text:p>
          </table:table-cell>
          <table:table-cell table:formula="of:=[.EQ$17]+[.EQ$18]*([.$A20]-1)/100" office:value-type="float" office:value="0" calcext:value-type="float">
            <text:p>0</text:p>
          </table:table-cell>
          <table:table-cell table:formula="of:=[.ER$17]+[.ER$18]*([.$A20]-1)/100" office:value-type="float" office:value="0" calcext:value-type="float">
            <text:p>0</text:p>
          </table:table-cell>
          <table:table-cell table:formula="of:=[.ES$17]+[.ES$18]*([.$A20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V$17]+[.EV$18]*([.$A20]-1)/100" office:value-type="float" office:value="21" calcext:value-type="float">
            <text:p>21</text:p>
          </table:table-cell>
          <table:table-cell table:formula="of:=[.EW$17]+[.EW$18]*([.$A20]-1)/100" office:value-type="float" office:value="6" calcext:value-type="float">
            <text:p>6</text:p>
          </table:table-cell>
          <table:table-cell table:formula="of:=[.EX$17]+[.EX$18]*([.$A20]-1)/100" office:value-type="float" office:value="0" calcext:value-type="float">
            <text:p>0</text:p>
          </table:table-cell>
          <table:table-cell table:formula="of:=[.EY$17]+[.EY$18]*([.$A20]-1)/100" office:value-type="float" office:value="12" calcext:value-type="float">
            <text:p>12</text:p>
          </table:table-cell>
          <table:table-cell table:formula="of:=[.EZ$17]+[.EZ$18]*([.$A20]-1)/100" office:value-type="float" office:value="12" calcext:value-type="float">
            <text:p>12</text:p>
          </table:table-cell>
          <table:table-cell table:formula="of:=[.FA$17]+[.FA$18]*([.$A20]-1)/100" office:value-type="float" office:value="0" calcext:value-type="float">
            <text:p>0</text:p>
          </table:table-cell>
          <table:table-cell table:formula="of:=[.FB$17]+[.FB$18]*([.$A20]-1)/100" office:value-type="float" office:value="5" calcext:value-type="float">
            <text:p>5</text:p>
          </table:table-cell>
          <table:table-cell table:formula="of:=[.FC$17]+[.FC$18]*([.$A20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F$17]+[.FF$18]*([.$A20]-1)/100" office:value-type="float" office:value="25" calcext:value-type="float">
            <text:p>25</text:p>
          </table:table-cell>
          <table:table-cell table:formula="of:=[.FG$17]+[.FG$18]*([.$A20]-1)/100" office:value-type="float" office:value="9" calcext:value-type="float">
            <text:p>9</text:p>
          </table:table-cell>
          <table:table-cell table:formula="of:=[.FH$17]+[.FH$18]*([.$A20]-1)/100" office:value-type="float" office:value="1" calcext:value-type="float">
            <text:p>1</text:p>
          </table:table-cell>
          <table:table-cell table:formula="of:=[.FI$17]+[.FI$18]*([.$A20]-1)/100" office:value-type="float" office:value="7" calcext:value-type="float">
            <text:p>7</text:p>
          </table:table-cell>
          <table:table-cell table:formula="of:=[.FJ$17]+[.FJ$18]*([.$A20]-1)/100" office:value-type="float" office:value="7" calcext:value-type="float">
            <text:p>7</text:p>
          </table:table-cell>
          <table:table-cell table:formula="of:=[.FK$17]+[.FK$18]*([.$A20]-1)/100" office:value-type="float" office:value="0" calcext:value-type="float">
            <text:p>0</text:p>
          </table:table-cell>
          <table:table-cell table:formula="of:=[.FL$17]+[.FL$18]*([.$A20]-1)/100" office:value-type="float" office:value="10" calcext:value-type="float">
            <text:p>10</text:p>
          </table:table-cell>
          <table:table-cell table:formula="of:=[.FM$17]+[.FM$18]*([.$A20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P$17]+[.FP$18]*([.$A20]-1)/100" office:value-type="float" office:value="18" calcext:value-type="float">
            <text:p>18</text:p>
          </table:table-cell>
          <table:table-cell table:formula="of:=[.FQ$17]+[.FQ$18]*([.$A20]-1)/100" office:value-type="float" office:value="4" calcext:value-type="float">
            <text:p>4</text:p>
          </table:table-cell>
          <table:table-cell table:formula="of:=[.FR$17]+[.FR$18]*([.$A20]-1)/100" office:value-type="float" office:value="0" calcext:value-type="float">
            <text:p>0</text:p>
          </table:table-cell>
          <table:table-cell table:formula="of:=[.FS$17]+[.FS$18]*([.$A20]-1)/100" office:value-type="float" office:value="6" calcext:value-type="float">
            <text:p>6</text:p>
          </table:table-cell>
          <table:table-cell table:formula="of:=[.FT$17]+[.FT$18]*([.$A20]-1)/100" office:value-type="float" office:value="0" calcext:value-type="float">
            <text:p>0</text:p>
          </table:table-cell>
          <table:table-cell table:formula="of:=[.FU$17]+[.FU$18]*([.$A20]-1)/100" office:value-type="float" office:value="0" calcext:value-type="float">
            <text:p>0</text:p>
          </table:table-cell>
          <table:table-cell table:formula="of:=[.FV$17]+[.FV$18]*([.$A20]-1)/100" office:value-type="float" office:value="3" calcext:value-type="float">
            <text:p>3</text:p>
          </table:table-cell>
          <table:table-cell table:formula="of:=[.FW$17]+[.FW$18]*([.$A20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Z$17]+[.FZ$18]*([.$A20]-1)/100" office:value-type="float" office:value="50" calcext:value-type="float">
            <text:p>50</text:p>
          </table:table-cell>
          <table:table-cell table:formula="of:=[.GA$17]+[.GA$18]*([.$A20]-1)/100" office:value-type="float" office:value="0" calcext:value-type="float">
            <text:p>0</text:p>
          </table:table-cell>
          <table:table-cell table:formula="of:=[.GB$17]+[.GB$18]*([.$A20]-1)/100" office:value-type="float" office:value="0" calcext:value-type="float">
            <text:p>0</text:p>
          </table:table-cell>
          <table:table-cell table:formula="of:=[.GC$17]+[.GC$18]*([.$A20]-1)/100" office:value-type="float" office:value="0" calcext:value-type="float">
            <text:p>0</text:p>
          </table:table-cell>
          <table:table-cell table:formula="of:=[.GD$17]+[.GD$18]*([.$A20]-1)/100" office:value-type="float" office:value="24" calcext:value-type="float">
            <text:p>24</text:p>
          </table:table-cell>
          <table:table-cell table:formula="of:=[.GE$17]+[.GE$18]*([.$A20]-1)/100" office:value-type="float" office:value="0" calcext:value-type="float">
            <text:p>0</text:p>
          </table:table-cell>
          <table:table-cell table:formula="of:=[.GF$17]+[.GF$18]*([.$A20]-1)/100" office:value-type="float" office:value="13" calcext:value-type="float">
            <text:p>13</text:p>
          </table:table-cell>
          <table:table-cell table:formula="of:=[.GG$17]+[.GG$18]*([.$A20]-1)/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17]+[.B$18]*([.$A21]-1)/100" office:value-type="float" office:value="25.5" calcext:value-type="float">
            <text:p>25.5</text:p>
          </table:table-cell>
          <table:table-cell table:formula="of:=[.C$17]+[.C$18]*([.$A21]-1)/100" office:value-type="float" office:value="9.5" calcext:value-type="float">
            <text:p>9.5</text:p>
          </table:table-cell>
          <table:table-cell table:formula="of:=[.D$17]+[.D$18]*([.$A21]-1)/100" office:value-type="float" office:value="5.5" calcext:value-type="float">
            <text:p>5.5</text:p>
          </table:table-cell>
          <table:table-cell table:formula="of:=[.E$17]+[.E$18]*([.$A21]-1)/100" office:value-type="float" office:value="11.5" calcext:value-type="float">
            <text:p>11.5</text:p>
          </table:table-cell>
          <table:table-cell table:formula="of:=[.F$17]+[.F$18]*([.$A21]-1)/100" office:value-type="float" office:value="12.5" calcext:value-type="float">
            <text:p>12.5</text:p>
          </table:table-cell>
          <table:table-cell table:formula="of:=[.G$17]+[.G$18]*([.$A21]-1)/100" office:value-type="float" office:value="4" calcext:value-type="float">
            <text:p>4</text:p>
          </table:table-cell>
          <table:table-cell table:formula="of:=[.H$17]+[.H$18]*([.$A21]-1)/100" office:value-type="float" office:value="5" calcext:value-type="float">
            <text:p>5</text:p>
          </table:table-cell>
          <table:table-cell table:formula="of:=[.I$17]+[.I$18]*([.$A21]-1)/100" office:value-type="float" office:value="4.5" calcext:value-type="float">
            <text:p>4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L$17]+[.L$18]*([.$A21]-1)/100" office:value-type="float" office:value="26.5" calcext:value-type="float">
            <text:p>26.5</text:p>
          </table:table-cell>
          <table:table-cell table:formula="of:=[.M$17]+[.M$18]*([.$A21]-1)/100" office:value-type="float" office:value="8.5" calcext:value-type="float">
            <text:p>8.5</text:p>
          </table:table-cell>
          <table:table-cell table:formula="of:=[.N$17]+[.N$18]*([.$A21]-1)/100" office:value-type="float" office:value="1.5" calcext:value-type="float">
            <text:p>1.5</text:p>
          </table:table-cell>
          <table:table-cell table:formula="of:=[.O$17]+[.O$18]*([.$A21]-1)/100" office:value-type="float" office:value="12.5" calcext:value-type="float">
            <text:p>12.5</text:p>
          </table:table-cell>
          <table:table-cell table:formula="of:=[.P$17]+[.P$18]*([.$A21]-1)/100" office:value-type="float" office:value="11.5" calcext:value-type="float">
            <text:p>11.5</text:p>
          </table:table-cell>
          <table:table-cell table:formula="of:=[.Q$17]+[.Q$18]*([.$A21]-1)/100" office:value-type="float" office:value="4" calcext:value-type="float">
            <text:p>4</text:p>
          </table:table-cell>
          <table:table-cell table:formula="of:=[.R$17]+[.R$18]*([.$A21]-1)/100" office:value-type="float" office:value="7.5" calcext:value-type="float">
            <text:p>7.5</text:p>
          </table:table-cell>
          <table:table-cell table:formula="of:=[.S$17]+[.S$18]*([.$A21]-1)/100" office:value-type="float" office:value="4.5" calcext:value-type="float">
            <text:p>4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V$17]+[.V$18]*([.$A21]-1)/100" office:value-type="float" office:value="20.5" calcext:value-type="float">
            <text:p>20.5</text:p>
          </table:table-cell>
          <table:table-cell table:formula="of:=[.W$17]+[.W$18]*([.$A21]-1)/100" office:value-type="float" office:value="8" calcext:value-type="float">
            <text:p>8</text:p>
          </table:table-cell>
          <table:table-cell table:formula="of:=[.X$17]+[.X$18]*([.$A21]-1)/100" office:value-type="float" office:value="5.5" calcext:value-type="float">
            <text:p>5.5</text:p>
          </table:table-cell>
          <table:table-cell table:formula="of:=[.Y$17]+[.Y$18]*([.$A21]-1)/100" office:value-type="float" office:value="11" calcext:value-type="float">
            <text:p>11</text:p>
          </table:table-cell>
          <table:table-cell table:formula="of:=[.Z$17]+[.Z$18]*([.$A21]-1)/100" office:value-type="float" office:value="13.5" calcext:value-type="float">
            <text:p>13.5</text:p>
          </table:table-cell>
          <table:table-cell table:formula="of:=[.AA$17]+[.AA$18]*([.$A21]-1)/100" office:value-type="float" office:value="5.5" calcext:value-type="float">
            <text:p>5.5</text:p>
          </table:table-cell>
          <table:table-cell table:formula="of:=[.AB$17]+[.AB$18]*([.$A21]-1)/100" office:value-type="float" office:value="3.5" calcext:value-type="float">
            <text:p>3.5</text:p>
          </table:table-cell>
          <table:table-cell table:formula="of:=[.AC$17]+[.AC$18]*([.$A21]-1)/100" office:value-type="float" office:value="6.5" calcext:value-type="float">
            <text:p>6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F$17]+[.AF$18]*([.$A21]-1)/100" office:value-type="float" office:value="27.5" calcext:value-type="float">
            <text:p>27.5</text:p>
          </table:table-cell>
          <table:table-cell table:formula="of:=[.AG$17]+[.AG$18]*([.$A21]-1)/100" office:value-type="float" office:value="10.5" calcext:value-type="float">
            <text:p>10.5</text:p>
          </table:table-cell>
          <table:table-cell table:formula="of:=[.AH$17]+[.AH$18]*([.$A21]-1)/100" office:value-type="float" office:value="2.5" calcext:value-type="float">
            <text:p>2.5</text:p>
          </table:table-cell>
          <table:table-cell table:formula="of:=[.AI$17]+[.AI$18]*([.$A21]-1)/100" office:value-type="float" office:value="12.5" calcext:value-type="float">
            <text:p>12.5</text:p>
          </table:table-cell>
          <table:table-cell table:formula="of:=[.AJ$17]+[.AJ$18]*([.$A21]-1)/100" office:value-type="float" office:value="8" calcext:value-type="float">
            <text:p>8</text:p>
          </table:table-cell>
          <table:table-cell table:formula="of:=[.AK$17]+[.AK$18]*([.$A21]-1)/100" office:value-type="float" office:value="3.5" calcext:value-type="float">
            <text:p>3.5</text:p>
          </table:table-cell>
          <table:table-cell table:formula="of:=[.AL$17]+[.AL$18]*([.$A21]-1)/100" office:value-type="float" office:value="8.5" calcext:value-type="float">
            <text:p>8.5</text:p>
          </table:table-cell>
          <table:table-cell table:formula="of:=[.AM$17]+[.AM$18]*([.$A21]-1)/100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P$17]+[.AP$18]*([.$A21]-1)/100" office:value-type="float" office:value="25.5" calcext:value-type="float">
            <text:p>25.5</text:p>
          </table:table-cell>
          <table:table-cell table:formula="of:=[.AQ$17]+[.AQ$18]*([.$A21]-1)/100" office:value-type="float" office:value="10.5" calcext:value-type="float">
            <text:p>10.5</text:p>
          </table:table-cell>
          <table:table-cell table:formula="of:=[.AR$17]+[.AR$18]*([.$A21]-1)/100" office:value-type="float" office:value="1.5" calcext:value-type="float">
            <text:p>1.5</text:p>
          </table:table-cell>
          <table:table-cell table:formula="of:=[.AS$17]+[.AS$18]*([.$A21]-1)/100" office:value-type="float" office:value="8" calcext:value-type="float">
            <text:p>8</text:p>
          </table:table-cell>
          <table:table-cell table:formula="of:=[.AT$17]+[.AT$18]*([.$A21]-1)/100" office:value-type="float" office:value="6" calcext:value-type="float">
            <text:p>6</text:p>
          </table:table-cell>
          <table:table-cell table:formula="of:=[.AU$17]+[.AU$18]*([.$A21]-1)/100" office:value-type="float" office:value="3.5" calcext:value-type="float">
            <text:p>3.5</text:p>
          </table:table-cell>
          <table:table-cell table:formula="of:=[.AV$17]+[.AV$18]*([.$A21]-1)/100" office:value-type="float" office:value="13.5" calcext:value-type="float">
            <text:p>13.5</text:p>
          </table:table-cell>
          <table:table-cell table:formula="of:=[.AW$17]+[.AW$18]*([.$A21]-1)/100" office:value-type="float" office:value="6.5" calcext:value-type="float">
            <text:p>6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Z$17]+[.AZ$18]*([.$A21]-1)/100" office:value-type="float" office:value="25" calcext:value-type="float">
            <text:p>25</text:p>
          </table:table-cell>
          <table:table-cell table:formula="of:=[.BA$17]+[.BA$18]*([.$A21]-1)/100" office:value-type="float" office:value="8.5" calcext:value-type="float">
            <text:p>8.5</text:p>
          </table:table-cell>
          <table:table-cell table:formula="of:=[.BB$17]+[.BB$18]*([.$A21]-1)/100" office:value-type="float" office:value="2.5" calcext:value-type="float">
            <text:p>2.5</text:p>
          </table:table-cell>
          <table:table-cell table:formula="of:=[.BC$17]+[.BC$18]*([.$A21]-1)/100" office:value-type="float" office:value="8.5" calcext:value-type="float">
            <text:p>8.5</text:p>
          </table:table-cell>
          <table:table-cell table:formula="of:=[.BD$17]+[.BD$18]*([.$A21]-1)/100" office:value-type="float" office:value="10.5" calcext:value-type="float">
            <text:p>10.5</text:p>
          </table:table-cell>
          <table:table-cell table:formula="of:=[.BE$17]+[.BE$18]*([.$A21]-1)/100" office:value-type="float" office:value="4" calcext:value-type="float">
            <text:p>4</text:p>
          </table:table-cell>
          <table:table-cell table:formula="of:=[.BF$17]+[.BF$18]*([.$A21]-1)/100" office:value-type="float" office:value="8" calcext:value-type="float">
            <text:p>8</text:p>
          </table:table-cell>
          <table:table-cell table:formula="of:=[.BG$17]+[.BG$18]*([.$A21]-1)/100" office:value-type="float" office:value="7.5" calcext:value-type="float">
            <text:p>7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J$17]+[.BJ$18]*([.$A21]-1)/100" office:value-type="float" office:value="22.5" calcext:value-type="float">
            <text:p>22.5</text:p>
          </table:table-cell>
          <table:table-cell table:formula="of:=[.BK$17]+[.BK$18]*([.$A21]-1)/100" office:value-type="float" office:value="8.5" calcext:value-type="float">
            <text:p>8.5</text:p>
          </table:table-cell>
          <table:table-cell table:formula="of:=[.BL$17]+[.BL$18]*([.$A21]-1)/100" office:value-type="float" office:value="5.5" calcext:value-type="float">
            <text:p>5.5</text:p>
          </table:table-cell>
          <table:table-cell table:formula="of:=[.BM$17]+[.BM$18]*([.$A21]-1)/100" office:value-type="float" office:value="8.5" calcext:value-type="float">
            <text:p>8.5</text:p>
          </table:table-cell>
          <table:table-cell table:formula="of:=[.BN$17]+[.BN$18]*([.$A21]-1)/100" office:value-type="float" office:value="13.5" calcext:value-type="float">
            <text:p>13.5</text:p>
          </table:table-cell>
          <table:table-cell table:formula="of:=[.BO$17]+[.BO$18]*([.$A21]-1)/100" office:value-type="float" office:value="4.5" calcext:value-type="float">
            <text:p>4.5</text:p>
          </table:table-cell>
          <table:table-cell table:formula="of:=[.BP$17]+[.BP$18]*([.$A21]-1)/100" office:value-type="float" office:value="5.5" calcext:value-type="float">
            <text:p>5.5</text:p>
          </table:table-cell>
          <table:table-cell table:formula="of:=[.BQ$17]+[.BQ$18]*([.$A21]-1)/100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T$17]+[.BT$18]*([.$A21]-1)/100" office:value-type="float" office:value="29.5" calcext:value-type="float">
            <text:p>29.5</text:p>
          </table:table-cell>
          <table:table-cell table:formula="of:=[.BU$17]+[.BU$18]*([.$A21]-1)/100" office:value-type="float" office:value="11.5" calcext:value-type="float">
            <text:p>11.5</text:p>
          </table:table-cell>
          <table:table-cell table:formula="of:=[.BV$17]+[.BV$18]*([.$A21]-1)/100" office:value-type="float" office:value="1.5" calcext:value-type="float">
            <text:p>1.5</text:p>
          </table:table-cell>
          <table:table-cell table:formula="of:=[.BW$17]+[.BW$18]*([.$A21]-1)/100" office:value-type="float" office:value="7.5" calcext:value-type="float">
            <text:p>7.5</text:p>
          </table:table-cell>
          <table:table-cell table:formula="of:=[.BX$17]+[.BX$18]*([.$A21]-1)/100" office:value-type="float" office:value="7" calcext:value-type="float">
            <text:p>7</text:p>
          </table:table-cell>
          <table:table-cell table:formula="of:=[.BY$17]+[.BY$18]*([.$A21]-1)/100" office:value-type="float" office:value="2" calcext:value-type="float">
            <text:p>2</text:p>
          </table:table-cell>
          <table:table-cell table:formula="of:=[.BZ$17]+[.BZ$18]*([.$A21]-1)/100" office:value-type="float" office:value="6.5" calcext:value-type="float">
            <text:p>6.5</text:p>
          </table:table-cell>
          <table:table-cell table:formula="of:=[.CA$17]+[.CA$18]*([.$A21]-1)/100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D$17]+[.CD$18]*([.$A21]-1)/100" office:value-type="float" office:value="34" calcext:value-type="float">
            <text:p>34</text:p>
          </table:table-cell>
          <table:table-cell table:formula="of:=[.CE$17]+[.CE$18]*([.$A21]-1)/100" office:value-type="float" office:value="13" calcext:value-type="float">
            <text:p>13</text:p>
          </table:table-cell>
          <table:table-cell table:formula="of:=[.CF$17]+[.CF$18]*([.$A21]-1)/100" office:value-type="float" office:value="8" calcext:value-type="float">
            <text:p>8</text:p>
          </table:table-cell>
          <table:table-cell table:formula="of:=[.CG$17]+[.CG$18]*([.$A21]-1)/100" office:value-type="float" office:value="12" calcext:value-type="float">
            <text:p>12</text:p>
          </table:table-cell>
          <table:table-cell table:formula="of:=[.CH$17]+[.CH$18]*([.$A21]-1)/100" office:value-type="float" office:value="11" calcext:value-type="float">
            <text:p>11</text:p>
          </table:table-cell>
          <table:table-cell table:formula="of:=[.CI$17]+[.CI$18]*([.$A21]-1)/100" office:value-type="float" office:value="6" calcext:value-type="float">
            <text:p>6</text:p>
          </table:table-cell>
          <table:table-cell table:formula="of:=[.CJ$17]+[.CJ$18]*([.$A21]-1)/100" office:value-type="float" office:value="8" calcext:value-type="float">
            <text:p>8</text:p>
          </table:table-cell>
          <table:table-cell table:formula="of:=[.CK$17]+[.CK$18]*([.$A21]-1)/100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N$17]+[.CN$18]*([.$A21]-1)/100" office:value-type="float" office:value="26" calcext:value-type="float">
            <text:p>26</text:p>
          </table:table-cell>
          <table:table-cell table:formula="of:=[.CO$17]+[.CO$18]*([.$A21]-1)/100" office:value-type="float" office:value="3" calcext:value-type="float">
            <text:p>3</text:p>
          </table:table-cell>
          <table:table-cell table:formula="of:=[.CP$17]+[.CP$18]*([.$A21]-1)/100" office:value-type="float" office:value="10" calcext:value-type="float">
            <text:p>10</text:p>
          </table:table-cell>
          <table:table-cell table:formula="of:=[.CQ$17]+[.CQ$18]*([.$A21]-1)/100" office:value-type="float" office:value="13" calcext:value-type="float">
            <text:p>13</text:p>
          </table:table-cell>
          <table:table-cell table:formula="of:=[.CR$17]+[.CR$18]*([.$A21]-1)/100" office:value-type="float" office:value="16" calcext:value-type="float">
            <text:p>16</text:p>
          </table:table-cell>
          <table:table-cell table:formula="of:=[.CS$17]+[.CS$18]*([.$A21]-1)/100" office:value-type="float" office:value="8" calcext:value-type="float">
            <text:p>8</text:p>
          </table:table-cell>
          <table:table-cell table:formula="of:=[.CT$17]+[.CT$18]*([.$A21]-1)/100" office:value-type="float" office:value="6.5" calcext:value-type="float">
            <text:p>6.5</text:p>
          </table:table-cell>
          <table:table-cell table:formula="of:=[.CU$17]+[.CU$18]*([.$A21]-1)/100"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X$17]+[.CX$18]*([.$A21]-1)/100" office:value-type="float" office:value="30" calcext:value-type="float">
            <text:p>30</text:p>
          </table:table-cell>
          <table:table-cell table:formula="of:=[.CY$17]+[.CY$18]*([.$A21]-1)/100" office:value-type="float" office:value="2" calcext:value-type="float">
            <text:p>2</text:p>
          </table:table-cell>
          <table:table-cell table:formula="of:=[.CZ$17]+[.CZ$18]*([.$A21]-1)/100" office:value-type="float" office:value="11" calcext:value-type="float">
            <text:p>11</text:p>
          </table:table-cell>
          <table:table-cell table:formula="of:=[.DA$17]+[.DA$18]*([.$A21]-1)/100" office:value-type="float" office:value="10" calcext:value-type="float">
            <text:p>10</text:p>
          </table:table-cell>
          <table:table-cell table:formula="of:=[.DB$17]+[.DB$18]*([.$A21]-1)/100" office:value-type="float" office:value="8.5" calcext:value-type="float">
            <text:p>8.5</text:p>
          </table:table-cell>
          <table:table-cell table:formula="of:=[.DC$17]+[.DC$18]*([.$A21]-1)/100" office:value-type="float" office:value="10" calcext:value-type="float">
            <text:p>10</text:p>
          </table:table-cell>
          <table:table-cell table:formula="of:=[.DD$17]+[.DD$18]*([.$A21]-1)/100" office:value-type="float" office:value="4.5" calcext:value-type="float">
            <text:p>4.5</text:p>
          </table:table-cell>
          <table:table-cell table:formula="of:=[.DE$17]+[.DE$18]*([.$A21]-1)/100"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H$17]+[.DH$18]*([.$A21]-1)/100" office:value-type="float" office:value="21.5" calcext:value-type="float">
            <text:p>21.5</text:p>
          </table:table-cell>
          <table:table-cell table:formula="of:=[.DI$17]+[.DI$18]*([.$A21]-1)/100" office:value-type="float" office:value="1.5" calcext:value-type="float">
            <text:p>1.5</text:p>
          </table:table-cell>
          <table:table-cell table:formula="of:=[.DJ$17]+[.DJ$18]*([.$A21]-1)/100" office:value-type="float" office:value="8.5" calcext:value-type="float">
            <text:p>8.5</text:p>
          </table:table-cell>
          <table:table-cell table:formula="of:=[.DK$17]+[.DK$18]*([.$A21]-1)/100" office:value-type="float" office:value="6.5" calcext:value-type="float">
            <text:p>6.5</text:p>
          </table:table-cell>
          <table:table-cell table:formula="of:=[.DL$17]+[.DL$18]*([.$A21]-1)/100" office:value-type="float" office:value="8.5" calcext:value-type="float">
            <text:p>8.5</text:p>
          </table:table-cell>
          <table:table-cell table:formula="of:=[.DM$17]+[.DM$18]*([.$A21]-1)/100" office:value-type="float" office:value="4" calcext:value-type="float">
            <text:p>4</text:p>
          </table:table-cell>
          <table:table-cell table:formula="of:=[.DN$17]+[.DN$18]*([.$A21]-1)/100" office:value-type="float" office:value="6" calcext:value-type="float">
            <text:p>6</text:p>
          </table:table-cell>
          <table:table-cell table:formula="of:=[.DO$17]+[.DO$18]*([.$A21]-1)/100" office:value-type="float" office:value="9.5" calcext:value-type="float">
            <text:p>9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R$17]+[.DR$18]*([.$A21]-1)/100" office:value-type="float" office:value="21.5" calcext:value-type="float">
            <text:p>21.5</text:p>
          </table:table-cell>
          <table:table-cell table:formula="of:=[.DS$17]+[.DS$18]*([.$A21]-1)/100" office:value-type="float" office:value="3" calcext:value-type="float">
            <text:p>3</text:p>
          </table:table-cell>
          <table:table-cell table:formula="of:=[.DT$17]+[.DT$18]*([.$A21]-1)/100" office:value-type="float" office:value="10.5" calcext:value-type="float">
            <text:p>10.5</text:p>
          </table:table-cell>
          <table:table-cell table:formula="of:=[.DU$17]+[.DU$18]*([.$A21]-1)/100" office:value-type="float" office:value="7.5" calcext:value-type="float">
            <text:p>7.5</text:p>
          </table:table-cell>
          <table:table-cell table:formula="of:=[.DV$17]+[.DV$18]*([.$A21]-1)/100" office:value-type="float" office:value="8" calcext:value-type="float">
            <text:p>8</text:p>
          </table:table-cell>
          <table:table-cell table:formula="of:=[.DW$17]+[.DW$18]*([.$A21]-1)/100" office:value-type="float" office:value="2.5" calcext:value-type="float">
            <text:p>2.5</text:p>
          </table:table-cell>
          <table:table-cell table:formula="of:=[.DX$17]+[.DX$18]*([.$A21]-1)/100" office:value-type="float" office:value="5.5" calcext:value-type="float">
            <text:p>5.5</text:p>
          </table:table-cell>
          <table:table-cell table:formula="of:=[.DY$17]+[.DY$18]*([.$A21]-1)/100" office:value-type="float" office:value="10.5" calcext:value-type="float">
            <text:p>10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B$17]+[.EB$18]*([.$A21]-1)/100" office:value-type="float" office:value="39" calcext:value-type="float">
            <text:p>39</text:p>
          </table:table-cell>
          <table:table-cell table:formula="of:=[.EC$17]+[.EC$18]*([.$A21]-1)/100" office:value-type="float" office:value="17" calcext:value-type="float">
            <text:p>17</text:p>
          </table:table-cell>
          <table:table-cell table:formula="of:=[.ED$17]+[.ED$18]*([.$A21]-1)/100" office:value-type="float" office:value="1" calcext:value-type="float">
            <text:p>1</text:p>
          </table:table-cell>
          <table:table-cell table:formula="of:=[.EE$17]+[.EE$18]*([.$A21]-1)/100" office:value-type="float" office:value="13" calcext:value-type="float">
            <text:p>13</text:p>
          </table:table-cell>
          <table:table-cell table:formula="of:=[.EF$17]+[.EF$18]*([.$A21]-1)/100" office:value-type="float" office:value="12" calcext:value-type="float">
            <text:p>12</text:p>
          </table:table-cell>
          <table:table-cell table:formula="of:=[.EG$17]+[.EG$18]*([.$A21]-1)/100" office:value-type="float" office:value="3" calcext:value-type="float">
            <text:p>3</text:p>
          </table:table-cell>
          <table:table-cell table:formula="of:=[.EH$17]+[.EH$18]*([.$A21]-1)/100" office:value-type="float" office:value="8" calcext:value-type="float">
            <text:p>8</text:p>
          </table:table-cell>
          <table:table-cell table:formula="of:=[.EI$17]+[.EI$18]*([.$A21]-1)/100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L$17]+[.EL$18]*([.$A21]-1)/100" office:value-type="float" office:value="1" calcext:value-type="float">
            <text:p>1</text:p>
          </table:table-cell>
          <table:table-cell table:formula="of:=[.EM$17]+[.EM$18]*([.$A21]-1)/100" office:value-type="float" office:value="16" calcext:value-type="float">
            <text:p>16</text:p>
          </table:table-cell>
          <table:table-cell table:formula="of:=[.EN$17]+[.EN$18]*([.$A21]-1)/100" office:value-type="float" office:value="0" calcext:value-type="float">
            <text:p>0</text:p>
          </table:table-cell>
          <table:table-cell table:formula="of:=[.EO$17]+[.EO$18]*([.$A21]-1)/100" office:value-type="float" office:value="9" calcext:value-type="float">
            <text:p>9</text:p>
          </table:table-cell>
          <table:table-cell table:formula="of:=[.EP$17]+[.EP$18]*([.$A21]-1)/100" office:value-type="float" office:value="13" calcext:value-type="float">
            <text:p>13</text:p>
          </table:table-cell>
          <table:table-cell table:formula="of:=[.EQ$17]+[.EQ$18]*([.$A21]-1)/100" office:value-type="float" office:value="10" calcext:value-type="float">
            <text:p>10</text:p>
          </table:table-cell>
          <table:table-cell table:formula="of:=[.ER$17]+[.ER$18]*([.$A21]-1)/100" office:value-type="float" office:value="3" calcext:value-type="float">
            <text:p>3</text:p>
          </table:table-cell>
          <table:table-cell table:formula="of:=[.ES$17]+[.ES$18]*([.$A21]-1)/100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V$17]+[.EV$18]*([.$A21]-1)/100" office:value-type="float" office:value="34" calcext:value-type="float">
            <text:p>34</text:p>
          </table:table-cell>
          <table:table-cell table:formula="of:=[.EW$17]+[.EW$18]*([.$A21]-1)/100" office:value-type="float" office:value="13" calcext:value-type="float">
            <text:p>13</text:p>
          </table:table-cell>
          <table:table-cell table:formula="of:=[.EX$17]+[.EX$18]*([.$A21]-1)/100" office:value-type="float" office:value="0" calcext:value-type="float">
            <text:p>0</text:p>
          </table:table-cell>
          <table:table-cell table:formula="of:=[.EY$17]+[.EY$18]*([.$A21]-1)/100" office:value-type="float" office:value="19" calcext:value-type="float">
            <text:p>19</text:p>
          </table:table-cell>
          <table:table-cell table:formula="of:=[.EZ$17]+[.EZ$18]*([.$A21]-1)/100" office:value-type="float" office:value="19" calcext:value-type="float">
            <text:p>19</text:p>
          </table:table-cell>
          <table:table-cell table:formula="of:=[.FA$17]+[.FA$18]*([.$A21]-1)/100" office:value-type="float" office:value="5" calcext:value-type="float">
            <text:p>5</text:p>
          </table:table-cell>
          <table:table-cell table:formula="of:=[.FB$17]+[.FB$18]*([.$A21]-1)/100" office:value-type="float" office:value="8" calcext:value-type="float">
            <text:p>8</text:p>
          </table:table-cell>
          <table:table-cell table:formula="of:=[.FC$17]+[.FC$18]*([.$A21]-1)/100" office:value-type="float" office:value="6.5" calcext:value-type="float">
            <text:p>6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F$17]+[.FF$18]*([.$A21]-1)/100" office:value-type="float" office:value="40" calcext:value-type="float">
            <text:p>40</text:p>
          </table:table-cell>
          <table:table-cell table:formula="of:=[.FG$17]+[.FG$18]*([.$A21]-1)/100" office:value-type="float" office:value="17" calcext:value-type="float">
            <text:p>17</text:p>
          </table:table-cell>
          <table:table-cell table:formula="of:=[.FH$17]+[.FH$18]*([.$A21]-1)/100" office:value-type="float" office:value="3" calcext:value-type="float">
            <text:p>3</text:p>
          </table:table-cell>
          <table:table-cell table:formula="of:=[.FI$17]+[.FI$18]*([.$A21]-1)/100" office:value-type="float" office:value="13" calcext:value-type="float">
            <text:p>13</text:p>
          </table:table-cell>
          <table:table-cell table:formula="of:=[.FJ$17]+[.FJ$18]*([.$A21]-1)/100" office:value-type="float" office:value="11" calcext:value-type="float">
            <text:p>11</text:p>
          </table:table-cell>
          <table:table-cell table:formula="of:=[.FK$17]+[.FK$18]*([.$A21]-1)/100" office:value-type="float" office:value="4" calcext:value-type="float">
            <text:p>4</text:p>
          </table:table-cell>
          <table:table-cell table:formula="of:=[.FL$17]+[.FL$18]*([.$A21]-1)/100" office:value-type="float" office:value="14" calcext:value-type="float">
            <text:p>14</text:p>
          </table:table-cell>
          <table:table-cell table:formula="of:=[.FM$17]+[.FM$18]*([.$A21]-1)/100" office:value-type="float" office:value="5.5" calcext:value-type="float">
            <text:p>5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P$17]+[.FP$18]*([.$A21]-1)/100" office:value-type="float" office:value="32" calcext:value-type="float">
            <text:p>32</text:p>
          </table:table-cell>
          <table:table-cell table:formula="of:=[.FQ$17]+[.FQ$18]*([.$A21]-1)/100" office:value-type="float" office:value="11" calcext:value-type="float">
            <text:p>11</text:p>
          </table:table-cell>
          <table:table-cell table:formula="of:=[.FR$17]+[.FR$18]*([.$A21]-1)/100" office:value-type="float" office:value="0" calcext:value-type="float">
            <text:p>0</text:p>
          </table:table-cell>
          <table:table-cell table:formula="of:=[.FS$17]+[.FS$18]*([.$A21]-1)/100" office:value-type="float" office:value="14" calcext:value-type="float">
            <text:p>14</text:p>
          </table:table-cell>
          <table:table-cell table:formula="of:=[.FT$17]+[.FT$18]*([.$A21]-1)/100" office:value-type="float" office:value="0" calcext:value-type="float">
            <text:p>0</text:p>
          </table:table-cell>
          <table:table-cell table:formula="of:=[.FU$17]+[.FU$18]*([.$A21]-1)/100" office:value-type="float" office:value="0" calcext:value-type="float">
            <text:p>0</text:p>
          </table:table-cell>
          <table:table-cell table:formula="of:=[.FV$17]+[.FV$18]*([.$A21]-1)/100" office:value-type="float" office:value="6" calcext:value-type="float">
            <text:p>6</text:p>
          </table:table-cell>
          <table:table-cell table:formula="of:=[.FW$17]+[.FW$18]*([.$A21]-1)/100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Z$17]+[.FZ$18]*([.$A21]-1)/100" office:value-type="float" office:value="64" calcext:value-type="float">
            <text:p>64</text:p>
          </table:table-cell>
          <table:table-cell table:formula="of:=[.GA$17]+[.GA$18]*([.$A21]-1)/100" office:value-type="float" office:value="7" calcext:value-type="float">
            <text:p>7</text:p>
          </table:table-cell>
          <table:table-cell table:formula="of:=[.GB$17]+[.GB$18]*([.$A21]-1)/100" office:value-type="float" office:value="0" calcext:value-type="float">
            <text:p>0</text:p>
          </table:table-cell>
          <table:table-cell table:formula="of:=[.GC$17]+[.GC$18]*([.$A21]-1)/100" office:value-type="float" office:value="8" calcext:value-type="float">
            <text:p>8</text:p>
          </table:table-cell>
          <table:table-cell table:formula="of:=[.GD$17]+[.GD$18]*([.$A21]-1)/100" office:value-type="float" office:value="24" calcext:value-type="float">
            <text:p>24</text:p>
          </table:table-cell>
          <table:table-cell table:formula="of:=[.GE$17]+[.GE$18]*([.$A21]-1)/100" office:value-type="float" office:value="0" calcext:value-type="float">
            <text:p>0</text:p>
          </table:table-cell>
          <table:table-cell table:formula="of:=[.GF$17]+[.GF$18]*([.$A21]-1)/100" office:value-type="float" office:value="16" calcext:value-type="float">
            <text:p>16</text:p>
          </table:table-cell>
          <table:table-cell table:formula="of:=[.GG$17]+[.GG$18]*([.$A21]-1)/100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17]+[.B$18]*([.$A22]-1)/100" office:value-type="float" office:value="26.45" calcext:value-type="float">
            <text:p>26.45</text:p>
          </table:table-cell>
          <table:table-cell table:formula="of:=[.C$17]+[.C$18]*([.$A22]-1)/100" office:value-type="float" office:value="9.95" calcext:value-type="float">
            <text:p>9.95</text:p>
          </table:table-cell>
          <table:table-cell table:formula="of:=[.D$17]+[.D$18]*([.$A22]-1)/100" office:value-type="float" office:value="5.85" calcext:value-type="float">
            <text:p>5.85</text:p>
          </table:table-cell>
          <table:table-cell table:formula="of:=[.E$17]+[.E$18]*([.$A22]-1)/100" office:value-type="float" office:value="12.05" calcext:value-type="float">
            <text:p>12.05</text:p>
          </table:table-cell>
          <table:table-cell table:formula="of:=[.F$17]+[.F$18]*([.$A22]-1)/100" office:value-type="float" office:value="13.05" calcext:value-type="float">
            <text:p>13.05</text:p>
          </table:table-cell>
          <table:table-cell table:formula="of:=[.G$17]+[.G$18]*([.$A22]-1)/100" office:value-type="float" office:value="4.4" calcext:value-type="float">
            <text:p>4.4</text:p>
          </table:table-cell>
          <table:table-cell table:formula="of:=[.H$17]+[.H$18]*([.$A22]-1)/100" office:value-type="float" office:value="5.2" calcext:value-type="float">
            <text:p>5.2</text:p>
          </table:table-cell>
          <table:table-cell table:formula="of:=[.I$17]+[.I$18]*([.$A22]-1)/100" office:value-type="float" office:value="4.75" calcext:value-type="float">
            <text:p>4.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L$17]+[.L$18]*([.$A22]-1)/100" office:value-type="float" office:value="27.55" calcext:value-type="float">
            <text:p>27.55</text:p>
          </table:table-cell>
          <table:table-cell table:formula="of:=[.M$17]+[.M$18]*([.$A22]-1)/100" office:value-type="float" office:value="9.05" calcext:value-type="float">
            <text:p>9.05</text:p>
          </table:table-cell>
          <table:table-cell table:formula="of:=[.N$17]+[.N$18]*([.$A22]-1)/100" office:value-type="float" office:value="1.65" calcext:value-type="float">
            <text:p>1.65</text:p>
          </table:table-cell>
          <table:table-cell table:formula="of:=[.O$17]+[.O$18]*([.$A22]-1)/100" office:value-type="float" office:value="13.05" calcext:value-type="float">
            <text:p>13.05</text:p>
          </table:table-cell>
          <table:table-cell table:formula="of:=[.P$17]+[.P$18]*([.$A22]-1)/100" office:value-type="float" office:value="11.95" calcext:value-type="float">
            <text:p>11.95</text:p>
          </table:table-cell>
          <table:table-cell table:formula="of:=[.Q$17]+[.Q$18]*([.$A22]-1)/100" office:value-type="float" office:value="4.4" calcext:value-type="float">
            <text:p>4.4</text:p>
          </table:table-cell>
          <table:table-cell table:formula="of:=[.R$17]+[.R$18]*([.$A22]-1)/100" office:value-type="float" office:value="7.75" calcext:value-type="float">
            <text:p>7.75</text:p>
          </table:table-cell>
          <table:table-cell table:formula="of:=[.S$17]+[.S$18]*([.$A22]-1)/100" office:value-type="float" office:value="4.75" calcext:value-type="float">
            <text:p>4.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V$17]+[.V$18]*([.$A22]-1)/100" office:value-type="float" office:value="21.15" calcext:value-type="float">
            <text:p>21.15</text:p>
          </table:table-cell>
          <table:table-cell table:formula="of:=[.W$17]+[.W$18]*([.$A22]-1)/100" office:value-type="float" office:value="8.4" calcext:value-type="float">
            <text:p>8.4</text:p>
          </table:table-cell>
          <table:table-cell table:formula="of:=[.X$17]+[.X$18]*([.$A22]-1)/100" office:value-type="float" office:value="5.85" calcext:value-type="float">
            <text:p>5.85</text:p>
          </table:table-cell>
          <table:table-cell table:formula="of:=[.Y$17]+[.Y$18]*([.$A22]-1)/100" office:value-type="float" office:value="11.6" calcext:value-type="float">
            <text:p>11.6</text:p>
          </table:table-cell>
          <table:table-cell table:formula="of:=[.Z$17]+[.Z$18]*([.$A22]-1)/100" office:value-type="float" office:value="14.05" calcext:value-type="float">
            <text:p>14.05</text:p>
          </table:table-cell>
          <table:table-cell table:formula="of:=[.AA$17]+[.AA$18]*([.$A22]-1)/100" office:value-type="float" office:value="6.05" calcext:value-type="float">
            <text:p>6.05</text:p>
          </table:table-cell>
          <table:table-cell table:formula="of:=[.AB$17]+[.AB$18]*([.$A22]-1)/100" office:value-type="float" office:value="3.55" calcext:value-type="float">
            <text:p>3.55</text:p>
          </table:table-cell>
          <table:table-cell table:formula="of:=[.AC$17]+[.AC$18]*([.$A22]-1)/100" office:value-type="float" office:value="6.85" calcext:value-type="float">
            <text:p>6.8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F$17]+[.AF$18]*([.$A22]-1)/100" office:value-type="float" office:value="28.55" calcext:value-type="float">
            <text:p>28.55</text:p>
          </table:table-cell>
          <table:table-cell table:formula="of:=[.AG$17]+[.AG$18]*([.$A22]-1)/100" office:value-type="float" office:value="11.15" calcext:value-type="float">
            <text:p>11.15</text:p>
          </table:table-cell>
          <table:table-cell table:formula="of:=[.AH$17]+[.AH$18]*([.$A22]-1)/100" office:value-type="float" office:value="2.65" calcext:value-type="float">
            <text:p>2.65</text:p>
          </table:table-cell>
          <table:table-cell table:formula="of:=[.AI$17]+[.AI$18]*([.$A22]-1)/100" office:value-type="float" office:value="13.15" calcext:value-type="float">
            <text:p>13.15</text:p>
          </table:table-cell>
          <table:table-cell table:formula="of:=[.AJ$17]+[.AJ$18]*([.$A22]-1)/100" office:value-type="float" office:value="8.6" calcext:value-type="float">
            <text:p>8.6</text:p>
          </table:table-cell>
          <table:table-cell table:formula="of:=[.AK$17]+[.AK$18]*([.$A22]-1)/100" office:value-type="float" office:value="3.85" calcext:value-type="float">
            <text:p>3.85</text:p>
          </table:table-cell>
          <table:table-cell table:formula="of:=[.AL$17]+[.AL$18]*([.$A22]-1)/100" office:value-type="float" office:value="8.85" calcext:value-type="float">
            <text:p>8.85</text:p>
          </table:table-cell>
          <table:table-cell table:formula="of:=[.AM$17]+[.AM$18]*([.$A22]-1)/100" office:value-type="float" office:value="4.2" calcext:value-type="float">
            <text:p>4.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P$17]+[.AP$18]*([.$A22]-1)/100" office:value-type="float" office:value="26.55" calcext:value-type="float">
            <text:p>26.55</text:p>
          </table:table-cell>
          <table:table-cell table:formula="of:=[.AQ$17]+[.AQ$18]*([.$A22]-1)/100" office:value-type="float" office:value="11.05" calcext:value-type="float">
            <text:p>11.05</text:p>
          </table:table-cell>
          <table:table-cell table:formula="of:=[.AR$17]+[.AR$18]*([.$A22]-1)/100" office:value-type="float" office:value="1.65" calcext:value-type="float">
            <text:p>1.65</text:p>
          </table:table-cell>
          <table:table-cell table:formula="of:=[.AS$17]+[.AS$18]*([.$A22]-1)/100" office:value-type="float" office:value="8.4" calcext:value-type="float">
            <text:p>8.4</text:p>
          </table:table-cell>
          <table:table-cell table:formula="of:=[.AT$17]+[.AT$18]*([.$A22]-1)/100" office:value-type="float" office:value="6.2" calcext:value-type="float">
            <text:p>6.2</text:p>
          </table:table-cell>
          <table:table-cell table:formula="of:=[.AU$17]+[.AU$18]*([.$A22]-1)/100" office:value-type="float" office:value="3.85" calcext:value-type="float">
            <text:p>3.85</text:p>
          </table:table-cell>
          <table:table-cell table:formula="of:=[.AV$17]+[.AV$18]*([.$A22]-1)/100" office:value-type="float" office:value="14.05" calcext:value-type="float">
            <text:p>14.05</text:p>
          </table:table-cell>
          <table:table-cell table:formula="of:=[.AW$17]+[.AW$18]*([.$A22]-1)/100" office:value-type="float" office:value="6.75" calcext:value-type="float">
            <text:p>6.7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Z$17]+[.AZ$18]*([.$A22]-1)/100" office:value-type="float" office:value="26" calcext:value-type="float">
            <text:p>26</text:p>
          </table:table-cell>
          <table:table-cell table:formula="of:=[.BA$17]+[.BA$18]*([.$A22]-1)/100" office:value-type="float" office:value="8.95" calcext:value-type="float">
            <text:p>8.95</text:p>
          </table:table-cell>
          <table:table-cell table:formula="of:=[.BB$17]+[.BB$18]*([.$A22]-1)/100" office:value-type="float" office:value="2.55" calcext:value-type="float">
            <text:p>2.55</text:p>
          </table:table-cell>
          <table:table-cell table:formula="of:=[.BC$17]+[.BC$18]*([.$A22]-1)/100" office:value-type="float" office:value="9.05" calcext:value-type="float">
            <text:p>9.05</text:p>
          </table:table-cell>
          <table:table-cell table:formula="of:=[.BD$17]+[.BD$18]*([.$A22]-1)/100" office:value-type="float" office:value="10.85" calcext:value-type="float">
            <text:p>10.85</text:p>
          </table:table-cell>
          <table:table-cell table:formula="of:=[.BE$17]+[.BE$18]*([.$A22]-1)/100" office:value-type="float" office:value="4.4" calcext:value-type="float">
            <text:p>4.4</text:p>
          </table:table-cell>
          <table:table-cell table:formula="of:=[.BF$17]+[.BF$18]*([.$A22]-1)/100" office:value-type="float" office:value="8.2" calcext:value-type="float">
            <text:p>8.2</text:p>
          </table:table-cell>
          <table:table-cell table:formula="of:=[.BG$17]+[.BG$18]*([.$A22]-1)/100" office:value-type="float" office:value="7.85" calcext:value-type="float">
            <text:p>7.8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J$17]+[.BJ$18]*([.$A22]-1)/100" office:value-type="float" office:value="23.35" calcext:value-type="float">
            <text:p>23.35</text:p>
          </table:table-cell>
          <table:table-cell table:formula="of:=[.BK$17]+[.BK$18]*([.$A22]-1)/100" office:value-type="float" office:value="8.95" calcext:value-type="float">
            <text:p>8.95</text:p>
          </table:table-cell>
          <table:table-cell table:formula="of:=[.BL$17]+[.BL$18]*([.$A22]-1)/100" office:value-type="float" office:value="5.85" calcext:value-type="float">
            <text:p>5.85</text:p>
          </table:table-cell>
          <table:table-cell table:formula="of:=[.BM$17]+[.BM$18]*([.$A22]-1)/100" office:value-type="float" office:value="9.05" calcext:value-type="float">
            <text:p>9.05</text:p>
          </table:table-cell>
          <table:table-cell table:formula="of:=[.BN$17]+[.BN$18]*([.$A22]-1)/100" office:value-type="float" office:value="14.45" calcext:value-type="float">
            <text:p>14.45</text:p>
          </table:table-cell>
          <table:table-cell table:formula="of:=[.BO$17]+[.BO$18]*([.$A22]-1)/100" office:value-type="float" office:value="4.95" calcext:value-type="float">
            <text:p>4.95</text:p>
          </table:table-cell>
          <table:table-cell table:formula="of:=[.BP$17]+[.BP$18]*([.$A22]-1)/100" office:value-type="float" office:value="5.75" calcext:value-type="float">
            <text:p>5.75</text:p>
          </table:table-cell>
          <table:table-cell table:formula="of:=[.BQ$17]+[.BQ$18]*([.$A22]-1)/100" office:value-type="float" office:value="8.4" calcext:value-type="float">
            <text:p>8.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T$17]+[.BT$18]*([.$A22]-1)/100" office:value-type="float" office:value="30.65" calcext:value-type="float">
            <text:p>30.65</text:p>
          </table:table-cell>
          <table:table-cell table:formula="of:=[.BU$17]+[.BU$18]*([.$A22]-1)/100" office:value-type="float" office:value="12.25" calcext:value-type="float">
            <text:p>12.25</text:p>
          </table:table-cell>
          <table:table-cell table:formula="of:=[.BV$17]+[.BV$18]*([.$A22]-1)/100" office:value-type="float" office:value="1.65" calcext:value-type="float">
            <text:p>1.65</text:p>
          </table:table-cell>
          <table:table-cell table:formula="of:=[.BW$17]+[.BW$18]*([.$A22]-1)/100" office:value-type="float" office:value="7.95" calcext:value-type="float">
            <text:p>7.95</text:p>
          </table:table-cell>
          <table:table-cell table:formula="of:=[.BX$17]+[.BX$18]*([.$A22]-1)/100" office:value-type="float" office:value="7.4" calcext:value-type="float">
            <text:p>7.4</text:p>
          </table:table-cell>
          <table:table-cell table:formula="of:=[.BY$17]+[.BY$18]*([.$A22]-1)/100" office:value-type="float" office:value="2.2" calcext:value-type="float">
            <text:p>2.2</text:p>
          </table:table-cell>
          <table:table-cell table:formula="of:=[.BZ$17]+[.BZ$18]*([.$A22]-1)/100" office:value-type="float" office:value="6.75" calcext:value-type="float">
            <text:p>6.75</text:p>
          </table:table-cell>
          <table:table-cell table:formula="of:=[.CA$17]+[.CA$18]*([.$A22]-1)/100" office:value-type="float" office:value="4.2" calcext:value-type="float">
            <text:p>4.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D$17]+[.CD$18]*([.$A22]-1)/100" office:value-type="float" office:value="35.3" calcext:value-type="float">
            <text:p>35.3</text:p>
          </table:table-cell>
          <table:table-cell table:formula="of:=[.CE$17]+[.CE$18]*([.$A22]-1)/100" office:value-type="float" office:value="13.6" calcext:value-type="float">
            <text:p>13.6</text:p>
          </table:table-cell>
          <table:table-cell table:formula="of:=[.CF$17]+[.CF$18]*([.$A22]-1)/100" office:value-type="float" office:value="8.4" calcext:value-type="float">
            <text:p>8.4</text:p>
          </table:table-cell>
          <table:table-cell table:formula="of:=[.CG$17]+[.CG$18]*([.$A22]-1)/100" office:value-type="float" office:value="12.6" calcext:value-type="float">
            <text:p>12.6</text:p>
          </table:table-cell>
          <table:table-cell table:formula="of:=[.CH$17]+[.CH$18]*([.$A22]-1)/100" office:value-type="float" office:value="11.4" calcext:value-type="float">
            <text:p>11.4</text:p>
          </table:table-cell>
          <table:table-cell table:formula="of:=[.CI$17]+[.CI$18]*([.$A22]-1)/100" office:value-type="float" office:value="6.6" calcext:value-type="float">
            <text:p>6.6</text:p>
          </table:table-cell>
          <table:table-cell table:formula="of:=[.CJ$17]+[.CJ$18]*([.$A22]-1)/100" office:value-type="float" office:value="8.3" calcext:value-type="float">
            <text:p>8.3</text:p>
          </table:table-cell>
          <table:table-cell table:formula="of:=[.CK$17]+[.CK$18]*([.$A22]-1)/100" office:value-type="float" office:value="8.5" calcext:value-type="float">
            <text:p>8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N$17]+[.CN$18]*([.$A22]-1)/100" office:value-type="float" office:value="26.7" calcext:value-type="float">
            <text:p>26.7</text:p>
          </table:table-cell>
          <table:table-cell table:formula="of:=[.CO$17]+[.CO$18]*([.$A22]-1)/100" office:value-type="float" office:value="3.3" calcext:value-type="float">
            <text:p>3.3</text:p>
          </table:table-cell>
          <table:table-cell table:formula="of:=[.CP$17]+[.CP$18]*([.$A22]-1)/100" office:value-type="float" office:value="10.6" calcext:value-type="float">
            <text:p>10.6</text:p>
          </table:table-cell>
          <table:table-cell table:formula="of:=[.CQ$17]+[.CQ$18]*([.$A22]-1)/100" office:value-type="float" office:value="13.8" calcext:value-type="float">
            <text:p>13.8</text:p>
          </table:table-cell>
          <table:table-cell table:formula="of:=[.CR$17]+[.CR$18]*([.$A22]-1)/100" office:value-type="float" office:value="17" calcext:value-type="float">
            <text:p>17</text:p>
          </table:table-cell>
          <table:table-cell table:formula="of:=[.CS$17]+[.CS$18]*([.$A22]-1)/100" office:value-type="float" office:value="8.8" calcext:value-type="float">
            <text:p>8.8</text:p>
          </table:table-cell>
          <table:table-cell table:formula="of:=[.CT$17]+[.CT$18]*([.$A22]-1)/100" office:value-type="float" office:value="6.75" calcext:value-type="float">
            <text:p>6.75</text:p>
          </table:table-cell>
          <table:table-cell table:formula="of:=[.CU$17]+[.CU$18]*([.$A22]-1)/100" office:value-type="float" office:value="12.6" calcext:value-type="float">
            <text:p>12.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X$17]+[.CX$18]*([.$A22]-1)/100" office:value-type="float" office:value="30.9" calcext:value-type="float">
            <text:p>30.9</text:p>
          </table:table-cell>
          <table:table-cell table:formula="of:=[.CY$17]+[.CY$18]*([.$A22]-1)/100" office:value-type="float" office:value="2.2" calcext:value-type="float">
            <text:p>2.2</text:p>
          </table:table-cell>
          <table:table-cell table:formula="of:=[.CZ$17]+[.CZ$18]*([.$A22]-1)/100" office:value-type="float" office:value="11.7" calcext:value-type="float">
            <text:p>11.7</text:p>
          </table:table-cell>
          <table:table-cell table:formula="of:=[.DA$17]+[.DA$18]*([.$A22]-1)/100" office:value-type="float" office:value="10.5" calcext:value-type="float">
            <text:p>10.5</text:p>
          </table:table-cell>
          <table:table-cell table:formula="of:=[.DB$17]+[.DB$18]*([.$A22]-1)/100" office:value-type="float" office:value="8.95" calcext:value-type="float">
            <text:p>8.95</text:p>
          </table:table-cell>
          <table:table-cell table:formula="of:=[.DC$17]+[.DC$18]*([.$A22]-1)/100" office:value-type="float" office:value="11" calcext:value-type="float">
            <text:p>11</text:p>
          </table:table-cell>
          <table:table-cell table:formula="of:=[.DD$17]+[.DD$18]*([.$A22]-1)/100" office:value-type="float" office:value="4.65" calcext:value-type="float">
            <text:p>4.65</text:p>
          </table:table-cell>
          <table:table-cell table:formula="of:=[.DE$17]+[.DE$18]*([.$A22]-1)/100"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H$17]+[.DH$18]*([.$A22]-1)/100" office:value-type="float" office:value="22.25" calcext:value-type="float">
            <text:p>22.25</text:p>
          </table:table-cell>
          <table:table-cell table:formula="of:=[.DI$17]+[.DI$18]*([.$A22]-1)/100" office:value-type="float" office:value="1.65" calcext:value-type="float">
            <text:p>1.65</text:p>
          </table:table-cell>
          <table:table-cell table:formula="of:=[.DJ$17]+[.DJ$18]*([.$A22]-1)/100" office:value-type="float" office:value="9.15" calcext:value-type="float">
            <text:p>9.15</text:p>
          </table:table-cell>
          <table:table-cell table:formula="of:=[.DK$17]+[.DK$18]*([.$A22]-1)/100" office:value-type="float" office:value="6.95" calcext:value-type="float">
            <text:p>6.95</text:p>
          </table:table-cell>
          <table:table-cell table:formula="of:=[.DL$17]+[.DL$18]*([.$A22]-1)/100" office:value-type="float" office:value="9.15" calcext:value-type="float">
            <text:p>9.15</text:p>
          </table:table-cell>
          <table:table-cell table:formula="of:=[.DM$17]+[.DM$18]*([.$A22]-1)/100" office:value-type="float" office:value="4.4" calcext:value-type="float">
            <text:p>4.4</text:p>
          </table:table-cell>
          <table:table-cell table:formula="of:=[.DN$17]+[.DN$18]*([.$A22]-1)/100" office:value-type="float" office:value="6.2" calcext:value-type="float">
            <text:p>6.2</text:p>
          </table:table-cell>
          <table:table-cell table:formula="of:=[.DO$17]+[.DO$18]*([.$A22]-1)/100" office:value-type="float" office:value="9.95" calcext:value-type="float">
            <text:p>9.9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R$17]+[.DR$18]*([.$A22]-1)/100" office:value-type="float" office:value="22.15" calcext:value-type="float">
            <text:p>22.15</text:p>
          </table:table-cell>
          <table:table-cell table:formula="of:=[.DS$17]+[.DS$18]*([.$A22]-1)/100" office:value-type="float" office:value="3.2" calcext:value-type="float">
            <text:p>3.2</text:p>
          </table:table-cell>
          <table:table-cell table:formula="of:=[.DT$17]+[.DT$18]*([.$A22]-1)/100" office:value-type="float" office:value="11.35" calcext:value-type="float">
            <text:p>11.35</text:p>
          </table:table-cell>
          <table:table-cell table:formula="of:=[.DU$17]+[.DU$18]*([.$A22]-1)/100" office:value-type="float" office:value="7.95" calcext:value-type="float">
            <text:p>7.95</text:p>
          </table:table-cell>
          <table:table-cell table:formula="of:=[.DV$17]+[.DV$18]*([.$A22]-1)/100" office:value-type="float" office:value="8.4" calcext:value-type="float">
            <text:p>8.4</text:p>
          </table:table-cell>
          <table:table-cell table:formula="of:=[.DW$17]+[.DW$18]*([.$A22]-1)/100" office:value-type="float" office:value="2.75" calcext:value-type="float">
            <text:p>2.75</text:p>
          </table:table-cell>
          <table:table-cell table:formula="of:=[.DX$17]+[.DX$18]*([.$A22]-1)/100" office:value-type="float" office:value="5.75" calcext:value-type="float">
            <text:p>5.75</text:p>
          </table:table-cell>
          <table:table-cell table:formula="of:=[.DY$17]+[.DY$18]*([.$A22]-1)/100" office:value-type="float" office:value="11.05" calcext:value-type="float">
            <text:p>11.0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B$17]+[.EB$18]*([.$A22]-1)/100" office:value-type="float" office:value="40.5" calcext:value-type="float">
            <text:p>40.5</text:p>
          </table:table-cell>
          <table:table-cell table:formula="of:=[.EC$17]+[.EC$18]*([.$A22]-1)/100" office:value-type="float" office:value="18" calcext:value-type="float">
            <text:p>18</text:p>
          </table:table-cell>
          <table:table-cell table:formula="of:=[.ED$17]+[.ED$18]*([.$A22]-1)/100" office:value-type="float" office:value="1.1" calcext:value-type="float">
            <text:p>1.1</text:p>
          </table:table-cell>
          <table:table-cell table:formula="of:=[.EE$17]+[.EE$18]*([.$A22]-1)/100" office:value-type="float" office:value="13.7" calcext:value-type="float">
            <text:p>13.7</text:p>
          </table:table-cell>
          <table:table-cell table:formula="of:=[.EF$17]+[.EF$18]*([.$A22]-1)/100" office:value-type="float" office:value="12.5" calcext:value-type="float">
            <text:p>12.5</text:p>
          </table:table-cell>
          <table:table-cell table:formula="of:=[.EG$17]+[.EG$18]*([.$A22]-1)/100" office:value-type="float" office:value="3.3" calcext:value-type="float">
            <text:p>3.3</text:p>
          </table:table-cell>
          <table:table-cell table:formula="of:=[.EH$17]+[.EH$18]*([.$A22]-1)/100" office:value-type="float" office:value="8.2" calcext:value-type="float">
            <text:p>8.2</text:p>
          </table:table-cell>
          <table:table-cell table:formula="of:=[.EI$17]+[.EI$18]*([.$A22]-1)/100" office:value-type="float" office:value="4.4" calcext:value-type="float">
            <text:p>4.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L$17]+[.EL$18]*([.$A22]-1)/100" office:value-type="float" office:value="1" calcext:value-type="float">
            <text:p>1</text:p>
          </table:table-cell>
          <table:table-cell table:formula="of:=[.EM$17]+[.EM$18]*([.$A22]-1)/100" office:value-type="float" office:value="17.1" calcext:value-type="float">
            <text:p>17.1</text:p>
          </table:table-cell>
          <table:table-cell table:formula="of:=[.EN$17]+[.EN$18]*([.$A22]-1)/100" office:value-type="float" office:value="0" calcext:value-type="float">
            <text:p>0</text:p>
          </table:table-cell>
          <table:table-cell table:formula="of:=[.EO$17]+[.EO$18]*([.$A22]-1)/100" office:value-type="float" office:value="9.7" calcext:value-type="float">
            <text:p>9.7</text:p>
          </table:table-cell>
          <table:table-cell table:formula="of:=[.EP$17]+[.EP$18]*([.$A22]-1)/100" office:value-type="float" office:value="13.9" calcext:value-type="float">
            <text:p>13.9</text:p>
          </table:table-cell>
          <table:table-cell table:formula="of:=[.EQ$17]+[.EQ$18]*([.$A22]-1)/100" office:value-type="float" office:value="11" calcext:value-type="float">
            <text:p>11</text:p>
          </table:table-cell>
          <table:table-cell table:formula="of:=[.ER$17]+[.ER$18]*([.$A22]-1)/100" office:value-type="float" office:value="3.3" calcext:value-type="float">
            <text:p>3.3</text:p>
          </table:table-cell>
          <table:table-cell table:formula="of:=[.ES$17]+[.ES$18]*([.$A22]-1)/100" office:value-type="float" office:value="3.3" calcext:value-type="float">
            <text:p>3.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V$17]+[.EV$18]*([.$A22]-1)/100" office:value-type="float" office:value="35.3" calcext:value-type="float">
            <text:p>35.3</text:p>
          </table:table-cell>
          <table:table-cell table:formula="of:=[.EW$17]+[.EW$18]*([.$A22]-1)/100" office:value-type="float" office:value="13.7" calcext:value-type="float">
            <text:p>13.7</text:p>
          </table:table-cell>
          <table:table-cell table:formula="of:=[.EX$17]+[.EX$18]*([.$A22]-1)/100" office:value-type="float" office:value="0" calcext:value-type="float">
            <text:p>0</text:p>
          </table:table-cell>
          <table:table-cell table:formula="of:=[.EY$17]+[.EY$18]*([.$A22]-1)/100" office:value-type="float" office:value="19.7" calcext:value-type="float">
            <text:p>19.7</text:p>
          </table:table-cell>
          <table:table-cell table:formula="of:=[.EZ$17]+[.EZ$18]*([.$A22]-1)/100" office:value-type="float" office:value="19.7" calcext:value-type="float">
            <text:p>19.7</text:p>
          </table:table-cell>
          <table:table-cell table:formula="of:=[.FA$17]+[.FA$18]*([.$A22]-1)/100" office:value-type="float" office:value="5.5" calcext:value-type="float">
            <text:p>5.5</text:p>
          </table:table-cell>
          <table:table-cell table:formula="of:=[.FB$17]+[.FB$18]*([.$A22]-1)/100" office:value-type="float" office:value="8.3" calcext:value-type="float">
            <text:p>8.3</text:p>
          </table:table-cell>
          <table:table-cell table:formula="of:=[.FC$17]+[.FC$18]*([.$A22]-1)/100" office:value-type="float" office:value="6.95" calcext:value-type="float">
            <text:p>6.9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F$17]+[.FF$18]*([.$A22]-1)/100" office:value-type="float" office:value="41.5" calcext:value-type="float">
            <text:p>41.5</text:p>
          </table:table-cell>
          <table:table-cell table:formula="of:=[.FG$17]+[.FG$18]*([.$A22]-1)/100" office:value-type="float" office:value="17.8" calcext:value-type="float">
            <text:p>17.8</text:p>
          </table:table-cell>
          <table:table-cell table:formula="of:=[.FH$17]+[.FH$18]*([.$A22]-1)/100" office:value-type="float" office:value="3.2" calcext:value-type="float">
            <text:p>3.2</text:p>
          </table:table-cell>
          <table:table-cell table:formula="of:=[.FI$17]+[.FI$18]*([.$A22]-1)/100" office:value-type="float" office:value="13.6" calcext:value-type="float">
            <text:p>13.6</text:p>
          </table:table-cell>
          <table:table-cell table:formula="of:=[.FJ$17]+[.FJ$18]*([.$A22]-1)/100" office:value-type="float" office:value="11.4" calcext:value-type="float">
            <text:p>11.4</text:p>
          </table:table-cell>
          <table:table-cell table:formula="of:=[.FK$17]+[.FK$18]*([.$A22]-1)/100" office:value-type="float" office:value="4.4" calcext:value-type="float">
            <text:p>4.4</text:p>
          </table:table-cell>
          <table:table-cell table:formula="of:=[.FL$17]+[.FL$18]*([.$A22]-1)/100" office:value-type="float" office:value="14.4" calcext:value-type="float">
            <text:p>14.4</text:p>
          </table:table-cell>
          <table:table-cell table:formula="of:=[.FM$17]+[.FM$18]*([.$A22]-1)/100" office:value-type="float" office:value="5.85" calcext:value-type="float">
            <text:p>5.8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P$17]+[.FP$18]*([.$A22]-1)/100" office:value-type="float" office:value="33.4" calcext:value-type="float">
            <text:p>33.4</text:p>
          </table:table-cell>
          <table:table-cell table:formula="of:=[.FQ$17]+[.FQ$18]*([.$A22]-1)/100" office:value-type="float" office:value="11.7" calcext:value-type="float">
            <text:p>11.7</text:p>
          </table:table-cell>
          <table:table-cell table:formula="of:=[.FR$17]+[.FR$18]*([.$A22]-1)/100" office:value-type="float" office:value="0" calcext:value-type="float">
            <text:p>0</text:p>
          </table:table-cell>
          <table:table-cell table:formula="of:=[.FS$17]+[.FS$18]*([.$A22]-1)/100" office:value-type="float" office:value="14.8" calcext:value-type="float">
            <text:p>14.8</text:p>
          </table:table-cell>
          <table:table-cell table:formula="of:=[.FT$17]+[.FT$18]*([.$A22]-1)/100" office:value-type="float" office:value="0" calcext:value-type="float">
            <text:p>0</text:p>
          </table:table-cell>
          <table:table-cell table:formula="of:=[.FU$17]+[.FU$18]*([.$A22]-1)/100" office:value-type="float" office:value="0" calcext:value-type="float">
            <text:p>0</text:p>
          </table:table-cell>
          <table:table-cell table:formula="of:=[.FV$17]+[.FV$18]*([.$A22]-1)/100" office:value-type="float" office:value="6.3" calcext:value-type="float">
            <text:p>6.3</text:p>
          </table:table-cell>
          <table:table-cell table:formula="of:=[.FW$17]+[.FW$18]*([.$A22]-1)/100" office:value-type="float" office:value="4.4" calcext:value-type="float">
            <text:p>4.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Z$17]+[.FZ$18]*([.$A22]-1)/100" office:value-type="float" office:value="65.4" calcext:value-type="float">
            <text:p>65.4</text:p>
          </table:table-cell>
          <table:table-cell table:formula="of:=[.GA$17]+[.GA$18]*([.$A22]-1)/100" office:value-type="float" office:value="7.7" calcext:value-type="float">
            <text:p>7.7</text:p>
          </table:table-cell>
          <table:table-cell table:formula="of:=[.GB$17]+[.GB$18]*([.$A22]-1)/100" office:value-type="float" office:value="0" calcext:value-type="float">
            <text:p>0</text:p>
          </table:table-cell>
          <table:table-cell table:formula="of:=[.GC$17]+[.GC$18]*([.$A22]-1)/100" office:value-type="float" office:value="8.8" calcext:value-type="float">
            <text:p>8.8</text:p>
          </table:table-cell>
          <table:table-cell table:formula="of:=[.GD$17]+[.GD$18]*([.$A22]-1)/100" office:value-type="float" office:value="24" calcext:value-type="float">
            <text:p>24</text:p>
          </table:table-cell>
          <table:table-cell table:formula="of:=[.GE$17]+[.GE$18]*([.$A22]-1)/100" office:value-type="float" office:value="0" calcext:value-type="float">
            <text:p>0</text:p>
          </table:table-cell>
          <table:table-cell table:formula="of:=[.GF$17]+[.GF$18]*([.$A22]-1)/100" office:value-type="float" office:value="16.3" calcext:value-type="float">
            <text:p>16.3</text:p>
          </table:table-cell>
          <table:table-cell table:formula="of:=[.GG$17]+[.GG$18]*([.$A22]-1)/100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17]+[.B$18]*([.$A23]-1)/100" office:value-type="float" office:value="27.4" calcext:value-type="float">
            <text:p>27.4</text:p>
          </table:table-cell>
          <table:table-cell table:formula="of:=[.C$17]+[.C$18]*([.$A23]-1)/100" office:value-type="float" office:value="10.4" calcext:value-type="float">
            <text:p>10.4</text:p>
          </table:table-cell>
          <table:table-cell table:formula="of:=[.D$17]+[.D$18]*([.$A23]-1)/100" office:value-type="float" office:value="6.2" calcext:value-type="float">
            <text:p>6.2</text:p>
          </table:table-cell>
          <table:table-cell table:formula="of:=[.E$17]+[.E$18]*([.$A23]-1)/100" office:value-type="float" office:value="12.6" calcext:value-type="float">
            <text:p>12.6</text:p>
          </table:table-cell>
          <table:table-cell table:formula="of:=[.F$17]+[.F$18]*([.$A23]-1)/100" office:value-type="float" office:value="13.6" calcext:value-type="float">
            <text:p>13.6</text:p>
          </table:table-cell>
          <table:table-cell table:formula="of:=[.G$17]+[.G$18]*([.$A23]-1)/100" office:value-type="float" office:value="4.8" calcext:value-type="float">
            <text:p>4.8</text:p>
          </table:table-cell>
          <table:table-cell table:formula="of:=[.H$17]+[.H$18]*([.$A23]-1)/100" office:value-type="float" office:value="5.4" calcext:value-type="float">
            <text:p>5.4</text:p>
          </table:table-cell>
          <table:table-cell table:formula="of:=[.I$17]+[.I$18]*([.$A23]-1)/100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L$17]+[.L$18]*([.$A23]-1)/100" office:value-type="float" office:value="28.6" calcext:value-type="float">
            <text:p>28.6</text:p>
          </table:table-cell>
          <table:table-cell table:formula="of:=[.M$17]+[.M$18]*([.$A23]-1)/100" office:value-type="float" office:value="9.6" calcext:value-type="float">
            <text:p>9.6</text:p>
          </table:table-cell>
          <table:table-cell table:formula="of:=[.N$17]+[.N$18]*([.$A23]-1)/100" office:value-type="float" office:value="1.8" calcext:value-type="float">
            <text:p>1.8</text:p>
          </table:table-cell>
          <table:table-cell table:formula="of:=[.O$17]+[.O$18]*([.$A23]-1)/100" office:value-type="float" office:value="13.6" calcext:value-type="float">
            <text:p>13.6</text:p>
          </table:table-cell>
          <table:table-cell table:formula="of:=[.P$17]+[.P$18]*([.$A23]-1)/100" office:value-type="float" office:value="12.4" calcext:value-type="float">
            <text:p>12.4</text:p>
          </table:table-cell>
          <table:table-cell table:formula="of:=[.Q$17]+[.Q$18]*([.$A23]-1)/100" office:value-type="float" office:value="4.8" calcext:value-type="float">
            <text:p>4.8</text:p>
          </table:table-cell>
          <table:table-cell table:formula="of:=[.R$17]+[.R$18]*([.$A23]-1)/100" office:value-type="float" office:value="8" calcext:value-type="float">
            <text:p>8</text:p>
          </table:table-cell>
          <table:table-cell table:formula="of:=[.S$17]+[.S$18]*([.$A23]-1)/100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V$17]+[.V$18]*([.$A23]-1)/100" office:value-type="float" office:value="21.8" calcext:value-type="float">
            <text:p>21.8</text:p>
          </table:table-cell>
          <table:table-cell table:formula="of:=[.W$17]+[.W$18]*([.$A23]-1)/100" office:value-type="float" office:value="8.8" calcext:value-type="float">
            <text:p>8.8</text:p>
          </table:table-cell>
          <table:table-cell table:formula="of:=[.X$17]+[.X$18]*([.$A23]-1)/100" office:value-type="float" office:value="6.2" calcext:value-type="float">
            <text:p>6.2</text:p>
          </table:table-cell>
          <table:table-cell table:formula="of:=[.Y$17]+[.Y$18]*([.$A23]-1)/100" office:value-type="float" office:value="12.2" calcext:value-type="float">
            <text:p>12.2</text:p>
          </table:table-cell>
          <table:table-cell table:formula="of:=[.Z$17]+[.Z$18]*([.$A23]-1)/100" office:value-type="float" office:value="14.6" calcext:value-type="float">
            <text:p>14.6</text:p>
          </table:table-cell>
          <table:table-cell table:formula="of:=[.AA$17]+[.AA$18]*([.$A23]-1)/100" office:value-type="float" office:value="6.6" calcext:value-type="float">
            <text:p>6.6</text:p>
          </table:table-cell>
          <table:table-cell table:formula="of:=[.AB$17]+[.AB$18]*([.$A23]-1)/100" office:value-type="float" office:value="3.6" calcext:value-type="float">
            <text:p>3.6</text:p>
          </table:table-cell>
          <table:table-cell table:formula="of:=[.AC$17]+[.AC$18]*([.$A23]-1)/100" office:value-type="float" office:value="7.2" calcext:value-type="float">
            <text:p>7.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F$17]+[.AF$18]*([.$A23]-1)/100" office:value-type="float" office:value="29.6" calcext:value-type="float">
            <text:p>29.6</text:p>
          </table:table-cell>
          <table:table-cell table:formula="of:=[.AG$17]+[.AG$18]*([.$A23]-1)/100" office:value-type="float" office:value="11.8" calcext:value-type="float">
            <text:p>11.8</text:p>
          </table:table-cell>
          <table:table-cell table:formula="of:=[.AH$17]+[.AH$18]*([.$A23]-1)/100" office:value-type="float" office:value="2.8" calcext:value-type="float">
            <text:p>2.8</text:p>
          </table:table-cell>
          <table:table-cell table:formula="of:=[.AI$17]+[.AI$18]*([.$A23]-1)/100" office:value-type="float" office:value="13.8" calcext:value-type="float">
            <text:p>13.8</text:p>
          </table:table-cell>
          <table:table-cell table:formula="of:=[.AJ$17]+[.AJ$18]*([.$A23]-1)/100" office:value-type="float" office:value="9.2" calcext:value-type="float">
            <text:p>9.2</text:p>
          </table:table-cell>
          <table:table-cell table:formula="of:=[.AK$17]+[.AK$18]*([.$A23]-1)/100" office:value-type="float" office:value="4.2" calcext:value-type="float">
            <text:p>4.2</text:p>
          </table:table-cell>
          <table:table-cell table:formula="of:=[.AL$17]+[.AL$18]*([.$A23]-1)/100" office:value-type="float" office:value="9.2" calcext:value-type="float">
            <text:p>9.2</text:p>
          </table:table-cell>
          <table:table-cell table:formula="of:=[.AM$17]+[.AM$18]*([.$A23]-1)/100" office:value-type="float" office:value="4.4" calcext:value-type="float">
            <text:p>4.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P$17]+[.AP$18]*([.$A23]-1)/100" office:value-type="float" office:value="27.6" calcext:value-type="float">
            <text:p>27.6</text:p>
          </table:table-cell>
          <table:table-cell table:formula="of:=[.AQ$17]+[.AQ$18]*([.$A23]-1)/100" office:value-type="float" office:value="11.6" calcext:value-type="float">
            <text:p>11.6</text:p>
          </table:table-cell>
          <table:table-cell table:formula="of:=[.AR$17]+[.AR$18]*([.$A23]-1)/100" office:value-type="float" office:value="1.8" calcext:value-type="float">
            <text:p>1.8</text:p>
          </table:table-cell>
          <table:table-cell table:formula="of:=[.AS$17]+[.AS$18]*([.$A23]-1)/100" office:value-type="float" office:value="8.8" calcext:value-type="float">
            <text:p>8.8</text:p>
          </table:table-cell>
          <table:table-cell table:formula="of:=[.AT$17]+[.AT$18]*([.$A23]-1)/100" office:value-type="float" office:value="6.4" calcext:value-type="float">
            <text:p>6.4</text:p>
          </table:table-cell>
          <table:table-cell table:formula="of:=[.AU$17]+[.AU$18]*([.$A23]-1)/100" office:value-type="float" office:value="4.2" calcext:value-type="float">
            <text:p>4.2</text:p>
          </table:table-cell>
          <table:table-cell table:formula="of:=[.AV$17]+[.AV$18]*([.$A23]-1)/100" office:value-type="float" office:value="14.6" calcext:value-type="float">
            <text:p>14.6</text:p>
          </table:table-cell>
          <table:table-cell table:formula="of:=[.AW$17]+[.AW$18]*([.$A23]-1)/100"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Z$17]+[.AZ$18]*([.$A23]-1)/100" office:value-type="float" office:value="27" calcext:value-type="float">
            <text:p>27</text:p>
          </table:table-cell>
          <table:table-cell table:formula="of:=[.BA$17]+[.BA$18]*([.$A23]-1)/100" office:value-type="float" office:value="9.4" calcext:value-type="float">
            <text:p>9.4</text:p>
          </table:table-cell>
          <table:table-cell table:formula="of:=[.BB$17]+[.BB$18]*([.$A23]-1)/100" office:value-type="float" office:value="2.6" calcext:value-type="float">
            <text:p>2.6</text:p>
          </table:table-cell>
          <table:table-cell table:formula="of:=[.BC$17]+[.BC$18]*([.$A23]-1)/100" office:value-type="float" office:value="9.6" calcext:value-type="float">
            <text:p>9.6</text:p>
          </table:table-cell>
          <table:table-cell table:formula="of:=[.BD$17]+[.BD$18]*([.$A23]-1)/100" office:value-type="float" office:value="11.2" calcext:value-type="float">
            <text:p>11.2</text:p>
          </table:table-cell>
          <table:table-cell table:formula="of:=[.BE$17]+[.BE$18]*([.$A23]-1)/100" office:value-type="float" office:value="4.8" calcext:value-type="float">
            <text:p>4.8</text:p>
          </table:table-cell>
          <table:table-cell table:formula="of:=[.BF$17]+[.BF$18]*([.$A23]-1)/100" office:value-type="float" office:value="8.4" calcext:value-type="float">
            <text:p>8.4</text:p>
          </table:table-cell>
          <table:table-cell table:formula="of:=[.BG$17]+[.BG$18]*([.$A23]-1)/100" office:value-type="float" office:value="8.2" calcext:value-type="float">
            <text:p>8.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J$17]+[.BJ$18]*([.$A23]-1)/100" office:value-type="float" office:value="24.2" calcext:value-type="float">
            <text:p>24.2</text:p>
          </table:table-cell>
          <table:table-cell table:formula="of:=[.BK$17]+[.BK$18]*([.$A23]-1)/100" office:value-type="float" office:value="9.4" calcext:value-type="float">
            <text:p>9.4</text:p>
          </table:table-cell>
          <table:table-cell table:formula="of:=[.BL$17]+[.BL$18]*([.$A23]-1)/100" office:value-type="float" office:value="6.2" calcext:value-type="float">
            <text:p>6.2</text:p>
          </table:table-cell>
          <table:table-cell table:formula="of:=[.BM$17]+[.BM$18]*([.$A23]-1)/100" office:value-type="float" office:value="9.6" calcext:value-type="float">
            <text:p>9.6</text:p>
          </table:table-cell>
          <table:table-cell table:formula="of:=[.BN$17]+[.BN$18]*([.$A23]-1)/100" office:value-type="float" office:value="15.4" calcext:value-type="float">
            <text:p>15.4</text:p>
          </table:table-cell>
          <table:table-cell table:formula="of:=[.BO$17]+[.BO$18]*([.$A23]-1)/100" office:value-type="float" office:value="5.4" calcext:value-type="float">
            <text:p>5.4</text:p>
          </table:table-cell>
          <table:table-cell table:formula="of:=[.BP$17]+[.BP$18]*([.$A23]-1)/100" office:value-type="float" office:value="6" calcext:value-type="float">
            <text:p>6</text:p>
          </table:table-cell>
          <table:table-cell table:formula="of:=[.BQ$17]+[.BQ$18]*([.$A23]-1)/100" office:value-type="float" office:value="8.8" calcext:value-type="float">
            <text:p>8.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T$17]+[.BT$18]*([.$A23]-1)/100" office:value-type="float" office:value="31.8" calcext:value-type="float">
            <text:p>31.8</text:p>
          </table:table-cell>
          <table:table-cell table:formula="of:=[.BU$17]+[.BU$18]*([.$A23]-1)/100" office:value-type="float" office:value="13" calcext:value-type="float">
            <text:p>13</text:p>
          </table:table-cell>
          <table:table-cell table:formula="of:=[.BV$17]+[.BV$18]*([.$A23]-1)/100" office:value-type="float" office:value="1.8" calcext:value-type="float">
            <text:p>1.8</text:p>
          </table:table-cell>
          <table:table-cell table:formula="of:=[.BW$17]+[.BW$18]*([.$A23]-1)/100" office:value-type="float" office:value="8.4" calcext:value-type="float">
            <text:p>8.4</text:p>
          </table:table-cell>
          <table:table-cell table:formula="of:=[.BX$17]+[.BX$18]*([.$A23]-1)/100" office:value-type="float" office:value="7.8" calcext:value-type="float">
            <text:p>7.8</text:p>
          </table:table-cell>
          <table:table-cell table:formula="of:=[.BY$17]+[.BY$18]*([.$A23]-1)/100" office:value-type="float" office:value="2.4" calcext:value-type="float">
            <text:p>2.4</text:p>
          </table:table-cell>
          <table:table-cell table:formula="of:=[.BZ$17]+[.BZ$18]*([.$A23]-1)/100" office:value-type="float" office:value="7" calcext:value-type="float">
            <text:p>7</text:p>
          </table:table-cell>
          <table:table-cell table:formula="of:=[.CA$17]+[.CA$18]*([.$A23]-1)/100" office:value-type="float" office:value="4.4" calcext:value-type="float">
            <text:p>4.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CD$17]+[.CD$18]*([.$A23]-1)/100" office:value-type="float" office:value="36.6" calcext:value-type="float">
            <text:p>36.6</text:p>
          </table:table-cell>
          <table:table-cell table:formula="of:=[.CE$17]+[.CE$18]*([.$A23]-1)/100" office:value-type="float" office:value="14.2" calcext:value-type="float">
            <text:p>14.2</text:p>
          </table:table-cell>
          <table:table-cell table:formula="of:=[.CF$17]+[.CF$18]*([.$A23]-1)/100" office:value-type="float" office:value="8.8" calcext:value-type="float">
            <text:p>8.8</text:p>
          </table:table-cell>
          <table:table-cell table:formula="of:=[.CG$17]+[.CG$18]*([.$A23]-1)/100" office:value-type="float" office:value="13.2" calcext:value-type="float">
            <text:p>13.2</text:p>
          </table:table-cell>
          <table:table-cell table:formula="of:=[.CH$17]+[.CH$18]*([.$A23]-1)/100" office:value-type="float" office:value="11.8" calcext:value-type="float">
            <text:p>11.8</text:p>
          </table:table-cell>
          <table:table-cell table:formula="of:=[.CI$17]+[.CI$18]*([.$A23]-1)/100" office:value-type="float" office:value="7.2" calcext:value-type="float">
            <text:p>7.2</text:p>
          </table:table-cell>
          <table:table-cell table:formula="of:=[.CJ$17]+[.CJ$18]*([.$A23]-1)/100" office:value-type="float" office:value="8.6" calcext:value-type="float">
            <text:p>8.6</text:p>
          </table:table-cell>
          <table:table-cell table:formula="of:=[.CK$17]+[.CK$18]*([.$A23]-1)/100"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CN$17]+[.CN$18]*([.$A23]-1)/100" office:value-type="float" office:value="27.4" calcext:value-type="float">
            <text:p>27.4</text:p>
          </table:table-cell>
          <table:table-cell table:formula="of:=[.CO$17]+[.CO$18]*([.$A23]-1)/100" office:value-type="float" office:value="3.6" calcext:value-type="float">
            <text:p>3.6</text:p>
          </table:table-cell>
          <table:table-cell table:formula="of:=[.CP$17]+[.CP$18]*([.$A23]-1)/100" office:value-type="float" office:value="11.2" calcext:value-type="float">
            <text:p>11.2</text:p>
          </table:table-cell>
          <table:table-cell table:formula="of:=[.CQ$17]+[.CQ$18]*([.$A23]-1)/100" office:value-type="float" office:value="14.6" calcext:value-type="float">
            <text:p>14.6</text:p>
          </table:table-cell>
          <table:table-cell table:formula="of:=[.CR$17]+[.CR$18]*([.$A23]-1)/100" office:value-type="float" office:value="18" calcext:value-type="float">
            <text:p>18</text:p>
          </table:table-cell>
          <table:table-cell table:formula="of:=[.CS$17]+[.CS$18]*([.$A23]-1)/100" office:value-type="float" office:value="9.6" calcext:value-type="float">
            <text:p>9.6</text:p>
          </table:table-cell>
          <table:table-cell table:formula="of:=[.CT$17]+[.CT$18]*([.$A23]-1)/100" office:value-type="float" office:value="7" calcext:value-type="float">
            <text:p>7</text:p>
          </table:table-cell>
          <table:table-cell table:formula="of:=[.CU$17]+[.CU$18]*([.$A23]-1)/100" office:value-type="float" office:value="13.2" calcext:value-type="float">
            <text:p>13.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CX$17]+[.CX$18]*([.$A23]-1)/100" office:value-type="float" office:value="31.8" calcext:value-type="float">
            <text:p>31.8</text:p>
          </table:table-cell>
          <table:table-cell table:formula="of:=[.CY$17]+[.CY$18]*([.$A23]-1)/100" office:value-type="float" office:value="2.4" calcext:value-type="float">
            <text:p>2.4</text:p>
          </table:table-cell>
          <table:table-cell table:formula="of:=[.CZ$17]+[.CZ$18]*([.$A23]-1)/100" office:value-type="float" office:value="12.4" calcext:value-type="float">
            <text:p>12.4</text:p>
          </table:table-cell>
          <table:table-cell table:formula="of:=[.DA$17]+[.DA$18]*([.$A23]-1)/100" office:value-type="float" office:value="11" calcext:value-type="float">
            <text:p>11</text:p>
          </table:table-cell>
          <table:table-cell table:formula="of:=[.DB$17]+[.DB$18]*([.$A23]-1)/100" office:value-type="float" office:value="9.4" calcext:value-type="float">
            <text:p>9.4</text:p>
          </table:table-cell>
          <table:table-cell table:formula="of:=[.DC$17]+[.DC$18]*([.$A23]-1)/100" office:value-type="float" office:value="12" calcext:value-type="float">
            <text:p>12</text:p>
          </table:table-cell>
          <table:table-cell table:formula="of:=[.DD$17]+[.DD$18]*([.$A23]-1)/100" office:value-type="float" office:value="4.8" calcext:value-type="float">
            <text:p>4.8</text:p>
          </table:table-cell>
          <table:table-cell table:formula="of:=[.DE$17]+[.DE$18]*([.$A23]-1)/100" office:value-type="float" office:value="21" calcext:value-type="float">
            <text:p>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H$17]+[.DH$18]*([.$A23]-1)/100" office:value-type="float" office:value="23" calcext:value-type="float">
            <text:p>23</text:p>
          </table:table-cell>
          <table:table-cell table:formula="of:=[.DI$17]+[.DI$18]*([.$A23]-1)/100" office:value-type="float" office:value="1.8" calcext:value-type="float">
            <text:p>1.8</text:p>
          </table:table-cell>
          <table:table-cell table:formula="of:=[.DJ$17]+[.DJ$18]*([.$A23]-1)/100" office:value-type="float" office:value="9.8" calcext:value-type="float">
            <text:p>9.8</text:p>
          </table:table-cell>
          <table:table-cell table:formula="of:=[.DK$17]+[.DK$18]*([.$A23]-1)/100" office:value-type="float" office:value="7.4" calcext:value-type="float">
            <text:p>7.4</text:p>
          </table:table-cell>
          <table:table-cell table:formula="of:=[.DL$17]+[.DL$18]*([.$A23]-1)/100" office:value-type="float" office:value="9.8" calcext:value-type="float">
            <text:p>9.8</text:p>
          </table:table-cell>
          <table:table-cell table:formula="of:=[.DM$17]+[.DM$18]*([.$A23]-1)/100" office:value-type="float" office:value="4.8" calcext:value-type="float">
            <text:p>4.8</text:p>
          </table:table-cell>
          <table:table-cell table:formula="of:=[.DN$17]+[.DN$18]*([.$A23]-1)/100" office:value-type="float" office:value="6.4" calcext:value-type="float">
            <text:p>6.4</text:p>
          </table:table-cell>
          <table:table-cell table:formula="of:=[.DO$17]+[.DO$18]*([.$A23]-1)/100" office:value-type="float" office:value="10.4" calcext:value-type="float">
            <text:p>10.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R$17]+[.DR$18]*([.$A23]-1)/100" office:value-type="float" office:value="22.8" calcext:value-type="float">
            <text:p>22.8</text:p>
          </table:table-cell>
          <table:table-cell table:formula="of:=[.DS$17]+[.DS$18]*([.$A23]-1)/100" office:value-type="float" office:value="3.4" calcext:value-type="float">
            <text:p>3.4</text:p>
          </table:table-cell>
          <table:table-cell table:formula="of:=[.DT$17]+[.DT$18]*([.$A23]-1)/100" office:value-type="float" office:value="12.2" calcext:value-type="float">
            <text:p>12.2</text:p>
          </table:table-cell>
          <table:table-cell table:formula="of:=[.DU$17]+[.DU$18]*([.$A23]-1)/100" office:value-type="float" office:value="8.4" calcext:value-type="float">
            <text:p>8.4</text:p>
          </table:table-cell>
          <table:table-cell table:formula="of:=[.DV$17]+[.DV$18]*([.$A23]-1)/100" office:value-type="float" office:value="8.8" calcext:value-type="float">
            <text:p>8.8</text:p>
          </table:table-cell>
          <table:table-cell table:formula="of:=[.DW$17]+[.DW$18]*([.$A23]-1)/100" office:value-type="float" office:value="3" calcext:value-type="float">
            <text:p>3</text:p>
          </table:table-cell>
          <table:table-cell table:formula="of:=[.DX$17]+[.DX$18]*([.$A23]-1)/100" office:value-type="float" office:value="6" calcext:value-type="float">
            <text:p>6</text:p>
          </table:table-cell>
          <table:table-cell table:formula="of:=[.DY$17]+[.DY$18]*([.$A23]-1)/100" office:value-type="float" office:value="11.6" calcext:value-type="float">
            <text:p>11.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B$17]+[.EB$18]*([.$A23]-1)/100" office:value-type="float" office:value="42" calcext:value-type="float">
            <text:p>42</text:p>
          </table:table-cell>
          <table:table-cell table:formula="of:=[.EC$17]+[.EC$18]*([.$A23]-1)/100" office:value-type="float" office:value="19" calcext:value-type="float">
            <text:p>19</text:p>
          </table:table-cell>
          <table:table-cell table:formula="of:=[.ED$17]+[.ED$18]*([.$A23]-1)/100" office:value-type="float" office:value="1.2" calcext:value-type="float">
            <text:p>1.2</text:p>
          </table:table-cell>
          <table:table-cell table:formula="of:=[.EE$17]+[.EE$18]*([.$A23]-1)/100" office:value-type="float" office:value="14.4" calcext:value-type="float">
            <text:p>14.4</text:p>
          </table:table-cell>
          <table:table-cell table:formula="of:=[.EF$17]+[.EF$18]*([.$A23]-1)/100" office:value-type="float" office:value="13" calcext:value-type="float">
            <text:p>13</text:p>
          </table:table-cell>
          <table:table-cell table:formula="of:=[.EG$17]+[.EG$18]*([.$A23]-1)/100" office:value-type="float" office:value="3.6" calcext:value-type="float">
            <text:p>3.6</text:p>
          </table:table-cell>
          <table:table-cell table:formula="of:=[.EH$17]+[.EH$18]*([.$A23]-1)/100" office:value-type="float" office:value="8.4" calcext:value-type="float">
            <text:p>8.4</text:p>
          </table:table-cell>
          <table:table-cell table:formula="of:=[.EI$17]+[.EI$18]*([.$A23]-1)/100" office:value-type="float" office:value="4.8" calcext:value-type="float">
            <text:p>4.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L$17]+[.EL$18]*([.$A23]-1)/100" office:value-type="float" office:value="1" calcext:value-type="float">
            <text:p>1</text:p>
          </table:table-cell>
          <table:table-cell table:formula="of:=[.EM$17]+[.EM$18]*([.$A23]-1)/100" office:value-type="float" office:value="18.2" calcext:value-type="float">
            <text:p>18.2</text:p>
          </table:table-cell>
          <table:table-cell table:formula="of:=[.EN$17]+[.EN$18]*([.$A23]-1)/100" office:value-type="float" office:value="0" calcext:value-type="float">
            <text:p>0</text:p>
          </table:table-cell>
          <table:table-cell table:formula="of:=[.EO$17]+[.EO$18]*([.$A23]-1)/100" office:value-type="float" office:value="10.4" calcext:value-type="float">
            <text:p>10.4</text:p>
          </table:table-cell>
          <table:table-cell table:formula="of:=[.EP$17]+[.EP$18]*([.$A23]-1)/100" office:value-type="float" office:value="14.8" calcext:value-type="float">
            <text:p>14.8</text:p>
          </table:table-cell>
          <table:table-cell table:formula="of:=[.EQ$17]+[.EQ$18]*([.$A23]-1)/100" office:value-type="float" office:value="12" calcext:value-type="float">
            <text:p>12</text:p>
          </table:table-cell>
          <table:table-cell table:formula="of:=[.ER$17]+[.ER$18]*([.$A23]-1)/100" office:value-type="float" office:value="3.6" calcext:value-type="float">
            <text:p>3.6</text:p>
          </table:table-cell>
          <table:table-cell table:formula="of:=[.ES$17]+[.ES$18]*([.$A23]-1)/100" office:value-type="float" office:value="3.6" calcext:value-type="float">
            <text:p>3.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V$17]+[.EV$18]*([.$A23]-1)/100" office:value-type="float" office:value="36.6" calcext:value-type="float">
            <text:p>36.6</text:p>
          </table:table-cell>
          <table:table-cell table:formula="of:=[.EW$17]+[.EW$18]*([.$A23]-1)/100" office:value-type="float" office:value="14.4" calcext:value-type="float">
            <text:p>14.4</text:p>
          </table:table-cell>
          <table:table-cell table:formula="of:=[.EX$17]+[.EX$18]*([.$A23]-1)/100" office:value-type="float" office:value="0" calcext:value-type="float">
            <text:p>0</text:p>
          </table:table-cell>
          <table:table-cell table:formula="of:=[.EY$17]+[.EY$18]*([.$A23]-1)/100" office:value-type="float" office:value="20.4" calcext:value-type="float">
            <text:p>20.4</text:p>
          </table:table-cell>
          <table:table-cell table:formula="of:=[.EZ$17]+[.EZ$18]*([.$A23]-1)/100" office:value-type="float" office:value="20.4" calcext:value-type="float">
            <text:p>20.4</text:p>
          </table:table-cell>
          <table:table-cell table:formula="of:=[.FA$17]+[.FA$18]*([.$A23]-1)/100" office:value-type="float" office:value="6" calcext:value-type="float">
            <text:p>6</text:p>
          </table:table-cell>
          <table:table-cell table:formula="of:=[.FB$17]+[.FB$18]*([.$A23]-1)/100" office:value-type="float" office:value="8.6" calcext:value-type="float">
            <text:p>8.6</text:p>
          </table:table-cell>
          <table:table-cell table:formula="of:=[.FC$17]+[.FC$18]*([.$A23]-1)/100" office:value-type="float" office:value="7.4" calcext:value-type="float">
            <text:p>7.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F$17]+[.FF$18]*([.$A23]-1)/100" office:value-type="float" office:value="43" calcext:value-type="float">
            <text:p>43</text:p>
          </table:table-cell>
          <table:table-cell table:formula="of:=[.FG$17]+[.FG$18]*([.$A23]-1)/100" office:value-type="float" office:value="18.6" calcext:value-type="float">
            <text:p>18.6</text:p>
          </table:table-cell>
          <table:table-cell table:formula="of:=[.FH$17]+[.FH$18]*([.$A23]-1)/100" office:value-type="float" office:value="3.4" calcext:value-type="float">
            <text:p>3.4</text:p>
          </table:table-cell>
          <table:table-cell table:formula="of:=[.FI$17]+[.FI$18]*([.$A23]-1)/100" office:value-type="float" office:value="14.2" calcext:value-type="float">
            <text:p>14.2</text:p>
          </table:table-cell>
          <table:table-cell table:formula="of:=[.FJ$17]+[.FJ$18]*([.$A23]-1)/100" office:value-type="float" office:value="11.8" calcext:value-type="float">
            <text:p>11.8</text:p>
          </table:table-cell>
          <table:table-cell table:formula="of:=[.FK$17]+[.FK$18]*([.$A23]-1)/100" office:value-type="float" office:value="4.8" calcext:value-type="float">
            <text:p>4.8</text:p>
          </table:table-cell>
          <table:table-cell table:formula="of:=[.FL$17]+[.FL$18]*([.$A23]-1)/100" office:value-type="float" office:value="14.8" calcext:value-type="float">
            <text:p>14.8</text:p>
          </table:table-cell>
          <table:table-cell table:formula="of:=[.FM$17]+[.FM$18]*([.$A23]-1)/100" office:value-type="float" office:value="6.2" calcext:value-type="float">
            <text:p>6.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P$17]+[.FP$18]*([.$A23]-1)/100" office:value-type="float" office:value="34.8" calcext:value-type="float">
            <text:p>34.8</text:p>
          </table:table-cell>
          <table:table-cell table:formula="of:=[.FQ$17]+[.FQ$18]*([.$A23]-1)/100" office:value-type="float" office:value="12.4" calcext:value-type="float">
            <text:p>12.4</text:p>
          </table:table-cell>
          <table:table-cell table:formula="of:=[.FR$17]+[.FR$18]*([.$A23]-1)/100" office:value-type="float" office:value="0" calcext:value-type="float">
            <text:p>0</text:p>
          </table:table-cell>
          <table:table-cell table:formula="of:=[.FS$17]+[.FS$18]*([.$A23]-1)/100" office:value-type="float" office:value="15.6" calcext:value-type="float">
            <text:p>15.6</text:p>
          </table:table-cell>
          <table:table-cell table:formula="of:=[.FT$17]+[.FT$18]*([.$A23]-1)/100" office:value-type="float" office:value="0" calcext:value-type="float">
            <text:p>0</text:p>
          </table:table-cell>
          <table:table-cell table:formula="of:=[.FU$17]+[.FU$18]*([.$A23]-1)/100" office:value-type="float" office:value="0" calcext:value-type="float">
            <text:p>0</text:p>
          </table:table-cell>
          <table:table-cell table:formula="of:=[.FV$17]+[.FV$18]*([.$A23]-1)/100" office:value-type="float" office:value="6.6" calcext:value-type="float">
            <text:p>6.6</text:p>
          </table:table-cell>
          <table:table-cell table:formula="of:=[.FW$17]+[.FW$18]*([.$A23]-1)/100" office:value-type="float" office:value="4.8" calcext:value-type="float">
            <text:p>4.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Z$17]+[.FZ$18]*([.$A23]-1)/100" office:value-type="float" office:value="66.8" calcext:value-type="float">
            <text:p>66.8</text:p>
          </table:table-cell>
          <table:table-cell table:formula="of:=[.GA$17]+[.GA$18]*([.$A23]-1)/100" office:value-type="float" office:value="8.4" calcext:value-type="float">
            <text:p>8.4</text:p>
          </table:table-cell>
          <table:table-cell table:formula="of:=[.GB$17]+[.GB$18]*([.$A23]-1)/100" office:value-type="float" office:value="0" calcext:value-type="float">
            <text:p>0</text:p>
          </table:table-cell>
          <table:table-cell table:formula="of:=[.GC$17]+[.GC$18]*([.$A23]-1)/100" office:value-type="float" office:value="9.6" calcext:value-type="float">
            <text:p>9.6</text:p>
          </table:table-cell>
          <table:table-cell table:formula="of:=[.GD$17]+[.GD$18]*([.$A23]-1)/100" office:value-type="float" office:value="24" calcext:value-type="float">
            <text:p>24</text:p>
          </table:table-cell>
          <table:table-cell table:formula="of:=[.GE$17]+[.GE$18]*([.$A23]-1)/100" office:value-type="float" office:value="0" calcext:value-type="float">
            <text:p>0</text:p>
          </table:table-cell>
          <table:table-cell table:formula="of:=[.GF$17]+[.GF$18]*([.$A23]-1)/100" office:value-type="float" office:value="16.6" calcext:value-type="float">
            <text:p>16.6</text:p>
          </table:table-cell>
          <table:table-cell table:formula="of:=[.GG$17]+[.GG$18]*([.$A23]-1)/100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17]+[.B$18]*([.$A24]-1)/100" office:value-type="float" office:value="28.35" calcext:value-type="float">
            <text:p>28.35</text:p>
          </table:table-cell>
          <table:table-cell table:formula="of:=[.C$17]+[.C$18]*([.$A24]-1)/100" office:value-type="float" office:value="10.85" calcext:value-type="float">
            <text:p>10.85</text:p>
          </table:table-cell>
          <table:table-cell table:formula="of:=[.D$17]+[.D$18]*([.$A24]-1)/100" office:value-type="float" office:value="6.55" calcext:value-type="float">
            <text:p>6.55</text:p>
          </table:table-cell>
          <table:table-cell table:formula="of:=[.E$17]+[.E$18]*([.$A24]-1)/100" office:value-type="float" office:value="13.15" calcext:value-type="float">
            <text:p>13.15</text:p>
          </table:table-cell>
          <table:table-cell table:formula="of:=[.F$17]+[.F$18]*([.$A24]-1)/100" office:value-type="float" office:value="14.15" calcext:value-type="float">
            <text:p>14.15</text:p>
          </table:table-cell>
          <table:table-cell table:formula="of:=[.G$17]+[.G$18]*([.$A24]-1)/100" office:value-type="float" office:value="5.2" calcext:value-type="float">
            <text:p>5.2</text:p>
          </table:table-cell>
          <table:table-cell table:formula="of:=[.H$17]+[.H$18]*([.$A24]-1)/100" office:value-type="float" office:value="5.6" calcext:value-type="float">
            <text:p>5.6</text:p>
          </table:table-cell>
          <table:table-cell table:formula="of:=[.I$17]+[.I$18]*([.$A24]-1)/100" office:value-type="float" office:value="5.25" calcext:value-type="float">
            <text:p>5.2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L$17]+[.L$18]*([.$A24]-1)/100" office:value-type="float" office:value="29.65" calcext:value-type="float">
            <text:p>29.65</text:p>
          </table:table-cell>
          <table:table-cell table:formula="of:=[.M$17]+[.M$18]*([.$A24]-1)/100" office:value-type="float" office:value="10.15" calcext:value-type="float">
            <text:p>10.15</text:p>
          </table:table-cell>
          <table:table-cell table:formula="of:=[.N$17]+[.N$18]*([.$A24]-1)/100" office:value-type="float" office:value="1.95" calcext:value-type="float">
            <text:p>1.95</text:p>
          </table:table-cell>
          <table:table-cell table:formula="of:=[.O$17]+[.O$18]*([.$A24]-1)/100" office:value-type="float" office:value="14.15" calcext:value-type="float">
            <text:p>14.15</text:p>
          </table:table-cell>
          <table:table-cell table:formula="of:=[.P$17]+[.P$18]*([.$A24]-1)/100" office:value-type="float" office:value="12.85" calcext:value-type="float">
            <text:p>12.85</text:p>
          </table:table-cell>
          <table:table-cell table:formula="of:=[.Q$17]+[.Q$18]*([.$A24]-1)/100" office:value-type="float" office:value="5.2" calcext:value-type="float">
            <text:p>5.2</text:p>
          </table:table-cell>
          <table:table-cell table:formula="of:=[.R$17]+[.R$18]*([.$A24]-1)/100" office:value-type="float" office:value="8.25" calcext:value-type="float">
            <text:p>8.25</text:p>
          </table:table-cell>
          <table:table-cell table:formula="of:=[.S$17]+[.S$18]*([.$A24]-1)/100" office:value-type="float" office:value="5.25" calcext:value-type="float">
            <text:p>5.2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V$17]+[.V$18]*([.$A24]-1)/100" office:value-type="float" office:value="22.45" calcext:value-type="float">
            <text:p>22.45</text:p>
          </table:table-cell>
          <table:table-cell table:formula="of:=[.W$17]+[.W$18]*([.$A24]-1)/100" office:value-type="float" office:value="9.2" calcext:value-type="float">
            <text:p>9.2</text:p>
          </table:table-cell>
          <table:table-cell table:formula="of:=[.X$17]+[.X$18]*([.$A24]-1)/100" office:value-type="float" office:value="6.55" calcext:value-type="float">
            <text:p>6.55</text:p>
          </table:table-cell>
          <table:table-cell table:formula="of:=[.Y$17]+[.Y$18]*([.$A24]-1)/100" office:value-type="float" office:value="12.8" calcext:value-type="float">
            <text:p>12.8</text:p>
          </table:table-cell>
          <table:table-cell table:formula="of:=[.Z$17]+[.Z$18]*([.$A24]-1)/100" office:value-type="float" office:value="15.15" calcext:value-type="float">
            <text:p>15.15</text:p>
          </table:table-cell>
          <table:table-cell table:formula="of:=[.AA$17]+[.AA$18]*([.$A24]-1)/100" office:value-type="float" office:value="7.15" calcext:value-type="float">
            <text:p>7.15</text:p>
          </table:table-cell>
          <table:table-cell table:formula="of:=[.AB$17]+[.AB$18]*([.$A24]-1)/100" office:value-type="float" office:value="3.65" calcext:value-type="float">
            <text:p>3.65</text:p>
          </table:table-cell>
          <table:table-cell table:formula="of:=[.AC$17]+[.AC$18]*([.$A24]-1)/100" office:value-type="float" office:value="7.55" calcext:value-type="float">
            <text:p>7.5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F$17]+[.AF$18]*([.$A24]-1)/100" office:value-type="float" office:value="30.65" calcext:value-type="float">
            <text:p>30.65</text:p>
          </table:table-cell>
          <table:table-cell table:formula="of:=[.AG$17]+[.AG$18]*([.$A24]-1)/100" office:value-type="float" office:value="12.45" calcext:value-type="float">
            <text:p>12.45</text:p>
          </table:table-cell>
          <table:table-cell table:formula="of:=[.AH$17]+[.AH$18]*([.$A24]-1)/100" office:value-type="float" office:value="2.95" calcext:value-type="float">
            <text:p>2.95</text:p>
          </table:table-cell>
          <table:table-cell table:formula="of:=[.AI$17]+[.AI$18]*([.$A24]-1)/100" office:value-type="float" office:value="14.45" calcext:value-type="float">
            <text:p>14.45</text:p>
          </table:table-cell>
          <table:table-cell table:formula="of:=[.AJ$17]+[.AJ$18]*([.$A24]-1)/100" office:value-type="float" office:value="9.8" calcext:value-type="float">
            <text:p>9.8</text:p>
          </table:table-cell>
          <table:table-cell table:formula="of:=[.AK$17]+[.AK$18]*([.$A24]-1)/100" office:value-type="float" office:value="4.55" calcext:value-type="float">
            <text:p>4.55</text:p>
          </table:table-cell>
          <table:table-cell table:formula="of:=[.AL$17]+[.AL$18]*([.$A24]-1)/100" office:value-type="float" office:value="9.55" calcext:value-type="float">
            <text:p>9.55</text:p>
          </table:table-cell>
          <table:table-cell table:formula="of:=[.AM$17]+[.AM$18]*([.$A24]-1)/100" office:value-type="float" office:value="4.6" calcext:value-type="float">
            <text:p>4.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P$17]+[.AP$18]*([.$A24]-1)/100" office:value-type="float" office:value="28.65" calcext:value-type="float">
            <text:p>28.65</text:p>
          </table:table-cell>
          <table:table-cell table:formula="of:=[.AQ$17]+[.AQ$18]*([.$A24]-1)/100" office:value-type="float" office:value="12.15" calcext:value-type="float">
            <text:p>12.15</text:p>
          </table:table-cell>
          <table:table-cell table:formula="of:=[.AR$17]+[.AR$18]*([.$A24]-1)/100" office:value-type="float" office:value="1.95" calcext:value-type="float">
            <text:p>1.95</text:p>
          </table:table-cell>
          <table:table-cell table:formula="of:=[.AS$17]+[.AS$18]*([.$A24]-1)/100" office:value-type="float" office:value="9.2" calcext:value-type="float">
            <text:p>9.2</text:p>
          </table:table-cell>
          <table:table-cell table:formula="of:=[.AT$17]+[.AT$18]*([.$A24]-1)/100" office:value-type="float" office:value="6.6" calcext:value-type="float">
            <text:p>6.6</text:p>
          </table:table-cell>
          <table:table-cell table:formula="of:=[.AU$17]+[.AU$18]*([.$A24]-1)/100" office:value-type="float" office:value="4.55" calcext:value-type="float">
            <text:p>4.55</text:p>
          </table:table-cell>
          <table:table-cell table:formula="of:=[.AV$17]+[.AV$18]*([.$A24]-1)/100" office:value-type="float" office:value="15.15" calcext:value-type="float">
            <text:p>15.15</text:p>
          </table:table-cell>
          <table:table-cell table:formula="of:=[.AW$17]+[.AW$18]*([.$A24]-1)/100" office:value-type="float" office:value="7.25" calcext:value-type="float">
            <text:p>7.2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Z$17]+[.AZ$18]*([.$A24]-1)/100" office:value-type="float" office:value="28" calcext:value-type="float">
            <text:p>28</text:p>
          </table:table-cell>
          <table:table-cell table:formula="of:=[.BA$17]+[.BA$18]*([.$A24]-1)/100" office:value-type="float" office:value="9.85" calcext:value-type="float">
            <text:p>9.85</text:p>
          </table:table-cell>
          <table:table-cell table:formula="of:=[.BB$17]+[.BB$18]*([.$A24]-1)/100" office:value-type="float" office:value="2.65" calcext:value-type="float">
            <text:p>2.65</text:p>
          </table:table-cell>
          <table:table-cell table:formula="of:=[.BC$17]+[.BC$18]*([.$A24]-1)/100" office:value-type="float" office:value="10.15" calcext:value-type="float">
            <text:p>10.15</text:p>
          </table:table-cell>
          <table:table-cell table:formula="of:=[.BD$17]+[.BD$18]*([.$A24]-1)/100" office:value-type="float" office:value="11.55" calcext:value-type="float">
            <text:p>11.55</text:p>
          </table:table-cell>
          <table:table-cell table:formula="of:=[.BE$17]+[.BE$18]*([.$A24]-1)/100" office:value-type="float" office:value="5.2" calcext:value-type="float">
            <text:p>5.2</text:p>
          </table:table-cell>
          <table:table-cell table:formula="of:=[.BF$17]+[.BF$18]*([.$A24]-1)/100" office:value-type="float" office:value="8.6" calcext:value-type="float">
            <text:p>8.6</text:p>
          </table:table-cell>
          <table:table-cell table:formula="of:=[.BG$17]+[.BG$18]*([.$A24]-1)/100" office:value-type="float" office:value="8.55" calcext:value-type="float">
            <text:p>8.5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J$17]+[.BJ$18]*([.$A24]-1)/100" office:value-type="float" office:value="25.05" calcext:value-type="float">
            <text:p>25.05</text:p>
          </table:table-cell>
          <table:table-cell table:formula="of:=[.BK$17]+[.BK$18]*([.$A24]-1)/100" office:value-type="float" office:value="9.85" calcext:value-type="float">
            <text:p>9.85</text:p>
          </table:table-cell>
          <table:table-cell table:formula="of:=[.BL$17]+[.BL$18]*([.$A24]-1)/100" office:value-type="float" office:value="6.55" calcext:value-type="float">
            <text:p>6.55</text:p>
          </table:table-cell>
          <table:table-cell table:formula="of:=[.BM$17]+[.BM$18]*([.$A24]-1)/100" office:value-type="float" office:value="10.15" calcext:value-type="float">
            <text:p>10.15</text:p>
          </table:table-cell>
          <table:table-cell table:formula="of:=[.BN$17]+[.BN$18]*([.$A24]-1)/100" office:value-type="float" office:value="16.35" calcext:value-type="float">
            <text:p>16.35</text:p>
          </table:table-cell>
          <table:table-cell table:formula="of:=[.BO$17]+[.BO$18]*([.$A24]-1)/100" office:value-type="float" office:value="5.85" calcext:value-type="float">
            <text:p>5.85</text:p>
          </table:table-cell>
          <table:table-cell table:formula="of:=[.BP$17]+[.BP$18]*([.$A24]-1)/100" office:value-type="float" office:value="6.25" calcext:value-type="float">
            <text:p>6.25</text:p>
          </table:table-cell>
          <table:table-cell table:formula="of:=[.BQ$17]+[.BQ$18]*([.$A24]-1)/100" office:value-type="float" office:value="9.2" calcext:value-type="float">
            <text:p>9.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T$17]+[.BT$18]*([.$A24]-1)/100" office:value-type="float" office:value="32.95" calcext:value-type="float">
            <text:p>32.95</text:p>
          </table:table-cell>
          <table:table-cell table:formula="of:=[.BU$17]+[.BU$18]*([.$A24]-1)/100" office:value-type="float" office:value="13.75" calcext:value-type="float">
            <text:p>13.75</text:p>
          </table:table-cell>
          <table:table-cell table:formula="of:=[.BV$17]+[.BV$18]*([.$A24]-1)/100" office:value-type="float" office:value="1.95" calcext:value-type="float">
            <text:p>1.95</text:p>
          </table:table-cell>
          <table:table-cell table:formula="of:=[.BW$17]+[.BW$18]*([.$A24]-1)/100" office:value-type="float" office:value="8.85" calcext:value-type="float">
            <text:p>8.85</text:p>
          </table:table-cell>
          <table:table-cell table:formula="of:=[.BX$17]+[.BX$18]*([.$A24]-1)/100" office:value-type="float" office:value="8.2" calcext:value-type="float">
            <text:p>8.2</text:p>
          </table:table-cell>
          <table:table-cell table:formula="of:=[.BY$17]+[.BY$18]*([.$A24]-1)/100" office:value-type="float" office:value="2.6" calcext:value-type="float">
            <text:p>2.6</text:p>
          </table:table-cell>
          <table:table-cell table:formula="of:=[.BZ$17]+[.BZ$18]*([.$A24]-1)/100" office:value-type="float" office:value="7.25" calcext:value-type="float">
            <text:p>7.25</text:p>
          </table:table-cell>
          <table:table-cell table:formula="of:=[.CA$17]+[.CA$18]*([.$A24]-1)/100" office:value-type="float" office:value="4.6" calcext:value-type="float">
            <text:p>4.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D$17]+[.CD$18]*([.$A24]-1)/100" office:value-type="float" office:value="37.9" calcext:value-type="float">
            <text:p>37.9</text:p>
          </table:table-cell>
          <table:table-cell table:formula="of:=[.CE$17]+[.CE$18]*([.$A24]-1)/100" office:value-type="float" office:value="14.8" calcext:value-type="float">
            <text:p>14.8</text:p>
          </table:table-cell>
          <table:table-cell table:formula="of:=[.CF$17]+[.CF$18]*([.$A24]-1)/100" office:value-type="float" office:value="9.2" calcext:value-type="float">
            <text:p>9.2</text:p>
          </table:table-cell>
          <table:table-cell table:formula="of:=[.CG$17]+[.CG$18]*([.$A24]-1)/100" office:value-type="float" office:value="13.8" calcext:value-type="float">
            <text:p>13.8</text:p>
          </table:table-cell>
          <table:table-cell table:formula="of:=[.CH$17]+[.CH$18]*([.$A24]-1)/100" office:value-type="float" office:value="12.2" calcext:value-type="float">
            <text:p>12.2</text:p>
          </table:table-cell>
          <table:table-cell table:formula="of:=[.CI$17]+[.CI$18]*([.$A24]-1)/100" office:value-type="float" office:value="7.8" calcext:value-type="float">
            <text:p>7.8</text:p>
          </table:table-cell>
          <table:table-cell table:formula="of:=[.CJ$17]+[.CJ$18]*([.$A24]-1)/100" office:value-type="float" office:value="8.9" calcext:value-type="float">
            <text:p>8.9</text:p>
          </table:table-cell>
          <table:table-cell table:formula="of:=[.CK$17]+[.CK$18]*([.$A24]-1)/100" office:value-type="float" office:value="9.5" calcext:value-type="float">
            <text:p>9.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N$17]+[.CN$18]*([.$A24]-1)/100" office:value-type="float" office:value="28.1" calcext:value-type="float">
            <text:p>28.1</text:p>
          </table:table-cell>
          <table:table-cell table:formula="of:=[.CO$17]+[.CO$18]*([.$A24]-1)/100" office:value-type="float" office:value="3.9" calcext:value-type="float">
            <text:p>3.9</text:p>
          </table:table-cell>
          <table:table-cell table:formula="of:=[.CP$17]+[.CP$18]*([.$A24]-1)/100" office:value-type="float" office:value="11.8" calcext:value-type="float">
            <text:p>11.8</text:p>
          </table:table-cell>
          <table:table-cell table:formula="of:=[.CQ$17]+[.CQ$18]*([.$A24]-1)/100" office:value-type="float" office:value="15.4" calcext:value-type="float">
            <text:p>15.4</text:p>
          </table:table-cell>
          <table:table-cell table:formula="of:=[.CR$17]+[.CR$18]*([.$A24]-1)/100" office:value-type="float" office:value="19" calcext:value-type="float">
            <text:p>19</text:p>
          </table:table-cell>
          <table:table-cell table:formula="of:=[.CS$17]+[.CS$18]*([.$A24]-1)/100" office:value-type="float" office:value="10.4" calcext:value-type="float">
            <text:p>10.4</text:p>
          </table:table-cell>
          <table:table-cell table:formula="of:=[.CT$17]+[.CT$18]*([.$A24]-1)/100" office:value-type="float" office:value="7.25" calcext:value-type="float">
            <text:p>7.25</text:p>
          </table:table-cell>
          <table:table-cell table:formula="of:=[.CU$17]+[.CU$18]*([.$A24]-1)/100" office:value-type="float" office:value="13.8" calcext:value-type="float">
            <text:p>13.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X$17]+[.CX$18]*([.$A24]-1)/100" office:value-type="float" office:value="32.7" calcext:value-type="float">
            <text:p>32.7</text:p>
          </table:table-cell>
          <table:table-cell table:formula="of:=[.CY$17]+[.CY$18]*([.$A24]-1)/100" office:value-type="float" office:value="2.6" calcext:value-type="float">
            <text:p>2.6</text:p>
          </table:table-cell>
          <table:table-cell table:formula="of:=[.CZ$17]+[.CZ$18]*([.$A24]-1)/100" office:value-type="float" office:value="13.1" calcext:value-type="float">
            <text:p>13.1</text:p>
          </table:table-cell>
          <table:table-cell table:formula="of:=[.DA$17]+[.DA$18]*([.$A24]-1)/100" office:value-type="float" office:value="11.5" calcext:value-type="float">
            <text:p>11.5</text:p>
          </table:table-cell>
          <table:table-cell table:formula="of:=[.DB$17]+[.DB$18]*([.$A24]-1)/100" office:value-type="float" office:value="9.85" calcext:value-type="float">
            <text:p>9.85</text:p>
          </table:table-cell>
          <table:table-cell table:formula="of:=[.DC$17]+[.DC$18]*([.$A24]-1)/100" office:value-type="float" office:value="13" calcext:value-type="float">
            <text:p>13</text:p>
          </table:table-cell>
          <table:table-cell table:formula="of:=[.DD$17]+[.DD$18]*([.$A24]-1)/100" office:value-type="float" office:value="4.95" calcext:value-type="float">
            <text:p>4.95</text:p>
          </table:table-cell>
          <table:table-cell table:formula="of:=[.DE$17]+[.DE$18]*([.$A24]-1)/100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DH$17]+[.DH$18]*([.$A24]-1)/100" office:value-type="float" office:value="23.75" calcext:value-type="float">
            <text:p>23.75</text:p>
          </table:table-cell>
          <table:table-cell table:formula="of:=[.DI$17]+[.DI$18]*([.$A24]-1)/100" office:value-type="float" office:value="1.95" calcext:value-type="float">
            <text:p>1.95</text:p>
          </table:table-cell>
          <table:table-cell table:formula="of:=[.DJ$17]+[.DJ$18]*([.$A24]-1)/100" office:value-type="float" office:value="10.45" calcext:value-type="float">
            <text:p>10.45</text:p>
          </table:table-cell>
          <table:table-cell table:formula="of:=[.DK$17]+[.DK$18]*([.$A24]-1)/100" office:value-type="float" office:value="7.85" calcext:value-type="float">
            <text:p>7.85</text:p>
          </table:table-cell>
          <table:table-cell table:formula="of:=[.DL$17]+[.DL$18]*([.$A24]-1)/100" office:value-type="float" office:value="10.45" calcext:value-type="float">
            <text:p>10.45</text:p>
          </table:table-cell>
          <table:table-cell table:formula="of:=[.DM$17]+[.DM$18]*([.$A24]-1)/100" office:value-type="float" office:value="5.2" calcext:value-type="float">
            <text:p>5.2</text:p>
          </table:table-cell>
          <table:table-cell table:formula="of:=[.DN$17]+[.DN$18]*([.$A24]-1)/100" office:value-type="float" office:value="6.6" calcext:value-type="float">
            <text:p>6.6</text:p>
          </table:table-cell>
          <table:table-cell table:formula="of:=[.DO$17]+[.DO$18]*([.$A24]-1)/100" office:value-type="float" office:value="10.85" calcext:value-type="float">
            <text:p>10.8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DR$17]+[.DR$18]*([.$A24]-1)/100" office:value-type="float" office:value="23.45" calcext:value-type="float">
            <text:p>23.45</text:p>
          </table:table-cell>
          <table:table-cell table:formula="of:=[.DS$17]+[.DS$18]*([.$A24]-1)/100" office:value-type="float" office:value="3.6" calcext:value-type="float">
            <text:p>3.6</text:p>
          </table:table-cell>
          <table:table-cell table:formula="of:=[.DT$17]+[.DT$18]*([.$A24]-1)/100" office:value-type="float" office:value="13.05" calcext:value-type="float">
            <text:p>13.05</text:p>
          </table:table-cell>
          <table:table-cell table:formula="of:=[.DU$17]+[.DU$18]*([.$A24]-1)/100" office:value-type="float" office:value="8.85" calcext:value-type="float">
            <text:p>8.85</text:p>
          </table:table-cell>
          <table:table-cell table:formula="of:=[.DV$17]+[.DV$18]*([.$A24]-1)/100" office:value-type="float" office:value="9.2" calcext:value-type="float">
            <text:p>9.2</text:p>
          </table:table-cell>
          <table:table-cell table:formula="of:=[.DW$17]+[.DW$18]*([.$A24]-1)/100" office:value-type="float" office:value="3.25" calcext:value-type="float">
            <text:p>3.25</text:p>
          </table:table-cell>
          <table:table-cell table:formula="of:=[.DX$17]+[.DX$18]*([.$A24]-1)/100" office:value-type="float" office:value="6.25" calcext:value-type="float">
            <text:p>6.25</text:p>
          </table:table-cell>
          <table:table-cell table:formula="of:=[.DY$17]+[.DY$18]*([.$A24]-1)/100" office:value-type="float" office:value="12.15" calcext:value-type="float">
            <text:p>12.1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B$17]+[.EB$18]*([.$A24]-1)/100" office:value-type="float" office:value="43.5" calcext:value-type="float">
            <text:p>43.5</text:p>
          </table:table-cell>
          <table:table-cell table:formula="of:=[.EC$17]+[.EC$18]*([.$A24]-1)/100" office:value-type="float" office:value="20" calcext:value-type="float">
            <text:p>20</text:p>
          </table:table-cell>
          <table:table-cell table:formula="of:=[.ED$17]+[.ED$18]*([.$A24]-1)/100" office:value-type="float" office:value="1.3" calcext:value-type="float">
            <text:p>1.3</text:p>
          </table:table-cell>
          <table:table-cell table:formula="of:=[.EE$17]+[.EE$18]*([.$A24]-1)/100" office:value-type="float" office:value="15.1" calcext:value-type="float">
            <text:p>15.1</text:p>
          </table:table-cell>
          <table:table-cell table:formula="of:=[.EF$17]+[.EF$18]*([.$A24]-1)/100" office:value-type="float" office:value="13.5" calcext:value-type="float">
            <text:p>13.5</text:p>
          </table:table-cell>
          <table:table-cell table:formula="of:=[.EG$17]+[.EG$18]*([.$A24]-1)/100" office:value-type="float" office:value="3.9" calcext:value-type="float">
            <text:p>3.9</text:p>
          </table:table-cell>
          <table:table-cell table:formula="of:=[.EH$17]+[.EH$18]*([.$A24]-1)/100" office:value-type="float" office:value="8.6" calcext:value-type="float">
            <text:p>8.6</text:p>
          </table:table-cell>
          <table:table-cell table:formula="of:=[.EI$17]+[.EI$18]*([.$A24]-1)/100" office:value-type="float" office:value="5.2" calcext:value-type="float">
            <text:p>5.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L$17]+[.EL$18]*([.$A24]-1)/100" office:value-type="float" office:value="1" calcext:value-type="float">
            <text:p>1</text:p>
          </table:table-cell>
          <table:table-cell table:formula="of:=[.EM$17]+[.EM$18]*([.$A24]-1)/100" office:value-type="float" office:value="19.3" calcext:value-type="float">
            <text:p>19.3</text:p>
          </table:table-cell>
          <table:table-cell table:formula="of:=[.EN$17]+[.EN$18]*([.$A24]-1)/100" office:value-type="float" office:value="0" calcext:value-type="float">
            <text:p>0</text:p>
          </table:table-cell>
          <table:table-cell table:formula="of:=[.EO$17]+[.EO$18]*([.$A24]-1)/100" office:value-type="float" office:value="11.1" calcext:value-type="float">
            <text:p>11.1</text:p>
          </table:table-cell>
          <table:table-cell table:formula="of:=[.EP$17]+[.EP$18]*([.$A24]-1)/100" office:value-type="float" office:value="15.7" calcext:value-type="float">
            <text:p>15.7</text:p>
          </table:table-cell>
          <table:table-cell table:formula="of:=[.EQ$17]+[.EQ$18]*([.$A24]-1)/100" office:value-type="float" office:value="13" calcext:value-type="float">
            <text:p>13</text:p>
          </table:table-cell>
          <table:table-cell table:formula="of:=[.ER$17]+[.ER$18]*([.$A24]-1)/100" office:value-type="float" office:value="3.9" calcext:value-type="float">
            <text:p>3.9</text:p>
          </table:table-cell>
          <table:table-cell table:formula="of:=[.ES$17]+[.ES$18]*([.$A24]-1)/100" office:value-type="float" office:value="3.9" calcext:value-type="float">
            <text:p>3.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V$17]+[.EV$18]*([.$A24]-1)/100" office:value-type="float" office:value="37.9" calcext:value-type="float">
            <text:p>37.9</text:p>
          </table:table-cell>
          <table:table-cell table:formula="of:=[.EW$17]+[.EW$18]*([.$A24]-1)/100" office:value-type="float" office:value="15.1" calcext:value-type="float">
            <text:p>15.1</text:p>
          </table:table-cell>
          <table:table-cell table:formula="of:=[.EX$17]+[.EX$18]*([.$A24]-1)/100" office:value-type="float" office:value="0" calcext:value-type="float">
            <text:p>0</text:p>
          </table:table-cell>
          <table:table-cell table:formula="of:=[.EY$17]+[.EY$18]*([.$A24]-1)/100" office:value-type="float" office:value="21.1" calcext:value-type="float">
            <text:p>21.1</text:p>
          </table:table-cell>
          <table:table-cell table:formula="of:=[.EZ$17]+[.EZ$18]*([.$A24]-1)/100" office:value-type="float" office:value="21.1" calcext:value-type="float">
            <text:p>21.1</text:p>
          </table:table-cell>
          <table:table-cell table:formula="of:=[.FA$17]+[.FA$18]*([.$A24]-1)/100" office:value-type="float" office:value="6.5" calcext:value-type="float">
            <text:p>6.5</text:p>
          </table:table-cell>
          <table:table-cell table:formula="of:=[.FB$17]+[.FB$18]*([.$A24]-1)/100" office:value-type="float" office:value="8.9" calcext:value-type="float">
            <text:p>8.9</text:p>
          </table:table-cell>
          <table:table-cell table:formula="of:=[.FC$17]+[.FC$18]*([.$A24]-1)/100" office:value-type="float" office:value="7.85" calcext:value-type="float">
            <text:p>7.8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F$17]+[.FF$18]*([.$A24]-1)/100" office:value-type="float" office:value="44.5" calcext:value-type="float">
            <text:p>44.5</text:p>
          </table:table-cell>
          <table:table-cell table:formula="of:=[.FG$17]+[.FG$18]*([.$A24]-1)/100" office:value-type="float" office:value="19.4" calcext:value-type="float">
            <text:p>19.4</text:p>
          </table:table-cell>
          <table:table-cell table:formula="of:=[.FH$17]+[.FH$18]*([.$A24]-1)/100" office:value-type="float" office:value="3.6" calcext:value-type="float">
            <text:p>3.6</text:p>
          </table:table-cell>
          <table:table-cell table:formula="of:=[.FI$17]+[.FI$18]*([.$A24]-1)/100" office:value-type="float" office:value="14.8" calcext:value-type="float">
            <text:p>14.8</text:p>
          </table:table-cell>
          <table:table-cell table:formula="of:=[.FJ$17]+[.FJ$18]*([.$A24]-1)/100" office:value-type="float" office:value="12.2" calcext:value-type="float">
            <text:p>12.2</text:p>
          </table:table-cell>
          <table:table-cell table:formula="of:=[.FK$17]+[.FK$18]*([.$A24]-1)/100" office:value-type="float" office:value="5.2" calcext:value-type="float">
            <text:p>5.2</text:p>
          </table:table-cell>
          <table:table-cell table:formula="of:=[.FL$17]+[.FL$18]*([.$A24]-1)/100" office:value-type="float" office:value="15.2" calcext:value-type="float">
            <text:p>15.2</text:p>
          </table:table-cell>
          <table:table-cell table:formula="of:=[.FM$17]+[.FM$18]*([.$A24]-1)/100" office:value-type="float" office:value="6.55" calcext:value-type="float">
            <text:p>6.5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P$17]+[.FP$18]*([.$A24]-1)/100" office:value-type="float" office:value="36.2" calcext:value-type="float">
            <text:p>36.2</text:p>
          </table:table-cell>
          <table:table-cell table:formula="of:=[.FQ$17]+[.FQ$18]*([.$A24]-1)/100" office:value-type="float" office:value="13.1" calcext:value-type="float">
            <text:p>13.1</text:p>
          </table:table-cell>
          <table:table-cell table:formula="of:=[.FR$17]+[.FR$18]*([.$A24]-1)/100" office:value-type="float" office:value="0" calcext:value-type="float">
            <text:p>0</text:p>
          </table:table-cell>
          <table:table-cell table:formula="of:=[.FS$17]+[.FS$18]*([.$A24]-1)/100" office:value-type="float" office:value="16.4" calcext:value-type="float">
            <text:p>16.4</text:p>
          </table:table-cell>
          <table:table-cell table:formula="of:=[.FT$17]+[.FT$18]*([.$A24]-1)/100" office:value-type="float" office:value="0" calcext:value-type="float">
            <text:p>0</text:p>
          </table:table-cell>
          <table:table-cell table:formula="of:=[.FU$17]+[.FU$18]*([.$A24]-1)/100" office:value-type="float" office:value="0" calcext:value-type="float">
            <text:p>0</text:p>
          </table:table-cell>
          <table:table-cell table:formula="of:=[.FV$17]+[.FV$18]*([.$A24]-1)/100" office:value-type="float" office:value="6.9" calcext:value-type="float">
            <text:p>6.9</text:p>
          </table:table-cell>
          <table:table-cell table:formula="of:=[.FW$17]+[.FW$18]*([.$A24]-1)/100" office:value-type="float" office:value="5.2" calcext:value-type="float">
            <text:p>5.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Z$17]+[.FZ$18]*([.$A24]-1)/100" office:value-type="float" office:value="68.2" calcext:value-type="float">
            <text:p>68.2</text:p>
          </table:table-cell>
          <table:table-cell table:formula="of:=[.GA$17]+[.GA$18]*([.$A24]-1)/100" office:value-type="float" office:value="9.1" calcext:value-type="float">
            <text:p>9.1</text:p>
          </table:table-cell>
          <table:table-cell table:formula="of:=[.GB$17]+[.GB$18]*([.$A24]-1)/100" office:value-type="float" office:value="0" calcext:value-type="float">
            <text:p>0</text:p>
          </table:table-cell>
          <table:table-cell table:formula="of:=[.GC$17]+[.GC$18]*([.$A24]-1)/100" office:value-type="float" office:value="10.4" calcext:value-type="float">
            <text:p>10.4</text:p>
          </table:table-cell>
          <table:table-cell table:formula="of:=[.GD$17]+[.GD$18]*([.$A24]-1)/100" office:value-type="float" office:value="24" calcext:value-type="float">
            <text:p>24</text:p>
          </table:table-cell>
          <table:table-cell table:formula="of:=[.GE$17]+[.GE$18]*([.$A24]-1)/100" office:value-type="float" office:value="0" calcext:value-type="float">
            <text:p>0</text:p>
          </table:table-cell>
          <table:table-cell table:formula="of:=[.GF$17]+[.GF$18]*([.$A24]-1)/100" office:value-type="float" office:value="16.9" calcext:value-type="float">
            <text:p>16.9</text:p>
          </table:table-cell>
          <table:table-cell table:formula="of:=[.GG$17]+[.GG$18]*([.$A24]-1)/100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7]+[.B$18]*([.$A25]-1)/100" office:value-type="float" office:value="29.3" calcext:value-type="float">
            <text:p>29.3</text:p>
          </table:table-cell>
          <table:table-cell table:formula="of:=[.C$17]+[.C$18]*([.$A25]-1)/100" office:value-type="float" office:value="11.3" calcext:value-type="float">
            <text:p>11.3</text:p>
          </table:table-cell>
          <table:table-cell table:formula="of:=[.D$17]+[.D$18]*([.$A25]-1)/100" office:value-type="float" office:value="6.9" calcext:value-type="float">
            <text:p>6.9</text:p>
          </table:table-cell>
          <table:table-cell table:formula="of:=[.E$17]+[.E$18]*([.$A25]-1)/100" office:value-type="float" office:value="13.7" calcext:value-type="float">
            <text:p>13.7</text:p>
          </table:table-cell>
          <table:table-cell table:formula="of:=[.F$17]+[.F$18]*([.$A25]-1)/100" office:value-type="float" office:value="14.7" calcext:value-type="float">
            <text:p>14.7</text:p>
          </table:table-cell>
          <table:table-cell table:formula="of:=[.G$17]+[.G$18]*([.$A25]-1)/100" office:value-type="float" office:value="5.6" calcext:value-type="float">
            <text:p>5.6</text:p>
          </table:table-cell>
          <table:table-cell table:formula="of:=[.H$17]+[.H$18]*([.$A25]-1)/100" office:value-type="float" office:value="5.8" calcext:value-type="float">
            <text:p>5.8</text:p>
          </table:table-cell>
          <table:table-cell table:formula="of:=[.I$17]+[.I$18]*([.$A25]-1)/100" office:value-type="float" office:value="5.5" calcext:value-type="float">
            <text:p>5.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$17]+[.L$18]*([.$A25]-1)/100" office:value-type="float" office:value="30.7" calcext:value-type="float">
            <text:p>30.7</text:p>
          </table:table-cell>
          <table:table-cell table:formula="of:=[.M$17]+[.M$18]*([.$A25]-1)/100" office:value-type="float" office:value="10.7" calcext:value-type="float">
            <text:p>10.7</text:p>
          </table:table-cell>
          <table:table-cell table:formula="of:=[.N$17]+[.N$18]*([.$A25]-1)/100" office:value-type="float" office:value="2.1" calcext:value-type="float">
            <text:p>2.1</text:p>
          </table:table-cell>
          <table:table-cell table:formula="of:=[.O$17]+[.O$18]*([.$A25]-1)/100" office:value-type="float" office:value="14.7" calcext:value-type="float">
            <text:p>14.7</text:p>
          </table:table-cell>
          <table:table-cell table:formula="of:=[.P$17]+[.P$18]*([.$A25]-1)/100" office:value-type="float" office:value="13.3" calcext:value-type="float">
            <text:p>13.3</text:p>
          </table:table-cell>
          <table:table-cell table:formula="of:=[.Q$17]+[.Q$18]*([.$A25]-1)/100" office:value-type="float" office:value="5.6" calcext:value-type="float">
            <text:p>5.6</text:p>
          </table:table-cell>
          <table:table-cell table:formula="of:=[.R$17]+[.R$18]*([.$A25]-1)/100" office:value-type="float" office:value="8.5" calcext:value-type="float">
            <text:p>8.5</text:p>
          </table:table-cell>
          <table:table-cell table:formula="of:=[.S$17]+[.S$18]*([.$A25]-1)/100" office:value-type="float" office:value="5.5" calcext:value-type="float">
            <text:p>5.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V$17]+[.V$18]*([.$A25]-1)/100" office:value-type="float" office:value="23.1" calcext:value-type="float">
            <text:p>23.1</text:p>
          </table:table-cell>
          <table:table-cell table:formula="of:=[.W$17]+[.W$18]*([.$A25]-1)/100" office:value-type="float" office:value="9.6" calcext:value-type="float">
            <text:p>9.6</text:p>
          </table:table-cell>
          <table:table-cell table:formula="of:=[.X$17]+[.X$18]*([.$A25]-1)/100" office:value-type="float" office:value="6.9" calcext:value-type="float">
            <text:p>6.9</text:p>
          </table:table-cell>
          <table:table-cell table:formula="of:=[.Y$17]+[.Y$18]*([.$A25]-1)/100" office:value-type="float" office:value="13.4" calcext:value-type="float">
            <text:p>13.4</text:p>
          </table:table-cell>
          <table:table-cell table:formula="of:=[.Z$17]+[.Z$18]*([.$A25]-1)/100" office:value-type="float" office:value="15.7" calcext:value-type="float">
            <text:p>15.7</text:p>
          </table:table-cell>
          <table:table-cell table:formula="of:=[.AA$17]+[.AA$18]*([.$A25]-1)/100" office:value-type="float" office:value="7.7" calcext:value-type="float">
            <text:p>7.7</text:p>
          </table:table-cell>
          <table:table-cell table:formula="of:=[.AB$17]+[.AB$18]*([.$A25]-1)/100" office:value-type="float" office:value="3.7" calcext:value-type="float">
            <text:p>3.7</text:p>
          </table:table-cell>
          <table:table-cell table:formula="of:=[.AC$17]+[.AC$18]*([.$A25]-1)/100" office:value-type="float" office:value="7.9" calcext:value-type="float">
            <text:p>7.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F$17]+[.AF$18]*([.$A25]-1)/100" office:value-type="float" office:value="31.7" calcext:value-type="float">
            <text:p>31.7</text:p>
          </table:table-cell>
          <table:table-cell table:formula="of:=[.AG$17]+[.AG$18]*([.$A25]-1)/100" office:value-type="float" office:value="13.1" calcext:value-type="float">
            <text:p>13.1</text:p>
          </table:table-cell>
          <table:table-cell table:formula="of:=[.AH$17]+[.AH$18]*([.$A25]-1)/100" office:value-type="float" office:value="3.1" calcext:value-type="float">
            <text:p>3.1</text:p>
          </table:table-cell>
          <table:table-cell table:formula="of:=[.AI$17]+[.AI$18]*([.$A25]-1)/100" office:value-type="float" office:value="15.1" calcext:value-type="float">
            <text:p>15.1</text:p>
          </table:table-cell>
          <table:table-cell table:formula="of:=[.AJ$17]+[.AJ$18]*([.$A25]-1)/100" office:value-type="float" office:value="10.4" calcext:value-type="float">
            <text:p>10.4</text:p>
          </table:table-cell>
          <table:table-cell table:formula="of:=[.AK$17]+[.AK$18]*([.$A25]-1)/100" office:value-type="float" office:value="4.9" calcext:value-type="float">
            <text:p>4.9</text:p>
          </table:table-cell>
          <table:table-cell table:formula="of:=[.AL$17]+[.AL$18]*([.$A25]-1)/100" office:value-type="float" office:value="9.9" calcext:value-type="float">
            <text:p>9.9</text:p>
          </table:table-cell>
          <table:table-cell table:formula="of:=[.AM$17]+[.AM$18]*([.$A25]-1)/100" office:value-type="float" office:value="4.8" calcext:value-type="float">
            <text:p>4.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P$17]+[.AP$18]*([.$A25]-1)/100" office:value-type="float" office:value="29.7" calcext:value-type="float">
            <text:p>29.7</text:p>
          </table:table-cell>
          <table:table-cell table:formula="of:=[.AQ$17]+[.AQ$18]*([.$A25]-1)/100" office:value-type="float" office:value="12.7" calcext:value-type="float">
            <text:p>12.7</text:p>
          </table:table-cell>
          <table:table-cell table:formula="of:=[.AR$17]+[.AR$18]*([.$A25]-1)/100" office:value-type="float" office:value="2.1" calcext:value-type="float">
            <text:p>2.1</text:p>
          </table:table-cell>
          <table:table-cell table:formula="of:=[.AS$17]+[.AS$18]*([.$A25]-1)/100" office:value-type="float" office:value="9.6" calcext:value-type="float">
            <text:p>9.6</text:p>
          </table:table-cell>
          <table:table-cell table:formula="of:=[.AT$17]+[.AT$18]*([.$A25]-1)/100" office:value-type="float" office:value="6.8" calcext:value-type="float">
            <text:p>6.8</text:p>
          </table:table-cell>
          <table:table-cell table:formula="of:=[.AU$17]+[.AU$18]*([.$A25]-1)/100" office:value-type="float" office:value="4.9" calcext:value-type="float">
            <text:p>4.9</text:p>
          </table:table-cell>
          <table:table-cell table:formula="of:=[.AV$17]+[.AV$18]*([.$A25]-1)/100" office:value-type="float" office:value="15.7" calcext:value-type="float">
            <text:p>15.7</text:p>
          </table:table-cell>
          <table:table-cell table:formula="of:=[.AW$17]+[.AW$18]*([.$A25]-1)/100" office:value-type="float" office:value="7.5" calcext:value-type="float">
            <text:p>7.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Z$17]+[.AZ$18]*([.$A25]-1)/100" office:value-type="float" office:value="29" calcext:value-type="float">
            <text:p>29</text:p>
          </table:table-cell>
          <table:table-cell table:formula="of:=[.BA$17]+[.BA$18]*([.$A25]-1)/100" office:value-type="float" office:value="10.3" calcext:value-type="float">
            <text:p>10.3</text:p>
          </table:table-cell>
          <table:table-cell table:formula="of:=[.BB$17]+[.BB$18]*([.$A25]-1)/100" office:value-type="float" office:value="2.7" calcext:value-type="float">
            <text:p>2.7</text:p>
          </table:table-cell>
          <table:table-cell table:formula="of:=[.BC$17]+[.BC$18]*([.$A25]-1)/100" office:value-type="float" office:value="10.7" calcext:value-type="float">
            <text:p>10.7</text:p>
          </table:table-cell>
          <table:table-cell table:formula="of:=[.BD$17]+[.BD$18]*([.$A25]-1)/100" office:value-type="float" office:value="11.9" calcext:value-type="float">
            <text:p>11.9</text:p>
          </table:table-cell>
          <table:table-cell table:formula="of:=[.BE$17]+[.BE$18]*([.$A25]-1)/100" office:value-type="float" office:value="5.6" calcext:value-type="float">
            <text:p>5.6</text:p>
          </table:table-cell>
          <table:table-cell table:formula="of:=[.BF$17]+[.BF$18]*([.$A25]-1)/100" office:value-type="float" office:value="8.8" calcext:value-type="float">
            <text:p>8.8</text:p>
          </table:table-cell>
          <table:table-cell table:formula="of:=[.BG$17]+[.BG$18]*([.$A25]-1)/100" office:value-type="float" office:value="8.9" calcext:value-type="float">
            <text:p>8.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J$17]+[.BJ$18]*([.$A25]-1)/100" office:value-type="float" office:value="25.9" calcext:value-type="float">
            <text:p>25.9</text:p>
          </table:table-cell>
          <table:table-cell table:formula="of:=[.BK$17]+[.BK$18]*([.$A25]-1)/100" office:value-type="float" office:value="10.3" calcext:value-type="float">
            <text:p>10.3</text:p>
          </table:table-cell>
          <table:table-cell table:formula="of:=[.BL$17]+[.BL$18]*([.$A25]-1)/100" office:value-type="float" office:value="6.9" calcext:value-type="float">
            <text:p>6.9</text:p>
          </table:table-cell>
          <table:table-cell table:formula="of:=[.BM$17]+[.BM$18]*([.$A25]-1)/100" office:value-type="float" office:value="10.7" calcext:value-type="float">
            <text:p>10.7</text:p>
          </table:table-cell>
          <table:table-cell table:formula="of:=[.BN$17]+[.BN$18]*([.$A25]-1)/100" office:value-type="float" office:value="17.3" calcext:value-type="float">
            <text:p>17.3</text:p>
          </table:table-cell>
          <table:table-cell table:formula="of:=[.BO$17]+[.BO$18]*([.$A25]-1)/100" office:value-type="float" office:value="6.3" calcext:value-type="float">
            <text:p>6.3</text:p>
          </table:table-cell>
          <table:table-cell table:formula="of:=[.BP$17]+[.BP$18]*([.$A25]-1)/100" office:value-type="float" office:value="6.5" calcext:value-type="float">
            <text:p>6.5</text:p>
          </table:table-cell>
          <table:table-cell table:formula="of:=[.BQ$17]+[.BQ$18]*([.$A25]-1)/100" office:value-type="float" office:value="9.6" calcext:value-type="float">
            <text:p>9.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T$17]+[.BT$18]*([.$A25]-1)/100" office:value-type="float" office:value="34.1" calcext:value-type="float">
            <text:p>34.1</text:p>
          </table:table-cell>
          <table:table-cell table:formula="of:=[.BU$17]+[.BU$18]*([.$A25]-1)/100" office:value-type="float" office:value="14.5" calcext:value-type="float">
            <text:p>14.5</text:p>
          </table:table-cell>
          <table:table-cell table:formula="of:=[.BV$17]+[.BV$18]*([.$A25]-1)/100" office:value-type="float" office:value="2.1" calcext:value-type="float">
            <text:p>2.1</text:p>
          </table:table-cell>
          <table:table-cell table:formula="of:=[.BW$17]+[.BW$18]*([.$A25]-1)/100" office:value-type="float" office:value="9.3" calcext:value-type="float">
            <text:p>9.3</text:p>
          </table:table-cell>
          <table:table-cell table:formula="of:=[.BX$17]+[.BX$18]*([.$A25]-1)/100" office:value-type="float" office:value="8.6" calcext:value-type="float">
            <text:p>8.6</text:p>
          </table:table-cell>
          <table:table-cell table:formula="of:=[.BY$17]+[.BY$18]*([.$A25]-1)/100" office:value-type="float" office:value="2.8" calcext:value-type="float">
            <text:p>2.8</text:p>
          </table:table-cell>
          <table:table-cell table:formula="of:=[.BZ$17]+[.BZ$18]*([.$A25]-1)/100" office:value-type="float" office:value="7.5" calcext:value-type="float">
            <text:p>7.5</text:p>
          </table:table-cell>
          <table:table-cell table:formula="of:=[.CA$17]+[.CA$18]*([.$A25]-1)/100" office:value-type="float" office:value="4.8" calcext:value-type="float">
            <text:p>4.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D$17]+[.CD$18]*([.$A25]-1)/100" office:value-type="float" office:value="39.2" calcext:value-type="float">
            <text:p>39.2</text:p>
          </table:table-cell>
          <table:table-cell table:formula="of:=[.CE$17]+[.CE$18]*([.$A25]-1)/100" office:value-type="float" office:value="15.4" calcext:value-type="float">
            <text:p>15.4</text:p>
          </table:table-cell>
          <table:table-cell table:formula="of:=[.CF$17]+[.CF$18]*([.$A25]-1)/100" office:value-type="float" office:value="9.6" calcext:value-type="float">
            <text:p>9.6</text:p>
          </table:table-cell>
          <table:table-cell table:formula="of:=[.CG$17]+[.CG$18]*([.$A25]-1)/100" office:value-type="float" office:value="14.4" calcext:value-type="float">
            <text:p>14.4</text:p>
          </table:table-cell>
          <table:table-cell table:formula="of:=[.CH$17]+[.CH$18]*([.$A25]-1)/100" office:value-type="float" office:value="12.6" calcext:value-type="float">
            <text:p>12.6</text:p>
          </table:table-cell>
          <table:table-cell table:formula="of:=[.CI$17]+[.CI$18]*([.$A25]-1)/100" office:value-type="float" office:value="8.4" calcext:value-type="float">
            <text:p>8.4</text:p>
          </table:table-cell>
          <table:table-cell table:formula="of:=[.CJ$17]+[.CJ$18]*([.$A25]-1)/100" office:value-type="float" office:value="9.2" calcext:value-type="float">
            <text:p>9.2</text:p>
          </table:table-cell>
          <table:table-cell table:formula="of:=[.CK$17]+[.CK$18]*([.$A25]-1)/100"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N$17]+[.CN$18]*([.$A25]-1)/100" office:value-type="float" office:value="28.8" calcext:value-type="float">
            <text:p>28.8</text:p>
          </table:table-cell>
          <table:table-cell table:formula="of:=[.CO$17]+[.CO$18]*([.$A25]-1)/100" office:value-type="float" office:value="4.2" calcext:value-type="float">
            <text:p>4.2</text:p>
          </table:table-cell>
          <table:table-cell table:formula="of:=[.CP$17]+[.CP$18]*([.$A25]-1)/100" office:value-type="float" office:value="12.4" calcext:value-type="float">
            <text:p>12.4</text:p>
          </table:table-cell>
          <table:table-cell table:formula="of:=[.CQ$17]+[.CQ$18]*([.$A25]-1)/100" office:value-type="float" office:value="16.2" calcext:value-type="float">
            <text:p>16.2</text:p>
          </table:table-cell>
          <table:table-cell table:formula="of:=[.CR$17]+[.CR$18]*([.$A25]-1)/100" office:value-type="float" office:value="20" calcext:value-type="float">
            <text:p>20</text:p>
          </table:table-cell>
          <table:table-cell table:formula="of:=[.CS$17]+[.CS$18]*([.$A25]-1)/100" office:value-type="float" office:value="11.2" calcext:value-type="float">
            <text:p>11.2</text:p>
          </table:table-cell>
          <table:table-cell table:formula="of:=[.CT$17]+[.CT$18]*([.$A25]-1)/100" office:value-type="float" office:value="7.5" calcext:value-type="float">
            <text:p>7.5</text:p>
          </table:table-cell>
          <table:table-cell table:formula="of:=[.CU$17]+[.CU$18]*([.$A25]-1)/100" office:value-type="float" office:value="14.4" calcext:value-type="float">
            <text:p>14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X$17]+[.CX$18]*([.$A25]-1)/100" office:value-type="float" office:value="33.6" calcext:value-type="float">
            <text:p>33.6</text:p>
          </table:table-cell>
          <table:table-cell table:formula="of:=[.CY$17]+[.CY$18]*([.$A25]-1)/100" office:value-type="float" office:value="2.8" calcext:value-type="float">
            <text:p>2.8</text:p>
          </table:table-cell>
          <table:table-cell table:formula="of:=[.CZ$17]+[.CZ$18]*([.$A25]-1)/100" office:value-type="float" office:value="13.8" calcext:value-type="float">
            <text:p>13.8</text:p>
          </table:table-cell>
          <table:table-cell table:formula="of:=[.DA$17]+[.DA$18]*([.$A25]-1)/100" office:value-type="float" office:value="12" calcext:value-type="float">
            <text:p>12</text:p>
          </table:table-cell>
          <table:table-cell table:formula="of:=[.DB$17]+[.DB$18]*([.$A25]-1)/100" office:value-type="float" office:value="10.3" calcext:value-type="float">
            <text:p>10.3</text:p>
          </table:table-cell>
          <table:table-cell table:formula="of:=[.DC$17]+[.DC$18]*([.$A25]-1)/100" office:value-type="float" office:value="14" calcext:value-type="float">
            <text:p>14</text:p>
          </table:table-cell>
          <table:table-cell table:formula="of:=[.DD$17]+[.DD$18]*([.$A25]-1)/100" office:value-type="float" office:value="5.1" calcext:value-type="float">
            <text:p>5.1</text:p>
          </table:table-cell>
          <table:table-cell table:formula="of:=[.DE$17]+[.DE$18]*([.$A25]-1)/100"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H$17]+[.DH$18]*([.$A25]-1)/100" office:value-type="float" office:value="24.5" calcext:value-type="float">
            <text:p>24.5</text:p>
          </table:table-cell>
          <table:table-cell table:formula="of:=[.DI$17]+[.DI$18]*([.$A25]-1)/100" office:value-type="float" office:value="2.1" calcext:value-type="float">
            <text:p>2.1</text:p>
          </table:table-cell>
          <table:table-cell table:formula="of:=[.DJ$17]+[.DJ$18]*([.$A25]-1)/100" office:value-type="float" office:value="11.1" calcext:value-type="float">
            <text:p>11.1</text:p>
          </table:table-cell>
          <table:table-cell table:formula="of:=[.DK$17]+[.DK$18]*([.$A25]-1)/100" office:value-type="float" office:value="8.3" calcext:value-type="float">
            <text:p>8.3</text:p>
          </table:table-cell>
          <table:table-cell table:formula="of:=[.DL$17]+[.DL$18]*([.$A25]-1)/100" office:value-type="float" office:value="11.1" calcext:value-type="float">
            <text:p>11.1</text:p>
          </table:table-cell>
          <table:table-cell table:formula="of:=[.DM$17]+[.DM$18]*([.$A25]-1)/100" office:value-type="float" office:value="5.6" calcext:value-type="float">
            <text:p>5.6</text:p>
          </table:table-cell>
          <table:table-cell table:formula="of:=[.DN$17]+[.DN$18]*([.$A25]-1)/100" office:value-type="float" office:value="6.8" calcext:value-type="float">
            <text:p>6.8</text:p>
          </table:table-cell>
          <table:table-cell table:formula="of:=[.DO$17]+[.DO$18]*([.$A25]-1)/100" office:value-type="float" office:value="11.3" calcext:value-type="float">
            <text:p>11.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R$17]+[.DR$18]*([.$A25]-1)/100" office:value-type="float" office:value="24.1" calcext:value-type="float">
            <text:p>24.1</text:p>
          </table:table-cell>
          <table:table-cell table:formula="of:=[.DS$17]+[.DS$18]*([.$A25]-1)/100" office:value-type="float" office:value="3.8" calcext:value-type="float">
            <text:p>3.8</text:p>
          </table:table-cell>
          <table:table-cell table:formula="of:=[.DT$17]+[.DT$18]*([.$A25]-1)/100" office:value-type="float" office:value="13.9" calcext:value-type="float">
            <text:p>13.9</text:p>
          </table:table-cell>
          <table:table-cell table:formula="of:=[.DU$17]+[.DU$18]*([.$A25]-1)/100" office:value-type="float" office:value="9.3" calcext:value-type="float">
            <text:p>9.3</text:p>
          </table:table-cell>
          <table:table-cell table:formula="of:=[.DV$17]+[.DV$18]*([.$A25]-1)/100" office:value-type="float" office:value="9.6" calcext:value-type="float">
            <text:p>9.6</text:p>
          </table:table-cell>
          <table:table-cell table:formula="of:=[.DW$17]+[.DW$18]*([.$A25]-1)/100" office:value-type="float" office:value="3.5" calcext:value-type="float">
            <text:p>3.5</text:p>
          </table:table-cell>
          <table:table-cell table:formula="of:=[.DX$17]+[.DX$18]*([.$A25]-1)/100" office:value-type="float" office:value="6.5" calcext:value-type="float">
            <text:p>6.5</text:p>
          </table:table-cell>
          <table:table-cell table:formula="of:=[.DY$17]+[.DY$18]*([.$A25]-1)/100" office:value-type="float" office:value="12.7" calcext:value-type="float">
            <text:p>12.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B$17]+[.EB$18]*([.$A25]-1)/100" office:value-type="float" office:value="45" calcext:value-type="float">
            <text:p>45</text:p>
          </table:table-cell>
          <table:table-cell table:formula="of:=[.EC$17]+[.EC$18]*([.$A25]-1)/100" office:value-type="float" office:value="21" calcext:value-type="float">
            <text:p>21</text:p>
          </table:table-cell>
          <table:table-cell table:formula="of:=[.ED$17]+[.ED$18]*([.$A25]-1)/100" office:value-type="float" office:value="1.4" calcext:value-type="float">
            <text:p>1.4</text:p>
          </table:table-cell>
          <table:table-cell table:formula="of:=[.EE$17]+[.EE$18]*([.$A25]-1)/100" office:value-type="float" office:value="15.8" calcext:value-type="float">
            <text:p>15.8</text:p>
          </table:table-cell>
          <table:table-cell table:formula="of:=[.EF$17]+[.EF$18]*([.$A25]-1)/100" office:value-type="float" office:value="14" calcext:value-type="float">
            <text:p>14</text:p>
          </table:table-cell>
          <table:table-cell table:formula="of:=[.EG$17]+[.EG$18]*([.$A25]-1)/100" office:value-type="float" office:value="4.2" calcext:value-type="float">
            <text:p>4.2</text:p>
          </table:table-cell>
          <table:table-cell table:formula="of:=[.EH$17]+[.EH$18]*([.$A25]-1)/100" office:value-type="float" office:value="8.8" calcext:value-type="float">
            <text:p>8.8</text:p>
          </table:table-cell>
          <table:table-cell table:formula="of:=[.EI$17]+[.EI$18]*([.$A25]-1)/100" office:value-type="float" office:value="5.6" calcext:value-type="float">
            <text:p>5.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L$17]+[.EL$18]*([.$A25]-1)/100" office:value-type="float" office:value="1" calcext:value-type="float">
            <text:p>1</text:p>
          </table:table-cell>
          <table:table-cell table:formula="of:=[.EM$17]+[.EM$18]*([.$A25]-1)/100" office:value-type="float" office:value="20.4" calcext:value-type="float">
            <text:p>20.4</text:p>
          </table:table-cell>
          <table:table-cell table:formula="of:=[.EN$17]+[.EN$18]*([.$A25]-1)/100" office:value-type="float" office:value="0" calcext:value-type="float">
            <text:p>0</text:p>
          </table:table-cell>
          <table:table-cell table:formula="of:=[.EO$17]+[.EO$18]*([.$A25]-1)/100" office:value-type="float" office:value="11.8" calcext:value-type="float">
            <text:p>11.8</text:p>
          </table:table-cell>
          <table:table-cell table:formula="of:=[.EP$17]+[.EP$18]*([.$A25]-1)/100" office:value-type="float" office:value="16.6" calcext:value-type="float">
            <text:p>16.6</text:p>
          </table:table-cell>
          <table:table-cell table:formula="of:=[.EQ$17]+[.EQ$18]*([.$A25]-1)/100" office:value-type="float" office:value="14" calcext:value-type="float">
            <text:p>14</text:p>
          </table:table-cell>
          <table:table-cell table:formula="of:=[.ER$17]+[.ER$18]*([.$A25]-1)/100" office:value-type="float" office:value="4.2" calcext:value-type="float">
            <text:p>4.2</text:p>
          </table:table-cell>
          <table:table-cell table:formula="of:=[.ES$17]+[.ES$18]*([.$A25]-1)/100" office:value-type="float" office:value="4.2" calcext:value-type="float">
            <text:p>4.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V$17]+[.EV$18]*([.$A25]-1)/100" office:value-type="float" office:value="39.2" calcext:value-type="float">
            <text:p>39.2</text:p>
          </table:table-cell>
          <table:table-cell table:formula="of:=[.EW$17]+[.EW$18]*([.$A25]-1)/100" office:value-type="float" office:value="15.8" calcext:value-type="float">
            <text:p>15.8</text:p>
          </table:table-cell>
          <table:table-cell table:formula="of:=[.EX$17]+[.EX$18]*([.$A25]-1)/100" office:value-type="float" office:value="0" calcext:value-type="float">
            <text:p>0</text:p>
          </table:table-cell>
          <table:table-cell table:formula="of:=[.EY$17]+[.EY$18]*([.$A25]-1)/100" office:value-type="float" office:value="21.8" calcext:value-type="float">
            <text:p>21.8</text:p>
          </table:table-cell>
          <table:table-cell table:formula="of:=[.EZ$17]+[.EZ$18]*([.$A25]-1)/100" office:value-type="float" office:value="21.8" calcext:value-type="float">
            <text:p>21.8</text:p>
          </table:table-cell>
          <table:table-cell table:formula="of:=[.FA$17]+[.FA$18]*([.$A25]-1)/100" office:value-type="float" office:value="7" calcext:value-type="float">
            <text:p>7</text:p>
          </table:table-cell>
          <table:table-cell table:formula="of:=[.FB$17]+[.FB$18]*([.$A25]-1)/100" office:value-type="float" office:value="9.2" calcext:value-type="float">
            <text:p>9.2</text:p>
          </table:table-cell>
          <table:table-cell table:formula="of:=[.FC$17]+[.FC$18]*([.$A25]-1)/100" office:value-type="float" office:value="8.3" calcext:value-type="float">
            <text:p>8.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F$17]+[.FF$18]*([.$A25]-1)/100" office:value-type="float" office:value="46" calcext:value-type="float">
            <text:p>46</text:p>
          </table:table-cell>
          <table:table-cell table:formula="of:=[.FG$17]+[.FG$18]*([.$A25]-1)/100" office:value-type="float" office:value="20.2" calcext:value-type="float">
            <text:p>20.2</text:p>
          </table:table-cell>
          <table:table-cell table:formula="of:=[.FH$17]+[.FH$18]*([.$A25]-1)/100" office:value-type="float" office:value="3.8" calcext:value-type="float">
            <text:p>3.8</text:p>
          </table:table-cell>
          <table:table-cell table:formula="of:=[.FI$17]+[.FI$18]*([.$A25]-1)/100" office:value-type="float" office:value="15.4" calcext:value-type="float">
            <text:p>15.4</text:p>
          </table:table-cell>
          <table:table-cell table:formula="of:=[.FJ$17]+[.FJ$18]*([.$A25]-1)/100" office:value-type="float" office:value="12.6" calcext:value-type="float">
            <text:p>12.6</text:p>
          </table:table-cell>
          <table:table-cell table:formula="of:=[.FK$17]+[.FK$18]*([.$A25]-1)/100" office:value-type="float" office:value="5.6" calcext:value-type="float">
            <text:p>5.6</text:p>
          </table:table-cell>
          <table:table-cell table:formula="of:=[.FL$17]+[.FL$18]*([.$A25]-1)/100" office:value-type="float" office:value="15.6" calcext:value-type="float">
            <text:p>15.6</text:p>
          </table:table-cell>
          <table:table-cell table:formula="of:=[.FM$17]+[.FM$18]*([.$A25]-1)/100" office:value-type="float" office:value="6.9" calcext:value-type="float">
            <text:p>6.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P$17]+[.FP$18]*([.$A25]-1)/100" office:value-type="float" office:value="37.6" calcext:value-type="float">
            <text:p>37.6</text:p>
          </table:table-cell>
          <table:table-cell table:formula="of:=[.FQ$17]+[.FQ$18]*([.$A25]-1)/100" office:value-type="float" office:value="13.8" calcext:value-type="float">
            <text:p>13.8</text:p>
          </table:table-cell>
          <table:table-cell table:formula="of:=[.FR$17]+[.FR$18]*([.$A25]-1)/100" office:value-type="float" office:value="0" calcext:value-type="float">
            <text:p>0</text:p>
          </table:table-cell>
          <table:table-cell table:formula="of:=[.FS$17]+[.FS$18]*([.$A25]-1)/100" office:value-type="float" office:value="17.2" calcext:value-type="float">
            <text:p>17.2</text:p>
          </table:table-cell>
          <table:table-cell table:formula="of:=[.FT$17]+[.FT$18]*([.$A25]-1)/100" office:value-type="float" office:value="0" calcext:value-type="float">
            <text:p>0</text:p>
          </table:table-cell>
          <table:table-cell table:formula="of:=[.FU$17]+[.FU$18]*([.$A25]-1)/100" office:value-type="float" office:value="0" calcext:value-type="float">
            <text:p>0</text:p>
          </table:table-cell>
          <table:table-cell table:formula="of:=[.FV$17]+[.FV$18]*([.$A25]-1)/100" office:value-type="float" office:value="7.2" calcext:value-type="float">
            <text:p>7.2</text:p>
          </table:table-cell>
          <table:table-cell table:formula="of:=[.FW$17]+[.FW$18]*([.$A25]-1)/100" office:value-type="float" office:value="5.6" calcext:value-type="float">
            <text:p>5.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Z$17]+[.FZ$18]*([.$A25]-1)/100" office:value-type="float" office:value="69.6" calcext:value-type="float">
            <text:p>69.6</text:p>
          </table:table-cell>
          <table:table-cell table:formula="of:=[.GA$17]+[.GA$18]*([.$A25]-1)/100" office:value-type="float" office:value="9.8" calcext:value-type="float">
            <text:p>9.8</text:p>
          </table:table-cell>
          <table:table-cell table:formula="of:=[.GB$17]+[.GB$18]*([.$A25]-1)/100" office:value-type="float" office:value="0" calcext:value-type="float">
            <text:p>0</text:p>
          </table:table-cell>
          <table:table-cell table:formula="of:=[.GC$17]+[.GC$18]*([.$A25]-1)/100" office:value-type="float" office:value="11.2" calcext:value-type="float">
            <text:p>11.2</text:p>
          </table:table-cell>
          <table:table-cell table:formula="of:=[.GD$17]+[.GD$18]*([.$A25]-1)/100" office:value-type="float" office:value="24" calcext:value-type="float">
            <text:p>24</text:p>
          </table:table-cell>
          <table:table-cell table:formula="of:=[.GE$17]+[.GE$18]*([.$A25]-1)/100" office:value-type="float" office:value="0" calcext:value-type="float">
            <text:p>0</text:p>
          </table:table-cell>
          <table:table-cell table:formula="of:=[.GF$17]+[.GF$18]*([.$A25]-1)/100" office:value-type="float" office:value="17.2" calcext:value-type="float">
            <text:p>17.2</text:p>
          </table:table-cell>
          <table:table-cell table:formula="of:=[.GG$17]+[.GG$18]*([.$A25]-1)/100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17]+[.B$18]*([.$A26]-1)/100" office:value-type="float" office:value="30.25" calcext:value-type="float">
            <text:p>30.25</text:p>
          </table:table-cell>
          <table:table-cell table:formula="of:=[.C$17]+[.C$18]*([.$A26]-1)/100" office:value-type="float" office:value="11.75" calcext:value-type="float">
            <text:p>11.75</text:p>
          </table:table-cell>
          <table:table-cell table:formula="of:=[.D$17]+[.D$18]*([.$A26]-1)/100" office:value-type="float" office:value="7.25" calcext:value-type="float">
            <text:p>7.25</text:p>
          </table:table-cell>
          <table:table-cell table:formula="of:=[.E$17]+[.E$18]*([.$A26]-1)/100" office:value-type="float" office:value="14.25" calcext:value-type="float">
            <text:p>14.25</text:p>
          </table:table-cell>
          <table:table-cell table:formula="of:=[.F$17]+[.F$18]*([.$A26]-1)/100" office:value-type="float" office:value="15.25" calcext:value-type="float">
            <text:p>15.25</text:p>
          </table:table-cell>
          <table:table-cell table:formula="of:=[.G$17]+[.G$18]*([.$A26]-1)/100" office:value-type="float" office:value="6" calcext:value-type="float">
            <text:p>6</text:p>
          </table:table-cell>
          <table:table-cell table:formula="of:=[.H$17]+[.H$18]*([.$A26]-1)/100" office:value-type="float" office:value="6" calcext:value-type="float">
            <text:p>6</text:p>
          </table:table-cell>
          <table:table-cell table:formula="of:=[.I$17]+[.I$18]*([.$A26]-1)/100" office:value-type="float" office:value="5.75" calcext:value-type="float">
            <text:p>5.7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L$17]+[.L$18]*([.$A26]-1)/100" office:value-type="float" office:value="31.75" calcext:value-type="float">
            <text:p>31.75</text:p>
          </table:table-cell>
          <table:table-cell table:formula="of:=[.M$17]+[.M$18]*([.$A26]-1)/100" office:value-type="float" office:value="11.25" calcext:value-type="float">
            <text:p>11.25</text:p>
          </table:table-cell>
          <table:table-cell table:formula="of:=[.N$17]+[.N$18]*([.$A26]-1)/100" office:value-type="float" office:value="2.25" calcext:value-type="float">
            <text:p>2.25</text:p>
          </table:table-cell>
          <table:table-cell table:formula="of:=[.O$17]+[.O$18]*([.$A26]-1)/100" office:value-type="float" office:value="15.25" calcext:value-type="float">
            <text:p>15.25</text:p>
          </table:table-cell>
          <table:table-cell table:formula="of:=[.P$17]+[.P$18]*([.$A26]-1)/100" office:value-type="float" office:value="13.75" calcext:value-type="float">
            <text:p>13.75</text:p>
          </table:table-cell>
          <table:table-cell table:formula="of:=[.Q$17]+[.Q$18]*([.$A26]-1)/100" office:value-type="float" office:value="6" calcext:value-type="float">
            <text:p>6</text:p>
          </table:table-cell>
          <table:table-cell table:formula="of:=[.R$17]+[.R$18]*([.$A26]-1)/100" office:value-type="float" office:value="8.75" calcext:value-type="float">
            <text:p>8.75</text:p>
          </table:table-cell>
          <table:table-cell table:formula="of:=[.S$17]+[.S$18]*([.$A26]-1)/100" office:value-type="float" office:value="5.75" calcext:value-type="float">
            <text:p>5.7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V$17]+[.V$18]*([.$A26]-1)/100" office:value-type="float" office:value="23.75" calcext:value-type="float">
            <text:p>23.75</text:p>
          </table:table-cell>
          <table:table-cell table:formula="of:=[.W$17]+[.W$18]*([.$A26]-1)/100" office:value-type="float" office:value="10" calcext:value-type="float">
            <text:p>10</text:p>
          </table:table-cell>
          <table:table-cell table:formula="of:=[.X$17]+[.X$18]*([.$A26]-1)/100" office:value-type="float" office:value="7.25" calcext:value-type="float">
            <text:p>7.25</text:p>
          </table:table-cell>
          <table:table-cell table:formula="of:=[.Y$17]+[.Y$18]*([.$A26]-1)/100" office:value-type="float" office:value="14" calcext:value-type="float">
            <text:p>14</text:p>
          </table:table-cell>
          <table:table-cell table:formula="of:=[.Z$17]+[.Z$18]*([.$A26]-1)/100" office:value-type="float" office:value="16.25" calcext:value-type="float">
            <text:p>16.25</text:p>
          </table:table-cell>
          <table:table-cell table:formula="of:=[.AA$17]+[.AA$18]*([.$A26]-1)/100" office:value-type="float" office:value="8.25" calcext:value-type="float">
            <text:p>8.25</text:p>
          </table:table-cell>
          <table:table-cell table:formula="of:=[.AB$17]+[.AB$18]*([.$A26]-1)/100" office:value-type="float" office:value="3.75" calcext:value-type="float">
            <text:p>3.75</text:p>
          </table:table-cell>
          <table:table-cell table:formula="of:=[.AC$17]+[.AC$18]*([.$A26]-1)/100" office:value-type="float" office:value="8.25" calcext:value-type="float">
            <text:p>8.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F$17]+[.AF$18]*([.$A26]-1)/100" office:value-type="float" office:value="32.75" calcext:value-type="float">
            <text:p>32.75</text:p>
          </table:table-cell>
          <table:table-cell table:formula="of:=[.AG$17]+[.AG$18]*([.$A26]-1)/100" office:value-type="float" office:value="13.75" calcext:value-type="float">
            <text:p>13.75</text:p>
          </table:table-cell>
          <table:table-cell table:formula="of:=[.AH$17]+[.AH$18]*([.$A26]-1)/100" office:value-type="float" office:value="3.25" calcext:value-type="float">
            <text:p>3.25</text:p>
          </table:table-cell>
          <table:table-cell table:formula="of:=[.AI$17]+[.AI$18]*([.$A26]-1)/100" office:value-type="float" office:value="15.75" calcext:value-type="float">
            <text:p>15.75</text:p>
          </table:table-cell>
          <table:table-cell table:formula="of:=[.AJ$17]+[.AJ$18]*([.$A26]-1)/100" office:value-type="float" office:value="11" calcext:value-type="float">
            <text:p>11</text:p>
          </table:table-cell>
          <table:table-cell table:formula="of:=[.AK$17]+[.AK$18]*([.$A26]-1)/100" office:value-type="float" office:value="5.25" calcext:value-type="float">
            <text:p>5.25</text:p>
          </table:table-cell>
          <table:table-cell table:formula="of:=[.AL$17]+[.AL$18]*([.$A26]-1)/100" office:value-type="float" office:value="10.25" calcext:value-type="float">
            <text:p>10.25</text:p>
          </table:table-cell>
          <table:table-cell table:formula="of:=[.AM$17]+[.AM$18]*([.$A26]-1)/100"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P$17]+[.AP$18]*([.$A26]-1)/100" office:value-type="float" office:value="30.75" calcext:value-type="float">
            <text:p>30.75</text:p>
          </table:table-cell>
          <table:table-cell table:formula="of:=[.AQ$17]+[.AQ$18]*([.$A26]-1)/100" office:value-type="float" office:value="13.25" calcext:value-type="float">
            <text:p>13.25</text:p>
          </table:table-cell>
          <table:table-cell table:formula="of:=[.AR$17]+[.AR$18]*([.$A26]-1)/100" office:value-type="float" office:value="2.25" calcext:value-type="float">
            <text:p>2.25</text:p>
          </table:table-cell>
          <table:table-cell table:formula="of:=[.AS$17]+[.AS$18]*([.$A26]-1)/100" office:value-type="float" office:value="10" calcext:value-type="float">
            <text:p>10</text:p>
          </table:table-cell>
          <table:table-cell table:formula="of:=[.AT$17]+[.AT$18]*([.$A26]-1)/100" office:value-type="float" office:value="7" calcext:value-type="float">
            <text:p>7</text:p>
          </table:table-cell>
          <table:table-cell table:formula="of:=[.AU$17]+[.AU$18]*([.$A26]-1)/100" office:value-type="float" office:value="5.25" calcext:value-type="float">
            <text:p>5.25</text:p>
          </table:table-cell>
          <table:table-cell table:formula="of:=[.AV$17]+[.AV$18]*([.$A26]-1)/100" office:value-type="float" office:value="16.25" calcext:value-type="float">
            <text:p>16.25</text:p>
          </table:table-cell>
          <table:table-cell table:formula="of:=[.AW$17]+[.AW$18]*([.$A26]-1)/100" office:value-type="float" office:value="7.75" calcext:value-type="float">
            <text:p>7.7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Z$17]+[.AZ$18]*([.$A26]-1)/100" office:value-type="float" office:value="30" calcext:value-type="float">
            <text:p>30</text:p>
          </table:table-cell>
          <table:table-cell table:formula="of:=[.BA$17]+[.BA$18]*([.$A26]-1)/100" office:value-type="float" office:value="10.75" calcext:value-type="float">
            <text:p>10.75</text:p>
          </table:table-cell>
          <table:table-cell table:formula="of:=[.BB$17]+[.BB$18]*([.$A26]-1)/100" office:value-type="float" office:value="2.75" calcext:value-type="float">
            <text:p>2.75</text:p>
          </table:table-cell>
          <table:table-cell table:formula="of:=[.BC$17]+[.BC$18]*([.$A26]-1)/100" office:value-type="float" office:value="11.25" calcext:value-type="float">
            <text:p>11.25</text:p>
          </table:table-cell>
          <table:table-cell table:formula="of:=[.BD$17]+[.BD$18]*([.$A26]-1)/100" office:value-type="float" office:value="12.25" calcext:value-type="float">
            <text:p>12.25</text:p>
          </table:table-cell>
          <table:table-cell table:formula="of:=[.BE$17]+[.BE$18]*([.$A26]-1)/100" office:value-type="float" office:value="6" calcext:value-type="float">
            <text:p>6</text:p>
          </table:table-cell>
          <table:table-cell table:formula="of:=[.BF$17]+[.BF$18]*([.$A26]-1)/100" office:value-type="float" office:value="9" calcext:value-type="float">
            <text:p>9</text:p>
          </table:table-cell>
          <table:table-cell table:formula="of:=[.BG$17]+[.BG$18]*([.$A26]-1)/100" office:value-type="float" office:value="9.25" calcext:value-type="float">
            <text:p>9.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J$17]+[.BJ$18]*([.$A26]-1)/100" office:value-type="float" office:value="26.75" calcext:value-type="float">
            <text:p>26.75</text:p>
          </table:table-cell>
          <table:table-cell table:formula="of:=[.BK$17]+[.BK$18]*([.$A26]-1)/100" office:value-type="float" office:value="10.75" calcext:value-type="float">
            <text:p>10.75</text:p>
          </table:table-cell>
          <table:table-cell table:formula="of:=[.BL$17]+[.BL$18]*([.$A26]-1)/100" office:value-type="float" office:value="7.25" calcext:value-type="float">
            <text:p>7.25</text:p>
          </table:table-cell>
          <table:table-cell table:formula="of:=[.BM$17]+[.BM$18]*([.$A26]-1)/100" office:value-type="float" office:value="11.25" calcext:value-type="float">
            <text:p>11.25</text:p>
          </table:table-cell>
          <table:table-cell table:formula="of:=[.BN$17]+[.BN$18]*([.$A26]-1)/100" office:value-type="float" office:value="18.25" calcext:value-type="float">
            <text:p>18.25</text:p>
          </table:table-cell>
          <table:table-cell table:formula="of:=[.BO$17]+[.BO$18]*([.$A26]-1)/100" office:value-type="float" office:value="6.75" calcext:value-type="float">
            <text:p>6.75</text:p>
          </table:table-cell>
          <table:table-cell table:formula="of:=[.BP$17]+[.BP$18]*([.$A26]-1)/100" office:value-type="float" office:value="6.75" calcext:value-type="float">
            <text:p>6.75</text:p>
          </table:table-cell>
          <table:table-cell table:formula="of:=[.BQ$17]+[.BQ$18]*([.$A26]-1)/100"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T$17]+[.BT$18]*([.$A26]-1)/100" office:value-type="float" office:value="35.25" calcext:value-type="float">
            <text:p>35.25</text:p>
          </table:table-cell>
          <table:table-cell table:formula="of:=[.BU$17]+[.BU$18]*([.$A26]-1)/100" office:value-type="float" office:value="15.25" calcext:value-type="float">
            <text:p>15.25</text:p>
          </table:table-cell>
          <table:table-cell table:formula="of:=[.BV$17]+[.BV$18]*([.$A26]-1)/100" office:value-type="float" office:value="2.25" calcext:value-type="float">
            <text:p>2.25</text:p>
          </table:table-cell>
          <table:table-cell table:formula="of:=[.BW$17]+[.BW$18]*([.$A26]-1)/100" office:value-type="float" office:value="9.75" calcext:value-type="float">
            <text:p>9.75</text:p>
          </table:table-cell>
          <table:table-cell table:formula="of:=[.BX$17]+[.BX$18]*([.$A26]-1)/100" office:value-type="float" office:value="9" calcext:value-type="float">
            <text:p>9</text:p>
          </table:table-cell>
          <table:table-cell table:formula="of:=[.BY$17]+[.BY$18]*([.$A26]-1)/100" office:value-type="float" office:value="3" calcext:value-type="float">
            <text:p>3</text:p>
          </table:table-cell>
          <table:table-cell table:formula="of:=[.BZ$17]+[.BZ$18]*([.$A26]-1)/100" office:value-type="float" office:value="7.75" calcext:value-type="float">
            <text:p>7.75</text:p>
          </table:table-cell>
          <table:table-cell table:formula="of:=[.CA$17]+[.CA$18]*([.$A26]-1)/100"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D$17]+[.CD$18]*([.$A26]-1)/100" office:value-type="float" office:value="40.5" calcext:value-type="float">
            <text:p>40.5</text:p>
          </table:table-cell>
          <table:table-cell table:formula="of:=[.CE$17]+[.CE$18]*([.$A26]-1)/100" office:value-type="float" office:value="16" calcext:value-type="float">
            <text:p>16</text:p>
          </table:table-cell>
          <table:table-cell table:formula="of:=[.CF$17]+[.CF$18]*([.$A26]-1)/100" office:value-type="float" office:value="10" calcext:value-type="float">
            <text:p>10</text:p>
          </table:table-cell>
          <table:table-cell table:formula="of:=[.CG$17]+[.CG$18]*([.$A26]-1)/100" office:value-type="float" office:value="15" calcext:value-type="float">
            <text:p>15</text:p>
          </table:table-cell>
          <table:table-cell table:formula="of:=[.CH$17]+[.CH$18]*([.$A26]-1)/100" office:value-type="float" office:value="13" calcext:value-type="float">
            <text:p>13</text:p>
          </table:table-cell>
          <table:table-cell table:formula="of:=[.CI$17]+[.CI$18]*([.$A26]-1)/100" office:value-type="float" office:value="9" calcext:value-type="float">
            <text:p>9</text:p>
          </table:table-cell>
          <table:table-cell table:formula="of:=[.CJ$17]+[.CJ$18]*([.$A26]-1)/100" office:value-type="float" office:value="9.5" calcext:value-type="float">
            <text:p>9.5</text:p>
          </table:table-cell>
          <table:table-cell table:formula="of:=[.CK$17]+[.CK$18]*([.$A26]-1)/100" office:value-type="float" office:value="10.5" calcext:value-type="float">
            <text:p>10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N$17]+[.CN$18]*([.$A26]-1)/100" office:value-type="float" office:value="29.5" calcext:value-type="float">
            <text:p>29.5</text:p>
          </table:table-cell>
          <table:table-cell table:formula="of:=[.CO$17]+[.CO$18]*([.$A26]-1)/100" office:value-type="float" office:value="4.5" calcext:value-type="float">
            <text:p>4.5</text:p>
          </table:table-cell>
          <table:table-cell table:formula="of:=[.CP$17]+[.CP$18]*([.$A26]-1)/100" office:value-type="float" office:value="13" calcext:value-type="float">
            <text:p>13</text:p>
          </table:table-cell>
          <table:table-cell table:formula="of:=[.CQ$17]+[.CQ$18]*([.$A26]-1)/100" office:value-type="float" office:value="17" calcext:value-type="float">
            <text:p>17</text:p>
          </table:table-cell>
          <table:table-cell table:formula="of:=[.CR$17]+[.CR$18]*([.$A26]-1)/100" office:value-type="float" office:value="21" calcext:value-type="float">
            <text:p>21</text:p>
          </table:table-cell>
          <table:table-cell table:formula="of:=[.CS$17]+[.CS$18]*([.$A26]-1)/100" office:value-type="float" office:value="12" calcext:value-type="float">
            <text:p>12</text:p>
          </table:table-cell>
          <table:table-cell table:formula="of:=[.CT$17]+[.CT$18]*([.$A26]-1)/100" office:value-type="float" office:value="7.75" calcext:value-type="float">
            <text:p>7.75</text:p>
          </table:table-cell>
          <table:table-cell table:formula="of:=[.CU$17]+[.CU$18]*([.$A26]-1)/100"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X$17]+[.CX$18]*([.$A26]-1)/100" office:value-type="float" office:value="34.5" calcext:value-type="float">
            <text:p>34.5</text:p>
          </table:table-cell>
          <table:table-cell table:formula="of:=[.CY$17]+[.CY$18]*([.$A26]-1)/100" office:value-type="float" office:value="3" calcext:value-type="float">
            <text:p>3</text:p>
          </table:table-cell>
          <table:table-cell table:formula="of:=[.CZ$17]+[.CZ$18]*([.$A26]-1)/100" office:value-type="float" office:value="14.5" calcext:value-type="float">
            <text:p>14.5</text:p>
          </table:table-cell>
          <table:table-cell table:formula="of:=[.DA$17]+[.DA$18]*([.$A26]-1)/100" office:value-type="float" office:value="12.5" calcext:value-type="float">
            <text:p>12.5</text:p>
          </table:table-cell>
          <table:table-cell table:formula="of:=[.DB$17]+[.DB$18]*([.$A26]-1)/100" office:value-type="float" office:value="10.75" calcext:value-type="float">
            <text:p>10.75</text:p>
          </table:table-cell>
          <table:table-cell table:formula="of:=[.DC$17]+[.DC$18]*([.$A26]-1)/100" office:value-type="float" office:value="15" calcext:value-type="float">
            <text:p>15</text:p>
          </table:table-cell>
          <table:table-cell table:formula="of:=[.DD$17]+[.DD$18]*([.$A26]-1)/100" office:value-type="float" office:value="5.25" calcext:value-type="float">
            <text:p>5.25</text:p>
          </table:table-cell>
          <table:table-cell table:formula="of:=[.DE$17]+[.DE$18]*([.$A26]-1)/100" office:value-type="float" office:value="24" calcext:value-type="float">
            <text:p>2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H$17]+[.DH$18]*([.$A26]-1)/100" office:value-type="float" office:value="25.25" calcext:value-type="float">
            <text:p>25.25</text:p>
          </table:table-cell>
          <table:table-cell table:formula="of:=[.DI$17]+[.DI$18]*([.$A26]-1)/100" office:value-type="float" office:value="2.25" calcext:value-type="float">
            <text:p>2.25</text:p>
          </table:table-cell>
          <table:table-cell table:formula="of:=[.DJ$17]+[.DJ$18]*([.$A26]-1)/100" office:value-type="float" office:value="11.75" calcext:value-type="float">
            <text:p>11.75</text:p>
          </table:table-cell>
          <table:table-cell table:formula="of:=[.DK$17]+[.DK$18]*([.$A26]-1)/100" office:value-type="float" office:value="8.75" calcext:value-type="float">
            <text:p>8.75</text:p>
          </table:table-cell>
          <table:table-cell table:formula="of:=[.DL$17]+[.DL$18]*([.$A26]-1)/100" office:value-type="float" office:value="11.75" calcext:value-type="float">
            <text:p>11.75</text:p>
          </table:table-cell>
          <table:table-cell table:formula="of:=[.DM$17]+[.DM$18]*([.$A26]-1)/100" office:value-type="float" office:value="6" calcext:value-type="float">
            <text:p>6</text:p>
          </table:table-cell>
          <table:table-cell table:formula="of:=[.DN$17]+[.DN$18]*([.$A26]-1)/100" office:value-type="float" office:value="7" calcext:value-type="float">
            <text:p>7</text:p>
          </table:table-cell>
          <table:table-cell table:formula="of:=[.DO$17]+[.DO$18]*([.$A26]-1)/100" office:value-type="float" office:value="11.75" calcext:value-type="float">
            <text:p>11.7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R$17]+[.DR$18]*([.$A26]-1)/100" office:value-type="float" office:value="24.75" calcext:value-type="float">
            <text:p>24.75</text:p>
          </table:table-cell>
          <table:table-cell table:formula="of:=[.DS$17]+[.DS$18]*([.$A26]-1)/100" office:value-type="float" office:value="4" calcext:value-type="float">
            <text:p>4</text:p>
          </table:table-cell>
          <table:table-cell table:formula="of:=[.DT$17]+[.DT$18]*([.$A26]-1)/100" office:value-type="float" office:value="14.75" calcext:value-type="float">
            <text:p>14.75</text:p>
          </table:table-cell>
          <table:table-cell table:formula="of:=[.DU$17]+[.DU$18]*([.$A26]-1)/100" office:value-type="float" office:value="9.75" calcext:value-type="float">
            <text:p>9.75</text:p>
          </table:table-cell>
          <table:table-cell table:formula="of:=[.DV$17]+[.DV$18]*([.$A26]-1)/100" office:value-type="float" office:value="10" calcext:value-type="float">
            <text:p>10</text:p>
          </table:table-cell>
          <table:table-cell table:formula="of:=[.DW$17]+[.DW$18]*([.$A26]-1)/100" office:value-type="float" office:value="3.75" calcext:value-type="float">
            <text:p>3.75</text:p>
          </table:table-cell>
          <table:table-cell table:formula="of:=[.DX$17]+[.DX$18]*([.$A26]-1)/100" office:value-type="float" office:value="6.75" calcext:value-type="float">
            <text:p>6.75</text:p>
          </table:table-cell>
          <table:table-cell table:formula="of:=[.DY$17]+[.DY$18]*([.$A26]-1)/100" office:value-type="float" office:value="13.25" calcext:value-type="float">
            <text:p>13.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B$17]+[.EB$18]*([.$A26]-1)/100" office:value-type="float" office:value="46.5" calcext:value-type="float">
            <text:p>46.5</text:p>
          </table:table-cell>
          <table:table-cell table:formula="of:=[.EC$17]+[.EC$18]*([.$A26]-1)/100" office:value-type="float" office:value="22" calcext:value-type="float">
            <text:p>22</text:p>
          </table:table-cell>
          <table:table-cell table:formula="of:=[.ED$17]+[.ED$18]*([.$A26]-1)/100" office:value-type="float" office:value="1.5" calcext:value-type="float">
            <text:p>1.5</text:p>
          </table:table-cell>
          <table:table-cell table:formula="of:=[.EE$17]+[.EE$18]*([.$A26]-1)/100" office:value-type="float" office:value="16.5" calcext:value-type="float">
            <text:p>16.5</text:p>
          </table:table-cell>
          <table:table-cell table:formula="of:=[.EF$17]+[.EF$18]*([.$A26]-1)/100" office:value-type="float" office:value="14.5" calcext:value-type="float">
            <text:p>14.5</text:p>
          </table:table-cell>
          <table:table-cell table:formula="of:=[.EG$17]+[.EG$18]*([.$A26]-1)/100" office:value-type="float" office:value="4.5" calcext:value-type="float">
            <text:p>4.5</text:p>
          </table:table-cell>
          <table:table-cell table:formula="of:=[.EH$17]+[.EH$18]*([.$A26]-1)/100" office:value-type="float" office:value="9" calcext:value-type="float">
            <text:p>9</text:p>
          </table:table-cell>
          <table:table-cell table:formula="of:=[.EI$17]+[.EI$18]*([.$A26]-1)/100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L$17]+[.EL$18]*([.$A26]-1)/100" office:value-type="float" office:value="1" calcext:value-type="float">
            <text:p>1</text:p>
          </table:table-cell>
          <table:table-cell table:formula="of:=[.EM$17]+[.EM$18]*([.$A26]-1)/100" office:value-type="float" office:value="21.5" calcext:value-type="float">
            <text:p>21.5</text:p>
          </table:table-cell>
          <table:table-cell table:formula="of:=[.EN$17]+[.EN$18]*([.$A26]-1)/100" office:value-type="float" office:value="0" calcext:value-type="float">
            <text:p>0</text:p>
          </table:table-cell>
          <table:table-cell table:formula="of:=[.EO$17]+[.EO$18]*([.$A26]-1)/100" office:value-type="float" office:value="12.5" calcext:value-type="float">
            <text:p>12.5</text:p>
          </table:table-cell>
          <table:table-cell table:formula="of:=[.EP$17]+[.EP$18]*([.$A26]-1)/100" office:value-type="float" office:value="17.5" calcext:value-type="float">
            <text:p>17.5</text:p>
          </table:table-cell>
          <table:table-cell table:formula="of:=[.EQ$17]+[.EQ$18]*([.$A26]-1)/100" office:value-type="float" office:value="15" calcext:value-type="float">
            <text:p>15</text:p>
          </table:table-cell>
          <table:table-cell table:formula="of:=[.ER$17]+[.ER$18]*([.$A26]-1)/100" office:value-type="float" office:value="4.5" calcext:value-type="float">
            <text:p>4.5</text:p>
          </table:table-cell>
          <table:table-cell table:formula="of:=[.ES$17]+[.ES$18]*([.$A26]-1)/100" office:value-type="float" office:value="4.5" calcext:value-type="float">
            <text:p>4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V$17]+[.EV$18]*([.$A26]-1)/100" office:value-type="float" office:value="40.5" calcext:value-type="float">
            <text:p>40.5</text:p>
          </table:table-cell>
          <table:table-cell table:formula="of:=[.EW$17]+[.EW$18]*([.$A26]-1)/100" office:value-type="float" office:value="16.5" calcext:value-type="float">
            <text:p>16.5</text:p>
          </table:table-cell>
          <table:table-cell table:formula="of:=[.EX$17]+[.EX$18]*([.$A26]-1)/100" office:value-type="float" office:value="0" calcext:value-type="float">
            <text:p>0</text:p>
          </table:table-cell>
          <table:table-cell table:formula="of:=[.EY$17]+[.EY$18]*([.$A26]-1)/100" office:value-type="float" office:value="22.5" calcext:value-type="float">
            <text:p>22.5</text:p>
          </table:table-cell>
          <table:table-cell table:formula="of:=[.EZ$17]+[.EZ$18]*([.$A26]-1)/100" office:value-type="float" office:value="22.5" calcext:value-type="float">
            <text:p>22.5</text:p>
          </table:table-cell>
          <table:table-cell table:formula="of:=[.FA$17]+[.FA$18]*([.$A26]-1)/100" office:value-type="float" office:value="7.5" calcext:value-type="float">
            <text:p>7.5</text:p>
          </table:table-cell>
          <table:table-cell table:formula="of:=[.FB$17]+[.FB$18]*([.$A26]-1)/100" office:value-type="float" office:value="9.5" calcext:value-type="float">
            <text:p>9.5</text:p>
          </table:table-cell>
          <table:table-cell table:formula="of:=[.FC$17]+[.FC$18]*([.$A26]-1)/100" office:value-type="float" office:value="8.75" calcext:value-type="float">
            <text:p>8.7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F$17]+[.FF$18]*([.$A26]-1)/100" office:value-type="float" office:value="47.5" calcext:value-type="float">
            <text:p>47.5</text:p>
          </table:table-cell>
          <table:table-cell table:formula="of:=[.FG$17]+[.FG$18]*([.$A26]-1)/100" office:value-type="float" office:value="21" calcext:value-type="float">
            <text:p>21</text:p>
          </table:table-cell>
          <table:table-cell table:formula="of:=[.FH$17]+[.FH$18]*([.$A26]-1)/100" office:value-type="float" office:value="4" calcext:value-type="float">
            <text:p>4</text:p>
          </table:table-cell>
          <table:table-cell table:formula="of:=[.FI$17]+[.FI$18]*([.$A26]-1)/100" office:value-type="float" office:value="16" calcext:value-type="float">
            <text:p>16</text:p>
          </table:table-cell>
          <table:table-cell table:formula="of:=[.FJ$17]+[.FJ$18]*([.$A26]-1)/100" office:value-type="float" office:value="13" calcext:value-type="float">
            <text:p>13</text:p>
          </table:table-cell>
          <table:table-cell table:formula="of:=[.FK$17]+[.FK$18]*([.$A26]-1)/100" office:value-type="float" office:value="6" calcext:value-type="float">
            <text:p>6</text:p>
          </table:table-cell>
          <table:table-cell table:formula="of:=[.FL$17]+[.FL$18]*([.$A26]-1)/100" office:value-type="float" office:value="16" calcext:value-type="float">
            <text:p>16</text:p>
          </table:table-cell>
          <table:table-cell table:formula="of:=[.FM$17]+[.FM$18]*([.$A26]-1)/100" office:value-type="float" office:value="7.25" calcext:value-type="float">
            <text:p>7.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P$17]+[.FP$18]*([.$A26]-1)/100" office:value-type="float" office:value="39" calcext:value-type="float">
            <text:p>39</text:p>
          </table:table-cell>
          <table:table-cell table:formula="of:=[.FQ$17]+[.FQ$18]*([.$A26]-1)/100" office:value-type="float" office:value="14.5" calcext:value-type="float">
            <text:p>14.5</text:p>
          </table:table-cell>
          <table:table-cell table:formula="of:=[.FR$17]+[.FR$18]*([.$A26]-1)/100" office:value-type="float" office:value="0" calcext:value-type="float">
            <text:p>0</text:p>
          </table:table-cell>
          <table:table-cell table:formula="of:=[.FS$17]+[.FS$18]*([.$A26]-1)/100" office:value-type="float" office:value="18" calcext:value-type="float">
            <text:p>18</text:p>
          </table:table-cell>
          <table:table-cell table:formula="of:=[.FT$17]+[.FT$18]*([.$A26]-1)/100" office:value-type="float" office:value="0" calcext:value-type="float">
            <text:p>0</text:p>
          </table:table-cell>
          <table:table-cell table:formula="of:=[.FU$17]+[.FU$18]*([.$A26]-1)/100" office:value-type="float" office:value="0" calcext:value-type="float">
            <text:p>0</text:p>
          </table:table-cell>
          <table:table-cell table:formula="of:=[.FV$17]+[.FV$18]*([.$A26]-1)/100" office:value-type="float" office:value="7.5" calcext:value-type="float">
            <text:p>7.5</text:p>
          </table:table-cell>
          <table:table-cell table:formula="of:=[.FW$17]+[.FW$18]*([.$A26]-1)/100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Z$17]+[.FZ$18]*([.$A26]-1)/100" office:value-type="float" office:value="71" calcext:value-type="float">
            <text:p>71</text:p>
          </table:table-cell>
          <table:table-cell table:formula="of:=[.GA$17]+[.GA$18]*([.$A26]-1)/100" office:value-type="float" office:value="10.5" calcext:value-type="float">
            <text:p>10.5</text:p>
          </table:table-cell>
          <table:table-cell table:formula="of:=[.GB$17]+[.GB$18]*([.$A26]-1)/100" office:value-type="float" office:value="0" calcext:value-type="float">
            <text:p>0</text:p>
          </table:table-cell>
          <table:table-cell table:formula="of:=[.GC$17]+[.GC$18]*([.$A26]-1)/100" office:value-type="float" office:value="12" calcext:value-type="float">
            <text:p>12</text:p>
          </table:table-cell>
          <table:table-cell table:formula="of:=[.GD$17]+[.GD$18]*([.$A26]-1)/100" office:value-type="float" office:value="24" calcext:value-type="float">
            <text:p>24</text:p>
          </table:table-cell>
          <table:table-cell table:formula="of:=[.GE$17]+[.GE$18]*([.$A26]-1)/100" office:value-type="float" office:value="0" calcext:value-type="float">
            <text:p>0</text:p>
          </table:table-cell>
          <table:table-cell table:formula="of:=[.GF$17]+[.GF$18]*([.$A26]-1)/100" office:value-type="float" office:value="17.5" calcext:value-type="float">
            <text:p>17.5</text:p>
          </table:table-cell>
          <table:table-cell table:formula="of:=[.GG$17]+[.GG$18]*([.$A26]-1)/100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17]+[.B$18]*([.$A27]-1)/100" office:value-type="float" office:value="31.2" calcext:value-type="float">
            <text:p>31.2</text:p>
          </table:table-cell>
          <table:table-cell table:formula="of:=[.C$17]+[.C$18]*([.$A27]-1)/100" office:value-type="float" office:value="12.2" calcext:value-type="float">
            <text:p>12.2</text:p>
          </table:table-cell>
          <table:table-cell table:formula="of:=[.D$17]+[.D$18]*([.$A27]-1)/100" office:value-type="float" office:value="7.6" calcext:value-type="float">
            <text:p>7.6</text:p>
          </table:table-cell>
          <table:table-cell table:formula="of:=[.E$17]+[.E$18]*([.$A27]-1)/100" office:value-type="float" office:value="14.8" calcext:value-type="float">
            <text:p>14.8</text:p>
          </table:table-cell>
          <table:table-cell table:formula="of:=[.F$17]+[.F$18]*([.$A27]-1)/100" office:value-type="float" office:value="15.8" calcext:value-type="float">
            <text:p>15.8</text:p>
          </table:table-cell>
          <table:table-cell table:formula="of:=[.G$17]+[.G$18]*([.$A27]-1)/100" office:value-type="float" office:value="6.4" calcext:value-type="float">
            <text:p>6.4</text:p>
          </table:table-cell>
          <table:table-cell table:formula="of:=[.H$17]+[.H$18]*([.$A27]-1)/100" office:value-type="float" office:value="6.2" calcext:value-type="float">
            <text:p>6.2</text:p>
          </table:table-cell>
          <table:table-cell table:formula="of:=[.I$17]+[.I$18]*([.$A27]-1)/100"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L$17]+[.L$18]*([.$A27]-1)/100" office:value-type="float" office:value="32.8" calcext:value-type="float">
            <text:p>32.8</text:p>
          </table:table-cell>
          <table:table-cell table:formula="of:=[.M$17]+[.M$18]*([.$A27]-1)/100" office:value-type="float" office:value="11.8" calcext:value-type="float">
            <text:p>11.8</text:p>
          </table:table-cell>
          <table:table-cell table:formula="of:=[.N$17]+[.N$18]*([.$A27]-1)/100" office:value-type="float" office:value="2.4" calcext:value-type="float">
            <text:p>2.4</text:p>
          </table:table-cell>
          <table:table-cell table:formula="of:=[.O$17]+[.O$18]*([.$A27]-1)/100" office:value-type="float" office:value="15.8" calcext:value-type="float">
            <text:p>15.8</text:p>
          </table:table-cell>
          <table:table-cell table:formula="of:=[.P$17]+[.P$18]*([.$A27]-1)/100" office:value-type="float" office:value="14.2" calcext:value-type="float">
            <text:p>14.2</text:p>
          </table:table-cell>
          <table:table-cell table:formula="of:=[.Q$17]+[.Q$18]*([.$A27]-1)/100" office:value-type="float" office:value="6.4" calcext:value-type="float">
            <text:p>6.4</text:p>
          </table:table-cell>
          <table:table-cell table:formula="of:=[.R$17]+[.R$18]*([.$A27]-1)/100" office:value-type="float" office:value="9" calcext:value-type="float">
            <text:p>9</text:p>
          </table:table-cell>
          <table:table-cell table:formula="of:=[.S$17]+[.S$18]*([.$A27]-1)/100"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V$17]+[.V$18]*([.$A27]-1)/100" office:value-type="float" office:value="24.4" calcext:value-type="float">
            <text:p>24.4</text:p>
          </table:table-cell>
          <table:table-cell table:formula="of:=[.W$17]+[.W$18]*([.$A27]-1)/100" office:value-type="float" office:value="10.4" calcext:value-type="float">
            <text:p>10.4</text:p>
          </table:table-cell>
          <table:table-cell table:formula="of:=[.X$17]+[.X$18]*([.$A27]-1)/100" office:value-type="float" office:value="7.6" calcext:value-type="float">
            <text:p>7.6</text:p>
          </table:table-cell>
          <table:table-cell table:formula="of:=[.Y$17]+[.Y$18]*([.$A27]-1)/100" office:value-type="float" office:value="14.6" calcext:value-type="float">
            <text:p>14.6</text:p>
          </table:table-cell>
          <table:table-cell table:formula="of:=[.Z$17]+[.Z$18]*([.$A27]-1)/100" office:value-type="float" office:value="16.8" calcext:value-type="float">
            <text:p>16.8</text:p>
          </table:table-cell>
          <table:table-cell table:formula="of:=[.AA$17]+[.AA$18]*([.$A27]-1)/100" office:value-type="float" office:value="8.8" calcext:value-type="float">
            <text:p>8.8</text:p>
          </table:table-cell>
          <table:table-cell table:formula="of:=[.AB$17]+[.AB$18]*([.$A27]-1)/100" office:value-type="float" office:value="3.8" calcext:value-type="float">
            <text:p>3.8</text:p>
          </table:table-cell>
          <table:table-cell table:formula="of:=[.AC$17]+[.AC$18]*([.$A27]-1)/100" office:value-type="float" office:value="8.6" calcext:value-type="float">
            <text:p>8.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F$17]+[.AF$18]*([.$A27]-1)/100" office:value-type="float" office:value="33.8" calcext:value-type="float">
            <text:p>33.8</text:p>
          </table:table-cell>
          <table:table-cell table:formula="of:=[.AG$17]+[.AG$18]*([.$A27]-1)/100" office:value-type="float" office:value="14.4" calcext:value-type="float">
            <text:p>14.4</text:p>
          </table:table-cell>
          <table:table-cell table:formula="of:=[.AH$17]+[.AH$18]*([.$A27]-1)/100" office:value-type="float" office:value="3.4" calcext:value-type="float">
            <text:p>3.4</text:p>
          </table:table-cell>
          <table:table-cell table:formula="of:=[.AI$17]+[.AI$18]*([.$A27]-1)/100" office:value-type="float" office:value="16.4" calcext:value-type="float">
            <text:p>16.4</text:p>
          </table:table-cell>
          <table:table-cell table:formula="of:=[.AJ$17]+[.AJ$18]*([.$A27]-1)/100" office:value-type="float" office:value="11.6" calcext:value-type="float">
            <text:p>11.6</text:p>
          </table:table-cell>
          <table:table-cell table:formula="of:=[.AK$17]+[.AK$18]*([.$A27]-1)/100" office:value-type="float" office:value="5.6" calcext:value-type="float">
            <text:p>5.6</text:p>
          </table:table-cell>
          <table:table-cell table:formula="of:=[.AL$17]+[.AL$18]*([.$A27]-1)/100" office:value-type="float" office:value="10.6" calcext:value-type="float">
            <text:p>10.6</text:p>
          </table:table-cell>
          <table:table-cell table:formula="of:=[.AM$17]+[.AM$18]*([.$A27]-1)/100" office:value-type="float" office:value="5.2" calcext:value-type="float">
            <text:p>5.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P$17]+[.AP$18]*([.$A27]-1)/100" office:value-type="float" office:value="31.8" calcext:value-type="float">
            <text:p>31.8</text:p>
          </table:table-cell>
          <table:table-cell table:formula="of:=[.AQ$17]+[.AQ$18]*([.$A27]-1)/100" office:value-type="float" office:value="13.8" calcext:value-type="float">
            <text:p>13.8</text:p>
          </table:table-cell>
          <table:table-cell table:formula="of:=[.AR$17]+[.AR$18]*([.$A27]-1)/100" office:value-type="float" office:value="2.4" calcext:value-type="float">
            <text:p>2.4</text:p>
          </table:table-cell>
          <table:table-cell table:formula="of:=[.AS$17]+[.AS$18]*([.$A27]-1)/100" office:value-type="float" office:value="10.4" calcext:value-type="float">
            <text:p>10.4</text:p>
          </table:table-cell>
          <table:table-cell table:formula="of:=[.AT$17]+[.AT$18]*([.$A27]-1)/100" office:value-type="float" office:value="7.2" calcext:value-type="float">
            <text:p>7.2</text:p>
          </table:table-cell>
          <table:table-cell table:formula="of:=[.AU$17]+[.AU$18]*([.$A27]-1)/100" office:value-type="float" office:value="5.6" calcext:value-type="float">
            <text:p>5.6</text:p>
          </table:table-cell>
          <table:table-cell table:formula="of:=[.AV$17]+[.AV$18]*([.$A27]-1)/100" office:value-type="float" office:value="16.8" calcext:value-type="float">
            <text:p>16.8</text:p>
          </table:table-cell>
          <table:table-cell table:formula="of:=[.AW$17]+[.AW$18]*([.$A27]-1)/100"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Z$17]+[.AZ$18]*([.$A27]-1)/100" office:value-type="float" office:value="31" calcext:value-type="float">
            <text:p>31</text:p>
          </table:table-cell>
          <table:table-cell table:formula="of:=[.BA$17]+[.BA$18]*([.$A27]-1)/100" office:value-type="float" office:value="11.2" calcext:value-type="float">
            <text:p>11.2</text:p>
          </table:table-cell>
          <table:table-cell table:formula="of:=[.BB$17]+[.BB$18]*([.$A27]-1)/100" office:value-type="float" office:value="2.8" calcext:value-type="float">
            <text:p>2.8</text:p>
          </table:table-cell>
          <table:table-cell table:formula="of:=[.BC$17]+[.BC$18]*([.$A27]-1)/100" office:value-type="float" office:value="11.8" calcext:value-type="float">
            <text:p>11.8</text:p>
          </table:table-cell>
          <table:table-cell table:formula="of:=[.BD$17]+[.BD$18]*([.$A27]-1)/100" office:value-type="float" office:value="12.6" calcext:value-type="float">
            <text:p>12.6</text:p>
          </table:table-cell>
          <table:table-cell table:formula="of:=[.BE$17]+[.BE$18]*([.$A27]-1)/100" office:value-type="float" office:value="6.4" calcext:value-type="float">
            <text:p>6.4</text:p>
          </table:table-cell>
          <table:table-cell table:formula="of:=[.BF$17]+[.BF$18]*([.$A27]-1)/100" office:value-type="float" office:value="9.2" calcext:value-type="float">
            <text:p>9.2</text:p>
          </table:table-cell>
          <table:table-cell table:formula="of:=[.BG$17]+[.BG$18]*([.$A27]-1)/100" office:value-type="float" office:value="9.6" calcext:value-type="float">
            <text:p>9.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J$17]+[.BJ$18]*([.$A27]-1)/100" office:value-type="float" office:value="27.6" calcext:value-type="float">
            <text:p>27.6</text:p>
          </table:table-cell>
          <table:table-cell table:formula="of:=[.BK$17]+[.BK$18]*([.$A27]-1)/100" office:value-type="float" office:value="11.2" calcext:value-type="float">
            <text:p>11.2</text:p>
          </table:table-cell>
          <table:table-cell table:formula="of:=[.BL$17]+[.BL$18]*([.$A27]-1)/100" office:value-type="float" office:value="7.6" calcext:value-type="float">
            <text:p>7.6</text:p>
          </table:table-cell>
          <table:table-cell table:formula="of:=[.BM$17]+[.BM$18]*([.$A27]-1)/100" office:value-type="float" office:value="11.8" calcext:value-type="float">
            <text:p>11.8</text:p>
          </table:table-cell>
          <table:table-cell table:formula="of:=[.BN$17]+[.BN$18]*([.$A27]-1)/100" office:value-type="float" office:value="19.2" calcext:value-type="float">
            <text:p>19.2</text:p>
          </table:table-cell>
          <table:table-cell table:formula="of:=[.BO$17]+[.BO$18]*([.$A27]-1)/100" office:value-type="float" office:value="7.2" calcext:value-type="float">
            <text:p>7.2</text:p>
          </table:table-cell>
          <table:table-cell table:formula="of:=[.BP$17]+[.BP$18]*([.$A27]-1)/100" office:value-type="float" office:value="7" calcext:value-type="float">
            <text:p>7</text:p>
          </table:table-cell>
          <table:table-cell table:formula="of:=[.BQ$17]+[.BQ$18]*([.$A27]-1)/100" office:value-type="float" office:value="10.4" calcext:value-type="float">
            <text:p>10.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T$17]+[.BT$18]*([.$A27]-1)/100" office:value-type="float" office:value="36.4" calcext:value-type="float">
            <text:p>36.4</text:p>
          </table:table-cell>
          <table:table-cell table:formula="of:=[.BU$17]+[.BU$18]*([.$A27]-1)/100" office:value-type="float" office:value="16" calcext:value-type="float">
            <text:p>16</text:p>
          </table:table-cell>
          <table:table-cell table:formula="of:=[.BV$17]+[.BV$18]*([.$A27]-1)/100" office:value-type="float" office:value="2.4" calcext:value-type="float">
            <text:p>2.4</text:p>
          </table:table-cell>
          <table:table-cell table:formula="of:=[.BW$17]+[.BW$18]*([.$A27]-1)/100" office:value-type="float" office:value="10.2" calcext:value-type="float">
            <text:p>10.2</text:p>
          </table:table-cell>
          <table:table-cell table:formula="of:=[.BX$17]+[.BX$18]*([.$A27]-1)/100" office:value-type="float" office:value="9.4" calcext:value-type="float">
            <text:p>9.4</text:p>
          </table:table-cell>
          <table:table-cell table:formula="of:=[.BY$17]+[.BY$18]*([.$A27]-1)/100" office:value-type="float" office:value="3.2" calcext:value-type="float">
            <text:p>3.2</text:p>
          </table:table-cell>
          <table:table-cell table:formula="of:=[.BZ$17]+[.BZ$18]*([.$A27]-1)/100" office:value-type="float" office:value="8" calcext:value-type="float">
            <text:p>8</text:p>
          </table:table-cell>
          <table:table-cell table:formula="of:=[.CA$17]+[.CA$18]*([.$A27]-1)/100" office:value-type="float" office:value="5.2" calcext:value-type="float">
            <text:p>5.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CD$17]+[.CD$18]*([.$A27]-1)/100" office:value-type="float" office:value="41.8" calcext:value-type="float">
            <text:p>41.8</text:p>
          </table:table-cell>
          <table:table-cell table:formula="of:=[.CE$17]+[.CE$18]*([.$A27]-1)/100" office:value-type="float" office:value="16.6" calcext:value-type="float">
            <text:p>16.6</text:p>
          </table:table-cell>
          <table:table-cell table:formula="of:=[.CF$17]+[.CF$18]*([.$A27]-1)/100" office:value-type="float" office:value="10.4" calcext:value-type="float">
            <text:p>10.4</text:p>
          </table:table-cell>
          <table:table-cell table:formula="of:=[.CG$17]+[.CG$18]*([.$A27]-1)/100" office:value-type="float" office:value="15.6" calcext:value-type="float">
            <text:p>15.6</text:p>
          </table:table-cell>
          <table:table-cell table:formula="of:=[.CH$17]+[.CH$18]*([.$A27]-1)/100" office:value-type="float" office:value="13.4" calcext:value-type="float">
            <text:p>13.4</text:p>
          </table:table-cell>
          <table:table-cell table:formula="of:=[.CI$17]+[.CI$18]*([.$A27]-1)/100" office:value-type="float" office:value="9.6" calcext:value-type="float">
            <text:p>9.6</text:p>
          </table:table-cell>
          <table:table-cell table:formula="of:=[.CJ$17]+[.CJ$18]*([.$A27]-1)/100" office:value-type="float" office:value="9.8" calcext:value-type="float">
            <text:p>9.8</text:p>
          </table:table-cell>
          <table:table-cell table:formula="of:=[.CK$17]+[.CK$18]*([.$A27]-1)/100"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CN$17]+[.CN$18]*([.$A27]-1)/100" office:value-type="float" office:value="30.2" calcext:value-type="float">
            <text:p>30.2</text:p>
          </table:table-cell>
          <table:table-cell table:formula="of:=[.CO$17]+[.CO$18]*([.$A27]-1)/100" office:value-type="float" office:value="4.8" calcext:value-type="float">
            <text:p>4.8</text:p>
          </table:table-cell>
          <table:table-cell table:formula="of:=[.CP$17]+[.CP$18]*([.$A27]-1)/100" office:value-type="float" office:value="13.6" calcext:value-type="float">
            <text:p>13.6</text:p>
          </table:table-cell>
          <table:table-cell table:formula="of:=[.CQ$17]+[.CQ$18]*([.$A27]-1)/100" office:value-type="float" office:value="17.8" calcext:value-type="float">
            <text:p>17.8</text:p>
          </table:table-cell>
          <table:table-cell table:formula="of:=[.CR$17]+[.CR$18]*([.$A27]-1)/100" office:value-type="float" office:value="22" calcext:value-type="float">
            <text:p>22</text:p>
          </table:table-cell>
          <table:table-cell table:formula="of:=[.CS$17]+[.CS$18]*([.$A27]-1)/100" office:value-type="float" office:value="12.8" calcext:value-type="float">
            <text:p>12.8</text:p>
          </table:table-cell>
          <table:table-cell table:formula="of:=[.CT$17]+[.CT$18]*([.$A27]-1)/100" office:value-type="float" office:value="8" calcext:value-type="float">
            <text:p>8</text:p>
          </table:table-cell>
          <table:table-cell table:formula="of:=[.CU$17]+[.CU$18]*([.$A27]-1)/100" office:value-type="float" office:value="15.6" calcext:value-type="float">
            <text:p>15.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CX$17]+[.CX$18]*([.$A27]-1)/100" office:value-type="float" office:value="35.4" calcext:value-type="float">
            <text:p>35.4</text:p>
          </table:table-cell>
          <table:table-cell table:formula="of:=[.CY$17]+[.CY$18]*([.$A27]-1)/100" office:value-type="float" office:value="3.2" calcext:value-type="float">
            <text:p>3.2</text:p>
          </table:table-cell>
          <table:table-cell table:formula="of:=[.CZ$17]+[.CZ$18]*([.$A27]-1)/100" office:value-type="float" office:value="15.2" calcext:value-type="float">
            <text:p>15.2</text:p>
          </table:table-cell>
          <table:table-cell table:formula="of:=[.DA$17]+[.DA$18]*([.$A27]-1)/100" office:value-type="float" office:value="13" calcext:value-type="float">
            <text:p>13</text:p>
          </table:table-cell>
          <table:table-cell table:formula="of:=[.DB$17]+[.DB$18]*([.$A27]-1)/100" office:value-type="float" office:value="11.2" calcext:value-type="float">
            <text:p>11.2</text:p>
          </table:table-cell>
          <table:table-cell table:formula="of:=[.DC$17]+[.DC$18]*([.$A27]-1)/100" office:value-type="float" office:value="16" calcext:value-type="float">
            <text:p>16</text:p>
          </table:table-cell>
          <table:table-cell table:formula="of:=[.DD$17]+[.DD$18]*([.$A27]-1)/100" office:value-type="float" office:value="5.4" calcext:value-type="float">
            <text:p>5.4</text:p>
          </table:table-cell>
          <table:table-cell table:formula="of:=[.DE$17]+[.DE$18]*([.$A27]-1)/100"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DH$17]+[.DH$18]*([.$A27]-1)/100" office:value-type="float" office:value="26" calcext:value-type="float">
            <text:p>26</text:p>
          </table:table-cell>
          <table:table-cell table:formula="of:=[.DI$17]+[.DI$18]*([.$A27]-1)/100" office:value-type="float" office:value="2.4" calcext:value-type="float">
            <text:p>2.4</text:p>
          </table:table-cell>
          <table:table-cell table:formula="of:=[.DJ$17]+[.DJ$18]*([.$A27]-1)/100" office:value-type="float" office:value="12.4" calcext:value-type="float">
            <text:p>12.4</text:p>
          </table:table-cell>
          <table:table-cell table:formula="of:=[.DK$17]+[.DK$18]*([.$A27]-1)/100" office:value-type="float" office:value="9.2" calcext:value-type="float">
            <text:p>9.2</text:p>
          </table:table-cell>
          <table:table-cell table:formula="of:=[.DL$17]+[.DL$18]*([.$A27]-1)/100" office:value-type="float" office:value="12.4" calcext:value-type="float">
            <text:p>12.4</text:p>
          </table:table-cell>
          <table:table-cell table:formula="of:=[.DM$17]+[.DM$18]*([.$A27]-1)/100" office:value-type="float" office:value="6.4" calcext:value-type="float">
            <text:p>6.4</text:p>
          </table:table-cell>
          <table:table-cell table:formula="of:=[.DN$17]+[.DN$18]*([.$A27]-1)/100" office:value-type="float" office:value="7.2" calcext:value-type="float">
            <text:p>7.2</text:p>
          </table:table-cell>
          <table:table-cell table:formula="of:=[.DO$17]+[.DO$18]*([.$A27]-1)/100" office:value-type="float" office:value="12.2" calcext:value-type="float">
            <text:p>12.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DR$17]+[.DR$18]*([.$A27]-1)/100" office:value-type="float" office:value="25.4" calcext:value-type="float">
            <text:p>25.4</text:p>
          </table:table-cell>
          <table:table-cell table:formula="of:=[.DS$17]+[.DS$18]*([.$A27]-1)/100" office:value-type="float" office:value="4.2" calcext:value-type="float">
            <text:p>4.2</text:p>
          </table:table-cell>
          <table:table-cell table:formula="of:=[.DT$17]+[.DT$18]*([.$A27]-1)/100" office:value-type="float" office:value="15.6" calcext:value-type="float">
            <text:p>15.6</text:p>
          </table:table-cell>
          <table:table-cell table:formula="of:=[.DU$17]+[.DU$18]*([.$A27]-1)/100" office:value-type="float" office:value="10.2" calcext:value-type="float">
            <text:p>10.2</text:p>
          </table:table-cell>
          <table:table-cell table:formula="of:=[.DV$17]+[.DV$18]*([.$A27]-1)/100" office:value-type="float" office:value="10.4" calcext:value-type="float">
            <text:p>10.4</text:p>
          </table:table-cell>
          <table:table-cell table:formula="of:=[.DW$17]+[.DW$18]*([.$A27]-1)/100" office:value-type="float" office:value="4" calcext:value-type="float">
            <text:p>4</text:p>
          </table:table-cell>
          <table:table-cell table:formula="of:=[.DX$17]+[.DX$18]*([.$A27]-1)/100" office:value-type="float" office:value="7" calcext:value-type="float">
            <text:p>7</text:p>
          </table:table-cell>
          <table:table-cell table:formula="of:=[.DY$17]+[.DY$18]*([.$A27]-1)/100" office:value-type="float" office:value="13.8" calcext:value-type="float">
            <text:p>13.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B$17]+[.EB$18]*([.$A27]-1)/100" office:value-type="float" office:value="48" calcext:value-type="float">
            <text:p>48</text:p>
          </table:table-cell>
          <table:table-cell table:formula="of:=[.EC$17]+[.EC$18]*([.$A27]-1)/100" office:value-type="float" office:value="23" calcext:value-type="float">
            <text:p>23</text:p>
          </table:table-cell>
          <table:table-cell table:formula="of:=[.ED$17]+[.ED$18]*([.$A27]-1)/100" office:value-type="float" office:value="1.6" calcext:value-type="float">
            <text:p>1.6</text:p>
          </table:table-cell>
          <table:table-cell table:formula="of:=[.EE$17]+[.EE$18]*([.$A27]-1)/100" office:value-type="float" office:value="17.2" calcext:value-type="float">
            <text:p>17.2</text:p>
          </table:table-cell>
          <table:table-cell table:formula="of:=[.EF$17]+[.EF$18]*([.$A27]-1)/100" office:value-type="float" office:value="15" calcext:value-type="float">
            <text:p>15</text:p>
          </table:table-cell>
          <table:table-cell table:formula="of:=[.EG$17]+[.EG$18]*([.$A27]-1)/100" office:value-type="float" office:value="4.8" calcext:value-type="float">
            <text:p>4.8</text:p>
          </table:table-cell>
          <table:table-cell table:formula="of:=[.EH$17]+[.EH$18]*([.$A27]-1)/100" office:value-type="float" office:value="9.2" calcext:value-type="float">
            <text:p>9.2</text:p>
          </table:table-cell>
          <table:table-cell table:formula="of:=[.EI$17]+[.EI$18]*([.$A27]-1)/100" office:value-type="float" office:value="6.4" calcext:value-type="float">
            <text:p>6.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L$17]+[.EL$18]*([.$A27]-1)/100" office:value-type="float" office:value="1" calcext:value-type="float">
            <text:p>1</text:p>
          </table:table-cell>
          <table:table-cell table:formula="of:=[.EM$17]+[.EM$18]*([.$A27]-1)/100" office:value-type="float" office:value="22.6" calcext:value-type="float">
            <text:p>22.6</text:p>
          </table:table-cell>
          <table:table-cell table:formula="of:=[.EN$17]+[.EN$18]*([.$A27]-1)/100" office:value-type="float" office:value="0" calcext:value-type="float">
            <text:p>0</text:p>
          </table:table-cell>
          <table:table-cell table:formula="of:=[.EO$17]+[.EO$18]*([.$A27]-1)/100" office:value-type="float" office:value="13.2" calcext:value-type="float">
            <text:p>13.2</text:p>
          </table:table-cell>
          <table:table-cell table:formula="of:=[.EP$17]+[.EP$18]*([.$A27]-1)/100" office:value-type="float" office:value="18.4" calcext:value-type="float">
            <text:p>18.4</text:p>
          </table:table-cell>
          <table:table-cell table:formula="of:=[.EQ$17]+[.EQ$18]*([.$A27]-1)/100" office:value-type="float" office:value="16" calcext:value-type="float">
            <text:p>16</text:p>
          </table:table-cell>
          <table:table-cell table:formula="of:=[.ER$17]+[.ER$18]*([.$A27]-1)/100" office:value-type="float" office:value="4.8" calcext:value-type="float">
            <text:p>4.8</text:p>
          </table:table-cell>
          <table:table-cell table:formula="of:=[.ES$17]+[.ES$18]*([.$A27]-1)/100" office:value-type="float" office:value="4.8" calcext:value-type="float">
            <text:p>4.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V$17]+[.EV$18]*([.$A27]-1)/100" office:value-type="float" office:value="41.8" calcext:value-type="float">
            <text:p>41.8</text:p>
          </table:table-cell>
          <table:table-cell table:formula="of:=[.EW$17]+[.EW$18]*([.$A27]-1)/100" office:value-type="float" office:value="17.2" calcext:value-type="float">
            <text:p>17.2</text:p>
          </table:table-cell>
          <table:table-cell table:formula="of:=[.EX$17]+[.EX$18]*([.$A27]-1)/100" office:value-type="float" office:value="0" calcext:value-type="float">
            <text:p>0</text:p>
          </table:table-cell>
          <table:table-cell table:formula="of:=[.EY$17]+[.EY$18]*([.$A27]-1)/100" office:value-type="float" office:value="23.2" calcext:value-type="float">
            <text:p>23.2</text:p>
          </table:table-cell>
          <table:table-cell table:formula="of:=[.EZ$17]+[.EZ$18]*([.$A27]-1)/100" office:value-type="float" office:value="23.2" calcext:value-type="float">
            <text:p>23.2</text:p>
          </table:table-cell>
          <table:table-cell table:formula="of:=[.FA$17]+[.FA$18]*([.$A27]-1)/100" office:value-type="float" office:value="8" calcext:value-type="float">
            <text:p>8</text:p>
          </table:table-cell>
          <table:table-cell table:formula="of:=[.FB$17]+[.FB$18]*([.$A27]-1)/100" office:value-type="float" office:value="9.8" calcext:value-type="float">
            <text:p>9.8</text:p>
          </table:table-cell>
          <table:table-cell table:formula="of:=[.FC$17]+[.FC$18]*([.$A27]-1)/100" office:value-type="float" office:value="9.2" calcext:value-type="float">
            <text:p>9.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F$17]+[.FF$18]*([.$A27]-1)/100" office:value-type="float" office:value="49" calcext:value-type="float">
            <text:p>49</text:p>
          </table:table-cell>
          <table:table-cell table:formula="of:=[.FG$17]+[.FG$18]*([.$A27]-1)/100" office:value-type="float" office:value="21.8" calcext:value-type="float">
            <text:p>21.8</text:p>
          </table:table-cell>
          <table:table-cell table:formula="of:=[.FH$17]+[.FH$18]*([.$A27]-1)/100" office:value-type="float" office:value="4.2" calcext:value-type="float">
            <text:p>4.2</text:p>
          </table:table-cell>
          <table:table-cell table:formula="of:=[.FI$17]+[.FI$18]*([.$A27]-1)/100" office:value-type="float" office:value="16.6" calcext:value-type="float">
            <text:p>16.6</text:p>
          </table:table-cell>
          <table:table-cell table:formula="of:=[.FJ$17]+[.FJ$18]*([.$A27]-1)/100" office:value-type="float" office:value="13.4" calcext:value-type="float">
            <text:p>13.4</text:p>
          </table:table-cell>
          <table:table-cell table:formula="of:=[.FK$17]+[.FK$18]*([.$A27]-1)/100" office:value-type="float" office:value="6.4" calcext:value-type="float">
            <text:p>6.4</text:p>
          </table:table-cell>
          <table:table-cell table:formula="of:=[.FL$17]+[.FL$18]*([.$A27]-1)/100" office:value-type="float" office:value="16.4" calcext:value-type="float">
            <text:p>16.4</text:p>
          </table:table-cell>
          <table:table-cell table:formula="of:=[.FM$17]+[.FM$18]*([.$A27]-1)/100" office:value-type="float" office:value="7.6" calcext:value-type="float">
            <text:p>7.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P$17]+[.FP$18]*([.$A27]-1)/100" office:value-type="float" office:value="40.4" calcext:value-type="float">
            <text:p>40.4</text:p>
          </table:table-cell>
          <table:table-cell table:formula="of:=[.FQ$17]+[.FQ$18]*([.$A27]-1)/100" office:value-type="float" office:value="15.2" calcext:value-type="float">
            <text:p>15.2</text:p>
          </table:table-cell>
          <table:table-cell table:formula="of:=[.FR$17]+[.FR$18]*([.$A27]-1)/100" office:value-type="float" office:value="0" calcext:value-type="float">
            <text:p>0</text:p>
          </table:table-cell>
          <table:table-cell table:formula="of:=[.FS$17]+[.FS$18]*([.$A27]-1)/100" office:value-type="float" office:value="18.8" calcext:value-type="float">
            <text:p>18.8</text:p>
          </table:table-cell>
          <table:table-cell table:formula="of:=[.FT$17]+[.FT$18]*([.$A27]-1)/100" office:value-type="float" office:value="0" calcext:value-type="float">
            <text:p>0</text:p>
          </table:table-cell>
          <table:table-cell table:formula="of:=[.FU$17]+[.FU$18]*([.$A27]-1)/100" office:value-type="float" office:value="0" calcext:value-type="float">
            <text:p>0</text:p>
          </table:table-cell>
          <table:table-cell table:formula="of:=[.FV$17]+[.FV$18]*([.$A27]-1)/100" office:value-type="float" office:value="7.8" calcext:value-type="float">
            <text:p>7.8</text:p>
          </table:table-cell>
          <table:table-cell table:formula="of:=[.FW$17]+[.FW$18]*([.$A27]-1)/100" office:value-type="float" office:value="6.4" calcext:value-type="float">
            <text:p>6.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Z$17]+[.FZ$18]*([.$A27]-1)/100" office:value-type="float" office:value="72.4" calcext:value-type="float">
            <text:p>72.4</text:p>
          </table:table-cell>
          <table:table-cell table:formula="of:=[.GA$17]+[.GA$18]*([.$A27]-1)/100" office:value-type="float" office:value="11.2" calcext:value-type="float">
            <text:p>11.2</text:p>
          </table:table-cell>
          <table:table-cell table:formula="of:=[.GB$17]+[.GB$18]*([.$A27]-1)/100" office:value-type="float" office:value="0" calcext:value-type="float">
            <text:p>0</text:p>
          </table:table-cell>
          <table:table-cell table:formula="of:=[.GC$17]+[.GC$18]*([.$A27]-1)/100" office:value-type="float" office:value="12.8" calcext:value-type="float">
            <text:p>12.8</text:p>
          </table:table-cell>
          <table:table-cell table:formula="of:=[.GD$17]+[.GD$18]*([.$A27]-1)/100" office:value-type="float" office:value="24" calcext:value-type="float">
            <text:p>24</text:p>
          </table:table-cell>
          <table:table-cell table:formula="of:=[.GE$17]+[.GE$18]*([.$A27]-1)/100" office:value-type="float" office:value="0" calcext:value-type="float">
            <text:p>0</text:p>
          </table:table-cell>
          <table:table-cell table:formula="of:=[.GF$17]+[.GF$18]*([.$A27]-1)/100" office:value-type="float" office:value="17.8" calcext:value-type="float">
            <text:p>17.8</text:p>
          </table:table-cell>
          <table:table-cell table:formula="of:=[.GG$17]+[.GG$18]*([.$A27]-1)/100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17]+[.B$18]*([.$A28]-1)/100" office:value-type="float" office:value="32.15" calcext:value-type="float">
            <text:p>32.15</text:p>
          </table:table-cell>
          <table:table-cell table:formula="of:=[.C$17]+[.C$18]*([.$A28]-1)/100" office:value-type="float" office:value="12.65" calcext:value-type="float">
            <text:p>12.65</text:p>
          </table:table-cell>
          <table:table-cell table:formula="of:=[.D$17]+[.D$18]*([.$A28]-1)/100" office:value-type="float" office:value="7.95" calcext:value-type="float">
            <text:p>7.95</text:p>
          </table:table-cell>
          <table:table-cell table:formula="of:=[.E$17]+[.E$18]*([.$A28]-1)/100" office:value-type="float" office:value="15.35" calcext:value-type="float">
            <text:p>15.35</text:p>
          </table:table-cell>
          <table:table-cell table:formula="of:=[.F$17]+[.F$18]*([.$A28]-1)/100" office:value-type="float" office:value="16.35" calcext:value-type="float">
            <text:p>16.35</text:p>
          </table:table-cell>
          <table:table-cell table:formula="of:=[.G$17]+[.G$18]*([.$A28]-1)/100" office:value-type="float" office:value="6.8" calcext:value-type="float">
            <text:p>6.8</text:p>
          </table:table-cell>
          <table:table-cell table:formula="of:=[.H$17]+[.H$18]*([.$A28]-1)/100" office:value-type="float" office:value="6.4" calcext:value-type="float">
            <text:p>6.4</text:p>
          </table:table-cell>
          <table:table-cell table:formula="of:=[.I$17]+[.I$18]*([.$A28]-1)/100" office:value-type="float" office:value="6.25" calcext:value-type="float">
            <text:p>6.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L$17]+[.L$18]*([.$A28]-1)/100" office:value-type="float" office:value="33.85" calcext:value-type="float">
            <text:p>33.85</text:p>
          </table:table-cell>
          <table:table-cell table:formula="of:=[.M$17]+[.M$18]*([.$A28]-1)/100" office:value-type="float" office:value="12.35" calcext:value-type="float">
            <text:p>12.35</text:p>
          </table:table-cell>
          <table:table-cell table:formula="of:=[.N$17]+[.N$18]*([.$A28]-1)/100" office:value-type="float" office:value="2.55" calcext:value-type="float">
            <text:p>2.55</text:p>
          </table:table-cell>
          <table:table-cell table:formula="of:=[.O$17]+[.O$18]*([.$A28]-1)/100" office:value-type="float" office:value="16.35" calcext:value-type="float">
            <text:p>16.35</text:p>
          </table:table-cell>
          <table:table-cell table:formula="of:=[.P$17]+[.P$18]*([.$A28]-1)/100" office:value-type="float" office:value="14.65" calcext:value-type="float">
            <text:p>14.65</text:p>
          </table:table-cell>
          <table:table-cell table:formula="of:=[.Q$17]+[.Q$18]*([.$A28]-1)/100" office:value-type="float" office:value="6.8" calcext:value-type="float">
            <text:p>6.8</text:p>
          </table:table-cell>
          <table:table-cell table:formula="of:=[.R$17]+[.R$18]*([.$A28]-1)/100" office:value-type="float" office:value="9.25" calcext:value-type="float">
            <text:p>9.25</text:p>
          </table:table-cell>
          <table:table-cell table:formula="of:=[.S$17]+[.S$18]*([.$A28]-1)/100" office:value-type="float" office:value="6.25" calcext:value-type="float">
            <text:p>6.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V$17]+[.V$18]*([.$A28]-1)/100" office:value-type="float" office:value="25.05" calcext:value-type="float">
            <text:p>25.05</text:p>
          </table:table-cell>
          <table:table-cell table:formula="of:=[.W$17]+[.W$18]*([.$A28]-1)/100" office:value-type="float" office:value="10.8" calcext:value-type="float">
            <text:p>10.8</text:p>
          </table:table-cell>
          <table:table-cell table:formula="of:=[.X$17]+[.X$18]*([.$A28]-1)/100" office:value-type="float" office:value="7.95" calcext:value-type="float">
            <text:p>7.95</text:p>
          </table:table-cell>
          <table:table-cell table:formula="of:=[.Y$17]+[.Y$18]*([.$A28]-1)/100" office:value-type="float" office:value="15.2" calcext:value-type="float">
            <text:p>15.2</text:p>
          </table:table-cell>
          <table:table-cell table:formula="of:=[.Z$17]+[.Z$18]*([.$A28]-1)/100" office:value-type="float" office:value="17.35" calcext:value-type="float">
            <text:p>17.35</text:p>
          </table:table-cell>
          <table:table-cell table:formula="of:=[.AA$17]+[.AA$18]*([.$A28]-1)/100" office:value-type="float" office:value="9.35" calcext:value-type="float">
            <text:p>9.35</text:p>
          </table:table-cell>
          <table:table-cell table:formula="of:=[.AB$17]+[.AB$18]*([.$A28]-1)/100" office:value-type="float" office:value="3.85" calcext:value-type="float">
            <text:p>3.85</text:p>
          </table:table-cell>
          <table:table-cell table:formula="of:=[.AC$17]+[.AC$18]*([.$A28]-1)/100" office:value-type="float" office:value="8.95" calcext:value-type="float">
            <text:p>8.9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F$17]+[.AF$18]*([.$A28]-1)/100" office:value-type="float" office:value="34.85" calcext:value-type="float">
            <text:p>34.85</text:p>
          </table:table-cell>
          <table:table-cell table:formula="of:=[.AG$17]+[.AG$18]*([.$A28]-1)/100" office:value-type="float" office:value="15.05" calcext:value-type="float">
            <text:p>15.05</text:p>
          </table:table-cell>
          <table:table-cell table:formula="of:=[.AH$17]+[.AH$18]*([.$A28]-1)/100" office:value-type="float" office:value="3.55" calcext:value-type="float">
            <text:p>3.55</text:p>
          </table:table-cell>
          <table:table-cell table:formula="of:=[.AI$17]+[.AI$18]*([.$A28]-1)/100" office:value-type="float" office:value="17.05" calcext:value-type="float">
            <text:p>17.05</text:p>
          </table:table-cell>
          <table:table-cell table:formula="of:=[.AJ$17]+[.AJ$18]*([.$A28]-1)/100" office:value-type="float" office:value="12.2" calcext:value-type="float">
            <text:p>12.2</text:p>
          </table:table-cell>
          <table:table-cell table:formula="of:=[.AK$17]+[.AK$18]*([.$A28]-1)/100" office:value-type="float" office:value="5.95" calcext:value-type="float">
            <text:p>5.95</text:p>
          </table:table-cell>
          <table:table-cell table:formula="of:=[.AL$17]+[.AL$18]*([.$A28]-1)/100" office:value-type="float" office:value="10.95" calcext:value-type="float">
            <text:p>10.95</text:p>
          </table:table-cell>
          <table:table-cell table:formula="of:=[.AM$17]+[.AM$18]*([.$A28]-1)/100" office:value-type="float" office:value="5.4" calcext:value-type="float">
            <text:p>5.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P$17]+[.AP$18]*([.$A28]-1)/100" office:value-type="float" office:value="32.85" calcext:value-type="float">
            <text:p>32.85</text:p>
          </table:table-cell>
          <table:table-cell table:formula="of:=[.AQ$17]+[.AQ$18]*([.$A28]-1)/100" office:value-type="float" office:value="14.35" calcext:value-type="float">
            <text:p>14.35</text:p>
          </table:table-cell>
          <table:table-cell table:formula="of:=[.AR$17]+[.AR$18]*([.$A28]-1)/100" office:value-type="float" office:value="2.55" calcext:value-type="float">
            <text:p>2.55</text:p>
          </table:table-cell>
          <table:table-cell table:formula="of:=[.AS$17]+[.AS$18]*([.$A28]-1)/100" office:value-type="float" office:value="10.8" calcext:value-type="float">
            <text:p>10.8</text:p>
          </table:table-cell>
          <table:table-cell table:formula="of:=[.AT$17]+[.AT$18]*([.$A28]-1)/100" office:value-type="float" office:value="7.4" calcext:value-type="float">
            <text:p>7.4</text:p>
          </table:table-cell>
          <table:table-cell table:formula="of:=[.AU$17]+[.AU$18]*([.$A28]-1)/100" office:value-type="float" office:value="5.95" calcext:value-type="float">
            <text:p>5.95</text:p>
          </table:table-cell>
          <table:table-cell table:formula="of:=[.AV$17]+[.AV$18]*([.$A28]-1)/100" office:value-type="float" office:value="17.35" calcext:value-type="float">
            <text:p>17.35</text:p>
          </table:table-cell>
          <table:table-cell table:formula="of:=[.AW$17]+[.AW$18]*([.$A28]-1)/100" office:value-type="float" office:value="8.25" calcext:value-type="float">
            <text:p>8.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Z$17]+[.AZ$18]*([.$A28]-1)/100" office:value-type="float" office:value="32" calcext:value-type="float">
            <text:p>32</text:p>
          </table:table-cell>
          <table:table-cell table:formula="of:=[.BA$17]+[.BA$18]*([.$A28]-1)/100" office:value-type="float" office:value="11.65" calcext:value-type="float">
            <text:p>11.65</text:p>
          </table:table-cell>
          <table:table-cell table:formula="of:=[.BB$17]+[.BB$18]*([.$A28]-1)/100" office:value-type="float" office:value="2.85" calcext:value-type="float">
            <text:p>2.85</text:p>
          </table:table-cell>
          <table:table-cell table:formula="of:=[.BC$17]+[.BC$18]*([.$A28]-1)/100" office:value-type="float" office:value="12.35" calcext:value-type="float">
            <text:p>12.35</text:p>
          </table:table-cell>
          <table:table-cell table:formula="of:=[.BD$17]+[.BD$18]*([.$A28]-1)/100" office:value-type="float" office:value="12.95" calcext:value-type="float">
            <text:p>12.95</text:p>
          </table:table-cell>
          <table:table-cell table:formula="of:=[.BE$17]+[.BE$18]*([.$A28]-1)/100" office:value-type="float" office:value="6.8" calcext:value-type="float">
            <text:p>6.8</text:p>
          </table:table-cell>
          <table:table-cell table:formula="of:=[.BF$17]+[.BF$18]*([.$A28]-1)/100" office:value-type="float" office:value="9.4" calcext:value-type="float">
            <text:p>9.4</text:p>
          </table:table-cell>
          <table:table-cell table:formula="of:=[.BG$17]+[.BG$18]*([.$A28]-1)/100" office:value-type="float" office:value="9.95" calcext:value-type="float">
            <text:p>9.9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J$17]+[.BJ$18]*([.$A28]-1)/100" office:value-type="float" office:value="28.45" calcext:value-type="float">
            <text:p>28.45</text:p>
          </table:table-cell>
          <table:table-cell table:formula="of:=[.BK$17]+[.BK$18]*([.$A28]-1)/100" office:value-type="float" office:value="11.65" calcext:value-type="float">
            <text:p>11.65</text:p>
          </table:table-cell>
          <table:table-cell table:formula="of:=[.BL$17]+[.BL$18]*([.$A28]-1)/100" office:value-type="float" office:value="7.95" calcext:value-type="float">
            <text:p>7.95</text:p>
          </table:table-cell>
          <table:table-cell table:formula="of:=[.BM$17]+[.BM$18]*([.$A28]-1)/100" office:value-type="float" office:value="12.35" calcext:value-type="float">
            <text:p>12.35</text:p>
          </table:table-cell>
          <table:table-cell table:formula="of:=[.BN$17]+[.BN$18]*([.$A28]-1)/100" office:value-type="float" office:value="20.15" calcext:value-type="float">
            <text:p>20.15</text:p>
          </table:table-cell>
          <table:table-cell table:formula="of:=[.BO$17]+[.BO$18]*([.$A28]-1)/100" office:value-type="float" office:value="7.65" calcext:value-type="float">
            <text:p>7.65</text:p>
          </table:table-cell>
          <table:table-cell table:formula="of:=[.BP$17]+[.BP$18]*([.$A28]-1)/100" office:value-type="float" office:value="7.25" calcext:value-type="float">
            <text:p>7.25</text:p>
          </table:table-cell>
          <table:table-cell table:formula="of:=[.BQ$17]+[.BQ$18]*([.$A28]-1)/100" office:value-type="float" office:value="10.8" calcext:value-type="float">
            <text:p>10.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T$17]+[.BT$18]*([.$A28]-1)/100" office:value-type="float" office:value="37.55" calcext:value-type="float">
            <text:p>37.55</text:p>
          </table:table-cell>
          <table:table-cell table:formula="of:=[.BU$17]+[.BU$18]*([.$A28]-1)/100" office:value-type="float" office:value="16.75" calcext:value-type="float">
            <text:p>16.75</text:p>
          </table:table-cell>
          <table:table-cell table:formula="of:=[.BV$17]+[.BV$18]*([.$A28]-1)/100" office:value-type="float" office:value="2.55" calcext:value-type="float">
            <text:p>2.55</text:p>
          </table:table-cell>
          <table:table-cell table:formula="of:=[.BW$17]+[.BW$18]*([.$A28]-1)/100" office:value-type="float" office:value="10.65" calcext:value-type="float">
            <text:p>10.65</text:p>
          </table:table-cell>
          <table:table-cell table:formula="of:=[.BX$17]+[.BX$18]*([.$A28]-1)/100" office:value-type="float" office:value="9.8" calcext:value-type="float">
            <text:p>9.8</text:p>
          </table:table-cell>
          <table:table-cell table:formula="of:=[.BY$17]+[.BY$18]*([.$A28]-1)/100" office:value-type="float" office:value="3.4" calcext:value-type="float">
            <text:p>3.4</text:p>
          </table:table-cell>
          <table:table-cell table:formula="of:=[.BZ$17]+[.BZ$18]*([.$A28]-1)/100" office:value-type="float" office:value="8.25" calcext:value-type="float">
            <text:p>8.25</text:p>
          </table:table-cell>
          <table:table-cell table:formula="of:=[.CA$17]+[.CA$18]*([.$A28]-1)/100" office:value-type="float" office:value="5.4" calcext:value-type="float">
            <text:p>5.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D$17]+[.CD$18]*([.$A28]-1)/100" office:value-type="float" office:value="43.1" calcext:value-type="float">
            <text:p>43.1</text:p>
          </table:table-cell>
          <table:table-cell table:formula="of:=[.CE$17]+[.CE$18]*([.$A28]-1)/100" office:value-type="float" office:value="17.2" calcext:value-type="float">
            <text:p>17.2</text:p>
          </table:table-cell>
          <table:table-cell table:formula="of:=[.CF$17]+[.CF$18]*([.$A28]-1)/100" office:value-type="float" office:value="10.8" calcext:value-type="float">
            <text:p>10.8</text:p>
          </table:table-cell>
          <table:table-cell table:formula="of:=[.CG$17]+[.CG$18]*([.$A28]-1)/100" office:value-type="float" office:value="16.2" calcext:value-type="float">
            <text:p>16.2</text:p>
          </table:table-cell>
          <table:table-cell table:formula="of:=[.CH$17]+[.CH$18]*([.$A28]-1)/100" office:value-type="float" office:value="13.8" calcext:value-type="float">
            <text:p>13.8</text:p>
          </table:table-cell>
          <table:table-cell table:formula="of:=[.CI$17]+[.CI$18]*([.$A28]-1)/100" office:value-type="float" office:value="10.2" calcext:value-type="float">
            <text:p>10.2</text:p>
          </table:table-cell>
          <table:table-cell table:formula="of:=[.CJ$17]+[.CJ$18]*([.$A28]-1)/100" office:value-type="float" office:value="10.1" calcext:value-type="float">
            <text:p>10.1</text:p>
          </table:table-cell>
          <table:table-cell table:formula="of:=[.CK$17]+[.CK$18]*([.$A28]-1)/100" office:value-type="float" office:value="11.5" calcext:value-type="float">
            <text:p>11.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N$17]+[.CN$18]*([.$A28]-1)/100" office:value-type="float" office:value="30.9" calcext:value-type="float">
            <text:p>30.9</text:p>
          </table:table-cell>
          <table:table-cell table:formula="of:=[.CO$17]+[.CO$18]*([.$A28]-1)/100" office:value-type="float" office:value="5.1" calcext:value-type="float">
            <text:p>5.1</text:p>
          </table:table-cell>
          <table:table-cell table:formula="of:=[.CP$17]+[.CP$18]*([.$A28]-1)/100" office:value-type="float" office:value="14.2" calcext:value-type="float">
            <text:p>14.2</text:p>
          </table:table-cell>
          <table:table-cell table:formula="of:=[.CQ$17]+[.CQ$18]*([.$A28]-1)/100" office:value-type="float" office:value="18.6" calcext:value-type="float">
            <text:p>18.6</text:p>
          </table:table-cell>
          <table:table-cell table:formula="of:=[.CR$17]+[.CR$18]*([.$A28]-1)/100" office:value-type="float" office:value="23" calcext:value-type="float">
            <text:p>23</text:p>
          </table:table-cell>
          <table:table-cell table:formula="of:=[.CS$17]+[.CS$18]*([.$A28]-1)/100" office:value-type="float" office:value="13.6" calcext:value-type="float">
            <text:p>13.6</text:p>
          </table:table-cell>
          <table:table-cell table:formula="of:=[.CT$17]+[.CT$18]*([.$A28]-1)/100" office:value-type="float" office:value="8.25" calcext:value-type="float">
            <text:p>8.25</text:p>
          </table:table-cell>
          <table:table-cell table:formula="of:=[.CU$17]+[.CU$18]*([.$A28]-1)/100" office:value-type="float" office:value="16.2" calcext:value-type="float">
            <text:p>16.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X$17]+[.CX$18]*([.$A28]-1)/100" office:value-type="float" office:value="36.3" calcext:value-type="float">
            <text:p>36.3</text:p>
          </table:table-cell>
          <table:table-cell table:formula="of:=[.CY$17]+[.CY$18]*([.$A28]-1)/100" office:value-type="float" office:value="3.4" calcext:value-type="float">
            <text:p>3.4</text:p>
          </table:table-cell>
          <table:table-cell table:formula="of:=[.CZ$17]+[.CZ$18]*([.$A28]-1)/100" office:value-type="float" office:value="15.9" calcext:value-type="float">
            <text:p>15.9</text:p>
          </table:table-cell>
          <table:table-cell table:formula="of:=[.DA$17]+[.DA$18]*([.$A28]-1)/100" office:value-type="float" office:value="13.5" calcext:value-type="float">
            <text:p>13.5</text:p>
          </table:table-cell>
          <table:table-cell table:formula="of:=[.DB$17]+[.DB$18]*([.$A28]-1)/100" office:value-type="float" office:value="11.65" calcext:value-type="float">
            <text:p>11.65</text:p>
          </table:table-cell>
          <table:table-cell table:formula="of:=[.DC$17]+[.DC$18]*([.$A28]-1)/100" office:value-type="float" office:value="17" calcext:value-type="float">
            <text:p>17</text:p>
          </table:table-cell>
          <table:table-cell table:formula="of:=[.DD$17]+[.DD$18]*([.$A28]-1)/100" office:value-type="float" office:value="5.55" calcext:value-type="float">
            <text:p>5.55</text:p>
          </table:table-cell>
          <table:table-cell table:formula="of:=[.DE$17]+[.DE$18]*([.$A28]-1)/100" office:value-type="float" office:value="26" calcext:value-type="float">
            <text:p>2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H$17]+[.DH$18]*([.$A28]-1)/100" office:value-type="float" office:value="26.75" calcext:value-type="float">
            <text:p>26.75</text:p>
          </table:table-cell>
          <table:table-cell table:formula="of:=[.DI$17]+[.DI$18]*([.$A28]-1)/100" office:value-type="float" office:value="2.55" calcext:value-type="float">
            <text:p>2.55</text:p>
          </table:table-cell>
          <table:table-cell table:formula="of:=[.DJ$17]+[.DJ$18]*([.$A28]-1)/100" office:value-type="float" office:value="13.05" calcext:value-type="float">
            <text:p>13.05</text:p>
          </table:table-cell>
          <table:table-cell table:formula="of:=[.DK$17]+[.DK$18]*([.$A28]-1)/100" office:value-type="float" office:value="9.65" calcext:value-type="float">
            <text:p>9.65</text:p>
          </table:table-cell>
          <table:table-cell table:formula="of:=[.DL$17]+[.DL$18]*([.$A28]-1)/100" office:value-type="float" office:value="13.05" calcext:value-type="float">
            <text:p>13.05</text:p>
          </table:table-cell>
          <table:table-cell table:formula="of:=[.DM$17]+[.DM$18]*([.$A28]-1)/100" office:value-type="float" office:value="6.8" calcext:value-type="float">
            <text:p>6.8</text:p>
          </table:table-cell>
          <table:table-cell table:formula="of:=[.DN$17]+[.DN$18]*([.$A28]-1)/100" office:value-type="float" office:value="7.4" calcext:value-type="float">
            <text:p>7.4</text:p>
          </table:table-cell>
          <table:table-cell table:formula="of:=[.DO$17]+[.DO$18]*([.$A28]-1)/100" office:value-type="float" office:value="12.65" calcext:value-type="float">
            <text:p>12.6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R$17]+[.DR$18]*([.$A28]-1)/100" office:value-type="float" office:value="26.05" calcext:value-type="float">
            <text:p>26.05</text:p>
          </table:table-cell>
          <table:table-cell table:formula="of:=[.DS$17]+[.DS$18]*([.$A28]-1)/100" office:value-type="float" office:value="4.4" calcext:value-type="float">
            <text:p>4.4</text:p>
          </table:table-cell>
          <table:table-cell table:formula="of:=[.DT$17]+[.DT$18]*([.$A28]-1)/100" office:value-type="float" office:value="16.45" calcext:value-type="float">
            <text:p>16.45</text:p>
          </table:table-cell>
          <table:table-cell table:formula="of:=[.DU$17]+[.DU$18]*([.$A28]-1)/100" office:value-type="float" office:value="10.65" calcext:value-type="float">
            <text:p>10.65</text:p>
          </table:table-cell>
          <table:table-cell table:formula="of:=[.DV$17]+[.DV$18]*([.$A28]-1)/100" office:value-type="float" office:value="10.8" calcext:value-type="float">
            <text:p>10.8</text:p>
          </table:table-cell>
          <table:table-cell table:formula="of:=[.DW$17]+[.DW$18]*([.$A28]-1)/100" office:value-type="float" office:value="4.25" calcext:value-type="float">
            <text:p>4.25</text:p>
          </table:table-cell>
          <table:table-cell table:formula="of:=[.DX$17]+[.DX$18]*([.$A28]-1)/100" office:value-type="float" office:value="7.25" calcext:value-type="float">
            <text:p>7.25</text:p>
          </table:table-cell>
          <table:table-cell table:formula="of:=[.DY$17]+[.DY$18]*([.$A28]-1)/100" office:value-type="float" office:value="14.35" calcext:value-type="float">
            <text:p>14.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B$17]+[.EB$18]*([.$A28]-1)/100" office:value-type="float" office:value="49.5" calcext:value-type="float">
            <text:p>49.5</text:p>
          </table:table-cell>
          <table:table-cell table:formula="of:=[.EC$17]+[.EC$18]*([.$A28]-1)/100" office:value-type="float" office:value="24" calcext:value-type="float">
            <text:p>24</text:p>
          </table:table-cell>
          <table:table-cell table:formula="of:=[.ED$17]+[.ED$18]*([.$A28]-1)/100" office:value-type="float" office:value="1.7" calcext:value-type="float">
            <text:p>1.7</text:p>
          </table:table-cell>
          <table:table-cell table:formula="of:=[.EE$17]+[.EE$18]*([.$A28]-1)/100" office:value-type="float" office:value="17.9" calcext:value-type="float">
            <text:p>17.9</text:p>
          </table:table-cell>
          <table:table-cell table:formula="of:=[.EF$17]+[.EF$18]*([.$A28]-1)/100" office:value-type="float" office:value="15.5" calcext:value-type="float">
            <text:p>15.5</text:p>
          </table:table-cell>
          <table:table-cell table:formula="of:=[.EG$17]+[.EG$18]*([.$A28]-1)/100" office:value-type="float" office:value="5.1" calcext:value-type="float">
            <text:p>5.1</text:p>
          </table:table-cell>
          <table:table-cell table:formula="of:=[.EH$17]+[.EH$18]*([.$A28]-1)/100" office:value-type="float" office:value="9.4" calcext:value-type="float">
            <text:p>9.4</text:p>
          </table:table-cell>
          <table:table-cell table:formula="of:=[.EI$17]+[.EI$18]*([.$A28]-1)/100" office:value-type="float" office:value="6.8" calcext:value-type="float">
            <text:p>6.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L$17]+[.EL$18]*([.$A28]-1)/100" office:value-type="float" office:value="1" calcext:value-type="float">
            <text:p>1</text:p>
          </table:table-cell>
          <table:table-cell table:formula="of:=[.EM$17]+[.EM$18]*([.$A28]-1)/100" office:value-type="float" office:value="23.7" calcext:value-type="float">
            <text:p>23.7</text:p>
          </table:table-cell>
          <table:table-cell table:formula="of:=[.EN$17]+[.EN$18]*([.$A28]-1)/100" office:value-type="float" office:value="0" calcext:value-type="float">
            <text:p>0</text:p>
          </table:table-cell>
          <table:table-cell table:formula="of:=[.EO$17]+[.EO$18]*([.$A28]-1)/100" office:value-type="float" office:value="13.9" calcext:value-type="float">
            <text:p>13.9</text:p>
          </table:table-cell>
          <table:table-cell table:formula="of:=[.EP$17]+[.EP$18]*([.$A28]-1)/100" office:value-type="float" office:value="19.3" calcext:value-type="float">
            <text:p>19.3</text:p>
          </table:table-cell>
          <table:table-cell table:formula="of:=[.EQ$17]+[.EQ$18]*([.$A28]-1)/100" office:value-type="float" office:value="17" calcext:value-type="float">
            <text:p>17</text:p>
          </table:table-cell>
          <table:table-cell table:formula="of:=[.ER$17]+[.ER$18]*([.$A28]-1)/100" office:value-type="float" office:value="5.1" calcext:value-type="float">
            <text:p>5.1</text:p>
          </table:table-cell>
          <table:table-cell table:formula="of:=[.ES$17]+[.ES$18]*([.$A28]-1)/100" office:value-type="float" office:value="5.1" calcext:value-type="float">
            <text:p>5.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V$17]+[.EV$18]*([.$A28]-1)/100" office:value-type="float" office:value="43.1" calcext:value-type="float">
            <text:p>43.1</text:p>
          </table:table-cell>
          <table:table-cell table:formula="of:=[.EW$17]+[.EW$18]*([.$A28]-1)/100" office:value-type="float" office:value="17.9" calcext:value-type="float">
            <text:p>17.9</text:p>
          </table:table-cell>
          <table:table-cell table:formula="of:=[.EX$17]+[.EX$18]*([.$A28]-1)/100" office:value-type="float" office:value="0" calcext:value-type="float">
            <text:p>0</text:p>
          </table:table-cell>
          <table:table-cell table:formula="of:=[.EY$17]+[.EY$18]*([.$A28]-1)/100" office:value-type="float" office:value="23.9" calcext:value-type="float">
            <text:p>23.9</text:p>
          </table:table-cell>
          <table:table-cell table:formula="of:=[.EZ$17]+[.EZ$18]*([.$A28]-1)/100" office:value-type="float" office:value="23.9" calcext:value-type="float">
            <text:p>23.9</text:p>
          </table:table-cell>
          <table:table-cell table:formula="of:=[.FA$17]+[.FA$18]*([.$A28]-1)/100" office:value-type="float" office:value="8.5" calcext:value-type="float">
            <text:p>8.5</text:p>
          </table:table-cell>
          <table:table-cell table:formula="of:=[.FB$17]+[.FB$18]*([.$A28]-1)/100" office:value-type="float" office:value="10.1" calcext:value-type="float">
            <text:p>10.1</text:p>
          </table:table-cell>
          <table:table-cell table:formula="of:=[.FC$17]+[.FC$18]*([.$A28]-1)/100" office:value-type="float" office:value="9.65" calcext:value-type="float">
            <text:p>9.6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F$17]+[.FF$18]*([.$A28]-1)/100" office:value-type="float" office:value="50.5" calcext:value-type="float">
            <text:p>50.5</text:p>
          </table:table-cell>
          <table:table-cell table:formula="of:=[.FG$17]+[.FG$18]*([.$A28]-1)/100" office:value-type="float" office:value="22.6" calcext:value-type="float">
            <text:p>22.6</text:p>
          </table:table-cell>
          <table:table-cell table:formula="of:=[.FH$17]+[.FH$18]*([.$A28]-1)/100" office:value-type="float" office:value="4.4" calcext:value-type="float">
            <text:p>4.4</text:p>
          </table:table-cell>
          <table:table-cell table:formula="of:=[.FI$17]+[.FI$18]*([.$A28]-1)/100" office:value-type="float" office:value="17.2" calcext:value-type="float">
            <text:p>17.2</text:p>
          </table:table-cell>
          <table:table-cell table:formula="of:=[.FJ$17]+[.FJ$18]*([.$A28]-1)/100" office:value-type="float" office:value="13.8" calcext:value-type="float">
            <text:p>13.8</text:p>
          </table:table-cell>
          <table:table-cell table:formula="of:=[.FK$17]+[.FK$18]*([.$A28]-1)/100" office:value-type="float" office:value="6.8" calcext:value-type="float">
            <text:p>6.8</text:p>
          </table:table-cell>
          <table:table-cell table:formula="of:=[.FL$17]+[.FL$18]*([.$A28]-1)/100" office:value-type="float" office:value="16.8" calcext:value-type="float">
            <text:p>16.8</text:p>
          </table:table-cell>
          <table:table-cell table:formula="of:=[.FM$17]+[.FM$18]*([.$A28]-1)/100" office:value-type="float" office:value="7.95" calcext:value-type="float">
            <text:p>7.9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P$17]+[.FP$18]*([.$A28]-1)/100" office:value-type="float" office:value="41.8" calcext:value-type="float">
            <text:p>41.8</text:p>
          </table:table-cell>
          <table:table-cell table:formula="of:=[.FQ$17]+[.FQ$18]*([.$A28]-1)/100" office:value-type="float" office:value="15.9" calcext:value-type="float">
            <text:p>15.9</text:p>
          </table:table-cell>
          <table:table-cell table:formula="of:=[.FR$17]+[.FR$18]*([.$A28]-1)/100" office:value-type="float" office:value="0" calcext:value-type="float">
            <text:p>0</text:p>
          </table:table-cell>
          <table:table-cell table:formula="of:=[.FS$17]+[.FS$18]*([.$A28]-1)/100" office:value-type="float" office:value="19.6" calcext:value-type="float">
            <text:p>19.6</text:p>
          </table:table-cell>
          <table:table-cell table:formula="of:=[.FT$17]+[.FT$18]*([.$A28]-1)/100" office:value-type="float" office:value="0" calcext:value-type="float">
            <text:p>0</text:p>
          </table:table-cell>
          <table:table-cell table:formula="of:=[.FU$17]+[.FU$18]*([.$A28]-1)/100" office:value-type="float" office:value="0" calcext:value-type="float">
            <text:p>0</text:p>
          </table:table-cell>
          <table:table-cell table:formula="of:=[.FV$17]+[.FV$18]*([.$A28]-1)/100" office:value-type="float" office:value="8.1" calcext:value-type="float">
            <text:p>8.1</text:p>
          </table:table-cell>
          <table:table-cell table:formula="of:=[.FW$17]+[.FW$18]*([.$A28]-1)/100" office:value-type="float" office:value="6.8" calcext:value-type="float">
            <text:p>6.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Z$17]+[.FZ$18]*([.$A28]-1)/100" office:value-type="float" office:value="73.8" calcext:value-type="float">
            <text:p>73.8</text:p>
          </table:table-cell>
          <table:table-cell table:formula="of:=[.GA$17]+[.GA$18]*([.$A28]-1)/100" office:value-type="float" office:value="11.9" calcext:value-type="float">
            <text:p>11.9</text:p>
          </table:table-cell>
          <table:table-cell table:formula="of:=[.GB$17]+[.GB$18]*([.$A28]-1)/100" office:value-type="float" office:value="0" calcext:value-type="float">
            <text:p>0</text:p>
          </table:table-cell>
          <table:table-cell table:formula="of:=[.GC$17]+[.GC$18]*([.$A28]-1)/100" office:value-type="float" office:value="13.6" calcext:value-type="float">
            <text:p>13.6</text:p>
          </table:table-cell>
          <table:table-cell table:formula="of:=[.GD$17]+[.GD$18]*([.$A28]-1)/100" office:value-type="float" office:value="24" calcext:value-type="float">
            <text:p>24</text:p>
          </table:table-cell>
          <table:table-cell table:formula="of:=[.GE$17]+[.GE$18]*([.$A28]-1)/100" office:value-type="float" office:value="0" calcext:value-type="float">
            <text:p>0</text:p>
          </table:table-cell>
          <table:table-cell table:formula="of:=[.GF$17]+[.GF$18]*([.$A28]-1)/100" office:value-type="float" office:value="18.1" calcext:value-type="float">
            <text:p>18.1</text:p>
          </table:table-cell>
          <table:table-cell table:formula="of:=[.GG$17]+[.GG$18]*([.$A28]-1)/100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17]+[.B$18]*([.$A29]-1)/100" office:value-type="float" office:value="33.1" calcext:value-type="float">
            <text:p>33.1</text:p>
          </table:table-cell>
          <table:table-cell table:formula="of:=[.C$17]+[.C$18]*([.$A29]-1)/100" office:value-type="float" office:value="13.1" calcext:value-type="float">
            <text:p>13.1</text:p>
          </table:table-cell>
          <table:table-cell table:formula="of:=[.D$17]+[.D$18]*([.$A29]-1)/100" office:value-type="float" office:value="8.3" calcext:value-type="float">
            <text:p>8.3</text:p>
          </table:table-cell>
          <table:table-cell table:formula="of:=[.E$17]+[.E$18]*([.$A29]-1)/100" office:value-type="float" office:value="15.9" calcext:value-type="float">
            <text:p>15.9</text:p>
          </table:table-cell>
          <table:table-cell table:formula="of:=[.F$17]+[.F$18]*([.$A29]-1)/100" office:value-type="float" office:value="16.9" calcext:value-type="float">
            <text:p>16.9</text:p>
          </table:table-cell>
          <table:table-cell table:formula="of:=[.G$17]+[.G$18]*([.$A29]-1)/100" office:value-type="float" office:value="7.2" calcext:value-type="float">
            <text:p>7.2</text:p>
          </table:table-cell>
          <table:table-cell table:formula="of:=[.H$17]+[.H$18]*([.$A29]-1)/100" office:value-type="float" office:value="6.6" calcext:value-type="float">
            <text:p>6.6</text:p>
          </table:table-cell>
          <table:table-cell table:formula="of:=[.I$17]+[.I$18]*([.$A29]-1)/100" office:value-type="float" office:value="6.5" calcext:value-type="float">
            <text:p>6.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L$17]+[.L$18]*([.$A29]-1)/100" office:value-type="float" office:value="34.9" calcext:value-type="float">
            <text:p>34.9</text:p>
          </table:table-cell>
          <table:table-cell table:formula="of:=[.M$17]+[.M$18]*([.$A29]-1)/100" office:value-type="float" office:value="12.9" calcext:value-type="float">
            <text:p>12.9</text:p>
          </table:table-cell>
          <table:table-cell table:formula="of:=[.N$17]+[.N$18]*([.$A29]-1)/100" office:value-type="float" office:value="2.7" calcext:value-type="float">
            <text:p>2.7</text:p>
          </table:table-cell>
          <table:table-cell table:formula="of:=[.O$17]+[.O$18]*([.$A29]-1)/100" office:value-type="float" office:value="16.9" calcext:value-type="float">
            <text:p>16.9</text:p>
          </table:table-cell>
          <table:table-cell table:formula="of:=[.P$17]+[.P$18]*([.$A29]-1)/100" office:value-type="float" office:value="15.1" calcext:value-type="float">
            <text:p>15.1</text:p>
          </table:table-cell>
          <table:table-cell table:formula="of:=[.Q$17]+[.Q$18]*([.$A29]-1)/100" office:value-type="float" office:value="7.2" calcext:value-type="float">
            <text:p>7.2</text:p>
          </table:table-cell>
          <table:table-cell table:formula="of:=[.R$17]+[.R$18]*([.$A29]-1)/100" office:value-type="float" office:value="9.5" calcext:value-type="float">
            <text:p>9.5</text:p>
          </table:table-cell>
          <table:table-cell table:formula="of:=[.S$17]+[.S$18]*([.$A29]-1)/100" office:value-type="float" office:value="6.5" calcext:value-type="float">
            <text:p>6.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V$17]+[.V$18]*([.$A29]-1)/100" office:value-type="float" office:value="25.7" calcext:value-type="float">
            <text:p>25.7</text:p>
          </table:table-cell>
          <table:table-cell table:formula="of:=[.W$17]+[.W$18]*([.$A29]-1)/100" office:value-type="float" office:value="11.2" calcext:value-type="float">
            <text:p>11.2</text:p>
          </table:table-cell>
          <table:table-cell table:formula="of:=[.X$17]+[.X$18]*([.$A29]-1)/100" office:value-type="float" office:value="8.3" calcext:value-type="float">
            <text:p>8.3</text:p>
          </table:table-cell>
          <table:table-cell table:formula="of:=[.Y$17]+[.Y$18]*([.$A29]-1)/100" office:value-type="float" office:value="15.8" calcext:value-type="float">
            <text:p>15.8</text:p>
          </table:table-cell>
          <table:table-cell table:formula="of:=[.Z$17]+[.Z$18]*([.$A29]-1)/100" office:value-type="float" office:value="17.9" calcext:value-type="float">
            <text:p>17.9</text:p>
          </table:table-cell>
          <table:table-cell table:formula="of:=[.AA$17]+[.AA$18]*([.$A29]-1)/100" office:value-type="float" office:value="9.9" calcext:value-type="float">
            <text:p>9.9</text:p>
          </table:table-cell>
          <table:table-cell table:formula="of:=[.AB$17]+[.AB$18]*([.$A29]-1)/100" office:value-type="float" office:value="3.9" calcext:value-type="float">
            <text:p>3.9</text:p>
          </table:table-cell>
          <table:table-cell table:formula="of:=[.AC$17]+[.AC$18]*([.$A29]-1)/100" office:value-type="float" office:value="9.3" calcext:value-type="float">
            <text:p>9.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F$17]+[.AF$18]*([.$A29]-1)/100" office:value-type="float" office:value="35.9" calcext:value-type="float">
            <text:p>35.9</text:p>
          </table:table-cell>
          <table:table-cell table:formula="of:=[.AG$17]+[.AG$18]*([.$A29]-1)/100" office:value-type="float" office:value="15.7" calcext:value-type="float">
            <text:p>15.7</text:p>
          </table:table-cell>
          <table:table-cell table:formula="of:=[.AH$17]+[.AH$18]*([.$A29]-1)/100" office:value-type="float" office:value="3.7" calcext:value-type="float">
            <text:p>3.7</text:p>
          </table:table-cell>
          <table:table-cell table:formula="of:=[.AI$17]+[.AI$18]*([.$A29]-1)/100" office:value-type="float" office:value="17.7" calcext:value-type="float">
            <text:p>17.7</text:p>
          </table:table-cell>
          <table:table-cell table:formula="of:=[.AJ$17]+[.AJ$18]*([.$A29]-1)/100" office:value-type="float" office:value="12.8" calcext:value-type="float">
            <text:p>12.8</text:p>
          </table:table-cell>
          <table:table-cell table:formula="of:=[.AK$17]+[.AK$18]*([.$A29]-1)/100" office:value-type="float" office:value="6.3" calcext:value-type="float">
            <text:p>6.3</text:p>
          </table:table-cell>
          <table:table-cell table:formula="of:=[.AL$17]+[.AL$18]*([.$A29]-1)/100" office:value-type="float" office:value="11.3" calcext:value-type="float">
            <text:p>11.3</text:p>
          </table:table-cell>
          <table:table-cell table:formula="of:=[.AM$17]+[.AM$18]*([.$A29]-1)/100" office:value-type="float" office:value="5.6" calcext:value-type="float">
            <text:p>5.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P$17]+[.AP$18]*([.$A29]-1)/100" office:value-type="float" office:value="33.9" calcext:value-type="float">
            <text:p>33.9</text:p>
          </table:table-cell>
          <table:table-cell table:formula="of:=[.AQ$17]+[.AQ$18]*([.$A29]-1)/100" office:value-type="float" office:value="14.9" calcext:value-type="float">
            <text:p>14.9</text:p>
          </table:table-cell>
          <table:table-cell table:formula="of:=[.AR$17]+[.AR$18]*([.$A29]-1)/100" office:value-type="float" office:value="2.7" calcext:value-type="float">
            <text:p>2.7</text:p>
          </table:table-cell>
          <table:table-cell table:formula="of:=[.AS$17]+[.AS$18]*([.$A29]-1)/100" office:value-type="float" office:value="11.2" calcext:value-type="float">
            <text:p>11.2</text:p>
          </table:table-cell>
          <table:table-cell table:formula="of:=[.AT$17]+[.AT$18]*([.$A29]-1)/100" office:value-type="float" office:value="7.6" calcext:value-type="float">
            <text:p>7.6</text:p>
          </table:table-cell>
          <table:table-cell table:formula="of:=[.AU$17]+[.AU$18]*([.$A29]-1)/100" office:value-type="float" office:value="6.3" calcext:value-type="float">
            <text:p>6.3</text:p>
          </table:table-cell>
          <table:table-cell table:formula="of:=[.AV$17]+[.AV$18]*([.$A29]-1)/100" office:value-type="float" office:value="17.9" calcext:value-type="float">
            <text:p>17.9</text:p>
          </table:table-cell>
          <table:table-cell table:formula="of:=[.AW$17]+[.AW$18]*([.$A29]-1)/100" office:value-type="float" office:value="8.5" calcext:value-type="float">
            <text:p>8.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Z$17]+[.AZ$18]*([.$A29]-1)/100" office:value-type="float" office:value="33" calcext:value-type="float">
            <text:p>33</text:p>
          </table:table-cell>
          <table:table-cell table:formula="of:=[.BA$17]+[.BA$18]*([.$A29]-1)/100" office:value-type="float" office:value="12.1" calcext:value-type="float">
            <text:p>12.1</text:p>
          </table:table-cell>
          <table:table-cell table:formula="of:=[.BB$17]+[.BB$18]*([.$A29]-1)/100" office:value-type="float" office:value="2.9" calcext:value-type="float">
            <text:p>2.9</text:p>
          </table:table-cell>
          <table:table-cell table:formula="of:=[.BC$17]+[.BC$18]*([.$A29]-1)/100" office:value-type="float" office:value="12.9" calcext:value-type="float">
            <text:p>12.9</text:p>
          </table:table-cell>
          <table:table-cell table:formula="of:=[.BD$17]+[.BD$18]*([.$A29]-1)/100" office:value-type="float" office:value="13.3" calcext:value-type="float">
            <text:p>13.3</text:p>
          </table:table-cell>
          <table:table-cell table:formula="of:=[.BE$17]+[.BE$18]*([.$A29]-1)/100" office:value-type="float" office:value="7.2" calcext:value-type="float">
            <text:p>7.2</text:p>
          </table:table-cell>
          <table:table-cell table:formula="of:=[.BF$17]+[.BF$18]*([.$A29]-1)/100" office:value-type="float" office:value="9.6" calcext:value-type="float">
            <text:p>9.6</text:p>
          </table:table-cell>
          <table:table-cell table:formula="of:=[.BG$17]+[.BG$18]*([.$A29]-1)/100" office:value-type="float" office:value="10.3" calcext:value-type="float">
            <text:p>10.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J$17]+[.BJ$18]*([.$A29]-1)/100" office:value-type="float" office:value="29.3" calcext:value-type="float">
            <text:p>29.3</text:p>
          </table:table-cell>
          <table:table-cell table:formula="of:=[.BK$17]+[.BK$18]*([.$A29]-1)/100" office:value-type="float" office:value="12.1" calcext:value-type="float">
            <text:p>12.1</text:p>
          </table:table-cell>
          <table:table-cell table:formula="of:=[.BL$17]+[.BL$18]*([.$A29]-1)/100" office:value-type="float" office:value="8.3" calcext:value-type="float">
            <text:p>8.3</text:p>
          </table:table-cell>
          <table:table-cell table:formula="of:=[.BM$17]+[.BM$18]*([.$A29]-1)/100" office:value-type="float" office:value="12.9" calcext:value-type="float">
            <text:p>12.9</text:p>
          </table:table-cell>
          <table:table-cell table:formula="of:=[.BN$17]+[.BN$18]*([.$A29]-1)/100" office:value-type="float" office:value="21.1" calcext:value-type="float">
            <text:p>21.1</text:p>
          </table:table-cell>
          <table:table-cell table:formula="of:=[.BO$17]+[.BO$18]*([.$A29]-1)/100" office:value-type="float" office:value="8.1" calcext:value-type="float">
            <text:p>8.1</text:p>
          </table:table-cell>
          <table:table-cell table:formula="of:=[.BP$17]+[.BP$18]*([.$A29]-1)/100" office:value-type="float" office:value="7.5" calcext:value-type="float">
            <text:p>7.5</text:p>
          </table:table-cell>
          <table:table-cell table:formula="of:=[.BQ$17]+[.BQ$18]*([.$A29]-1)/100" office:value-type="float" office:value="11.2" calcext:value-type="float">
            <text:p>11.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T$17]+[.BT$18]*([.$A29]-1)/100" office:value-type="float" office:value="38.7" calcext:value-type="float">
            <text:p>38.7</text:p>
          </table:table-cell>
          <table:table-cell table:formula="of:=[.BU$17]+[.BU$18]*([.$A29]-1)/100" office:value-type="float" office:value="17.5" calcext:value-type="float">
            <text:p>17.5</text:p>
          </table:table-cell>
          <table:table-cell table:formula="of:=[.BV$17]+[.BV$18]*([.$A29]-1)/100" office:value-type="float" office:value="2.7" calcext:value-type="float">
            <text:p>2.7</text:p>
          </table:table-cell>
          <table:table-cell table:formula="of:=[.BW$17]+[.BW$18]*([.$A29]-1)/100" office:value-type="float" office:value="11.1" calcext:value-type="float">
            <text:p>11.1</text:p>
          </table:table-cell>
          <table:table-cell table:formula="of:=[.BX$17]+[.BX$18]*([.$A29]-1)/100" office:value-type="float" office:value="10.2" calcext:value-type="float">
            <text:p>10.2</text:p>
          </table:table-cell>
          <table:table-cell table:formula="of:=[.BY$17]+[.BY$18]*([.$A29]-1)/100" office:value-type="float" office:value="3.6" calcext:value-type="float">
            <text:p>3.6</text:p>
          </table:table-cell>
          <table:table-cell table:formula="of:=[.BZ$17]+[.BZ$18]*([.$A29]-1)/100" office:value-type="float" office:value="8.5" calcext:value-type="float">
            <text:p>8.5</text:p>
          </table:table-cell>
          <table:table-cell table:formula="of:=[.CA$17]+[.CA$18]*([.$A29]-1)/100" office:value-type="float" office:value="5.6" calcext:value-type="float">
            <text:p>5.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D$17]+[.CD$18]*([.$A29]-1)/100" office:value-type="float" office:value="44.4" calcext:value-type="float">
            <text:p>44.4</text:p>
          </table:table-cell>
          <table:table-cell table:formula="of:=[.CE$17]+[.CE$18]*([.$A29]-1)/100" office:value-type="float" office:value="17.8" calcext:value-type="float">
            <text:p>17.8</text:p>
          </table:table-cell>
          <table:table-cell table:formula="of:=[.CF$17]+[.CF$18]*([.$A29]-1)/100" office:value-type="float" office:value="11.2" calcext:value-type="float">
            <text:p>11.2</text:p>
          </table:table-cell>
          <table:table-cell table:formula="of:=[.CG$17]+[.CG$18]*([.$A29]-1)/100" office:value-type="float" office:value="16.8" calcext:value-type="float">
            <text:p>16.8</text:p>
          </table:table-cell>
          <table:table-cell table:formula="of:=[.CH$17]+[.CH$18]*([.$A29]-1)/100" office:value-type="float" office:value="14.2" calcext:value-type="float">
            <text:p>14.2</text:p>
          </table:table-cell>
          <table:table-cell table:formula="of:=[.CI$17]+[.CI$18]*([.$A29]-1)/100" office:value-type="float" office:value="10.8" calcext:value-type="float">
            <text:p>10.8</text:p>
          </table:table-cell>
          <table:table-cell table:formula="of:=[.CJ$17]+[.CJ$18]*([.$A29]-1)/100" office:value-type="float" office:value="10.4" calcext:value-type="float">
            <text:p>10.4</text:p>
          </table:table-cell>
          <table:table-cell table:formula="of:=[.CK$17]+[.CK$18]*([.$A29]-1)/100" office:value-type="float" office:value="12" calcext:value-type="float">
            <text:p>1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N$17]+[.CN$18]*([.$A29]-1)/100" office:value-type="float" office:value="31.6" calcext:value-type="float">
            <text:p>31.6</text:p>
          </table:table-cell>
          <table:table-cell table:formula="of:=[.CO$17]+[.CO$18]*([.$A29]-1)/100" office:value-type="float" office:value="5.4" calcext:value-type="float">
            <text:p>5.4</text:p>
          </table:table-cell>
          <table:table-cell table:formula="of:=[.CP$17]+[.CP$18]*([.$A29]-1)/100" office:value-type="float" office:value="14.8" calcext:value-type="float">
            <text:p>14.8</text:p>
          </table:table-cell>
          <table:table-cell table:formula="of:=[.CQ$17]+[.CQ$18]*([.$A29]-1)/100" office:value-type="float" office:value="19.4" calcext:value-type="float">
            <text:p>19.4</text:p>
          </table:table-cell>
          <table:table-cell table:formula="of:=[.CR$17]+[.CR$18]*([.$A29]-1)/100" office:value-type="float" office:value="24" calcext:value-type="float">
            <text:p>24</text:p>
          </table:table-cell>
          <table:table-cell table:formula="of:=[.CS$17]+[.CS$18]*([.$A29]-1)/100" office:value-type="float" office:value="14.4" calcext:value-type="float">
            <text:p>14.4</text:p>
          </table:table-cell>
          <table:table-cell table:formula="of:=[.CT$17]+[.CT$18]*([.$A29]-1)/100" office:value-type="float" office:value="8.5" calcext:value-type="float">
            <text:p>8.5</text:p>
          </table:table-cell>
          <table:table-cell table:formula="of:=[.CU$17]+[.CU$18]*([.$A29]-1)/100" office:value-type="float" office:value="16.8" calcext:value-type="float">
            <text:p>16.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X$17]+[.CX$18]*([.$A29]-1)/100" office:value-type="float" office:value="37.2" calcext:value-type="float">
            <text:p>37.2</text:p>
          </table:table-cell>
          <table:table-cell table:formula="of:=[.CY$17]+[.CY$18]*([.$A29]-1)/100" office:value-type="float" office:value="3.6" calcext:value-type="float">
            <text:p>3.6</text:p>
          </table:table-cell>
          <table:table-cell table:formula="of:=[.CZ$17]+[.CZ$18]*([.$A29]-1)/100" office:value-type="float" office:value="16.6" calcext:value-type="float">
            <text:p>16.6</text:p>
          </table:table-cell>
          <table:table-cell table:formula="of:=[.DA$17]+[.DA$18]*([.$A29]-1)/100" office:value-type="float" office:value="14" calcext:value-type="float">
            <text:p>14</text:p>
          </table:table-cell>
          <table:table-cell table:formula="of:=[.DB$17]+[.DB$18]*([.$A29]-1)/100" office:value-type="float" office:value="12.1" calcext:value-type="float">
            <text:p>12.1</text:p>
          </table:table-cell>
          <table:table-cell table:formula="of:=[.DC$17]+[.DC$18]*([.$A29]-1)/100" office:value-type="float" office:value="18" calcext:value-type="float">
            <text:p>18</text:p>
          </table:table-cell>
          <table:table-cell table:formula="of:=[.DD$17]+[.DD$18]*([.$A29]-1)/100" office:value-type="float" office:value="5.7" calcext:value-type="float">
            <text:p>5.7</text:p>
          </table:table-cell>
          <table:table-cell table:formula="of:=[.DE$17]+[.DE$18]*([.$A29]-1)/100" office:value-type="float" office:value="27" calcext:value-type="float">
            <text:p>2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DH$17]+[.DH$18]*([.$A29]-1)/100" office:value-type="float" office:value="27.5" calcext:value-type="float">
            <text:p>27.5</text:p>
          </table:table-cell>
          <table:table-cell table:formula="of:=[.DI$17]+[.DI$18]*([.$A29]-1)/100" office:value-type="float" office:value="2.7" calcext:value-type="float">
            <text:p>2.7</text:p>
          </table:table-cell>
          <table:table-cell table:formula="of:=[.DJ$17]+[.DJ$18]*([.$A29]-1)/100" office:value-type="float" office:value="13.7" calcext:value-type="float">
            <text:p>13.7</text:p>
          </table:table-cell>
          <table:table-cell table:formula="of:=[.DK$17]+[.DK$18]*([.$A29]-1)/100" office:value-type="float" office:value="10.1" calcext:value-type="float">
            <text:p>10.1</text:p>
          </table:table-cell>
          <table:table-cell table:formula="of:=[.DL$17]+[.DL$18]*([.$A29]-1)/100" office:value-type="float" office:value="13.7" calcext:value-type="float">
            <text:p>13.7</text:p>
          </table:table-cell>
          <table:table-cell table:formula="of:=[.DM$17]+[.DM$18]*([.$A29]-1)/100" office:value-type="float" office:value="7.2" calcext:value-type="float">
            <text:p>7.2</text:p>
          </table:table-cell>
          <table:table-cell table:formula="of:=[.DN$17]+[.DN$18]*([.$A29]-1)/100" office:value-type="float" office:value="7.6" calcext:value-type="float">
            <text:p>7.6</text:p>
          </table:table-cell>
          <table:table-cell table:formula="of:=[.DO$17]+[.DO$18]*([.$A29]-1)/100" office:value-type="float" office:value="13.1" calcext:value-type="float">
            <text:p>13.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DR$17]+[.DR$18]*([.$A29]-1)/100" office:value-type="float" office:value="26.7" calcext:value-type="float">
            <text:p>26.7</text:p>
          </table:table-cell>
          <table:table-cell table:formula="of:=[.DS$17]+[.DS$18]*([.$A29]-1)/100" office:value-type="float" office:value="4.6" calcext:value-type="float">
            <text:p>4.6</text:p>
          </table:table-cell>
          <table:table-cell table:formula="of:=[.DT$17]+[.DT$18]*([.$A29]-1)/100" office:value-type="float" office:value="17.3" calcext:value-type="float">
            <text:p>17.3</text:p>
          </table:table-cell>
          <table:table-cell table:formula="of:=[.DU$17]+[.DU$18]*([.$A29]-1)/100" office:value-type="float" office:value="11.1" calcext:value-type="float">
            <text:p>11.1</text:p>
          </table:table-cell>
          <table:table-cell table:formula="of:=[.DV$17]+[.DV$18]*([.$A29]-1)/100" office:value-type="float" office:value="11.2" calcext:value-type="float">
            <text:p>11.2</text:p>
          </table:table-cell>
          <table:table-cell table:formula="of:=[.DW$17]+[.DW$18]*([.$A29]-1)/100" office:value-type="float" office:value="4.5" calcext:value-type="float">
            <text:p>4.5</text:p>
          </table:table-cell>
          <table:table-cell table:formula="of:=[.DX$17]+[.DX$18]*([.$A29]-1)/100" office:value-type="float" office:value="7.5" calcext:value-type="float">
            <text:p>7.5</text:p>
          </table:table-cell>
          <table:table-cell table:formula="of:=[.DY$17]+[.DY$18]*([.$A29]-1)/100" office:value-type="float" office:value="14.9" calcext:value-type="float">
            <text:p>14.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B$17]+[.EB$18]*([.$A29]-1)/100" office:value-type="float" office:value="51" calcext:value-type="float">
            <text:p>51</text:p>
          </table:table-cell>
          <table:table-cell table:formula="of:=[.EC$17]+[.EC$18]*([.$A29]-1)/100" office:value-type="float" office:value="25" calcext:value-type="float">
            <text:p>25</text:p>
          </table:table-cell>
          <table:table-cell table:formula="of:=[.ED$17]+[.ED$18]*([.$A29]-1)/100" office:value-type="float" office:value="1.8" calcext:value-type="float">
            <text:p>1.8</text:p>
          </table:table-cell>
          <table:table-cell table:formula="of:=[.EE$17]+[.EE$18]*([.$A29]-1)/100" office:value-type="float" office:value="18.6" calcext:value-type="float">
            <text:p>18.6</text:p>
          </table:table-cell>
          <table:table-cell table:formula="of:=[.EF$17]+[.EF$18]*([.$A29]-1)/100" office:value-type="float" office:value="16" calcext:value-type="float">
            <text:p>16</text:p>
          </table:table-cell>
          <table:table-cell table:formula="of:=[.EG$17]+[.EG$18]*([.$A29]-1)/100" office:value-type="float" office:value="5.4" calcext:value-type="float">
            <text:p>5.4</text:p>
          </table:table-cell>
          <table:table-cell table:formula="of:=[.EH$17]+[.EH$18]*([.$A29]-1)/100" office:value-type="float" office:value="9.6" calcext:value-type="float">
            <text:p>9.6</text:p>
          </table:table-cell>
          <table:table-cell table:formula="of:=[.EI$17]+[.EI$18]*([.$A29]-1)/100" office:value-type="float" office:value="7.2" calcext:value-type="float">
            <text:p>7.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L$17]+[.EL$18]*([.$A29]-1)/100" office:value-type="float" office:value="1" calcext:value-type="float">
            <text:p>1</text:p>
          </table:table-cell>
          <table:table-cell table:formula="of:=[.EM$17]+[.EM$18]*([.$A29]-1)/100" office:value-type="float" office:value="24.8" calcext:value-type="float">
            <text:p>24.8</text:p>
          </table:table-cell>
          <table:table-cell table:formula="of:=[.EN$17]+[.EN$18]*([.$A29]-1)/100" office:value-type="float" office:value="0" calcext:value-type="float">
            <text:p>0</text:p>
          </table:table-cell>
          <table:table-cell table:formula="of:=[.EO$17]+[.EO$18]*([.$A29]-1)/100" office:value-type="float" office:value="14.6" calcext:value-type="float">
            <text:p>14.6</text:p>
          </table:table-cell>
          <table:table-cell table:formula="of:=[.EP$17]+[.EP$18]*([.$A29]-1)/100" office:value-type="float" office:value="20.2" calcext:value-type="float">
            <text:p>20.2</text:p>
          </table:table-cell>
          <table:table-cell table:formula="of:=[.EQ$17]+[.EQ$18]*([.$A29]-1)/100" office:value-type="float" office:value="18" calcext:value-type="float">
            <text:p>18</text:p>
          </table:table-cell>
          <table:table-cell table:formula="of:=[.ER$17]+[.ER$18]*([.$A29]-1)/100" office:value-type="float" office:value="5.4" calcext:value-type="float">
            <text:p>5.4</text:p>
          </table:table-cell>
          <table:table-cell table:formula="of:=[.ES$17]+[.ES$18]*([.$A29]-1)/100" office:value-type="float" office:value="5.4" calcext:value-type="float">
            <text:p>5.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V$17]+[.EV$18]*([.$A29]-1)/100" office:value-type="float" office:value="44.4" calcext:value-type="float">
            <text:p>44.4</text:p>
          </table:table-cell>
          <table:table-cell table:formula="of:=[.EW$17]+[.EW$18]*([.$A29]-1)/100" office:value-type="float" office:value="18.6" calcext:value-type="float">
            <text:p>18.6</text:p>
          </table:table-cell>
          <table:table-cell table:formula="of:=[.EX$17]+[.EX$18]*([.$A29]-1)/100" office:value-type="float" office:value="0" calcext:value-type="float">
            <text:p>0</text:p>
          </table:table-cell>
          <table:table-cell table:formula="of:=[.EY$17]+[.EY$18]*([.$A29]-1)/100" office:value-type="float" office:value="24.6" calcext:value-type="float">
            <text:p>24.6</text:p>
          </table:table-cell>
          <table:table-cell table:formula="of:=[.EZ$17]+[.EZ$18]*([.$A29]-1)/100" office:value-type="float" office:value="24.6" calcext:value-type="float">
            <text:p>24.6</text:p>
          </table:table-cell>
          <table:table-cell table:formula="of:=[.FA$17]+[.FA$18]*([.$A29]-1)/100" office:value-type="float" office:value="9" calcext:value-type="float">
            <text:p>9</text:p>
          </table:table-cell>
          <table:table-cell table:formula="of:=[.FB$17]+[.FB$18]*([.$A29]-1)/100" office:value-type="float" office:value="10.4" calcext:value-type="float">
            <text:p>10.4</text:p>
          </table:table-cell>
          <table:table-cell table:formula="of:=[.FC$17]+[.FC$18]*([.$A29]-1)/100" office:value-type="float" office:value="10.1" calcext:value-type="float">
            <text:p>10.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F$17]+[.FF$18]*([.$A29]-1)/100" office:value-type="float" office:value="52" calcext:value-type="float">
            <text:p>52</text:p>
          </table:table-cell>
          <table:table-cell table:formula="of:=[.FG$17]+[.FG$18]*([.$A29]-1)/100" office:value-type="float" office:value="23.4" calcext:value-type="float">
            <text:p>23.4</text:p>
          </table:table-cell>
          <table:table-cell table:formula="of:=[.FH$17]+[.FH$18]*([.$A29]-1)/100" office:value-type="float" office:value="4.6" calcext:value-type="float">
            <text:p>4.6</text:p>
          </table:table-cell>
          <table:table-cell table:formula="of:=[.FI$17]+[.FI$18]*([.$A29]-1)/100" office:value-type="float" office:value="17.8" calcext:value-type="float">
            <text:p>17.8</text:p>
          </table:table-cell>
          <table:table-cell table:formula="of:=[.FJ$17]+[.FJ$18]*([.$A29]-1)/100" office:value-type="float" office:value="14.2" calcext:value-type="float">
            <text:p>14.2</text:p>
          </table:table-cell>
          <table:table-cell table:formula="of:=[.FK$17]+[.FK$18]*([.$A29]-1)/100" office:value-type="float" office:value="7.2" calcext:value-type="float">
            <text:p>7.2</text:p>
          </table:table-cell>
          <table:table-cell table:formula="of:=[.FL$17]+[.FL$18]*([.$A29]-1)/100" office:value-type="float" office:value="17.2" calcext:value-type="float">
            <text:p>17.2</text:p>
          </table:table-cell>
          <table:table-cell table:formula="of:=[.FM$17]+[.FM$18]*([.$A29]-1)/100" office:value-type="float" office:value="8.3" calcext:value-type="float">
            <text:p>8.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P$17]+[.FP$18]*([.$A29]-1)/100" office:value-type="float" office:value="43.2" calcext:value-type="float">
            <text:p>43.2</text:p>
          </table:table-cell>
          <table:table-cell table:formula="of:=[.FQ$17]+[.FQ$18]*([.$A29]-1)/100" office:value-type="float" office:value="16.6" calcext:value-type="float">
            <text:p>16.6</text:p>
          </table:table-cell>
          <table:table-cell table:formula="of:=[.FR$17]+[.FR$18]*([.$A29]-1)/100" office:value-type="float" office:value="0" calcext:value-type="float">
            <text:p>0</text:p>
          </table:table-cell>
          <table:table-cell table:formula="of:=[.FS$17]+[.FS$18]*([.$A29]-1)/100" office:value-type="float" office:value="20.4" calcext:value-type="float">
            <text:p>20.4</text:p>
          </table:table-cell>
          <table:table-cell table:formula="of:=[.FT$17]+[.FT$18]*([.$A29]-1)/100" office:value-type="float" office:value="0" calcext:value-type="float">
            <text:p>0</text:p>
          </table:table-cell>
          <table:table-cell table:formula="of:=[.FU$17]+[.FU$18]*([.$A29]-1)/100" office:value-type="float" office:value="0" calcext:value-type="float">
            <text:p>0</text:p>
          </table:table-cell>
          <table:table-cell table:formula="of:=[.FV$17]+[.FV$18]*([.$A29]-1)/100" office:value-type="float" office:value="8.4" calcext:value-type="float">
            <text:p>8.4</text:p>
          </table:table-cell>
          <table:table-cell table:formula="of:=[.FW$17]+[.FW$18]*([.$A29]-1)/100" office:value-type="float" office:value="7.2" calcext:value-type="float">
            <text:p>7.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Z$17]+[.FZ$18]*([.$A29]-1)/100" office:value-type="float" office:value="75.2" calcext:value-type="float">
            <text:p>75.2</text:p>
          </table:table-cell>
          <table:table-cell table:formula="of:=[.GA$17]+[.GA$18]*([.$A29]-1)/100" office:value-type="float" office:value="12.6" calcext:value-type="float">
            <text:p>12.6</text:p>
          </table:table-cell>
          <table:table-cell table:formula="of:=[.GB$17]+[.GB$18]*([.$A29]-1)/100" office:value-type="float" office:value="0" calcext:value-type="float">
            <text:p>0</text:p>
          </table:table-cell>
          <table:table-cell table:formula="of:=[.GC$17]+[.GC$18]*([.$A29]-1)/100" office:value-type="float" office:value="14.4" calcext:value-type="float">
            <text:p>14.4</text:p>
          </table:table-cell>
          <table:table-cell table:formula="of:=[.GD$17]+[.GD$18]*([.$A29]-1)/100" office:value-type="float" office:value="24" calcext:value-type="float">
            <text:p>24</text:p>
          </table:table-cell>
          <table:table-cell table:formula="of:=[.GE$17]+[.GE$18]*([.$A29]-1)/100" office:value-type="float" office:value="0" calcext:value-type="float">
            <text:p>0</text:p>
          </table:table-cell>
          <table:table-cell table:formula="of:=[.GF$17]+[.GF$18]*([.$A29]-1)/100" office:value-type="float" office:value="18.4" calcext:value-type="float">
            <text:p>18.4</text:p>
          </table:table-cell>
          <table:table-cell table:formula="of:=[.GG$17]+[.GG$18]*([.$A29]-1)/100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7]+[.B$18]*([.$A30]-1)/100" office:value-type="float" office:value="34.05" calcext:value-type="float">
            <text:p>34.05</text:p>
          </table:table-cell>
          <table:table-cell table:formula="of:=[.C$17]+[.C$18]*([.$A30]-1)/100" office:value-type="float" office:value="13.55" calcext:value-type="float">
            <text:p>13.55</text:p>
          </table:table-cell>
          <table:table-cell table:formula="of:=[.D$17]+[.D$18]*([.$A30]-1)/100" office:value-type="float" office:value="8.65" calcext:value-type="float">
            <text:p>8.65</text:p>
          </table:table-cell>
          <table:table-cell table:formula="of:=[.E$17]+[.E$18]*([.$A30]-1)/100" office:value-type="float" office:value="16.45" calcext:value-type="float">
            <text:p>16.45</text:p>
          </table:table-cell>
          <table:table-cell table:formula="of:=[.F$17]+[.F$18]*([.$A30]-1)/100" office:value-type="float" office:value="17.45" calcext:value-type="float">
            <text:p>17.45</text:p>
          </table:table-cell>
          <table:table-cell table:formula="of:=[.G$17]+[.G$18]*([.$A30]-1)/100" office:value-type="float" office:value="7.6" calcext:value-type="float">
            <text:p>7.6</text:p>
          </table:table-cell>
          <table:table-cell table:formula="of:=[.H$17]+[.H$18]*([.$A30]-1)/100" office:value-type="float" office:value="6.8" calcext:value-type="float">
            <text:p>6.8</text:p>
          </table:table-cell>
          <table:table-cell table:formula="of:=[.I$17]+[.I$18]*([.$A30]-1)/100" office:value-type="float" office:value="6.75" calcext:value-type="float">
            <text:p>6.7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17]+[.L$18]*([.$A30]-1)/100" office:value-type="float" office:value="35.95" calcext:value-type="float">
            <text:p>35.95</text:p>
          </table:table-cell>
          <table:table-cell table:formula="of:=[.M$17]+[.M$18]*([.$A30]-1)/100" office:value-type="float" office:value="13.45" calcext:value-type="float">
            <text:p>13.45</text:p>
          </table:table-cell>
          <table:table-cell table:formula="of:=[.N$17]+[.N$18]*([.$A30]-1)/100" office:value-type="float" office:value="2.85" calcext:value-type="float">
            <text:p>2.85</text:p>
          </table:table-cell>
          <table:table-cell table:formula="of:=[.O$17]+[.O$18]*([.$A30]-1)/100" office:value-type="float" office:value="17.45" calcext:value-type="float">
            <text:p>17.45</text:p>
          </table:table-cell>
          <table:table-cell table:formula="of:=[.P$17]+[.P$18]*([.$A30]-1)/100" office:value-type="float" office:value="15.55" calcext:value-type="float">
            <text:p>15.55</text:p>
          </table:table-cell>
          <table:table-cell table:formula="of:=[.Q$17]+[.Q$18]*([.$A30]-1)/100" office:value-type="float" office:value="7.6" calcext:value-type="float">
            <text:p>7.6</text:p>
          </table:table-cell>
          <table:table-cell table:formula="of:=[.R$17]+[.R$18]*([.$A30]-1)/100" office:value-type="float" office:value="9.75" calcext:value-type="float">
            <text:p>9.75</text:p>
          </table:table-cell>
          <table:table-cell table:formula="of:=[.S$17]+[.S$18]*([.$A30]-1)/100" office:value-type="float" office:value="6.75" calcext:value-type="float">
            <text:p>6.7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V$17]+[.V$18]*([.$A30]-1)/100" office:value-type="float" office:value="26.35" calcext:value-type="float">
            <text:p>26.35</text:p>
          </table:table-cell>
          <table:table-cell table:formula="of:=[.W$17]+[.W$18]*([.$A30]-1)/100" office:value-type="float" office:value="11.6" calcext:value-type="float">
            <text:p>11.6</text:p>
          </table:table-cell>
          <table:table-cell table:formula="of:=[.X$17]+[.X$18]*([.$A30]-1)/100" office:value-type="float" office:value="8.65" calcext:value-type="float">
            <text:p>8.65</text:p>
          </table:table-cell>
          <table:table-cell table:formula="of:=[.Y$17]+[.Y$18]*([.$A30]-1)/100" office:value-type="float" office:value="16.4" calcext:value-type="float">
            <text:p>16.4</text:p>
          </table:table-cell>
          <table:table-cell table:formula="of:=[.Z$17]+[.Z$18]*([.$A30]-1)/100" office:value-type="float" office:value="18.45" calcext:value-type="float">
            <text:p>18.45</text:p>
          </table:table-cell>
          <table:table-cell table:formula="of:=[.AA$17]+[.AA$18]*([.$A30]-1)/100" office:value-type="float" office:value="10.45" calcext:value-type="float">
            <text:p>10.45</text:p>
          </table:table-cell>
          <table:table-cell table:formula="of:=[.AB$17]+[.AB$18]*([.$A30]-1)/100" office:value-type="float" office:value="3.95" calcext:value-type="float">
            <text:p>3.95</text:p>
          </table:table-cell>
          <table:table-cell table:formula="of:=[.AC$17]+[.AC$18]*([.$A30]-1)/100" office:value-type="float" office:value="9.65" calcext:value-type="float">
            <text:p>9.6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F$17]+[.AF$18]*([.$A30]-1)/100" office:value-type="float" office:value="36.95" calcext:value-type="float">
            <text:p>36.95</text:p>
          </table:table-cell>
          <table:table-cell table:formula="of:=[.AG$17]+[.AG$18]*([.$A30]-1)/100" office:value-type="float" office:value="16.35" calcext:value-type="float">
            <text:p>16.35</text:p>
          </table:table-cell>
          <table:table-cell table:formula="of:=[.AH$17]+[.AH$18]*([.$A30]-1)/100" office:value-type="float" office:value="3.85" calcext:value-type="float">
            <text:p>3.85</text:p>
          </table:table-cell>
          <table:table-cell table:formula="of:=[.AI$17]+[.AI$18]*([.$A30]-1)/100" office:value-type="float" office:value="18.35" calcext:value-type="float">
            <text:p>18.35</text:p>
          </table:table-cell>
          <table:table-cell table:formula="of:=[.AJ$17]+[.AJ$18]*([.$A30]-1)/100" office:value-type="float" office:value="13.4" calcext:value-type="float">
            <text:p>13.4</text:p>
          </table:table-cell>
          <table:table-cell table:formula="of:=[.AK$17]+[.AK$18]*([.$A30]-1)/100" office:value-type="float" office:value="6.65" calcext:value-type="float">
            <text:p>6.65</text:p>
          </table:table-cell>
          <table:table-cell table:formula="of:=[.AL$17]+[.AL$18]*([.$A30]-1)/100" office:value-type="float" office:value="11.65" calcext:value-type="float">
            <text:p>11.65</text:p>
          </table:table-cell>
          <table:table-cell table:formula="of:=[.AM$17]+[.AM$18]*([.$A30]-1)/100" office:value-type="float" office:value="5.8" calcext:value-type="float">
            <text:p>5.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P$17]+[.AP$18]*([.$A30]-1)/100" office:value-type="float" office:value="34.95" calcext:value-type="float">
            <text:p>34.95</text:p>
          </table:table-cell>
          <table:table-cell table:formula="of:=[.AQ$17]+[.AQ$18]*([.$A30]-1)/100" office:value-type="float" office:value="15.45" calcext:value-type="float">
            <text:p>15.45</text:p>
          </table:table-cell>
          <table:table-cell table:formula="of:=[.AR$17]+[.AR$18]*([.$A30]-1)/100" office:value-type="float" office:value="2.85" calcext:value-type="float">
            <text:p>2.85</text:p>
          </table:table-cell>
          <table:table-cell table:formula="of:=[.AS$17]+[.AS$18]*([.$A30]-1)/100" office:value-type="float" office:value="11.6" calcext:value-type="float">
            <text:p>11.6</text:p>
          </table:table-cell>
          <table:table-cell table:formula="of:=[.AT$17]+[.AT$18]*([.$A30]-1)/100" office:value-type="float" office:value="7.8" calcext:value-type="float">
            <text:p>7.8</text:p>
          </table:table-cell>
          <table:table-cell table:formula="of:=[.AU$17]+[.AU$18]*([.$A30]-1)/100" office:value-type="float" office:value="6.65" calcext:value-type="float">
            <text:p>6.65</text:p>
          </table:table-cell>
          <table:table-cell table:formula="of:=[.AV$17]+[.AV$18]*([.$A30]-1)/100" office:value-type="float" office:value="18.45" calcext:value-type="float">
            <text:p>18.45</text:p>
          </table:table-cell>
          <table:table-cell table:formula="of:=[.AW$17]+[.AW$18]*([.$A30]-1)/100" office:value-type="float" office:value="8.75" calcext:value-type="float">
            <text:p>8.7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Z$17]+[.AZ$18]*([.$A30]-1)/100" office:value-type="float" office:value="34" calcext:value-type="float">
            <text:p>34</text:p>
          </table:table-cell>
          <table:table-cell table:formula="of:=[.BA$17]+[.BA$18]*([.$A30]-1)/100" office:value-type="float" office:value="12.55" calcext:value-type="float">
            <text:p>12.55</text:p>
          </table:table-cell>
          <table:table-cell table:formula="of:=[.BB$17]+[.BB$18]*([.$A30]-1)/100" office:value-type="float" office:value="2.95" calcext:value-type="float">
            <text:p>2.95</text:p>
          </table:table-cell>
          <table:table-cell table:formula="of:=[.BC$17]+[.BC$18]*([.$A30]-1)/100" office:value-type="float" office:value="13.45" calcext:value-type="float">
            <text:p>13.45</text:p>
          </table:table-cell>
          <table:table-cell table:formula="of:=[.BD$17]+[.BD$18]*([.$A30]-1)/100" office:value-type="float" office:value="13.65" calcext:value-type="float">
            <text:p>13.65</text:p>
          </table:table-cell>
          <table:table-cell table:formula="of:=[.BE$17]+[.BE$18]*([.$A30]-1)/100" office:value-type="float" office:value="7.6" calcext:value-type="float">
            <text:p>7.6</text:p>
          </table:table-cell>
          <table:table-cell table:formula="of:=[.BF$17]+[.BF$18]*([.$A30]-1)/100" office:value-type="float" office:value="9.8" calcext:value-type="float">
            <text:p>9.8</text:p>
          </table:table-cell>
          <table:table-cell table:formula="of:=[.BG$17]+[.BG$18]*([.$A30]-1)/100" office:value-type="float" office:value="10.65" calcext:value-type="float">
            <text:p>10.6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J$17]+[.BJ$18]*([.$A30]-1)/100" office:value-type="float" office:value="30.15" calcext:value-type="float">
            <text:p>30.15</text:p>
          </table:table-cell>
          <table:table-cell table:formula="of:=[.BK$17]+[.BK$18]*([.$A30]-1)/100" office:value-type="float" office:value="12.55" calcext:value-type="float">
            <text:p>12.55</text:p>
          </table:table-cell>
          <table:table-cell table:formula="of:=[.BL$17]+[.BL$18]*([.$A30]-1)/100" office:value-type="float" office:value="8.65" calcext:value-type="float">
            <text:p>8.65</text:p>
          </table:table-cell>
          <table:table-cell table:formula="of:=[.BM$17]+[.BM$18]*([.$A30]-1)/100" office:value-type="float" office:value="13.45" calcext:value-type="float">
            <text:p>13.45</text:p>
          </table:table-cell>
          <table:table-cell table:formula="of:=[.BN$17]+[.BN$18]*([.$A30]-1)/100" office:value-type="float" office:value="22.05" calcext:value-type="float">
            <text:p>22.05</text:p>
          </table:table-cell>
          <table:table-cell table:formula="of:=[.BO$17]+[.BO$18]*([.$A30]-1)/100" office:value-type="float" office:value="8.55" calcext:value-type="float">
            <text:p>8.55</text:p>
          </table:table-cell>
          <table:table-cell table:formula="of:=[.BP$17]+[.BP$18]*([.$A30]-1)/100" office:value-type="float" office:value="7.75" calcext:value-type="float">
            <text:p>7.75</text:p>
          </table:table-cell>
          <table:table-cell table:formula="of:=[.BQ$17]+[.BQ$18]*([.$A30]-1)/100" office:value-type="float" office:value="11.6" calcext:value-type="float">
            <text:p>11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T$17]+[.BT$18]*([.$A30]-1)/100" office:value-type="float" office:value="39.85" calcext:value-type="float">
            <text:p>39.85</text:p>
          </table:table-cell>
          <table:table-cell table:formula="of:=[.BU$17]+[.BU$18]*([.$A30]-1)/100" office:value-type="float" office:value="18.25" calcext:value-type="float">
            <text:p>18.25</text:p>
          </table:table-cell>
          <table:table-cell table:formula="of:=[.BV$17]+[.BV$18]*([.$A30]-1)/100" office:value-type="float" office:value="2.85" calcext:value-type="float">
            <text:p>2.85</text:p>
          </table:table-cell>
          <table:table-cell table:formula="of:=[.BW$17]+[.BW$18]*([.$A30]-1)/100" office:value-type="float" office:value="11.55" calcext:value-type="float">
            <text:p>11.55</text:p>
          </table:table-cell>
          <table:table-cell table:formula="of:=[.BX$17]+[.BX$18]*([.$A30]-1)/100" office:value-type="float" office:value="10.6" calcext:value-type="float">
            <text:p>10.6</text:p>
          </table:table-cell>
          <table:table-cell table:formula="of:=[.BY$17]+[.BY$18]*([.$A30]-1)/100" office:value-type="float" office:value="3.8" calcext:value-type="float">
            <text:p>3.8</text:p>
          </table:table-cell>
          <table:table-cell table:formula="of:=[.BZ$17]+[.BZ$18]*([.$A30]-1)/100" office:value-type="float" office:value="8.75" calcext:value-type="float">
            <text:p>8.75</text:p>
          </table:table-cell>
          <table:table-cell table:formula="of:=[.CA$17]+[.CA$18]*([.$A30]-1)/100" office:value-type="float" office:value="5.8" calcext:value-type="float">
            <text:p>5.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D$17]+[.CD$18]*([.$A30]-1)/100" office:value-type="float" office:value="45.7" calcext:value-type="float">
            <text:p>45.7</text:p>
          </table:table-cell>
          <table:table-cell table:formula="of:=[.CE$17]+[.CE$18]*([.$A30]-1)/100" office:value-type="float" office:value="18.4" calcext:value-type="float">
            <text:p>18.4</text:p>
          </table:table-cell>
          <table:table-cell table:formula="of:=[.CF$17]+[.CF$18]*([.$A30]-1)/100" office:value-type="float" office:value="11.6" calcext:value-type="float">
            <text:p>11.6</text:p>
          </table:table-cell>
          <table:table-cell table:formula="of:=[.CG$17]+[.CG$18]*([.$A30]-1)/100" office:value-type="float" office:value="17.4" calcext:value-type="float">
            <text:p>17.4</text:p>
          </table:table-cell>
          <table:table-cell table:formula="of:=[.CH$17]+[.CH$18]*([.$A30]-1)/100" office:value-type="float" office:value="14.6" calcext:value-type="float">
            <text:p>14.6</text:p>
          </table:table-cell>
          <table:table-cell table:formula="of:=[.CI$17]+[.CI$18]*([.$A30]-1)/100" office:value-type="float" office:value="11.4" calcext:value-type="float">
            <text:p>11.4</text:p>
          </table:table-cell>
          <table:table-cell table:formula="of:=[.CJ$17]+[.CJ$18]*([.$A30]-1)/100" office:value-type="float" office:value="10.7" calcext:value-type="float">
            <text:p>10.7</text:p>
          </table:table-cell>
          <table:table-cell table:formula="of:=[.CK$17]+[.CK$18]*([.$A30]-1)/100" office:value-type="float" office:value="12.5" calcext:value-type="float">
            <text:p>12.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N$17]+[.CN$18]*([.$A30]-1)/100" office:value-type="float" office:value="32.3" calcext:value-type="float">
            <text:p>32.3</text:p>
          </table:table-cell>
          <table:table-cell table:formula="of:=[.CO$17]+[.CO$18]*([.$A30]-1)/100" office:value-type="float" office:value="5.7" calcext:value-type="float">
            <text:p>5.7</text:p>
          </table:table-cell>
          <table:table-cell table:formula="of:=[.CP$17]+[.CP$18]*([.$A30]-1)/100" office:value-type="float" office:value="15.4" calcext:value-type="float">
            <text:p>15.4</text:p>
          </table:table-cell>
          <table:table-cell table:formula="of:=[.CQ$17]+[.CQ$18]*([.$A30]-1)/100" office:value-type="float" office:value="20.2" calcext:value-type="float">
            <text:p>20.2</text:p>
          </table:table-cell>
          <table:table-cell table:formula="of:=[.CR$17]+[.CR$18]*([.$A30]-1)/100" office:value-type="float" office:value="25" calcext:value-type="float">
            <text:p>25</text:p>
          </table:table-cell>
          <table:table-cell table:formula="of:=[.CS$17]+[.CS$18]*([.$A30]-1)/100" office:value-type="float" office:value="15.2" calcext:value-type="float">
            <text:p>15.2</text:p>
          </table:table-cell>
          <table:table-cell table:formula="of:=[.CT$17]+[.CT$18]*([.$A30]-1)/100" office:value-type="float" office:value="8.75" calcext:value-type="float">
            <text:p>8.75</text:p>
          </table:table-cell>
          <table:table-cell table:formula="of:=[.CU$17]+[.CU$18]*([.$A30]-1)/100" office:value-type="float" office:value="17.4" calcext:value-type="float">
            <text:p>17.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X$17]+[.CX$18]*([.$A30]-1)/100" office:value-type="float" office:value="38.1" calcext:value-type="float">
            <text:p>38.1</text:p>
          </table:table-cell>
          <table:table-cell table:formula="of:=[.CY$17]+[.CY$18]*([.$A30]-1)/100" office:value-type="float" office:value="3.8" calcext:value-type="float">
            <text:p>3.8</text:p>
          </table:table-cell>
          <table:table-cell table:formula="of:=[.CZ$17]+[.CZ$18]*([.$A30]-1)/100" office:value-type="float" office:value="17.3" calcext:value-type="float">
            <text:p>17.3</text:p>
          </table:table-cell>
          <table:table-cell table:formula="of:=[.DA$17]+[.DA$18]*([.$A30]-1)/100" office:value-type="float" office:value="14.5" calcext:value-type="float">
            <text:p>14.5</text:p>
          </table:table-cell>
          <table:table-cell table:formula="of:=[.DB$17]+[.DB$18]*([.$A30]-1)/100" office:value-type="float" office:value="12.55" calcext:value-type="float">
            <text:p>12.55</text:p>
          </table:table-cell>
          <table:table-cell table:formula="of:=[.DC$17]+[.DC$18]*([.$A30]-1)/100" office:value-type="float" office:value="19" calcext:value-type="float">
            <text:p>19</text:p>
          </table:table-cell>
          <table:table-cell table:formula="of:=[.DD$17]+[.DD$18]*([.$A30]-1)/100" office:value-type="float" office:value="5.85" calcext:value-type="float">
            <text:p>5.85</text:p>
          </table:table-cell>
          <table:table-cell table:formula="of:=[.DE$17]+[.DE$18]*([.$A30]-1)/100" office:value-type="float" office:value="28" calcext:value-type="float">
            <text:p>2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H$17]+[.DH$18]*([.$A30]-1)/100" office:value-type="float" office:value="28.25" calcext:value-type="float">
            <text:p>28.25</text:p>
          </table:table-cell>
          <table:table-cell table:formula="of:=[.DI$17]+[.DI$18]*([.$A30]-1)/100" office:value-type="float" office:value="2.85" calcext:value-type="float">
            <text:p>2.85</text:p>
          </table:table-cell>
          <table:table-cell table:formula="of:=[.DJ$17]+[.DJ$18]*([.$A30]-1)/100" office:value-type="float" office:value="14.35" calcext:value-type="float">
            <text:p>14.35</text:p>
          </table:table-cell>
          <table:table-cell table:formula="of:=[.DK$17]+[.DK$18]*([.$A30]-1)/100" office:value-type="float" office:value="10.55" calcext:value-type="float">
            <text:p>10.55</text:p>
          </table:table-cell>
          <table:table-cell table:formula="of:=[.DL$17]+[.DL$18]*([.$A30]-1)/100" office:value-type="float" office:value="14.35" calcext:value-type="float">
            <text:p>14.35</text:p>
          </table:table-cell>
          <table:table-cell table:formula="of:=[.DM$17]+[.DM$18]*([.$A30]-1)/100" office:value-type="float" office:value="7.6" calcext:value-type="float">
            <text:p>7.6</text:p>
          </table:table-cell>
          <table:table-cell table:formula="of:=[.DN$17]+[.DN$18]*([.$A30]-1)/100" office:value-type="float" office:value="7.8" calcext:value-type="float">
            <text:p>7.8</text:p>
          </table:table-cell>
          <table:table-cell table:formula="of:=[.DO$17]+[.DO$18]*([.$A30]-1)/100" office:value-type="float" office:value="13.55" calcext:value-type="float">
            <text:p>13.5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R$17]+[.DR$18]*([.$A30]-1)/100" office:value-type="float" office:value="27.35" calcext:value-type="float">
            <text:p>27.35</text:p>
          </table:table-cell>
          <table:table-cell table:formula="of:=[.DS$17]+[.DS$18]*([.$A30]-1)/100" office:value-type="float" office:value="4.8" calcext:value-type="float">
            <text:p>4.8</text:p>
          </table:table-cell>
          <table:table-cell table:formula="of:=[.DT$17]+[.DT$18]*([.$A30]-1)/100" office:value-type="float" office:value="18.15" calcext:value-type="float">
            <text:p>18.15</text:p>
          </table:table-cell>
          <table:table-cell table:formula="of:=[.DU$17]+[.DU$18]*([.$A30]-1)/100" office:value-type="float" office:value="11.55" calcext:value-type="float">
            <text:p>11.55</text:p>
          </table:table-cell>
          <table:table-cell table:formula="of:=[.DV$17]+[.DV$18]*([.$A30]-1)/100" office:value-type="float" office:value="11.6" calcext:value-type="float">
            <text:p>11.6</text:p>
          </table:table-cell>
          <table:table-cell table:formula="of:=[.DW$17]+[.DW$18]*([.$A30]-1)/100" office:value-type="float" office:value="4.75" calcext:value-type="float">
            <text:p>4.75</text:p>
          </table:table-cell>
          <table:table-cell table:formula="of:=[.DX$17]+[.DX$18]*([.$A30]-1)/100" office:value-type="float" office:value="7.75" calcext:value-type="float">
            <text:p>7.75</text:p>
          </table:table-cell>
          <table:table-cell table:formula="of:=[.DY$17]+[.DY$18]*([.$A30]-1)/100" office:value-type="float" office:value="15.45" calcext:value-type="float">
            <text:p>15.4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B$17]+[.EB$18]*([.$EA30]-1)/100" office:value-type="float" office:value="52.5" calcext:value-type="float">
            <text:p>52.5</text:p>
          </table:table-cell>
          <table:table-cell table:formula="of:=[.EC$17]+[.EC$18]*([.$EA30]-1)/100" office:value-type="float" office:value="26" calcext:value-type="float">
            <text:p>26</text:p>
          </table:table-cell>
          <table:table-cell table:formula="of:=[.ED$17]+[.ED$18]*([.$EA30]-1)/100" office:value-type="float" office:value="1.9" calcext:value-type="float">
            <text:p>1.9</text:p>
          </table:table-cell>
          <table:table-cell table:formula="of:=[.EE$17]+[.EE$18]*([.$EA30]-1)/100" office:value-type="float" office:value="19.3" calcext:value-type="float">
            <text:p>19.3</text:p>
          </table:table-cell>
          <table:table-cell table:formula="of:=[.EF$17]+[.EF$18]*([.$EA30]-1)/100" office:value-type="float" office:value="16.5" calcext:value-type="float">
            <text:p>16.5</text:p>
          </table:table-cell>
          <table:table-cell table:formula="of:=[.EG$17]+[.EG$18]*([.$EA30]-1)/100" office:value-type="float" office:value="5.7" calcext:value-type="float">
            <text:p>5.7</text:p>
          </table:table-cell>
          <table:table-cell table:formula="of:=[.EH$17]+[.EH$18]*([.$EA30]-1)/100" office:value-type="float" office:value="9.8" calcext:value-type="float">
            <text:p>9.8</text:p>
          </table:table-cell>
          <table:table-cell table:formula="of:=[.EI$17]+[.EI$18]*([.$EA30]-1)/100" office:value-type="float" office:value="7.6" calcext:value-type="float">
            <text:p>7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L$17]+[.EL$18]*([.$A30]-1)/100" office:value-type="float" office:value="1" calcext:value-type="float">
            <text:p>1</text:p>
          </table:table-cell>
          <table:table-cell table:formula="of:=[.EM$17]+[.EM$18]*([.$A30]-1)/100" office:value-type="float" office:value="25.9" calcext:value-type="float">
            <text:p>25.9</text:p>
          </table:table-cell>
          <table:table-cell table:formula="of:=[.EN$17]+[.EN$18]*([.$A30]-1)/100" office:value-type="float" office:value="0" calcext:value-type="float">
            <text:p>0</text:p>
          </table:table-cell>
          <table:table-cell table:formula="of:=[.EO$17]+[.EO$18]*([.$A30]-1)/100" office:value-type="float" office:value="15.3" calcext:value-type="float">
            <text:p>15.3</text:p>
          </table:table-cell>
          <table:table-cell table:formula="of:=[.EP$17]+[.EP$18]*([.$A30]-1)/100" office:value-type="float" office:value="21.1" calcext:value-type="float">
            <text:p>21.1</text:p>
          </table:table-cell>
          <table:table-cell table:formula="of:=[.EQ$17]+[.EQ$18]*([.$A30]-1)/100" office:value-type="float" office:value="19" calcext:value-type="float">
            <text:p>19</text:p>
          </table:table-cell>
          <table:table-cell table:formula="of:=[.ER$17]+[.ER$18]*([.$A30]-1)/100" office:value-type="float" office:value="5.7" calcext:value-type="float">
            <text:p>5.7</text:p>
          </table:table-cell>
          <table:table-cell table:formula="of:=[.ES$17]+[.ES$18]*([.$A30]-1)/100" office:value-type="float" office:value="5.7" calcext:value-type="float">
            <text:p>5.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V$17]+[.EV$18]*([.$A30]-1)/100" office:value-type="float" office:value="45.7" calcext:value-type="float">
            <text:p>45.7</text:p>
          </table:table-cell>
          <table:table-cell table:formula="of:=[.EW$17]+[.EW$18]*([.$A30]-1)/100" office:value-type="float" office:value="19.3" calcext:value-type="float">
            <text:p>19.3</text:p>
          </table:table-cell>
          <table:table-cell table:formula="of:=[.EX$17]+[.EX$18]*([.$A30]-1)/100" office:value-type="float" office:value="0" calcext:value-type="float">
            <text:p>0</text:p>
          </table:table-cell>
          <table:table-cell table:formula="of:=[.EY$17]+[.EY$18]*([.$A30]-1)/100" office:value-type="float" office:value="25.3" calcext:value-type="float">
            <text:p>25.3</text:p>
          </table:table-cell>
          <table:table-cell table:formula="of:=[.EZ$17]+[.EZ$18]*([.$A30]-1)/100" office:value-type="float" office:value="25.3" calcext:value-type="float">
            <text:p>25.3</text:p>
          </table:table-cell>
          <table:table-cell table:formula="of:=[.FA$17]+[.FA$18]*([.$A30]-1)/100" office:value-type="float" office:value="9.5" calcext:value-type="float">
            <text:p>9.5</text:p>
          </table:table-cell>
          <table:table-cell table:formula="of:=[.FB$17]+[.FB$18]*([.$A30]-1)/100" office:value-type="float" office:value="10.7" calcext:value-type="float">
            <text:p>10.7</text:p>
          </table:table-cell>
          <table:table-cell table:formula="of:=[.FC$17]+[.FC$18]*([.$A30]-1)/100" office:value-type="float" office:value="10.55" calcext:value-type="float">
            <text:p>10.5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F$17]+[.FF$18]*([.$A30]-1)/100" office:value-type="float" office:value="53.5" calcext:value-type="float">
            <text:p>53.5</text:p>
          </table:table-cell>
          <table:table-cell table:formula="of:=[.FG$17]+[.FG$18]*([.$A30]-1)/100" office:value-type="float" office:value="24.2" calcext:value-type="float">
            <text:p>24.2</text:p>
          </table:table-cell>
          <table:table-cell table:formula="of:=[.FH$17]+[.FH$18]*([.$A30]-1)/100" office:value-type="float" office:value="4.8" calcext:value-type="float">
            <text:p>4.8</text:p>
          </table:table-cell>
          <table:table-cell table:formula="of:=[.FI$17]+[.FI$18]*([.$A30]-1)/100" office:value-type="float" office:value="18.4" calcext:value-type="float">
            <text:p>18.4</text:p>
          </table:table-cell>
          <table:table-cell table:formula="of:=[.FJ$17]+[.FJ$18]*([.$A30]-1)/100" office:value-type="float" office:value="14.6" calcext:value-type="float">
            <text:p>14.6</text:p>
          </table:table-cell>
          <table:table-cell table:formula="of:=[.FK$17]+[.FK$18]*([.$A30]-1)/100" office:value-type="float" office:value="7.6" calcext:value-type="float">
            <text:p>7.6</text:p>
          </table:table-cell>
          <table:table-cell table:formula="of:=[.FL$17]+[.FL$18]*([.$A30]-1)/100" office:value-type="float" office:value="17.6" calcext:value-type="float">
            <text:p>17.6</text:p>
          </table:table-cell>
          <table:table-cell table:formula="of:=[.FM$17]+[.FM$18]*([.$A30]-1)/100" office:value-type="float" office:value="8.65" calcext:value-type="float">
            <text:p>8.6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P$17]+[.FP$18]*([.$A30]-1)/100" office:value-type="float" office:value="44.6" calcext:value-type="float">
            <text:p>44.6</text:p>
          </table:table-cell>
          <table:table-cell table:formula="of:=[.FQ$17]+[.FQ$18]*([.$A30]-1)/100" office:value-type="float" office:value="17.3" calcext:value-type="float">
            <text:p>17.3</text:p>
          </table:table-cell>
          <table:table-cell table:formula="of:=[.FR$17]+[.FR$18]*([.$A30]-1)/100" office:value-type="float" office:value="0" calcext:value-type="float">
            <text:p>0</text:p>
          </table:table-cell>
          <table:table-cell table:formula="of:=[.FS$17]+[.FS$18]*([.$A30]-1)/100" office:value-type="float" office:value="21.2" calcext:value-type="float">
            <text:p>21.2</text:p>
          </table:table-cell>
          <table:table-cell table:formula="of:=[.FT$17]+[.FT$18]*([.$A30]-1)/100" office:value-type="float" office:value="0" calcext:value-type="float">
            <text:p>0</text:p>
          </table:table-cell>
          <table:table-cell table:formula="of:=[.FU$17]+[.FU$18]*([.$A30]-1)/100" office:value-type="float" office:value="0" calcext:value-type="float">
            <text:p>0</text:p>
          </table:table-cell>
          <table:table-cell table:formula="of:=[.FV$17]+[.FV$18]*([.$A30]-1)/100" office:value-type="float" office:value="8.7" calcext:value-type="float">
            <text:p>8.7</text:p>
          </table:table-cell>
          <table:table-cell table:formula="of:=[.FW$17]+[.FW$18]*([.$A30]-1)/100" office:value-type="float" office:value="7.6" calcext:value-type="float">
            <text:p>7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Z$17]+[.FZ$18]*([.$A30]-1)/100" office:value-type="float" office:value="76.6" calcext:value-type="float">
            <text:p>76.6</text:p>
          </table:table-cell>
          <table:table-cell table:formula="of:=[.GA$17]+[.GA$18]*([.$A30]-1)/100" office:value-type="float" office:value="13.3" calcext:value-type="float">
            <text:p>13.3</text:p>
          </table:table-cell>
          <table:table-cell table:formula="of:=[.GB$17]+[.GB$18]*([.$A30]-1)/100" office:value-type="float" office:value="0" calcext:value-type="float">
            <text:p>0</text:p>
          </table:table-cell>
          <table:table-cell table:formula="of:=[.GC$17]+[.GC$18]*([.$A30]-1)/100" office:value-type="float" office:value="15.2" calcext:value-type="float">
            <text:p>15.2</text:p>
          </table:table-cell>
          <table:table-cell table:formula="of:=[.GD$17]+[.GD$18]*([.$A30]-1)/100" office:value-type="float" office:value="24" calcext:value-type="float">
            <text:p>24</text:p>
          </table:table-cell>
          <table:table-cell table:formula="of:=[.GE$17]+[.GE$18]*([.$A30]-1)/100" office:value-type="float" office:value="0" calcext:value-type="float">
            <text:p>0</text:p>
          </table:table-cell>
          <table:table-cell table:formula="of:=[.GF$17]+[.GF$18]*([.$A30]-1)/100" office:value-type="float" office:value="18.7" calcext:value-type="float">
            <text:p>18.7</text:p>
          </table:table-cell>
          <table:table-cell table:formula="of:=[.GG$17]+[.GG$18]*([.$A30]-1)/100" office:value-type="float" office:value="7.6" calcext:value-type="float">
            <text:p>7.6</text:p>
          </table:table-cell>
        </table:table-row>
        <table:table-row table:style-name="ro1">
          <table:table-cell table:number-columns-repeated="189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7.9" calcext:value-type="float">
            <text:p>27.9</text:p>
          </table:table-cell>
          <table:table-cell office:value-type="float" office:value="9.9" calcext:value-type="float">
            <text:p>9.9</text:p>
          </table:table-cell>
          <table:table-cell office:value-type="float" office:value="6.5" calcext:value-type="float">
            <text:p>6.5</text:p>
          </table:table-cell>
          <table:table-cell office:value-type="float" office:value="12.6" calcext:value-type="float">
            <text:p>12.6</text:p>
          </table:table-cell>
          <table:table-cell office:value-type="float" office:value="13.6" calcext:value-type="float">
            <text:p>13.6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table:number-columns-repeated="180"/>
        </table:table-row>
        <table:table-row table:style-name="ro1">
          <table:table-cell table:formula="of:=SUM([.B48:.I48]) - MIN([.C44];[.D44])" office:value-type="float" office:value="0" calcext:value-type="float">
            <text:p>0</text:p>
          </table:table-cell>
          <table:table-cell office:value-type="float" office:value="32.15" calcext:value-type="float">
            <text:p>32.15</text:p>
          </table:table-cell>
          <table:table-cell office:value-type="float" office:value="11.65" calcext:value-type="float">
            <text:p>11.65</text:p>
          </table:table-cell>
          <table:table-cell office:value-type="float" office:value="7.75" calcext:value-type="float">
            <text:p>7.75</text:p>
          </table:table-cell>
          <table:table-cell office:value-type="float" office:value="14.6" calcext:value-type="float">
            <text:p>14.6</text:p>
          </table:table-cell>
          <table:table-cell office:value-type="float" office:value="15.6" calcext:value-type="float">
            <text:p>15.6</text:p>
          </table:table-cell>
          <table:table-cell office:value-type="float" office:value="6.65" calcext:value-type="float">
            <text:p>6.65</text:p>
          </table:table-cell>
          <table:table-cell office:value-type="float" office:value="5.8" calcext:value-type="float">
            <text:p>5.8</text:p>
          </table:table-cell>
          <table:table-cell office:value-type="float" office:value="6.7" calcext:value-type="float">
            <text:p>6.7</text:p>
          </table:table-cell>
          <table:table-cell table:number-columns-repeated="22"/>
          <table:table-cell office:value-type="float" office:value="50.6" calcext:value-type="float">
            <text:p>50.6</text:p>
          </table:table-cell>
          <table:table-cell office:value-type="float" office:value="21.2" calcext:value-type="float">
            <text:p>21.2</text:p>
          </table:table-cell>
          <table:table-cell office:value-type="float" office:value="6.7" calcext:value-type="float">
            <text:p>6.7</text:p>
          </table:table-cell>
          <table:table-cell office:value-type="float" office:value="25.2" calcext:value-type="float">
            <text:p>25.2</text:p>
          </table:table-cell>
          <table:table-cell office:value-type="float" office:value="16.5" calcext:value-type="float">
            <text:p>16.5</text:p>
          </table:table-cell>
          <table:table-cell office:value-type="float" office:value="7.6" calcext:value-type="float">
            <text:p>7.6</text:p>
          </table:table-cell>
          <table:table-cell office:value-type="float" office:value="17.4" calcext:value-type="float">
            <text:p>17.4</text:p>
          </table:table-cell>
          <table:table-cell office:value-type="float" office:value="7.7" calcext:value-type="float">
            <text:p>7.7</text:p>
          </table:table-cell>
          <table:table-cell table:number-columns-repeated="32"/>
          <table:table-cell office:value-type="float" office:value="58.4" calcext:value-type="float">
            <text:p>58.4</text:p>
          </table:table-cell>
          <table:table-cell office:value-type="float" office:value="25.1" calcext:value-type="float">
            <text:p>25.1</text:p>
          </table:table-cell>
          <table:table-cell office:value-type="float" office:value="4.8" calcext:value-type="float">
            <text:p>4.8</text:p>
          </table:table-cell>
          <table:table-cell office:value-type="float" office:value="14.5" calcext:value-type="float">
            <text:p>14.5</text:p>
          </table:table-cell>
          <table:table-cell office:value-type="float" office:value="13.6" calcext:value-type="float">
            <text:p>13.6</text:p>
          </table:table-cell>
          <table:table-cell office:value-type="float" office:value="5.7" calcext:value-type="float">
            <text:p>5.7</text:p>
          </table:table-cell>
          <table:table-cell office:value-type="float" office:value="12.6" calcext:value-type="float">
            <text:p>12.6</text:p>
          </table:table-cell>
          <table:table-cell office:value-type="float" office:value="6.46" calcext:value-type="float">
            <text:p>6.46</text:p>
          </table:table-cell>
          <table:table-cell table:number-columns-repeated="32"/>
          <table:table-cell table:style-name="ce1" office:value-type="float" office:value="37.1" calcext:value-type="float">
            <text:p>37.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20.2" calcext:value-type="float">
            <text:p>20.2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9.6" calcext:value-type="float">
            <text:p>9.6</text:p>
          </table:table-cell>
          <table:table-cell table:style-name="ce5" office:value-type="float" office:value="18.3" calcext:value-type="float">
            <text:p>18.3</text:p>
          </table:table-cell>
          <table:table-cell table:number-columns-repeated="2"/>
          <table:table-cell table:style-name="ce1" office:value-type="float" office:value="36.1" calcext:value-type="float">
            <text:p>36.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27.9" calcext:value-type="float">
            <text:p>27.9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13.5" calcext:value-type="float">
            <text:p>13.5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11.6" calcext:value-type="float">
            <text:p>11.6</text:p>
          </table:table-cell>
          <table:table-cell table:style-name="ce5" office:value-type="float" office:value="20.3" calcext:value-type="float">
            <text:p>20.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GROWTHS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110"/>
          <table:table-cell table:style-name="ce2" table:number-columns-spanned="8" table:number-rows-spanned="1"/>
          <table:covered-table-cell table:number-columns-repeated="7"/>
          <table:table-cell table:number-columns-repeated="2"/>
          <table:table-cell table:style-name="ce2" table:number-columns-spanned="8" table:number-rows-spanned="1"/>
          <table:covered-table-cell table:number-columns-repeated="7"/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8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8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88"/>
        </table:table-row>
        <table:table-row table:style-name="ro1">
          <table:table-cell table:number-columns-repeated="189"/>
        </table:table-row>
        <table:table-row table:style-name="ro1">
          <table:table-cell table:formula="of:=SUM([.B64:.I64]) - MIN([.C64];[.D64])" office:value-type="float" office:value="0" calcext:value-type="float">
            <text:p>0</text:p>
          </table:table-cell>
          <table:table-cell table:number-columns-repeated="110"/>
          <table:table-cell table:style-name="ce1"/>
          <table:table-cell table:style-name="ce3" table:number-columns-repeated="6"/>
          <table:table-cell table:style-name="ce5"/>
          <table:table-cell table:number-columns-repeated="2"/>
          <table:table-cell table:style-name="ce1"/>
          <table:table-cell table:style-name="ce3" table:number-columns-repeated="6"/>
          <table:table-cell table:style-name="ce5"/>
          <table:table-cell table:number-columns-repeated="60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GROWTHS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110"/>
          <table:table-cell table:style-name="ce2" table:number-columns-spanned="8" table:number-rows-spanned="1"/>
          <table:covered-table-cell table:number-columns-repeated="7"/>
          <table:table-cell table:number-columns-repeated="2"/>
          <table:table-cell table:style-name="ce2" table:number-columns-spanned="8" table:number-rows-spanned="1"/>
          <table:covered-table-cell table:number-columns-repeated="7"/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8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8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8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8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8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8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8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88"/>
        </table:table-row>
        <table:table-row table:style-name="ro1">
          <table:table-cell table:number-columns-repeated="189"/>
        </table:table-row>
        <table:table-row table:style-name="ro1">
          <table:table-cell office:value-type="string" calcext:value-type="string">
            <text:p>PROMOTE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CAPS</text:p>
          </table:table-cell>
          <table:table-cell table:number-columns-repeated="188"/>
        </table:table-row>
      </table:table>
      <table:table table:name="Myrmidon" table:style-name="ta1">
        <table:table-column table:style-name="co2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" table:default-cell-style-name="Default"/>
        <table:table-column table:style-name="co35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/>
          <table:table-cell table:style-name="ce2" office:value-type="string" calcext:value-type="string" table:number-columns-spanned="8" table:number-rows-spanned="1">
            <text:p>Myrmidon</text:p>
          </table:table-cell>
          <table:covered-table-cell table:number-columns-repeated="7"/>
          <table:table-cell table:number-columns-repeated="2"/>
          <table:table-cell table:style-name="ce2" office:value-type="string" calcext:value-type="string" table:number-columns-spanned="8" table:number-rows-spanned="1">
            <text:p>Swordmaster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+([.B$5]*([.$A13]-1)/100)" office:value-type="float" office:value="16" calcext:value-type="float">
            <text:p>16</text:p>
          </table:table-cell>
          <table:table-cell table:formula="of:=[.C$4]+([.C$5]*([.$A13]-1)/100)" office:value-type="float" office:value="4" calcext:value-type="float">
            <text:p>4</text:p>
          </table:table-cell>
          <table:table-cell table:formula="of:=[.D$4]+([.D$5]*([.$A13]-1)/100)" office:value-type="float" office:value="0" calcext:value-type="float">
            <text:p>0</text:p>
          </table:table-cell>
          <table:table-cell table:formula="of:=[.E$4]+([.E$5]*([.$A13]-1)/100)" office:value-type="float" office:value="9" calcext:value-type="float">
            <text:p>9</text:p>
          </table:table-cell>
          <table:table-cell table:formula="of:=[.F$4]+([.F$5]*([.$A13]-1)/100)" office:value-type="float" office:value="10" calcext:value-type="float">
            <text:p>10</text:p>
          </table:table-cell>
          <table:table-cell table:formula="of:=[.G$4]+([.G$5]*([.$A13]-1)/100)" office:value-type="float" office:value="0" calcext:value-type="float">
            <text:p>0</text:p>
          </table:table-cell>
          <table:table-cell table:formula="of:=[.H$4]+([.H$5]*([.$A13]-1)/100)" office:value-type="float" office:value="2" calcext:value-type="float">
            <text:p>2</text:p>
          </table:table-cell>
          <table:table-cell table:formula="of:=[.I$4]+([.I$5]*([.$A13]-1)/100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4]+([.L$5]*([.$K13]-1)/100)" office:value-type="float" office:value="21" calcext:value-type="float">
            <text:p>21</text:p>
          </table:table-cell>
          <table:table-cell table:formula="of:=[.M$4]+([.M$5]*([.$K13]-1)/100)" office:value-type="float" office:value="6" calcext:value-type="float">
            <text:p>6</text:p>
          </table:table-cell>
          <table:table-cell table:formula="of:=[.N$4]+([.N$5]*([.$K13]-1)/100)" office:value-type="float" office:value="0" calcext:value-type="float">
            <text:p>0</text:p>
          </table:table-cell>
          <table:table-cell table:formula="of:=[.O$4]+([.O$5]*([.$K13]-1)/100)" office:value-type="float" office:value="11" calcext:value-type="float">
            <text:p>11</text:p>
          </table:table-cell>
          <table:table-cell table:formula="of:=[.P$4]+([.P$5]*([.$K13]-1)/100)" office:value-type="float" office:value="12" calcext:value-type="float">
            <text:p>12</text:p>
          </table:table-cell>
          <table:table-cell table:formula="of:=[.Q$4]+([.Q$5]*([.$K13]-1)/100)" office:value-type="float" office:value="0" calcext:value-type="float">
            <text:p>0</text:p>
          </table:table-cell>
          <table:table-cell table:formula="of:=[.R$4]+([.R$5]*([.$K13]-1)/100)" office:value-type="float" office:value="5" calcext:value-type="float">
            <text:p>5</text:p>
          </table:table-cell>
          <table:table-cell table:formula="of:=[.S$4]+([.S$5]*([.$K13]-1)/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4]+([.B$5]*([.$A14]-1)/100)" office:value-type="float" office:value="22.3" calcext:value-type="float">
            <text:p>22.3</text:p>
          </table:table-cell>
          <table:table-cell table:formula="of:=[.C$4]+([.C$5]*([.$A14]-1)/100)" office:value-type="float" office:value="7.15" calcext:value-type="float">
            <text:p>7.15</text:p>
          </table:table-cell>
          <table:table-cell table:formula="of:=[.D$4]+([.D$5]*([.$A14]-1)/100)" office:value-type="float" office:value="0" calcext:value-type="float">
            <text:p>0</text:p>
          </table:table-cell>
          <table:table-cell table:formula="of:=[.E$4]+([.E$5]*([.$A14]-1)/100)" office:value-type="float" office:value="12.6" calcext:value-type="float">
            <text:p>12.6</text:p>
          </table:table-cell>
          <table:table-cell table:formula="of:=[.F$4]+([.F$5]*([.$A14]-1)/100)" office:value-type="float" office:value="13.6" calcext:value-type="float">
            <text:p>13.6</text:p>
          </table:table-cell>
          <table:table-cell table:formula="of:=[.G$4]+([.G$5]*([.$A14]-1)/100)" office:value-type="float" office:value="2.7" calcext:value-type="float">
            <text:p>2.7</text:p>
          </table:table-cell>
          <table:table-cell table:formula="of:=[.H$4]+([.H$5]*([.$A14]-1)/100)" office:value-type="float" office:value="3.35" calcext:value-type="float">
            <text:p>3.35</text:p>
          </table:table-cell>
          <table:table-cell table:formula="of:=[.I$4]+([.I$5]*([.$A14]-1)/100)" office:value-type="float" office:value="2.8" calcext:value-type="float">
            <text:p>2.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4]+([.L$5]*([.$K14]-1)/100)" office:value-type="float" office:value="33.35" calcext:value-type="float">
            <text:p>33.35</text:p>
          </table:table-cell>
          <table:table-cell table:formula="of:=[.M$4]+([.M$5]*([.$K14]-1)/100)" office:value-type="float" office:value="11.7" calcext:value-type="float">
            <text:p>11.7</text:p>
          </table:table-cell>
          <table:table-cell table:formula="of:=[.N$4]+([.N$5]*([.$K14]-1)/100)" office:value-type="float" office:value="0" calcext:value-type="float">
            <text:p>0</text:p>
          </table:table-cell>
          <table:table-cell table:formula="of:=[.O$4]+([.O$5]*([.$K14]-1)/100)" office:value-type="float" office:value="16.7" calcext:value-type="float">
            <text:p>16.7</text:p>
          </table:table-cell>
          <table:table-cell table:formula="of:=[.P$4]+([.P$5]*([.$K14]-1)/100)" office:value-type="float" office:value="17.7" calcext:value-type="float">
            <text:p>17.7</text:p>
          </table:table-cell>
          <table:table-cell table:formula="of:=[.Q$4]+([.Q$5]*([.$K14]-1)/100)" office:value-type="float" office:value="5.7" calcext:value-type="float">
            <text:p>5.7</text:p>
          </table:table-cell>
          <table:table-cell table:formula="of:=[.R$4]+([.R$5]*([.$K14]-1)/100)" office:value-type="float" office:value="7.85" calcext:value-type="float">
            <text:p>7.85</text:p>
          </table:table-cell>
          <table:table-cell table:formula="of:=[.S$4]+([.S$5]*([.$K14]-1)/100)"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4]+([.B$5]*([.$A15]-1)/100)" office:value-type="float" office:value="29.3" calcext:value-type="float">
            <text:p>29.3</text:p>
          </table:table-cell>
          <table:table-cell table:formula="of:=[.C$4]+([.C$5]*([.$A15]-1)/100)" office:value-type="float" office:value="10.65" calcext:value-type="float">
            <text:p>10.65</text:p>
          </table:table-cell>
          <table:table-cell table:formula="of:=[.D$4]+([.D$5]*([.$A15]-1)/100)" office:value-type="float" office:value="0" calcext:value-type="float">
            <text:p>0</text:p>
          </table:table-cell>
          <table:table-cell table:formula="of:=[.E$4]+([.E$5]*([.$A15]-1)/100)" office:value-type="float" office:value="16.6" calcext:value-type="float">
            <text:p>16.6</text:p>
          </table:table-cell>
          <table:table-cell table:formula="of:=[.F$4]+([.F$5]*([.$A15]-1)/100)" office:value-type="float" office:value="17.6" calcext:value-type="float">
            <text:p>17.6</text:p>
          </table:table-cell>
          <table:table-cell table:formula="of:=[.G$4]+([.G$5]*([.$A15]-1)/100)" office:value-type="float" office:value="5.7" calcext:value-type="float">
            <text:p>5.7</text:p>
          </table:table-cell>
          <table:table-cell table:formula="of:=[.H$4]+([.H$5]*([.$A15]-1)/100)" office:value-type="float" office:value="4.85" calcext:value-type="float">
            <text:p>4.85</text:p>
          </table:table-cell>
          <table:table-cell table:formula="of:=[.I$4]+([.I$5]*([.$A15]-1)/100)" office:value-type="float" office:value="4.8" calcext:value-type="float">
            <text:p>4.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$4]+([.L$5]*([.$K15]-1)/100)" office:value-type="float" office:value="46.35" calcext:value-type="float">
            <text:p>46.35</text:p>
          </table:table-cell>
          <table:table-cell table:formula="of:=[.M$4]+([.M$5]*([.$K15]-1)/100)" office:value-type="float" office:value="17.7" calcext:value-type="float">
            <text:p>17.7</text:p>
          </table:table-cell>
          <table:table-cell table:formula="of:=[.N$4]+([.N$5]*([.$K15]-1)/100)" office:value-type="float" office:value="0" calcext:value-type="float">
            <text:p>0</text:p>
          </table:table-cell>
          <table:table-cell table:formula="of:=[.O$4]+([.O$5]*([.$K15]-1)/100)" office:value-type="float" office:value="22.7" calcext:value-type="float">
            <text:p>22.7</text:p>
          </table:table-cell>
          <table:table-cell table:formula="of:=[.P$4]+([.P$5]*([.$K15]-1)/100)" office:value-type="float" office:value="23.7" calcext:value-type="float">
            <text:p>23.7</text:p>
          </table:table-cell>
          <table:table-cell table:formula="of:=[.Q$4]+([.Q$5]*([.$K15]-1)/100)" office:value-type="float" office:value="11.7" calcext:value-type="float">
            <text:p>11.7</text:p>
          </table:table-cell>
          <table:table-cell table:formula="of:=[.R$4]+([.R$5]*([.$K15]-1)/100)" office:value-type="float" office:value="10.85" calcext:value-type="float">
            <text:p>10.85</text:p>
          </table:table-cell>
          <table:table-cell table:formula="of:=[.S$4]+([.S$5]*([.$K15]-1)/100)" office:value-type="float" office:value="11.58" calcext:value-type="float">
            <text:p>11.58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7]+([.B$8]*([.$A17]-1)/100)" office:value-type="float" office:value="17" calcext:value-type="float">
            <text:p>17</text:p>
          </table:table-cell>
          <table:table-cell table:formula="of:=[.C$7]+([.C$8]*([.$A17]-1)/100)" office:value-type="float" office:value="4" calcext:value-type="float">
            <text:p>4</text:p>
          </table:table-cell>
          <table:table-cell table:formula="of:=[.D$7]+([.D$8]*([.$A17]-1)/100)" office:value-type="float" office:value="0" calcext:value-type="float">
            <text:p>0</text:p>
          </table:table-cell>
          <table:table-cell table:formula="of:=[.E$7]+([.E$8]*([.$A17]-1)/100)" office:value-type="float" office:value="5" calcext:value-type="float">
            <text:p>5</text:p>
          </table:table-cell>
          <table:table-cell table:formula="of:=[.F$7]+([.F$8]*([.$A17]-1)/100)" office:value-type="float" office:value="6" calcext:value-type="float">
            <text:p>6</text:p>
          </table:table-cell>
          <table:table-cell table:formula="of:=[.G$7]+([.G$8]*([.$A17]-1)/100)" office:value-type="float" office:value="0" calcext:value-type="float">
            <text:p>0</text:p>
          </table:table-cell>
          <table:table-cell table:formula="of:=[.H$7]+([.H$8]*([.$A17]-1)/100)" office:value-type="float" office:value="3" calcext:value-type="float">
            <text:p>3</text:p>
          </table:table-cell>
          <table:table-cell table:formula="of:=[.I$7]+([.I$8]*([.$A17]-1)/100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7]+([.L$8]*([.$K17]-1)/100)" office:value-type="float" office:value="21" calcext:value-type="float">
            <text:p>21</text:p>
          </table:table-cell>
          <table:table-cell table:formula="of:=[.M$7]+([.M$8]*([.$K17]-1)/100)" office:value-type="float" office:value="5" calcext:value-type="float">
            <text:p>5</text:p>
          </table:table-cell>
          <table:table-cell table:formula="of:=[.N$7]+([.N$8]*([.$K17]-1)/100)" office:value-type="float" office:value="2" calcext:value-type="float">
            <text:p>2</text:p>
          </table:table-cell>
          <table:table-cell table:formula="of:=[.O$7]+([.O$8]*([.$K17]-1)/100)" office:value-type="float" office:value="7" calcext:value-type="float">
            <text:p>7</text:p>
          </table:table-cell>
          <table:table-cell table:formula="of:=[.P$7]+([.P$8]*([.$K17]-1)/100)" office:value-type="float" office:value="8" calcext:value-type="float">
            <text:p>8</text:p>
          </table:table-cell>
          <table:table-cell table:formula="of:=[.Q$7]+([.Q$8]*([.$K17]-1)/100)" office:value-type="float" office:value="0" calcext:value-type="float">
            <text:p>0</text:p>
          </table:table-cell>
          <table:table-cell table:formula="of:=[.R$7]+([.R$8]*([.$K17]-1)/100)" office:value-type="float" office:value="5" calcext:value-type="float">
            <text:p>5</text:p>
          </table:table-cell>
          <table:table-cell table:formula="of:=[.S$7]+([.S$8]*([.$K17]-1)/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7]+([.B$8]*([.$A18]-1)/100)" office:value-type="float" office:value="22.85" calcext:value-type="float">
            <text:p>22.85</text:p>
          </table:table-cell>
          <table:table-cell table:formula="of:=[.C$7]+([.C$8]*([.$A18]-1)/100)" office:value-type="float" office:value="8.5" calcext:value-type="float">
            <text:p>8.5</text:p>
          </table:table-cell>
          <table:table-cell table:formula="of:=[.D$7]+([.D$8]*([.$A18]-1)/100)" office:value-type="float" office:value="0.9" calcext:value-type="float">
            <text:p>0.9</text:p>
          </table:table-cell>
          <table:table-cell table:formula="of:=[.E$7]+([.E$8]*([.$A18]-1)/100)" office:value-type="float" office:value="10.4" calcext:value-type="float">
            <text:p>10.4</text:p>
          </table:table-cell>
          <table:table-cell table:formula="of:=[.F$7]+([.F$8]*([.$A18]-1)/100)" office:value-type="float" office:value="11.85" calcext:value-type="float">
            <text:p>11.85</text:p>
          </table:table-cell>
          <table:table-cell table:formula="of:=[.G$7]+([.G$8]*([.$A18]-1)/100)" office:value-type="float" office:value="2.7" calcext:value-type="float">
            <text:p>2.7</text:p>
          </table:table-cell>
          <table:table-cell table:formula="of:=[.H$7]+([.H$8]*([.$A18]-1)/100)" office:value-type="float" office:value="5.25" calcext:value-type="float">
            <text:p>5.25</text:p>
          </table:table-cell>
          <table:table-cell table:formula="of:=[.I$7]+([.I$8]*([.$A18]-1)/100)" office:value-type="float" office:value="3.7" calcext:value-type="float">
            <text:p>3.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7]+([.L$8]*([.$K18]-1)/100)" office:value-type="float" office:value="33.35" calcext:value-type="float">
            <text:p>33.35</text:p>
          </table:table-cell>
          <table:table-cell table:formula="of:=[.M$7]+([.M$8]*([.$K18]-1)/100)" office:value-type="float" office:value="13.55" calcext:value-type="float">
            <text:p>13.55</text:p>
          </table:table-cell>
          <table:table-cell table:formula="of:=[.N$7]+([.N$8]*([.$K18]-1)/100)" office:value-type="float" office:value="3.9" calcext:value-type="float">
            <text:p>3.9</text:p>
          </table:table-cell>
          <table:table-cell table:formula="of:=[.O$7]+([.O$8]*([.$K18]-1)/100)" office:value-type="float" office:value="19.35" calcext:value-type="float">
            <text:p>19.35</text:p>
          </table:table-cell>
          <table:table-cell table:formula="of:=[.P$7]+([.P$8]*([.$K18]-1)/100)" office:value-type="float" office:value="20.35" calcext:value-type="float">
            <text:p>20.35</text:p>
          </table:table-cell>
          <table:table-cell table:formula="of:=[.Q$7]+([.Q$8]*([.$K18]-1)/100)" office:value-type="float" office:value="5.7" calcext:value-type="float">
            <text:p>5.7</text:p>
          </table:table-cell>
          <table:table-cell table:formula="of:=[.R$7]+([.R$8]*([.$K18]-1)/100)" office:value-type="float" office:value="9.75" calcext:value-type="float">
            <text:p>9.75</text:p>
          </table:table-cell>
          <table:table-cell table:formula="of:=[.S$7]+([.S$8]*([.$K18]-1)/100)"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7]+([.B$8]*([.$A19]-1)/100)" office:value-type="float" office:value="29.35" calcext:value-type="float">
            <text:p>29.35</text:p>
          </table:table-cell>
          <table:table-cell table:formula="of:=[.C$7]+([.C$8]*([.$A19]-1)/100)" office:value-type="float" office:value="13.5" calcext:value-type="float">
            <text:p>13.5</text:p>
          </table:table-cell>
          <table:table-cell table:formula="of:=[.D$7]+([.D$8]*([.$A19]-1)/100)" office:value-type="float" office:value="1.9" calcext:value-type="float">
            <text:p>1.9</text:p>
          </table:table-cell>
          <table:table-cell table:formula="of:=[.E$7]+([.E$8]*([.$A19]-1)/100)" office:value-type="float" office:value="16.4" calcext:value-type="float">
            <text:p>16.4</text:p>
          </table:table-cell>
          <table:table-cell table:formula="of:=[.F$7]+([.F$8]*([.$A19]-1)/100)" office:value-type="float" office:value="18.35" calcext:value-type="float">
            <text:p>18.35</text:p>
          </table:table-cell>
          <table:table-cell table:formula="of:=[.G$7]+([.G$8]*([.$A19]-1)/100)" office:value-type="float" office:value="5.7" calcext:value-type="float">
            <text:p>5.7</text:p>
          </table:table-cell>
          <table:table-cell table:formula="of:=[.H$7]+([.H$8]*([.$A19]-1)/100)" office:value-type="float" office:value="7.75" calcext:value-type="float">
            <text:p>7.75</text:p>
          </table:table-cell>
          <table:table-cell table:formula="of:=[.I$7]+([.I$8]*([.$A19]-1)/100)" office:value-type="float" office:value="6.7" calcext:value-type="float">
            <text:p>6.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L$7]+([.L$8]*([.$K19]-1)/100)" office:value-type="float" office:value="43.1" calcext:value-type="float">
            <text:p>43.1</text:p>
          </table:table-cell>
          <table:table-cell table:formula="of:=[.M$7]+([.M$8]*([.$K19]-1)/100)" office:value-type="float" office:value="20.3" calcext:value-type="float">
            <text:p>20.3</text:p>
          </table:table-cell>
          <table:table-cell table:formula="of:=[.N$7]+([.N$8]*([.$K19]-1)/100)" office:value-type="float" office:value="5.4" calcext:value-type="float">
            <text:p>5.4</text:p>
          </table:table-cell>
          <table:table-cell table:formula="of:=[.O$7]+([.O$8]*([.$K19]-1)/100)" office:value-type="float" office:value="29.1" calcext:value-type="float">
            <text:p>29.1</text:p>
          </table:table-cell>
          <table:table-cell table:formula="of:=[.P$7]+([.P$8]*([.$K19]-1)/100)" office:value-type="float" office:value="30.1" calcext:value-type="float">
            <text:p>30.1</text:p>
          </table:table-cell>
          <table:table-cell table:formula="of:=[.Q$7]+([.Q$8]*([.$K19]-1)/100)" office:value-type="float" office:value="10.2" calcext:value-type="float">
            <text:p>10.2</text:p>
          </table:table-cell>
          <table:table-cell table:formula="of:=[.R$7]+([.R$8]*([.$K19]-1)/100)" office:value-type="float" office:value="13.5" calcext:value-type="float">
            <text:p>13.5</text:p>
          </table:table-cell>
          <table:table-cell table:formula="of:=[.S$7]+([.S$8]*([.$K19]-1)/100)" office:value-type="float" office:value="13.2" calcext:value-type="float">
            <text:p>13.2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0]+([.B$11]*([.$A21]-1)/100)" office:value-type="float" office:value="18" calcext:value-type="float">
            <text:p>18</text:p>
          </table:table-cell>
          <table:table-cell table:formula="of:=[.C$10]+([.C$11]*([.$A21]-1)/100)" office:value-type="float" office:value="6" calcext:value-type="float">
            <text:p>6</text:p>
          </table:table-cell>
          <table:table-cell table:formula="of:=[.D$10]+([.D$11]*([.$A21]-1)/100)" office:value-type="float" office:value="0" calcext:value-type="float">
            <text:p>0</text:p>
          </table:table-cell>
          <table:table-cell table:formula="of:=[.E$10]+([.E$11]*([.$A21]-1)/100)" office:value-type="float" office:value="10" calcext:value-type="float">
            <text:p>10</text:p>
          </table:table-cell>
          <table:table-cell table:formula="of:=[.F$10]+([.F$11]*([.$A21]-1)/100)" office:value-type="float" office:value="11" calcext:value-type="float">
            <text:p>11</text:p>
          </table:table-cell>
          <table:table-cell table:formula="of:=[.G$10]+([.G$11]*([.$A21]-1)/100)" office:value-type="float" office:value="0" calcext:value-type="float">
            <text:p>0</text:p>
          </table:table-cell>
          <table:table-cell table:formula="of:=[.H$10]+([.H$11]*([.$A21]-1)/100)" office:value-type="float" office:value="4" calcext:value-type="float">
            <text:p>4</text:p>
          </table:table-cell>
          <table:table-cell table:formula="of:=[.I$10]+([.I$11]*([.$A21]-1)/10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10]+([.L$11]*([.$K21]-1)/100)" office:value-type="float" office:value="34" calcext:value-type="float">
            <text:p>34</text:p>
          </table:table-cell>
          <table:table-cell table:formula="of:=[.M$10]+([.M$11]*([.$K21]-1)/100)" office:value-type="float" office:value="15" calcext:value-type="float">
            <text:p>15</text:p>
          </table:table-cell>
          <table:table-cell table:formula="of:=[.N$10]+([.N$11]*([.$K21]-1)/100)" office:value-type="float" office:value="6" calcext:value-type="float">
            <text:p>6</text:p>
          </table:table-cell>
          <table:table-cell table:formula="of:=[.O$10]+([.O$11]*([.$K21]-1)/100)" office:value-type="float" office:value="20" calcext:value-type="float">
            <text:p>20</text:p>
          </table:table-cell>
          <table:table-cell table:formula="of:=[.P$10]+([.P$11]*([.$K21]-1)/100)" office:value-type="float" office:value="22" calcext:value-type="float">
            <text:p>22</text:p>
          </table:table-cell>
          <table:table-cell table:formula="of:=[.Q$10]+([.Q$11]*([.$K21]-1)/100)" office:value-type="float" office:value="0" calcext:value-type="float">
            <text:p>0</text:p>
          </table:table-cell>
          <table:table-cell table:formula="of:=[.R$10]+([.R$11]*([.$K21]-1)/100)" office:value-type="float" office:value="13" calcext:value-type="float">
            <text:p>13</text:p>
          </table:table-cell>
          <table:table-cell table:formula="of:=[.S$10]+([.S$11]*([.$K21]-1)/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0]+([.B$11]*([.$A22]-1)/100)" office:value-type="float" office:value="23.85" calcext:value-type="float">
            <text:p>23.85</text:p>
          </table:table-cell>
          <table:table-cell table:formula="of:=[.C$10]+([.C$11]*([.$A22]-1)/100)" office:value-type="float" office:value="9.6" calcext:value-type="float">
            <text:p>9.6</text:p>
          </table:table-cell>
          <table:table-cell table:formula="of:=[.D$10]+([.D$11]*([.$A22]-1)/100)" office:value-type="float" office:value="1.8" calcext:value-type="float">
            <text:p>1.8</text:p>
          </table:table-cell>
          <table:table-cell table:formula="of:=[.E$10]+([.E$11]*([.$A22]-1)/100)" office:value-type="float" office:value="14.05" calcext:value-type="float">
            <text:p>14.05</text:p>
          </table:table-cell>
          <table:table-cell table:formula="of:=[.F$10]+([.F$11]*([.$A22]-1)/100)" office:value-type="float" office:value="15.5" calcext:value-type="float">
            <text:p>15.5</text:p>
          </table:table-cell>
          <table:table-cell table:formula="of:=[.G$10]+([.G$11]*([.$A22]-1)/100)" office:value-type="float" office:value="2.7" calcext:value-type="float">
            <text:p>2.7</text:p>
          </table:table-cell>
          <table:table-cell table:formula="of:=[.H$10]+([.H$11]*([.$A22]-1)/100)" office:value-type="float" office:value="7.6" calcext:value-type="float">
            <text:p>7.6</text:p>
          </table:table-cell>
          <table:table-cell table:formula="of:=[.I$10]+([.I$11]*([.$A22]-1)/100)" office:value-type="float" office:value="3.6" calcext:value-type="float">
            <text:p>3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10]+([.L$11]*([.$K22]-1)/100)" office:value-type="float" office:value="43.5" calcext:value-type="float">
            <text:p>43.5</text:p>
          </table:table-cell>
          <table:table-cell table:formula="of:=[.M$10]+([.M$11]*([.$K22]-1)/100)" office:value-type="float" office:value="21.65" calcext:value-type="float">
            <text:p>21.65</text:p>
          </table:table-cell>
          <table:table-cell table:formula="of:=[.N$10]+([.N$11]*([.$K22]-1)/100)" office:value-type="float" office:value="12.65" calcext:value-type="float">
            <text:p>12.65</text:p>
          </table:table-cell>
          <table:table-cell table:formula="of:=[.O$10]+([.O$11]*([.$K22]-1)/100)" office:value-type="float" office:value="27.6" calcext:value-type="float">
            <text:p>27.6</text:p>
          </table:table-cell>
          <table:table-cell table:formula="of:=[.P$10]+([.P$11]*([.$K22]-1)/100)" office:value-type="float" office:value="28.65" calcext:value-type="float">
            <text:p>28.65</text:p>
          </table:table-cell>
          <table:table-cell table:formula="of:=[.Q$10]+([.Q$11]*([.$K22]-1)/100)" office:value-type="float" office:value="9.5" calcext:value-type="float">
            <text:p>9.5</text:p>
          </table:table-cell>
          <table:table-cell table:formula="of:=[.R$10]+([.R$11]*([.$K22]-1)/100)" office:value-type="float" office:value="20.6" calcext:value-type="float">
            <text:p>20.6</text:p>
          </table:table-cell>
          <table:table-cell table:formula="of:=[.S$10]+([.S$11]*([.$K22]-1)/100)" office:value-type="float" office:value="12.85" calcext:value-type="float">
            <text:p>12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0]+([.B$11]*([.$A23]-1)/100)" office:value-type="float" office:value="30.35" calcext:value-type="float">
            <text:p>30.35</text:p>
          </table:table-cell>
          <table:table-cell table:formula="of:=[.C$10]+([.C$11]*([.$A23]-1)/100)" office:value-type="float" office:value="13.6" calcext:value-type="float">
            <text:p>13.6</text:p>
          </table:table-cell>
          <table:table-cell table:formula="of:=[.D$10]+([.D$11]*([.$A23]-1)/100)" office:value-type="float" office:value="3.8" calcext:value-type="float">
            <text:p>3.8</text:p>
          </table:table-cell>
          <table:table-cell table:formula="of:=[.E$10]+([.E$11]*([.$A23]-1)/100)" office:value-type="float" office:value="18.55" calcext:value-type="float">
            <text:p>18.55</text:p>
          </table:table-cell>
          <table:table-cell table:formula="of:=[.F$10]+([.F$11]*([.$A23]-1)/100)" office:value-type="float" office:value="20.5" calcext:value-type="float">
            <text:p>20.5</text:p>
          </table:table-cell>
          <table:table-cell table:formula="of:=[.G$10]+([.G$11]*([.$A23]-1)/100)" office:value-type="float" office:value="5.7" calcext:value-type="float">
            <text:p>5.7</text:p>
          </table:table-cell>
          <table:table-cell table:formula="of:=[.H$10]+([.H$11]*([.$A23]-1)/100)" office:value-type="float" office:value="11.6" calcext:value-type="float">
            <text:p>11.6</text:p>
          </table:table-cell>
          <table:table-cell table:formula="of:=[.I$10]+([.I$11]*([.$A23]-1)/100)" office:value-type="float" office:value="7.6" calcext:value-type="float">
            <text:p>7.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$10]+([.L$11]*([.$K23]-1)/100)" office:value-type="float" office:value="53.5" calcext:value-type="float">
            <text:p>53.5</text:p>
          </table:table-cell>
          <table:table-cell table:formula="of:=[.M$10]+([.M$11]*([.$K23]-1)/100)" office:value-type="float" office:value="28.65" calcext:value-type="float">
            <text:p>28.65</text:p>
          </table:table-cell>
          <table:table-cell table:formula="of:=[.N$10]+([.N$11]*([.$K23]-1)/100)" office:value-type="float" office:value="19.65" calcext:value-type="float">
            <text:p>19.65</text:p>
          </table:table-cell>
          <table:table-cell table:formula="of:=[.O$10]+([.O$11]*([.$K23]-1)/100)" office:value-type="float" office:value="35.6" calcext:value-type="float">
            <text:p>35.6</text:p>
          </table:table-cell>
          <table:table-cell table:formula="of:=[.P$10]+([.P$11]*([.$K23]-1)/100)" office:value-type="float" office:value="35.65" calcext:value-type="float">
            <text:p>35.65</text:p>
          </table:table-cell>
          <table:table-cell table:formula="of:=[.Q$10]+([.Q$11]*([.$K23]-1)/100)" office:value-type="float" office:value="19.5" calcext:value-type="float">
            <text:p>19.5</text:p>
          </table:table-cell>
          <table:table-cell table:formula="of:=[.R$10]+([.R$11]*([.$K23]-1)/100)" office:value-type="float" office:value="28.6" calcext:value-type="float">
            <text:p>28.6</text:p>
          </table:table-cell>
          <table:table-cell table:formula="of:=[.S$10]+([.S$11]*([.$K23]-1)/100)" office:value-type="float" office:value="15.85" calcext:value-type="float">
            <text:p>15.85</text:p>
          </table:table-cell>
        </table:table-row>
      </table:table>
      <table:table table:name="Fighter" table:style-name="ta1">
        <table:table-column table:style-name="co2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" table:default-cell-style-name="Default"/>
        <table:table-column table:style-name="co35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/>
          <table:table-cell table:style-name="ce2" office:value-type="string" calcext:value-type="string" table:number-columns-spanned="8" table:number-rows-spanned="1">
            <text:p>Fighter</text:p>
          </table:table-cell>
          <table:covered-table-cell table:number-columns-repeated="7"/>
          <table:table-cell table:number-columns-repeated="2"/>
          <table:table-cell table:style-name="ce2" office:value-type="string" calcext:value-type="string" table:number-columns-spanned="8" table:number-rows-spanned="1">
            <text:p>Warrior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+([.B$5]*([.$A13]-1)/100)" office:value-type="float" office:value="20" calcext:value-type="float">
            <text:p>20</text:p>
          </table:table-cell>
          <table:table-cell table:formula="of:=[.C$4]+([.C$5]*([.$A13]-1)/100)" office:value-type="float" office:value="5" calcext:value-type="float">
            <text:p>5</text:p>
          </table:table-cell>
          <table:table-cell table:formula="of:=[.D$4]+([.D$5]*([.$A13]-1)/100)" office:value-type="float" office:value="0" calcext:value-type="float">
            <text:p>0</text:p>
          </table:table-cell>
          <table:table-cell table:formula="of:=[.E$4]+([.E$5]*([.$A13]-1)/100)" office:value-type="float" office:value="2" calcext:value-type="float">
            <text:p>2</text:p>
          </table:table-cell>
          <table:table-cell table:formula="of:=[.F$4]+([.F$5]*([.$A13]-1)/100)" office:value-type="float" office:value="4" calcext:value-type="float">
            <text:p>4</text:p>
          </table:table-cell>
          <table:table-cell table:formula="of:=[.G$4]+([.G$5]*([.$A13]-1)/100)" office:value-type="float" office:value="0" calcext:value-type="float">
            <text:p>0</text:p>
          </table:table-cell>
          <table:table-cell table:formula="of:=[.H$4]+([.H$5]*([.$A13]-1)/100)" office:value-type="float" office:value="2" calcext:value-type="float">
            <text:p>2</text:p>
          </table:table-cell>
          <table:table-cell table:formula="of:=[.I$4]+([.I$5]*([.$A13]-1)/10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4]+([.L$5]*([.$K13]-1)/100)" office:value-type="float" office:value="28" calcext:value-type="float">
            <text:p>28</text:p>
          </table:table-cell>
          <table:table-cell table:formula="of:=[.M$4]+([.M$5]*([.$K13]-1)/100)" office:value-type="float" office:value="8" calcext:value-type="float">
            <text:p>8</text:p>
          </table:table-cell>
          <table:table-cell table:formula="of:=[.N$4]+([.N$5]*([.$K13]-1)/100)" office:value-type="float" office:value="0" calcext:value-type="float">
            <text:p>0</text:p>
          </table:table-cell>
          <table:table-cell table:formula="of:=[.O$4]+([.O$5]*([.$K13]-1)/100)" office:value-type="float" office:value="5" calcext:value-type="float">
            <text:p>5</text:p>
          </table:table-cell>
          <table:table-cell table:formula="of:=[.P$4]+([.P$5]*([.$K13]-1)/100)" office:value-type="float" office:value="6" calcext:value-type="float">
            <text:p>6</text:p>
          </table:table-cell>
          <table:table-cell table:formula="of:=[.Q$4]+([.Q$5]*([.$K13]-1)/100)" office:value-type="float" office:value="0" calcext:value-type="float">
            <text:p>0</text:p>
          </table:table-cell>
          <table:table-cell table:formula="of:=[.R$4]+([.R$5]*([.$K13]-1)/100)" office:value-type="float" office:value="5" calcext:value-type="float">
            <text:p>5</text:p>
          </table:table-cell>
          <table:table-cell table:formula="of:=[.S$4]+([.S$5]*([.$K13]-1)/1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4]+([.B$5]*([.$A14]-1)/100)" office:value-type="float" office:value="27.65" calcext:value-type="float">
            <text:p>27.65</text:p>
          </table:table-cell>
          <table:table-cell table:formula="of:=[.C$4]+([.C$5]*([.$A14]-1)/100)" office:value-type="float" office:value="9.95" calcext:value-type="float">
            <text:p>9.95</text:p>
          </table:table-cell>
          <table:table-cell table:formula="of:=[.D$4]+([.D$5]*([.$A14]-1)/100)" office:value-type="float" office:value="0" calcext:value-type="float">
            <text:p>0</text:p>
          </table:table-cell>
          <table:table-cell table:formula="of:=[.E$4]+([.E$5]*([.$A14]-1)/100)" office:value-type="float" office:value="5.15" calcext:value-type="float">
            <text:p>5.15</text:p>
          </table:table-cell>
          <table:table-cell table:formula="of:=[.F$4]+([.F$5]*([.$A14]-1)/100)" office:value-type="float" office:value="6.7" calcext:value-type="float">
            <text:p>6.7</text:p>
          </table:table-cell>
          <table:table-cell table:formula="of:=[.G$4]+([.G$5]*([.$A14]-1)/100)" office:value-type="float" office:value="1.35" calcext:value-type="float">
            <text:p>1.35</text:p>
          </table:table-cell>
          <table:table-cell table:formula="of:=[.H$4]+([.H$5]*([.$A14]-1)/100)" office:value-type="float" office:value="3.35" calcext:value-type="float">
            <text:p>3.35</text:p>
          </table:table-cell>
          <table:table-cell table:formula="of:=[.I$4]+([.I$5]*([.$A14]-1)/100)" office:value-type="float" office:value="1.35" calcext:value-type="float">
            <text:p>1.3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4]+([.L$5]*([.$K14]-1)/100)" office:value-type="float" office:value="43.2" calcext:value-type="float">
            <text:p>43.2</text:p>
          </table:table-cell>
          <table:table-cell table:formula="of:=[.M$4]+([.M$5]*([.$K14]-1)/100)" office:value-type="float" office:value="16.55" calcext:value-type="float">
            <text:p>16.55</text:p>
          </table:table-cell>
          <table:table-cell table:formula="of:=[.N$4]+([.N$5]*([.$K14]-1)/100)" office:value-type="float" office:value="0" calcext:value-type="float">
            <text:p>0</text:p>
          </table:table-cell>
          <table:table-cell table:formula="of:=[.O$4]+([.O$5]*([.$K14]-1)/100)" office:value-type="float" office:value="9.75" calcext:value-type="float">
            <text:p>9.75</text:p>
          </table:table-cell>
          <table:table-cell table:formula="of:=[.P$4]+([.P$5]*([.$K14]-1)/100)" office:value-type="float" office:value="9.8" calcext:value-type="float">
            <text:p>9.8</text:p>
          </table:table-cell>
          <table:table-cell table:formula="of:=[.Q$4]+([.Q$5]*([.$K14]-1)/100)" office:value-type="float" office:value="2.85" calcext:value-type="float">
            <text:p>2.85</text:p>
          </table:table-cell>
          <table:table-cell table:formula="of:=[.R$4]+([.R$5]*([.$K14]-1)/100)" office:value-type="float" office:value="8.04" calcext:value-type="float">
            <text:p>8.04</text:p>
          </table:table-cell>
          <table:table-cell table:formula="of:=[.S$4]+([.S$5]*([.$K14]-1)/100)"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4]+([.B$5]*([.$A15]-1)/100)" office:value-type="float" office:value="36.15" calcext:value-type="float">
            <text:p>36.15</text:p>
          </table:table-cell>
          <table:table-cell table:formula="of:=[.C$4]+([.C$5]*([.$A15]-1)/100)" office:value-type="float" office:value="15.45" calcext:value-type="float">
            <text:p>15.45</text:p>
          </table:table-cell>
          <table:table-cell table:formula="of:=[.D$4]+([.D$5]*([.$A15]-1)/100)" office:value-type="float" office:value="0" calcext:value-type="float">
            <text:p>0</text:p>
          </table:table-cell>
          <table:table-cell table:formula="of:=[.E$4]+([.E$5]*([.$A15]-1)/100)" office:value-type="float" office:value="8.65" calcext:value-type="float">
            <text:p>8.65</text:p>
          </table:table-cell>
          <table:table-cell table:formula="of:=[.F$4]+([.F$5]*([.$A15]-1)/100)" office:value-type="float" office:value="9.7" calcext:value-type="float">
            <text:p>9.7</text:p>
          </table:table-cell>
          <table:table-cell table:formula="of:=[.G$4]+([.G$5]*([.$A15]-1)/100)" office:value-type="float" office:value="2.85" calcext:value-type="float">
            <text:p>2.85</text:p>
          </table:table-cell>
          <table:table-cell table:formula="of:=[.H$4]+([.H$5]*([.$A15]-1)/100)" office:value-type="float" office:value="4.85" calcext:value-type="float">
            <text:p>4.85</text:p>
          </table:table-cell>
          <table:table-cell table:formula="of:=[.I$4]+([.I$5]*([.$A15]-1)/100)" office:value-type="float" office:value="2.85" calcext:value-type="float">
            <text:p>2.8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$4]+([.L$5]*([.$K15]-1)/100)" office:value-type="float" office:value="59.2" calcext:value-type="float">
            <text:p>59.2</text:p>
          </table:table-cell>
          <table:table-cell table:formula="of:=[.M$4]+([.M$5]*([.$K15]-1)/100)" office:value-type="float" office:value="25.55" calcext:value-type="float">
            <text:p>25.55</text:p>
          </table:table-cell>
          <table:table-cell table:formula="of:=[.N$4]+([.N$5]*([.$K15]-1)/100)" office:value-type="float" office:value="0" calcext:value-type="float">
            <text:p>0</text:p>
          </table:table-cell>
          <table:table-cell table:formula="of:=[.O$4]+([.O$5]*([.$K15]-1)/100)" office:value-type="float" office:value="14.75" calcext:value-type="float">
            <text:p>14.75</text:p>
          </table:table-cell>
          <table:table-cell table:formula="of:=[.P$4]+([.P$5]*([.$K15]-1)/100)" office:value-type="float" office:value="13.8" calcext:value-type="float">
            <text:p>13.8</text:p>
          </table:table-cell>
          <table:table-cell table:formula="of:=[.Q$4]+([.Q$5]*([.$K15]-1)/100)" office:value-type="float" office:value="5.85" calcext:value-type="float">
            <text:p>5.85</text:p>
          </table:table-cell>
          <table:table-cell table:formula="of:=[.R$4]+([.R$5]*([.$K15]-1)/100)" office:value-type="float" office:value="11.24" calcext:value-type="float">
            <text:p>11.24</text:p>
          </table:table-cell>
          <table:table-cell table:formula="of:=[.S$4]+([.S$5]*([.$K15]-1)/100)" office:value-type="float" office:value="6.63" calcext:value-type="float">
            <text:p>6.63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7]+([.B$8]*([.$A17]-1)/100)" office:value-type="float" office:value="24" calcext:value-type="float">
            <text:p>24</text:p>
          </table:table-cell>
          <table:table-cell table:formula="of:=[.C$7]+([.C$8]*([.$A17]-1)/100)" office:value-type="float" office:value="5" calcext:value-type="float">
            <text:p>5</text:p>
          </table:table-cell>
          <table:table-cell table:formula="of:=[.D$7]+([.D$8]*([.$A17]-1)/100)" office:value-type="float" office:value="0" calcext:value-type="float">
            <text:p>0</text:p>
          </table:table-cell>
          <table:table-cell table:formula="of:=[.E$7]+([.E$8]*([.$A17]-1)/100)" office:value-type="float" office:value="3" calcext:value-type="float">
            <text:p>3</text:p>
          </table:table-cell>
          <table:table-cell table:formula="of:=[.F$7]+([.F$8]*([.$A17]-1)/100)" office:value-type="float" office:value="3" calcext:value-type="float">
            <text:p>3</text:p>
          </table:table-cell>
          <table:table-cell table:formula="of:=[.G$7]+([.G$8]*([.$A17]-1)/100)" office:value-type="float" office:value="0" calcext:value-type="float">
            <text:p>0</text:p>
          </table:table-cell>
          <table:table-cell table:formula="of:=[.H$7]+([.H$8]*([.$A17]-1)/100)" office:value-type="float" office:value="3" calcext:value-type="float">
            <text:p>3</text:p>
          </table:table-cell>
          <table:table-cell table:formula="of:=[.I$7]+([.I$8]*([.$A17]-1)/10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7]+([.L$8]*([.$K17]-1)/100)" office:value-type="float" office:value="30" calcext:value-type="float">
            <text:p>30</text:p>
          </table:table-cell>
          <table:table-cell table:formula="of:=[.M$7]+([.M$8]*([.$K17]-1)/100)" office:value-type="float" office:value="7" calcext:value-type="float">
            <text:p>7</text:p>
          </table:table-cell>
          <table:table-cell table:formula="of:=[.N$7]+([.N$8]*([.$K17]-1)/100)" office:value-type="float" office:value="1" calcext:value-type="float">
            <text:p>1</text:p>
          </table:table-cell>
          <table:table-cell table:formula="of:=[.O$7]+([.O$8]*([.$K17]-1)/100)" office:value-type="float" office:value="5" calcext:value-type="float">
            <text:p>5</text:p>
          </table:table-cell>
          <table:table-cell table:formula="of:=[.P$7]+([.P$8]*([.$K17]-1)/100)" office:value-type="float" office:value="4" calcext:value-type="float">
            <text:p>4</text:p>
          </table:table-cell>
          <table:table-cell table:formula="of:=[.Q$7]+([.Q$8]*([.$K17]-1)/100)" office:value-type="float" office:value="0" calcext:value-type="float">
            <text:p>0</text:p>
          </table:table-cell>
          <table:table-cell table:formula="of:=[.R$7]+([.R$8]*([.$K17]-1)/100)" office:value-type="float" office:value="5" calcext:value-type="float">
            <text:p>5</text:p>
          </table:table-cell>
          <table:table-cell table:formula="of:=[.S$7]+([.S$8]*([.$K17]-1)/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7]+([.B$8]*([.$A18]-1)/100)" office:value-type="float" office:value="31.65" calcext:value-type="float">
            <text:p>31.65</text:p>
          </table:table-cell>
          <table:table-cell table:formula="of:=[.C$7]+([.C$8]*([.$A18]-1)/100)" office:value-type="float" office:value="9.95" calcext:value-type="float">
            <text:p>9.95</text:p>
          </table:table-cell>
          <table:table-cell table:formula="of:=[.D$7]+([.D$8]*([.$A18]-1)/100)" office:value-type="float" office:value="0.9" calcext:value-type="float">
            <text:p>0.9</text:p>
          </table:table-cell>
          <table:table-cell table:formula="of:=[.E$7]+([.E$8]*([.$A18]-1)/100)" office:value-type="float" office:value="6.6" calcext:value-type="float">
            <text:p>6.6</text:p>
          </table:table-cell>
          <table:table-cell table:formula="of:=[.F$7]+([.F$8]*([.$A18]-1)/100)" office:value-type="float" office:value="7.05" calcext:value-type="float">
            <text:p>7.05</text:p>
          </table:table-cell>
          <table:table-cell table:formula="of:=[.G$7]+([.G$8]*([.$A18]-1)/100)" office:value-type="float" office:value="2.25" calcext:value-type="float">
            <text:p>2.25</text:p>
          </table:table-cell>
          <table:table-cell table:formula="of:=[.H$7]+([.H$8]*([.$A18]-1)/100)" office:value-type="float" office:value="6.6" calcext:value-type="float">
            <text:p>6.6</text:p>
          </table:table-cell>
          <table:table-cell table:formula="of:=[.I$7]+([.I$8]*([.$A18]-1)/100)" office:value-type="float" office:value="2.7" calcext:value-type="float">
            <text:p>2.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7]+([.L$8]*([.$K18]-1)/100)" office:value-type="float" office:value="46.15" calcext:value-type="float">
            <text:p>46.15</text:p>
          </table:table-cell>
          <table:table-cell table:formula="of:=[.M$7]+([.M$8]*([.$K18]-1)/100)" office:value-type="float" office:value="18.4" calcext:value-type="float">
            <text:p>18.4</text:p>
          </table:table-cell>
          <table:table-cell table:formula="of:=[.N$7]+([.N$8]*([.$K18]-1)/100)" office:value-type="float" office:value="2.9" calcext:value-type="float">
            <text:p>2.9</text:p>
          </table:table-cell>
          <table:table-cell table:formula="of:=[.O$7]+([.O$8]*([.$K18]-1)/100)" office:value-type="float" office:value="11.65" calcext:value-type="float">
            <text:p>11.65</text:p>
          </table:table-cell>
          <table:table-cell table:formula="of:=[.P$7]+([.P$8]*([.$K18]-1)/100)" office:value-type="float" office:value="13.5" calcext:value-type="float">
            <text:p>13.5</text:p>
          </table:table-cell>
          <table:table-cell table:formula="of:=[.Q$7]+([.Q$8]*([.$K18]-1)/100)" office:value-type="float" office:value="5.7" calcext:value-type="float">
            <text:p>5.7</text:p>
          </table:table-cell>
          <table:table-cell table:formula="of:=[.R$7]+([.R$8]*([.$K18]-1)/100)" office:value-type="float" office:value="11.65" calcext:value-type="float">
            <text:p>11.65</text:p>
          </table:table-cell>
          <table:table-cell table:formula="of:=[.S$7]+([.S$8]*([.$K18]-1)/100)"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7]+([.B$8]*([.$A19]-1)/100)" office:value-type="float" office:value="40.15" calcext:value-type="float">
            <text:p>40.15</text:p>
          </table:table-cell>
          <table:table-cell table:formula="of:=[.C$7]+([.C$8]*([.$A19]-1)/100)" office:value-type="float" office:value="15.45" calcext:value-type="float">
            <text:p>15.45</text:p>
          </table:table-cell>
          <table:table-cell table:formula="of:=[.D$7]+([.D$8]*([.$A19]-1)/100)" office:value-type="float" office:value="1.9" calcext:value-type="float">
            <text:p>1.9</text:p>
          </table:table-cell>
          <table:table-cell table:formula="of:=[.E$7]+([.E$8]*([.$A19]-1)/100)" office:value-type="float" office:value="10.6" calcext:value-type="float">
            <text:p>10.6</text:p>
          </table:table-cell>
          <table:table-cell table:formula="of:=[.F$7]+([.F$8]*([.$A19]-1)/100)" office:value-type="float" office:value="11.55" calcext:value-type="float">
            <text:p>11.55</text:p>
          </table:table-cell>
          <table:table-cell table:formula="of:=[.G$7]+([.G$8]*([.$A19]-1)/100)" office:value-type="float" office:value="4.75" calcext:value-type="float">
            <text:p>4.75</text:p>
          </table:table-cell>
          <table:table-cell table:formula="of:=[.H$7]+([.H$8]*([.$A19]-1)/100)" office:value-type="float" office:value="10.6" calcext:value-type="float">
            <text:p>10.6</text:p>
          </table:table-cell>
          <table:table-cell table:formula="of:=[.I$7]+([.I$8]*([.$A19]-1)/100)" office:value-type="float" office:value="5.7" calcext:value-type="float">
            <text:p>5.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L$7]+([.L$8]*([.$K19]-1)/100)" office:value-type="float" office:value="58.9" calcext:value-type="float">
            <text:p>58.9</text:p>
          </table:table-cell>
          <table:table-cell table:formula="of:=[.M$7]+([.M$8]*([.$K19]-1)/100)" office:value-type="float" office:value="27.4" calcext:value-type="float">
            <text:p>27.4</text:p>
          </table:table-cell>
          <table:table-cell table:formula="of:=[.N$7]+([.N$8]*([.$K19]-1)/100)" office:value-type="float" office:value="4.4" calcext:value-type="float">
            <text:p>4.4</text:p>
          </table:table-cell>
          <table:table-cell table:formula="of:=[.O$7]+([.O$8]*([.$K19]-1)/100)" office:value-type="float" office:value="16.9" calcext:value-type="float">
            <text:p>16.9</text:p>
          </table:table-cell>
          <table:table-cell table:formula="of:=[.P$7]+([.P$8]*([.$K19]-1)/100)" office:value-type="float" office:value="21" calcext:value-type="float">
            <text:p>21</text:p>
          </table:table-cell>
          <table:table-cell table:formula="of:=[.Q$7]+([.Q$8]*([.$K19]-1)/100)" office:value-type="float" office:value="10.2" calcext:value-type="float">
            <text:p>10.2</text:p>
          </table:table-cell>
          <table:table-cell table:formula="of:=[.R$7]+([.R$8]*([.$K19]-1)/100)" office:value-type="float" office:value="16.9" calcext:value-type="float">
            <text:p>16.9</text:p>
          </table:table-cell>
          <table:table-cell table:formula="of:=[.S$7]+([.S$8]*([.$K19]-1)/100)" office:value-type="float" office:value="10.5" calcext:value-type="float">
            <text:p>10.5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0]+([.B$11]*([.$A21]-1)/100)" office:value-type="float" office:value="22" calcext:value-type="float">
            <text:p>22</text:p>
          </table:table-cell>
          <table:table-cell table:formula="of:=[.C$10]+([.C$11]*([.$A21]-1)/100)" office:value-type="float" office:value="10" calcext:value-type="float">
            <text:p>10</text:p>
          </table:table-cell>
          <table:table-cell table:formula="of:=[.D$10]+([.D$11]*([.$A21]-1)/100)" office:value-type="float" office:value="0" calcext:value-type="float">
            <text:p>0</text:p>
          </table:table-cell>
          <table:table-cell table:formula="of:=[.E$10]+([.E$11]*([.$A21]-1)/100)" office:value-type="float" office:value="6" calcext:value-type="float">
            <text:p>6</text:p>
          </table:table-cell>
          <table:table-cell table:formula="of:=[.F$10]+([.F$11]*([.$A21]-1)/100)" office:value-type="float" office:value="8" calcext:value-type="float">
            <text:p>8</text:p>
          </table:table-cell>
          <table:table-cell table:formula="of:=[.G$10]+([.G$11]*([.$A21]-1)/100)" office:value-type="float" office:value="0" calcext:value-type="float">
            <text:p>0</text:p>
          </table:table-cell>
          <table:table-cell table:formula="of:=[.H$10]+([.H$11]*([.$A21]-1)/100)" office:value-type="float" office:value="5" calcext:value-type="float">
            <text:p>5</text:p>
          </table:table-cell>
          <table:table-cell table:formula="of:=[.I$10]+([.I$11]*([.$A21]-1)/10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10]+([.L$11]*([.$K21]-1)/100)" office:value-type="float" office:value="36" calcext:value-type="float">
            <text:p>36</text:p>
          </table:table-cell>
          <table:table-cell table:formula="of:=[.M$10]+([.M$11]*([.$K21]-1)/100)" office:value-type="float" office:value="19" calcext:value-type="float">
            <text:p>19</text:p>
          </table:table-cell>
          <table:table-cell table:formula="of:=[.N$10]+([.N$11]*([.$K21]-1)/100)" office:value-type="float" office:value="3" calcext:value-type="float">
            <text:p>3</text:p>
          </table:table-cell>
          <table:table-cell table:formula="of:=[.O$10]+([.O$11]*([.$K21]-1)/100)" office:value-type="float" office:value="18" calcext:value-type="float">
            <text:p>18</text:p>
          </table:table-cell>
          <table:table-cell table:formula="of:=[.P$10]+([.P$11]*([.$K21]-1)/100)" office:value-type="float" office:value="18" calcext:value-type="float">
            <text:p>18</text:p>
          </table:table-cell>
          <table:table-cell table:formula="of:=[.Q$10]+([.Q$11]*([.$K21]-1)/100)" office:value-type="float" office:value="0" calcext:value-type="float">
            <text:p>0</text:p>
          </table:table-cell>
          <table:table-cell table:formula="of:=[.R$10]+([.R$11]*([.$K21]-1)/100)" office:value-type="float" office:value="13" calcext:value-type="float">
            <text:p>13</text:p>
          </table:table-cell>
          <table:table-cell table:formula="of:=[.S$10]+([.S$11]*([.$K21]-1)/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0]+([.B$11]*([.$A22]-1)/100)" office:value-type="float" office:value="29.2" calcext:value-type="float">
            <text:p>29.2</text:p>
          </table:table-cell>
          <table:table-cell table:formula="of:=[.C$10]+([.C$11]*([.$A22]-1)/100)" office:value-type="float" office:value="14.5" calcext:value-type="float">
            <text:p>14.5</text:p>
          </table:table-cell>
          <table:table-cell table:formula="of:=[.D$10]+([.D$11]*([.$A22]-1)/100)" office:value-type="float" office:value="0.45" calcext:value-type="float">
            <text:p>0.45</text:p>
          </table:table-cell>
          <table:table-cell table:formula="of:=[.E$10]+([.E$11]*([.$A22]-1)/100)" office:value-type="float" office:value="11.4" calcext:value-type="float">
            <text:p>11.4</text:p>
          </table:table-cell>
          <table:table-cell table:formula="of:=[.F$10]+([.F$11]*([.$A22]-1)/100)" office:value-type="float" office:value="12.05" calcext:value-type="float">
            <text:p>12.05</text:p>
          </table:table-cell>
          <table:table-cell table:formula="of:=[.G$10]+([.G$11]*([.$A22]-1)/100)" office:value-type="float" office:value="2.25" calcext:value-type="float">
            <text:p>2.25</text:p>
          </table:table-cell>
          <table:table-cell table:formula="of:=[.H$10]+([.H$11]*([.$A22]-1)/100)" office:value-type="float" office:value="8.6" calcext:value-type="float">
            <text:p>8.6</text:p>
          </table:table-cell>
          <table:table-cell table:formula="of:=[.I$10]+([.I$11]*([.$A22]-1)/100)" office:value-type="float" office:value="2.7" calcext:value-type="float">
            <text:p>2.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10]+([.L$11]*([.$K22]-1)/100)" office:value-type="float" office:value="48.35" calcext:value-type="float">
            <text:p>48.35</text:p>
          </table:table-cell>
          <table:table-cell table:formula="of:=[.M$10]+([.M$11]*([.$K22]-1)/100)" office:value-type="float" office:value="28.5" calcext:value-type="float">
            <text:p>28.5</text:p>
          </table:table-cell>
          <table:table-cell table:formula="of:=[.N$10]+([.N$11]*([.$K22]-1)/100)" office:value-type="float" office:value="4.9" calcext:value-type="float">
            <text:p>4.9</text:p>
          </table:table-cell>
          <table:table-cell table:formula="of:=[.O$10]+([.O$11]*([.$K22]-1)/100)" office:value-type="float" office:value="23.7" calcext:value-type="float">
            <text:p>23.7</text:p>
          </table:table-cell>
          <table:table-cell table:formula="of:=[.P$10]+([.P$11]*([.$K22]-1)/100)" office:value-type="float" office:value="24.65" calcext:value-type="float">
            <text:p>24.65</text:p>
          </table:table-cell>
          <table:table-cell table:formula="of:=[.Q$10]+([.Q$11]*([.$K22]-1)/100)" office:value-type="float" office:value="9.5" calcext:value-type="float">
            <text:p>9.5</text:p>
          </table:table-cell>
          <table:table-cell table:formula="of:=[.R$10]+([.R$11]*([.$K22]-1)/100)" office:value-type="float" office:value="20.6" calcext:value-type="float">
            <text:p>20.6</text:p>
          </table:table-cell>
          <table:table-cell table:formula="of:=[.S$10]+([.S$11]*([.$K22]-1)/100)"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0]+([.B$11]*([.$A23]-1)/100)" office:value-type="float" office:value="37.2" calcext:value-type="float">
            <text:p>37.2</text:p>
          </table:table-cell>
          <table:table-cell table:formula="of:=[.C$10]+([.C$11]*([.$A23]-1)/100)" office:value-type="float" office:value="19.5" calcext:value-type="float">
            <text:p>19.5</text:p>
          </table:table-cell>
          <table:table-cell table:formula="of:=[.D$10]+([.D$11]*([.$A23]-1)/100)" office:value-type="float" office:value="0.95" calcext:value-type="float">
            <text:p>0.95</text:p>
          </table:table-cell>
          <table:table-cell table:formula="of:=[.E$10]+([.E$11]*([.$A23]-1)/100)" office:value-type="float" office:value="17.4" calcext:value-type="float">
            <text:p>17.4</text:p>
          </table:table-cell>
          <table:table-cell table:formula="of:=[.F$10]+([.F$11]*([.$A23]-1)/100)" office:value-type="float" office:value="16.55" calcext:value-type="float">
            <text:p>16.55</text:p>
          </table:table-cell>
          <table:table-cell table:formula="of:=[.G$10]+([.G$11]*([.$A23]-1)/100)" office:value-type="float" office:value="4.75" calcext:value-type="float">
            <text:p>4.75</text:p>
          </table:table-cell>
          <table:table-cell table:formula="of:=[.H$10]+([.H$11]*([.$A23]-1)/100)" office:value-type="float" office:value="12.6" calcext:value-type="float">
            <text:p>12.6</text:p>
          </table:table-cell>
          <table:table-cell table:formula="of:=[.I$10]+([.I$11]*([.$A23]-1)/100)" office:value-type="float" office:value="5.7" calcext:value-type="float">
            <text:p>5.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$10]+([.L$11]*([.$K23]-1)/100)" office:value-type="float" office:value="61.35" calcext:value-type="float">
            <text:p>61.35</text:p>
          </table:table-cell>
          <table:table-cell table:formula="of:=[.M$10]+([.M$11]*([.$K23]-1)/100)" office:value-type="float" office:value="38.5" calcext:value-type="float">
            <text:p>38.5</text:p>
          </table:table-cell>
          <table:table-cell table:formula="of:=[.N$10]+([.N$11]*([.$K23]-1)/100)" office:value-type="float" office:value="6.9" calcext:value-type="float">
            <text:p>6.9</text:p>
          </table:table-cell>
          <table:table-cell table:formula="of:=[.O$10]+([.O$11]*([.$K23]-1)/100)" office:value-type="float" office:value="29.7" calcext:value-type="float">
            <text:p>29.7</text:p>
          </table:table-cell>
          <table:table-cell table:formula="of:=[.P$10]+([.P$11]*([.$K23]-1)/100)" office:value-type="float" office:value="31.65" calcext:value-type="float">
            <text:p>31.65</text:p>
          </table:table-cell>
          <table:table-cell table:formula="of:=[.Q$10]+([.Q$11]*([.$K23]-1)/100)" office:value-type="float" office:value="19.5" calcext:value-type="float">
            <text:p>19.5</text:p>
          </table:table-cell>
          <table:table-cell table:formula="of:=[.R$10]+([.R$11]*([.$K23]-1)/100)" office:value-type="float" office:value="28.6" calcext:value-type="float">
            <text:p>28.6</text:p>
          </table:table-cell>
          <table:table-cell table:formula="of:=[.S$10]+([.S$11]*([.$K23]-1)/100)" office:value-type="float" office:value="15.8" calcext:value-type="float">
            <text:p>15.8</text:p>
          </table:table-cell>
        </table:table-row>
      </table:table>
      <table:table table:name="FE7 Growths" table:style-name="ta1">
        <table:table-column table:style-name="co20" table:default-cell-style-name="ce9"/>
        <table:table-column table:style-name="co15" table:number-columns-repeated="7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HP</text:p>
          </table:table-cell>
          <table:table-cell table:style-name="ce8" office:value-type="string" calcext:value-type="string">
            <text:p>S/M</text:p>
          </table:table-cell>
          <table:table-cell table:style-name="ce8" office:value-type="string" calcext:value-type="string">
            <text:p>Skl</text:p>
          </table:table-cell>
          <table:table-cell table:style-name="ce8" office:value-type="string" calcext:value-type="string">
            <text:p>Spd</text:p>
          </table:table-cell>
          <table:table-cell table:style-name="ce8" office:value-type="string" calcext:value-type="string">
            <text:p>Lck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Archer (F)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igand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valier (F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lcon Knight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eneral (F)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ero (F)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night (F)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rcenary (F)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yrmidon (F)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omad Trooper (F)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mad (F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ladin (F)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Pegasus Knight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iper (F)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wordmaster (F)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hief (M)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Wyvern Lord (F)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Wyvern Rider (F)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shop (F)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oubadour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alkyie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ge (F)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haman (M)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ruid (F)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ge (F)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/>
          <table:table-cell table:style-name="ce10" table:formula="of:=AVERAGE([.B2:.B34])" office:value-type="float" office:value="65.375" calcext:value-type="float">
            <text:p>65.4</text:p>
          </table:table-cell>
          <table:table-cell table:style-name="ce10" table:formula="of:=AVERAGE([.C2:.C24])" office:value-type="float" office:value="36.304347826087" calcext:value-type="float">
            <text:p>36.3</text:p>
          </table:table-cell>
          <table:table-cell table:style-name="ce10" table:formula="of:=AVERAGE([.D2:.D34])" office:value-type="float" office:value="33.34375" calcext:value-type="float">
            <text:p>33.3</text:p>
          </table:table-cell>
          <table:table-cell table:style-name="ce10" table:formula="of:=AVERAGE([.E2:.E34])" office:value-type="float" office:value="29.15625" calcext:value-type="float">
            <text:p>29.2</text:p>
          </table:table-cell>
          <table:table-cell table:style-name="ce10" table:formula="of:=AVERAGE([.F2:.F34])" office:value-type="float" office:value="27.1875" calcext:value-type="float">
            <text:p>27.2</text:p>
          </table:table-cell>
          <table:table-cell table:style-name="ce10" table:formula="of:=AVERAGE([.G2:.G34])" office:value-type="float" office:value="13.46875" calcext:value-type="float">
            <text:p>13.5</text:p>
          </table:table-cell>
          <table:table-cell table:style-name="ce10" table:formula="of:=AVERAGE([.H2:.H34])" office:value-type="float" office:value="26.3125" calcext:value-type="float">
            <text:p>26.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AG</text:p>
          </table:table-cell>
          <table:table-cell table:style-name="Default" table:formula="of:=AVERAGE([.C26:.C34])" office:value-type="float" office:value="40" calcext:value-type="float">
            <text:p>40</text:p>
          </table:table-cell>
          <table:table-cell table:style-name="Default" table:number-columns-repeated="5"/>
        </table:table-row>
      </table:table>
      <table:table table:name="FE7 Bases" table:style-name="ta1">
        <table:table-column table:style-name="co20" table:default-cell-style-name="ce9"/>
        <table:table-column table:style-name="co36" table:number-columns-repeated="2" table:default-cell-style-name="ce9"/>
        <table:table-column table:style-name="co16" table:default-cell-style-name="ce9"/>
        <table:table-column table:style-name="co37" table:default-cell-style-name="ce9"/>
        <table:table-column table:style-name="co38" table:default-cell-style-name="ce9"/>
        <table:table-column table:style-name="co17" table:default-cell-style-name="ce9"/>
        <table:table-column table:style-name="co39" table:default-cell-style-name="ce9"/>
        <table:table-row table:style-name="ro1"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HP</text:p>
          </table:table-cell>
          <table:table-cell table:style-name="ce8" office:value-type="string" calcext:value-type="string">
            <text:p>S/M</text:p>
          </table:table-cell>
          <table:table-cell table:style-name="ce8" office:value-type="string" calcext:value-type="string">
            <text:p>Skl</text:p>
          </table:table-cell>
          <table:table-cell table:style-name="ce8" office:value-type="string" calcext:value-type="string">
            <text:p>Spd</text:p>
          </table:table-cell>
          <table:table-cell table:style-name="ce8" office:value-type="string" calcext:value-type="string">
            <text:p>Lck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alier (M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 (M)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ercenary (M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yrmidon (M)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ef (M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er (M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ad (M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yvern Rider (M)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an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egasus Knigh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ge (M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aman (M)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oubadou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1" table:formula="of:=AVERAGE([.B2:.B20])" office:value-type="float" office:value="17.5" calcext:value-type="float">
            <text:p>17.5</text:p>
          </table:table-cell>
          <table:table-cell table:style-name="ce11" table:formula="of:=AVERAGE([.C2:.C14])" office:value-type="float" office:value="4.46153846153846" calcext:value-type="float">
            <text:p>4.5</text:p>
          </table:table-cell>
          <table:table-cell table:style-name="ce11" table:formula="of:=AVERAGE([.D2:.D20])" office:value-type="float" office:value="3.16666666666667" calcext:value-type="float">
            <text:p>3.2</text:p>
          </table:table-cell>
          <table:table-cell table:style-name="ce11" table:formula="of:=AVERAGE([.E2:.E20])" office:value-type="float" office:value="4.5" calcext:value-type="float">
            <text:p>4.5</text:p>
          </table:table-cell>
          <table:table-cell table:style-name="ce11" table:formula="of:=AVERAGE([.F2:.F20])" office:value-type="float" office:value="0" calcext:value-type="float">
            <text:p>0.0</text:p>
          </table:table-cell>
          <table:table-cell table:style-name="ce11" table:formula="of:=AVERAGE([.G2:.G20])" office:value-type="float" office:value="3.16666666666667" calcext:value-type="float">
            <text:p>3.2</text:p>
          </table:table-cell>
          <table:table-cell table:style-name="ce11" table:formula="of:=AVERAGE([.H2:.H20])" office:value-type="float" office:value="1.72222222222222" calcext:value-type="float">
            <text:p>1.7</text:p>
          </table:table-cell>
        </table:table-row>
        <table:table-row table:style-name="ro1">
          <table:table-cell table:number-columns-repeated="2"/>
          <table:table-cell table:formula="of:=AVERAGE([.C16:.C20])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ladin (M)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neral (M)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ro (M)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wordmaster (M)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md Trooper (M)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yvern Lord (M)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iper (M)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coknight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uid (M)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lkyri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ishop (M)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ge (M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ce10" table:formula="of:=AVERAGE([.B24:.B39])" office:value-type="float" office:value="21.7857142857143" calcext:value-type="float">
            <text:p>21.8</text:p>
          </table:table-cell>
          <table:table-cell table:style-name="ce10" table:formula="of:=AVERAGE([.C24:.C33])" office:value-type="float" office:value="7.1" calcext:value-type="float">
            <text:p>7.1</text:p>
          </table:table-cell>
          <table:table-cell table:style-name="ce10" table:formula="of:=AVERAGE([.D24:.D39])" office:value-type="float" office:value="6.14285714285714" calcext:value-type="float">
            <text:p>6.1</text:p>
          </table:table-cell>
          <table:table-cell table:style-name="ce10" table:formula="of:=AVERAGE([.E24:.E39])" office:value-type="float" office:value="7" calcext:value-type="float">
            <text:p>7.0</text:p>
          </table:table-cell>
          <table:table-cell table:style-name="ce10" table:formula="of:=AVERAGE([.F24:.F39])" office:value-type="float" office:value="0" calcext:value-type="float">
            <text:p>0.0</text:p>
          </table:table-cell>
          <table:table-cell table:style-name="ce10" table:formula="of:=AVERAGE([.G24:.G39])" office:value-type="float" office:value="6.21428571428571" calcext:value-type="float">
            <text:p>6.2</text:p>
          </table:table-cell>
          <table:table-cell table:style-name="ce10" table:formula="of:=AVERAGE([.H24:.H39])" office:value-type="float" office:value="4.21428571428571" calcext:value-type="float">
            <text:p>4.2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35:.C39])" office:value-type="float" office:value="5" calcext:value-type="float">
            <text:p>5</text:p>
          </table:table-cell>
          <table:table-cell table:style-name="Default" table:number-columns-repeated="5"/>
        </table:table-row>
      </table:table>
      <table:table table:name="FE9 Growths" table:style-name="ta1">
        <table:table-column table:style-name="co40" table:default-cell-style-name="ce9"/>
        <table:table-column table:style-name="co15" table:number-columns-repeated="8" table:default-cell-style-name="ce9"/>
        <table:table-column table:style-name="co20" table:default-cell-style-name="Default"/>
        <table:table-row table:style-name="ro1"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HP</text:p>
          </table:table-cell>
          <table:table-cell table:style-name="ce8" office:value-type="string" calcext:value-type="string">
            <text:p>Str</text:p>
          </table:table-cell>
          <table:table-cell table:style-name="ce8" office:value-type="string" calcext:value-type="string">
            <text:p>Mag</text:p>
          </table:table-cell>
          <table:table-cell table:style-name="ce8" office:value-type="string" calcext:value-type="string">
            <text:p>Skl</text:p>
          </table:table-cell>
          <table:table-cell table:style-name="ce8" office:value-type="string" calcext:value-type="string">
            <text:p>Spd</text:p>
          </table:table-cell>
          <table:table-cell table:style-name="ce8" office:value-type="string" calcext:value-type="string">
            <text:p>Lck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string" calcext:value-type="string">
            <text:p>Res</text:p>
          </table:table-cell>
          <table:table-cell/>
        </table:table-row>
        <table:table-row table:style-name="ro3">
          <table:table-cell office:value-type="string" calcext:value-type="string">
            <text:p>Myrmidon (M)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Swordmaster (M)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oldier (M)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3">
          <table:table-cell office:value-type="string" calcext:value-type="string">
            <text:p>Halberdier (M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Horse Knight (M)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ladin (M)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Pegasus Knight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alcon Knight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yvern Rider (M)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yvern Lord (M)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Thief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ssassin (M)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andit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Mage (M)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Sage (M)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Priest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Bishop (M)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Valkyrie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Default"/>
          <table:table-cell table:style-name="ce10" table:formula="of:=AVERAGE([.B2:.B28])" office:value-type="float" office:value="67.3076923076923" calcext:value-type="float">
            <text:p>67.3</text:p>
          </table:table-cell>
          <table:table-cell table:style-name="ce10" table:formula="of:=AVERAGE([.C2:.C21])" office:value-type="float" office:value="47.5" calcext:value-type="float">
            <text:p>47.5</text:p>
          </table:table-cell>
          <table:table-cell table:style-name="ce10" table:formula="of:=AVERAGE([.D23:.D28])" office:value-type="float" office:value="52.5" calcext:value-type="float">
            <text:p>52.5</text:p>
          </table:table-cell>
          <table:table-cell table:style-name="ce10" table:formula="of:=AVERAGE([.E2:.E28])" office:value-type="float" office:value="44.2307692307692" calcext:value-type="float">
            <text:p>44.2</text:p>
          </table:table-cell>
          <table:table-cell table:style-name="ce10" table:formula="of:=AVERAGE([.F2:.F28])" office:value-type="float" office:value="48.4615384615385" calcext:value-type="float">
            <text:p>48.5</text:p>
          </table:table-cell>
          <table:table-cell table:style-name="ce10" table:formula="of:=AVERAGE([.G2:.G28])" office:value-type="float" office:value="31.1538461538462" calcext:value-type="float">
            <text:p>31.2</text:p>
          </table:table-cell>
          <table:table-cell table:style-name="ce10" table:formula="of:=AVERAGE([.H2:.H28])" office:value-type="float" office:value="35" calcext:value-type="float">
            <text:p>35.0</text:p>
          </table:table-cell>
          <table:table-cell table:style-name="ce10" table:formula="of:=AVERAGE([.I2:.I28])" office:value-type="float" office:value="39.6153846153846" calcext:value-type="float">
            <text:p>39.6</text:p>
          </table:table-cell>
          <table:table-cell table:formula="of:=SUM([.B30:.I30])" office:value-type="float" office:value="365.769230769231" calcext:value-type="float">
            <text:p>365.769230769231</text:p>
          </table:table-cell>
        </table:table-row>
      </table:table>
      <table:table table:name="FE9 Bases" table:style-name="ta1">
        <table:table-column table:style-name="co20" table:number-columns-repeated="8" table:default-cell-style-name="ce9"/>
        <table:table-row table:style-name="ro1"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HP</text:p>
          </table:table-cell>
          <table:table-cell table:style-name="ce8" office:value-type="string" calcext:value-type="string">
            <text:p>Str</text:p>
          </table:table-cell>
          <table:table-cell table:style-name="ce8" office:value-type="string" calcext:value-type="string">
            <text:p>Mag</text:p>
          </table:table-cell>
          <table:table-cell table:style-name="ce8" office:value-type="string" calcext:value-type="string">
            <text:p>Skl</text:p>
          </table:table-cell>
          <table:table-cell table:style-name="ce8" office:value-type="string" calcext:value-type="string">
            <text:p>Spd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Myrmidon (M)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dier (M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orse Knight (M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gasus Knigh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ef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ssin (M)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yvern Rider (M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 (M)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es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1" table:formula="of:=AVERAGE([.B2:.B15])" office:value-type="float" office:value="18.7142857142857" calcext:value-type="float">
            <text:p>18.7</text:p>
          </table:table-cell>
          <table:table-cell table:style-name="ce11" table:formula="of:=AVERAGE([.C2:.C12])" office:value-type="float" office:value="4.45454545454545" calcext:value-type="float">
            <text:p>4.5</text:p>
          </table:table-cell>
          <table:table-cell table:style-name="ce11" table:formula="of:=AVERAGE([.D13:.D15])" office:value-type="float" office:value="2.33333333333333" calcext:value-type="float">
            <text:p>2.3</text:p>
          </table:table-cell>
          <table:table-cell table:style-name="ce11" table:formula="of:=AVERAGE([.E2:.E15])" office:value-type="float" office:value="3.28571428571429" calcext:value-type="float">
            <text:p>3.3</text:p>
          </table:table-cell>
          <table:table-cell table:style-name="ce11" table:formula="of:=AVERAGE([.F2:.F15])" office:value-type="float" office:value="4.85714285714286" calcext:value-type="float">
            <text:p>4.9</text:p>
          </table:table-cell>
          <table:table-cell table:style-name="ce11" table:formula="of:=AVERAGE([.G2:.G15])" office:value-type="float" office:value="3.64285714285714" calcext:value-type="float">
            <text:p>3.6</text:p>
          </table:table-cell>
          <table:table-cell table:style-name="ce11" table:formula="of:=AVERAGE([.H2:.H15])" office:value-type="float" office:value="1.92857142857143" calcext:value-type="float">
            <text:p>1.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Default" table:number-columns-repeated="8"/>
        </table:table-row>
        <table:table-row table:style-name="ro2">
          <table:table-cell office:value-type="string" calcext:value-type="string">
            <text:p>Swordmaster (M)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lberdier (M)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ladin (M)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lcon Knigh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yvern Lord (M)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e (M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ishop (M)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alkyri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/>
          <table:table-cell table:style-name="ce10" table:formula="of:=AVERAGE([.B19:.B30])" office:value-type="float" office:value="22.75" calcext:value-type="float">
            <text:p>22.8</text:p>
          </table:table-cell>
          <table:table-cell table:style-name="ce10" table:formula="of:=AVERAGE([.C19:.C27])" office:value-type="float" office:value="6.77777777777778" calcext:value-type="float">
            <text:p>6.8</text:p>
          </table:table-cell>
          <table:table-cell table:style-name="ce10" table:formula="of:=AVERAGE([.D28:.D30])" office:value-type="float" office:value="5" calcext:value-type="float">
            <text:p>5.0</text:p>
          </table:table-cell>
          <table:table-cell table:style-name="ce10" table:formula="of:=AVERAGE([.E19:.E30])" office:value-type="float" office:value="5.25" calcext:value-type="float">
            <text:p>5.3</text:p>
          </table:table-cell>
          <table:table-cell table:style-name="ce10" table:formula="of:=AVERAGE([.F19:.F30])" office:value-type="float" office:value="5.91666666666667" calcext:value-type="float">
            <text:p>5.9</text:p>
          </table:table-cell>
          <table:table-cell table:style-name="ce10" table:formula="of:=AVERAGE([.G19:.G30])" office:value-type="float" office:value="5.91666666666667" calcext:value-type="float">
            <text:p>5.9</text:p>
          </table:table-cell>
          <table:table-cell table:style-name="ce10" table:formula="of:=AVERAGE([.H19:.H30])" office:value-type="float" office:value="4.08333333333333" calcext:value-type="float">
            <text:p>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4:44:19.3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1:20:06.078000000</meta:creation-date>
    <dc:date>2017-08-16T14:55:23.834000000</dc:date>
    <meta:editing-duration>P1DT3H24M47S</meta:editing-duration>
    <meta:editing-cycles>92</meta:editing-cycles>
    <meta:generator>LibreOffice/5.2.4.2$Windows_x86 LibreOffice_project/3d5603e1122f0f102b62521720ab13a38a4e0eb0</meta:generator>
    <meta:document-statistic meta:table-count="8" meta:cell-count="8056" meta:object-count="0"/>
  </office:meta>
</office:document-meta>
</file>